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41" table:style-name="ta1">
        <table:shapes>
          <draw:frame draw:z-index="0" draw:style-name="gr1" draw:text-style-name="P1" svg:width="159.99mm" svg:height="89.99mm" svg:x="131.18mm" svg:y="1mm">
            <loext:p draw:notify-on-update-of-ranges="test141.B1:test141.B1 test141.B2:test141.B692 test141.C1:test141.C1 test141.C2:test141.C692 test141.D1:test141.D1 test141.D2:test141.D6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0.8mm" svg:y="99.35mm">
            <loext:p draw:notify-on-update-of-ranges="test141.B2:test141.B692 test141.F1:test141.F1 test141.F2:test141.F6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1.04mm" svg:y="99.35mm">
            <loext:p draw:notify-on-update-of-ranges="test141.B2:test141.B692 test141.G1:test141.G1 test141.G2:test141.G69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11.04mm" svg:y="194.18mm">
            <loext:p draw:notify-on-update-of-ranges="test141.G2:test141.G692 test141.F1:test141.F1 test141.F2:test141.F69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30.8mm" svg:y="194.18mm">
            <loext:p draw:notify-on-update-of-ranges="test141.G2:test141.G692 test141.C1:test141.C1 test141.C2:test141.C692 test141.G2:test141.G692 test141.D1:test141.D1 test141.D2:test141.D6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159.99mm" svg:height="89.99mm" svg:x="298.78mm" svg:y="0mm">
            <loext:p draw:notify-on-update-of-ranges="test141.F1:test141.F1 test141.F2:test141.F692 test141.C1:test141.C1 test141.C2:test141.C692 test141.F1:test141.F1 test141.F2:test141.F692 test141.D1:test141.D1 test141.D2:test141.D6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26</text:p>
          </table:table-cell>
          <table:table-cell office:value-type="float" office:value="0.013207" calcext:value-type="float">
            <text:p>0.013207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" calcext:value-type="float">
            <text:p>0</text:p>
          </table:table-cell>
          <table:table-cell office:value-type="float" office:value="76943" calcext:value-type="float">
            <text:p>769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27</text:p>
          </table:table-cell>
          <table:table-cell office:value-type="float" office:value="0.016646" calcext:value-type="float">
            <text:p>0.01664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49913" calcext:value-type="float">
            <text:p>499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28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" calcext:value-type="float">
            <text:p>0</text:p>
          </table:table-cell>
          <table:table-cell office:value-type="float" office:value="36429" calcext:value-type="float">
            <text:p>364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29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" calcext:value-type="float">
            <text:p>0</text:p>
          </table:table-cell>
          <table:table-cell office:value-type="float" office:value="32685" calcext:value-type="float">
            <text:p>326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0</text:p>
          </table:table-cell>
          <table:table-cell office:value-type="float" office:value="0.012697" calcext:value-type="float">
            <text:p>0.012697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" calcext:value-type="float">
            <text:p>0</text:p>
          </table:table-cell>
          <table:table-cell office:value-type="float" office:value="30334" calcext:value-type="float">
            <text:p>303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1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" calcext:value-type="float">
            <text:p>0</text:p>
          </table:table-cell>
          <table:table-cell office:value-type="float" office:value="60258" calcext:value-type="float">
            <text:p>602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2</text:p>
          </table:table-cell>
          <table:table-cell office:value-type="float" office:value="0.015491" calcext:value-type="float">
            <text:p>0.015491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" calcext:value-type="float">
            <text:p>0</text:p>
          </table:table-cell>
          <table:table-cell office:value-type="float" office:value="75719" calcext:value-type="float">
            <text:p>757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3</text:p>
          </table:table-cell>
          <table:table-cell office:value-type="float" office:value="0.016821" calcext:value-type="float">
            <text:p>0.016821</text:p>
          </table:table-cell>
          <table:table-cell office:value-type="float" office:value="0.006233" calcext:value-type="float">
            <text:p>0.006233</text:p>
          </table:table-cell>
          <table:table-cell office:value-type="float" office:value="0" calcext:value-type="float">
            <text:p>0</text:p>
          </table:table-cell>
          <table:table-cell office:value-type="float" office:value="97409" calcext:value-type="float">
            <text:p>974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4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" calcext:value-type="float">
            <text:p>0</text:p>
          </table:table-cell>
          <table:table-cell office:value-type="float" office:value="52371" calcext:value-type="float">
            <text:p>523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5</text:p>
          </table:table-cell>
          <table:table-cell office:value-type="float" office:value="0.014947" calcext:value-type="float">
            <text:p>0.014947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</text:p>
          </table:table-cell>
          <table:table-cell office:value-type="float" office:value="65747" calcext:value-type="float">
            <text:p>657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6</text:p>
          </table:table-cell>
          <table:table-cell office:value-type="float" office:value="0.014234" calcext:value-type="float">
            <text:p>0.014234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" calcext:value-type="float">
            <text:p>0</text:p>
          </table:table-cell>
          <table:table-cell office:value-type="float" office:value="86605" calcext:value-type="float">
            <text:p>866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7</text:p>
          </table:table-cell>
          <table:table-cell office:value-type="float" office:value="0.014574" calcext:value-type="float">
            <text:p>0.014574</text:p>
          </table:table-cell>
          <table:table-cell office:value-type="float" office:value="0.008583" calcext:value-type="float">
            <text:p>0.008583</text:p>
          </table:table-cell>
          <table:table-cell office:value-type="float" office:value="0" calcext:value-type="float">
            <text:p>0</text:p>
          </table:table-cell>
          <table:table-cell office:value-type="float" office:value="85628" calcext:value-type="float">
            <text:p>856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8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0" calcext:value-type="float">
            <text:p>0</text:p>
          </table:table-cell>
          <table:table-cell office:value-type="float" office:value="104425" calcext:value-type="float">
            <text:p>1044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39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" calcext:value-type="float">
            <text:p>0</text:p>
          </table:table-cell>
          <table:table-cell office:value-type="float" office:value="110254" calcext:value-type="float">
            <text:p>1102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0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" calcext:value-type="float">
            <text:p>0</text:p>
          </table:table-cell>
          <table:table-cell office:value-type="float" office:value="52677" calcext:value-type="float">
            <text:p>526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1</text:p>
          </table:table-cell>
          <table:table-cell office:value-type="float" office:value="0.017545" calcext:value-type="float">
            <text:p>0.017545</text:p>
          </table:table-cell>
          <table:table-cell office:value-type="float" office:value="0.008317" calcext:value-type="float">
            <text:p>0.008317</text:p>
          </table:table-cell>
          <table:table-cell office:value-type="float" office:value="0" calcext:value-type="float">
            <text:p>0</text:p>
          </table:table-cell>
          <table:table-cell office:value-type="float" office:value="79820" calcext:value-type="float">
            <text:p>798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2</text:p>
          </table:table-cell>
          <table:table-cell office:value-type="float" office:value="0.012259" calcext:value-type="float">
            <text:p>0.012259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" calcext:value-type="float">
            <text:p>0</text:p>
          </table:table-cell>
          <table:table-cell office:value-type="float" office:value="65874" calcext:value-type="float">
            <text:p>658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3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" calcext:value-type="float">
            <text:p>0</text:p>
          </table:table-cell>
          <table:table-cell office:value-type="float" office:value="71912" calcext:value-type="float">
            <text:p>719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4</text:p>
          </table:table-cell>
          <table:table-cell office:value-type="float" office:value="0.012037" calcext:value-type="float">
            <text:p>0.01203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" calcext:value-type="float">
            <text:p>0</text:p>
          </table:table-cell>
          <table:table-cell office:value-type="float" office:value="46201" calcext:value-type="float">
            <text:p>462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5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office:value-type="float" office:value="39365" calcext:value-type="float">
            <text:p>393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6</text:p>
          </table:table-cell>
          <table:table-cell office:value-type="float" office:value="0.013227" calcext:value-type="float">
            <text:p>0.013227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" calcext:value-type="float">
            <text:p>0</text:p>
          </table:table-cell>
          <table:table-cell office:value-type="float" office:value="42790" calcext:value-type="float">
            <text:p>427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7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" calcext:value-type="float">
            <text:p>0</text:p>
          </table:table-cell>
          <table:table-cell office:value-type="float" office:value="39673" calcext:value-type="float">
            <text:p>396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8</text:p>
          </table:table-cell>
          <table:table-cell office:value-type="float" office:value="0.011696" calcext:value-type="float">
            <text:p>0.011696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" calcext:value-type="float">
            <text:p>0</text:p>
          </table:table-cell>
          <table:table-cell office:value-type="float" office:value="24396" calcext:value-type="float">
            <text:p>243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49</text:p>
          </table:table-cell>
          <table:table-cell office:value-type="float" office:value="0.013122" calcext:value-type="float">
            <text:p>0.013122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" calcext:value-type="float">
            <text:p>0</text:p>
          </table:table-cell>
          <table:table-cell office:value-type="float" office:value="62812" calcext:value-type="float">
            <text:p>628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0</text:p>
          </table:table-cell>
          <table:table-cell office:value-type="float" office:value="0.012523" calcext:value-type="float">
            <text:p>0.012523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" calcext:value-type="float">
            <text:p>0</text:p>
          </table:table-cell>
          <table:table-cell office:value-type="float" office:value="63641" calcext:value-type="float">
            <text:p>636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1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" calcext:value-type="float">
            <text:p>0</text:p>
          </table:table-cell>
          <table:table-cell office:value-type="float" office:value="57067" calcext:value-type="float">
            <text:p>570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2</text:p>
          </table:table-cell>
          <table:table-cell office:value-type="float" office:value="0.014962" calcext:value-type="float">
            <text:p>0.014962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" calcext:value-type="float">
            <text:p>0</text:p>
          </table:table-cell>
          <table:table-cell office:value-type="float" office:value="62738" calcext:value-type="float">
            <text:p>627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3</text:p>
          </table:table-cell>
          <table:table-cell office:value-type="float" office:value="0.012087" calcext:value-type="float">
            <text:p>0.012087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" calcext:value-type="float">
            <text:p>0</text:p>
          </table:table-cell>
          <table:table-cell office:value-type="float" office:value="25301" calcext:value-type="float">
            <text:p>253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4</text:p>
          </table:table-cell>
          <table:table-cell office:value-type="float" office:value="0.013346" calcext:value-type="float">
            <text:p>0.013346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" calcext:value-type="float">
            <text:p>0</text:p>
          </table:table-cell>
          <table:table-cell office:value-type="float" office:value="41198" calcext:value-type="float">
            <text:p>41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5</text:p>
          </table:table-cell>
          <table:table-cell office:value-type="float" office:value="0.014318" calcext:value-type="float">
            <text:p>0.014318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" calcext:value-type="float">
            <text:p>0</text:p>
          </table:table-cell>
          <table:table-cell office:value-type="float" office:value="37445" calcext:value-type="float">
            <text:p>374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6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" calcext:value-type="float">
            <text:p>0</text:p>
          </table:table-cell>
          <table:table-cell office:value-type="float" office:value="94792" calcext:value-type="float">
            <text:p>947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7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" calcext:value-type="float">
            <text:p>0</text:p>
          </table:table-cell>
          <table:table-cell office:value-type="float" office:value="52435" calcext:value-type="float">
            <text:p>524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8</text:p>
          </table:table-cell>
          <table:table-cell office:value-type="float" office:value="0.011997" calcext:value-type="float">
            <text:p>0.01199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" calcext:value-type="float">
            <text:p>0</text:p>
          </table:table-cell>
          <table:table-cell office:value-type="float" office:value="28804" calcext:value-type="float">
            <text:p>288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4:59</text:p>
          </table:table-cell>
          <table:table-cell office:value-type="float" office:value="0.018251" calcext:value-type="float">
            <text:p>0.018251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" calcext:value-type="float">
            <text:p>0</text:p>
          </table:table-cell>
          <table:table-cell office:value-type="float" office:value="54620" calcext:value-type="float">
            <text:p>546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0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" calcext:value-type="float">
            <text:p>0</text:p>
          </table:table-cell>
          <table:table-cell office:value-type="float" office:value="47555" calcext:value-type="float">
            <text:p>475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1</text:p>
          </table:table-cell>
          <table:table-cell office:value-type="float" office:value="0.012528" calcext:value-type="float">
            <text:p>0.012528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" calcext:value-type="float">
            <text:p>0</text:p>
          </table:table-cell>
          <table:table-cell office:value-type="float" office:value="56260" calcext:value-type="float">
            <text:p>562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2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" calcext:value-type="float">
            <text:p>0</text:p>
          </table:table-cell>
          <table:table-cell office:value-type="float" office:value="69654" calcext:value-type="float">
            <text:p>696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3</text:p>
          </table:table-cell>
          <table:table-cell office:value-type="float" office:value="0.017436" calcext:value-type="float">
            <text:p>0.017436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" calcext:value-type="float">
            <text:p>0</text:p>
          </table:table-cell>
          <table:table-cell office:value-type="float" office:value="112187" calcext:value-type="float">
            <text:p>1121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4</text:p>
          </table:table-cell>
          <table:table-cell office:value-type="float" office:value="0.015816" calcext:value-type="float">
            <text:p>0.015816</text:p>
          </table:table-cell>
          <table:table-cell office:value-type="float" office:value="0.007771" calcext:value-type="float">
            <text:p>0.007771</text:p>
          </table:table-cell>
          <table:table-cell office:value-type="float" office:value="0" calcext:value-type="float">
            <text:p>0</text:p>
          </table:table-cell>
          <table:table-cell office:value-type="float" office:value="111432" calcext:value-type="float">
            <text:p>1114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5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" calcext:value-type="float">
            <text:p>0</text:p>
          </table:table-cell>
          <table:table-cell office:value-type="float" office:value="55043" calcext:value-type="float">
            <text:p>550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6</text:p>
          </table:table-cell>
          <table:table-cell office:value-type="float" office:value="0.012638" calcext:value-type="float">
            <text:p>0.012638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" calcext:value-type="float">
            <text:p>0</text:p>
          </table:table-cell>
          <table:table-cell office:value-type="float" office:value="44017" calcext:value-type="float">
            <text:p>440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7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" calcext:value-type="float">
            <text:p>0</text:p>
          </table:table-cell>
          <table:table-cell office:value-type="float" office:value="71717" calcext:value-type="float">
            <text:p>717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8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" calcext:value-type="float">
            <text:p>0</text:p>
          </table:table-cell>
          <table:table-cell office:value-type="float" office:value="78731" calcext:value-type="float">
            <text:p>787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09</text:p>
          </table:table-cell>
          <table:table-cell office:value-type="float" office:value="0.012338" calcext:value-type="float">
            <text:p>0.012338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" calcext:value-type="float">
            <text:p>0</text:p>
          </table:table-cell>
          <table:table-cell office:value-type="float" office:value="51265" calcext:value-type="float">
            <text:p>512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0</text:p>
          </table:table-cell>
          <table:table-cell office:value-type="float" office:value="0.013147" calcext:value-type="float">
            <text:p>0.013147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" calcext:value-type="float">
            <text:p>0</text:p>
          </table:table-cell>
          <table:table-cell office:value-type="float" office:value="46142" calcext:value-type="float">
            <text:p>461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1</text:p>
          </table:table-cell>
          <table:table-cell office:value-type="float" office:value="0.025071" calcext:value-type="float">
            <text:p>0.025071</text:p>
          </table:table-cell>
          <table:table-cell office:value-type="float" office:value="0.012001" calcext:value-type="float">
            <text:p>0.012001</text:p>
          </table:table-cell>
          <table:table-cell office:value-type="float" office:value="0" calcext:value-type="float">
            <text:p>0</text:p>
          </table:table-cell>
          <table:table-cell office:value-type="float" office:value="99989" calcext:value-type="float">
            <text:p>999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2</text:p>
          </table:table-cell>
          <table:table-cell office:value-type="float" office:value="0.016997" calcext:value-type="float">
            <text:p>0.016997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" calcext:value-type="float">
            <text:p>0</text:p>
          </table:table-cell>
          <table:table-cell office:value-type="float" office:value="102353" calcext:value-type="float">
            <text:p>1023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3</text:p>
          </table:table-cell>
          <table:table-cell office:value-type="float" office:value="0.019547" calcext:value-type="float">
            <text:p>0.019547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4</text:p>
          </table:table-cell>
          <table:table-cell office:value-type="float" office:value="0.014771" calcext:value-type="float">
            <text:p>0.014771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" calcext:value-type="float">
            <text:p>0</text:p>
          </table:table-cell>
          <table:table-cell office:value-type="float" office:value="75516" calcext:value-type="float">
            <text:p>755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5</text:p>
          </table:table-cell>
          <table:table-cell office:value-type="float" office:value="0.013785" calcext:value-type="float">
            <text:p>0.013785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" calcext:value-type="float">
            <text:p>0</text:p>
          </table:table-cell>
          <table:table-cell office:value-type="float" office:value="43058" calcext:value-type="float">
            <text:p>430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6</text:p>
          </table:table-cell>
          <table:table-cell office:value-type="float" office:value="0.012703" calcext:value-type="float">
            <text:p>0.01270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61849" calcext:value-type="float">
            <text:p>618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7</text:p>
          </table:table-cell>
          <table:table-cell office:value-type="float" office:value="0.013769" calcext:value-type="float">
            <text:p>0.013769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" calcext:value-type="float">
            <text:p>0</text:p>
          </table:table-cell>
          <table:table-cell office:value-type="float" office:value="68133" calcext:value-type="float">
            <text:p>68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8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" calcext:value-type="float">
            <text:p>0</text:p>
          </table:table-cell>
          <table:table-cell office:value-type="float" office:value="54935" calcext:value-type="float">
            <text:p>549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19</text:p>
          </table:table-cell>
          <table:table-cell office:value-type="float" office:value="0.013079" calcext:value-type="float">
            <text:p>0.013079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" calcext:value-type="float">
            <text:p>0</text:p>
          </table:table-cell>
          <table:table-cell office:value-type="float" office:value="55100" calcext:value-type="float">
            <text:p>551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0</text:p>
          </table:table-cell>
          <table:table-cell office:value-type="float" office:value="0.017153" calcext:value-type="float">
            <text:p>0.017153</text:p>
          </table:table-cell>
          <table:table-cell office:value-type="float" office:value="0.016825" calcext:value-type="float">
            <text:p>0.016825</text:p>
          </table:table-cell>
          <table:table-cell office:value-type="float" office:value="0" calcext:value-type="float">
            <text:p>0</text:p>
          </table:table-cell>
          <table:table-cell office:value-type="float" office:value="141403" calcext:value-type="float">
            <text:p>1414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1</text:p>
          </table:table-cell>
          <table:table-cell office:value-type="float" office:value="0.015914" calcext:value-type="float">
            <text:p>0.015914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" calcext:value-type="float">
            <text:p>0</text:p>
          </table:table-cell>
          <table:table-cell office:value-type="float" office:value="129598" calcext:value-type="float">
            <text:p>1295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2</text:p>
          </table:table-cell>
          <table:table-cell office:value-type="float" office:value="0.012809" calcext:value-type="float">
            <text:p>0.012809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" calcext:value-type="float">
            <text:p>0</text:p>
          </table:table-cell>
          <table:table-cell office:value-type="float" office:value="37953" calcext:value-type="float">
            <text:p>379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3</text:p>
          </table:table-cell>
          <table:table-cell office:value-type="float" office:value="0.011935" calcext:value-type="float">
            <text:p>0.011935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" calcext:value-type="float">
            <text:p>0</text:p>
          </table:table-cell>
          <table:table-cell office:value-type="float" office:value="29163" calcext:value-type="float">
            <text:p>291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4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0" calcext:value-type="float">
            <text:p>0</text:p>
          </table:table-cell>
          <table:table-cell office:value-type="float" office:value="61761" calcext:value-type="float">
            <text:p>617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5</text:p>
          </table:table-cell>
          <table:table-cell office:value-type="float" office:value="0.013863" calcext:value-type="float">
            <text:p>0.013863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" calcext:value-type="float">
            <text:p>0</text:p>
          </table:table-cell>
          <table:table-cell office:value-type="float" office:value="89467" calcext:value-type="float">
            <text:p>894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6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" calcext:value-type="float">
            <text:p>0</text:p>
          </table:table-cell>
          <table:table-cell office:value-type="float" office:value="57384" calcext:value-type="float">
            <text:p>573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7</text:p>
          </table:table-cell>
          <table:table-cell office:value-type="float" office:value="0.014127" calcext:value-type="float">
            <text:p>0.014127</text:p>
          </table:table-cell>
          <table:table-cell office:value-type="float" office:value="0.004927" calcext:value-type="float">
            <text:p>0.004927</text:p>
          </table:table-cell>
          <table:table-cell office:value-type="float" office:value="0" calcext:value-type="float">
            <text:p>0</text:p>
          </table:table-cell>
          <table:table-cell office:value-type="float" office:value="68680" calcext:value-type="float">
            <text:p>686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8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" calcext:value-type="float">
            <text:p>0</text:p>
          </table:table-cell>
          <table:table-cell office:value-type="float" office:value="90583" calcext:value-type="float">
            <text:p>905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29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" calcext:value-type="float">
            <text:p>0</text:p>
          </table:table-cell>
          <table:table-cell office:value-type="float" office:value="98380" calcext:value-type="float">
            <text:p>983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0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0" calcext:value-type="float">
            <text:p>0</text:p>
          </table:table-cell>
          <table:table-cell office:value-type="float" office:value="85686" calcext:value-type="float">
            <text:p>856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1</text:p>
          </table:table-cell>
          <table:table-cell office:value-type="float" office:value="0.012621" calcext:value-type="float">
            <text:p>0.012621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" calcext:value-type="float">
            <text:p>0</text:p>
          </table:table-cell>
          <table:table-cell office:value-type="float" office:value="74903" calcext:value-type="float">
            <text:p>749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2</text:p>
          </table:table-cell>
          <table:table-cell office:value-type="float" office:value="0.014127" calcext:value-type="float">
            <text:p>0.014127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" calcext:value-type="float">
            <text:p>0</text:p>
          </table:table-cell>
          <table:table-cell office:value-type="float" office:value="78249" calcext:value-type="float">
            <text:p>782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3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" calcext:value-type="float">
            <text:p>0</text:p>
          </table:table-cell>
          <table:table-cell office:value-type="float" office:value="76128" calcext:value-type="float">
            <text:p>761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4</text:p>
          </table:table-cell>
          <table:table-cell office:value-type="float" office:value="0.029138" calcext:value-type="float">
            <text:p>0.029138</text:p>
          </table:table-cell>
          <table:table-cell office:value-type="float" office:value="0.024679" calcext:value-type="float">
            <text:p>0.024679</text:p>
          </table:table-cell>
          <table:table-cell office:value-type="float" office:value="0" calcext:value-type="float">
            <text:p>0</text:p>
          </table:table-cell>
          <table:table-cell office:value-type="float" office:value="162769" calcext:value-type="float">
            <text:p>1627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5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" calcext:value-type="float">
            <text:p>0</text:p>
          </table:table-cell>
          <table:table-cell office:value-type="float" office:value="214934" calcext:value-type="float">
            <text:p>2149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6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" calcext:value-type="float">
            <text:p>0</text:p>
          </table:table-cell>
          <table:table-cell office:value-type="float" office:value="59775" calcext:value-type="float">
            <text:p>597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" calcext:value-type="float">
            <text:p>0</text:p>
          </table:table-cell>
          <table:table-cell office:value-type="float" office:value="48279" calcext:value-type="float">
            <text:p>482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8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" calcext:value-type="float">
            <text:p>0</text:p>
          </table:table-cell>
          <table:table-cell office:value-type="float" office:value="40892" calcext:value-type="float">
            <text:p>408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39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0" calcext:value-type="float">
            <text:p>0</text:p>
          </table:table-cell>
          <table:table-cell office:value-type="float" office:value="60658" calcext:value-type="float">
            <text:p>606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0</text:p>
          </table:table-cell>
          <table:table-cell office:value-type="float" office:value="0.013139" calcext:value-type="float">
            <text:p>0.013139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" calcext:value-type="float">
            <text:p>0</text:p>
          </table:table-cell>
          <table:table-cell office:value-type="float" office:value="68397" calcext:value-type="float">
            <text:p>683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1</text:p>
          </table:table-cell>
          <table:table-cell office:value-type="float" office:value="0.014679" calcext:value-type="float">
            <text:p>0.014679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" calcext:value-type="float">
            <text:p>0</text:p>
          </table:table-cell>
          <table:table-cell office:value-type="float" office:value="71600" calcext:value-type="float">
            <text:p>716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2</text:p>
          </table:table-cell>
          <table:table-cell office:value-type="float" office:value="0.013334" calcext:value-type="float">
            <text:p>0.013334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" calcext:value-type="float">
            <text:p>0</text:p>
          </table:table-cell>
          <table:table-cell office:value-type="float" office:value="83542" calcext:value-type="float">
            <text:p>835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3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  <table:table-cell office:value-type="float" office:value="75489" calcext:value-type="float">
            <text:p>754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4</text:p>
          </table:table-cell>
          <table:table-cell office:value-type="float" office:value="0.013031" calcext:value-type="float">
            <text:p>0.013031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" calcext:value-type="float">
            <text:p>0</text:p>
          </table:table-cell>
          <table:table-cell office:value-type="float" office:value="44927" calcext:value-type="float">
            <text:p>449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5</text:p>
          </table:table-cell>
          <table:table-cell office:value-type="float" office:value="0.011702" calcext:value-type="float">
            <text:p>0.011702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" calcext:value-type="float">
            <text:p>0</text:p>
          </table:table-cell>
          <table:table-cell office:value-type="float" office:value="27369" calcext:value-type="float">
            <text:p>273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6</text:p>
          </table:table-cell>
          <table:table-cell office:value-type="float" office:value="0.012347" calcext:value-type="float">
            <text:p>0.012347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" calcext:value-type="float">
            <text:p>0</text:p>
          </table:table-cell>
          <table:table-cell office:value-type="float" office:value="24310" calcext:value-type="float">
            <text:p>243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7</text:p>
          </table:table-cell>
          <table:table-cell office:value-type="float" office:value="0.011888" calcext:value-type="float">
            <text:p>0.011888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" calcext:value-type="float">
            <text:p>0</text:p>
          </table:table-cell>
          <table:table-cell office:value-type="float" office:value="18981" calcext:value-type="float">
            <text:p>189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8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" calcext:value-type="float">
            <text:p>0</text:p>
          </table:table-cell>
          <table:table-cell office:value-type="float" office:value="54082" calcext:value-type="float">
            <text:p>540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49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" calcext:value-type="float">
            <text:p>0</text:p>
          </table:table-cell>
          <table:table-cell office:value-type="float" office:value="51689" calcext:value-type="float">
            <text:p>516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0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" calcext:value-type="float">
            <text:p>0</text:p>
          </table:table-cell>
          <table:table-cell office:value-type="float" office:value="71589" calcext:value-type="float">
            <text:p>715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1</text:p>
          </table:table-cell>
          <table:table-cell office:value-type="float" office:value="0.014249" calcext:value-type="float">
            <text:p>0.014249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" calcext:value-type="float">
            <text:p>0</text:p>
          </table:table-cell>
          <table:table-cell office:value-type="float" office:value="74222" calcext:value-type="float">
            <text:p>74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2</text:p>
          </table:table-cell>
          <table:table-cell office:value-type="float" office:value="0.012637" calcext:value-type="float">
            <text:p>0.012637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" calcext:value-type="float">
            <text:p>0</text:p>
          </table:table-cell>
          <table:table-cell office:value-type="float" office:value="47719" calcext:value-type="float">
            <text:p>477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3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" calcext:value-type="float">
            <text:p>0</text:p>
          </table:table-cell>
          <table:table-cell office:value-type="float" office:value="41817" calcext:value-type="float">
            <text:p>418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4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" calcext:value-type="float">
            <text:p>0</text:p>
          </table:table-cell>
          <table:table-cell office:value-type="float" office:value="63505" calcext:value-type="float">
            <text:p>635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5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006899" calcext:value-type="float">
            <text:p>0.006899</text:p>
          </table:table-cell>
          <table:table-cell office:value-type="float" office:value="0" calcext:value-type="float">
            <text:p>0</text:p>
          </table:table-cell>
          <table:table-cell office:value-type="float" office:value="86788" calcext:value-type="float">
            <text:p>867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6</text:p>
          </table:table-cell>
          <table:table-cell office:value-type="float" office:value="0.015649" calcext:value-type="float">
            <text:p>0.015649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0" calcext:value-type="float">
            <text:p>0</text:p>
          </table:table-cell>
          <table:table-cell office:value-type="float" office:value="59852" calcext:value-type="float">
            <text:p>598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7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" calcext:value-type="float">
            <text:p>0</text:p>
          </table:table-cell>
          <table:table-cell office:value-type="float" office:value="75308" calcext:value-type="float">
            <text:p>753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8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007006" calcext:value-type="float">
            <text:p>0.007006</text:p>
          </table:table-cell>
          <table:table-cell office:value-type="float" office:value="0" calcext:value-type="float">
            <text:p>0</text:p>
          </table:table-cell>
          <table:table-cell office:value-type="float" office:value="70084" calcext:value-type="float">
            <text:p>700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5:59</text:p>
          </table:table-cell>
          <table:table-cell office:value-type="float" office:value="0.013225" calcext:value-type="float">
            <text:p>0.013225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" calcext:value-type="float">
            <text:p>0</text:p>
          </table:table-cell>
          <table:table-cell office:value-type="float" office:value="60870" calcext:value-type="float">
            <text:p>60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0</text:p>
          </table:table-cell>
          <table:table-cell office:value-type="float" office:value="0.019387" calcext:value-type="float">
            <text:p>0.019387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" calcext:value-type="float">
            <text:p>0</text:p>
          </table:table-cell>
          <table:table-cell office:value-type="float" office:value="62288" calcext:value-type="float">
            <text:p>622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1</text:p>
          </table:table-cell>
          <table:table-cell office:value-type="float" office:value="0.013311" calcext:value-type="float">
            <text:p>0.013311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" calcext:value-type="float">
            <text:p>0</text:p>
          </table:table-cell>
          <table:table-cell office:value-type="float" office:value="74116" calcext:value-type="float">
            <text:p>741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2</text:p>
          </table:table-cell>
          <table:table-cell office:value-type="float" office:value="0.013903" calcext:value-type="float">
            <text:p>0.013903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" calcext:value-type="float">
            <text:p>0</text:p>
          </table:table-cell>
          <table:table-cell office:value-type="float" office:value="49205" calcext:value-type="float">
            <text:p>492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3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" calcext:value-type="float">
            <text:p>0</text:p>
          </table:table-cell>
          <table:table-cell office:value-type="float" office:value="55459" calcext:value-type="float">
            <text:p>554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4</text:p>
          </table:table-cell>
          <table:table-cell office:value-type="float" office:value="0.013245" calcext:value-type="float">
            <text:p>0.013245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" calcext:value-type="float">
            <text:p>0</text:p>
          </table:table-cell>
          <table:table-cell office:value-type="float" office:value="48551" calcext:value-type="float">
            <text:p>485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5</text:p>
          </table:table-cell>
          <table:table-cell office:value-type="float" office:value="0.016738" calcext:value-type="float">
            <text:p>0.016738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" calcext:value-type="float">
            <text:p>0</text:p>
          </table:table-cell>
          <table:table-cell office:value-type="float" office:value="74692" calcext:value-type="float">
            <text:p>746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6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0.005497" calcext:value-type="float">
            <text:p>0.005497</text:p>
          </table:table-cell>
          <table:table-cell office:value-type="float" office:value="0" calcext:value-type="float">
            <text:p>0</text:p>
          </table:table-cell>
          <table:table-cell office:value-type="float" office:value="87021" calcext:value-type="float">
            <text:p>870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7</text:p>
          </table:table-cell>
          <table:table-cell office:value-type="float" office:value="0.015863" calcext:value-type="float">
            <text:p>0.015863</text:p>
          </table:table-cell>
          <table:table-cell office:value-type="float" office:value="0.006135" calcext:value-type="float">
            <text:p>0.006135</text:p>
          </table:table-cell>
          <table:table-cell office:value-type="float" office:value="0" calcext:value-type="float">
            <text:p>0</text:p>
          </table:table-cell>
          <table:table-cell office:value-type="float" office:value="72329" calcext:value-type="float">
            <text:p>72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8</text:p>
          </table:table-cell>
          <table:table-cell office:value-type="float" office:value="0.015821" calcext:value-type="float">
            <text:p>0.015821</text:p>
          </table:table-cell>
          <table:table-cell office:value-type="float" office:value="0.010392" calcext:value-type="float">
            <text:p>0.010392</text:p>
          </table:table-cell>
          <table:table-cell office:value-type="float" office:value="0" calcext:value-type="float">
            <text:p>0</text:p>
          </table:table-cell>
          <table:table-cell office:value-type="float" office:value="78498" calcext:value-type="float">
            <text:p>784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09</text:p>
          </table:table-cell>
          <table:table-cell office:value-type="float" office:value="0.016323" calcext:value-type="float">
            <text:p>0.016323</text:p>
          </table:table-cell>
          <table:table-cell office:value-type="float" office:value="0.006157" calcext:value-type="float">
            <text:p>0.006157</text:p>
          </table:table-cell>
          <table:table-cell office:value-type="float" office:value="0" calcext:value-type="float">
            <text:p>0</text:p>
          </table:table-cell>
          <table:table-cell office:value-type="float" office:value="92862" calcext:value-type="float">
            <text:p>928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0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" calcext:value-type="float">
            <text:p>0</text:p>
          </table:table-cell>
          <table:table-cell office:value-type="float" office:value="52555" calcext:value-type="float">
            <text:p>525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1</text:p>
          </table:table-cell>
          <table:table-cell office:value-type="float" office:value="0.012841" calcext:value-type="float">
            <text:p>0.012841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" calcext:value-type="float">
            <text:p>0</text:p>
          </table:table-cell>
          <table:table-cell office:value-type="float" office:value="52177" calcext:value-type="float">
            <text:p>521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2</text:p>
          </table:table-cell>
          <table:table-cell office:value-type="float" office:value="0.018591" calcext:value-type="float">
            <text:p>0.01859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" calcext:value-type="float">
            <text:p>0</text:p>
          </table:table-cell>
          <table:table-cell office:value-type="float" office:value="70404" calcext:value-type="float">
            <text:p>704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" calcext:value-type="float">
            <text:p>0</text:p>
          </table:table-cell>
          <table:table-cell office:value-type="float" office:value="66873" calcext:value-type="float">
            <text:p>668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4</text:p>
          </table:table-cell>
          <table:table-cell office:value-type="float" office:value="0.020919" calcext:value-type="float">
            <text:p>0.020919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0" calcext:value-type="float">
            <text:p>0</text:p>
          </table:table-cell>
          <table:table-cell office:value-type="float" office:value="141719" calcext:value-type="float">
            <text:p>1417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5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" calcext:value-type="float">
            <text:p>0</text:p>
          </table:table-cell>
          <table:table-cell office:value-type="float" office:value="65971" calcext:value-type="float">
            <text:p>659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6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0.006595" calcext:value-type="float">
            <text:p>0.006595</text:p>
          </table:table-cell>
          <table:table-cell office:value-type="float" office:value="0" calcext:value-type="float">
            <text:p>0</text:p>
          </table:table-cell>
          <table:table-cell office:value-type="float" office:value="100415" calcext:value-type="float">
            <text:p>1004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7</text:p>
          </table:table-cell>
          <table:table-cell office:value-type="float" office:value="0.015658" calcext:value-type="float">
            <text:p>0.015658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" calcext:value-type="float">
            <text:p>0</text:p>
          </table:table-cell>
          <table:table-cell office:value-type="float" office:value="98872" calcext:value-type="float">
            <text:p>988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8</text:p>
          </table:table-cell>
          <table:table-cell office:value-type="float" office:value="0.012663" calcext:value-type="float">
            <text:p>0.012663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" calcext:value-type="float">
            <text:p>0</text:p>
          </table:table-cell>
          <table:table-cell office:value-type="float" office:value="69699" calcext:value-type="float">
            <text:p>696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19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" calcext:value-type="float">
            <text:p>0</text:p>
          </table:table-cell>
          <table:table-cell office:value-type="float" office:value="85770" calcext:value-type="float">
            <text:p>857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0</text:p>
          </table:table-cell>
          <table:table-cell office:value-type="float" office:value="0.012439" calcext:value-type="float">
            <text:p>0.012439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" calcext:value-type="float">
            <text:p>0</text:p>
          </table:table-cell>
          <table:table-cell office:value-type="float" office:value="49185" calcext:value-type="float">
            <text:p>491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1</text:p>
          </table:table-cell>
          <table:table-cell office:value-type="float" office:value="0.015637" calcext:value-type="float">
            <text:p>0.015637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0" calcext:value-type="float">
            <text:p>0</text:p>
          </table:table-cell>
          <table:table-cell office:value-type="float" office:value="91182" calcext:value-type="float">
            <text:p>911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2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" calcext:value-type="float">
            <text:p>0</text:p>
          </table:table-cell>
          <table:table-cell office:value-type="float" office:value="33175" calcext:value-type="float">
            <text:p>331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3</text:p>
          </table:table-cell>
          <table:table-cell office:value-type="float" office:value="0.015531" calcext:value-type="float">
            <text:p>0.015531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" calcext:value-type="float">
            <text:p>0</text:p>
          </table:table-cell>
          <table:table-cell office:value-type="float" office:value="118355" calcext:value-type="float">
            <text:p>118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4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" calcext:value-type="float">
            <text:p>0</text:p>
          </table:table-cell>
          <table:table-cell office:value-type="float" office:value="57033" calcext:value-type="float">
            <text:p>570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0.016415" calcext:value-type="float">
            <text:p>0.016415</text:p>
          </table:table-cell>
          <table:table-cell office:value-type="float" office:value="0" calcext:value-type="float">
            <text:p>0</text:p>
          </table:table-cell>
          <table:table-cell office:value-type="float" office:value="126153" calcext:value-type="float">
            <text:p>1261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6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" calcext:value-type="float">
            <text:p>0</text:p>
          </table:table-cell>
          <table:table-cell office:value-type="float" office:value="73889" calcext:value-type="float">
            <text:p>738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7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" calcext:value-type="float">
            <text:p>0</text:p>
          </table:table-cell>
          <table:table-cell office:value-type="float" office:value="101524" calcext:value-type="float">
            <text:p>1015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8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0" calcext:value-type="float">
            <text:p>0</text:p>
          </table:table-cell>
          <table:table-cell office:value-type="float" office:value="91934" calcext:value-type="float">
            <text:p>919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29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8632" calcext:value-type="float">
            <text:p>0.008632</text:p>
          </table:table-cell>
          <table:table-cell office:value-type="float" office:value="0" calcext:value-type="float">
            <text:p>0</text:p>
          </table:table-cell>
          <table:table-cell office:value-type="float" office:value="101250" calcext:value-type="float">
            <text:p>1012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0</text:p>
          </table:table-cell>
          <table:table-cell office:value-type="float" office:value="0.012666" calcext:value-type="float">
            <text:p>0.012666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" calcext:value-type="float">
            <text:p>0</text:p>
          </table:table-cell>
          <table:table-cell office:value-type="float" office:value="47291" calcext:value-type="float">
            <text:p>472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1</text:p>
          </table:table-cell>
          <table:table-cell office:value-type="float" office:value="0.011791" calcext:value-type="float">
            <text:p>0.011791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" calcext:value-type="float">
            <text:p>0</text:p>
          </table:table-cell>
          <table:table-cell office:value-type="float" office:value="66576" calcext:value-type="float">
            <text:p>665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2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" calcext:value-type="float">
            <text:p>0</text:p>
          </table:table-cell>
          <table:table-cell office:value-type="float" office:value="101053" calcext:value-type="float">
            <text:p>1010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3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0" calcext:value-type="float">
            <text:p>0</text:p>
          </table:table-cell>
          <table:table-cell office:value-type="float" office:value="274919" calcext:value-type="float">
            <text:p>2749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4</text:p>
          </table:table-cell>
          <table:table-cell office:value-type="float" office:value="0.024486" calcext:value-type="float">
            <text:p>0.024486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" calcext:value-type="float">
            <text:p>0</text:p>
          </table:table-cell>
          <table:table-cell office:value-type="float" office:value="65142" calcext:value-type="float">
            <text:p>651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5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" calcext:value-type="float">
            <text:p>0</text:p>
          </table:table-cell>
          <table:table-cell office:value-type="float" office:value="54729" calcext:value-type="float">
            <text:p>547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6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" calcext:value-type="float">
            <text:p>0</text:p>
          </table:table-cell>
          <table:table-cell office:value-type="float" office:value="56555" calcext:value-type="float">
            <text:p>565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7</text:p>
          </table:table-cell>
          <table:table-cell office:value-type="float" office:value="0.011805" calcext:value-type="float">
            <text:p>0.011805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" calcext:value-type="float">
            <text:p>0</text:p>
          </table:table-cell>
          <table:table-cell office:value-type="float" office:value="53282" calcext:value-type="float">
            <text:p>532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8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" calcext:value-type="float">
            <text:p>0</text:p>
          </table:table-cell>
          <table:table-cell office:value-type="float" office:value="106228" calcext:value-type="float">
            <text:p>1062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39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0" calcext:value-type="float">
            <text:p>0</text:p>
          </table:table-cell>
          <table:table-cell office:value-type="float" office:value="65770" calcext:value-type="float">
            <text:p>657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0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" calcext:value-type="float">
            <text:p>0</text:p>
          </table:table-cell>
          <table:table-cell office:value-type="float" office:value="59009" calcext:value-type="float">
            <text:p>59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1</text:p>
          </table:table-cell>
          <table:table-cell office:value-type="float" office:value="0.013351" calcext:value-type="float">
            <text:p>0.013351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" calcext:value-type="float">
            <text:p>0</text:p>
          </table:table-cell>
          <table:table-cell office:value-type="float" office:value="40307" calcext:value-type="float">
            <text:p>403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2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" calcext:value-type="float">
            <text:p>0</text:p>
          </table:table-cell>
          <table:table-cell office:value-type="float" office:value="53489" calcext:value-type="float">
            <text:p>534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3</text:p>
          </table:table-cell>
          <table:table-cell office:value-type="float" office:value="0.014522" calcext:value-type="float">
            <text:p>0.014522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" calcext:value-type="float">
            <text:p>0</text:p>
          </table:table-cell>
          <table:table-cell office:value-type="float" office:value="55317" calcext:value-type="float">
            <text:p>553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" calcext:value-type="float">
            <text:p>0</text:p>
          </table:table-cell>
          <table:table-cell office:value-type="float" office:value="52747" calcext:value-type="float">
            <text:p>527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5</text:p>
          </table:table-cell>
          <table:table-cell office:value-type="float" office:value="0.030071" calcext:value-type="float">
            <text:p>0.030071</text:p>
          </table:table-cell>
          <table:table-cell office:value-type="float" office:value="0.034634" calcext:value-type="float">
            <text:p>0.034634</text:p>
          </table:table-cell>
          <table:table-cell office:value-type="float" office:value="0" calcext:value-type="float">
            <text:p>0</text:p>
          </table:table-cell>
          <table:table-cell office:value-type="float" office:value="197202" calcext:value-type="float">
            <text:p>1972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6</text:p>
          </table:table-cell>
          <table:table-cell office:value-type="float" office:value="0.05094" calcext:value-type="float">
            <text:p>0.05094</text:p>
          </table:table-cell>
          <table:table-cell office:value-type="float" office:value="0.034926" calcext:value-type="float">
            <text:p>0.034926</text:p>
          </table:table-cell>
          <table:table-cell office:value-type="float" office:value="0" calcext:value-type="float">
            <text:p>0</text:p>
          </table:table-cell>
          <table:table-cell office:value-type="float" office:value="211332" calcext:value-type="float">
            <text:p>2113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7</text:p>
          </table:table-cell>
          <table:table-cell office:value-type="float" office:value="0.012961" calcext:value-type="float">
            <text:p>0.012961</text:p>
          </table:table-cell>
          <table:table-cell office:value-type="float" office:value="0.006743" calcext:value-type="float">
            <text:p>0.006743</text:p>
          </table:table-cell>
          <table:table-cell office:value-type="float" office:value="0" calcext:value-type="float">
            <text:p>0</text:p>
          </table:table-cell>
          <table:table-cell office:value-type="float" office:value="61792" calcext:value-type="float">
            <text:p>617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8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" calcext:value-type="float">
            <text:p>0</text:p>
          </table:table-cell>
          <table:table-cell office:value-type="float" office:value="77209" calcext:value-type="float">
            <text:p>772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49</text:p>
          </table:table-cell>
          <table:table-cell office:value-type="float" office:value="0.018576" calcext:value-type="float">
            <text:p>0.018576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0" calcext:value-type="float">
            <text:p>0</text:p>
          </table:table-cell>
          <table:table-cell office:value-type="float" office:value="104720" calcext:value-type="float">
            <text:p>1047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0</text:p>
          </table:table-cell>
          <table:table-cell office:value-type="float" office:value="0.015728" calcext:value-type="float">
            <text:p>0.015728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" calcext:value-type="float">
            <text:p>0</text:p>
          </table:table-cell>
          <table:table-cell office:value-type="float" office:value="83501" calcext:value-type="float">
            <text:p>835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1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" calcext:value-type="float">
            <text:p>0</text:p>
          </table:table-cell>
          <table:table-cell office:value-type="float" office:value="53328" calcext:value-type="float">
            <text:p>533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2</text:p>
          </table:table-cell>
          <table:table-cell office:value-type="float" office:value="0.011432" calcext:value-type="float">
            <text:p>0.01143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" calcext:value-type="float">
            <text:p>0</text:p>
          </table:table-cell>
          <table:table-cell office:value-type="float" office:value="15858" calcext:value-type="float">
            <text:p>158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3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" calcext:value-type="float">
            <text:p>0</text:p>
          </table:table-cell>
          <table:table-cell office:value-type="float" office:value="29870" calcext:value-type="float">
            <text:p>29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4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" calcext:value-type="float">
            <text:p>0</text:p>
          </table:table-cell>
          <table:table-cell office:value-type="float" office:value="67479" calcext:value-type="float">
            <text:p>674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5</text:p>
          </table:table-cell>
          <table:table-cell office:value-type="float" office:value="0.013718" calcext:value-type="float">
            <text:p>0.01371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0" calcext:value-type="float">
            <text:p>0</text:p>
          </table:table-cell>
          <table:table-cell office:value-type="float" office:value="73120" calcext:value-type="float">
            <text:p>731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6</text:p>
          </table:table-cell>
          <table:table-cell office:value-type="float" office:value="0.013144" calcext:value-type="float">
            <text:p>0.013144</text:p>
          </table:table-cell>
          <table:table-cell office:value-type="float" office:value="0.005053" calcext:value-type="float">
            <text:p>0.005053</text:p>
          </table:table-cell>
          <table:table-cell office:value-type="float" office:value="0" calcext:value-type="float">
            <text:p>0</text:p>
          </table:table-cell>
          <table:table-cell office:value-type="float" office:value="74766" calcext:value-type="float">
            <text:p>747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7</text:p>
          </table:table-cell>
          <table:table-cell office:value-type="float" office:value="0.013014" calcext:value-type="float">
            <text:p>0.013014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" calcext:value-type="float">
            <text:p>0</text:p>
          </table:table-cell>
          <table:table-cell office:value-type="float" office:value="69793" calcext:value-type="float">
            <text:p>697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8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" calcext:value-type="float">
            <text:p>0</text:p>
          </table:table-cell>
          <table:table-cell office:value-type="float" office:value="131626" calcext:value-type="float">
            <text:p>1316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6:59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4304" calcext:value-type="float">
            <text:p>1143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0</text:p>
          </table:table-cell>
          <table:table-cell office:value-type="float" office:value="0.012857" calcext:value-type="float">
            <text:p>0.01285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" calcext:value-type="float">
            <text:p>0</text:p>
          </table:table-cell>
          <table:table-cell office:value-type="float" office:value="40060" calcext:value-type="float">
            <text:p>400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1</text:p>
          </table:table-cell>
          <table:table-cell office:value-type="float" office:value="0.013288" calcext:value-type="float">
            <text:p>0.013288</text:p>
          </table:table-cell>
          <table:table-cell office:value-type="float" office:value="0.003303" calcext:value-type="float">
            <text:p>0.003303</text:p>
          </table:table-cell>
          <table:table-cell office:value-type="float" office:value="0" calcext:value-type="float">
            <text:p>0</text:p>
          </table:table-cell>
          <table:table-cell office:value-type="float" office:value="55568" calcext:value-type="float">
            <text:p>555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2</text:p>
          </table:table-cell>
          <table:table-cell office:value-type="float" office:value="0.013527" calcext:value-type="float">
            <text:p>0.013527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" calcext:value-type="float">
            <text:p>0</text:p>
          </table:table-cell>
          <table:table-cell office:value-type="float" office:value="78172" calcext:value-type="float">
            <text:p>781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3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" calcext:value-type="float">
            <text:p>0</text:p>
          </table:table-cell>
          <table:table-cell office:value-type="float" office:value="45790" calcext:value-type="float">
            <text:p>457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4</text:p>
          </table:table-cell>
          <table:table-cell office:value-type="float" office:value="0.012156" calcext:value-type="float">
            <text:p>0.012156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" calcext:value-type="float">
            <text:p>0</text:p>
          </table:table-cell>
          <table:table-cell office:value-type="float" office:value="33867" calcext:value-type="float">
            <text:p>338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5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275" calcext:value-type="float">
            <text:p>0.011275</text:p>
          </table:table-cell>
          <table:table-cell office:value-type="float" office:value="0" calcext:value-type="float">
            <text:p>0</text:p>
          </table:table-cell>
          <table:table-cell office:value-type="float" office:value="119690" calcext:value-type="float">
            <text:p>1196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6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" calcext:value-type="float">
            <text:p>0</text:p>
          </table:table-cell>
          <table:table-cell office:value-type="float" office:value="62513" calcext:value-type="float">
            <text:p>625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7</text:p>
          </table:table-cell>
          <table:table-cell office:value-type="float" office:value="0.025805" calcext:value-type="float">
            <text:p>0.025805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" calcext:value-type="float">
            <text:p>0</text:p>
          </table:table-cell>
          <table:table-cell office:value-type="float" office:value="139314" calcext:value-type="float">
            <text:p>1393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8</text:p>
          </table:table-cell>
          <table:table-cell office:value-type="float" office:value="0.013511" calcext:value-type="float">
            <text:p>0.013511</text:p>
          </table:table-cell>
          <table:table-cell office:value-type="float" office:value="0.005982" calcext:value-type="float">
            <text:p>0.005982</text:p>
          </table:table-cell>
          <table:table-cell office:value-type="float" office:value="0" calcext:value-type="float">
            <text:p>0</text:p>
          </table:table-cell>
          <table:table-cell office:value-type="float" office:value="68863" calcext:value-type="float">
            <text:p>688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09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0" calcext:value-type="float">
            <text:p>0</text:p>
          </table:table-cell>
          <table:table-cell office:value-type="float" office:value="77022" calcext:value-type="float">
            <text:p>770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0</text:p>
          </table:table-cell>
          <table:table-cell office:value-type="float" office:value="0.016901" calcext:value-type="float">
            <text:p>0.016901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" calcext:value-type="float">
            <text:p>0</text:p>
          </table:table-cell>
          <table:table-cell office:value-type="float" office:value="81859" calcext:value-type="float">
            <text:p>818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1</text:p>
          </table:table-cell>
          <table:table-cell office:value-type="float" office:value="0.014251" calcext:value-type="float">
            <text:p>0.014251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" calcext:value-type="float">
            <text:p>0</text:p>
          </table:table-cell>
          <table:table-cell office:value-type="float" office:value="88259" calcext:value-type="float">
            <text:p>882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2</text:p>
          </table:table-cell>
          <table:table-cell office:value-type="float" office:value="0.014273" calcext:value-type="float">
            <text:p>0.014273</text:p>
          </table:table-cell>
          <table:table-cell office:value-type="float" office:value="0.007533" calcext:value-type="float">
            <text:p>0.007533</text:p>
          </table:table-cell>
          <table:table-cell office:value-type="float" office:value="0" calcext:value-type="float">
            <text:p>0</text:p>
          </table:table-cell>
          <table:table-cell office:value-type="float" office:value="98169" calcext:value-type="float">
            <text:p>98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3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" calcext:value-type="float">
            <text:p>0</text:p>
          </table:table-cell>
          <table:table-cell office:value-type="float" office:value="82499" calcext:value-type="float">
            <text:p>824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4</text:p>
          </table:table-cell>
          <table:table-cell office:value-type="float" office:value="0.013768" calcext:value-type="float">
            <text:p>0.013768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" calcext:value-type="float">
            <text:p>0</text:p>
          </table:table-cell>
          <table:table-cell office:value-type="float" office:value="63320" calcext:value-type="float">
            <text:p>633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5</text:p>
          </table:table-cell>
          <table:table-cell office:value-type="float" office:value="0.012796" calcext:value-type="float">
            <text:p>0.012796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" calcext:value-type="float">
            <text:p>0</text:p>
          </table:table-cell>
          <table:table-cell office:value-type="float" office:value="76091" calcext:value-type="float">
            <text:p>760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6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0" calcext:value-type="float">
            <text:p>0</text:p>
          </table:table-cell>
          <table:table-cell office:value-type="float" office:value="98996" calcext:value-type="float">
            <text:p>989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7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" calcext:value-type="float">
            <text:p>0</text:p>
          </table:table-cell>
          <table:table-cell office:value-type="float" office:value="49417" calcext:value-type="float">
            <text:p>494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8</text:p>
          </table:table-cell>
          <table:table-cell office:value-type="float" office:value="0.028179" calcext:value-type="float">
            <text:p>0.028179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" calcext:value-type="float">
            <text:p>0</text:p>
          </table:table-cell>
          <table:table-cell office:value-type="float" office:value="133406" calcext:value-type="float">
            <text:p>1334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19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" calcext:value-type="float">
            <text:p>0</text:p>
          </table:table-cell>
          <table:table-cell office:value-type="float" office:value="97785" calcext:value-type="float">
            <text:p>977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0</text:p>
          </table:table-cell>
          <table:table-cell office:value-type="float" office:value="0.014559" calcext:value-type="float">
            <text:p>0.01455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" calcext:value-type="float">
            <text:p>0</text:p>
          </table:table-cell>
          <table:table-cell office:value-type="float" office:value="75429" calcext:value-type="float">
            <text:p>754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1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0" calcext:value-type="float">
            <text:p>0</text:p>
          </table:table-cell>
          <table:table-cell office:value-type="float" office:value="82225" calcext:value-type="float">
            <text:p>822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2</text:p>
          </table:table-cell>
          <table:table-cell office:value-type="float" office:value="0.027707" calcext:value-type="float">
            <text:p>0.027707</text:p>
          </table:table-cell>
          <table:table-cell office:value-type="float" office:value="0.04774" calcext:value-type="float">
            <text:p>0.04774</text:p>
          </table:table-cell>
          <table:table-cell office:value-type="float" office:value="0" calcext:value-type="float">
            <text:p>0</text:p>
          </table:table-cell>
          <table:table-cell office:value-type="float" office:value="253925" calcext:value-type="float">
            <text:p>2539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3</text:p>
          </table:table-cell>
          <table:table-cell office:value-type="float" office:value="0.012559" calcext:value-type="float">
            <text:p>0.012559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" calcext:value-type="float">
            <text:p>0</text:p>
          </table:table-cell>
          <table:table-cell office:value-type="float" office:value="50144" calcext:value-type="float">
            <text:p>501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4</text:p>
          </table:table-cell>
          <table:table-cell office:value-type="float" office:value="0.013129" calcext:value-type="float">
            <text:p>0.013129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0" calcext:value-type="float">
            <text:p>0</text:p>
          </table:table-cell>
          <table:table-cell office:value-type="float" office:value="38079" calcext:value-type="float">
            <text:p>380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5</text:p>
          </table:table-cell>
          <table:table-cell office:value-type="float" office:value="0.013013" calcext:value-type="float">
            <text:p>0.013013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" calcext:value-type="float">
            <text:p>0</text:p>
          </table:table-cell>
          <table:table-cell office:value-type="float" office:value="45985" calcext:value-type="float">
            <text:p>459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6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0.011229" calcext:value-type="float">
            <text:p>0.011229</text:p>
          </table:table-cell>
          <table:table-cell office:value-type="float" office:value="0" calcext:value-type="float">
            <text:p>0</text:p>
          </table:table-cell>
          <table:table-cell office:value-type="float" office:value="121348" calcext:value-type="float">
            <text:p>1213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7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" calcext:value-type="float">
            <text:p>0</text:p>
          </table:table-cell>
          <table:table-cell office:value-type="float" office:value="44507" calcext:value-type="float">
            <text:p>445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8</text:p>
          </table:table-cell>
          <table:table-cell office:value-type="float" office:value="0.014358" calcext:value-type="float">
            <text:p>0.014358</text:p>
          </table:table-cell>
          <table:table-cell office:value-type="float" office:value="0.006302" calcext:value-type="float">
            <text:p>0.006302</text:p>
          </table:table-cell>
          <table:table-cell office:value-type="float" office:value="0" calcext:value-type="float">
            <text:p>0</text:p>
          </table:table-cell>
          <table:table-cell office:value-type="float" office:value="109917" calcext:value-type="float">
            <text:p>1099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29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0" calcext:value-type="float">
            <text:p>0</text:p>
          </table:table-cell>
          <table:table-cell office:value-type="float" office:value="122599" calcext:value-type="float">
            <text:p>1225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0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1</text:p>
          </table:table-cell>
          <table:table-cell office:value-type="float" office:value="0.012601" calcext:value-type="float">
            <text:p>0.012601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" calcext:value-type="float">
            <text:p>0</text:p>
          </table:table-cell>
          <table:table-cell office:value-type="float" office:value="50394" calcext:value-type="float">
            <text:p>503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2</text:p>
          </table:table-cell>
          <table:table-cell office:value-type="float" office:value="0.014269" calcext:value-type="float">
            <text:p>0.014269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" calcext:value-type="float">
            <text:p>0</text:p>
          </table:table-cell>
          <table:table-cell office:value-type="float" office:value="61841" calcext:value-type="float">
            <text:p>618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3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0.013284" calcext:value-type="float">
            <text:p>0.013284</text:p>
          </table:table-cell>
          <table:table-cell office:value-type="float" office:value="0" calcext:value-type="float">
            <text:p>0</text:p>
          </table:table-cell>
          <table:table-cell office:value-type="float" office:value="120189" calcext:value-type="float">
            <text:p>1201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4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" calcext:value-type="float">
            <text:p>0</text:p>
          </table:table-cell>
          <table:table-cell office:value-type="float" office:value="77503" calcext:value-type="float">
            <text:p>775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5</text:p>
          </table:table-cell>
          <table:table-cell office:value-type="float" office:value="0.012869" calcext:value-type="float">
            <text:p>0.012869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" calcext:value-type="float">
            <text:p>0</text:p>
          </table:table-cell>
          <table:table-cell office:value-type="float" office:value="42957" calcext:value-type="float">
            <text:p>429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6</text:p>
          </table:table-cell>
          <table:table-cell office:value-type="float" office:value="0.015095" calcext:value-type="float">
            <text:p>0.015095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" calcext:value-type="float">
            <text:p>0</text:p>
          </table:table-cell>
          <table:table-cell office:value-type="float" office:value="100369" calcext:value-type="float">
            <text:p>1003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7</text:p>
          </table:table-cell>
          <table:table-cell office:value-type="float" office:value="0.018373" calcext:value-type="float">
            <text:p>0.018373</text:p>
          </table:table-cell>
          <table:table-cell office:value-type="float" office:value="0.009395" calcext:value-type="float">
            <text:p>0.009395</text:p>
          </table:table-cell>
          <table:table-cell office:value-type="float" office:value="0" calcext:value-type="float">
            <text:p>0</text:p>
          </table:table-cell>
          <table:table-cell office:value-type="float" office:value="127105" calcext:value-type="float">
            <text:p>1271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8</text:p>
          </table:table-cell>
          <table:table-cell office:value-type="float" office:value="0.029592" calcext:value-type="float">
            <text:p>0.029592</text:p>
          </table:table-cell>
          <table:table-cell office:value-type="float" office:value="0.021121" calcext:value-type="float">
            <text:p>0.021121</text:p>
          </table:table-cell>
          <table:table-cell office:value-type="float" office:value="0" calcext:value-type="float">
            <text:p>0</text:p>
          </table:table-cell>
          <table:table-cell office:value-type="float" office:value="180179" calcext:value-type="float">
            <text:p>1801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39</text:p>
          </table:table-cell>
          <table:table-cell office:value-type="float" office:value="0.014343" calcext:value-type="float">
            <text:p>0.014343</text:p>
          </table:table-cell>
          <table:table-cell office:value-type="float" office:value="0.009416" calcext:value-type="float">
            <text:p>0.009416</text:p>
          </table:table-cell>
          <table:table-cell office:value-type="float" office:value="0" calcext:value-type="float">
            <text:p>0</text:p>
          </table:table-cell>
          <table:table-cell office:value-type="float" office:value="110478" calcext:value-type="float">
            <text:p>1104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0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" calcext:value-type="float">
            <text:p>0</text:p>
          </table:table-cell>
          <table:table-cell office:value-type="float" office:value="40407" calcext:value-type="float">
            <text:p>404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1</text:p>
          </table:table-cell>
          <table:table-cell office:value-type="float" office:value="0.015273" calcext:value-type="float">
            <text:p>0.015273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" calcext:value-type="float">
            <text:p>0</text:p>
          </table:table-cell>
          <table:table-cell office:value-type="float" office:value="91665" calcext:value-type="float">
            <text:p>91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2</text:p>
          </table:table-cell>
          <table:table-cell office:value-type="float" office:value="0.012604" calcext:value-type="float">
            <text:p>0.012604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" calcext:value-type="float">
            <text:p>0</text:p>
          </table:table-cell>
          <table:table-cell office:value-type="float" office:value="42377" calcext:value-type="float">
            <text:p>423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3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" calcext:value-type="float">
            <text:p>0</text:p>
          </table:table-cell>
          <table:table-cell office:value-type="float" office:value="40840" calcext:value-type="float">
            <text:p>408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4</text:p>
          </table:table-cell>
          <table:table-cell office:value-type="float" office:value="0.013978" calcext:value-type="float">
            <text:p>0.013978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" calcext:value-type="float">
            <text:p>0</text:p>
          </table:table-cell>
          <table:table-cell office:value-type="float" office:value="40133" calcext:value-type="float">
            <text:p>40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5</text:p>
          </table:table-cell>
          <table:table-cell office:value-type="float" office:value="0.014243" calcext:value-type="float">
            <text:p>0.014243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" calcext:value-type="float">
            <text:p>0</text:p>
          </table:table-cell>
          <table:table-cell office:value-type="float" office:value="59130" calcext:value-type="float">
            <text:p>591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6</text:p>
          </table:table-cell>
          <table:table-cell office:value-type="float" office:value="0.015859" calcext:value-type="float">
            <text:p>0.015859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" calcext:value-type="float">
            <text:p>0</text:p>
          </table:table-cell>
          <table:table-cell office:value-type="float" office:value="73906" calcext:value-type="float">
            <text:p>739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7</text:p>
          </table:table-cell>
          <table:table-cell office:value-type="float" office:value="0.028089" calcext:value-type="float">
            <text:p>0.028089</text:p>
          </table:table-cell>
          <table:table-cell office:value-type="float" office:value="0.052203" calcext:value-type="float">
            <text:p>0.052203</text:p>
          </table:table-cell>
          <table:table-cell office:value-type="float" office:value="0" calcext:value-type="float">
            <text:p>0</text:p>
          </table:table-cell>
          <table:table-cell office:value-type="float" office:value="289055" calcext:value-type="float">
            <text:p>2890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8</text:p>
          </table:table-cell>
          <table:table-cell office:value-type="float" office:value="0.046657" calcext:value-type="float">
            <text:p>0.046657</text:p>
          </table:table-cell>
          <table:table-cell office:value-type="float" office:value="0.051703" calcext:value-type="float">
            <text:p>0.051703</text:p>
          </table:table-cell>
          <table:table-cell office:value-type="float" office:value="0" calcext:value-type="float">
            <text:p>0</text:p>
          </table:table-cell>
          <table:table-cell office:value-type="float" office:value="335808" calcext:value-type="float">
            <text:p>3358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49</text:p>
          </table:table-cell>
          <table:table-cell office:value-type="float" office:value="0.029729" calcext:value-type="float">
            <text:p>0.029729</text:p>
          </table:table-cell>
          <table:table-cell office:value-type="float" office:value="0.035005" calcext:value-type="float">
            <text:p>0.035005</text:p>
          </table:table-cell>
          <table:table-cell office:value-type="float" office:value="0" calcext:value-type="float">
            <text:p>0</text:p>
          </table:table-cell>
          <table:table-cell office:value-type="float" office:value="182366" calcext:value-type="float">
            <text:p>1823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0</text:p>
          </table:table-cell>
          <table:table-cell office:value-type="float" office:value="0.023135" calcext:value-type="float">
            <text:p>0.02313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" calcext:value-type="float">
            <text:p>0</text:p>
          </table:table-cell>
          <table:table-cell office:value-type="float" office:value="112360" calcext:value-type="float">
            <text:p>1123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" calcext:value-type="float">
            <text:p>0</text:p>
          </table:table-cell>
          <table:table-cell office:value-type="float" office:value="54084" calcext:value-type="float">
            <text:p>540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2</text:p>
          </table:table-cell>
          <table:table-cell office:value-type="float" office:value="0.014158" calcext:value-type="float">
            <text:p>0.014158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" calcext:value-type="float">
            <text:p>0</text:p>
          </table:table-cell>
          <table:table-cell office:value-type="float" office:value="113638" calcext:value-type="float">
            <text:p>1136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3</text:p>
          </table:table-cell>
          <table:table-cell office:value-type="float" office:value="0.046361" calcext:value-type="float">
            <text:p>0.046361</text:p>
          </table:table-cell>
          <table:table-cell office:value-type="float" office:value="0.04734" calcext:value-type="float">
            <text:p>0.04734</text:p>
          </table:table-cell>
          <table:table-cell office:value-type="float" office:value="0" calcext:value-type="float">
            <text:p>0</text:p>
          </table:table-cell>
          <table:table-cell office:value-type="float" office:value="328038" calcext:value-type="float">
            <text:p>3280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0" calcext:value-type="float">
            <text:p>0</text:p>
          </table:table-cell>
          <table:table-cell office:value-type="float" office:value="105744" calcext:value-type="float">
            <text:p>1057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5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0" calcext:value-type="float">
            <text:p>0</text:p>
          </table:table-cell>
          <table:table-cell office:value-type="float" office:value="155760" calcext:value-type="float">
            <text:p>1557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6</text:p>
          </table:table-cell>
          <table:table-cell office:value-type="float" office:value="0.031078" calcext:value-type="float">
            <text:p>0.031078</text:p>
          </table:table-cell>
          <table:table-cell office:value-type="float" office:value="0.052585" calcext:value-type="float">
            <text:p>0.052585</text:p>
          </table:table-cell>
          <table:table-cell office:value-type="float" office:value="0" calcext:value-type="float">
            <text:p>0</text:p>
          </table:table-cell>
          <table:table-cell office:value-type="float" office:value="326492" calcext:value-type="float">
            <text:p>3264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7</text:p>
          </table:table-cell>
          <table:table-cell office:value-type="float" office:value="0.034845" calcext:value-type="float">
            <text:p>0.034845</text:p>
          </table:table-cell>
          <table:table-cell office:value-type="float" office:value="0.021508" calcext:value-type="float">
            <text:p>0.021508</text:p>
          </table:table-cell>
          <table:table-cell office:value-type="float" office:value="0" calcext:value-type="float">
            <text:p>0</text:p>
          </table:table-cell>
          <table:table-cell office:value-type="float" office:value="211538" calcext:value-type="float">
            <text:p>2115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8</text:p>
          </table:table-cell>
          <table:table-cell office:value-type="float" office:value="0.018644" calcext:value-type="float">
            <text:p>0.018644</text:p>
          </table:table-cell>
          <table:table-cell office:value-type="float" office:value="0.009334" calcext:value-type="float">
            <text:p>0.009334</text:p>
          </table:table-cell>
          <table:table-cell office:value-type="float" office:value="0" calcext:value-type="float">
            <text:p>0</text:p>
          </table:table-cell>
          <table:table-cell office:value-type="float" office:value="101134" calcext:value-type="float">
            <text:p>1011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7:59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" calcext:value-type="float">
            <text:p>0</text:p>
          </table:table-cell>
          <table:table-cell office:value-type="float" office:value="32863" calcext:value-type="float">
            <text:p>328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0</text:p>
          </table:table-cell>
          <table:table-cell office:value-type="float" office:value="0.027973" calcext:value-type="float">
            <text:p>0.027973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" calcext:value-type="float">
            <text:p>0</text:p>
          </table:table-cell>
          <table:table-cell office:value-type="float" office:value="110194" calcext:value-type="float">
            <text:p>1101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8351" calcext:value-type="float">
            <text:p>0.028351</text:p>
          </table:table-cell>
          <table:table-cell office:value-type="float" office:value="0" calcext:value-type="float">
            <text:p>0</text:p>
          </table:table-cell>
          <table:table-cell office:value-type="float" office:value="179866" calcext:value-type="float">
            <text:p>1798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2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" calcext:value-type="float">
            <text:p>0</text:p>
          </table:table-cell>
          <table:table-cell office:value-type="float" office:value="25624" calcext:value-type="float">
            <text:p>256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3</text:p>
          </table:table-cell>
          <table:table-cell office:value-type="float" office:value="0.013888" calcext:value-type="float">
            <text:p>0.013888</text:p>
          </table:table-cell>
          <table:table-cell office:value-type="float" office:value="0.004309" calcext:value-type="float">
            <text:p>0.004309</text:p>
          </table:table-cell>
          <table:table-cell office:value-type="float" office:value="0" calcext:value-type="float">
            <text:p>0</text:p>
          </table:table-cell>
          <table:table-cell office:value-type="float" office:value="76887" calcext:value-type="float">
            <text:p>768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4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" calcext:value-type="float">
            <text:p>0</text:p>
          </table:table-cell>
          <table:table-cell office:value-type="float" office:value="84489" calcext:value-type="float">
            <text:p>844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5</text:p>
          </table:table-cell>
          <table:table-cell office:value-type="float" office:value="0.013884" calcext:value-type="float">
            <text:p>0.013884</text:p>
          </table:table-cell>
          <table:table-cell office:value-type="float" office:value="0.004268" calcext:value-type="float">
            <text:p>0.004268</text:p>
          </table:table-cell>
          <table:table-cell office:value-type="float" office:value="0" calcext:value-type="float">
            <text:p>0</text:p>
          </table:table-cell>
          <table:table-cell office:value-type="float" office:value="79389" calcext:value-type="float">
            <text:p>793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6</text:p>
          </table:table-cell>
          <table:table-cell office:value-type="float" office:value="0.015441" calcext:value-type="float">
            <text:p>0.015441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" calcext:value-type="float">
            <text:p>0</text:p>
          </table:table-cell>
          <table:table-cell office:value-type="float" office:value="68476" calcext:value-type="float">
            <text:p>684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7</text:p>
          </table:table-cell>
          <table:table-cell office:value-type="float" office:value="0.024112" calcext:value-type="float">
            <text:p>0.024112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0" calcext:value-type="float">
            <text:p>0</text:p>
          </table:table-cell>
          <table:table-cell office:value-type="float" office:value="152774" calcext:value-type="float">
            <text:p>1527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8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" calcext:value-type="float">
            <text:p>0</text:p>
          </table:table-cell>
          <table:table-cell office:value-type="float" office:value="67776" calcext:value-type="float">
            <text:p>677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09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0.008026" calcext:value-type="float">
            <text:p>0.008026</text:p>
          </table:table-cell>
          <table:table-cell office:value-type="float" office:value="0" calcext:value-type="float">
            <text:p>0</text:p>
          </table:table-cell>
          <table:table-cell office:value-type="float" office:value="94529" calcext:value-type="float">
            <text:p>945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0</text:p>
          </table:table-cell>
          <table:table-cell office:value-type="float" office:value="0.015996" calcext:value-type="float">
            <text:p>0.015996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0" calcext:value-type="float">
            <text:p>0</text:p>
          </table:table-cell>
          <table:table-cell office:value-type="float" office:value="79749" calcext:value-type="float">
            <text:p>797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1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" calcext:value-type="float">
            <text:p>0</text:p>
          </table:table-cell>
          <table:table-cell office:value-type="float" office:value="27911" calcext:value-type="float">
            <text:p>279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2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" calcext:value-type="float">
            <text:p>0</text:p>
          </table:table-cell>
          <table:table-cell office:value-type="float" office:value="44900" calcext:value-type="float">
            <text:p>449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3</text:p>
          </table:table-cell>
          <table:table-cell office:value-type="float" office:value="0.012346" calcext:value-type="float">
            <text:p>0.012346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" calcext:value-type="float">
            <text:p>0</text:p>
          </table:table-cell>
          <table:table-cell office:value-type="float" office:value="41394" calcext:value-type="float">
            <text:p>413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4</text:p>
          </table:table-cell>
          <table:table-cell office:value-type="float" office:value="0.013061" calcext:value-type="float">
            <text:p>0.013061</text:p>
          </table:table-cell>
          <table:table-cell office:value-type="float" office:value="0.001282" calcext:value-type="float">
            <text:p>0.001282</text:p>
          </table:table-cell>
          <table:table-cell office:value-type="float" office:value="0" calcext:value-type="float">
            <text:p>0</text:p>
          </table:table-cell>
          <table:table-cell office:value-type="float" office:value="31472" calcext:value-type="float">
            <text:p>314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5</text:p>
          </table:table-cell>
          <table:table-cell office:value-type="float" office:value="0.012894" calcext:value-type="float">
            <text:p>0.012894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57131" calcext:value-type="float">
            <text:p>571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6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" calcext:value-type="float">
            <text:p>0</text:p>
          </table:table-cell>
          <table:table-cell office:value-type="float" office:value="77930" calcext:value-type="float">
            <text:p>779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7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" calcext:value-type="float">
            <text:p>0</text:p>
          </table:table-cell>
          <table:table-cell office:value-type="float" office:value="34887" calcext:value-type="float">
            <text:p>348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" calcext:value-type="float">
            <text:p>0</text:p>
          </table:table-cell>
          <table:table-cell office:value-type="float" office:value="61637" calcext:value-type="float">
            <text:p>616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19</text:p>
          </table:table-cell>
          <table:table-cell office:value-type="float" office:value="0.013368" calcext:value-type="float">
            <text:p>0.013368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" calcext:value-type="float">
            <text:p>0</text:p>
          </table:table-cell>
          <table:table-cell office:value-type="float" office:value="75850" calcext:value-type="float">
            <text:p>758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0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" calcext:value-type="float">
            <text:p>0</text:p>
          </table:table-cell>
          <table:table-cell office:value-type="float" office:value="69760" calcext:value-type="float">
            <text:p>697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1</text:p>
          </table:table-cell>
          <table:table-cell office:value-type="float" office:value="0.032713" calcext:value-type="float">
            <text:p>0.032713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" calcext:value-type="float">
            <text:p>0</text:p>
          </table:table-cell>
          <table:table-cell office:value-type="float" office:value="181156" calcext:value-type="float">
            <text:p>181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2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095942" calcext:value-type="float">
            <text:p>0.095942</text:p>
          </table:table-cell>
          <table:table-cell office:value-type="float" office:value="0" calcext:value-type="float">
            <text:p>0</text:p>
          </table:table-cell>
          <table:table-cell office:value-type="float" office:value="297190" calcext:value-type="float">
            <text:p>2971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3</text:p>
          </table:table-cell>
          <table:table-cell office:value-type="float" office:value="0.09712" calcext:value-type="float">
            <text:p>0.09712</text:p>
          </table:table-cell>
          <table:table-cell office:value-type="float" office:value="0.099438" calcext:value-type="float">
            <text:p>0.099438</text:p>
          </table:table-cell>
          <table:table-cell office:value-type="float" office:value="0" calcext:value-type="float">
            <text:p>0</text:p>
          </table:table-cell>
          <table:table-cell office:value-type="float" office:value="404549" calcext:value-type="float">
            <text:p>4045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4</text:p>
          </table:table-cell>
          <table:table-cell office:value-type="float" office:value="0.960996" calcext:value-type="float">
            <text:p>0.960996</text:p>
          </table:table-cell>
          <table:table-cell office:value-type="float" office:value="11.498135" calcext:value-type="float">
            <text:p>11.498135</text:p>
          </table:table-cell>
          <table:table-cell office:value-type="float" office:value="0" calcext:value-type="float">
            <text:p>0</text:p>
          </table:table-cell>
          <table:table-cell office:value-type="float" office:value="3974403" calcext:value-type="float">
            <text:p>39744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5</text:p>
          </table:table-cell>
          <table:table-cell office:value-type="float" office:value="2.638689" calcext:value-type="float">
            <text:p>2.638689</text:p>
          </table:table-cell>
          <table:table-cell office:value-type="float" office:value="17.73906" calcext:value-type="float">
            <text:p>17.73906</text:p>
          </table:table-cell>
          <table:table-cell office:value-type="float" office:value="0" calcext:value-type="float">
            <text:p>0</text:p>
          </table:table-cell>
          <table:table-cell office:value-type="float" office:value="6156456" calcext:value-type="float">
            <text:p>615645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6</text:p>
          </table:table-cell>
          <table:table-cell office:value-type="float" office:value="0.922499" calcext:value-type="float">
            <text:p>0.922499</text:p>
          </table:table-cell>
          <table:table-cell office:value-type="float" office:value="4.168332" calcext:value-type="float">
            <text:p>4.168332</text:p>
          </table:table-cell>
          <table:table-cell office:value-type="float" office:value="0" calcext:value-type="float">
            <text:p>0</text:p>
          </table:table-cell>
          <table:table-cell office:value-type="float" office:value="1542015" calcext:value-type="float">
            <text:p>154201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7</text:p>
          </table:table-cell>
          <table:table-cell office:value-type="float" office:value="0.534568" calcext:value-type="float">
            <text:p>0.534568</text:p>
          </table:table-cell>
          <table:table-cell office:value-type="float" office:value="0.695456" calcext:value-type="float">
            <text:p>0.695456</text:p>
          </table:table-cell>
          <table:table-cell office:value-type="float" office:value="0" calcext:value-type="float">
            <text:p>0</text:p>
          </table:table-cell>
          <table:table-cell office:value-type="float" office:value="216034" calcext:value-type="float">
            <text:p>2160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8</text:p>
          </table:table-cell>
          <table:table-cell office:value-type="float" office:value="0.805774" calcext:value-type="float">
            <text:p>0.805774</text:p>
          </table:table-cell>
          <table:table-cell office:value-type="float" office:value="2.575135" calcext:value-type="float">
            <text:p>2.575135</text:p>
          </table:table-cell>
          <table:table-cell office:value-type="float" office:value="0" calcext:value-type="float">
            <text:p>0</text:p>
          </table:table-cell>
          <table:table-cell office:value-type="float" office:value="683194" calcext:value-type="float">
            <text:p>6831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29</text:p>
          </table:table-cell>
          <table:table-cell office:value-type="float" office:value="0.681017" calcext:value-type="float">
            <text:p>0.681017</text:p>
          </table:table-cell>
          <table:table-cell office:value-type="float" office:value="1.058569" calcext:value-type="float">
            <text:p>1.058569</text:p>
          </table:table-cell>
          <table:table-cell office:value-type="float" office:value="0" calcext:value-type="float">
            <text:p>0</text:p>
          </table:table-cell>
          <table:table-cell office:value-type="float" office:value="329170" calcext:value-type="float">
            <text:p>3291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0</text:p>
          </table:table-cell>
          <table:table-cell office:value-type="float" office:value="0.673648" calcext:value-type="float">
            <text:p>0.673648</text:p>
          </table:table-cell>
          <table:table-cell office:value-type="float" office:value="1.407538" calcext:value-type="float">
            <text:p>1.407538</text:p>
          </table:table-cell>
          <table:table-cell office:value-type="float" office:value="0" calcext:value-type="float">
            <text:p>0</text:p>
          </table:table-cell>
          <table:table-cell office:value-type="float" office:value="421504" calcext:value-type="float">
            <text:p>4215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1</text:p>
          </table:table-cell>
          <table:table-cell office:value-type="float" office:value="0.708523" calcext:value-type="float">
            <text:p>0.708523</text:p>
          </table:table-cell>
          <table:table-cell office:value-type="float" office:value="2.952079" calcext:value-type="float">
            <text:p>2.952079</text:p>
          </table:table-cell>
          <table:table-cell office:value-type="float" office:value="0" calcext:value-type="float">
            <text:p>0</text:p>
          </table:table-cell>
          <table:table-cell office:value-type="float" office:value="1105226" calcext:value-type="float">
            <text:p>110522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2</text:p>
          </table:table-cell>
          <table:table-cell office:value-type="float" office:value="0.694773" calcext:value-type="float">
            <text:p>0.694773</text:p>
          </table:table-cell>
          <table:table-cell office:value-type="float" office:value="4.707591" calcext:value-type="float">
            <text:p>4.707591</text:p>
          </table:table-cell>
          <table:table-cell office:value-type="float" office:value="0" calcext:value-type="float">
            <text:p>0</text:p>
          </table:table-cell>
          <table:table-cell office:value-type="float" office:value="1745457" calcext:value-type="float">
            <text:p>17454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3</text:p>
          </table:table-cell>
          <table:table-cell office:value-type="float" office:value="0.708676" calcext:value-type="float">
            <text:p>0.708676</text:p>
          </table:table-cell>
          <table:table-cell office:value-type="float" office:value="2.069876" calcext:value-type="float">
            <text:p>2.069876</text:p>
          </table:table-cell>
          <table:table-cell office:value-type="float" office:value="0" calcext:value-type="float">
            <text:p>0</text:p>
          </table:table-cell>
          <table:table-cell office:value-type="float" office:value="806950" calcext:value-type="float">
            <text:p>8069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4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3.833569" calcext:value-type="float">
            <text:p>3.833569</text:p>
          </table:table-cell>
          <table:table-cell office:value-type="float" office:value="0" calcext:value-type="float">
            <text:p>0</text:p>
          </table:table-cell>
          <table:table-cell office:value-type="float" office:value="1741331" calcext:value-type="float">
            <text:p>17413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5</text:p>
          </table:table-cell>
          <table:table-cell office:value-type="float" office:value="0.554929" calcext:value-type="float">
            <text:p>0.554929</text:p>
          </table:table-cell>
          <table:table-cell office:value-type="float" office:value="1.875759" calcext:value-type="float">
            <text:p>1.875759</text:p>
          </table:table-cell>
          <table:table-cell office:value-type="float" office:value="0" calcext:value-type="float">
            <text:p>0</text:p>
          </table:table-cell>
          <table:table-cell office:value-type="float" office:value="662233" calcext:value-type="float">
            <text:p>6622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6</text:p>
          </table:table-cell>
          <table:table-cell office:value-type="float" office:value="0.573287" calcext:value-type="float">
            <text:p>0.573287</text:p>
          </table:table-cell>
          <table:table-cell office:value-type="float" office:value="1.020492" calcext:value-type="float">
            <text:p>1.020492</text:p>
          </table:table-cell>
          <table:table-cell office:value-type="float" office:value="0" calcext:value-type="float">
            <text:p>0</text:p>
          </table:table-cell>
          <table:table-cell office:value-type="float" office:value="196791" calcext:value-type="float">
            <text:p>1967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7</text:p>
          </table:table-cell>
          <table:table-cell office:value-type="float" office:value="0.491343" calcext:value-type="float">
            <text:p>0.491343</text:p>
          </table:table-cell>
          <table:table-cell office:value-type="float" office:value="1.134081" calcext:value-type="float">
            <text:p>1.134081</text:p>
          </table:table-cell>
          <table:table-cell office:value-type="float" office:value="0" calcext:value-type="float">
            <text:p>0</text:p>
          </table:table-cell>
          <table:table-cell office:value-type="float" office:value="281171" calcext:value-type="float">
            <text:p>2811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8</text:p>
          </table:table-cell>
          <table:table-cell office:value-type="float" office:value="0.457854" calcext:value-type="float">
            <text:p>0.457854</text:p>
          </table:table-cell>
          <table:table-cell office:value-type="float" office:value="0.745812" calcext:value-type="float">
            <text:p>0.745812</text:p>
          </table:table-cell>
          <table:table-cell office:value-type="float" office:value="0" calcext:value-type="float">
            <text:p>0</text:p>
          </table:table-cell>
          <table:table-cell office:value-type="float" office:value="190278" calcext:value-type="float">
            <text:p>1902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39</text:p>
          </table:table-cell>
          <table:table-cell office:value-type="float" office:value="0.399544" calcext:value-type="float">
            <text:p>0.399544</text:p>
          </table:table-cell>
          <table:table-cell office:value-type="float" office:value="0.748454" calcext:value-type="float">
            <text:p>0.748454</text:p>
          </table:table-cell>
          <table:table-cell office:value-type="float" office:value="0" calcext:value-type="float">
            <text:p>0</text:p>
          </table:table-cell>
          <table:table-cell office:value-type="float" office:value="270800" calcext:value-type="float">
            <text:p>2708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0</text:p>
          </table:table-cell>
          <table:table-cell office:value-type="float" office:value="0.372644" calcext:value-type="float">
            <text:p>0.372644</text:p>
          </table:table-cell>
          <table:table-cell office:value-type="float" office:value="1.021184" calcext:value-type="float">
            <text:p>1.021184</text:p>
          </table:table-cell>
          <table:table-cell office:value-type="float" office:value="0" calcext:value-type="float">
            <text:p>0</text:p>
          </table:table-cell>
          <table:table-cell office:value-type="float" office:value="397045" calcext:value-type="float">
            <text:p>3970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1</text:p>
          </table:table-cell>
          <table:table-cell office:value-type="float" office:value="0.322315" calcext:value-type="float">
            <text:p>0.322315</text:p>
          </table:table-cell>
          <table:table-cell office:value-type="float" office:value="0.508428" calcext:value-type="float">
            <text:p>0.508428</text:p>
          </table:table-cell>
          <table:table-cell office:value-type="float" office:value="0" calcext:value-type="float">
            <text:p>0</text:p>
          </table:table-cell>
          <table:table-cell office:value-type="float" office:value="94234" calcext:value-type="float">
            <text:p>942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2</text:p>
          </table:table-cell>
          <table:table-cell office:value-type="float" office:value="0.394713" calcext:value-type="float">
            <text:p>0.394713</text:p>
          </table:table-cell>
          <table:table-cell office:value-type="float" office:value="1.099111" calcext:value-type="float">
            <text:p>1.099111</text:p>
          </table:table-cell>
          <table:table-cell office:value-type="float" office:value="0" calcext:value-type="float">
            <text:p>0</text:p>
          </table:table-cell>
          <table:table-cell office:value-type="float" office:value="240202" calcext:value-type="float">
            <text:p>2402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3</text:p>
          </table:table-cell>
          <table:table-cell office:value-type="float" office:value="0.443267" calcext:value-type="float">
            <text:p>0.443267</text:p>
          </table:table-cell>
          <table:table-cell office:value-type="float" office:value="0.843483" calcext:value-type="float">
            <text:p>0.843483</text:p>
          </table:table-cell>
          <table:table-cell office:value-type="float" office:value="0" calcext:value-type="float">
            <text:p>0</text:p>
          </table:table-cell>
          <table:table-cell office:value-type="float" office:value="291538" calcext:value-type="float">
            <text:p>2915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4</text:p>
          </table:table-cell>
          <table:table-cell office:value-type="float" office:value="0.260734" calcext:value-type="float">
            <text:p>0.260734</text:p>
          </table:table-cell>
          <table:table-cell office:value-type="float" office:value="0.605859" calcext:value-type="float">
            <text:p>0.605859</text:p>
          </table:table-cell>
          <table:table-cell office:value-type="float" office:value="0" calcext:value-type="float">
            <text:p>0</text:p>
          </table:table-cell>
          <table:table-cell office:value-type="float" office:value="109079" calcext:value-type="float">
            <text:p>1090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5</text:p>
          </table:table-cell>
          <table:table-cell office:value-type="float" office:value="0.278248" calcext:value-type="float">
            <text:p>0.278248</text:p>
          </table:table-cell>
          <table:table-cell office:value-type="float" office:value="0.71109" calcext:value-type="float">
            <text:p>0.71109</text:p>
          </table:table-cell>
          <table:table-cell office:value-type="float" office:value="0" calcext:value-type="float">
            <text:p>0</text:p>
          </table:table-cell>
          <table:table-cell office:value-type="float" office:value="160245" calcext:value-type="float">
            <text:p>1602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6</text:p>
          </table:table-cell>
          <table:table-cell office:value-type="float" office:value="0.298145" calcext:value-type="float">
            <text:p>0.298145</text:p>
          </table:table-cell>
          <table:table-cell office:value-type="float" office:value="0.674826" calcext:value-type="float">
            <text:p>0.674826</text:p>
          </table:table-cell>
          <table:table-cell office:value-type="float" office:value="0" calcext:value-type="float">
            <text:p>0</text:p>
          </table:table-cell>
          <table:table-cell office:value-type="float" office:value="314176" calcext:value-type="float">
            <text:p>3141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7</text:p>
          </table:table-cell>
          <table:table-cell office:value-type="float" office:value="0.228137" calcext:value-type="float">
            <text:p>0.228137</text:p>
          </table:table-cell>
          <table:table-cell office:value-type="float" office:value="0.31608" calcext:value-type="float">
            <text:p>0.31608</text:p>
          </table:table-cell>
          <table:table-cell office:value-type="float" office:value="0" calcext:value-type="float">
            <text:p>0</text:p>
          </table:table-cell>
          <table:table-cell office:value-type="float" office:value="49267" calcext:value-type="float">
            <text:p>492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8</text:p>
          </table:table-cell>
          <table:table-cell office:value-type="float" office:value="0.229505" calcext:value-type="float">
            <text:p>0.229505</text:p>
          </table:table-cell>
          <table:table-cell office:value-type="float" office:value="0.550354" calcext:value-type="float">
            <text:p>0.550354</text:p>
          </table:table-cell>
          <table:table-cell office:value-type="float" office:value="0" calcext:value-type="float">
            <text:p>0</text:p>
          </table:table-cell>
          <table:table-cell office:value-type="float" office:value="476988" calcext:value-type="float">
            <text:p>4769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49</text:p>
          </table:table-cell>
          <table:table-cell office:value-type="float" office:value="0.189298" calcext:value-type="float">
            <text:p>0.189298</text:p>
          </table:table-cell>
          <table:table-cell office:value-type="float" office:value="0.540201" calcext:value-type="float">
            <text:p>0.540201</text:p>
          </table:table-cell>
          <table:table-cell office:value-type="float" office:value="0" calcext:value-type="float">
            <text:p>0</text:p>
          </table:table-cell>
          <table:table-cell office:value-type="float" office:value="311748" calcext:value-type="float">
            <text:p>3117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0</text:p>
          </table:table-cell>
          <table:table-cell office:value-type="float" office:value="0.311671" calcext:value-type="float">
            <text:p>0.311671</text:p>
          </table:table-cell>
          <table:table-cell office:value-type="float" office:value="0.724003" calcext:value-type="float">
            <text:p>0.724003</text:p>
          </table:table-cell>
          <table:table-cell office:value-type="float" office:value="0" calcext:value-type="float">
            <text:p>0</text:p>
          </table:table-cell>
          <table:table-cell office:value-type="float" office:value="132432" calcext:value-type="float">
            <text:p>1324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1</text:p>
          </table:table-cell>
          <table:table-cell office:value-type="float" office:value="0.239973" calcext:value-type="float">
            <text:p>0.239973</text:p>
          </table:table-cell>
          <table:table-cell office:value-type="float" office:value="0.57613" calcext:value-type="float">
            <text:p>0.57613</text:p>
          </table:table-cell>
          <table:table-cell office:value-type="float" office:value="0" calcext:value-type="float">
            <text:p>0</text:p>
          </table:table-cell>
          <table:table-cell office:value-type="float" office:value="344367" calcext:value-type="float">
            <text:p>3443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2</text:p>
          </table:table-cell>
          <table:table-cell office:value-type="float" office:value="0.288055" calcext:value-type="float">
            <text:p>0.288055</text:p>
          </table:table-cell>
          <table:table-cell office:value-type="float" office:value="0.48279" calcext:value-type="float">
            <text:p>0.48279</text:p>
          </table:table-cell>
          <table:table-cell office:value-type="float" office:value="0" calcext:value-type="float">
            <text:p>0</text:p>
          </table:table-cell>
          <table:table-cell office:value-type="float" office:value="100362" calcext:value-type="float">
            <text:p>1003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3</text:p>
          </table:table-cell>
          <table:table-cell office:value-type="float" office:value="0.286393" calcext:value-type="float">
            <text:p>0.286393</text:p>
          </table:table-cell>
          <table:table-cell office:value-type="float" office:value="0.428931" calcext:value-type="float">
            <text:p>0.428931</text:p>
          </table:table-cell>
          <table:table-cell office:value-type="float" office:value="0" calcext:value-type="float">
            <text:p>0</text:p>
          </table:table-cell>
          <table:table-cell office:value-type="float" office:value="120941" calcext:value-type="float">
            <text:p>12094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4</text:p>
          </table:table-cell>
          <table:table-cell office:value-type="float" office:value="0.297753" calcext:value-type="float">
            <text:p>0.297753</text:p>
          </table:table-cell>
          <table:table-cell office:value-type="float" office:value="0.307371" calcext:value-type="float">
            <text:p>0.307371</text:p>
          </table:table-cell>
          <table:table-cell office:value-type="float" office:value="0" calcext:value-type="float">
            <text:p>0</text:p>
          </table:table-cell>
          <table:table-cell office:value-type="float" office:value="44527" calcext:value-type="float">
            <text:p>445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5</text:p>
          </table:table-cell>
          <table:table-cell office:value-type="float" office:value="0.446626" calcext:value-type="float">
            <text:p>0.446626</text:p>
          </table:table-cell>
          <table:table-cell office:value-type="float" office:value="0.966836" calcext:value-type="float">
            <text:p>0.966836</text:p>
          </table:table-cell>
          <table:table-cell office:value-type="float" office:value="0" calcext:value-type="float">
            <text:p>0</text:p>
          </table:table-cell>
          <table:table-cell office:value-type="float" office:value="230698" calcext:value-type="float">
            <text:p>2306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6</text:p>
          </table:table-cell>
          <table:table-cell office:value-type="float" office:value="0.351596" calcext:value-type="float">
            <text:p>0.351596</text:p>
          </table:table-cell>
          <table:table-cell office:value-type="float" office:value="0.626126" calcext:value-type="float">
            <text:p>0.626126</text:p>
          </table:table-cell>
          <table:table-cell office:value-type="float" office:value="0" calcext:value-type="float">
            <text:p>0</text:p>
          </table:table-cell>
          <table:table-cell office:value-type="float" office:value="95320" calcext:value-type="float">
            <text:p>953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89128" calcext:value-type="float">
            <text:p>0.489128</text:p>
          </table:table-cell>
          <table:table-cell office:value-type="float" office:value="0" calcext:value-type="float">
            <text:p>0</text:p>
          </table:table-cell>
          <table:table-cell office:value-type="float" office:value="68949" calcext:value-type="float">
            <text:p>6894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8</text:p>
          </table:table-cell>
          <table:table-cell office:value-type="float" office:value="0.570924" calcext:value-type="float">
            <text:p>0.570924</text:p>
          </table:table-cell>
          <table:table-cell office:value-type="float" office:value="0.481673" calcext:value-type="float">
            <text:p>0.481673</text:p>
          </table:table-cell>
          <table:table-cell office:value-type="float" office:value="0" calcext:value-type="float">
            <text:p>0</text:p>
          </table:table-cell>
          <table:table-cell office:value-type="float" office:value="55666" calcext:value-type="float">
            <text:p>556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8:59</text:p>
          </table:table-cell>
          <table:table-cell office:value-type="float" office:value="0.325015" calcext:value-type="float">
            <text:p>0.325015</text:p>
          </table:table-cell>
          <table:table-cell office:value-type="float" office:value="0.547406" calcext:value-type="float">
            <text:p>0.547406</text:p>
          </table:table-cell>
          <table:table-cell office:value-type="float" office:value="0" calcext:value-type="float">
            <text:p>0</text:p>
          </table:table-cell>
          <table:table-cell office:value-type="float" office:value="66422" calcext:value-type="float">
            <text:p>664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0</text:p>
          </table:table-cell>
          <table:table-cell office:value-type="float" office:value="0.276863" calcext:value-type="float">
            <text:p>0.276863</text:p>
          </table:table-cell>
          <table:table-cell office:value-type="float" office:value="0.445433" calcext:value-type="float">
            <text:p>0.445433</text:p>
          </table:table-cell>
          <table:table-cell office:value-type="float" office:value="0" calcext:value-type="float">
            <text:p>0</text:p>
          </table:table-cell>
          <table:table-cell office:value-type="float" office:value="50109" calcext:value-type="float">
            <text:p>501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1</text:p>
          </table:table-cell>
          <table:table-cell office:value-type="float" office:value="0.437279" calcext:value-type="float">
            <text:p>0.437279</text:p>
          </table:table-cell>
          <table:table-cell office:value-type="float" office:value="0.303377" calcext:value-type="float">
            <text:p>0.303377</text:p>
          </table:table-cell>
          <table:table-cell office:value-type="float" office:value="0" calcext:value-type="float">
            <text:p>0</text:p>
          </table:table-cell>
          <table:table-cell office:value-type="float" office:value="38193" calcext:value-type="float">
            <text:p>381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2</text:p>
          </table:table-cell>
          <table:table-cell office:value-type="float" office:value="0.22833" calcext:value-type="float">
            <text:p>0.22833</text:p>
          </table:table-cell>
          <table:table-cell office:value-type="float" office:value="0.399534" calcext:value-type="float">
            <text:p>0.399534</text:p>
          </table:table-cell>
          <table:table-cell office:value-type="float" office:value="0" calcext:value-type="float">
            <text:p>0</text:p>
          </table:table-cell>
          <table:table-cell office:value-type="float" office:value="444584" calcext:value-type="float">
            <text:p>4445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3</text:p>
          </table:table-cell>
          <table:table-cell office:value-type="float" office:value="0.218184" calcext:value-type="float">
            <text:p>0.218184</text:p>
          </table:table-cell>
          <table:table-cell office:value-type="float" office:value="0.193253" calcext:value-type="float">
            <text:p>0.193253</text:p>
          </table:table-cell>
          <table:table-cell office:value-type="float" office:value="0" calcext:value-type="float">
            <text:p>0</text:p>
          </table:table-cell>
          <table:table-cell office:value-type="float" office:value="39385" calcext:value-type="float">
            <text:p>393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4</text:p>
          </table:table-cell>
          <table:table-cell office:value-type="float" office:value="0.219851" calcext:value-type="float">
            <text:p>0.219851</text:p>
          </table:table-cell>
          <table:table-cell office:value-type="float" office:value="0.271318" calcext:value-type="float">
            <text:p>0.271318</text:p>
          </table:table-cell>
          <table:table-cell office:value-type="float" office:value="0" calcext:value-type="float">
            <text:p>0</text:p>
          </table:table-cell>
          <table:table-cell office:value-type="float" office:value="113532" calcext:value-type="float">
            <text:p>1135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5</text:p>
          </table:table-cell>
          <table:table-cell office:value-type="float" office:value="0.126035" calcext:value-type="float">
            <text:p>0.126035</text:p>
          </table:table-cell>
          <table:table-cell office:value-type="float" office:value="0.228514" calcext:value-type="float">
            <text:p>0.228514</text:p>
          </table:table-cell>
          <table:table-cell office:value-type="float" office:value="0" calcext:value-type="float">
            <text:p>0</text:p>
          </table:table-cell>
          <table:table-cell office:value-type="float" office:value="74476" calcext:value-type="float">
            <text:p>744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6</text:p>
          </table:table-cell>
          <table:table-cell office:value-type="float" office:value="0.190693" calcext:value-type="float">
            <text:p>0.190693</text:p>
          </table:table-cell>
          <table:table-cell office:value-type="float" office:value="0.129356" calcext:value-type="float">
            <text:p>0.129356</text:p>
          </table:table-cell>
          <table:table-cell office:value-type="float" office:value="0" calcext:value-type="float">
            <text:p>0</text:p>
          </table:table-cell>
          <table:table-cell office:value-type="float" office:value="37993" calcext:value-type="float">
            <text:p>37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7</text:p>
          </table:table-cell>
          <table:table-cell office:value-type="float" office:value="0.192506" calcext:value-type="float">
            <text:p>0.192506</text:p>
          </table:table-cell>
          <table:table-cell office:value-type="float" office:value="0.256025" calcext:value-type="float">
            <text:p>0.256025</text:p>
          </table:table-cell>
          <table:table-cell office:value-type="float" office:value="0" calcext:value-type="float">
            <text:p>0</text:p>
          </table:table-cell>
          <table:table-cell office:value-type="float" office:value="104376" calcext:value-type="float">
            <text:p>1043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8</text:p>
          </table:table-cell>
          <table:table-cell office:value-type="float" office:value="0.172612" calcext:value-type="float">
            <text:p>0.172612</text:p>
          </table:table-cell>
          <table:table-cell office:value-type="float" office:value="0.285715" calcext:value-type="float">
            <text:p>0.285715</text:p>
          </table:table-cell>
          <table:table-cell office:value-type="float" office:value="0" calcext:value-type="float">
            <text:p>0</text:p>
          </table:table-cell>
          <table:table-cell office:value-type="float" office:value="88852" calcext:value-type="float">
            <text:p>888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09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240536" calcext:value-type="float">
            <text:p>0.240536</text:p>
          </table:table-cell>
          <table:table-cell office:value-type="float" office:value="0" calcext:value-type="float">
            <text:p>0</text:p>
          </table:table-cell>
          <table:table-cell office:value-type="float" office:value="89497" calcext:value-type="float">
            <text:p>894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0</text:p>
          </table:table-cell>
          <table:table-cell office:value-type="float" office:value="0.219088" calcext:value-type="float">
            <text:p>0.219088</text:p>
          </table:table-cell>
          <table:table-cell office:value-type="float" office:value="0.260648" calcext:value-type="float">
            <text:p>0.260648</text:p>
          </table:table-cell>
          <table:table-cell office:value-type="float" office:value="0" calcext:value-type="float">
            <text:p>0</text:p>
          </table:table-cell>
          <table:table-cell office:value-type="float" office:value="84471" calcext:value-type="float">
            <text:p>844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1</text:p>
          </table:table-cell>
          <table:table-cell office:value-type="float" office:value="0.130878" calcext:value-type="float">
            <text:p>0.130878</text:p>
          </table:table-cell>
          <table:table-cell office:value-type="float" office:value="0.257475" calcext:value-type="float">
            <text:p>0.257475</text:p>
          </table:table-cell>
          <table:table-cell office:value-type="float" office:value="0" calcext:value-type="float">
            <text:p>0</text:p>
          </table:table-cell>
          <table:table-cell office:value-type="float" office:value="137594" calcext:value-type="float">
            <text:p>1375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2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0.11422" calcext:value-type="float">
            <text:p>0.11422</text:p>
          </table:table-cell>
          <table:table-cell office:value-type="float" office:value="0" calcext:value-type="float">
            <text:p>0</text:p>
          </table:table-cell>
          <table:table-cell office:value-type="float" office:value="26594" calcext:value-type="float">
            <text:p>265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3</text:p>
          </table:table-cell>
          <table:table-cell office:value-type="float" office:value="0.187128" calcext:value-type="float">
            <text:p>0.187128</text:p>
          </table:table-cell>
          <table:table-cell office:value-type="float" office:value="0.290675" calcext:value-type="float">
            <text:p>0.290675</text:p>
          </table:table-cell>
          <table:table-cell office:value-type="float" office:value="0" calcext:value-type="float">
            <text:p>0</text:p>
          </table:table-cell>
          <table:table-cell office:value-type="float" office:value="196434" calcext:value-type="float">
            <text:p>1964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4</text:p>
          </table:table-cell>
          <table:table-cell office:value-type="float" office:value="0.137504" calcext:value-type="float">
            <text:p>0.137504</text:p>
          </table:table-cell>
          <table:table-cell office:value-type="float" office:value="0.201566" calcext:value-type="float">
            <text:p>0.201566</text:p>
          </table:table-cell>
          <table:table-cell office:value-type="float" office:value="0" calcext:value-type="float">
            <text:p>0</text:p>
          </table:table-cell>
          <table:table-cell office:value-type="float" office:value="105522" calcext:value-type="float">
            <text:p>1055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5</text:p>
          </table:table-cell>
          <table:table-cell office:value-type="float" office:value="0.139187" calcext:value-type="float">
            <text:p>0.139187</text:p>
          </table:table-cell>
          <table:table-cell office:value-type="float" office:value="0.262931" calcext:value-type="float">
            <text:p>0.262931</text:p>
          </table:table-cell>
          <table:table-cell office:value-type="float" office:value="0" calcext:value-type="float">
            <text:p>0</text:p>
          </table:table-cell>
          <table:table-cell office:value-type="float" office:value="136247" calcext:value-type="float">
            <text:p>1362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6</text:p>
          </table:table-cell>
          <table:table-cell office:value-type="float" office:value="0.123394" calcext:value-type="float">
            <text:p>0.123394</text:p>
          </table:table-cell>
          <table:table-cell office:value-type="float" office:value="0.236103" calcext:value-type="float">
            <text:p>0.236103</text:p>
          </table:table-cell>
          <table:table-cell office:value-type="float" office:value="0" calcext:value-type="float">
            <text:p>0</text:p>
          </table:table-cell>
          <table:table-cell office:value-type="float" office:value="142871" calcext:value-type="float">
            <text:p>1428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7</text:p>
          </table:table-cell>
          <table:table-cell office:value-type="float" office:value="0.105316" calcext:value-type="float">
            <text:p>0.105316</text:p>
          </table:table-cell>
          <table:table-cell office:value-type="float" office:value="0.130477" calcext:value-type="float">
            <text:p>0.130477</text:p>
          </table:table-cell>
          <table:table-cell office:value-type="float" office:value="0" calcext:value-type="float">
            <text:p>0</text:p>
          </table:table-cell>
          <table:table-cell office:value-type="float" office:value="61735" calcext:value-type="float">
            <text:p>617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8</text:p>
          </table:table-cell>
          <table:table-cell office:value-type="float" office:value="0.106354" calcext:value-type="float">
            <text:p>0.106354</text:p>
          </table:table-cell>
          <table:table-cell office:value-type="float" office:value="0.133566" calcext:value-type="float">
            <text:p>0.133566</text:p>
          </table:table-cell>
          <table:table-cell office:value-type="float" office:value="0" calcext:value-type="float">
            <text:p>0</text:p>
          </table:table-cell>
          <table:table-cell office:value-type="float" office:value="99037" calcext:value-type="float">
            <text:p>990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19</text:p>
          </table:table-cell>
          <table:table-cell office:value-type="float" office:value="0.112962" calcext:value-type="float">
            <text:p>0.112962</text:p>
          </table:table-cell>
          <table:table-cell office:value-type="float" office:value="0.183043" calcext:value-type="float">
            <text:p>0.183043</text:p>
          </table:table-cell>
          <table:table-cell office:value-type="float" office:value="0" calcext:value-type="float">
            <text:p>0</text:p>
          </table:table-cell>
          <table:table-cell office:value-type="float" office:value="136046" calcext:value-type="float">
            <text:p>1360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0</text:p>
          </table:table-cell>
          <table:table-cell office:value-type="float" office:value="0.097334" calcext:value-type="float">
            <text:p>0.097334</text:p>
          </table:table-cell>
          <table:table-cell office:value-type="float" office:value="0.111788" calcext:value-type="float">
            <text:p>0.111788</text:p>
          </table:table-cell>
          <table:table-cell office:value-type="float" office:value="0" calcext:value-type="float">
            <text:p>0</text:p>
          </table:table-cell>
          <table:table-cell office:value-type="float" office:value="55194" calcext:value-type="float">
            <text:p>551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1</text:p>
          </table:table-cell>
          <table:table-cell office:value-type="float" office:value="0.078152" calcext:value-type="float">
            <text:p>0.078152</text:p>
          </table:table-cell>
          <table:table-cell office:value-type="float" office:value="0.101524" calcext:value-type="float">
            <text:p>0.101524</text:p>
          </table:table-cell>
          <table:table-cell office:value-type="float" office:value="0" calcext:value-type="float">
            <text:p>0</text:p>
          </table:table-cell>
          <table:table-cell office:value-type="float" office:value="127229" calcext:value-type="float">
            <text:p>1272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2</text:p>
          </table:table-cell>
          <table:table-cell office:value-type="float" office:value="0.062305" calcext:value-type="float">
            <text:p>0.062305</text:p>
          </table:table-cell>
          <table:table-cell office:value-type="float" office:value="0.079872" calcext:value-type="float">
            <text:p>0.079872</text:p>
          </table:table-cell>
          <table:table-cell office:value-type="float" office:value="0" calcext:value-type="float">
            <text:p>0</text:p>
          </table:table-cell>
          <table:table-cell office:value-type="float" office:value="78966" calcext:value-type="float">
            <text:p>789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3</text:p>
          </table:table-cell>
          <table:table-cell office:value-type="float" office:value="0.056134" calcext:value-type="float">
            <text:p>0.056134</text:p>
          </table:table-cell>
          <table:table-cell office:value-type="float" office:value="0.05166" calcext:value-type="float">
            <text:p>0.05166</text:p>
          </table:table-cell>
          <table:table-cell office:value-type="float" office:value="0" calcext:value-type="float">
            <text:p>0</text:p>
          </table:table-cell>
          <table:table-cell office:value-type="float" office:value="46649" calcext:value-type="float">
            <text:p>466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4</text:p>
          </table:table-cell>
          <table:table-cell office:value-type="float" office:value="0.031396" calcext:value-type="float">
            <text:p>0.031396</text:p>
          </table:table-cell>
          <table:table-cell office:value-type="float" office:value="0.341674" calcext:value-type="float">
            <text:p>0.341674</text:p>
          </table:table-cell>
          <table:table-cell office:value-type="float" office:value="0" calcext:value-type="float">
            <text:p>0</text:p>
          </table:table-cell>
          <table:table-cell office:value-type="float" office:value="121632" calcext:value-type="float">
            <text:p>1216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5</text:p>
          </table:table-cell>
          <table:table-cell office:value-type="float" office:value="0.023048" calcext:value-type="float">
            <text:p>0.023048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" calcext:value-type="float">
            <text:p>0</text:p>
          </table:table-cell>
          <table:table-cell office:value-type="float" office:value="90622" calcext:value-type="float">
            <text:p>906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6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07984" calcext:value-type="float">
            <text:p>0.007984</text:p>
          </table:table-cell>
          <table:table-cell office:value-type="float" office:value="0" calcext:value-type="float">
            <text:p>0</text:p>
          </table:table-cell>
          <table:table-cell office:value-type="float" office:value="60917" calcext:value-type="float">
            <text:p>609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7</text:p>
          </table:table-cell>
          <table:table-cell office:value-type="float" office:value="0.016472" calcext:value-type="float">
            <text:p>0.016472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" calcext:value-type="float">
            <text:p>0</text:p>
          </table:table-cell>
          <table:table-cell office:value-type="float" office:value="41267" calcext:value-type="float">
            <text:p>412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8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11435" calcext:value-type="float">
            <text:p>0.011435</text:p>
          </table:table-cell>
          <table:table-cell office:value-type="float" office:value="0" calcext:value-type="float">
            <text:p>0</text:p>
          </table:table-cell>
          <table:table-cell office:value-type="float" office:value="114977" calcext:value-type="float">
            <text:p>1149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29</text:p>
          </table:table-cell>
          <table:table-cell office:value-type="float" office:value="0.020925" calcext:value-type="float">
            <text:p>0.020925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" calcext:value-type="float">
            <text:p>0</text:p>
          </table:table-cell>
          <table:table-cell office:value-type="float" office:value="109817" calcext:value-type="float">
            <text:p>1098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0</text:p>
          </table:table-cell>
          <table:table-cell office:value-type="float" office:value="0.017444" calcext:value-type="float">
            <text:p>0.017444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" calcext:value-type="float">
            <text:p>0</text:p>
          </table:table-cell>
          <table:table-cell office:value-type="float" office:value="42051" calcext:value-type="float">
            <text:p>420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1</text:p>
          </table:table-cell>
          <table:table-cell office:value-type="float" office:value="0.012177" calcext:value-type="float">
            <text:p>0.01217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" calcext:value-type="float">
            <text:p>0</text:p>
          </table:table-cell>
          <table:table-cell office:value-type="float" office:value="21075" calcext:value-type="float">
            <text:p>210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2</text:p>
          </table:table-cell>
          <table:table-cell office:value-type="float" office:value="0.012167" calcext:value-type="float">
            <text:p>0.012167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" calcext:value-type="float">
            <text:p>0</text:p>
          </table:table-cell>
          <table:table-cell office:value-type="float" office:value="15633" calcext:value-type="float">
            <text:p>156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3</text:p>
          </table:table-cell>
          <table:table-cell office:value-type="float" office:value="0.022344" calcext:value-type="float">
            <text:p>0.022344</text:p>
          </table:table-cell>
          <table:table-cell office:value-type="float" office:value="0.294975" calcext:value-type="float">
            <text:p>0.294975</text:p>
          </table:table-cell>
          <table:table-cell office:value-type="float" office:value="0" calcext:value-type="float">
            <text:p>0</text:p>
          </table:table-cell>
          <table:table-cell office:value-type="float" office:value="29650" calcext:value-type="float">
            <text:p>296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4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" calcext:value-type="float">
            <text:p>0</text:p>
          </table:table-cell>
          <table:table-cell office:value-type="float" office:value="64329" calcext:value-type="float">
            <text:p>64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5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" calcext:value-type="float">
            <text:p>0</text:p>
          </table:table-cell>
          <table:table-cell office:value-type="float" office:value="61816" calcext:value-type="float">
            <text:p>618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6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0" calcext:value-type="float">
            <text:p>0</text:p>
          </table:table-cell>
          <table:table-cell office:value-type="float" office:value="44306" calcext:value-type="float">
            <text:p>443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7</text:p>
          </table:table-cell>
          <table:table-cell office:value-type="float" office:value="0.015607" calcext:value-type="float">
            <text:p>0.015607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" calcext:value-type="float">
            <text:p>0</text:p>
          </table:table-cell>
          <table:table-cell office:value-type="float" office:value="73141" calcext:value-type="float">
            <text:p>731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8</text:p>
          </table:table-cell>
          <table:table-cell office:value-type="float" office:value="0.013656" calcext:value-type="float">
            <text:p>0.013656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" calcext:value-type="float">
            <text:p>0</text:p>
          </table:table-cell>
          <table:table-cell office:value-type="float" office:value="45554" calcext:value-type="float">
            <text:p>455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39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office:value-type="float" office:value="65557" calcext:value-type="float">
            <text:p>655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0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" calcext:value-type="float">
            <text:p>0</text:p>
          </table:table-cell>
          <table:table-cell office:value-type="float" office:value="45765" calcext:value-type="float">
            <text:p>457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1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" calcext:value-type="float">
            <text:p>0</text:p>
          </table:table-cell>
          <table:table-cell office:value-type="float" office:value="25252" calcext:value-type="float">
            <text:p>252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2</text:p>
          </table:table-cell>
          <table:table-cell office:value-type="float" office:value="0.012884" calcext:value-type="float">
            <text:p>0.012884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  <table:table-cell office:value-type="float" office:value="42676" calcext:value-type="float">
            <text:p>426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" calcext:value-type="float">
            <text:p>0</text:p>
          </table:table-cell>
          <table:table-cell office:value-type="float" office:value="89528" calcext:value-type="float">
            <text:p>895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4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09045" calcext:value-type="float">
            <text:p>0.009045</text:p>
          </table:table-cell>
          <table:table-cell office:value-type="float" office:value="0" calcext:value-type="float">
            <text:p>0</text:p>
          </table:table-cell>
          <table:table-cell office:value-type="float" office:value="54865" calcext:value-type="float">
            <text:p>548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5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0.547509" calcext:value-type="float">
            <text:p>0.547509</text:p>
          </table:table-cell>
          <table:table-cell office:value-type="float" office:value="0" calcext:value-type="float">
            <text:p>0</text:p>
          </table:table-cell>
          <table:table-cell office:value-type="float" office:value="14794" calcext:value-type="float">
            <text:p>147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6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253376" calcext:value-type="float">
            <text:p>0.253376</text:p>
          </table:table-cell>
          <table:table-cell office:value-type="float" office:value="0" calcext:value-type="float">
            <text:p>0</text:p>
          </table:table-cell>
          <table:table-cell office:value-type="float" office:value="52242" calcext:value-type="float">
            <text:p>522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7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65112" calcext:value-type="float">
            <text:p>0.65112</text:p>
          </table:table-cell>
          <table:table-cell office:value-type="float" office:value="0" calcext:value-type="float">
            <text:p>0</text:p>
          </table:table-cell>
          <table:table-cell office:value-type="float" office:value="65776" calcext:value-type="float">
            <text:p>65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8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" calcext:value-type="float">
            <text:p>0</text:p>
          </table:table-cell>
          <table:table-cell office:value-type="float" office:value="71718" calcext:value-type="float">
            <text:p>717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49</text:p>
          </table:table-cell>
          <table:table-cell office:value-type="float" office:value="0.013944" calcext:value-type="float">
            <text:p>0.013944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" calcext:value-type="float">
            <text:p>0</text:p>
          </table:table-cell>
          <table:table-cell office:value-type="float" office:value="51604" calcext:value-type="float">
            <text:p>516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0</text:p>
          </table:table-cell>
          <table:table-cell office:value-type="float" office:value="0.016245" calcext:value-type="float">
            <text:p>0.016245</text:p>
          </table:table-cell>
          <table:table-cell office:value-type="float" office:value="0.004517" calcext:value-type="float">
            <text:p>0.004517</text:p>
          </table:table-cell>
          <table:table-cell office:value-type="float" office:value="0" calcext:value-type="float">
            <text:p>0</text:p>
          </table:table-cell>
          <table:table-cell office:value-type="float" office:value="84442" calcext:value-type="float">
            <text:p>844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1</text:p>
          </table:table-cell>
          <table:table-cell office:value-type="float" office:value="0.022619" calcext:value-type="float">
            <text:p>0.022619</text:p>
          </table:table-cell>
          <table:table-cell office:value-type="float" office:value="0.425682" calcext:value-type="float">
            <text:p>0.425682</text:p>
          </table:table-cell>
          <table:table-cell office:value-type="float" office:value="0" calcext:value-type="float">
            <text:p>0</text:p>
          </table:table-cell>
          <table:table-cell office:value-type="float" office:value="64487" calcext:value-type="float">
            <text:p>644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2</text:p>
          </table:table-cell>
          <table:table-cell office:value-type="float" office:value="0.013324" calcext:value-type="float">
            <text:p>0.013324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3</text:p>
          </table:table-cell>
          <table:table-cell office:value-type="float" office:value="0.031616" calcext:value-type="float">
            <text:p>0.031616</text:p>
          </table:table-cell>
          <table:table-cell office:value-type="float" office:value="0.430227" calcext:value-type="float">
            <text:p>0.430227</text:p>
          </table:table-cell>
          <table:table-cell office:value-type="float" office:value="0" calcext:value-type="float">
            <text:p>0</text:p>
          </table:table-cell>
          <table:table-cell office:value-type="float" office:value="76977" calcext:value-type="float">
            <text:p>7697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4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" calcext:value-type="float">
            <text:p>0</text:p>
          </table:table-cell>
          <table:table-cell office:value-type="float" office:value="38158" calcext:value-type="float">
            <text:p>381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5</text:p>
          </table:table-cell>
          <table:table-cell office:value-type="float" office:value="0.015432" calcext:value-type="float">
            <text:p>0.015432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" calcext:value-type="float">
            <text:p>0</text:p>
          </table:table-cell>
          <table:table-cell office:value-type="float" office:value="76657" calcext:value-type="float">
            <text:p>766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429276" calcext:value-type="float">
            <text:p>0.429276</text:p>
          </table:table-cell>
          <table:table-cell office:value-type="float" office:value="0" calcext:value-type="float">
            <text:p>0</text:p>
          </table:table-cell>
          <table:table-cell office:value-type="float" office:value="240173" calcext:value-type="float">
            <text:p>24017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7</text:p>
          </table:table-cell>
          <table:table-cell office:value-type="float" office:value="0.060412" calcext:value-type="float">
            <text:p>0.060412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" calcext:value-type="float">
            <text:p>0</text:p>
          </table:table-cell>
          <table:table-cell office:value-type="float" office:value="274632" calcext:value-type="float">
            <text:p>2746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8</text:p>
          </table:table-cell>
          <table:table-cell office:value-type="float" office:value="0.076639" calcext:value-type="float">
            <text:p>0.076639</text:p>
          </table:table-cell>
          <table:table-cell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  <table:table-cell office:value-type="float" office:value="475416" calcext:value-type="float">
            <text:p>4754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19:59</text:p>
          </table:table-cell>
          <table:table-cell office:value-type="float" office:value="0.048788" calcext:value-type="float">
            <text:p>0.048788</text:p>
          </table:table-cell>
          <table:table-cell office:value-type="float" office:value="0.082179" calcext:value-type="float">
            <text:p>0.082179</text:p>
          </table:table-cell>
          <table:table-cell office:value-type="float" office:value="0" calcext:value-type="float">
            <text:p>0</text:p>
          </table:table-cell>
          <table:table-cell office:value-type="float" office:value="335988" calcext:value-type="float">
            <text:p>3359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0</text:p>
          </table:table-cell>
          <table:table-cell office:value-type="float" office:value="0.05942" calcext:value-type="float">
            <text:p>0.05942</text:p>
          </table:table-cell>
          <table:table-cell office:value-type="float" office:value="0.079788" calcext:value-type="float">
            <text:p>0.079788</text:p>
          </table:table-cell>
          <table:table-cell office:value-type="float" office:value="0" calcext:value-type="float">
            <text:p>0</text:p>
          </table:table-cell>
          <table:table-cell office:value-type="float" office:value="231324" calcext:value-type="float">
            <text:p>2313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1</text:p>
          </table:table-cell>
          <table:table-cell office:value-type="float" office:value="0.022103" calcext:value-type="float">
            <text:p>0.022103</text:p>
          </table:table-cell>
          <table:table-cell office:value-type="float" office:value="0.011341" calcext:value-type="float">
            <text:p>0.011341</text:p>
          </table:table-cell>
          <table:table-cell office:value-type="float" office:value="0" calcext:value-type="float">
            <text:p>0</text:p>
          </table:table-cell>
          <table:table-cell office:value-type="float" office:value="126191" calcext:value-type="float">
            <text:p>126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2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" calcext:value-type="float">
            <text:p>0</text:p>
          </table:table-cell>
          <table:table-cell office:value-type="float" office:value="172352" calcext:value-type="float">
            <text:p>1723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3</text:p>
          </table:table-cell>
          <table:table-cell office:value-type="float" office:value="0.021587" calcext:value-type="float">
            <text:p>0.021587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4</text:p>
          </table:table-cell>
          <table:table-cell office:value-type="float" office:value="0.03316" calcext:value-type="float">
            <text:p>0.03316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" calcext:value-type="float">
            <text:p>0</text:p>
          </table:table-cell>
          <table:table-cell office:value-type="float" office:value="129565" calcext:value-type="float">
            <text:p>1295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5</text:p>
          </table:table-cell>
          <table:table-cell office:value-type="float" office:value="0.019766" calcext:value-type="float">
            <text:p>0.01976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" calcext:value-type="float">
            <text:p>0</text:p>
          </table:table-cell>
          <table:table-cell office:value-type="float" office:value="117887" calcext:value-type="float">
            <text:p>1178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6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06264" calcext:value-type="float">
            <text:p>0.006264</text:p>
          </table:table-cell>
          <table:table-cell office:value-type="float" office:value="0" calcext:value-type="float">
            <text:p>0</text:p>
          </table:table-cell>
          <table:table-cell office:value-type="float" office:value="66655" calcext:value-type="float">
            <text:p>666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7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" calcext:value-type="float">
            <text:p>0</text:p>
          </table:table-cell>
          <table:table-cell office:value-type="float" office:value="33371" calcext:value-type="float">
            <text:p>333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8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" calcext:value-type="float">
            <text:p>0</text:p>
          </table:table-cell>
          <table:table-cell office:value-type="float" office:value="14051" calcext:value-type="float">
            <text:p>140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09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</text:p>
          </table:table-cell>
          <table:table-cell office:value-type="float" office:value="16533" calcext:value-type="float">
            <text:p>165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0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" calcext:value-type="float">
            <text:p>0</text:p>
          </table:table-cell>
          <table:table-cell office:value-type="float" office:value="32659" calcext:value-type="float">
            <text:p>326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1</text:p>
          </table:table-cell>
          <table:table-cell office:value-type="float" office:value="0.014589" calcext:value-type="float">
            <text:p>0.014589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" calcext:value-type="float">
            <text:p>0</text:p>
          </table:table-cell>
          <table:table-cell office:value-type="float" office:value="85960" calcext:value-type="float">
            <text:p>859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2</text:p>
          </table:table-cell>
          <table:table-cell office:value-type="float" office:value="0.016244" calcext:value-type="float">
            <text:p>0.016244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" calcext:value-type="float">
            <text:p>0</text:p>
          </table:table-cell>
          <table:table-cell office:value-type="float" office:value="95049" calcext:value-type="float">
            <text:p>950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3</text:p>
          </table:table-cell>
          <table:table-cell office:value-type="float" office:value="0.012823" calcext:value-type="float">
            <text:p>0.012823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office:value-type="float" office:value="24339" calcext:value-type="float">
            <text:p>243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4</text:p>
          </table:table-cell>
          <table:table-cell office:value-type="float" office:value="0.014058" calcext:value-type="float">
            <text:p>0.014058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" calcext:value-type="float">
            <text:p>0</text:p>
          </table:table-cell>
          <table:table-cell office:value-type="float" office:value="58936" calcext:value-type="float">
            <text:p>589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5</text:p>
          </table:table-cell>
          <table:table-cell office:value-type="float" office:value="0.016196" calcext:value-type="float">
            <text:p>0.016196</text:p>
          </table:table-cell>
          <table:table-cell office:value-type="float" office:value="0.007326" calcext:value-type="float">
            <text:p>0.007326</text:p>
          </table:table-cell>
          <table:table-cell office:value-type="float" office:value="0" calcext:value-type="float">
            <text:p>0</text:p>
          </table:table-cell>
          <table:table-cell office:value-type="float" office:value="117800" calcext:value-type="float">
            <text:p>1178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6</text:p>
          </table:table-cell>
          <table:table-cell office:value-type="float" office:value="0.013741" calcext:value-type="float">
            <text:p>0.013741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" calcext:value-type="float">
            <text:p>0</text:p>
          </table:table-cell>
          <table:table-cell office:value-type="float" office:value="52913" calcext:value-type="float">
            <text:p>529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7</text:p>
          </table:table-cell>
          <table:table-cell office:value-type="float" office:value="0.012226" calcext:value-type="float">
            <text:p>0.012226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" calcext:value-type="float">
            <text:p>0</text:p>
          </table:table-cell>
          <table:table-cell office:value-type="float" office:value="17447" calcext:value-type="float">
            <text:p>174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8</text:p>
          </table:table-cell>
          <table:table-cell office:value-type="float" office:value="0.013445" calcext:value-type="float">
            <text:p>0.013445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" calcext:value-type="float">
            <text:p>0</text:p>
          </table:table-cell>
          <table:table-cell office:value-type="float" office:value="39389" calcext:value-type="float">
            <text:p>393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19</text:p>
          </table:table-cell>
          <table:table-cell office:value-type="float" office:value="0.019939" calcext:value-type="float">
            <text:p>0.019939</text:p>
          </table:table-cell>
          <table:table-cell office:value-type="float" office:value="0.006349" calcext:value-type="float">
            <text:p>0.006349</text:p>
          </table:table-cell>
          <table:table-cell office:value-type="float" office:value="0" calcext:value-type="float">
            <text:p>0</text:p>
          </table:table-cell>
          <table:table-cell office:value-type="float" office:value="101640" calcext:value-type="float">
            <text:p>1016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0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" calcext:value-type="float">
            <text:p>0</text:p>
          </table:table-cell>
          <table:table-cell office:value-type="float" office:value="44099" calcext:value-type="float">
            <text:p>44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1</text:p>
          </table:table-cell>
          <table:table-cell office:value-type="float" office:value="0.014541" calcext:value-type="float">
            <text:p>0.014541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" calcext:value-type="float">
            <text:p>0</text:p>
          </table:table-cell>
          <table:table-cell office:value-type="float" office:value="23829" calcext:value-type="float">
            <text:p>238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2</text:p>
          </table:table-cell>
          <table:table-cell office:value-type="float" office:value="0.021736" calcext:value-type="float">
            <text:p>0.021736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" calcext:value-type="float">
            <text:p>0</text:p>
          </table:table-cell>
          <table:table-cell office:value-type="float" office:value="65469" calcext:value-type="float">
            <text:p>654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3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50117" calcext:value-type="float">
            <text:p>501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4</text:p>
          </table:table-cell>
          <table:table-cell office:value-type="float" office:value="0.025162" calcext:value-type="float">
            <text:p>0.025162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0" calcext:value-type="float">
            <text:p>0</text:p>
          </table:table-cell>
          <table:table-cell office:value-type="float" office:value="53840" calcext:value-type="float">
            <text:p>538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5</text:p>
          </table:table-cell>
          <table:table-cell office:value-type="float" office:value="0.030072" calcext:value-type="float">
            <text:p>0.030072</text:p>
          </table:table-cell>
          <table:table-cell office:value-type="float" office:value="0.019099" calcext:value-type="float">
            <text:p>0.019099</text:p>
          </table:table-cell>
          <table:table-cell office:value-type="float" office:value="0" calcext:value-type="float">
            <text:p>0</text:p>
          </table:table-cell>
          <table:table-cell office:value-type="float" office:value="254590" calcext:value-type="float">
            <text:p>2545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6</text:p>
          </table:table-cell>
          <table:table-cell office:value-type="float" office:value="0.042987" calcext:value-type="float">
            <text:p>0.042987</text:p>
          </table:table-cell>
          <table:table-cell office:value-type="float" office:value="0.027172" calcext:value-type="float">
            <text:p>0.027172</text:p>
          </table:table-cell>
          <table:table-cell office:value-type="float" office:value="0" calcext:value-type="float">
            <text:p>0</text:p>
          </table:table-cell>
          <table:table-cell office:value-type="float" office:value="349693" calcext:value-type="float">
            <text:p>3496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7</text:p>
          </table:table-cell>
          <table:table-cell office:value-type="float" office:value="0.038407" calcext:value-type="float">
            <text:p>0.038407</text:p>
          </table:table-cell>
          <table:table-cell office:value-type="float" office:value="0.029084" calcext:value-type="float">
            <text:p>0.029084</text:p>
          </table:table-cell>
          <table:table-cell office:value-type="float" office:value="0" calcext:value-type="float">
            <text:p>0</text:p>
          </table:table-cell>
          <table:table-cell office:value-type="float" office:value="170677" calcext:value-type="float">
            <text:p>1706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8</text:p>
          </table:table-cell>
          <table:table-cell office:value-type="float" office:value="0.029758" calcext:value-type="float">
            <text:p>0.029758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" calcext:value-type="float">
            <text:p>0</text:p>
          </table:table-cell>
          <table:table-cell office:value-type="float" office:value="148850" calcext:value-type="float">
            <text:p>1488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29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" calcext:value-type="float">
            <text:p>0</text:p>
          </table:table-cell>
          <table:table-cell office:value-type="float" office:value="128573" calcext:value-type="float">
            <text:p>1285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0</text:p>
          </table:table-cell>
          <table:table-cell office:value-type="float" office:value="0.021204" calcext:value-type="float">
            <text:p>0.021204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" calcext:value-type="float">
            <text:p>0</text:p>
          </table:table-cell>
          <table:table-cell office:value-type="float" office:value="87373" calcext:value-type="float">
            <text:p>873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1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0" calcext:value-type="float">
            <text:p>0</text:p>
          </table:table-cell>
          <table:table-cell office:value-type="float" office:value="77203" calcext:value-type="float">
            <text:p>772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2</text:p>
          </table:table-cell>
          <table:table-cell office:value-type="float" office:value="0.021831" calcext:value-type="float">
            <text:p>0.021831</text:p>
          </table:table-cell>
          <table:table-cell office:value-type="float" office:value="0.010046" calcext:value-type="float">
            <text:p>0.010046</text:p>
          </table:table-cell>
          <table:table-cell office:value-type="float" office:value="0" calcext:value-type="float">
            <text:p>0</text:p>
          </table:table-cell>
          <table:table-cell office:value-type="float" office:value="105838" calcext:value-type="float">
            <text:p>1058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3</text:p>
          </table:table-cell>
          <table:table-cell office:value-type="float" office:value="0.035658" calcext:value-type="float">
            <text:p>0.035658</text:p>
          </table:table-cell>
          <table:table-cell office:value-type="float" office:value="0.018484" calcext:value-type="float">
            <text:p>0.018484</text:p>
          </table:table-cell>
          <table:table-cell office:value-type="float" office:value="0" calcext:value-type="float">
            <text:p>0</text:p>
          </table:table-cell>
          <table:table-cell office:value-type="float" office:value="171696" calcext:value-type="float">
            <text:p>1716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4</text:p>
          </table:table-cell>
          <table:table-cell office:value-type="float" office:value="0.025909" calcext:value-type="float">
            <text:p>0.025909</text:p>
          </table:table-cell>
          <table:table-cell office:value-type="float" office:value="0.011491" calcext:value-type="float">
            <text:p>0.011491</text:p>
          </table:table-cell>
          <table:table-cell office:value-type="float" office:value="0" calcext:value-type="float">
            <text:p>0</text:p>
          </table:table-cell>
          <table:table-cell office:value-type="float" office:value="164237" calcext:value-type="float">
            <text:p>1642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5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0.027208" calcext:value-type="float">
            <text:p>0.027208</text:p>
          </table:table-cell>
          <table:table-cell office:value-type="float" office:value="0" calcext:value-type="float">
            <text:p>0</text:p>
          </table:table-cell>
          <table:table-cell office:value-type="float" office:value="234671" calcext:value-type="float">
            <text:p>2346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6</text:p>
          </table:table-cell>
          <table:table-cell office:value-type="float" office:value="0.019332" calcext:value-type="float">
            <text:p>0.019332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" calcext:value-type="float">
            <text:p>0</text:p>
          </table:table-cell>
          <table:table-cell office:value-type="float" office:value="70705" calcext:value-type="float">
            <text:p>707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7</text:p>
          </table:table-cell>
          <table:table-cell office:value-type="float" office:value="0.020496" calcext:value-type="float">
            <text:p>0.020496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" calcext:value-type="float">
            <text:p>0</text:p>
          </table:table-cell>
          <table:table-cell office:value-type="float" office:value="85261" calcext:value-type="float">
            <text:p>852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8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" calcext:value-type="float">
            <text:p>0</text:p>
          </table:table-cell>
          <table:table-cell office:value-type="float" office:value="56768" calcext:value-type="float">
            <text:p>567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39</text:p>
          </table:table-cell>
          <table:table-cell office:value-type="float" office:value="0.022732" calcext:value-type="float">
            <text:p>0.022732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" calcext:value-type="float">
            <text:p>0</text:p>
          </table:table-cell>
          <table:table-cell office:value-type="float" office:value="106477" calcext:value-type="float">
            <text:p>1064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0</text:p>
          </table:table-cell>
          <table:table-cell office:value-type="float" office:value="0.025474" calcext:value-type="float">
            <text:p>0.025474</text:p>
          </table:table-cell>
          <table:table-cell office:value-type="float" office:value="0.009227" calcext:value-type="float">
            <text:p>0.009227</text:p>
          </table:table-cell>
          <table:table-cell office:value-type="float" office:value="0" calcext:value-type="float">
            <text:p>0</text:p>
          </table:table-cell>
          <table:table-cell office:value-type="float" office:value="100796" calcext:value-type="float">
            <text:p>1007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1</text:p>
          </table:table-cell>
          <table:table-cell office:value-type="float" office:value="0.025088" calcext:value-type="float">
            <text:p>0.025088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" calcext:value-type="float">
            <text:p>0</text:p>
          </table:table-cell>
          <table:table-cell office:value-type="float" office:value="81869" calcext:value-type="float">
            <text:p>818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2</text:p>
          </table:table-cell>
          <table:table-cell office:value-type="float" office:value="0.021461" calcext:value-type="float">
            <text:p>0.021461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" calcext:value-type="float">
            <text:p>0</text:p>
          </table:table-cell>
          <table:table-cell office:value-type="float" office:value="74116" calcext:value-type="float">
            <text:p>741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3</text:p>
          </table:table-cell>
          <table:table-cell office:value-type="float" office:value="0.029991" calcext:value-type="float">
            <text:p>0.029991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0" calcext:value-type="float">
            <text:p>0</text:p>
          </table:table-cell>
          <table:table-cell office:value-type="float" office:value="123718" calcext:value-type="float">
            <text:p>1237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4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" calcext:value-type="float">
            <text:p>0</text:p>
          </table:table-cell>
          <table:table-cell office:value-type="float" office:value="28233" calcext:value-type="float">
            <text:p>282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5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" calcext:value-type="float">
            <text:p>0</text:p>
          </table:table-cell>
          <table:table-cell office:value-type="float" office:value="24960" calcext:value-type="float">
            <text:p>249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6</text:p>
          </table:table-cell>
          <table:table-cell office:value-type="float" office:value="0.022971" calcext:value-type="float">
            <text:p>0.022971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" calcext:value-type="float">
            <text:p>0</text:p>
          </table:table-cell>
          <table:table-cell office:value-type="float" office:value="20758" calcext:value-type="float">
            <text:p>207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7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" calcext:value-type="float">
            <text:p>0</text:p>
          </table:table-cell>
          <table:table-cell office:value-type="float" office:value="43511" calcext:value-type="float">
            <text:p>435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8</text:p>
          </table:table-cell>
          <table:table-cell office:value-type="float" office:value="0.027279" calcext:value-type="float">
            <text:p>0.027279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" calcext:value-type="float">
            <text:p>0</text:p>
          </table:table-cell>
          <table:table-cell office:value-type="float" office:value="76695" calcext:value-type="float">
            <text:p>766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49</text:p>
          </table:table-cell>
          <table:table-cell office:value-type="float" office:value="0.037629" calcext:value-type="float">
            <text:p>0.037629</text:p>
          </table:table-cell>
          <table:table-cell office:value-type="float" office:value="0.025953" calcext:value-type="float">
            <text:p>0.025953</text:p>
          </table:table-cell>
          <table:table-cell office:value-type="float" office:value="0" calcext:value-type="float">
            <text:p>0</text:p>
          </table:table-cell>
          <table:table-cell office:value-type="float" office:value="167529" calcext:value-type="float">
            <text:p>1675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0</text:p>
          </table:table-cell>
          <table:table-cell office:value-type="float" office:value="0.025873" calcext:value-type="float">
            <text:p>0.025873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" calcext:value-type="float">
            <text:p>0</text:p>
          </table:table-cell>
          <table:table-cell office:value-type="float" office:value="58680" calcext:value-type="float">
            <text:p>586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1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0" calcext:value-type="float">
            <text:p>0</text:p>
          </table:table-cell>
          <table:table-cell office:value-type="float" office:value="155548" calcext:value-type="float">
            <text:p>1555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2</text:p>
          </table:table-cell>
          <table:table-cell office:value-type="float" office:value="0.043273" calcext:value-type="float">
            <text:p>0.04327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" calcext:value-type="float">
            <text:p>0</text:p>
          </table:table-cell>
          <table:table-cell office:value-type="float" office:value="271126" calcext:value-type="float">
            <text:p>2711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3</text:p>
          </table:table-cell>
          <table:table-cell office:value-type="float" office:value="0.041706" calcext:value-type="float">
            <text:p>0.041706</text:p>
          </table:table-cell>
          <table:table-cell office:value-type="float" office:value="0.628826" calcext:value-type="float">
            <text:p>0.628826</text:p>
          </table:table-cell>
          <table:table-cell office:value-type="float" office:value="0" calcext:value-type="float">
            <text:p>0</text:p>
          </table:table-cell>
          <table:table-cell office:value-type="float" office:value="610140" calcext:value-type="float">
            <text:p>6101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4</text:p>
          </table:table-cell>
          <table:table-cell office:value-type="float" office:value="0.341327" calcext:value-type="float">
            <text:p>0.341327</text:p>
          </table:table-cell>
          <table:table-cell office:value-type="float" office:value="5.68485" calcext:value-type="float">
            <text:p>5.68485</text:p>
          </table:table-cell>
          <table:table-cell office:value-type="float" office:value="0" calcext:value-type="float">
            <text:p>0</text:p>
          </table:table-cell>
          <table:table-cell office:value-type="float" office:value="2549867" calcext:value-type="float">
            <text:p>254986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5</text:p>
          </table:table-cell>
          <table:table-cell office:value-type="float" office:value="0.247719" calcext:value-type="float">
            <text:p>0.247719</text:p>
          </table:table-cell>
          <table:table-cell office:value-type="float" office:value="1.720582" calcext:value-type="float">
            <text:p>1.720582</text:p>
          </table:table-cell>
          <table:table-cell office:value-type="float" office:value="0" calcext:value-type="float">
            <text:p>0</text:p>
          </table:table-cell>
          <table:table-cell office:value-type="float" office:value="755393" calcext:value-type="float">
            <text:p>7553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6</text:p>
          </table:table-cell>
          <table:table-cell office:value-type="float" office:value="0.297311" calcext:value-type="float">
            <text:p>0.297311</text:p>
          </table:table-cell>
          <table:table-cell office:value-type="float" office:value="2.402132" calcext:value-type="float">
            <text:p>2.402132</text:p>
          </table:table-cell>
          <table:table-cell office:value-type="float" office:value="0" calcext:value-type="float">
            <text:p>0</text:p>
          </table:table-cell>
          <table:table-cell office:value-type="float" office:value="762292" calcext:value-type="float">
            <text:p>7622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7</text:p>
          </table:table-cell>
          <table:table-cell office:value-type="float" office:value="0.284096" calcext:value-type="float">
            <text:p>0.284096</text:p>
          </table:table-cell>
          <table:table-cell office:value-type="float" office:value="2.038727" calcext:value-type="float">
            <text:p>2.038727</text:p>
          </table:table-cell>
          <table:table-cell office:value-type="float" office:value="0" calcext:value-type="float">
            <text:p>0</text:p>
          </table:table-cell>
          <table:table-cell office:value-type="float" office:value="639306" calcext:value-type="float">
            <text:p>6393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8</text:p>
          </table:table-cell>
          <table:table-cell office:value-type="float" office:value="0.66891" calcext:value-type="float">
            <text:p>0.66891</text:p>
          </table:table-cell>
          <table:table-cell office:value-type="float" office:value="4.03523" calcext:value-type="float">
            <text:p>4.03523</text:p>
          </table:table-cell>
          <table:table-cell office:value-type="float" office:value="0" calcext:value-type="float">
            <text:p>0</text:p>
          </table:table-cell>
          <table:table-cell office:value-type="float" office:value="1453938" calcext:value-type="float">
            <text:p>145393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0:59</text:p>
          </table:table-cell>
          <table:table-cell office:value-type="float" office:value="1.6624" calcext:value-type="float">
            <text:p>1.6624</text:p>
          </table:table-cell>
          <table:table-cell office:value-type="float" office:value="7.40009" calcext:value-type="float">
            <text:p>7.40009</text:p>
          </table:table-cell>
          <table:table-cell office:value-type="float" office:value="0" calcext:value-type="float">
            <text:p>0</text:p>
          </table:table-cell>
          <table:table-cell office:value-type="float" office:value="2632027" calcext:value-type="float">
            <text:p>263202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0</text:p>
          </table:table-cell>
          <table:table-cell office:value-type="float" office:value="1.215941" calcext:value-type="float">
            <text:p>1.215941</text:p>
          </table:table-cell>
          <table:table-cell office:value-type="float" office:value="5.685811" calcext:value-type="float">
            <text:p>5.685811</text:p>
          </table:table-cell>
          <table:table-cell office:value-type="float" office:value="0" calcext:value-type="float">
            <text:p>0</text:p>
          </table:table-cell>
          <table:table-cell office:value-type="float" office:value="1756575" calcext:value-type="float">
            <text:p>17565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1</text:p>
          </table:table-cell>
          <table:table-cell office:value-type="float" office:value="1.621102" calcext:value-type="float">
            <text:p>1.621102</text:p>
          </table:table-cell>
          <table:table-cell office:value-type="float" office:value="5.730674" calcext:value-type="float">
            <text:p>5.730674</text:p>
          </table:table-cell>
          <table:table-cell office:value-type="float" office:value="0" calcext:value-type="float">
            <text:p>0</text:p>
          </table:table-cell>
          <table:table-cell office:value-type="float" office:value="2073194" calcext:value-type="float">
            <text:p>207319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2</text:p>
          </table:table-cell>
          <table:table-cell office:value-type="float" office:value="1.300543" calcext:value-type="float">
            <text:p>1.300543</text:p>
          </table:table-cell>
          <table:table-cell office:value-type="float" office:value="5.10073" calcext:value-type="float">
            <text:p>5.10073</text:p>
          </table:table-cell>
          <table:table-cell office:value-type="float" office:value="0" calcext:value-type="float">
            <text:p>0</text:p>
          </table:table-cell>
          <table:table-cell office:value-type="float" office:value="1630350" calcext:value-type="float">
            <text:p>163035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3</text:p>
          </table:table-cell>
          <table:table-cell office:value-type="float" office:value="1.498937" calcext:value-type="float">
            <text:p>1.498937</text:p>
          </table:table-cell>
          <table:table-cell office:value-type="float" office:value="5.097618" calcext:value-type="float">
            <text:p>5.097618</text:p>
          </table:table-cell>
          <table:table-cell office:value-type="float" office:value="0" calcext:value-type="float">
            <text:p>0</text:p>
          </table:table-cell>
          <table:table-cell office:value-type="float" office:value="1611216" calcext:value-type="float">
            <text:p>161121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4</text:p>
          </table:table-cell>
          <table:table-cell office:value-type="float" office:value="1.126403" calcext:value-type="float">
            <text:p>1.126403</text:p>
          </table:table-cell>
          <table:table-cell office:value-type="float" office:value="2.372337" calcext:value-type="float">
            <text:p>2.372337</text:p>
          </table:table-cell>
          <table:table-cell office:value-type="float" office:value="0" calcext:value-type="float">
            <text:p>0</text:p>
          </table:table-cell>
          <table:table-cell office:value-type="float" office:value="632368" calcext:value-type="float">
            <text:p>63236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5</text:p>
          </table:table-cell>
          <table:table-cell office:value-type="float" office:value="1.437182" calcext:value-type="float">
            <text:p>1.437182</text:p>
          </table:table-cell>
          <table:table-cell office:value-type="float" office:value="4.614295" calcext:value-type="float">
            <text:p>4.614295</text:p>
          </table:table-cell>
          <table:table-cell office:value-type="float" office:value="0" calcext:value-type="float">
            <text:p>0</text:p>
          </table:table-cell>
          <table:table-cell office:value-type="float" office:value="1408433" calcext:value-type="float">
            <text:p>14084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6</text:p>
          </table:table-cell>
          <table:table-cell office:value-type="float" office:value="1.047126" calcext:value-type="float">
            <text:p>1.047126</text:p>
          </table:table-cell>
          <table:table-cell office:value-type="float" office:value="2.525167" calcext:value-type="float">
            <text:p>2.525167</text:p>
          </table:table-cell>
          <table:table-cell office:value-type="float" office:value="0" calcext:value-type="float">
            <text:p>0</text:p>
          </table:table-cell>
          <table:table-cell office:value-type="float" office:value="819731" calcext:value-type="float">
            <text:p>8197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7</text:p>
          </table:table-cell>
          <table:table-cell office:value-type="float" office:value="0.780227" calcext:value-type="float">
            <text:p>0.780227</text:p>
          </table:table-cell>
          <table:table-cell office:value-type="float" office:value="1.197811" calcext:value-type="float">
            <text:p>1.197811</text:p>
          </table:table-cell>
          <table:table-cell office:value-type="float" office:value="0" calcext:value-type="float">
            <text:p>0</text:p>
          </table:table-cell>
          <table:table-cell office:value-type="float" office:value="199543" calcext:value-type="float">
            <text:p>1995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8</text:p>
          </table:table-cell>
          <table:table-cell office:value-type="float" office:value="0.681484" calcext:value-type="float">
            <text:p>0.681484</text:p>
          </table:table-cell>
          <table:table-cell office:value-type="float" office:value="1.418496" calcext:value-type="float">
            <text:p>1.418496</text:p>
          </table:table-cell>
          <table:table-cell office:value-type="float" office:value="0" calcext:value-type="float">
            <text:p>0</text:p>
          </table:table-cell>
          <table:table-cell office:value-type="float" office:value="207008" calcext:value-type="float">
            <text:p>2070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09</text:p>
          </table:table-cell>
          <table:table-cell office:value-type="float" office:value="0.908065" calcext:value-type="float">
            <text:p>0.908065</text:p>
          </table:table-cell>
          <table:table-cell office:value-type="float" office:value="3.413653" calcext:value-type="float">
            <text:p>3.413653</text:p>
          </table:table-cell>
          <table:table-cell office:value-type="float" office:value="0" calcext:value-type="float">
            <text:p>0</text:p>
          </table:table-cell>
          <table:table-cell office:value-type="float" office:value="1202078" calcext:value-type="float">
            <text:p>12020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0</text:p>
          </table:table-cell>
          <table:table-cell office:value-type="float" office:value="0.478329" calcext:value-type="float">
            <text:p>0.478329</text:p>
          </table:table-cell>
          <table:table-cell office:value-type="float" office:value="1.689279" calcext:value-type="float">
            <text:p>1.689279</text:p>
          </table:table-cell>
          <table:table-cell office:value-type="float" office:value="0" calcext:value-type="float">
            <text:p>0</text:p>
          </table:table-cell>
          <table:table-cell office:value-type="float" office:value="399413" calcext:value-type="float">
            <text:p>3994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1</text:p>
          </table:table-cell>
          <table:table-cell office:value-type="float" office:value="0.425682" calcext:value-type="float">
            <text:p>0.425682</text:p>
          </table:table-cell>
          <table:table-cell office:value-type="float" office:value="1.728498" calcext:value-type="float">
            <text:p>1.728498</text:p>
          </table:table-cell>
          <table:table-cell office:value-type="float" office:value="0" calcext:value-type="float">
            <text:p>0</text:p>
          </table:table-cell>
          <table:table-cell office:value-type="float" office:value="559872" calcext:value-type="float">
            <text:p>5598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2</text:p>
          </table:table-cell>
          <table:table-cell office:value-type="float" office:value="0.549659" calcext:value-type="float">
            <text:p>0.549659</text:p>
          </table:table-cell>
          <table:table-cell office:value-type="float" office:value="1.229366" calcext:value-type="float">
            <text:p>1.229366</text:p>
          </table:table-cell>
          <table:table-cell office:value-type="float" office:value="0" calcext:value-type="float">
            <text:p>0</text:p>
          </table:table-cell>
          <table:table-cell office:value-type="float" office:value="282738" calcext:value-type="float">
            <text:p>28273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3</text:p>
          </table:table-cell>
          <table:table-cell office:value-type="float" office:value="0.549276" calcext:value-type="float">
            <text:p>0.549276</text:p>
          </table:table-cell>
          <table:table-cell office:value-type="float" office:value="1.147238" calcext:value-type="float">
            <text:p>1.147238</text:p>
          </table:table-cell>
          <table:table-cell office:value-type="float" office:value="0" calcext:value-type="float">
            <text:p>0</text:p>
          </table:table-cell>
          <table:table-cell office:value-type="float" office:value="193413" calcext:value-type="float">
            <text:p>1934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4</text:p>
          </table:table-cell>
          <table:table-cell office:value-type="float" office:value="0.588996" calcext:value-type="float">
            <text:p>0.588996</text:p>
          </table:table-cell>
          <table:table-cell office:value-type="float" office:value="1.297943" calcext:value-type="float">
            <text:p>1.297943</text:p>
          </table:table-cell>
          <table:table-cell office:value-type="float" office:value="0" calcext:value-type="float">
            <text:p>0</text:p>
          </table:table-cell>
          <table:table-cell office:value-type="float" office:value="225897" calcext:value-type="float">
            <text:p>2258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5</text:p>
          </table:table-cell>
          <table:table-cell office:value-type="float" office:value="0.442634" calcext:value-type="float">
            <text:p>0.442634</text:p>
          </table:table-cell>
          <table:table-cell office:value-type="float" office:value="0.801892" calcext:value-type="float">
            <text:p>0.801892</text:p>
          </table:table-cell>
          <table:table-cell office:value-type="float" office:value="0" calcext:value-type="float">
            <text:p>0</text:p>
          </table:table-cell>
          <table:table-cell office:value-type="float" office:value="190026" calcext:value-type="float">
            <text:p>19002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6</text:p>
          </table:table-cell>
          <table:table-cell office:value-type="float" office:value="0.723141" calcext:value-type="float">
            <text:p>0.723141</text:p>
          </table:table-cell>
          <table:table-cell office:value-type="float" office:value="1.285786" calcext:value-type="float">
            <text:p>1.285786</text:p>
          </table:table-cell>
          <table:table-cell office:value-type="float" office:value="0" calcext:value-type="float">
            <text:p>0</text:p>
          </table:table-cell>
          <table:table-cell office:value-type="float" office:value="164227" calcext:value-type="float">
            <text:p>16422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7</text:p>
          </table:table-cell>
          <table:table-cell office:value-type="float" office:value="0.771935" calcext:value-type="float">
            <text:p>0.771935</text:p>
          </table:table-cell>
          <table:table-cell office:value-type="float" office:value="1.027555" calcext:value-type="float">
            <text:p>1.027555</text:p>
          </table:table-cell>
          <table:table-cell office:value-type="float" office:value="0" calcext:value-type="float">
            <text:p>0</text:p>
          </table:table-cell>
          <table:table-cell office:value-type="float" office:value="139290" calcext:value-type="float">
            <text:p>1392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8</text:p>
          </table:table-cell>
          <table:table-cell office:value-type="float" office:value="0.604946" calcext:value-type="float">
            <text:p>0.604946</text:p>
          </table:table-cell>
          <table:table-cell office:value-type="float" office:value="1.502486" calcext:value-type="float">
            <text:p>1.502486</text:p>
          </table:table-cell>
          <table:table-cell office:value-type="float" office:value="0" calcext:value-type="float">
            <text:p>0</text:p>
          </table:table-cell>
          <table:table-cell office:value-type="float" office:value="152068" calcext:value-type="float">
            <text:p>15206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19</text:p>
          </table:table-cell>
          <table:table-cell office:value-type="float" office:value="0.437626" calcext:value-type="float">
            <text:p>0.437626</text:p>
          </table:table-cell>
          <table:table-cell office:value-type="float" office:value="0.933167" calcext:value-type="float">
            <text:p>0.933167</text:p>
          </table:table-cell>
          <table:table-cell office:value-type="float" office:value="0" calcext:value-type="float">
            <text:p>0</text:p>
          </table:table-cell>
          <table:table-cell office:value-type="float" office:value="112952" calcext:value-type="float">
            <text:p>1129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0</text:p>
          </table:table-cell>
          <table:table-cell office:value-type="float" office:value="0.661813" calcext:value-type="float">
            <text:p>0.661813</text:p>
          </table:table-cell>
          <table:table-cell office:value-type="float" office:value="1.564437" calcext:value-type="float">
            <text:p>1.564437</text:p>
          </table:table-cell>
          <table:table-cell office:value-type="float" office:value="0" calcext:value-type="float">
            <text:p>0</text:p>
          </table:table-cell>
          <table:table-cell office:value-type="float" office:value="129396" calcext:value-type="float">
            <text:p>1293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1</text:p>
          </table:table-cell>
          <table:table-cell office:value-type="float" office:value="1.050714" calcext:value-type="float">
            <text:p>1.050714</text:p>
          </table:table-cell>
          <table:table-cell office:value-type="float" office:value="1.732775" calcext:value-type="float">
            <text:p>1.732775</text:p>
          </table:table-cell>
          <table:table-cell office:value-type="float" office:value="0" calcext:value-type="float">
            <text:p>0</text:p>
          </table:table-cell>
          <table:table-cell office:value-type="float" office:value="247140" calcext:value-type="float">
            <text:p>24714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2</text:p>
          </table:table-cell>
          <table:table-cell office:value-type="float" office:value="0.966469" calcext:value-type="float">
            <text:p>0.966469</text:p>
          </table:table-cell>
          <table:table-cell office:value-type="float" office:value="1.721911" calcext:value-type="float">
            <text:p>1.721911</text:p>
          </table:table-cell>
          <table:table-cell office:value-type="float" office:value="0" calcext:value-type="float">
            <text:p>0</text:p>
          </table:table-cell>
          <table:table-cell office:value-type="float" office:value="191102" calcext:value-type="float">
            <text:p>19110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3</text:p>
          </table:table-cell>
          <table:table-cell office:value-type="float" office:value="0.547741" calcext:value-type="float">
            <text:p>0.547741</text:p>
          </table:table-cell>
          <table:table-cell office:value-type="float" office:value="1.129725" calcext:value-type="float">
            <text:p>1.129725</text:p>
          </table:table-cell>
          <table:table-cell office:value-type="float" office:value="0" calcext:value-type="float">
            <text:p>0</text:p>
          </table:table-cell>
          <table:table-cell office:value-type="float" office:value="141785" calcext:value-type="float">
            <text:p>14178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4</text:p>
          </table:table-cell>
          <table:table-cell office:value-type="float" office:value="0.905924" calcext:value-type="float">
            <text:p>0.905924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0" calcext:value-type="float">
            <text:p>0</text:p>
          </table:table-cell>
          <table:table-cell office:value-type="float" office:value="320238" calcext:value-type="float">
            <text:p>3202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5</text:p>
          </table:table-cell>
          <table:table-cell office:value-type="float" office:value="1.175717" calcext:value-type="float">
            <text:p>1.175717</text:p>
          </table:table-cell>
          <table:table-cell office:value-type="float" office:value="1.371798" calcext:value-type="float">
            <text:p>1.371798</text:p>
          </table:table-cell>
          <table:table-cell office:value-type="float" office:value="0" calcext:value-type="float">
            <text:p>0</text:p>
          </table:table-cell>
          <table:table-cell office:value-type="float" office:value="239414" calcext:value-type="float">
            <text:p>2394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6</text:p>
          </table:table-cell>
          <table:table-cell office:value-type="float" office:value="2.252696" calcext:value-type="float">
            <text:p>2.252696</text:p>
          </table:table-cell>
          <table:table-cell office:value-type="float" office:value="1.479301" calcext:value-type="float">
            <text:p>1.479301</text:p>
          </table:table-cell>
          <table:table-cell office:value-type="float" office:value="0" calcext:value-type="float">
            <text:p>0</text:p>
          </table:table-cell>
          <table:table-cell office:value-type="float" office:value="371478" calcext:value-type="float">
            <text:p>3714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7</text:p>
          </table:table-cell>
          <table:table-cell office:value-type="float" office:value="6.676212" calcext:value-type="float">
            <text:p>6.676212</text:p>
          </table:table-cell>
          <table:table-cell office:value-type="float" office:value="0.957128" calcext:value-type="float">
            <text:p>0.957128</text:p>
          </table:table-cell>
          <table:table-cell office:value-type="float" office:value="0" calcext:value-type="float">
            <text:p>0</text:p>
          </table:table-cell>
          <table:table-cell office:value-type="float" office:value="185630" calcext:value-type="float">
            <text:p>1856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8</text:p>
          </table:table-cell>
          <table:table-cell office:value-type="float" office:value="6.891017" calcext:value-type="float">
            <text:p>6.891017</text:p>
          </table:table-cell>
          <table:table-cell office:value-type="float" office:value="0.713589" calcext:value-type="float">
            <text:p>0.713589</text:p>
          </table:table-cell>
          <table:table-cell office:value-type="float" office:value="0" calcext:value-type="float">
            <text:p>0</text:p>
          </table:table-cell>
          <table:table-cell office:value-type="float" office:value="288162" calcext:value-type="float">
            <text:p>288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29</text:p>
          </table:table-cell>
          <table:table-cell office:value-type="float" office:value="7.068281" calcext:value-type="float">
            <text:p>7.068281</text:p>
          </table:table-cell>
          <table:table-cell office:value-type="float" office:value="0.668355" calcext:value-type="float">
            <text:p>0.668355</text:p>
          </table:table-cell>
          <table:table-cell office:value-type="float" office:value="0" calcext:value-type="float">
            <text:p>0</text:p>
          </table:table-cell>
          <table:table-cell office:value-type="float" office:value="191430" calcext:value-type="float">
            <text:p>1914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0</text:p>
          </table:table-cell>
          <table:table-cell office:value-type="float" office:value="5.999282" calcext:value-type="float">
            <text:p>5.999282</text:p>
          </table:table-cell>
          <table:table-cell office:value-type="float" office:value="0.520757" calcext:value-type="float">
            <text:p>0.520757</text:p>
          </table:table-cell>
          <table:table-cell office:value-type="float" office:value="0" calcext:value-type="float">
            <text:p>0</text:p>
          </table:table-cell>
          <table:table-cell office:value-type="float" office:value="87383" calcext:value-type="float">
            <text:p>873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1</text:p>
          </table:table-cell>
          <table:table-cell office:value-type="float" office:value="6.879626" calcext:value-type="float">
            <text:p>6.879626</text:p>
          </table:table-cell>
          <table:table-cell office:value-type="float" office:value="0.73769" calcext:value-type="float">
            <text:p>0.73769</text:p>
          </table:table-cell>
          <table:table-cell office:value-type="float" office:value="0" calcext:value-type="float">
            <text:p>0</text:p>
          </table:table-cell>
          <table:table-cell office:value-type="float" office:value="242423" calcext:value-type="float">
            <text:p>2424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2</text:p>
          </table:table-cell>
          <table:table-cell office:value-type="float" office:value="6.898735" calcext:value-type="float">
            <text:p>6.898735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" calcext:value-type="float">
            <text:p>0</text:p>
          </table:table-cell>
          <table:table-cell office:value-type="float" office:value="100177" calcext:value-type="float">
            <text:p>1001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3</text:p>
          </table:table-cell>
          <table:table-cell office:value-type="float" office:value="6.457173" calcext:value-type="float">
            <text:p>6.457173</text:p>
          </table:table-cell>
          <table:table-cell office:value-type="float" office:value="0.856943" calcext:value-type="float">
            <text:p>0.856943</text:p>
          </table:table-cell>
          <table:table-cell office:value-type="float" office:value="0" calcext:value-type="float">
            <text:p>0</text:p>
          </table:table-cell>
          <table:table-cell office:value-type="float" office:value="174878" calcext:value-type="float">
            <text:p>1748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4</text:p>
          </table:table-cell>
          <table:table-cell office:value-type="float" office:value="6.806231" calcext:value-type="float">
            <text:p>6.806231</text:p>
          </table:table-cell>
          <table:table-cell office:value-type="float" office:value="0.833799" calcext:value-type="float">
            <text:p>0.833799</text:p>
          </table:table-cell>
          <table:table-cell office:value-type="float" office:value="0" calcext:value-type="float">
            <text:p>0</text:p>
          </table:table-cell>
          <table:table-cell office:value-type="float" office:value="160679" calcext:value-type="float">
            <text:p>1606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5</text:p>
          </table:table-cell>
          <table:table-cell office:value-type="float" office:value="5.511185" calcext:value-type="float">
            <text:p>5.511185</text:p>
          </table:table-cell>
          <table:table-cell office:value-type="float" office:value="0.675951" calcext:value-type="float">
            <text:p>0.675951</text:p>
          </table:table-cell>
          <table:table-cell office:value-type="float" office:value="0" calcext:value-type="float">
            <text:p>0</text:p>
          </table:table-cell>
          <table:table-cell office:value-type="float" office:value="339491" calcext:value-type="float">
            <text:p>3394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6</text:p>
          </table:table-cell>
          <table:table-cell office:value-type="float" office:value="7.064218" calcext:value-type="float">
            <text:p>7.064218</text:p>
          </table:table-cell>
          <table:table-cell office:value-type="float" office:value="0.732248" calcext:value-type="float">
            <text:p>0.732248</text:p>
          </table:table-cell>
          <table:table-cell office:value-type="float" office:value="0" calcext:value-type="float">
            <text:p>0</text:p>
          </table:table-cell>
          <table:table-cell office:value-type="float" office:value="183811" calcext:value-type="float">
            <text:p>1838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7</text:p>
          </table:table-cell>
          <table:table-cell office:value-type="float" office:value="7.097069" calcext:value-type="float">
            <text:p>7.097069</text:p>
          </table:table-cell>
          <table:table-cell office:value-type="float" office:value="0.745571" calcext:value-type="float">
            <text:p>0.745571</text:p>
          </table:table-cell>
          <table:table-cell office:value-type="float" office:value="0" calcext:value-type="float">
            <text:p>0</text:p>
          </table:table-cell>
          <table:table-cell office:value-type="float" office:value="129314" calcext:value-type="float">
            <text:p>1293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8</text:p>
          </table:table-cell>
          <table:table-cell office:value-type="float" office:value="5.814974" calcext:value-type="float">
            <text:p>5.814974</text:p>
          </table:table-cell>
          <table:table-cell office:value-type="float" office:value="0.40669" calcext:value-type="float">
            <text:p>0.40669</text:p>
          </table:table-cell>
          <table:table-cell office:value-type="float" office:value="0" calcext:value-type="float">
            <text:p>0</text:p>
          </table:table-cell>
          <table:table-cell office:value-type="float" office:value="100090" calcext:value-type="float">
            <text:p>1000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39</text:p>
          </table:table-cell>
          <table:table-cell office:value-type="float" office:value="6.054863" calcext:value-type="float">
            <text:p>6.054863</text:p>
          </table:table-cell>
          <table:table-cell office:value-type="float" office:value="0.371265" calcext:value-type="float">
            <text:p>0.371265</text:p>
          </table:table-cell>
          <table:table-cell office:value-type="float" office:value="0" calcext:value-type="float">
            <text:p>0</text:p>
          </table:table-cell>
          <table:table-cell office:value-type="float" office:value="95381" calcext:value-type="float">
            <text:p>953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0</text:p>
          </table:table-cell>
          <table:table-cell office:value-type="float" office:value="7.266391" calcext:value-type="float">
            <text:p>7.266391</text:p>
          </table:table-cell>
          <table:table-cell office:value-type="float" office:value="0.740921" calcext:value-type="float">
            <text:p>0.740921</text:p>
          </table:table-cell>
          <table:table-cell office:value-type="float" office:value="0" calcext:value-type="float">
            <text:p>0</text:p>
          </table:table-cell>
          <table:table-cell office:value-type="float" office:value="276684" calcext:value-type="float">
            <text:p>2766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1</text:p>
          </table:table-cell>
          <table:table-cell office:value-type="float" office:value="6.701806" calcext:value-type="float">
            <text:p>6.701806</text:p>
          </table:table-cell>
          <table:table-cell office:value-type="float" office:value="0.364672" calcext:value-type="float">
            <text:p>0.364672</text:p>
          </table:table-cell>
          <table:table-cell office:value-type="float" office:value="0" calcext:value-type="float">
            <text:p>0</text:p>
          </table:table-cell>
          <table:table-cell office:value-type="float" office:value="128006" calcext:value-type="float">
            <text:p>1280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2</text:p>
          </table:table-cell>
          <table:table-cell office:value-type="float" office:value="5.643098" calcext:value-type="float">
            <text:p>5.643098</text:p>
          </table:table-cell>
          <table:table-cell office:value-type="float" office:value="0.213421" calcext:value-type="float">
            <text:p>0.213421</text:p>
          </table:table-cell>
          <table:table-cell office:value-type="float" office:value="0" calcext:value-type="float">
            <text:p>0</text:p>
          </table:table-cell>
          <table:table-cell office:value-type="float" office:value="54804" calcext:value-type="float">
            <text:p>548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3</text:p>
          </table:table-cell>
          <table:table-cell office:value-type="float" office:value="6.927644" calcext:value-type="float">
            <text:p>6.927644</text:p>
          </table:table-cell>
          <table:table-cell office:value-type="float" office:value="0.299797" calcext:value-type="float">
            <text:p>0.299797</text:p>
          </table:table-cell>
          <table:table-cell office:value-type="float" office:value="0" calcext:value-type="float">
            <text:p>0</text:p>
          </table:table-cell>
          <table:table-cell office:value-type="float" office:value="135526" calcext:value-type="float">
            <text:p>1355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4</text:p>
          </table:table-cell>
          <table:table-cell office:value-type="float" office:value="6.918329" calcext:value-type="float">
            <text:p>6.918329</text:p>
          </table:table-cell>
          <table:table-cell office:value-type="float" office:value="0.24077" calcext:value-type="float">
            <text:p>0.24077</text:p>
          </table:table-cell>
          <table:table-cell office:value-type="float" office:value="0" calcext:value-type="float">
            <text:p>0</text:p>
          </table:table-cell>
          <table:table-cell office:value-type="float" office:value="82906" calcext:value-type="float">
            <text:p>829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5</text:p>
          </table:table-cell>
          <table:table-cell office:value-type="float" office:value="5.873579" calcext:value-type="float">
            <text:p>5.873579</text:p>
          </table:table-cell>
          <table:table-cell office:value-type="float" office:value="0.225157" calcext:value-type="float">
            <text:p>0.225157</text:p>
          </table:table-cell>
          <table:table-cell office:value-type="float" office:value="0" calcext:value-type="float">
            <text:p>0</text:p>
          </table:table-cell>
          <table:table-cell office:value-type="float" office:value="75734" calcext:value-type="float">
            <text:p>757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6</text:p>
          </table:table-cell>
          <table:table-cell office:value-type="float" office:value="6.419654" calcext:value-type="float">
            <text:p>6.419654</text:p>
          </table:table-cell>
          <table:table-cell office:value-type="float" office:value="0.248459" calcext:value-type="float">
            <text:p>0.248459</text:p>
          </table:table-cell>
          <table:table-cell office:value-type="float" office:value="0" calcext:value-type="float">
            <text:p>0</text:p>
          </table:table-cell>
          <table:table-cell office:value-type="float" office:value="98309" calcext:value-type="float">
            <text:p>983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7</text:p>
          </table:table-cell>
          <table:table-cell office:value-type="float" office:value="5.700469" calcext:value-type="float">
            <text:p>5.700469</text:p>
          </table:table-cell>
          <table:table-cell office:value-type="float" office:value="0.266046" calcext:value-type="float">
            <text:p>0.266046</text:p>
          </table:table-cell>
          <table:table-cell office:value-type="float" office:value="0" calcext:value-type="float">
            <text:p>0</text:p>
          </table:table-cell>
          <table:table-cell office:value-type="float" office:value="90685" calcext:value-type="float">
            <text:p>906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8</text:p>
          </table:table-cell>
          <table:table-cell office:value-type="float" office:value="7.613908" calcext:value-type="float">
            <text:p>7.613908</text:p>
          </table:table-cell>
          <table:table-cell office:value-type="float" office:value="0.230596" calcext:value-type="float">
            <text:p>0.230596</text:p>
          </table:table-cell>
          <table:table-cell office:value-type="float" office:value="0" calcext:value-type="float">
            <text:p>0</text:p>
          </table:table-cell>
          <table:table-cell office:value-type="float" office:value="52889" calcext:value-type="float">
            <text:p>528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49</text:p>
          </table:table-cell>
          <table:table-cell office:value-type="float" office:value="5.641483" calcext:value-type="float">
            <text:p>5.641483</text:p>
          </table:table-cell>
          <table:table-cell office:value-type="float" office:value="0.510382" calcext:value-type="float">
            <text:p>0.510382</text:p>
          </table:table-cell>
          <table:table-cell office:value-type="float" office:value="0" calcext:value-type="float">
            <text:p>0</text:p>
          </table:table-cell>
          <table:table-cell office:value-type="float" office:value="290853" calcext:value-type="float">
            <text:p>2908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0</text:p>
          </table:table-cell>
          <table:table-cell office:value-type="float" office:value="6.662849" calcext:value-type="float">
            <text:p>6.662849</text:p>
          </table:table-cell>
          <table:table-cell office:value-type="float" office:value="0.345026" calcext:value-type="float">
            <text:p>0.345026</text:p>
          </table:table-cell>
          <table:table-cell office:value-type="float" office:value="0" calcext:value-type="float">
            <text:p>0</text:p>
          </table:table-cell>
          <table:table-cell office:value-type="float" office:value="217865" calcext:value-type="float">
            <text:p>2178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1</text:p>
          </table:table-cell>
          <table:table-cell office:value-type="float" office:value="6.403416" calcext:value-type="float">
            <text:p>6.403416</text:p>
          </table:table-cell>
          <table:table-cell office:value-type="float" office:value="0.156326" calcext:value-type="float">
            <text:p>0.156326</text:p>
          </table:table-cell>
          <table:table-cell office:value-type="float" office:value="0" calcext:value-type="float">
            <text:p>0</text:p>
          </table:table-cell>
          <table:table-cell office:value-type="float" office:value="58457" calcext:value-type="float">
            <text:p>584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2</text:p>
          </table:table-cell>
          <table:table-cell office:value-type="float" office:value="5.914733" calcext:value-type="float">
            <text:p>5.91473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" calcext:value-type="float">
            <text:p>0</text:p>
          </table:table-cell>
          <table:table-cell office:value-type="float" office:value="193701" calcext:value-type="float">
            <text:p>1937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3</text:p>
          </table:table-cell>
          <table:table-cell office:value-type="float" office:value="6.651075" calcext:value-type="float">
            <text:p>6.651075</text:p>
          </table:table-cell>
          <table:table-cell office:value-type="float" office:value="0.172472" calcext:value-type="float">
            <text:p>0.172472</text:p>
          </table:table-cell>
          <table:table-cell office:value-type="float" office:value="0" calcext:value-type="float">
            <text:p>0</text:p>
          </table:table-cell>
          <table:table-cell office:value-type="float" office:value="119521" calcext:value-type="float">
            <text:p>1195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4</text:p>
          </table:table-cell>
          <table:table-cell office:value-type="float" office:value="6.854186" calcext:value-type="float">
            <text:p>6.854186</text:p>
          </table:table-cell>
          <table:table-cell office:value-type="float" office:value="0.458003" calcext:value-type="float">
            <text:p>0.458003</text:p>
          </table:table-cell>
          <table:table-cell office:value-type="float" office:value="0" calcext:value-type="float">
            <text:p>0</text:p>
          </table:table-cell>
          <table:table-cell office:value-type="float" office:value="174834" calcext:value-type="float">
            <text:p>1748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5</text:p>
          </table:table-cell>
          <table:table-cell office:value-type="float" office:value="5.907837" calcext:value-type="float">
            <text:p>5.907837</text:p>
          </table:table-cell>
          <table:table-cell office:value-type="float" office:value="0.174247" calcext:value-type="float">
            <text:p>0.174247</text:p>
          </table:table-cell>
          <table:table-cell office:value-type="float" office:value="0" calcext:value-type="float">
            <text:p>0</text:p>
          </table:table-cell>
          <table:table-cell office:value-type="float" office:value="161666" calcext:value-type="float">
            <text:p>1616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6</text:p>
          </table:table-cell>
          <table:table-cell office:value-type="float" office:value="6.883231" calcext:value-type="float">
            <text:p>6.883231</text:p>
          </table:table-cell>
          <table:table-cell office:value-type="float" office:value="0.677362" calcext:value-type="float">
            <text:p>0.677362</text:p>
          </table:table-cell>
          <table:table-cell office:value-type="float" office:value="0" calcext:value-type="float">
            <text:p>0</text:p>
          </table:table-cell>
          <table:table-cell office:value-type="float" office:value="397863" calcext:value-type="float">
            <text:p>3978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7</text:p>
          </table:table-cell>
          <table:table-cell office:value-type="float" office:value="6.164877" calcext:value-type="float">
            <text:p>6.164877</text:p>
          </table:table-cell>
          <table:table-cell office:value-type="float" office:value="0.465188" calcext:value-type="float">
            <text:p>0.465188</text:p>
          </table:table-cell>
          <table:table-cell office:value-type="float" office:value="0" calcext:value-type="float">
            <text:p>0</text:p>
          </table:table-cell>
          <table:table-cell office:value-type="float" office:value="213750" calcext:value-type="float">
            <text:p>2137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8</text:p>
          </table:table-cell>
          <table:table-cell office:value-type="float" office:value="5.954733" calcext:value-type="float">
            <text:p>5.954733</text:p>
          </table:table-cell>
          <table:table-cell office:value-type="float" office:value="0.440171" calcext:value-type="float">
            <text:p>0.440171</text:p>
          </table:table-cell>
          <table:table-cell office:value-type="float" office:value="0" calcext:value-type="float">
            <text:p>0</text:p>
          </table:table-cell>
          <table:table-cell office:value-type="float" office:value="164415" calcext:value-type="float">
            <text:p>1644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1:59</text:p>
          </table:table-cell>
          <table:table-cell office:value-type="float" office:value="6.748063" calcext:value-type="float">
            <text:p>6.748063</text:p>
          </table:table-cell>
          <table:table-cell office:value-type="float" office:value="0.138529" calcext:value-type="float">
            <text:p>0.138529</text:p>
          </table:table-cell>
          <table:table-cell office:value-type="float" office:value="0" calcext:value-type="float">
            <text:p>0</text:p>
          </table:table-cell>
          <table:table-cell office:value-type="float" office:value="88677" calcext:value-type="float">
            <text:p>886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0</text:p>
          </table:table-cell>
          <table:table-cell office:value-type="float" office:value="5.560067" calcext:value-type="float">
            <text:p>5.560067</text:p>
          </table:table-cell>
          <table:table-cell office:value-type="float" office:value="0.642009" calcext:value-type="float">
            <text:p>0.642009</text:p>
          </table:table-cell>
          <table:table-cell office:value-type="float" office:value="0" calcext:value-type="float">
            <text:p>0</text:p>
          </table:table-cell>
          <table:table-cell office:value-type="float" office:value="84576" calcext:value-type="float">
            <text:p>845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1</text:p>
          </table:table-cell>
          <table:table-cell office:value-type="float" office:value="5.688281" calcext:value-type="float">
            <text:p>5.688281</text:p>
          </table:table-cell>
          <table:table-cell office:value-type="float" office:value="0.098964" calcext:value-type="float">
            <text:p>0.098964</text:p>
          </table:table-cell>
          <table:table-cell office:value-type="float" office:value="0" calcext:value-type="float">
            <text:p>0</text:p>
          </table:table-cell>
          <table:table-cell office:value-type="float" office:value="34086" calcext:value-type="float">
            <text:p>340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2</text:p>
          </table:table-cell>
          <table:table-cell office:value-type="float" office:value="5.335678" calcext:value-type="float">
            <text:p>5.335678</text:p>
          </table:table-cell>
          <table:table-cell office:value-type="float" office:value="0.079586" calcext:value-type="float">
            <text:p>0.079586</text:p>
          </table:table-cell>
          <table:table-cell office:value-type="float" office:value="0" calcext:value-type="float">
            <text:p>0</text:p>
          </table:table-cell>
          <table:table-cell office:value-type="float" office:value="186664" calcext:value-type="float">
            <text:p>1866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3</text:p>
          </table:table-cell>
          <table:table-cell office:value-type="float" office:value="5.490866" calcext:value-type="float">
            <text:p>5.490866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" calcext:value-type="float">
            <text:p>0</text:p>
          </table:table-cell>
          <table:table-cell office:value-type="float" office:value="112456" calcext:value-type="float">
            <text:p>1124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4</text:p>
          </table:table-cell>
          <table:table-cell office:value-type="float" office:value="5.046344" calcext:value-type="float">
            <text:p>5.046344</text:p>
          </table:table-cell>
          <table:table-cell office:value-type="float" office:value="0.321256" calcext:value-type="float">
            <text:p>0.321256</text:p>
          </table:table-cell>
          <table:table-cell office:value-type="float" office:value="0" calcext:value-type="float">
            <text:p>0</text:p>
          </table:table-cell>
          <table:table-cell office:value-type="float" office:value="102176" calcext:value-type="float">
            <text:p>1021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5</text:p>
          </table:table-cell>
          <table:table-cell office:value-type="float" office:value="4.433365" calcext:value-type="float">
            <text:p>4.433365</text:p>
          </table:table-cell>
          <table:table-cell office:value-type="float" office:value="0.814146" calcext:value-type="float">
            <text:p>0.814146</text:p>
          </table:table-cell>
          <table:table-cell office:value-type="float" office:value="0" calcext:value-type="float">
            <text:p>0</text:p>
          </table:table-cell>
          <table:table-cell office:value-type="float" office:value="103908" calcext:value-type="float">
            <text:p>1039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6</text:p>
          </table:table-cell>
          <table:table-cell office:value-type="float" office:value="4.72904" calcext:value-type="float">
            <text:p>4.72904</text:p>
          </table:table-cell>
          <table:table-cell office:value-type="float" office:value="0.281354" calcext:value-type="float">
            <text:p>0.281354</text:p>
          </table:table-cell>
          <table:table-cell office:value-type="float" office:value="0" calcext:value-type="float">
            <text:p>0</text:p>
          </table:table-cell>
          <table:table-cell office:value-type="float" office:value="121831" calcext:value-type="float">
            <text:p>1218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7</text:p>
          </table:table-cell>
          <table:table-cell office:value-type="float" office:value="4.47925" calcext:value-type="float">
            <text:p>4.47925</text:p>
          </table:table-cell>
          <table:table-cell office:value-type="float" office:value="0.693508" calcext:value-type="float">
            <text:p>0.693508</text:p>
          </table:table-cell>
          <table:table-cell office:value-type="float" office:value="0" calcext:value-type="float">
            <text:p>0</text:p>
          </table:table-cell>
          <table:table-cell office:value-type="float" office:value="463239" calcext:value-type="float">
            <text:p>4632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8</text:p>
          </table:table-cell>
          <table:table-cell office:value-type="float" office:value="4.771479" calcext:value-type="float">
            <text:p>4.771479</text:p>
          </table:table-cell>
          <table:table-cell office:value-type="float" office:value="1.688247" calcext:value-type="float">
            <text:p>1.688247</text:p>
          </table:table-cell>
          <table:table-cell office:value-type="float" office:value="0" calcext:value-type="float">
            <text:p>0</text:p>
          </table:table-cell>
          <table:table-cell office:value-type="float" office:value="197715" calcext:value-type="float">
            <text:p>1977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09</text:p>
          </table:table-cell>
          <table:table-cell office:value-type="float" office:value="4.691888" calcext:value-type="float">
            <text:p>4.691888</text:p>
          </table:table-cell>
          <table:table-cell office:value-type="float" office:value="1.408061" calcext:value-type="float">
            <text:p>1.408061</text:p>
          </table:table-cell>
          <table:table-cell office:value-type="float" office:value="0" calcext:value-type="float">
            <text:p>0</text:p>
          </table:table-cell>
          <table:table-cell office:value-type="float" office:value="239017" calcext:value-type="float">
            <text:p>23901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0</text:p>
          </table:table-cell>
          <table:table-cell office:value-type="float" office:value="4.570279" calcext:value-type="float">
            <text:p>4.570279</text:p>
          </table:table-cell>
          <table:table-cell office:value-type="float" office:value="1.837346" calcext:value-type="float">
            <text:p>1.837346</text:p>
          </table:table-cell>
          <table:table-cell office:value-type="float" office:value="0" calcext:value-type="float">
            <text:p>0</text:p>
          </table:table-cell>
          <table:table-cell office:value-type="float" office:value="110094" calcext:value-type="float">
            <text:p>11009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1</text:p>
          </table:table-cell>
          <table:table-cell office:value-type="float" office:value="5.558729" calcext:value-type="float">
            <text:p>5.558729</text:p>
          </table:table-cell>
          <table:table-cell office:value-type="float" office:value="2.000909" calcext:value-type="float">
            <text:p>2.000909</text:p>
          </table:table-cell>
          <table:table-cell office:value-type="float" office:value="0" calcext:value-type="float">
            <text:p>0</text:p>
          </table:table-cell>
          <table:table-cell office:value-type="float" office:value="187737" calcext:value-type="float">
            <text:p>1877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2</text:p>
          </table:table-cell>
          <table:table-cell office:value-type="float" office:value="3.802476" calcext:value-type="float">
            <text:p>3.802476</text:p>
          </table:table-cell>
          <table:table-cell office:value-type="float" office:value="1.028162" calcext:value-type="float">
            <text:p>1.028162</text:p>
          </table:table-cell>
          <table:table-cell office:value-type="float" office:value="0" calcext:value-type="float">
            <text:p>0</text:p>
          </table:table-cell>
          <table:table-cell office:value-type="float" office:value="142089" calcext:value-type="float">
            <text:p>1420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3</text:p>
          </table:table-cell>
          <table:table-cell office:value-type="float" office:value="4.532359" calcext:value-type="float">
            <text:p>4.532359</text:p>
          </table:table-cell>
          <table:table-cell office:value-type="float" office:value="1.154905" calcext:value-type="float">
            <text:p>1.154905</text:p>
          </table:table-cell>
          <table:table-cell office:value-type="float" office:value="0" calcext:value-type="float">
            <text:p>0</text:p>
          </table:table-cell>
          <table:table-cell office:value-type="float" office:value="359280" calcext:value-type="float">
            <text:p>3592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4</text:p>
          </table:table-cell>
          <table:table-cell office:value-type="float" office:value="4.720947" calcext:value-type="float">
            <text:p>4.720947</text:p>
          </table:table-cell>
          <table:table-cell office:value-type="float" office:value="0.9159" calcext:value-type="float">
            <text:p>0.9159</text:p>
          </table:table-cell>
          <table:table-cell office:value-type="float" office:value="0" calcext:value-type="float">
            <text:p>0</text:p>
          </table:table-cell>
          <table:table-cell office:value-type="float" office:value="243302" calcext:value-type="float">
            <text:p>2433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5</text:p>
          </table:table-cell>
          <table:table-cell office:value-type="float" office:value="4.486081" calcext:value-type="float">
            <text:p>4.486081</text:p>
          </table:table-cell>
          <table:table-cell office:value-type="float" office:value="0.281106" calcext:value-type="float">
            <text:p>0.281106</text:p>
          </table:table-cell>
          <table:table-cell office:value-type="float" office:value="0" calcext:value-type="float">
            <text:p>0</text:p>
          </table:table-cell>
          <table:table-cell office:value-type="float" office:value="106371" calcext:value-type="float">
            <text:p>10637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6</text:p>
          </table:table-cell>
          <table:table-cell office:value-type="float" office:value="3.497711" calcext:value-type="float">
            <text:p>3.497711</text:p>
          </table:table-cell>
          <table:table-cell office:value-type="float" office:value="0.968522" calcext:value-type="float">
            <text:p>0.968522</text:p>
          </table:table-cell>
          <table:table-cell office:value-type="float" office:value="0" calcext:value-type="float">
            <text:p>0</text:p>
          </table:table-cell>
          <table:table-cell office:value-type="float" office:value="99771" calcext:value-type="float">
            <text:p>9977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7</text:p>
          </table:table-cell>
          <table:table-cell office:value-type="float" office:value="3.765106" calcext:value-type="float">
            <text:p>3.765106</text:p>
          </table:table-cell>
          <table:table-cell office:value-type="float" office:value="1.706996" calcext:value-type="float">
            <text:p>1.706996</text:p>
          </table:table-cell>
          <table:table-cell office:value-type="float" office:value="0" calcext:value-type="float">
            <text:p>0</text:p>
          </table:table-cell>
          <table:table-cell office:value-type="float" office:value="81413" calcext:value-type="float">
            <text:p>8141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8</text:p>
          </table:table-cell>
          <table:table-cell office:value-type="float" office:value="4.045955" calcext:value-type="float">
            <text:p>4.045955</text:p>
          </table:table-cell>
          <table:table-cell office:value-type="float" office:value="1.66296" calcext:value-type="float">
            <text:p>1.66296</text:p>
          </table:table-cell>
          <table:table-cell office:value-type="float" office:value="0" calcext:value-type="float">
            <text:p>0</text:p>
          </table:table-cell>
          <table:table-cell office:value-type="float" office:value="112572" calcext:value-type="float">
            <text:p>11257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19</text:p>
          </table:table-cell>
          <table:table-cell office:value-type="float" office:value="4.149667" calcext:value-type="float">
            <text:p>4.149667</text:p>
          </table:table-cell>
          <table:table-cell office:value-type="float" office:value="0.382936" calcext:value-type="float">
            <text:p>0.382936</text:p>
          </table:table-cell>
          <table:table-cell office:value-type="float" office:value="0" calcext:value-type="float">
            <text:p>0</text:p>
          </table:table-cell>
          <table:table-cell office:value-type="float" office:value="94846" calcext:value-type="float">
            <text:p>948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0</text:p>
          </table:table-cell>
          <table:table-cell office:value-type="float" office:value="4.072812" calcext:value-type="float">
            <text:p>4.072812</text:p>
          </table:table-cell>
          <table:table-cell office:value-type="float" office:value="1.132608" calcext:value-type="float">
            <text:p>1.132608</text:p>
          </table:table-cell>
          <table:table-cell office:value-type="float" office:value="0" calcext:value-type="float">
            <text:p>0</text:p>
          </table:table-cell>
          <table:table-cell office:value-type="float" office:value="115718" calcext:value-type="float">
            <text:p>1157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1</text:p>
          </table:table-cell>
          <table:table-cell office:value-type="float" office:value="4.103477" calcext:value-type="float">
            <text:p>4.103477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0" calcext:value-type="float">
            <text:p>0</text:p>
          </table:table-cell>
          <table:table-cell office:value-type="float" office:value="92910" calcext:value-type="float">
            <text:p>929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2</text:p>
          </table:table-cell>
          <table:table-cell office:value-type="float" office:value="3.144088" calcext:value-type="float">
            <text:p>3.144088</text:p>
          </table:table-cell>
          <table:table-cell office:value-type="float" office:value="0.631687" calcext:value-type="float">
            <text:p>0.631687</text:p>
          </table:table-cell>
          <table:table-cell office:value-type="float" office:value="0" calcext:value-type="float">
            <text:p>0</text:p>
          </table:table-cell>
          <table:table-cell office:value-type="float" office:value="105988" calcext:value-type="float">
            <text:p>1059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3</text:p>
          </table:table-cell>
          <table:table-cell office:value-type="float" office:value="3.736147" calcext:value-type="float">
            <text:p>3.736147</text:p>
          </table:table-cell>
          <table:table-cell office:value-type="float" office:value="0.300391" calcext:value-type="float">
            <text:p>0.300391</text:p>
          </table:table-cell>
          <table:table-cell office:value-type="float" office:value="0" calcext:value-type="float">
            <text:p>0</text:p>
          </table:table-cell>
          <table:table-cell office:value-type="float" office:value="96206" calcext:value-type="float">
            <text:p>962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4</text:p>
          </table:table-cell>
          <table:table-cell office:value-type="float" office:value="2.933221" calcext:value-type="float">
            <text:p>2.933221</text:p>
          </table:table-cell>
          <table:table-cell office:value-type="float" office:value="0.383941" calcext:value-type="float">
            <text:p>0.383941</text:p>
          </table:table-cell>
          <table:table-cell office:value-type="float" office:value="0" calcext:value-type="float">
            <text:p>0</text:p>
          </table:table-cell>
          <table:table-cell office:value-type="float" office:value="173683" calcext:value-type="float">
            <text:p>1736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5</text:p>
          </table:table-cell>
          <table:table-cell office:value-type="float" office:value="3.198683" calcext:value-type="float">
            <text:p>3.198683</text:p>
          </table:table-cell>
          <table:table-cell office:value-type="float" office:value="0.019485" calcext:value-type="float">
            <text:p>0.019485</text:p>
          </table:table-cell>
          <table:table-cell office:value-type="float" office:value="0" calcext:value-type="float">
            <text:p>0</text:p>
          </table:table-cell>
          <table:table-cell office:value-type="float" office:value="169583" calcext:value-type="float">
            <text:p>1695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6</text:p>
          </table:table-cell>
          <table:table-cell office:value-type="float" office:value="1.8067" calcext:value-type="float">
            <text:p>1.8067</text:p>
          </table:table-cell>
          <table:table-cell office:value-type="float" office:value="0.537205" calcext:value-type="float">
            <text:p>0.537205</text:p>
          </table:table-cell>
          <table:table-cell office:value-type="float" office:value="0" calcext:value-type="float">
            <text:p>0</text:p>
          </table:table-cell>
          <table:table-cell office:value-type="float" office:value="176923" calcext:value-type="float">
            <text:p>1769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7</text:p>
          </table:table-cell>
          <table:table-cell office:value-type="float" office:value="0.36786" calcext:value-type="float">
            <text:p>0.36786</text:p>
          </table:table-cell>
          <table:table-cell office:value-type="float" office:value="1.629488" calcext:value-type="float">
            <text:p>1.629488</text:p>
          </table:table-cell>
          <table:table-cell office:value-type="float" office:value="0" calcext:value-type="float">
            <text:p>0</text:p>
          </table:table-cell>
          <table:table-cell office:value-type="float" office:value="147021" calcext:value-type="float">
            <text:p>1470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8</text:p>
          </table:table-cell>
          <table:table-cell office:value-type="float" office:value="0.129695" calcext:value-type="float">
            <text:p>0.129695</text:p>
          </table:table-cell>
          <table:table-cell office:value-type="float" office:value="0.264288" calcext:value-type="float">
            <text:p>0.264288</text:p>
          </table:table-cell>
          <table:table-cell office:value-type="float" office:value="0" calcext:value-type="float">
            <text:p>0</text:p>
          </table:table-cell>
          <table:table-cell office:value-type="float" office:value="156823" calcext:value-type="float">
            <text:p>1568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29</text:p>
          </table:table-cell>
          <table:table-cell office:value-type="float" office:value="0.304394" calcext:value-type="float">
            <text:p>0.304394</text:p>
          </table:table-cell>
          <table:table-cell office:value-type="float" office:value="0.010897" calcext:value-type="float">
            <text:p>0.010897</text:p>
          </table:table-cell>
          <table:table-cell office:value-type="float" office:value="0" calcext:value-type="float">
            <text:p>0</text:p>
          </table:table-cell>
          <table:table-cell office:value-type="float" office:value="142857" calcext:value-type="float">
            <text:p>1428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0</text:p>
          </table:table-cell>
          <table:table-cell office:value-type="float" office:value="0.039016" calcext:value-type="float">
            <text:p>0.039016</text:p>
          </table:table-cell>
          <table:table-cell office:value-type="float" office:value="1.195222" calcext:value-type="float">
            <text:p>1.195222</text:p>
          </table:table-cell>
          <table:table-cell office:value-type="float" office:value="0" calcext:value-type="float">
            <text:p>0</text:p>
          </table:table-cell>
          <table:table-cell office:value-type="float" office:value="78930" calcext:value-type="float">
            <text:p>789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1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468671" calcext:value-type="float">
            <text:p>0.468671</text:p>
          </table:table-cell>
          <table:table-cell office:value-type="float" office:value="0" calcext:value-type="float">
            <text:p>0</text:p>
          </table:table-cell>
          <table:table-cell office:value-type="float" office:value="106311" calcext:value-type="float">
            <text:p>1063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2</text:p>
          </table:table-cell>
          <table:table-cell office:value-type="float" office:value="0.088899" calcext:value-type="float">
            <text:p>0.088899</text:p>
          </table:table-cell>
          <table:table-cell office:value-type="float" office:value="2.228551" calcext:value-type="float">
            <text:p>2.228551</text:p>
          </table:table-cell>
          <table:table-cell office:value-type="float" office:value="0" calcext:value-type="float">
            <text:p>0</text:p>
          </table:table-cell>
          <table:table-cell office:value-type="float" office:value="143531" calcext:value-type="float">
            <text:p>1435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3</text:p>
          </table:table-cell>
          <table:table-cell office:value-type="float" office:value="0.138582" calcext:value-type="float">
            <text:p>0.138582</text:p>
          </table:table-cell>
          <table:table-cell office:value-type="float" office:value="2.948697" calcext:value-type="float">
            <text:p>2.948697</text:p>
          </table:table-cell>
          <table:table-cell office:value-type="float" office:value="0" calcext:value-type="float">
            <text:p>0</text:p>
          </table:table-cell>
          <table:table-cell office:value-type="float" office:value="391667" calcext:value-type="float">
            <text:p>39166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4</text:p>
          </table:table-cell>
          <table:table-cell office:value-type="float" office:value="0.128452" calcext:value-type="float">
            <text:p>0.128452</text:p>
          </table:table-cell>
          <table:table-cell office:value-type="float" office:value="2.359217" calcext:value-type="float">
            <text:p>2.359217</text:p>
          </table:table-cell>
          <table:table-cell office:value-type="float" office:value="0" calcext:value-type="float">
            <text:p>0</text:p>
          </table:table-cell>
          <table:table-cell office:value-type="float" office:value="284930" calcext:value-type="float">
            <text:p>2849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5</text:p>
          </table:table-cell>
          <table:table-cell office:value-type="float" office:value="0.041549" calcext:value-type="float">
            <text:p>0.041549</text:p>
          </table:table-cell>
          <table:table-cell office:value-type="float" office:value="0.45103" calcext:value-type="float">
            <text:p>0.45103</text:p>
          </table:table-cell>
          <table:table-cell office:value-type="float" office:value="0" calcext:value-type="float">
            <text:p>0</text:p>
          </table:table-cell>
          <table:table-cell office:value-type="float" office:value="57960" calcext:value-type="float">
            <text:p>579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6</text:p>
          </table:table-cell>
          <table:table-cell office:value-type="float" office:value="0.058158" calcext:value-type="float">
            <text:p>0.058158</text:p>
          </table:table-cell>
          <table:table-cell office:value-type="float" office:value="0.402087" calcext:value-type="float">
            <text:p>0.402087</text:p>
          </table:table-cell>
          <table:table-cell office:value-type="float" office:value="0" calcext:value-type="float">
            <text:p>0</text:p>
          </table:table-cell>
          <table:table-cell office:value-type="float" office:value="106049" calcext:value-type="float">
            <text:p>1060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7</text:p>
          </table:table-cell>
          <table:table-cell office:value-type="float" office:value="0.051207" calcext:value-type="float">
            <text:p>0.051207</text:p>
          </table:table-cell>
          <table:table-cell office:value-type="float" office:value="1.26366" calcext:value-type="float">
            <text:p>1.26366</text:p>
          </table:table-cell>
          <table:table-cell office:value-type="float" office:value="0" calcext:value-type="float">
            <text:p>0</text:p>
          </table:table-cell>
          <table:table-cell office:value-type="float" office:value="82842" calcext:value-type="float">
            <text:p>828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8</text:p>
          </table:table-cell>
          <table:table-cell office:value-type="float" office:value="0.027735" calcext:value-type="float">
            <text:p>0.027735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0" calcext:value-type="float">
            <text:p>0</text:p>
          </table:table-cell>
          <table:table-cell office:value-type="float" office:value="84702" calcext:value-type="float">
            <text:p>847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39</text:p>
          </table:table-cell>
          <table:table-cell office:value-type="float" office:value="0.028138" calcext:value-type="float">
            <text:p>0.028138</text:p>
          </table:table-cell>
          <table:table-cell office:value-type="float" office:value="0.006436" calcext:value-type="float">
            <text:p>0.006436</text:p>
          </table:table-cell>
          <table:table-cell office:value-type="float" office:value="0" calcext:value-type="float">
            <text:p>0</text:p>
          </table:table-cell>
          <table:table-cell office:value-type="float" office:value="78872" calcext:value-type="float">
            <text:p>7887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0</text:p>
          </table:table-cell>
          <table:table-cell office:value-type="float" office:value="0.17114" calcext:value-type="float">
            <text:p>0.17114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" calcext:value-type="float">
            <text:p>0</text:p>
          </table:table-cell>
          <table:table-cell office:value-type="float" office:value="66313" calcext:value-type="float">
            <text:p>663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1</text:p>
          </table:table-cell>
          <table:table-cell office:value-type="float" office:value="0.055831" calcext:value-type="float">
            <text:p>0.055831</text:p>
          </table:table-cell>
          <table:table-cell office:value-type="float" office:value="0.483512" calcext:value-type="float">
            <text:p>0.483512</text:p>
          </table:table-cell>
          <table:table-cell office:value-type="float" office:value="0" calcext:value-type="float">
            <text:p>0</text:p>
          </table:table-cell>
          <table:table-cell office:value-type="float" office:value="67206" calcext:value-type="float">
            <text:p>672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2</text:p>
          </table:table-cell>
          <table:table-cell office:value-type="float" office:value="0.158034" calcext:value-type="float">
            <text:p>0.158034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38270" calcext:value-type="float">
            <text:p>382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3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" calcext:value-type="float">
            <text:p>0</text:p>
          </table:table-cell>
          <table:table-cell office:value-type="float" office:value="23037" calcext:value-type="float">
            <text:p>230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4</text:p>
          </table:table-cell>
          <table:table-cell office:value-type="float" office:value="0.027173" calcext:value-type="float">
            <text:p>0.027173</text:p>
          </table:table-cell>
          <table:table-cell office:value-type="float" office:value="0.515521" calcext:value-type="float">
            <text:p>0.515521</text:p>
          </table:table-cell>
          <table:table-cell office:value-type="float" office:value="0" calcext:value-type="float">
            <text:p>0</text:p>
          </table:table-cell>
          <table:table-cell office:value-type="float" office:value="36084" calcext:value-type="float">
            <text:p>3608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5</text:p>
          </table:table-cell>
          <table:table-cell office:value-type="float" office:value="0.121456" calcext:value-type="float">
            <text:p>0.121456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" calcext:value-type="float">
            <text:p>0</text:p>
          </table:table-cell>
          <table:table-cell office:value-type="float" office:value="52787" calcext:value-type="float">
            <text:p>527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6</text:p>
          </table:table-cell>
          <table:table-cell office:value-type="float" office:value="0.140779" calcext:value-type="float">
            <text:p>0.140779</text:p>
          </table:table-cell>
          <table:table-cell office:value-type="float" office:value="0.014491" calcext:value-type="float">
            <text:p>0.014491</text:p>
          </table:table-cell>
          <table:table-cell office:value-type="float" office:value="0" calcext:value-type="float">
            <text:p>0</text:p>
          </table:table-cell>
          <table:table-cell office:value-type="float" office:value="138262" calcext:value-type="float">
            <text:p>138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7</text:p>
          </table:table-cell>
          <table:table-cell office:value-type="float" office:value="1.006676" calcext:value-type="float">
            <text:p>1.006676</text:p>
          </table:table-cell>
          <table:table-cell office:value-type="float" office:value="0.018652" calcext:value-type="float">
            <text:p>0.018652</text:p>
          </table:table-cell>
          <table:table-cell office:value-type="float" office:value="0" calcext:value-type="float">
            <text:p>0</text:p>
          </table:table-cell>
          <table:table-cell office:value-type="float" office:value="117257" calcext:value-type="float">
            <text:p>1172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8</text:p>
          </table:table-cell>
          <table:table-cell office:value-type="float" office:value="0.872156" calcext:value-type="float">
            <text:p>0.872156</text:p>
          </table:table-cell>
          <table:table-cell office:value-type="float" office:value="0.521797" calcext:value-type="float">
            <text:p>0.521797</text:p>
          </table:table-cell>
          <table:table-cell office:value-type="float" office:value="0" calcext:value-type="float">
            <text:p>0</text:p>
          </table:table-cell>
          <table:table-cell office:value-type="float" office:value="137451" calcext:value-type="float">
            <text:p>1374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49</text:p>
          </table:table-cell>
          <table:table-cell office:value-type="float" office:value="0.627375" calcext:value-type="float">
            <text:p>0.627375</text:p>
          </table:table-cell>
          <table:table-cell office:value-type="float" office:value="0.548934" calcext:value-type="float">
            <text:p>0.548934</text:p>
          </table:table-cell>
          <table:table-cell office:value-type="float" office:value="0" calcext:value-type="float">
            <text:p>0</text:p>
          </table:table-cell>
          <table:table-cell office:value-type="float" office:value="264022" calcext:value-type="float">
            <text:p>2640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0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0.036106" calcext:value-type="float">
            <text:p>0.036106</text:p>
          </table:table-cell>
          <table:table-cell office:value-type="float" office:value="0" calcext:value-type="float">
            <text:p>0</text:p>
          </table:table-cell>
          <table:table-cell office:value-type="float" office:value="187998" calcext:value-type="float">
            <text:p>1879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1</text:p>
          </table:table-cell>
          <table:table-cell office:value-type="float" office:value="0.032488" calcext:value-type="float">
            <text:p>0.032488</text:p>
          </table:table-cell>
          <table:table-cell office:value-type="float" office:value="0.011861" calcext:value-type="float">
            <text:p>0.011861</text:p>
          </table:table-cell>
          <table:table-cell office:value-type="float" office:value="0" calcext:value-type="float">
            <text:p>0</text:p>
          </table:table-cell>
          <table:table-cell office:value-type="float" office:value="53231" calcext:value-type="float">
            <text:p>532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2</text:p>
          </table:table-cell>
          <table:table-cell office:value-type="float" office:value="0.026167" calcext:value-type="float">
            <text:p>0.026167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" calcext:value-type="float">
            <text:p>0</text:p>
          </table:table-cell>
          <table:table-cell office:value-type="float" office:value="66389" calcext:value-type="float">
            <text:p>663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3</text:p>
          </table:table-cell>
          <table:table-cell office:value-type="float" office:value="0.034805" calcext:value-type="float">
            <text:p>0.034805</text:p>
          </table:table-cell>
          <table:table-cell office:value-type="float" office:value="0.017761" calcext:value-type="float">
            <text:p>0.017761</text:p>
          </table:table-cell>
          <table:table-cell office:value-type="float" office:value="0" calcext:value-type="float">
            <text:p>0</text:p>
          </table:table-cell>
          <table:table-cell office:value-type="float" office:value="172929" calcext:value-type="float">
            <text:p>1729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4</text:p>
          </table:table-cell>
          <table:table-cell office:value-type="float" office:value="0.099551" calcext:value-type="float">
            <text:p>0.099551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" calcext:value-type="float">
            <text:p>0</text:p>
          </table:table-cell>
          <table:table-cell office:value-type="float" office:value="109444" calcext:value-type="float">
            <text:p>1094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5</text:p>
          </table:table-cell>
          <table:table-cell office:value-type="float" office:value="0.073473" calcext:value-type="float">
            <text:p>0.073473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" calcext:value-type="float">
            <text:p>0</text:p>
          </table:table-cell>
          <table:table-cell office:value-type="float" office:value="38337" calcext:value-type="float">
            <text:p>383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6</text:p>
          </table:table-cell>
          <table:table-cell office:value-type="float" office:value="0.036031" calcext:value-type="float">
            <text:p>0.036031</text:p>
          </table:table-cell>
          <table:table-cell office:value-type="float" office:value="0.025147" calcext:value-type="float">
            <text:p>0.025147</text:p>
          </table:table-cell>
          <table:table-cell office:value-type="float" office:value="0" calcext:value-type="float">
            <text:p>0</text:p>
          </table:table-cell>
          <table:table-cell office:value-type="float" office:value="135940" calcext:value-type="float">
            <text:p>1359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7</text:p>
          </table:table-cell>
          <table:table-cell office:value-type="float" office:value="0.024093" calcext:value-type="float">
            <text:p>0.0240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" calcext:value-type="float">
            <text:p>0</text:p>
          </table:table-cell>
          <table:table-cell office:value-type="float" office:value="66411" calcext:value-type="float">
            <text:p>664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8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" calcext:value-type="float">
            <text:p>0</text:p>
          </table:table-cell>
          <table:table-cell office:value-type="float" office:value="30470" calcext:value-type="float">
            <text:p>304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2:59</text:p>
          </table:table-cell>
          <table:table-cell office:value-type="float" office:value="0.024896" calcext:value-type="float">
            <text:p>0.024896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" calcext:value-type="float">
            <text:p>0</text:p>
          </table:table-cell>
          <table:table-cell office:value-type="float" office:value="65001" calcext:value-type="float">
            <text:p>650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0</text:p>
          </table:table-cell>
          <table:table-cell office:value-type="float" office:value="0.028817" calcext:value-type="float">
            <text:p>0.028817</text:p>
          </table:table-cell>
          <table:table-cell office:value-type="float" office:value="0.011531" calcext:value-type="float">
            <text:p>0.011531</text:p>
          </table:table-cell>
          <table:table-cell office:value-type="float" office:value="0" calcext:value-type="float">
            <text:p>0</text:p>
          </table:table-cell>
          <table:table-cell office:value-type="float" office:value="102441" calcext:value-type="float">
            <text:p>1024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1</text:p>
          </table:table-cell>
          <table:table-cell office:value-type="float" office:value="0.026719" calcext:value-type="float">
            <text:p>0.026719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" calcext:value-type="float">
            <text:p>0</text:p>
          </table:table-cell>
          <table:table-cell office:value-type="float" office:value="73665" calcext:value-type="float">
            <text:p>7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2</text:p>
          </table:table-cell>
          <table:table-cell office:value-type="float" office:value="0.071816" calcext:value-type="float">
            <text:p>0.071816</text:p>
          </table:table-cell>
          <table:table-cell office:value-type="float" office:value="0.020052" calcext:value-type="float">
            <text:p>0.020052</text:p>
          </table:table-cell>
          <table:table-cell office:value-type="float" office:value="0" calcext:value-type="float">
            <text:p>0</text:p>
          </table:table-cell>
          <table:table-cell office:value-type="float" office:value="170472" calcext:value-type="float">
            <text:p>1704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3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0" calcext:value-type="float">
            <text:p>0</text:p>
          </table:table-cell>
          <table:table-cell office:value-type="float" office:value="106489" calcext:value-type="float">
            <text:p>1064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4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015719" calcext:value-type="float">
            <text:p>0.015719</text:p>
          </table:table-cell>
          <table:table-cell office:value-type="float" office:value="0" calcext:value-type="float">
            <text:p>0</text:p>
          </table:table-cell>
          <table:table-cell office:value-type="float" office:value="152023" calcext:value-type="float">
            <text:p>1520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5</text:p>
          </table:table-cell>
          <table:table-cell office:value-type="float" office:value="0.73434" calcext:value-type="float">
            <text:p>0.73434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" calcext:value-type="float">
            <text:p>0</text:p>
          </table:table-cell>
          <table:table-cell office:value-type="float" office:value="141793" calcext:value-type="float">
            <text:p>1417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6</text:p>
          </table:table-cell>
          <table:table-cell office:value-type="float" office:value="0.385923" calcext:value-type="float">
            <text:p>0.385923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0" calcext:value-type="float">
            <text:p>0</text:p>
          </table:table-cell>
          <table:table-cell office:value-type="float" office:value="94359" calcext:value-type="float">
            <text:p>943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7</text:p>
          </table:table-cell>
          <table:table-cell office:value-type="float" office:value="0.08128" calcext:value-type="float">
            <text:p>0.08128</text:p>
          </table:table-cell>
          <table:table-cell office:value-type="float" office:value="0.020243" calcext:value-type="float">
            <text:p>0.020243</text:p>
          </table:table-cell>
          <table:table-cell office:value-type="float" office:value="0" calcext:value-type="float">
            <text:p>0</text:p>
          </table:table-cell>
          <table:table-cell office:value-type="float" office:value="125551" calcext:value-type="float">
            <text:p>1255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8</text:p>
          </table:table-cell>
          <table:table-cell office:value-type="float" office:value="0.381333" calcext:value-type="float">
            <text:p>0.381333</text:p>
          </table:table-cell>
          <table:table-cell office:value-type="float" office:value="0.016167" calcext:value-type="float">
            <text:p>0.016167</text:p>
          </table:table-cell>
          <table:table-cell office:value-type="float" office:value="0" calcext:value-type="float">
            <text:p>0</text:p>
          </table:table-cell>
          <table:table-cell office:value-type="float" office:value="143940" calcext:value-type="float">
            <text:p>1439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09</text:p>
          </table:table-cell>
          <table:table-cell office:value-type="float" office:value="0.930099" calcext:value-type="float">
            <text:p>0.930099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" calcext:value-type="float">
            <text:p>0</text:p>
          </table:table-cell>
          <table:table-cell office:value-type="float" office:value="97364" calcext:value-type="float">
            <text:p>973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0</text:p>
          </table:table-cell>
          <table:table-cell office:value-type="float" office:value="0.587774" calcext:value-type="float">
            <text:p>0.587774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" calcext:value-type="float">
            <text:p>0</text:p>
          </table:table-cell>
          <table:table-cell office:value-type="float" office:value="79105" calcext:value-type="float">
            <text:p>791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1</text:p>
          </table:table-cell>
          <table:table-cell office:value-type="float" office:value="0.256381" calcext:value-type="float">
            <text:p>0.256381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0" calcext:value-type="float">
            <text:p>0</text:p>
          </table:table-cell>
          <table:table-cell office:value-type="float" office:value="81599" calcext:value-type="float">
            <text:p>815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2</text:p>
          </table:table-cell>
          <table:table-cell office:value-type="float" office:value="0.030997" calcext:value-type="float">
            <text:p>0.030997</text:p>
          </table:table-cell>
          <table:table-cell office:value-type="float" office:value="0.016869" calcext:value-type="float">
            <text:p>0.016869</text:p>
          </table:table-cell>
          <table:table-cell office:value-type="float" office:value="0" calcext:value-type="float">
            <text:p>0</text:p>
          </table:table-cell>
          <table:table-cell office:value-type="float" office:value="123321" calcext:value-type="float">
            <text:p>1233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3</text:p>
          </table:table-cell>
          <table:table-cell office:value-type="float" office:value="0.028681" calcext:value-type="float">
            <text:p>0.028681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4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0" calcext:value-type="float">
            <text:p>0</text:p>
          </table:table-cell>
          <table:table-cell office:value-type="float" office:value="75921" calcext:value-type="float">
            <text:p>759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5</text:p>
          </table:table-cell>
          <table:table-cell office:value-type="float" office:value="0.032052" calcext:value-type="float">
            <text:p>0.032052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" calcext:value-type="float">
            <text:p>0</text:p>
          </table:table-cell>
          <table:table-cell office:value-type="float" office:value="160481" calcext:value-type="float">
            <text:p>1604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6</text:p>
          </table:table-cell>
          <table:table-cell office:value-type="float" office:value="0.031252" calcext:value-type="float">
            <text:p>0.03125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" calcext:value-type="float">
            <text:p>0</text:p>
          </table:table-cell>
          <table:table-cell office:value-type="float" office:value="77575" calcext:value-type="float">
            <text:p>775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7</text:p>
          </table:table-cell>
          <table:table-cell office:value-type="float" office:value="0.023629" calcext:value-type="float">
            <text:p>0.023629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" calcext:value-type="float">
            <text:p>0</text:p>
          </table:table-cell>
          <table:table-cell office:value-type="float" office:value="31124" calcext:value-type="float">
            <text:p>311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8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" calcext:value-type="float">
            <text:p>0</text:p>
          </table:table-cell>
          <table:table-cell office:value-type="float" office:value="99102" calcext:value-type="float">
            <text:p>991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19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0.006287" calcext:value-type="float">
            <text:p>0.006287</text:p>
          </table:table-cell>
          <table:table-cell office:value-type="float" office:value="0" calcext:value-type="float">
            <text:p>0</text:p>
          </table:table-cell>
          <table:table-cell office:value-type="float" office:value="80352" calcext:value-type="float">
            <text:p>803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0</text:p>
          </table:table-cell>
          <table:table-cell office:value-type="float" office:value="0.034919" calcext:value-type="float">
            <text:p>0.0349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" calcext:value-type="float">
            <text:p>0</text:p>
          </table:table-cell>
          <table:table-cell office:value-type="float" office:value="161938" calcext:value-type="float">
            <text:p>1619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1</text:p>
          </table:table-cell>
          <table:table-cell office:value-type="float" office:value="0.034637" calcext:value-type="float">
            <text:p>0.034637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" calcext:value-type="float">
            <text:p>0</text:p>
          </table:table-cell>
          <table:table-cell office:value-type="float" office:value="165427" calcext:value-type="float">
            <text:p>1654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2</text:p>
          </table:table-cell>
          <table:table-cell office:value-type="float" office:value="0.028867" calcext:value-type="float">
            <text:p>0.028867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" calcext:value-type="float">
            <text:p>0</text:p>
          </table:table-cell>
          <table:table-cell office:value-type="float" office:value="55698" calcext:value-type="float">
            <text:p>556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3</text:p>
          </table:table-cell>
          <table:table-cell office:value-type="float" office:value="0.027721" calcext:value-type="float">
            <text:p>0.0277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47302" calcext:value-type="float">
            <text:p>473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4</text:p>
          </table:table-cell>
          <table:table-cell office:value-type="float" office:value="0.027404" calcext:value-type="float">
            <text:p>0.027404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" calcext:value-type="float">
            <text:p>0</text:p>
          </table:table-cell>
          <table:table-cell office:value-type="float" office:value="101534" calcext:value-type="float">
            <text:p>1015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5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53300" calcext:value-type="float">
            <text:p>533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6</text:p>
          </table:table-cell>
          <table:table-cell office:value-type="float" office:value="0.033785" calcext:value-type="float">
            <text:p>0.033785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" calcext:value-type="float">
            <text:p>0</text:p>
          </table:table-cell>
          <table:table-cell office:value-type="float" office:value="83618" calcext:value-type="float">
            <text:p>836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7</text:p>
          </table:table-cell>
          <table:table-cell office:value-type="float" office:value="0.038513" calcext:value-type="float">
            <text:p>0.038513</text:p>
          </table:table-cell>
          <table:table-cell office:value-type="float" office:value="0.020287" calcext:value-type="float">
            <text:p>0.020287</text:p>
          </table:table-cell>
          <table:table-cell office:value-type="float" office:value="0" calcext:value-type="float">
            <text:p>0</text:p>
          </table:table-cell>
          <table:table-cell office:value-type="float" office:value="239423" calcext:value-type="float">
            <text:p>2394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8</text:p>
          </table:table-cell>
          <table:table-cell office:value-type="float" office:value="0.031264" calcext:value-type="float">
            <text:p>0.031264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" calcext:value-type="float">
            <text:p>0</text:p>
          </table:table-cell>
          <table:table-cell office:value-type="float" office:value="64606" calcext:value-type="float">
            <text:p>646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29</text:p>
          </table:table-cell>
          <table:table-cell office:value-type="float" office:value="0.025662" calcext:value-type="float">
            <text:p>0.025662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" calcext:value-type="float">
            <text:p>0</text:p>
          </table:table-cell>
          <table:table-cell office:value-type="float" office:value="31786" calcext:value-type="float">
            <text:p>317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0</text:p>
          </table:table-cell>
          <table:table-cell office:value-type="float" office:value="0.029203" calcext:value-type="float">
            <text:p>0.02920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" calcext:value-type="float">
            <text:p>0</text:p>
          </table:table-cell>
          <table:table-cell office:value-type="float" office:value="58110" calcext:value-type="float">
            <text:p>581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1</text:p>
          </table:table-cell>
          <table:table-cell office:value-type="float" office:value="0.025595" calcext:value-type="float">
            <text:p>0.025595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" calcext:value-type="float">
            <text:p>0</text:p>
          </table:table-cell>
          <table:table-cell office:value-type="float" office:value="41452" calcext:value-type="float">
            <text:p>414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2</text:p>
          </table:table-cell>
          <table:table-cell office:value-type="float" office:value="0.026999" calcext:value-type="float">
            <text:p>0.026999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" calcext:value-type="float">
            <text:p>0</text:p>
          </table:table-cell>
          <table:table-cell office:value-type="float" office:value="49693" calcext:value-type="float">
            <text:p>496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3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</text:p>
          </table:table-cell>
          <table:table-cell office:value-type="float" office:value="43950" calcext:value-type="float">
            <text:p>439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4</text:p>
          </table:table-cell>
          <table:table-cell office:value-type="float" office:value="0.024795" calcext:value-type="float">
            <text:p>0.02479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" calcext:value-type="float">
            <text:p>0</text:p>
          </table:table-cell>
          <table:table-cell office:value-type="float" office:value="39538" calcext:value-type="float">
            <text:p>395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5</text:p>
          </table:table-cell>
          <table:table-cell office:value-type="float" office:value="0.023498" calcext:value-type="float">
            <text:p>0.023498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" calcext:value-type="float">
            <text:p>0</text:p>
          </table:table-cell>
          <table:table-cell office:value-type="float" office:value="44328" calcext:value-type="float">
            <text:p>443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6</text:p>
          </table:table-cell>
          <table:table-cell office:value-type="float" office:value="0.029676" calcext:value-type="float">
            <text:p>0.029676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" calcext:value-type="float">
            <text:p>0</text:p>
          </table:table-cell>
          <table:table-cell office:value-type="float" office:value="107083" calcext:value-type="float">
            <text:p>1070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7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.004921" calcext:value-type="float">
            <text:p>0.004921</text:p>
          </table:table-cell>
          <table:table-cell office:value-type="float" office:value="0" calcext:value-type="float">
            <text:p>0</text:p>
          </table:table-cell>
          <table:table-cell office:value-type="float" office:value="88777" calcext:value-type="float">
            <text:p>887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8</text:p>
          </table:table-cell>
          <table:table-cell office:value-type="float" office:value="0.025427" calcext:value-type="float">
            <text:p>0.025427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" calcext:value-type="float">
            <text:p>0</text:p>
          </table:table-cell>
          <table:table-cell office:value-type="float" office:value="28882" calcext:value-type="float">
            <text:p>288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39</text:p>
          </table:table-cell>
          <table:table-cell office:value-type="float" office:value="0.024571" calcext:value-type="float">
            <text:p>0.024571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" calcext:value-type="float">
            <text:p>0</text:p>
          </table:table-cell>
          <table:table-cell office:value-type="float" office:value="51646" calcext:value-type="float">
            <text:p>516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0</text:p>
          </table:table-cell>
          <table:table-cell office:value-type="float" office:value="0.022542" calcext:value-type="float">
            <text:p>0.022542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0" calcext:value-type="float">
            <text:p>0</text:p>
          </table:table-cell>
          <table:table-cell office:value-type="float" office:value="48251" calcext:value-type="float">
            <text:p>482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1</text:p>
          </table:table-cell>
          <table:table-cell office:value-type="float" office:value="0.026481" calcext:value-type="float">
            <text:p>0.026481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 office:value-type="float" office:value="49583" calcext:value-type="float">
            <text:p>495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2</text:p>
          </table:table-cell>
          <table:table-cell office:value-type="float" office:value="0.037091" calcext:value-type="float">
            <text:p>0.037091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0" calcext:value-type="float">
            <text:p>0</text:p>
          </table:table-cell>
          <table:table-cell office:value-type="float" office:value="142191" calcext:value-type="float">
            <text:p>142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3</text:p>
          </table:table-cell>
          <table:table-cell office:value-type="float" office:value="0.028232" calcext:value-type="float">
            <text:p>0.02823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" calcext:value-type="float">
            <text:p>0</text:p>
          </table:table-cell>
          <table:table-cell office:value-type="float" office:value="89569" calcext:value-type="float">
            <text:p>895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4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0" calcext:value-type="float">
            <text:p>0</text:p>
          </table:table-cell>
          <table:table-cell office:value-type="float" office:value="128045" calcext:value-type="float">
            <text:p>1280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5</text:p>
          </table:table-cell>
          <table:table-cell office:value-type="float" office:value="0.030652" calcext:value-type="float">
            <text:p>0.030652</text:p>
          </table:table-cell>
          <table:table-cell office:value-type="float" office:value="0.010022" calcext:value-type="float">
            <text:p>0.010022</text:p>
          </table:table-cell>
          <table:table-cell office:value-type="float" office:value="0" calcext:value-type="float">
            <text:p>0</text:p>
          </table:table-cell>
          <table:table-cell office:value-type="float" office:value="105536" calcext:value-type="float">
            <text:p>1055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6</text:p>
          </table:table-cell>
          <table:table-cell office:value-type="float" office:value="0.03908" calcext:value-type="float">
            <text:p>0.03908</text:p>
          </table:table-cell>
          <table:table-cell office:value-type="float" office:value="0.013658" calcext:value-type="float">
            <text:p>0.013658</text:p>
          </table:table-cell>
          <table:table-cell office:value-type="float" office:value="0" calcext:value-type="float">
            <text:p>0</text:p>
          </table:table-cell>
          <table:table-cell office:value-type="float" office:value="158913" calcext:value-type="float">
            <text:p>1589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7</text:p>
          </table:table-cell>
          <table:table-cell office:value-type="float" office:value="0.062724" calcext:value-type="float">
            <text:p>0.062724</text:p>
          </table:table-cell>
          <table:table-cell office:value-type="float" office:value="0.047602" calcext:value-type="float">
            <text:p>0.047602</text:p>
          </table:table-cell>
          <table:table-cell office:value-type="float" office:value="0" calcext:value-type="float">
            <text:p>0</text:p>
          </table:table-cell>
          <table:table-cell office:value-type="float" office:value="416737" calcext:value-type="float">
            <text:p>4167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8</text:p>
          </table:table-cell>
          <table:table-cell office:value-type="float" office:value="0.048607" calcext:value-type="float">
            <text:p>0.048607</text:p>
          </table:table-cell>
          <table:table-cell office:value-type="float" office:value="0.017257" calcext:value-type="float">
            <text:p>0.017257</text:p>
          </table:table-cell>
          <table:table-cell office:value-type="float" office:value="0" calcext:value-type="float">
            <text:p>0</text:p>
          </table:table-cell>
          <table:table-cell office:value-type="float" office:value="206788" calcext:value-type="float">
            <text:p>2067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49</text:p>
          </table:table-cell>
          <table:table-cell office:value-type="float" office:value="0.027609" calcext:value-type="float">
            <text:p>0.027609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0" calcext:value-type="float">
            <text:p>0</text:p>
          </table:table-cell>
          <table:table-cell office:value-type="float" office:value="104029" calcext:value-type="float">
            <text:p>1040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0</text:p>
          </table:table-cell>
          <table:table-cell office:value-type="float" office:value="0.029146" calcext:value-type="float">
            <text:p>0.029146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" calcext:value-type="float">
            <text:p>0</text:p>
          </table:table-cell>
          <table:table-cell office:value-type="float" office:value="65410" calcext:value-type="float">
            <text:p>654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1</text:p>
          </table:table-cell>
          <table:table-cell office:value-type="float" office:value="0.040483" calcext:value-type="float">
            <text:p>0.040483</text:p>
          </table:table-cell>
          <table:table-cell office:value-type="float" office:value="0.019128" calcext:value-type="float">
            <text:p>0.019128</text:p>
          </table:table-cell>
          <table:table-cell office:value-type="float" office:value="0" calcext:value-type="float">
            <text:p>0</text:p>
          </table:table-cell>
          <table:table-cell office:value-type="float" office:value="194766" calcext:value-type="float">
            <text:p>1947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2</text:p>
          </table:table-cell>
          <table:table-cell office:value-type="float" office:value="0.028207" calcext:value-type="float">
            <text:p>0.028207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" calcext:value-type="float">
            <text:p>0</text:p>
          </table:table-cell>
          <table:table-cell office:value-type="float" office:value="79430" calcext:value-type="float">
            <text:p>794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3</text:p>
          </table:table-cell>
          <table:table-cell office:value-type="float" office:value="0.033762" calcext:value-type="float">
            <text:p>0.033762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0" calcext:value-type="float">
            <text:p>0</text:p>
          </table:table-cell>
          <table:table-cell office:value-type="float" office:value="111629" calcext:value-type="float">
            <text:p>1116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4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" calcext:value-type="float">
            <text:p>0</text:p>
          </table:table-cell>
          <table:table-cell office:value-type="float" office:value="100229" calcext:value-type="float">
            <text:p>1002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5</text:p>
          </table:table-cell>
          <table:table-cell office:value-type="float" office:value="0.029096" calcext:value-type="float">
            <text:p>0.029096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" calcext:value-type="float">
            <text:p>0</text:p>
          </table:table-cell>
          <table:table-cell office:value-type="float" office:value="53176" calcext:value-type="float">
            <text:p>531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6</text:p>
          </table:table-cell>
          <table:table-cell office:value-type="float" office:value="0.024997" calcext:value-type="float">
            <text:p>0.024997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" calcext:value-type="float">
            <text:p>0</text:p>
          </table:table-cell>
          <table:table-cell office:value-type="float" office:value="40907" calcext:value-type="float">
            <text:p>409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7</text:p>
          </table:table-cell>
          <table:table-cell office:value-type="float" office:value="0.031716" calcext:value-type="float">
            <text:p>0.031716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0" calcext:value-type="float">
            <text:p>0</text:p>
          </table:table-cell>
          <table:table-cell office:value-type="float" office:value="102150" calcext:value-type="float">
            <text:p>102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8</text:p>
          </table:table-cell>
          <table:table-cell office:value-type="float" office:value="0.028671" calcext:value-type="float">
            <text:p>0.028671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" calcext:value-type="float">
            <text:p>0</text:p>
          </table:table-cell>
          <table:table-cell office:value-type="float" office:value="64352" calcext:value-type="float">
            <text:p>643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3:59</text:p>
          </table:table-cell>
          <table:table-cell office:value-type="float" office:value="0.032259" calcext:value-type="float">
            <text:p>0.032259</text:p>
          </table:table-cell>
          <table:table-cell office:value-type="float" office:value="0.006243" calcext:value-type="float">
            <text:p>0.006243</text:p>
          </table:table-cell>
          <table:table-cell office:value-type="float" office:value="0" calcext:value-type="float">
            <text:p>0</text:p>
          </table:table-cell>
          <table:table-cell office:value-type="float" office:value="92840" calcext:value-type="float">
            <text:p>928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0</text:p>
          </table:table-cell>
          <table:table-cell office:value-type="float" office:value="0.027159" calcext:value-type="float">
            <text:p>0.027159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" calcext:value-type="float">
            <text:p>0</text:p>
          </table:table-cell>
          <table:table-cell office:value-type="float" office:value="64671" calcext:value-type="float">
            <text:p>646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1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office:value-type="float" office:value="61763" calcext:value-type="float">
            <text:p>617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2</text:p>
          </table:table-cell>
          <table:table-cell office:value-type="float" office:value="0.026023" calcext:value-type="float">
            <text:p>0.026023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" calcext:value-type="float">
            <text:p>0</text:p>
          </table:table-cell>
          <table:table-cell office:value-type="float" office:value="52169" calcext:value-type="float">
            <text:p>52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3</text:p>
          </table:table-cell>
          <table:table-cell office:value-type="float" office:value="0.024267" calcext:value-type="float">
            <text:p>0.024267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" calcext:value-type="float">
            <text:p>0</text:p>
          </table:table-cell>
          <table:table-cell office:value-type="float" office:value="31676" calcext:value-type="float">
            <text:p>316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4</text:p>
          </table:table-cell>
          <table:table-cell office:value-type="float" office:value="0.030342" calcext:value-type="float">
            <text:p>0.030342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" calcext:value-type="float">
            <text:p>0</text:p>
          </table:table-cell>
          <table:table-cell office:value-type="float" office:value="71742" calcext:value-type="float">
            <text:p>717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5</text:p>
          </table:table-cell>
          <table:table-cell office:value-type="float" office:value="0.036956" calcext:value-type="float">
            <text:p>0.036956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0" calcext:value-type="float">
            <text:p>0</text:p>
          </table:table-cell>
          <table:table-cell office:value-type="float" office:value="133553" calcext:value-type="float">
            <text:p>1335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6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" calcext:value-type="float">
            <text:p>0</text:p>
          </table:table-cell>
          <table:table-cell office:value-type="float" office:value="74706" calcext:value-type="float">
            <text:p>747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7</text:p>
          </table:table-cell>
          <table:table-cell office:value-type="float" office:value="0.027257" calcext:value-type="float">
            <text:p>0.027257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" calcext:value-type="float">
            <text:p>0</text:p>
          </table:table-cell>
          <table:table-cell office:value-type="float" office:value="57052" calcext:value-type="float">
            <text:p>570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8</text:p>
          </table:table-cell>
          <table:table-cell office:value-type="float" office:value="0.023646" calcext:value-type="float">
            <text:p>0.023646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" calcext:value-type="float">
            <text:p>0</text:p>
          </table:table-cell>
          <table:table-cell office:value-type="float" office:value="32675" calcext:value-type="float">
            <text:p>326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09</text:p>
          </table:table-cell>
          <table:table-cell office:value-type="float" office:value="0.025523" calcext:value-type="float">
            <text:p>0.025523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" calcext:value-type="float">
            <text:p>0</text:p>
          </table:table-cell>
          <table:table-cell office:value-type="float" office:value="33878" calcext:value-type="float">
            <text:p>338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0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4616" calcext:value-type="float">
            <text:p>0.004616</text:p>
          </table:table-cell>
          <table:table-cell office:value-type="float" office:value="0" calcext:value-type="float">
            <text:p>0</text:p>
          </table:table-cell>
          <table:table-cell office:value-type="float" office:value="65546" calcext:value-type="float">
            <text:p>655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1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" calcext:value-type="float">
            <text:p>0</text:p>
          </table:table-cell>
          <table:table-cell office:value-type="float" office:value="64093" calcext:value-type="float">
            <text:p>640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2</text:p>
          </table:table-cell>
          <table:table-cell office:value-type="float" office:value="0.038848" calcext:value-type="float">
            <text:p>0.038848</text:p>
          </table:table-cell>
          <table:table-cell office:value-type="float" office:value="0.015112" calcext:value-type="float">
            <text:p>0.015112</text:p>
          </table:table-cell>
          <table:table-cell office:value-type="float" office:value="0" calcext:value-type="float">
            <text:p>0</text:p>
          </table:table-cell>
          <table:table-cell office:value-type="float" office:value="176933" calcext:value-type="float">
            <text:p>1769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3</text:p>
          </table:table-cell>
          <table:table-cell office:value-type="float" office:value="0.034022" calcext:value-type="float">
            <text:p>0.03402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" calcext:value-type="float">
            <text:p>0</text:p>
          </table:table-cell>
          <table:table-cell office:value-type="float" office:value="63374" calcext:value-type="float">
            <text:p>633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4</text:p>
          </table:table-cell>
          <table:table-cell office:value-type="float" office:value="0.025934" calcext:value-type="float">
            <text:p>0.025934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0" calcext:value-type="float">
            <text:p>0</text:p>
          </table:table-cell>
          <table:table-cell office:value-type="float" office:value="76012" calcext:value-type="float">
            <text:p>760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5</text:p>
          </table:table-cell>
          <table:table-cell office:value-type="float" office:value="0.034889" calcext:value-type="float">
            <text:p>0.034889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0" calcext:value-type="float">
            <text:p>0</text:p>
          </table:table-cell>
          <table:table-cell office:value-type="float" office:value="153681" calcext:value-type="float">
            <text:p>1536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6</text:p>
          </table:table-cell>
          <table:table-cell office:value-type="float" office:value="0.032479" calcext:value-type="float">
            <text:p>0.032479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0" calcext:value-type="float">
            <text:p>0</text:p>
          </table:table-cell>
          <table:table-cell office:value-type="float" office:value="142852" calcext:value-type="float">
            <text:p>1428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7</text:p>
          </table:table-cell>
          <table:table-cell office:value-type="float" office:value="0.036065" calcext:value-type="float">
            <text:p>0.036065</text:p>
          </table:table-cell>
          <table:table-cell office:value-type="float" office:value="0.011157" calcext:value-type="float">
            <text:p>0.011157</text:p>
          </table:table-cell>
          <table:table-cell office:value-type="float" office:value="0" calcext:value-type="float">
            <text:p>0</text:p>
          </table:table-cell>
          <table:table-cell office:value-type="float" office:value="139599" calcext:value-type="float">
            <text:p>1395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8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" calcext:value-type="float">
            <text:p>0</text:p>
          </table:table-cell>
          <table:table-cell office:value-type="float" office:value="56226" calcext:value-type="float">
            <text:p>562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19</text:p>
          </table:table-cell>
          <table:table-cell office:value-type="float" office:value="0.040351" calcext:value-type="float">
            <text:p>0.040351</text:p>
          </table:table-cell>
          <table:table-cell office:value-type="float" office:value="0.017324" calcext:value-type="float">
            <text:p>0.017324</text:p>
          </table:table-cell>
          <table:table-cell office:value-type="float" office:value="0" calcext:value-type="float">
            <text:p>0</text:p>
          </table:table-cell>
          <table:table-cell office:value-type="float" office:value="180884" calcext:value-type="float">
            <text:p>1808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0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" calcext:value-type="float">
            <text:p>0</text:p>
          </table:table-cell>
          <table:table-cell office:value-type="float" office:value="70731" calcext:value-type="float">
            <text:p>707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1</text:p>
          </table:table-cell>
          <table:table-cell office:value-type="float" office:value="0.028405" calcext:value-type="float">
            <text:p>0.028405</text:p>
          </table:table-cell>
          <table:table-cell office:value-type="float" office:value="0.006743" calcext:value-type="float">
            <text:p>0.006743</text:p>
          </table:table-cell>
          <table:table-cell office:value-type="float" office:value="0" calcext:value-type="float">
            <text:p>0</text:p>
          </table:table-cell>
          <table:table-cell office:value-type="float" office:value="104888" calcext:value-type="float">
            <text:p>1048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2</text:p>
          </table:table-cell>
          <table:table-cell office:value-type="float" office:value="0.037487" calcext:value-type="float">
            <text:p>0.037487</text:p>
          </table:table-cell>
          <table:table-cell office:value-type="float" office:value="0.020351" calcext:value-type="float">
            <text:p>0.020351</text:p>
          </table:table-cell>
          <table:table-cell office:value-type="float" office:value="0" calcext:value-type="float">
            <text:p>0</text:p>
          </table:table-cell>
          <table:table-cell office:value-type="float" office:value="219975" calcext:value-type="float">
            <text:p>2199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3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" calcext:value-type="float">
            <text:p>0</text:p>
          </table:table-cell>
          <table:table-cell office:value-type="float" office:value="123637" calcext:value-type="float">
            <text:p>1236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4</text:p>
          </table:table-cell>
          <table:table-cell office:value-type="float" office:value="0.029697" calcext:value-type="float">
            <text:p>0.029697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" calcext:value-type="float">
            <text:p>0</text:p>
          </table:table-cell>
          <table:table-cell office:value-type="float" office:value="122879" calcext:value-type="float">
            <text:p>1228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5</text:p>
          </table:table-cell>
          <table:table-cell office:value-type="float" office:value="0.020617" calcext:value-type="float">
            <text:p>0.020617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" calcext:value-type="float">
            <text:p>0</text:p>
          </table:table-cell>
          <table:table-cell office:value-type="float" office:value="17858" calcext:value-type="float">
            <text:p>178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6</text:p>
          </table:table-cell>
          <table:table-cell office:value-type="float" office:value="0.024191" calcext:value-type="float">
            <text:p>0.024191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" calcext:value-type="float">
            <text:p>0</text:p>
          </table:table-cell>
          <table:table-cell office:value-type="float" office:value="67954" calcext:value-type="float">
            <text:p>679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7</text:p>
          </table:table-cell>
          <table:table-cell office:value-type="float" office:value="0.051308" calcext:value-type="float">
            <text:p>0.051308</text:p>
          </table:table-cell>
          <table:table-cell office:value-type="float" office:value="0.022478" calcext:value-type="float">
            <text:p>0.022478</text:p>
          </table:table-cell>
          <table:table-cell office:value-type="float" office:value="0" calcext:value-type="float">
            <text:p>0</text:p>
          </table:table-cell>
          <table:table-cell office:value-type="float" office:value="236807" calcext:value-type="float">
            <text:p>2368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8</text:p>
          </table:table-cell>
          <table:table-cell office:value-type="float" office:value="0.048431" calcext:value-type="float">
            <text:p>0.048431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0" calcext:value-type="float">
            <text:p>0</text:p>
          </table:table-cell>
          <table:table-cell office:value-type="float" office:value="276226" calcext:value-type="float">
            <text:p>2762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29</text:p>
          </table:table-cell>
          <table:table-cell office:value-type="float" office:value="0.094784" calcext:value-type="float">
            <text:p>0.094784</text:p>
          </table:table-cell>
          <table:table-cell office:value-type="float" office:value="0.075881" calcext:value-type="float">
            <text:p>0.075881</text:p>
          </table:table-cell>
          <table:table-cell office:value-type="float" office:value="0" calcext:value-type="float">
            <text:p>0</text:p>
          </table:table-cell>
          <table:table-cell office:value-type="float" office:value="425084" calcext:value-type="float">
            <text:p>4250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0</text:p>
          </table:table-cell>
          <table:table-cell office:value-type="float" office:value="0.039243" calcext:value-type="float">
            <text:p>0.039243</text:p>
          </table:table-cell>
          <table:table-cell office:value-type="float" office:value="0.024811" calcext:value-type="float">
            <text:p>0.024811</text:p>
          </table:table-cell>
          <table:table-cell office:value-type="float" office:value="0" calcext:value-type="float">
            <text:p>0</text:p>
          </table:table-cell>
          <table:table-cell office:value-type="float" office:value="260421" calcext:value-type="float">
            <text:p>2604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1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25666" calcext:value-type="float">
            <text:p>0.025666</text:p>
          </table:table-cell>
          <table:table-cell office:value-type="float" office:value="0" calcext:value-type="float">
            <text:p>0</text:p>
          </table:table-cell>
          <table:table-cell office:value-type="float" office:value="241709" calcext:value-type="float">
            <text:p>2417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2</text:p>
          </table:table-cell>
          <table:table-cell office:value-type="float" office:value="0.074118" calcext:value-type="float">
            <text:p>0.074118</text:p>
          </table:table-cell>
          <table:table-cell office:value-type="float" office:value="0.063146" calcext:value-type="float">
            <text:p>0.063146</text:p>
          </table:table-cell>
          <table:table-cell office:value-type="float" office:value="0" calcext:value-type="float">
            <text:p>0</text:p>
          </table:table-cell>
          <table:table-cell office:value-type="float" office:value="328936" calcext:value-type="float">
            <text:p>3289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3</text:p>
          </table:table-cell>
          <table:table-cell office:value-type="float" office:value="0.033654" calcext:value-type="float">
            <text:p>0.033654</text:p>
          </table:table-cell>
          <table:table-cell office:value-type="float" office:value="0.022505" calcext:value-type="float">
            <text:p>0.022505</text:p>
          </table:table-cell>
          <table:table-cell office:value-type="float" office:value="0" calcext:value-type="float">
            <text:p>0</text:p>
          </table:table-cell>
          <table:table-cell office:value-type="float" office:value="245911" calcext:value-type="float">
            <text:p>2459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4</text:p>
          </table:table-cell>
          <table:table-cell office:value-type="float" office:value="0.041373" calcext:value-type="float">
            <text:p>0.041373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0" calcext:value-type="float">
            <text:p>0</text:p>
          </table:table-cell>
          <table:table-cell office:value-type="float" office:value="165262" calcext:value-type="float">
            <text:p>165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5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14096" calcext:value-type="float">
            <text:p>0.014096</text:p>
          </table:table-cell>
          <table:table-cell office:value-type="float" office:value="0" calcext:value-type="float">
            <text:p>0</text:p>
          </table:table-cell>
          <table:table-cell office:value-type="float" office:value="122096" calcext:value-type="float">
            <text:p>1220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6</text:p>
          </table:table-cell>
          <table:table-cell office:value-type="float" office:value="0.031423" calcext:value-type="float">
            <text:p>0.031423</text:p>
          </table:table-cell>
          <table:table-cell office:value-type="float" office:value="0.012724" calcext:value-type="float">
            <text:p>0.012724</text:p>
          </table:table-cell>
          <table:table-cell office:value-type="float" office:value="0" calcext:value-type="float">
            <text:p>0</text:p>
          </table:table-cell>
          <table:table-cell office:value-type="float" office:value="138632" calcext:value-type="float">
            <text:p>1386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7</text:p>
          </table:table-cell>
          <table:table-cell office:value-type="float" office:value="0.040624" calcext:value-type="float">
            <text:p>0.040624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0" calcext:value-type="float">
            <text:p>0</text:p>
          </table:table-cell>
          <table:table-cell office:value-type="float" office:value="189180" calcext:value-type="float">
            <text:p>1891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8</text:p>
          </table:table-cell>
          <table:table-cell office:value-type="float" office:value="0.029594" calcext:value-type="float">
            <text:p>0.029594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0" calcext:value-type="float">
            <text:p>0</text:p>
          </table:table-cell>
          <table:table-cell office:value-type="float" office:value="134666" calcext:value-type="float">
            <text:p>1346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39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" calcext:value-type="float">
            <text:p>0</text:p>
          </table:table-cell>
          <table:table-cell office:value-type="float" office:value="115658" calcext:value-type="float">
            <text:p>1156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0</text:p>
          </table:table-cell>
          <table:table-cell office:value-type="float" office:value="0.048998" calcext:value-type="float">
            <text:p>0.048998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0" calcext:value-type="float">
            <text:p>0</text:p>
          </table:table-cell>
          <table:table-cell office:value-type="float" office:value="219640" calcext:value-type="float">
            <text:p>2196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1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0" calcext:value-type="float">
            <text:p>0</text:p>
          </table:table-cell>
          <table:table-cell office:value-type="float" office:value="84021" calcext:value-type="float">
            <text:p>840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2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04146" calcext:value-type="float">
            <text:p>0.004146</text:p>
          </table:table-cell>
          <table:table-cell office:value-type="float" office:value="0" calcext:value-type="float">
            <text:p>0</text:p>
          </table:table-cell>
          <table:table-cell office:value-type="float" office:value="96435" calcext:value-type="float">
            <text:p>964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3</text:p>
          </table:table-cell>
          <table:table-cell office:value-type="float" office:value="0.027305" calcext:value-type="float">
            <text:p>0.027305</text:p>
          </table:table-cell>
          <table:table-cell office:value-type="float" office:value="0.006452" calcext:value-type="float">
            <text:p>0.006452</text:p>
          </table:table-cell>
          <table:table-cell office:value-type="float" office:value="0" calcext:value-type="float">
            <text:p>0</text:p>
          </table:table-cell>
          <table:table-cell office:value-type="float" office:value="105977" calcext:value-type="float">
            <text:p>1059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4</text:p>
          </table:table-cell>
          <table:table-cell office:value-type="float" office:value="0.031748" calcext:value-type="float">
            <text:p>0.031748</text:p>
          </table:table-cell>
          <table:table-cell office:value-type="float" office:value="0.010623" calcext:value-type="float">
            <text:p>0.010623</text:p>
          </table:table-cell>
          <table:table-cell office:value-type="float" office:value="0" calcext:value-type="float">
            <text:p>0</text:p>
          </table:table-cell>
          <table:table-cell office:value-type="float" office:value="160487" calcext:value-type="float">
            <text:p>1604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5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" calcext:value-type="float">
            <text:p>0</text:p>
          </table:table-cell>
          <table:table-cell office:value-type="float" office:value="104628" calcext:value-type="float">
            <text:p>1046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6</text:p>
          </table:table-cell>
          <table:table-cell office:value-type="float" office:value="0.034368" calcext:value-type="float">
            <text:p>0.034368</text:p>
          </table:table-cell>
          <table:table-cell office:value-type="float" office:value="0.007153" calcext:value-type="float">
            <text:p>0.007153</text:p>
          </table:table-cell>
          <table:table-cell office:value-type="float" office:value="0" calcext:value-type="float">
            <text:p>0</text:p>
          </table:table-cell>
          <table:table-cell office:value-type="float" office:value="97567" calcext:value-type="float">
            <text:p>975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7</text:p>
          </table:table-cell>
          <table:table-cell office:value-type="float" office:value="0.018326" calcext:value-type="float">
            <text:p>0.01832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7240" calcext:value-type="float">
            <text:p>72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8</text:p>
          </table:table-cell>
          <table:table-cell office:value-type="float" office:value="0.026076" calcext:value-type="float">
            <text:p>0.026076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" calcext:value-type="float">
            <text:p>0</text:p>
          </table:table-cell>
          <table:table-cell office:value-type="float" office:value="55500" calcext:value-type="float">
            <text:p>555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49</text:p>
          </table:table-cell>
          <table:table-cell office:value-type="float" office:value="0.024998" calcext:value-type="float">
            <text:p>0.024998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" calcext:value-type="float">
            <text:p>0</text:p>
          </table:table-cell>
          <table:table-cell office:value-type="float" office:value="46240" calcext:value-type="float">
            <text:p>462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0</text:p>
          </table:table-cell>
          <table:table-cell office:value-type="float" office:value="0.024296" calcext:value-type="float">
            <text:p>0.024296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" calcext:value-type="float">
            <text:p>0</text:p>
          </table:table-cell>
          <table:table-cell office:value-type="float" office:value="43018" calcext:value-type="float">
            <text:p>430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1</text:p>
          </table:table-cell>
          <table:table-cell office:value-type="float" office:value="0.026814" calcext:value-type="float">
            <text:p>0.026814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" calcext:value-type="float">
            <text:p>0</text:p>
          </table:table-cell>
          <table:table-cell office:value-type="float" office:value="105500" calcext:value-type="float">
            <text:p>1055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2</text:p>
          </table:table-cell>
          <table:table-cell office:value-type="float" office:value="0.030553" calcext:value-type="float">
            <text:p>0.030553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" calcext:value-type="float">
            <text:p>0</text:p>
          </table:table-cell>
          <table:table-cell office:value-type="float" office:value="68155" calcext:value-type="float">
            <text:p>681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3</text:p>
          </table:table-cell>
          <table:table-cell office:value-type="float" office:value="0.023231" calcext:value-type="float">
            <text:p>0.023231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" calcext:value-type="float">
            <text:p>0</text:p>
          </table:table-cell>
          <table:table-cell office:value-type="float" office:value="47052" calcext:value-type="float">
            <text:p>470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4</text:p>
          </table:table-cell>
          <table:table-cell office:value-type="float" office:value="0.018693" calcext:value-type="float">
            <text:p>0.018693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" calcext:value-type="float">
            <text:p>0</text:p>
          </table:table-cell>
          <table:table-cell office:value-type="float" office:value="20673" calcext:value-type="float">
            <text:p>206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5</text:p>
          </table:table-cell>
          <table:table-cell office:value-type="float" office:value="0.020543" calcext:value-type="float">
            <text:p>0.020543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" calcext:value-type="float">
            <text:p>0</text:p>
          </table:table-cell>
          <table:table-cell office:value-type="float" office:value="20132" calcext:value-type="float">
            <text:p>201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6</text:p>
          </table:table-cell>
          <table:table-cell office:value-type="float" office:value="0.023468" calcext:value-type="float">
            <text:p>0.023468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" calcext:value-type="float">
            <text:p>0</text:p>
          </table:table-cell>
          <table:table-cell office:value-type="float" office:value="25124" calcext:value-type="float">
            <text:p>251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7</text:p>
          </table:table-cell>
          <table:table-cell office:value-type="float" office:value="0.024401" calcext:value-type="float">
            <text:p>0.024401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" calcext:value-type="float">
            <text:p>0</text:p>
          </table:table-cell>
          <table:table-cell office:value-type="float" office:value="72492" calcext:value-type="float">
            <text:p>724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8</text:p>
          </table:table-cell>
          <table:table-cell office:value-type="float" office:value="0.035416" calcext:value-type="float">
            <text:p>0.035416</text:p>
          </table:table-cell>
          <table:table-cell office:value-type="float" office:value="0.010557" calcext:value-type="float">
            <text:p>0.010557</text:p>
          </table:table-cell>
          <table:table-cell office:value-type="float" office:value="0" calcext:value-type="float">
            <text:p>0</text:p>
          </table:table-cell>
          <table:table-cell office:value-type="float" office:value="182490" calcext:value-type="float">
            <text:p>1824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4:59</text:p>
          </table:table-cell>
          <table:table-cell office:value-type="float" office:value="0.039164" calcext:value-type="float">
            <text:p>0.0391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  <table:table-cell office:value-type="float" office:value="200674" calcext:value-type="float">
            <text:p>2006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0</text:p>
          </table:table-cell>
          <table:table-cell office:value-type="float" office:value="0.054337" calcext:value-type="float">
            <text:p>0.054337</text:p>
          </table:table-cell>
          <table:table-cell office:value-type="float" office:value="0.065873" calcext:value-type="float">
            <text:p>0.065873</text:p>
          </table:table-cell>
          <table:table-cell office:value-type="float" office:value="0" calcext:value-type="float">
            <text:p>0</text:p>
          </table:table-cell>
          <table:table-cell office:value-type="float" office:value="365744" calcext:value-type="float">
            <text:p>3657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1</text:p>
          </table:table-cell>
          <table:table-cell office:value-type="float" office:value="0.068555" calcext:value-type="float">
            <text:p>0.068555</text:p>
          </table:table-cell>
          <table:table-cell office:value-type="float" office:value="0.066292" calcext:value-type="float">
            <text:p>0.066292</text:p>
          </table:table-cell>
          <table:table-cell office:value-type="float" office:value="0" calcext:value-type="float">
            <text:p>0</text:p>
          </table:table-cell>
          <table:table-cell office:value-type="float" office:value="321829" calcext:value-type="float">
            <text:p>3218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2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114135" calcext:value-type="float">
            <text:p>0.114135</text:p>
          </table:table-cell>
          <table:table-cell office:value-type="float" office:value="0" calcext:value-type="float">
            <text:p>0</text:p>
          </table:table-cell>
          <table:table-cell office:value-type="float" office:value="447984" calcext:value-type="float">
            <text:p>4479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3</text:p>
          </table:table-cell>
          <table:table-cell office:value-type="float" office:value="0.122106" calcext:value-type="float">
            <text:p>0.122106</text:p>
          </table:table-cell>
          <table:table-cell office:value-type="float" office:value="0.242407" calcext:value-type="float">
            <text:p>0.242407</text:p>
          </table:table-cell>
          <table:table-cell office:value-type="float" office:value="0" calcext:value-type="float">
            <text:p>0</text:p>
          </table:table-cell>
          <table:table-cell office:value-type="float" office:value="528836" calcext:value-type="float">
            <text:p>5288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4</text:p>
          </table:table-cell>
          <table:table-cell office:value-type="float" office:value="0.091019" calcext:value-type="float">
            <text:p>0.091019</text:p>
          </table:table-cell>
          <table:table-cell office:value-type="float" office:value="0.159274" calcext:value-type="float">
            <text:p>0.159274</text:p>
          </table:table-cell>
          <table:table-cell office:value-type="float" office:value="0" calcext:value-type="float">
            <text:p>0</text:p>
          </table:table-cell>
          <table:table-cell office:value-type="float" office:value="374264" calcext:value-type="float">
            <text:p>3742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5</text:p>
          </table:table-cell>
          <table:table-cell office:value-type="float" office:value="0.079236" calcext:value-type="float">
            <text:p>0.079236</text:p>
          </table:table-cell>
          <table:table-cell office:value-type="float" office:value="0.089025" calcext:value-type="float">
            <text:p>0.089025</text:p>
          </table:table-cell>
          <table:table-cell office:value-type="float" office:value="0" calcext:value-type="float">
            <text:p>0</text:p>
          </table:table-cell>
          <table:table-cell office:value-type="float" office:value="370895" calcext:value-type="float">
            <text:p>3708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6</text:p>
          </table:table-cell>
          <table:table-cell office:value-type="float" office:value="0.037306" calcext:value-type="float">
            <text:p>0.037306</text:p>
          </table:table-cell>
          <table:table-cell office:value-type="float" office:value="0.020228" calcext:value-type="float">
            <text:p>0.020228</text:p>
          </table:table-cell>
          <table:table-cell office:value-type="float" office:value="0" calcext:value-type="float">
            <text:p>0</text:p>
          </table:table-cell>
          <table:table-cell office:value-type="float" office:value="206982" calcext:value-type="float">
            <text:p>206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7</text:p>
          </table:table-cell>
          <table:table-cell office:value-type="float" office:value="0.096143" calcext:value-type="float">
            <text:p>0.096143</text:p>
          </table:table-cell>
          <table:table-cell office:value-type="float" office:value="0.141139" calcext:value-type="float">
            <text:p>0.141139</text:p>
          </table:table-cell>
          <table:table-cell office:value-type="float" office:value="0" calcext:value-type="float">
            <text:p>0</text:p>
          </table:table-cell>
          <table:table-cell office:value-type="float" office:value="556894" calcext:value-type="float">
            <text:p>5568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8</text:p>
          </table:table-cell>
          <table:table-cell office:value-type="float" office:value="0.075614" calcext:value-type="float">
            <text:p>0.075614</text:p>
          </table:table-cell>
          <table:table-cell office:value-type="float" office:value="0.166241" calcext:value-type="float">
            <text:p>0.166241</text:p>
          </table:table-cell>
          <table:table-cell office:value-type="float" office:value="0" calcext:value-type="float">
            <text:p>0</text:p>
          </table:table-cell>
          <table:table-cell office:value-type="float" office:value="528485" calcext:value-type="float">
            <text:p>5284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09</text:p>
          </table:table-cell>
          <table:table-cell office:value-type="float" office:value="0.175112" calcext:value-type="float">
            <text:p>0.175112</text:p>
          </table:table-cell>
          <table:table-cell office:value-type="float" office:value="0.599518" calcext:value-type="float">
            <text:p>0.599518</text:p>
          </table:table-cell>
          <table:table-cell office:value-type="float" office:value="0" calcext:value-type="float">
            <text:p>0</text:p>
          </table:table-cell>
          <table:table-cell office:value-type="float" office:value="844233" calcext:value-type="float">
            <text:p>8442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0</text:p>
          </table:table-cell>
          <table:table-cell office:value-type="float" office:value="0.169816" calcext:value-type="float">
            <text:p>0.169816</text:p>
          </table:table-cell>
          <table:table-cell office:value-type="float" office:value="0.514894" calcext:value-type="float">
            <text:p>0.514894</text:p>
          </table:table-cell>
          <table:table-cell office:value-type="float" office:value="0" calcext:value-type="float">
            <text:p>0</text:p>
          </table:table-cell>
          <table:table-cell office:value-type="float" office:value="675224" calcext:value-type="float">
            <text:p>6752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1</text:p>
          </table:table-cell>
          <table:table-cell office:value-type="float" office:value="0.146172" calcext:value-type="float">
            <text:p>0.146172</text:p>
          </table:table-cell>
          <table:table-cell office:value-type="float" office:value="0.390695" calcext:value-type="float">
            <text:p>0.390695</text:p>
          </table:table-cell>
          <table:table-cell office:value-type="float" office:value="0" calcext:value-type="float">
            <text:p>0</text:p>
          </table:table-cell>
          <table:table-cell office:value-type="float" office:value="500839" calcext:value-type="float">
            <text:p>5008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2</text:p>
          </table:table-cell>
          <table:table-cell office:value-type="float" office:value="0.14815" calcext:value-type="float">
            <text:p>0.14815</text:p>
          </table:table-cell>
          <table:table-cell office:value-type="float" office:value="0.34398" calcext:value-type="float">
            <text:p>0.34398</text:p>
          </table:table-cell>
          <table:table-cell office:value-type="float" office:value="0" calcext:value-type="float">
            <text:p>0</text:p>
          </table:table-cell>
          <table:table-cell office:value-type="float" office:value="457206" calcext:value-type="float">
            <text:p>4572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3</text:p>
          </table:table-cell>
          <table:table-cell office:value-type="float" office:value="0.139331" calcext:value-type="float">
            <text:p>0.139331</text:p>
          </table:table-cell>
          <table:table-cell office:value-type="float" office:value="0.311664" calcext:value-type="float">
            <text:p>0.311664</text:p>
          </table:table-cell>
          <table:table-cell office:value-type="float" office:value="0" calcext:value-type="float">
            <text:p>0</text:p>
          </table:table-cell>
          <table:table-cell office:value-type="float" office:value="375188" calcext:value-type="float">
            <text:p>3751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4</text:p>
          </table:table-cell>
          <table:table-cell office:value-type="float" office:value="0.091294" calcext:value-type="float">
            <text:p>0.091294</text:p>
          </table:table-cell>
          <table:table-cell office:value-type="float" office:value="0.149159" calcext:value-type="float">
            <text:p>0.149159</text:p>
          </table:table-cell>
          <table:table-cell office:value-type="float" office:value="0" calcext:value-type="float">
            <text:p>0</text:p>
          </table:table-cell>
          <table:table-cell office:value-type="float" office:value="258395" calcext:value-type="float">
            <text:p>2583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5</text:p>
          </table:table-cell>
          <table:table-cell office:value-type="float" office:value="0.094193" calcext:value-type="float">
            <text:p>0.094193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" calcext:value-type="float">
            <text:p>0</text:p>
          </table:table-cell>
          <table:table-cell office:value-type="float" office:value="325061" calcext:value-type="float">
            <text:p>3250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6</text:p>
          </table:table-cell>
          <table:table-cell office:value-type="float" office:value="0.076226" calcext:value-type="float">
            <text:p>0.076226</text:p>
          </table:table-cell>
          <table:table-cell office:value-type="float" office:value="0.095686" calcext:value-type="float">
            <text:p>0.095686</text:p>
          </table:table-cell>
          <table:table-cell office:value-type="float" office:value="0" calcext:value-type="float">
            <text:p>0</text:p>
          </table:table-cell>
          <table:table-cell office:value-type="float" office:value="289714" calcext:value-type="float">
            <text:p>2897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7</text:p>
          </table:table-cell>
          <table:table-cell office:value-type="float" office:value="0.110771" calcext:value-type="float">
            <text:p>0.110771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0" calcext:value-type="float">
            <text:p>0</text:p>
          </table:table-cell>
          <table:table-cell office:value-type="float" office:value="532676" calcext:value-type="float">
            <text:p>5326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8</text:p>
          </table:table-cell>
          <table:table-cell office:value-type="float" office:value="0.096901" calcext:value-type="float">
            <text:p>0.096901</text:p>
          </table:table-cell>
          <table:table-cell office:value-type="float" office:value="0.213162" calcext:value-type="float">
            <text:p>0.213162</text:p>
          </table:table-cell>
          <table:table-cell office:value-type="float" office:value="0" calcext:value-type="float">
            <text:p>0</text:p>
          </table:table-cell>
          <table:table-cell office:value-type="float" office:value="437698" calcext:value-type="float">
            <text:p>4376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19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0.184719" calcext:value-type="float">
            <text:p>0.184719</text:p>
          </table:table-cell>
          <table:table-cell office:value-type="float" office:value="0" calcext:value-type="float">
            <text:p>0</text:p>
          </table:table-cell>
          <table:table-cell office:value-type="float" office:value="506893" calcext:value-type="float">
            <text:p>5068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0</text:p>
          </table:table-cell>
          <table:table-cell office:value-type="float" office:value="0.080084" calcext:value-type="float">
            <text:p>0.080084</text:p>
          </table:table-cell>
          <table:table-cell office:value-type="float" office:value="0.067208" calcext:value-type="float">
            <text:p>0.067208</text:p>
          </table:table-cell>
          <table:table-cell office:value-type="float" office:value="0" calcext:value-type="float">
            <text:p>0</text:p>
          </table:table-cell>
          <table:table-cell office:value-type="float" office:value="220262" calcext:value-type="float">
            <text:p>220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1</text:p>
          </table:table-cell>
          <table:table-cell office:value-type="float" office:value="0.079569" calcext:value-type="float">
            <text:p>0.079569</text:p>
          </table:table-cell>
          <table:table-cell office:value-type="float" office:value="0.033395" calcext:value-type="float">
            <text:p>0.033395</text:p>
          </table:table-cell>
          <table:table-cell office:value-type="float" office:value="0" calcext:value-type="float">
            <text:p>0</text:p>
          </table:table-cell>
          <table:table-cell office:value-type="float" office:value="219260" calcext:value-type="float">
            <text:p>2192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2</text:p>
          </table:table-cell>
          <table:table-cell office:value-type="float" office:value="0.036506" calcext:value-type="float">
            <text:p>0.036506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" calcext:value-type="float">
            <text:p>0</text:p>
          </table:table-cell>
          <table:table-cell office:value-type="float" office:value="178748" calcext:value-type="float">
            <text:p>1787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3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0.029511" calcext:value-type="float">
            <text:p>0.029511</text:p>
          </table:table-cell>
          <table:table-cell office:value-type="float" office:value="0" calcext:value-type="float">
            <text:p>0</text:p>
          </table:table-cell>
          <table:table-cell office:value-type="float" office:value="226477" calcext:value-type="float">
            <text:p>2264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4</text:p>
          </table:table-cell>
          <table:table-cell office:value-type="float" office:value="0.045699" calcext:value-type="float">
            <text:p>0.045699</text:p>
          </table:table-cell>
          <table:table-cell office:value-type="float" office:value="0.025509" calcext:value-type="float">
            <text:p>0.025509</text:p>
          </table:table-cell>
          <table:table-cell office:value-type="float" office:value="0" calcext:value-type="float">
            <text:p>0</text:p>
          </table:table-cell>
          <table:table-cell office:value-type="float" office:value="238574" calcext:value-type="float">
            <text:p>238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5</text:p>
          </table:table-cell>
          <table:table-cell office:value-type="float" office:value="0.039696" calcext:value-type="float">
            <text:p>0.039696</text:p>
          </table:table-cell>
          <table:table-cell office:value-type="float" office:value="0.021371" calcext:value-type="float">
            <text:p>0.021371</text:p>
          </table:table-cell>
          <table:table-cell office:value-type="float" office:value="0" calcext:value-type="float">
            <text:p>0</text:p>
          </table:table-cell>
          <table:table-cell office:value-type="float" office:value="228747" calcext:value-type="float">
            <text:p>2287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6</text:p>
          </table:table-cell>
          <table:table-cell office:value-type="float" office:value="0.032305" calcext:value-type="float">
            <text:p>0.032305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0" calcext:value-type="float">
            <text:p>0</text:p>
          </table:table-cell>
          <table:table-cell office:value-type="float" office:value="95288" calcext:value-type="float">
            <text:p>952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7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" calcext:value-type="float">
            <text:p>0</text:p>
          </table:table-cell>
          <table:table-cell office:value-type="float" office:value="44013" calcext:value-type="float">
            <text:p>440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8</text:p>
          </table:table-cell>
          <table:table-cell office:value-type="float" office:value="0.027168" calcext:value-type="float">
            <text:p>0.027168</text:p>
          </table:table-cell>
          <table:table-cell office:value-type="float" office:value="0.005809" calcext:value-type="float">
            <text:p>0.005809</text:p>
          </table:table-cell>
          <table:table-cell office:value-type="float" office:value="0" calcext:value-type="float">
            <text:p>0</text:p>
          </table:table-cell>
          <table:table-cell office:value-type="float" office:value="90590" calcext:value-type="float">
            <text:p>905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29</text:p>
          </table:table-cell>
          <table:table-cell office:value-type="float" office:value="0.038638" calcext:value-type="float">
            <text:p>0.038638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" calcext:value-type="float">
            <text:p>0</text:p>
          </table:table-cell>
          <table:table-cell office:value-type="float" office:value="132823" calcext:value-type="float">
            <text:p>1328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0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" calcext:value-type="float">
            <text:p>0</text:p>
          </table:table-cell>
          <table:table-cell office:value-type="float" office:value="49279" calcext:value-type="float">
            <text:p>492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1</text:p>
          </table:table-cell>
          <table:table-cell office:value-type="float" office:value="0.022358" calcext:value-type="float">
            <text:p>0.022358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" calcext:value-type="float">
            <text:p>0</text:p>
          </table:table-cell>
          <table:table-cell office:value-type="float" office:value="52685" calcext:value-type="float">
            <text:p>526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2</text:p>
          </table:table-cell>
          <table:table-cell office:value-type="float" office:value="0.036298" calcext:value-type="float">
            <text:p>0.036298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0" calcext:value-type="float">
            <text:p>0</text:p>
          </table:table-cell>
          <table:table-cell office:value-type="float" office:value="223945" calcext:value-type="float">
            <text:p>2239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3</text:p>
          </table:table-cell>
          <table:table-cell office:value-type="float" office:value="0.056974" calcext:value-type="float">
            <text:p>0.056974</text:p>
          </table:table-cell>
          <table:table-cell office:value-type="float" office:value="0.017731" calcext:value-type="float">
            <text:p>0.017731</text:p>
          </table:table-cell>
          <table:table-cell office:value-type="float" office:value="0" calcext:value-type="float">
            <text:p>0</text:p>
          </table:table-cell>
          <table:table-cell office:value-type="float" office:value="165808" calcext:value-type="float">
            <text:p>1658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4</text:p>
          </table:table-cell>
          <table:table-cell office:value-type="float" office:value="0.044545" calcext:value-type="float">
            <text:p>0.044545</text:p>
          </table:table-cell>
          <table:table-cell office:value-type="float" office:value="0.026778" calcext:value-type="float">
            <text:p>0.026778</text:p>
          </table:table-cell>
          <table:table-cell office:value-type="float" office:value="0" calcext:value-type="float">
            <text:p>0</text:p>
          </table:table-cell>
          <table:table-cell office:value-type="float" office:value="187643" calcext:value-type="float">
            <text:p>1876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5</text:p>
          </table:table-cell>
          <table:table-cell office:value-type="float" office:value="0.026517" calcext:value-type="float">
            <text:p>0.026517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" calcext:value-type="float">
            <text:p>0</text:p>
          </table:table-cell>
          <table:table-cell office:value-type="float" office:value="77547" calcext:value-type="float">
            <text:p>775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6</text:p>
          </table:table-cell>
          <table:table-cell office:value-type="float" office:value="0.035795" calcext:value-type="float">
            <text:p>0.035795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" calcext:value-type="float">
            <text:p>0</text:p>
          </table:table-cell>
          <table:table-cell office:value-type="float" office:value="90646" calcext:value-type="float">
            <text:p>906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7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  <table:table-cell office:value-type="float" office:value="83741" calcext:value-type="float">
            <text:p>837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8</text:p>
          </table:table-cell>
          <table:table-cell office:value-type="float" office:value="0.030493" calcext:value-type="float">
            <text:p>0.030493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" calcext:value-type="float">
            <text:p>0</text:p>
          </table:table-cell>
          <table:table-cell office:value-type="float" office:value="52992" calcext:value-type="float">
            <text:p>52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39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" calcext:value-type="float">
            <text:p>0</text:p>
          </table:table-cell>
          <table:table-cell office:value-type="float" office:value="57490" calcext:value-type="float">
            <text:p>574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0</text:p>
          </table:table-cell>
          <table:table-cell office:value-type="float" office:value="0.032863" calcext:value-type="float">
            <text:p>0.032863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" calcext:value-type="float">
            <text:p>0</text:p>
          </table:table-cell>
          <table:table-cell office:value-type="float" office:value="169150" calcext:value-type="float">
            <text:p>169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1</text:p>
          </table:table-cell>
          <table:table-cell office:value-type="float" office:value="0.024146" calcext:value-type="float">
            <text:p>0.024146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22490" calcext:value-type="float">
            <text:p>224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2</text:p>
          </table:table-cell>
          <table:table-cell office:value-type="float" office:value="0.059133" calcext:value-type="float">
            <text:p>0.059133</text:p>
          </table:table-cell>
          <table:table-cell office:value-type="float" office:value="0.024127" calcext:value-type="float">
            <text:p>0.024127</text:p>
          </table:table-cell>
          <table:table-cell office:value-type="float" office:value="0" calcext:value-type="float">
            <text:p>0</text:p>
          </table:table-cell>
          <table:table-cell office:value-type="float" office:value="242613" calcext:value-type="float">
            <text:p>2426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3</text:p>
          </table:table-cell>
          <table:table-cell office:value-type="float" office:value="0.031523" calcext:value-type="float">
            <text:p>0.031523</text:p>
          </table:table-cell>
          <table:table-cell office:value-type="float" office:value="0.005427" calcext:value-type="float">
            <text:p>0.005427</text:p>
          </table:table-cell>
          <table:table-cell office:value-type="float" office:value="0" calcext:value-type="float">
            <text:p>0</text:p>
          </table:table-cell>
          <table:table-cell office:value-type="float" office:value="77591" calcext:value-type="float">
            <text:p>775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4</text:p>
          </table:table-cell>
          <table:table-cell office:value-type="float" office:value="0.022099" calcext:value-type="float">
            <text:p>0.022099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" calcext:value-type="float">
            <text:p>0</text:p>
          </table:table-cell>
          <table:table-cell office:value-type="float" office:value="49784" calcext:value-type="float">
            <text:p>497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5</text:p>
          </table:table-cell>
          <table:table-cell office:value-type="float" office:value="0.024751" calcext:value-type="float">
            <text:p>0.024751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</text:p>
          </table:table-cell>
          <table:table-cell office:value-type="float" office:value="39716" calcext:value-type="float">
            <text:p>397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6</text:p>
          </table:table-cell>
          <table:table-cell office:value-type="float" office:value="0.028537" calcext:value-type="float">
            <text:p>0.02853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" calcext:value-type="float">
            <text:p>0</text:p>
          </table:table-cell>
          <table:table-cell office:value-type="float" office:value="65219" calcext:value-type="float">
            <text:p>652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7</text:p>
          </table:table-cell>
          <table:table-cell office:value-type="float" office:value="0.023534" calcext:value-type="float">
            <text:p>0.023534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" calcext:value-type="float">
            <text:p>0</text:p>
          </table:table-cell>
          <table:table-cell office:value-type="float" office:value="39700" calcext:value-type="float">
            <text:p>397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8</text:p>
          </table:table-cell>
          <table:table-cell office:value-type="float" office:value="0.029245" calcext:value-type="float">
            <text:p>0.029245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0" calcext:value-type="float">
            <text:p>0</text:p>
          </table:table-cell>
          <table:table-cell office:value-type="float" office:value="89507" calcext:value-type="float">
            <text:p>895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49</text:p>
          </table:table-cell>
          <table:table-cell office:value-type="float" office:value="0.026169" calcext:value-type="float">
            <text:p>0.026169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" calcext:value-type="float">
            <text:p>0</text:p>
          </table:table-cell>
          <table:table-cell office:value-type="float" office:value="50688" calcext:value-type="float">
            <text:p>506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0</text:p>
          </table:table-cell>
          <table:table-cell office:value-type="float" office:value="0.058923" calcext:value-type="float">
            <text:p>0.058923</text:p>
          </table:table-cell>
          <table:table-cell office:value-type="float" office:value="0.027518" calcext:value-type="float">
            <text:p>0.027518</text:p>
          </table:table-cell>
          <table:table-cell office:value-type="float" office:value="0" calcext:value-type="float">
            <text:p>0</text:p>
          </table:table-cell>
          <table:table-cell office:value-type="float" office:value="262213" calcext:value-type="float">
            <text:p>2622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1</text:p>
          </table:table-cell>
          <table:table-cell office:value-type="float" office:value="0.042927" calcext:value-type="float">
            <text:p>0.04292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" calcext:value-type="float">
            <text:p>0</text:p>
          </table:table-cell>
          <table:table-cell office:value-type="float" office:value="189238" calcext:value-type="float">
            <text:p>1892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2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08052" calcext:value-type="float">
            <text:p>0.008052</text:p>
          </table:table-cell>
          <table:table-cell office:value-type="float" office:value="0" calcext:value-type="float">
            <text:p>0</text:p>
          </table:table-cell>
          <table:table-cell office:value-type="float" office:value="88766" calcext:value-type="float">
            <text:p>887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3</text:p>
          </table:table-cell>
          <table:table-cell office:value-type="float" office:value="0.030174" calcext:value-type="float">
            <text:p>0.030174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" calcext:value-type="float">
            <text:p>0</text:p>
          </table:table-cell>
          <table:table-cell office:value-type="float" office:value="79864" calcext:value-type="float">
            <text:p>798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4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" calcext:value-type="float">
            <text:p>0</text:p>
          </table:table-cell>
          <table:table-cell office:value-type="float" office:value="85690" calcext:value-type="float">
            <text:p>856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5</text:p>
          </table:table-cell>
          <table:table-cell office:value-type="float" office:value="0.035832" calcext:value-type="float">
            <text:p>0.035832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" calcext:value-type="float">
            <text:p>0</text:p>
          </table:table-cell>
          <table:table-cell office:value-type="float" office:value="148936" calcext:value-type="float">
            <text:p>1489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3:25:56</text:p>
          </table:table-cell>
          <table:table-cell office:value-type="float" office:value="0.028727" calcext:value-type="float">
            <text:p>0.028727</text:p>
          </table:table-cell>
          <table:table-cell office:value-type="float" office:value="0.010821" calcext:value-type="float">
            <text:p>0.010821</text:p>
          </table:table-cell>
          <table:table-cell office:value-type="float" office:value="0" calcext:value-type="float">
            <text:p>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99" calcext:value-type="float">
            <text:p>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3:38:42.398621726</dc:date>
    <meta:editing-duration>PT18S</meta:editing-duration>
    <meta:editing-cycles>1</meta:editing-cycles>
    <meta:document-statistic meta:table-count="1" meta:cell-count="4844" meta:object-count="6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41.B1:test141.D692" chart:data-source-has-labels="both" svg:x="0.32cm" svg:y="0.18cm" svg:width="13.361cm" svg:height="8.64cm">
          <chartooo:coordinate-region svg:x="1.378cm" svg:y="0.18cm" svg:width="12.303cm" svg:height="7.038cm"/>
          <chart:axis chart:dimension="x" chart:name="primary-x" chart:style-name="ch4" chartooo:axis-type="auto">
            <chartooo:date-scale/>
            <chart:categories table:cell-range-address="test141.B2:test141.B6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41.C2:test141.C692" chart:label-cell-address="test141.C1:test141.C1" chart:class="chart:bar">
            <chart:data-point chart:repeated="691"/>
          </chart:series>
          <chart:series chart:style-name="ch8" chart:values-cell-range-address="test141.D2:test141.D692" chart:label-cell-address="test141.D1:test141.D1" chart:class="chart:bar">
            <chart:data-point chart:repeated="6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41.C1:test141.C1</svg:desc>
                </draw:g>
              </table:table-cell>
              <table:table-cell office:value-type="string">
                <text:p>xfertime</text:p>
                <draw:g>
                  <svg:desc>test141.D1:test14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4:26</text:p>
                <draw:g>
                  <svg:desc>test141.B2:test141.B692</svg:desc>
                </draw:g>
              </table:table-cell>
              <table:table-cell office:value-type="float" office:value="0.013207">
                <text:p>0.013207</text:p>
                <draw:g>
                  <svg:desc>test141.C2:test141.C692</svg:desc>
                </draw:g>
              </table:table-cell>
              <table:table-cell office:value-type="float" office:value="0.004842">
                <text:p>0.004842</text:p>
                <draw:g>
                  <svg:desc>test141.D2:test141.D692</svg:desc>
                </draw:g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0.016646">
                <text:p>0.01664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0.012854">
                <text:p>0.012854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0.011339">
                <text:p>0.011339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0.012697">
                <text:p>0.012697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0.015491">
                <text:p>0.015491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0.016821">
                <text:p>0.016821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0.011725">
                <text:p>0.011725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0.014947">
                <text:p>0.014947</text:p>
              </table:table-cell>
              <table:table-cell office:value-type="float" office:value="0.00573">
                <text:p>0.00573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0.014234">
                <text:p>0.014234</text:p>
              </table:table-cell>
              <table:table-cell office:value-type="float" office:value="0.006731">
                <text:p>0.006731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0.014574">
                <text:p>0.014574</text:p>
              </table:table-cell>
              <table:table-cell office:value-type="float" office:value="0.008583">
                <text:p>0.008583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0.013663">
                <text:p>0.013663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0.01442">
                <text:p>0.01442</text:p>
              </table:table-cell>
              <table:table-cell office:value-type="float" office:value="0.006729">
                <text:p>0.006729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0.014333">
                <text:p>0.014333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0.017545">
                <text:p>0.017545</text:p>
              </table:table-cell>
              <table:table-cell office:value-type="float" office:value="0.008317">
                <text:p>0.008317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0.012259">
                <text:p>0.012259</text:p>
              </table:table-cell>
              <table:table-cell office:value-type="float" office:value="0.002838">
                <text:p>0.002838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0.012037">
                <text:p>0.012037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0.011779">
                <text:p>0.011779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0.013227">
                <text:p>0.013227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0.01166">
                <text:p>0.01166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0.011696">
                <text:p>0.011696</text:p>
              </table:table-cell>
              <table:table-cell office:value-type="float" office:value="0.001052">
                <text:p>0.001052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0.013122">
                <text:p>0.013122</text:p>
              </table:table-cell>
              <table:table-cell office:value-type="float" office:value="0.002714">
                <text:p>0.002714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0.012523">
                <text:p>0.012523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0.012746">
                <text:p>0.012746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0.014962">
                <text:p>0.014962</text:p>
              </table:table-cell>
              <table:table-cell office:value-type="float" office:value="0.008749">
                <text:p>0.008749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0.012087">
                <text:p>0.0120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0.013346">
                <text:p>0.013346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0.014318">
                <text:p>0.014318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0.01418">
                <text:p>0.01418</text:p>
              </table:table-cell>
              <table:table-cell office:value-type="float" office:value="0.004979">
                <text:p>0.004979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0.013929">
                <text:p>0.013929</text:p>
              </table:table-cell>
              <table:table-cell office:value-type="float" office:value="0.004215">
                <text:p>0.004215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0.011997">
                <text:p>0.011997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0.018251">
                <text:p>0.018251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0.013726">
                <text:p>0.013726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0.012528">
                <text:p>0.012528</text:p>
              </table:table-cell>
              <table:table-cell office:value-type="float" office:value="0.004479">
                <text:p>0.004479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0.013083">
                <text:p>0.013083</text:p>
              </table:table-cell>
              <table:table-cell office:value-type="float" office:value="0.004205">
                <text:p>0.004205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0.017436">
                <text:p>0.017436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0.015816">
                <text:p>0.015816</text:p>
              </table:table-cell>
              <table:table-cell office:value-type="float" office:value="0.007771">
                <text:p>0.007771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218">
                <text:p>0.003218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0.012638">
                <text:p>0.012638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0.013358">
                <text:p>0.013358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0.013824">
                <text:p>0.013824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0.012338">
                <text:p>0.012338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0.013147">
                <text:p>0.013147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0.025071">
                <text:p>0.025071</text:p>
              </table:table-cell>
              <table:table-cell office:value-type="float" office:value="0.012001">
                <text:p>0.012001</text:p>
              </table:table-cell>
            </table:table-row>
            <table:table-row>
              <table:table-cell office:value-type="string">
                <text:p>13:15:12</text:p>
              </table:table-cell>
              <table:table-cell office:value-type="float" office:value="0.016997">
                <text:p>0.016997</text:p>
              </table:table-cell>
              <table:table-cell office:value-type="float" office:value="0.007438">
                <text:p>0.007438</text:p>
              </table:table-cell>
            </table:table-row>
            <table:table-row>
              <table:table-cell office:value-type="string">
                <text:p>13:15:13</text:p>
              </table:table-cell>
              <table:table-cell office:value-type="float" office:value="0.019547">
                <text:p>0.019547</text:p>
              </table:table-cell>
              <table:table-cell office:value-type="float" office:value="0.006949">
                <text:p>0.006949</text:p>
              </table:table-cell>
            </table:table-row>
            <table:table-row>
              <table:table-cell office:value-type="string">
                <text:p>13:15:14</text:p>
              </table:table-cell>
              <table:table-cell office:value-type="float" office:value="0.014771">
                <text:p>0.014771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0.013785">
                <text:p>0.013785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13:15:16</text:p>
              </table:table-cell>
              <table:table-cell office:value-type="float" office:value="0.012703">
                <text:p>0.01270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13:15:17</text:p>
              </table:table-cell>
              <table:table-cell office:value-type="float" office:value="0.013769">
                <text:p>0.013769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13:15:18</text:p>
              </table:table-cell>
              <table:table-cell office:value-type="float" office:value="0.013965">
                <text:p>0.013965</text:p>
              </table:table-cell>
              <table:table-cell office:value-type="float" office:value="0.002255">
                <text:p>0.002255</text:p>
              </table:table-cell>
            </table:table-row>
            <table:table-row>
              <table:table-cell office:value-type="string">
                <text:p>13:15:19</text:p>
              </table:table-cell>
              <table:table-cell office:value-type="float" office:value="0.013079">
                <text:p>0.013079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3:15:20</text:p>
              </table:table-cell>
              <table:table-cell office:value-type="float" office:value="0.017153">
                <text:p>0.017153</text:p>
              </table:table-cell>
              <table:table-cell office:value-type="float" office:value="0.016825">
                <text:p>0.016825</text:p>
              </table:table-cell>
            </table:table-row>
            <table:table-row>
              <table:table-cell office:value-type="string">
                <text:p>13:15:21</text:p>
              </table:table-cell>
              <table:table-cell office:value-type="float" office:value="0.015914">
                <text:p>0.015914</text:p>
              </table:table-cell>
              <table:table-cell office:value-type="float" office:value="0.011745">
                <text:p>0.011745</text:p>
              </table:table-cell>
            </table:table-row>
            <table:table-row>
              <table:table-cell office:value-type="string">
                <text:p>13:15:22</text:p>
              </table:table-cell>
              <table:table-cell office:value-type="float" office:value="0.012809">
                <text:p>0.012809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string">
                <text:p>13:15:23</text:p>
              </table:table-cell>
              <table:table-cell office:value-type="float" office:value="0.011935">
                <text:p>0.011935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string">
                <text:p>13:15:24</text:p>
              </table:table-cell>
              <table:table-cell office:value-type="float" office:value="0.013332">
                <text:p>0.013332</text:p>
              </table:table-cell>
              <table:table-cell office:value-type="float" office:value="0.007618">
                <text:p>0.007618</text:p>
              </table:table-cell>
            </table:table-row>
            <table:table-row>
              <table:table-cell office:value-type="string">
                <text:p>13:15:25</text:p>
              </table:table-cell>
              <table:table-cell office:value-type="float" office:value="0.013863">
                <text:p>0.013863</text:p>
              </table:table-cell>
              <table:table-cell office:value-type="float" office:value="0.004756">
                <text:p>0.004756</text:p>
              </table:table-cell>
            </table:table-row>
            <table:table-row>
              <table:table-cell office:value-type="string">
                <text:p>13:15:26</text:p>
              </table:table-cell>
              <table:table-cell office:value-type="float" office:value="0.012391">
                <text:p>0.012391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string">
                <text:p>13:15:27</text:p>
              </table:table-cell>
              <table:table-cell office:value-type="float" office:value="0.014127">
                <text:p>0.014127</text:p>
              </table:table-cell>
              <table:table-cell office:value-type="float" office:value="0.004927">
                <text:p>0.004927</text:p>
              </table:table-cell>
            </table:table-row>
            <table:table-row>
              <table:table-cell office:value-type="string">
                <text:p>13:15:28</text:p>
              </table:table-cell>
              <table:table-cell office:value-type="float" office:value="0.014774">
                <text:p>0.014774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13:15:29</text:p>
              </table:table-cell>
              <table:table-cell office:value-type="float" office:value="0.01467">
                <text:p>0.01467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0.019223">
                <text:p>0.019223</text:p>
              </table:table-cell>
              <table:table-cell office:value-type="float" office:value="0.006528">
                <text:p>0.006528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0.012621">
                <text:p>0.012621</text:p>
              </table:table-cell>
              <table:table-cell office:value-type="float" office:value="0.002897">
                <text:p>0.002897</text:p>
              </table:table-cell>
            </table:table-row>
            <table:table-row>
              <table:table-cell office:value-type="string">
                <text:p>13:15:32</text:p>
              </table:table-cell>
              <table:table-cell office:value-type="float" office:value="0.014127">
                <text:p>0.014127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13:15:33</text:p>
              </table:table-cell>
              <table:table-cell office:value-type="float" office:value="0.013376">
                <text:p>0.013376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13:15:34</text:p>
              </table:table-cell>
              <table:table-cell office:value-type="float" office:value="0.029138">
                <text:p>0.029138</text:p>
              </table:table-cell>
              <table:table-cell office:value-type="float" office:value="0.024679">
                <text:p>0.024679</text:p>
              </table:table-cell>
            </table:table-row>
            <table:table-row>
              <table:table-cell office:value-type="string">
                <text:p>13:15:35</text:p>
              </table:table-cell>
              <table:table-cell office:value-type="float" office:value="0.025637">
                <text:p>0.025637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13:15:36</text:p>
              </table:table-cell>
              <table:table-cell office:value-type="float" office:value="0.012783">
                <text:p>0.012783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string">
                <text:p>13:15:37</text:p>
              </table:table-cell>
              <table:table-cell office:value-type="float" office:value="0.01519">
                <text:p>0.01519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13:15:38</text:p>
              </table:table-cell>
              <table:table-cell office:value-type="float" office:value="0.01256">
                <text:p>0.01256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13:15:39</text:p>
              </table:table-cell>
              <table:table-cell office:value-type="float" office:value="0.014414">
                <text:p>0.014414</text:p>
              </table:table-cell>
              <table:table-cell office:value-type="float" office:value="0.002359">
                <text:p>0.002359</text:p>
              </table:table-cell>
            </table:table-row>
            <table:table-row>
              <table:table-cell office:value-type="string">
                <text:p>13:15:40</text:p>
              </table:table-cell>
              <table:table-cell office:value-type="float" office:value="0.013139">
                <text:p>0.01313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13:15:41</text:p>
              </table:table-cell>
              <table:table-cell office:value-type="float" office:value="0.014679">
                <text:p>0.014679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13:15:42</text:p>
              </table:table-cell>
              <table:table-cell office:value-type="float" office:value="0.013334">
                <text:p>0.013334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13:15:43</text:p>
              </table:table-cell>
              <table:table-cell office:value-type="float" office:value="0.013315">
                <text:p>0.01331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0.013031">
                <text:p>0.013031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3:15:45</text:p>
              </table:table-cell>
              <table:table-cell office:value-type="float" office:value="0.011702">
                <text:p>0.011702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13:15:46</text:p>
              </table:table-cell>
              <table:table-cell office:value-type="float" office:value="0.012347">
                <text:p>0.012347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13:15:47</text:p>
              </table:table-cell>
              <table:table-cell office:value-type="float" office:value="0.011888">
                <text:p>0.011888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13:15:48</text:p>
              </table:table-cell>
              <table:table-cell office:value-type="float" office:value="0.013069">
                <text:p>0.013069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13:15:49</text:p>
              </table:table-cell>
              <table:table-cell office:value-type="float" office:value="0.013203">
                <text:p>0.013203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13:15:50</text:p>
              </table:table-cell>
              <table:table-cell office:value-type="float" office:value="0.014826">
                <text:p>0.014826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string">
                <text:p>13:15:51</text:p>
              </table:table-cell>
              <table:table-cell office:value-type="float" office:value="0.014249">
                <text:p>0.014249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13:15:52</text:p>
              </table:table-cell>
              <table:table-cell office:value-type="float" office:value="0.012637">
                <text:p>0.012637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string">
                <text:p>13:15:53</text:p>
              </table:table-cell>
              <table:table-cell office:value-type="float" office:value="0.014109">
                <text:p>0.01410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13:15:54</text:p>
              </table:table-cell>
              <table:table-cell office:value-type="float" office:value="0.01297">
                <text:p>0.01297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13:15:55</text:p>
              </table:table-cell>
              <table:table-cell office:value-type="float" office:value="0.02402">
                <text:p>0.02402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13:15:56</text:p>
              </table:table-cell>
              <table:table-cell office:value-type="float" office:value="0.015649">
                <text:p>0.015649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string">
                <text:p>13:15:57</text:p>
              </table:table-cell>
              <table:table-cell office:value-type="float" office:value="0.01361">
                <text:p>0.01361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13:15:58</text:p>
              </table:table-cell>
              <table:table-cell office:value-type="float" office:value="0.015187">
                <text:p>0.015187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13:15:59</text:p>
              </table:table-cell>
              <table:table-cell office:value-type="float" office:value="0.013225">
                <text:p>0.013225</text:p>
              </table:table-cell>
              <table:table-cell office:value-type="float" office:value="0.003691">
                <text:p>0.003691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0.019387">
                <text:p>0.019387</text:p>
              </table:table-cell>
              <table:table-cell office:value-type="float" office:value="0.002573">
                <text:p>0.002573</text:p>
              </table:table-cell>
            </table:table-row>
            <table:table-row>
              <table:table-cell office:value-type="string">
                <text:p>13:16:01</text:p>
              </table:table-cell>
              <table:table-cell office:value-type="float" office:value="0.013311">
                <text:p>0.013311</text:p>
              </table:table-cell>
              <table:table-cell office:value-type="float" office:value="0.006115">
                <text:p>0.006115</text:p>
              </table:table-cell>
            </table:table-row>
            <table:table-row>
              <table:table-cell office:value-type="string">
                <text:p>13:16:02</text:p>
              </table:table-cell>
              <table:table-cell office:value-type="float" office:value="0.013903">
                <text:p>0.013903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13:16:03</text:p>
              </table:table-cell>
              <table:table-cell office:value-type="float" office:value="0.012772">
                <text:p>0.012772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3:16:04</text:p>
              </table:table-cell>
              <table:table-cell office:value-type="float" office:value="0.013245">
                <text:p>0.013245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13:16:05</text:p>
              </table:table-cell>
              <table:table-cell office:value-type="float" office:value="0.016738">
                <text:p>0.016738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13:16:06</text:p>
              </table:table-cell>
              <table:table-cell office:value-type="float" office:value="0.014431">
                <text:p>0.014431</text:p>
              </table:table-cell>
              <table:table-cell office:value-type="float" office:value="0.005497">
                <text:p>0.005497</text:p>
              </table:table-cell>
            </table:table-row>
            <table:table-row>
              <table:table-cell office:value-type="string">
                <text:p>13:16:07</text:p>
              </table:table-cell>
              <table:table-cell office:value-type="float" office:value="0.015863">
                <text:p>0.015863</text:p>
              </table:table-cell>
              <table:table-cell office:value-type="float" office:value="0.006135">
                <text:p>0.006135</text:p>
              </table:table-cell>
            </table:table-row>
            <table:table-row>
              <table:table-cell office:value-type="string">
                <text:p>13:16:08</text:p>
              </table:table-cell>
              <table:table-cell office:value-type="float" office:value="0.015821">
                <text:p>0.015821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13:16:09</text:p>
              </table:table-cell>
              <table:table-cell office:value-type="float" office:value="0.016323">
                <text:p>0.016323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3:16:10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13:16:11</text:p>
              </table:table-cell>
              <table:table-cell office:value-type="float" office:value="0.012841">
                <text:p>0.012841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13:16:12</text:p>
              </table:table-cell>
              <table:table-cell office:value-type="float" office:value="0.018591">
                <text:p>0.018591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13:16:13</text:p>
              </table:table-cell>
              <table:table-cell office:value-type="float" office:value="0.01397">
                <text:p>0.01397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13:16:14</text:p>
              </table:table-cell>
              <table:table-cell office:value-type="float" office:value="0.020919">
                <text:p>0.020919</text:p>
              </table:table-cell>
              <table:table-cell office:value-type="float" office:value="0.008347">
                <text:p>0.008347</text:p>
              </table:table-cell>
            </table:table-row>
            <table:table-row>
              <table:table-cell office:value-type="string">
                <text:p>13:16:15</text:p>
              </table:table-cell>
              <table:table-cell office:value-type="float" office:value="0.013779">
                <text:p>0.013779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13:16:16</text:p>
              </table:table-cell>
              <table:table-cell office:value-type="float" office:value="0.014858">
                <text:p>0.014858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13:16:17</text:p>
              </table:table-cell>
              <table:table-cell office:value-type="float" office:value="0.015658">
                <text:p>0.015658</text:p>
              </table:table-cell>
              <table:table-cell office:value-type="float" office:value="0.006429">
                <text:p>0.006429</text:p>
              </table:table-cell>
            </table:table-row>
            <table:table-row>
              <table:table-cell office:value-type="string">
                <text:p>13:16:18</text:p>
              </table:table-cell>
              <table:table-cell office:value-type="float" office:value="0.012663">
                <text:p>0.012663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3:16:19</text:p>
              </table:table-cell>
              <table:table-cell office:value-type="float" office:value="0.015754">
                <text:p>0.015754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3:16:20</text:p>
              </table:table-cell>
              <table:table-cell office:value-type="float" office:value="0.012439">
                <text:p>0.012439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13:16:21</text:p>
              </table:table-cell>
              <table:table-cell office:value-type="float" office:value="0.015637">
                <text:p>0.015637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13:16:22</text:p>
              </table:table-cell>
              <table:table-cell office:value-type="float" office:value="0.012308">
                <text:p>0.01230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:16:23</text:p>
              </table:table-cell>
              <table:table-cell office:value-type="float" office:value="0.015531">
                <text:p>0.015531</text:p>
              </table:table-cell>
              <table:table-cell office:value-type="float" office:value="0.008065">
                <text:p>0.008065</text:p>
              </table:table-cell>
            </table:table-row>
            <table:table-row>
              <table:table-cell office:value-type="string">
                <text:p>13:16:24</text:p>
              </table:table-cell>
              <table:table-cell office:value-type="float" office:value="0.012506">
                <text:p>0.012506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13:16:25</text:p>
              </table:table-cell>
              <table:table-cell office:value-type="float" office:value="0.013892">
                <text:p>0.013892</text:p>
              </table:table-cell>
              <table:table-cell office:value-type="float" office:value="0.016415">
                <text:p>0.016415</text:p>
              </table:table-cell>
            </table:table-row>
            <table:table-row>
              <table:table-cell office:value-type="string">
                <text:p>13:16:26</text:p>
              </table:table-cell>
              <table:table-cell office:value-type="float" office:value="0.019312">
                <text:p>0.019312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13:16:27</text:p>
              </table:table-cell>
              <table:table-cell office:value-type="float" office:value="0.01809">
                <text:p>0.01809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13:16:28</text:p>
              </table:table-cell>
              <table:table-cell office:value-type="float" office:value="0.017595">
                <text:p>0.017595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13:16:29</text:p>
              </table:table-cell>
              <table:table-cell office:value-type="float" office:value="0.01585">
                <text:p>0.01585</text:p>
              </table:table-cell>
              <table:table-cell office:value-type="float" office:value="0.008632">
                <text:p>0.008632</text:p>
              </table:table-cell>
            </table:table-row>
            <table:table-row>
              <table:table-cell office:value-type="string">
                <text:p>13:16:30</text:p>
              </table:table-cell>
              <table:table-cell office:value-type="float" office:value="0.012666">
                <text:p>0.012666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3:16:31</text:p>
              </table:table-cell>
              <table:table-cell office:value-type="float" office:value="0.011791">
                <text:p>0.011791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13:16:32</text:p>
              </table:table-cell>
              <table:table-cell office:value-type="float" office:value="0.014908">
                <text:p>0.014908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13:16:33</text:p>
              </table:table-cell>
              <table:table-cell office:value-type="float" office:value="0.03984">
                <text:p>0.03984</text:p>
              </table:table-cell>
              <table:table-cell office:value-type="float" office:value="0.038189">
                <text:p>0.038189</text:p>
              </table:table-cell>
            </table:table-row>
            <table:table-row>
              <table:table-cell office:value-type="string">
                <text:p>13:16:34</text:p>
              </table:table-cell>
              <table:table-cell office:value-type="float" office:value="0.024486">
                <text:p>0.02448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3:16:35</text:p>
              </table:table-cell>
              <table:table-cell office:value-type="float" office:value="0.012358">
                <text:p>0.012358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13:16:36</text:p>
              </table:table-cell>
              <table:table-cell office:value-type="float" office:value="0.013516">
                <text:p>0.013516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13:16:37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3:16:38</text:p>
              </table:table-cell>
              <table:table-cell office:value-type="float" office:value="0.013626">
                <text:p>0.013626</text:p>
              </table:table-cell>
              <table:table-cell office:value-type="float" office:value="0.005627">
                <text:p>0.005627</text:p>
              </table:table-cell>
            </table:table-row>
            <table:table-row>
              <table:table-cell office:value-type="string">
                <text:p>13:16:39</text:p>
              </table:table-cell>
              <table:table-cell office:value-type="float" office:value="0.01239">
                <text:p>0.01239</text:p>
              </table:table-cell>
              <table:table-cell office:value-type="float" office:value="0.005743">
                <text:p>0.005743</text:p>
              </table:table-cell>
            </table:table-row>
            <table:table-row>
              <table:table-cell office:value-type="string">
                <text:p>13:16:40</text:p>
              </table:table-cell>
              <table:table-cell office:value-type="float" office:value="0.020623">
                <text:p>0.020623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13:16:41</text:p>
              </table:table-cell>
              <table:table-cell office:value-type="float" office:value="0.013351">
                <text:p>0.013351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3:16:42</text:p>
              </table:table-cell>
              <table:table-cell office:value-type="float" office:value="0.014734">
                <text:p>0.014734</text:p>
              </table:table-cell>
              <table:table-cell office:value-type="float" office:value="0.00277">
                <text:p>0.00277</text:p>
              </table:table-cell>
            </table:table-row>
            <table:table-row>
              <table:table-cell office:value-type="string">
                <text:p>13:16:43</text:p>
              </table:table-cell>
              <table:table-cell office:value-type="float" office:value="0.014522">
                <text:p>0.014522</text:p>
              </table:table-cell>
              <table:table-cell office:value-type="float" office:value="0.002399">
                <text:p>0.002399</text:p>
              </table:table-cell>
            </table:table-row>
            <table:table-row>
              <table:table-cell office:value-type="string">
                <text:p>13:16:44</text:p>
              </table:table-cell>
              <table:table-cell office:value-type="float" office:value="0.0135">
                <text:p>0.0135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0.030071">
                <text:p>0.030071</text:p>
              </table:table-cell>
              <table:table-cell office:value-type="float" office:value="0.034634">
                <text:p>0.034634</text:p>
              </table:table-cell>
            </table:table-row>
            <table:table-row>
              <table:table-cell office:value-type="string">
                <text:p>13:16:46</text:p>
              </table:table-cell>
              <table:table-cell office:value-type="float" office:value="0.05094">
                <text:p>0.05094</text:p>
              </table:table-cell>
              <table:table-cell office:value-type="float" office:value="0.034926">
                <text:p>0.034926</text:p>
              </table:table-cell>
            </table:table-row>
            <table:table-row>
              <table:table-cell office:value-type="string">
                <text:p>13:16:47</text:p>
              </table:table-cell>
              <table:table-cell office:value-type="float" office:value="0.012961">
                <text:p>0.012961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13:16:48</text:p>
              </table:table-cell>
              <table:table-cell office:value-type="float" office:value="0.013391">
                <text:p>0.013391</text:p>
              </table:table-cell>
              <table:table-cell office:value-type="float" office:value="0.00739">
                <text:p>0.00739</text:p>
              </table:table-cell>
            </table:table-row>
            <table:table-row>
              <table:table-cell office:value-type="string">
                <text:p>13:16:49</text:p>
              </table:table-cell>
              <table:table-cell office:value-type="float" office:value="0.018576">
                <text:p>0.018576</text:p>
              </table:table-cell>
              <table:table-cell office:value-type="float" office:value="0.013366">
                <text:p>0.013366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0.015728">
                <text:p>0.015728</text:p>
              </table:table-cell>
              <table:table-cell office:value-type="float" office:value="0.004729">
                <text:p>0.004729</text:p>
              </table:table-cell>
            </table:table-row>
            <table:table-row>
              <table:table-cell office:value-type="string">
                <text:p>13:16:51</text:p>
              </table:table-cell>
              <table:table-cell office:value-type="float" office:value="0.01228">
                <text:p>0.01228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13:16:52</text:p>
              </table:table-cell>
              <table:table-cell office:value-type="float" office:value="0.011432">
                <text:p>0.01143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13:16:53</text:p>
              </table:table-cell>
              <table:table-cell office:value-type="float" office:value="0.012411">
                <text:p>0.012411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13:16:54</text:p>
              </table:table-cell>
              <table:table-cell office:value-type="float" office:value="0.012168">
                <text:p>0.012168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13:16:55</text:p>
              </table:table-cell>
              <table:table-cell office:value-type="float" office:value="0.013718">
                <text:p>0.013718</text:p>
              </table:table-cell>
              <table:table-cell office:value-type="float" office:value="0.007204">
                <text:p>0.007204</text:p>
              </table:table-cell>
            </table:table-row>
            <table:table-row>
              <table:table-cell office:value-type="string">
                <text:p>13:16:56</text:p>
              </table:table-cell>
              <table:table-cell office:value-type="float" office:value="0.013144">
                <text:p>0.013144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13:16:57</text:p>
              </table:table-cell>
              <table:table-cell office:value-type="float" office:value="0.013014">
                <text:p>0.013014</text:p>
              </table:table-cell>
              <table:table-cell office:value-type="float" office:value="0.004838">
                <text:p>0.004838</text:p>
              </table:table-cell>
            </table:table-row>
            <table:table-row>
              <table:table-cell office:value-type="string">
                <text:p>13:16:58</text:p>
              </table:table-cell>
              <table:table-cell office:value-type="float" office:value="0.013996">
                <text:p>0.013996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13:16:59</text:p>
              </table:table-cell>
              <table:table-cell office:value-type="float" office:value="0.01678">
                <text:p>0.016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:17:00</text:p>
              </table:table-cell>
              <table:table-cell office:value-type="float" office:value="0.012857">
                <text:p>0.012857</text:p>
              </table:table-cell>
              <table:table-cell office:value-type="float" office:value="0.001648">
                <text:p>0.001648</text:p>
              </table:table-cell>
            </table:table-row>
            <table:table-row>
              <table:table-cell office:value-type="string">
                <text:p>13:17:01</text:p>
              </table:table-cell>
              <table:table-cell office:value-type="float" office:value="0.013288">
                <text:p>0.013288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13:17:02</text:p>
              </table:table-cell>
              <table:table-cell office:value-type="float" office:value="0.013527">
                <text:p>0.013527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0.01276">
                <text:p>0.01276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13:17:04</text:p>
              </table:table-cell>
              <table:table-cell office:value-type="float" office:value="0.012156">
                <text:p>0.012156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3:17:05</text:p>
              </table:table-cell>
              <table:table-cell office:value-type="float" office:value="0.02007">
                <text:p>0.02007</text:p>
              </table:table-cell>
              <table:table-cell office:value-type="float" office:value="0.011275">
                <text:p>0.011275</text:p>
              </table:table-cell>
            </table:table-row>
            <table:table-row>
              <table:table-cell office:value-type="string">
                <text:p>13:17:06</text:p>
              </table:table-cell>
              <table:table-cell office:value-type="float" office:value="0.013609">
                <text:p>0.013609</text:p>
              </table:table-cell>
              <table:table-cell office:value-type="float" office:value="0.004633">
                <text:p>0.004633</text:p>
              </table:table-cell>
            </table:table-row>
            <table:table-row>
              <table:table-cell office:value-type="string">
                <text:p>13:17:07</text:p>
              </table:table-cell>
              <table:table-cell office:value-type="float" office:value="0.025805">
                <text:p>0.025805</text:p>
              </table:table-cell>
              <table:table-cell office:value-type="float" office:value="0.008058">
                <text:p>0.008058</text:p>
              </table:table-cell>
            </table:table-row>
            <table:table-row>
              <table:table-cell office:value-type="string">
                <text:p>13:17:08</text:p>
              </table:table-cell>
              <table:table-cell office:value-type="float" office:value="0.013511">
                <text:p>0.013511</text:p>
              </table:table-cell>
              <table:table-cell office:value-type="float" office:value="0.005982">
                <text:p>0.005982</text:p>
              </table:table-cell>
            </table:table-row>
            <table:table-row>
              <table:table-cell office:value-type="string">
                <text:p>13:17:09</text:p>
              </table:table-cell>
              <table:table-cell office:value-type="float" office:value="0.013692">
                <text:p>0.013692</text:p>
              </table:table-cell>
              <table:table-cell office:value-type="float" office:value="0.005205">
                <text:p>0.005205</text:p>
              </table:table-cell>
            </table:table-row>
            <table:table-row>
              <table:table-cell office:value-type="string">
                <text:p>13:17:10</text:p>
              </table:table-cell>
              <table:table-cell office:value-type="float" office:value="0.016901">
                <text:p>0.016901</text:p>
              </table:table-cell>
              <table:table-cell office:value-type="float" office:value="0.006418">
                <text:p>0.006418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0.014251">
                <text:p>0.014251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13:17:12</text:p>
              </table:table-cell>
              <table:table-cell office:value-type="float" office:value="0.014273">
                <text:p>0.014273</text:p>
              </table:table-cell>
              <table:table-cell office:value-type="float" office:value="0.007533">
                <text:p>0.007533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0.014374">
                <text:p>0.014374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3:17:14</text:p>
              </table:table-cell>
              <table:table-cell office:value-type="float" office:value="0.013768">
                <text:p>0.013768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13:17:15</text:p>
              </table:table-cell>
              <table:table-cell office:value-type="float" office:value="0.012796">
                <text:p>0.012796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13:17:16</text:p>
              </table:table-cell>
              <table:table-cell office:value-type="float" office:value="0.015021">
                <text:p>0.015021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13:17:17</text:p>
              </table:table-cell>
              <table:table-cell office:value-type="float" office:value="0.014072">
                <text:p>0.014072</text:p>
              </table:table-cell>
              <table:table-cell office:value-type="float" office:value="0.002126">
                <text:p>0.002126</text:p>
              </table:table-cell>
            </table:table-row>
            <table:table-row>
              <table:table-cell office:value-type="string">
                <text:p>13:17:18</text:p>
              </table:table-cell>
              <table:table-cell office:value-type="float" office:value="0.028179">
                <text:p>0.028179</text:p>
              </table:table-cell>
              <table:table-cell office:value-type="float" office:value="0.013967">
                <text:p>0.013967</text:p>
              </table:table-cell>
            </table:table-row>
            <table:table-row>
              <table:table-cell office:value-type="string">
                <text:p>13:17:19</text:p>
              </table:table-cell>
              <table:table-cell office:value-type="float" office:value="0.014979">
                <text:p>0.014979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13:17:20</text:p>
              </table:table-cell>
              <table:table-cell office:value-type="float" office:value="0.014559">
                <text:p>0.014559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string">
                <text:p>13:17:21</text:p>
              </table:table-cell>
              <table:table-cell office:value-type="float" office:value="0.012728">
                <text:p>0.012728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13:17:22</text:p>
              </table:table-cell>
              <table:table-cell office:value-type="float" office:value="0.027707">
                <text:p>0.027707</text:p>
              </table:table-cell>
              <table:table-cell office:value-type="float" office:value="0.04774">
                <text:p>0.04774</text:p>
              </table:table-cell>
            </table:table-row>
            <table:table-row>
              <table:table-cell office:value-type="string">
                <text:p>13:17:23</text:p>
              </table:table-cell>
              <table:table-cell office:value-type="float" office:value="0.012559">
                <text:p>0.012559</text:p>
              </table:table-cell>
              <table:table-cell office:value-type="float" office:value="0.002186">
                <text:p>0.002186</text:p>
              </table:table-cell>
            </table:table-row>
            <table:table-row>
              <table:table-cell office:value-type="string">
                <text:p>13:17:24</text:p>
              </table:table-cell>
              <table:table-cell office:value-type="float" office:value="0.013129">
                <text:p>0.013129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13:17:25</text:p>
              </table:table-cell>
              <table:table-cell office:value-type="float" office:value="0.013013">
                <text:p>0.013013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3:17:26</text:p>
              </table:table-cell>
              <table:table-cell office:value-type="float" office:value="0.019908">
                <text:p>0.019908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13:17:27</text:p>
              </table:table-cell>
              <table:table-cell office:value-type="float" office:value="0.013241">
                <text:p>0.013241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string">
                <text:p>13:17:28</text:p>
              </table:table-cell>
              <table:table-cell office:value-type="float" office:value="0.014358">
                <text:p>0.014358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3:17:29</text:p>
              </table:table-cell>
              <table:table-cell office:value-type="float" office:value="0.017475">
                <text:p>0.017475</text:p>
              </table:table-cell>
              <table:table-cell office:value-type="float" office:value="0.010071">
                <text:p>0.010071</text:p>
              </table:table-cell>
            </table:table-row>
            <table:table-row>
              <table:table-cell office:value-type="string">
                <text:p>13:17:30</text:p>
              </table:table-cell>
              <table:table-cell office:value-type="float" office:value="0.01326">
                <text:p>0.01326</text:p>
              </table:table-cell>
              <table:table-cell office:value-type="float" office:value="0.002626">
                <text:p>0.002626</text:p>
              </table:table-cell>
            </table:table-row>
            <table:table-row>
              <table:table-cell office:value-type="string">
                <text:p>13:17:31</text:p>
              </table:table-cell>
              <table:table-cell office:value-type="float" office:value="0.012601">
                <text:p>0.012601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13:17:32</text:p>
              </table:table-cell>
              <table:table-cell office:value-type="float" office:value="0.014269">
                <text:p>0.014269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13:17:33</text:p>
              </table:table-cell>
              <table:table-cell office:value-type="float" office:value="0.013919">
                <text:p>0.013919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3:17:34</text:p>
              </table:table-cell>
              <table:table-cell office:value-type="float" office:value="0.014662">
                <text:p>0.014662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13:17:35</text:p>
              </table:table-cell>
              <table:table-cell office:value-type="float" office:value="0.012869">
                <text:p>0.012869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13:17:36</text:p>
              </table:table-cell>
              <table:table-cell office:value-type="float" office:value="0.015095">
                <text:p>0.015095</text:p>
              </table:table-cell>
              <table:table-cell office:value-type="float" office:value="0.007591">
                <text:p>0.007591</text:p>
              </table:table-cell>
            </table:table-row>
            <table:table-row>
              <table:table-cell office:value-type="string">
                <text:p>13:17:37</text:p>
              </table:table-cell>
              <table:table-cell office:value-type="float" office:value="0.018373">
                <text:p>0.018373</text:p>
              </table:table-cell>
              <table:table-cell office:value-type="float" office:value="0.009395">
                <text:p>0.009395</text:p>
              </table:table-cell>
            </table:table-row>
            <table:table-row>
              <table:table-cell office:value-type="string">
                <text:p>13:17:38</text:p>
              </table:table-cell>
              <table:table-cell office:value-type="float" office:value="0.029592">
                <text:p>0.029592</text:p>
              </table:table-cell>
              <table:table-cell office:value-type="float" office:value="0.021121">
                <text:p>0.021121</text:p>
              </table:table-cell>
            </table:table-row>
            <table:table-row>
              <table:table-cell office:value-type="string">
                <text:p>13:17:39</text:p>
              </table:table-cell>
              <table:table-cell office:value-type="float" office:value="0.014343">
                <text:p>0.014343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13:17:40</text:p>
              </table:table-cell>
              <table:table-cell office:value-type="float" office:value="0.013629">
                <text:p>0.013629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string">
                <text:p>13:17:41</text:p>
              </table:table-cell>
              <table:table-cell office:value-type="float" office:value="0.015273">
                <text:p>0.015273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3:17:42</text:p>
              </table:table-cell>
              <table:table-cell office:value-type="float" office:value="0.012604">
                <text:p>0.012604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13:17:43</text:p>
              </table:table-cell>
              <table:table-cell office:value-type="float" office:value="0.013762">
                <text:p>0.013762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string">
                <text:p>13:17:44</text:p>
              </table:table-cell>
              <table:table-cell office:value-type="float" office:value="0.013978">
                <text:p>0.013978</text:p>
              </table:table-cell>
              <table:table-cell office:value-type="float" office:value="0.001761">
                <text:p>0.001761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0.014243">
                <text:p>0.014243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13:17:46</text:p>
              </table:table-cell>
              <table:table-cell office:value-type="float" office:value="0.015859">
                <text:p>0.015859</text:p>
              </table:table-cell>
              <table:table-cell office:value-type="float" office:value="0.003097">
                <text:p>0.003097</text:p>
              </table:table-cell>
            </table:table-row>
            <table:table-row>
              <table:table-cell office:value-type="string">
                <text:p>13:17:47</text:p>
              </table:table-cell>
              <table:table-cell office:value-type="float" office:value="0.028089">
                <text:p>0.028089</text:p>
              </table:table-cell>
              <table:table-cell office:value-type="float" office:value="0.052203">
                <text:p>0.052203</text:p>
              </table:table-cell>
            </table:table-row>
            <table:table-row>
              <table:table-cell office:value-type="string">
                <text:p>13:17:48</text:p>
              </table:table-cell>
              <table:table-cell office:value-type="float" office:value="0.046657">
                <text:p>0.046657</text:p>
              </table:table-cell>
              <table:table-cell office:value-type="float" office:value="0.051703">
                <text:p>0.051703</text:p>
              </table:table-cell>
            </table:table-row>
            <table:table-row>
              <table:table-cell office:value-type="string">
                <text:p>13:17:49</text:p>
              </table:table-cell>
              <table:table-cell office:value-type="float" office:value="0.029729">
                <text:p>0.029729</text:p>
              </table:table-cell>
              <table:table-cell office:value-type="float" office:value="0.035005">
                <text:p>0.035005</text:p>
              </table:table-cell>
            </table:table-row>
            <table:table-row>
              <table:table-cell office:value-type="string">
                <text:p>13:17:50</text:p>
              </table:table-cell>
              <table:table-cell office:value-type="float" office:value="0.023135">
                <text:p>0.023135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13:17:51</text:p>
              </table:table-cell>
              <table:table-cell office:value-type="float" office:value="0.013708">
                <text:p>0.013708</text:p>
              </table:table-cell>
              <table:table-cell office:value-type="float" office:value="0.002858">
                <text:p>0.002858</text:p>
              </table:table-cell>
            </table:table-row>
            <table:table-row>
              <table:table-cell office:value-type="string">
                <text:p>13:17:52</text:p>
              </table:table-cell>
              <table:table-cell office:value-type="float" office:value="0.014158">
                <text:p>0.014158</text:p>
              </table:table-cell>
              <table:table-cell office:value-type="float" office:value="0.00907">
                <text:p>0.00907</text:p>
              </table:table-cell>
            </table:table-row>
            <table:table-row>
              <table:table-cell office:value-type="string">
                <text:p>13:17:53</text:p>
              </table:table-cell>
              <table:table-cell office:value-type="float" office:value="0.046361">
                <text:p>0.046361</text:p>
              </table:table-cell>
              <table:table-cell office:value-type="float" office:value="0.04734">
                <text:p>0.04734</text:p>
              </table:table-cell>
            </table:table-row>
            <table:table-row>
              <table:table-cell office:value-type="string">
                <text:p>13:17:54</text:p>
              </table:table-cell>
              <table:table-cell office:value-type="float" office:value="0.01628">
                <text:p>0.01628</text:p>
              </table:table-cell>
              <table:table-cell office:value-type="float" office:value="0.006633">
                <text:p>0.006633</text:p>
              </table:table-cell>
            </table:table-row>
            <table:table-row>
              <table:table-cell office:value-type="string">
                <text:p>13:17:55</text:p>
              </table:table-cell>
              <table:table-cell office:value-type="float" office:value="0.016163">
                <text:p>0.016163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13:17:56</text:p>
              </table:table-cell>
              <table:table-cell office:value-type="float" office:value="0.031078">
                <text:p>0.031078</text:p>
              </table:table-cell>
              <table:table-cell office:value-type="float" office:value="0.052585">
                <text:p>0.052585</text:p>
              </table:table-cell>
            </table:table-row>
            <table:table-row>
              <table:table-cell office:value-type="string">
                <text:p>13:17:57</text:p>
              </table:table-cell>
              <table:table-cell office:value-type="float" office:value="0.034845">
                <text:p>0.034845</text:p>
              </table:table-cell>
              <table:table-cell office:value-type="float" office:value="0.021508">
                <text:p>0.021508</text:p>
              </table:table-cell>
            </table:table-row>
            <table:table-row>
              <table:table-cell office:value-type="string">
                <text:p>13:17:58</text:p>
              </table:table-cell>
              <table:table-cell office:value-type="float" office:value="0.018644">
                <text:p>0.018644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13:17:5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3:18:00</text:p>
              </table:table-cell>
              <table:table-cell office:value-type="float" office:value="0.027973">
                <text:p>0.027973</text:p>
              </table:table-cell>
              <table:table-cell office:value-type="float" office:value="0.008689">
                <text:p>0.008689</text:p>
              </table:table-cell>
            </table:table-row>
            <table:table-row>
              <table:table-cell office:value-type="string">
                <text:p>13:18:01</text:p>
              </table:table-cell>
              <table:table-cell office:value-type="float" office:value="0.0212">
                <text:p>0.0212</text:p>
              </table:table-cell>
              <table:table-cell office:value-type="float" office:value="0.028351">
                <text:p>0.028351</text:p>
              </table:table-cell>
            </table:table-row>
            <table:table-row>
              <table:table-cell office:value-type="string">
                <text:p>13:18:02</text:p>
              </table:table-cell>
              <table:table-cell office:value-type="float" office:value="0.013592">
                <text:p>0.013592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13:18:03</text:p>
              </table:table-cell>
              <table:table-cell office:value-type="float" office:value="0.013888">
                <text:p>0.013888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13:18:04</text:p>
              </table:table-cell>
              <table:table-cell office:value-type="float" office:value="0.014414">
                <text:p>0.014414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13:18:05</text:p>
              </table:table-cell>
              <table:table-cell office:value-type="float" office:value="0.013884">
                <text:p>0.013884</text:p>
              </table:table-cell>
              <table:table-cell office:value-type="float" office:value="0.004268">
                <text:p>0.004268</text:p>
              </table:table-cell>
            </table:table-row>
            <table:table-row>
              <table:table-cell office:value-type="string">
                <text:p>13:18:06</text:p>
              </table:table-cell>
              <table:table-cell office:value-type="float" office:value="0.015441">
                <text:p>0.015441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13:18:07</text:p>
              </table:table-cell>
              <table:table-cell office:value-type="float" office:value="0.024112">
                <text:p>0.024112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13:18:08</text:p>
              </table:table-cell>
              <table:table-cell office:value-type="float" office:value="0.019118">
                <text:p>0.019118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13:18:09</text:p>
              </table:table-cell>
              <table:table-cell office:value-type="float" office:value="0.014572">
                <text:p>0.014572</text:p>
              </table:table-cell>
              <table:table-cell office:value-type="float" office:value="0.008026">
                <text:p>0.008026</text:p>
              </table:table-cell>
            </table:table-row>
            <table:table-row>
              <table:table-cell office:value-type="string">
                <text:p>13:18:10</text:p>
              </table:table-cell>
              <table:table-cell office:value-type="float" office:value="0.015996">
                <text:p>0.015996</text:p>
              </table:table-cell>
              <table:table-cell office:value-type="float" office:value="0.004302">
                <text:p>0.004302</text:p>
              </table:table-cell>
            </table:table-row>
            <table:table-row>
              <table:table-cell office:value-type="string">
                <text:p>13:18:11</text:p>
              </table:table-cell>
              <table:table-cell office:value-type="float" office:value="0.012438">
                <text:p>0.012438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string">
                <text:p>13:18:12</text:p>
              </table:table-cell>
              <table:table-cell office:value-type="float" office:value="0.012401">
                <text:p>0.012401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13:18:13</text:p>
              </table:table-cell>
              <table:table-cell office:value-type="float" office:value="0.012346">
                <text:p>0.012346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13:18:14</text:p>
              </table:table-cell>
              <table:table-cell office:value-type="float" office:value="0.013061">
                <text:p>0.013061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13:18:15</text:p>
              </table:table-cell>
              <table:table-cell office:value-type="float" office:value="0.012894">
                <text:p>0.012894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13:18:16</text:p>
              </table:table-cell>
              <table:table-cell office:value-type="float" office:value="0.014754">
                <text:p>0.014754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13:18:17</text:p>
              </table:table-cell>
              <table:table-cell office:value-type="float" office:value="0.013725">
                <text:p>0.013725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13:18:18</text:p>
              </table:table-cell>
              <table:table-cell office:value-type="float" office:value="0.013595">
                <text:p>0.013595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13:18:19</text:p>
              </table:table-cell>
              <table:table-cell office:value-type="float" office:value="0.013368">
                <text:p>0.013368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13:18:20</text:p>
              </table:table-cell>
              <table:table-cell office:value-type="float" office:value="0.01401">
                <text:p>0.01401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13:18:21</text:p>
              </table:table-cell>
              <table:table-cell office:value-type="float" office:value="0.032713">
                <text:p>0.032713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13:18:22</text:p>
              </table:table-cell>
              <table:table-cell office:value-type="float" office:value="0.05301">
                <text:p>0.05301</text:p>
              </table:table-cell>
              <table:table-cell office:value-type="float" office:value="0.095942">
                <text:p>0.095942</text:p>
              </table:table-cell>
            </table:table-row>
            <table:table-row>
              <table:table-cell office:value-type="string">
                <text:p>13:18:23</text:p>
              </table:table-cell>
              <table:table-cell office:value-type="float" office:value="0.09712">
                <text:p>0.09712</text:p>
              </table:table-cell>
              <table:table-cell office:value-type="float" office:value="0.099438">
                <text:p>0.099438</text:p>
              </table:table-cell>
            </table:table-row>
            <table:table-row>
              <table:table-cell office:value-type="string">
                <text:p>13:18:24</text:p>
              </table:table-cell>
              <table:table-cell office:value-type="float" office:value="0.960996">
                <text:p>0.960996</text:p>
              </table:table-cell>
              <table:table-cell office:value-type="float" office:value="11.498135">
                <text:p>11.498135</text:p>
              </table:table-cell>
            </table:table-row>
            <table:table-row>
              <table:table-cell office:value-type="string">
                <text:p>13:18:25</text:p>
              </table:table-cell>
              <table:table-cell office:value-type="float" office:value="2.638689">
                <text:p>2.638689</text:p>
              </table:table-cell>
              <table:table-cell office:value-type="float" office:value="17.73906">
                <text:p>17.73906</text:p>
              </table:table-cell>
            </table:table-row>
            <table:table-row>
              <table:table-cell office:value-type="string">
                <text:p>13:18:26</text:p>
              </table:table-cell>
              <table:table-cell office:value-type="float" office:value="0.922499">
                <text:p>0.922499</text:p>
              </table:table-cell>
              <table:table-cell office:value-type="float" office:value="4.168332">
                <text:p>4.168332</text:p>
              </table:table-cell>
            </table:table-row>
            <table:table-row>
              <table:table-cell office:value-type="string">
                <text:p>13:18:27</text:p>
              </table:table-cell>
              <table:table-cell office:value-type="float" office:value="0.534568">
                <text:p>0.534568</text:p>
              </table:table-cell>
              <table:table-cell office:value-type="float" office:value="0.695456">
                <text:p>0.695456</text:p>
              </table:table-cell>
            </table:table-row>
            <table:table-row>
              <table:table-cell office:value-type="string">
                <text:p>13:18:28</text:p>
              </table:table-cell>
              <table:table-cell office:value-type="float" office:value="0.805774">
                <text:p>0.805774</text:p>
              </table:table-cell>
              <table:table-cell office:value-type="float" office:value="2.575135">
                <text:p>2.575135</text:p>
              </table:table-cell>
            </table:table-row>
            <table:table-row>
              <table:table-cell office:value-type="string">
                <text:p>13:18:29</text:p>
              </table:table-cell>
              <table:table-cell office:value-type="float" office:value="0.681017">
                <text:p>0.681017</text:p>
              </table:table-cell>
              <table:table-cell office:value-type="float" office:value="1.058569">
                <text:p>1.058569</text:p>
              </table:table-cell>
            </table:table-row>
            <table:table-row>
              <table:table-cell office:value-type="string">
                <text:p>13:18:30</text:p>
              </table:table-cell>
              <table:table-cell office:value-type="float" office:value="0.673648">
                <text:p>0.673648</text:p>
              </table:table-cell>
              <table:table-cell office:value-type="float" office:value="1.407538">
                <text:p>1.407538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0.708523">
                <text:p>0.708523</text:p>
              </table:table-cell>
              <table:table-cell office:value-type="float" office:value="2.952079">
                <text:p>2.952079</text:p>
              </table:table-cell>
            </table:table-row>
            <table:table-row>
              <table:table-cell office:value-type="string">
                <text:p>13:18:32</text:p>
              </table:table-cell>
              <table:table-cell office:value-type="float" office:value="0.694773">
                <text:p>0.694773</text:p>
              </table:table-cell>
              <table:table-cell office:value-type="float" office:value="4.707591">
                <text:p>4.707591</text:p>
              </table:table-cell>
            </table:table-row>
            <table:table-row>
              <table:table-cell office:value-type="string">
                <text:p>13:18:33</text:p>
              </table:table-cell>
              <table:table-cell office:value-type="float" office:value="0.708676">
                <text:p>0.708676</text:p>
              </table:table-cell>
              <table:table-cell office:value-type="float" office:value="2.069876">
                <text:p>2.069876</text:p>
              </table:table-cell>
            </table:table-row>
            <table:table-row>
              <table:table-cell office:value-type="string">
                <text:p>13:18:34</text:p>
              </table:table-cell>
              <table:table-cell office:value-type="float" office:value="0.74363">
                <text:p>0.74363</text:p>
              </table:table-cell>
              <table:table-cell office:value-type="float" office:value="3.833569">
                <text:p>3.833569</text:p>
              </table:table-cell>
            </table:table-row>
            <table:table-row>
              <table:table-cell office:value-type="string">
                <text:p>13:18:35</text:p>
              </table:table-cell>
              <table:table-cell office:value-type="float" office:value="0.554929">
                <text:p>0.554929</text:p>
              </table:table-cell>
              <table:table-cell office:value-type="float" office:value="1.875759">
                <text:p>1.875759</text:p>
              </table:table-cell>
            </table:table-row>
            <table:table-row>
              <table:table-cell office:value-type="string">
                <text:p>13:18:36</text:p>
              </table:table-cell>
              <table:table-cell office:value-type="float" office:value="0.573287">
                <text:p>0.573287</text:p>
              </table:table-cell>
              <table:table-cell office:value-type="float" office:value="1.020492">
                <text:p>1.020492</text:p>
              </table:table-cell>
            </table:table-row>
            <table:table-row>
              <table:table-cell office:value-type="string">
                <text:p>13:18:37</text:p>
              </table:table-cell>
              <table:table-cell office:value-type="float" office:value="0.491343">
                <text:p>0.491343</text:p>
              </table:table-cell>
              <table:table-cell office:value-type="float" office:value="1.134081">
                <text:p>1.134081</text:p>
              </table:table-cell>
            </table:table-row>
            <table:table-row>
              <table:table-cell office:value-type="string">
                <text:p>13:18:38</text:p>
              </table:table-cell>
              <table:table-cell office:value-type="float" office:value="0.457854">
                <text:p>0.457854</text:p>
              </table:table-cell>
              <table:table-cell office:value-type="float" office:value="0.745812">
                <text:p>0.745812</text:p>
              </table:table-cell>
            </table:table-row>
            <table:table-row>
              <table:table-cell office:value-type="string">
                <text:p>13:18:39</text:p>
              </table:table-cell>
              <table:table-cell office:value-type="float" office:value="0.399544">
                <text:p>0.399544</text:p>
              </table:table-cell>
              <table:table-cell office:value-type="float" office:value="0.748454">
                <text:p>0.748454</text:p>
              </table:table-cell>
            </table:table-row>
            <table:table-row>
              <table:table-cell office:value-type="string">
                <text:p>13:18:40</text:p>
              </table:table-cell>
              <table:table-cell office:value-type="float" office:value="0.372644">
                <text:p>0.372644</text:p>
              </table:table-cell>
              <table:table-cell office:value-type="float" office:value="1.021184">
                <text:p>1.021184</text:p>
              </table:table-cell>
            </table:table-row>
            <table:table-row>
              <table:table-cell office:value-type="string">
                <text:p>13:18:41</text:p>
              </table:table-cell>
              <table:table-cell office:value-type="float" office:value="0.322315">
                <text:p>0.322315</text:p>
              </table:table-cell>
              <table:table-cell office:value-type="float" office:value="0.508428">
                <text:p>0.508428</text:p>
              </table:table-cell>
            </table:table-row>
            <table:table-row>
              <table:table-cell office:value-type="string">
                <text:p>13:18:42</text:p>
              </table:table-cell>
              <table:table-cell office:value-type="float" office:value="0.394713">
                <text:p>0.394713</text:p>
              </table:table-cell>
              <table:table-cell office:value-type="float" office:value="1.099111">
                <text:p>1.099111</text:p>
              </table:table-cell>
            </table:table-row>
            <table:table-row>
              <table:table-cell office:value-type="string">
                <text:p>13:18:43</text:p>
              </table:table-cell>
              <table:table-cell office:value-type="float" office:value="0.443267">
                <text:p>0.443267</text:p>
              </table:table-cell>
              <table:table-cell office:value-type="float" office:value="0.843483">
                <text:p>0.843483</text:p>
              </table:table-cell>
            </table:table-row>
            <table:table-row>
              <table:table-cell office:value-type="string">
                <text:p>13:18:44</text:p>
              </table:table-cell>
              <table:table-cell office:value-type="float" office:value="0.260734">
                <text:p>0.260734</text:p>
              </table:table-cell>
              <table:table-cell office:value-type="float" office:value="0.605859">
                <text:p>0.605859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0.278248">
                <text:p>0.278248</text:p>
              </table:table-cell>
              <table:table-cell office:value-type="float" office:value="0.71109">
                <text:p>0.71109</text:p>
              </table:table-cell>
            </table:table-row>
            <table:table-row>
              <table:table-cell office:value-type="string">
                <text:p>13:18:46</text:p>
              </table:table-cell>
              <table:table-cell office:value-type="float" office:value="0.298145">
                <text:p>0.298145</text:p>
              </table:table-cell>
              <table:table-cell office:value-type="float" office:value="0.674826">
                <text:p>0.674826</text:p>
              </table:table-cell>
            </table:table-row>
            <table:table-row>
              <table:table-cell office:value-type="string">
                <text:p>13:18:47</text:p>
              </table:table-cell>
              <table:table-cell office:value-type="float" office:value="0.228137">
                <text:p>0.228137</text:p>
              </table:table-cell>
              <table:table-cell office:value-type="float" office:value="0.31608">
                <text:p>0.31608</text:p>
              </table:table-cell>
            </table:table-row>
            <table:table-row>
              <table:table-cell office:value-type="string">
                <text:p>13:18:48</text:p>
              </table:table-cell>
              <table:table-cell office:value-type="float" office:value="0.229505">
                <text:p>0.229505</text:p>
              </table:table-cell>
              <table:table-cell office:value-type="float" office:value="0.550354">
                <text:p>0.550354</text:p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0.189298">
                <text:p>0.189298</text:p>
              </table:table-cell>
              <table:table-cell office:value-type="float" office:value="0.540201">
                <text:p>0.540201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0.311671">
                <text:p>0.311671</text:p>
              </table:table-cell>
              <table:table-cell office:value-type="float" office:value="0.724003">
                <text:p>0.724003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0.239973">
                <text:p>0.239973</text:p>
              </table:table-cell>
              <table:table-cell office:value-type="float" office:value="0.57613">
                <text:p>0.57613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0.288055">
                <text:p>0.288055</text:p>
              </table:table-cell>
              <table:table-cell office:value-type="float" office:value="0.48279">
                <text:p>0.48279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0.286393">
                <text:p>0.286393</text:p>
              </table:table-cell>
              <table:table-cell office:value-type="float" office:value="0.428931">
                <text:p>0.428931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0.297753">
                <text:p>0.297753</text:p>
              </table:table-cell>
              <table:table-cell office:value-type="float" office:value="0.307371">
                <text:p>0.307371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0.446626">
                <text:p>0.446626</text:p>
              </table:table-cell>
              <table:table-cell office:value-type="float" office:value="0.966836">
                <text:p>0.966836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0.351596">
                <text:p>0.351596</text:p>
              </table:table-cell>
              <table:table-cell office:value-type="float" office:value="0.626126">
                <text:p>0.626126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0.341209">
                <text:p>0.341209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0.570924">
                <text:p>0.570924</text:p>
              </table:table-cell>
              <table:table-cell office:value-type="float" office:value="0.481673">
                <text:p>0.481673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0.325015">
                <text:p>0.325015</text:p>
              </table:table-cell>
              <table:table-cell office:value-type="float" office:value="0.547406">
                <text:p>0.547406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0.276863">
                <text:p>0.276863</text:p>
              </table:table-cell>
              <table:table-cell office:value-type="float" office:value="0.445433">
                <text:p>0.445433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0.437279">
                <text:p>0.437279</text:p>
              </table:table-cell>
              <table:table-cell office:value-type="float" office:value="0.303377">
                <text:p>0.303377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0.22833">
                <text:p>0.22833</text:p>
              </table:table-cell>
              <table:table-cell office:value-type="float" office:value="0.399534">
                <text:p>0.399534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0.218184">
                <text:p>0.218184</text:p>
              </table:table-cell>
              <table:table-cell office:value-type="float" office:value="0.193253">
                <text:p>0.193253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0.219851">
                <text:p>0.219851</text:p>
              </table:table-cell>
              <table:table-cell office:value-type="float" office:value="0.271318">
                <text:p>0.271318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0.126035">
                <text:p>0.126035</text:p>
              </table:table-cell>
              <table:table-cell office:value-type="float" office:value="0.228514">
                <text:p>0.228514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0.190693">
                <text:p>0.190693</text:p>
              </table:table-cell>
              <table:table-cell office:value-type="float" office:value="0.129356">
                <text:p>0.129356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0.192506">
                <text:p>0.192506</text:p>
              </table:table-cell>
              <table:table-cell office:value-type="float" office:value="0.256025">
                <text:p>0.256025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0.172612">
                <text:p>0.172612</text:p>
              </table:table-cell>
              <table:table-cell office:value-type="float" office:value="0.285715">
                <text:p>0.285715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0.173365">
                <text:p>0.173365</text:p>
              </table:table-cell>
              <table:table-cell office:value-type="float" office:value="0.240536">
                <text:p>0.240536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0.219088">
                <text:p>0.219088</text:p>
              </table:table-cell>
              <table:table-cell office:value-type="float" office:value="0.260648">
                <text:p>0.260648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0.130878">
                <text:p>0.130878</text:p>
              </table:table-cell>
              <table:table-cell office:value-type="float" office:value="0.257475">
                <text:p>0.257475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0.13393">
                <text:p>0.13393</text:p>
              </table:table-cell>
              <table:table-cell office:value-type="float" office:value="0.11422">
                <text:p>0.11422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0.187128">
                <text:p>0.187128</text:p>
              </table:table-cell>
              <table:table-cell office:value-type="float" office:value="0.290675">
                <text:p>0.290675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0.137504">
                <text:p>0.137504</text:p>
              </table:table-cell>
              <table:table-cell office:value-type="float" office:value="0.201566">
                <text:p>0.201566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0.139187">
                <text:p>0.139187</text:p>
              </table:table-cell>
              <table:table-cell office:value-type="float" office:value="0.262931">
                <text:p>0.262931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0.123394">
                <text:p>0.123394</text:p>
              </table:table-cell>
              <table:table-cell office:value-type="float" office:value="0.236103">
                <text:p>0.236103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0.105316">
                <text:p>0.105316</text:p>
              </table:table-cell>
              <table:table-cell office:value-type="float" office:value="0.130477">
                <text:p>0.130477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0.106354">
                <text:p>0.106354</text:p>
              </table:table-cell>
              <table:table-cell office:value-type="float" office:value="0.133566">
                <text:p>0.133566</text:p>
              </table:table-cell>
            </table:table-row>
            <table:table-row>
              <table:table-cell office:value-type="string">
                <text:p>13:19:19</text:p>
              </table:table-cell>
              <table:table-cell office:value-type="float" office:value="0.112962">
                <text:p>0.112962</text:p>
              </table:table-cell>
              <table:table-cell office:value-type="float" office:value="0.183043">
                <text:p>0.183043</text:p>
              </table:table-cell>
            </table:table-row>
            <table:table-row>
              <table:table-cell office:value-type="string">
                <text:p>13:19:20</text:p>
              </table:table-cell>
              <table:table-cell office:value-type="float" office:value="0.097334">
                <text:p>0.097334</text:p>
              </table:table-cell>
              <table:table-cell office:value-type="float" office:value="0.111788">
                <text:p>0.111788</text:p>
              </table:table-cell>
            </table:table-row>
            <table:table-row>
              <table:table-cell office:value-type="string">
                <text:p>13:19:21</text:p>
              </table:table-cell>
              <table:table-cell office:value-type="float" office:value="0.078152">
                <text:p>0.078152</text:p>
              </table:table-cell>
              <table:table-cell office:value-type="float" office:value="0.101524">
                <text:p>0.101524</text:p>
              </table:table-cell>
            </table:table-row>
            <table:table-row>
              <table:table-cell office:value-type="string">
                <text:p>13:19:22</text:p>
              </table:table-cell>
              <table:table-cell office:value-type="float" office:value="0.062305">
                <text:p>0.062305</text:p>
              </table:table-cell>
              <table:table-cell office:value-type="float" office:value="0.079872">
                <text:p>0.079872</text:p>
              </table:table-cell>
            </table:table-row>
            <table:table-row>
              <table:table-cell office:value-type="string">
                <text:p>13:19:23</text:p>
              </table:table-cell>
              <table:table-cell office:value-type="float" office:value="0.056134">
                <text:p>0.056134</text:p>
              </table:table-cell>
              <table:table-cell office:value-type="float" office:value="0.05166">
                <text:p>0.05166</text:p>
              </table:table-cell>
            </table:table-row>
            <table:table-row>
              <table:table-cell office:value-type="string">
                <text:p>13:19:24</text:p>
              </table:table-cell>
              <table:table-cell office:value-type="float" office:value="0.031396">
                <text:p>0.031396</text:p>
              </table:table-cell>
              <table:table-cell office:value-type="float" office:value="0.341674">
                <text:p>0.341674</text:p>
              </table:table-cell>
            </table:table-row>
            <table:table-row>
              <table:table-cell office:value-type="string">
                <text:p>13:19:25</text:p>
              </table:table-cell>
              <table:table-cell office:value-type="float" office:value="0.023048">
                <text:p>0.023048</text:p>
              </table:table-cell>
              <table:table-cell office:value-type="float" office:value="0.28798">
                <text:p>0.28798</text:p>
              </table:table-cell>
            </table:table-row>
            <table:table-row>
              <table:table-cell office:value-type="string">
                <text:p>13:19:26</text:p>
              </table:table-cell>
              <table:table-cell office:value-type="float" office:value="0.026304">
                <text:p>0.026304</text:p>
              </table:table-cell>
              <table:table-cell office:value-type="float" office:value="0.007984">
                <text:p>0.007984</text:p>
              </table:table-cell>
            </table:table-row>
            <table:table-row>
              <table:table-cell office:value-type="string">
                <text:p>13:19:27</text:p>
              </table:table-cell>
              <table:table-cell office:value-type="float" office:value="0.016472">
                <text:p>0.016472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13:19:28</text:p>
              </table:table-cell>
              <table:table-cell office:value-type="float" office:value="0.01936">
                <text:p>0.01936</text:p>
              </table:table-cell>
              <table:table-cell office:value-type="float" office:value="0.011435">
                <text:p>0.011435</text:p>
              </table:table-cell>
            </table:table-row>
            <table:table-row>
              <table:table-cell office:value-type="string">
                <text:p>13:19:29</text:p>
              </table:table-cell>
              <table:table-cell office:value-type="float" office:value="0.020925">
                <text:p>0.02092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3:19:30</text:p>
              </table:table-cell>
              <table:table-cell office:value-type="float" office:value="0.017444">
                <text:p>0.0174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13:19:31</text:p>
              </table:table-cell>
              <table:table-cell office:value-type="float" office:value="0.012177">
                <text:p>0.012177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13:19:32</text:p>
              </table:table-cell>
              <table:table-cell office:value-type="float" office:value="0.012167">
                <text:p>0.012167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13:19:33</text:p>
              </table:table-cell>
              <table:table-cell office:value-type="float" office:value="0.022344">
                <text:p>0.022344</text:p>
              </table:table-cell>
              <table:table-cell office:value-type="float" office:value="0.294975">
                <text:p>0.294975</text:p>
              </table:table-cell>
            </table:table-row>
            <table:table-row>
              <table:table-cell office:value-type="string">
                <text:p>13:19:34</text:p>
              </table:table-cell>
              <table:table-cell office:value-type="float" office:value="0.01615">
                <text:p>0.01615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13:19:35</text:p>
              </table:table-cell>
              <table:table-cell office:value-type="float" office:value="0.013976">
                <text:p>0.013976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13:19:36</text:p>
              </table:table-cell>
              <table:table-cell office:value-type="float" office:value="0.013916">
                <text:p>0.013916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13:19:37</text:p>
              </table:table-cell>
              <table:table-cell office:value-type="float" office:value="0.015607">
                <text:p>0.015607</text:p>
              </table:table-cell>
              <table:table-cell office:value-type="float" office:value="0.003974">
                <text:p>0.003974</text:p>
              </table:table-cell>
            </table:table-row>
            <table:table-row>
              <table:table-cell office:value-type="string">
                <text:p>13:19:38</text:p>
              </table:table-cell>
              <table:table-cell office:value-type="float" office:value="0.013656">
                <text:p>0.013656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string">
                <text:p>13:19:39</text:p>
              </table:table-cell>
              <table:table-cell office:value-type="float" office:value="0.015267">
                <text:p>0.015267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13:19:40</text:p>
              </table:table-cell>
              <table:table-cell office:value-type="float" office:value="0.013496">
                <text:p>0.013496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13:19:41</text:p>
              </table:table-cell>
              <table:table-cell office:value-type="float" office:value="0.012514">
                <text:p>0.012514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13:19:42</text:p>
              </table:table-cell>
              <table:table-cell office:value-type="float" office:value="0.012884">
                <text:p>0.012884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3:19:43</text:p>
              </table:table-cell>
              <table:table-cell office:value-type="float" office:value="0.013931">
                <text:p>0.013931</text:p>
              </table:table-cell>
              <table:table-cell office:value-type="float" office:value="0.005756">
                <text:p>0.005756</text:p>
              </table:table-cell>
            </table:table-row>
            <table:table-row>
              <table:table-cell office:value-type="string">
                <text:p>13:19:44</text:p>
              </table:table-cell>
              <table:table-cell office:value-type="float" office:value="0.016928">
                <text:p>0.016928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0.023184">
                <text:p>0.023184</text:p>
              </table:table-cell>
              <table:table-cell office:value-type="float" office:value="0.547509">
                <text:p>0.547509</text:p>
              </table:table-cell>
            </table:table-row>
            <table:table-row>
              <table:table-cell office:value-type="string">
                <text:p>13:19:46</text:p>
              </table:table-cell>
              <table:table-cell office:value-type="float" office:value="0.019205">
                <text:p>0.019205</text:p>
              </table:table-cell>
              <table:table-cell office:value-type="float" office:value="0.253376">
                <text:p>0.253376</text:p>
              </table:table-cell>
            </table:table-row>
            <table:table-row>
              <table:table-cell office:value-type="string">
                <text:p>13:19:47</text:p>
              </table:table-cell>
              <table:table-cell office:value-type="float" office:value="0.0266">
                <text:p>0.0266</text:p>
              </table:table-cell>
              <table:table-cell office:value-type="float" office:value="0.65112">
                <text:p>0.65112</text:p>
              </table:table-cell>
            </table:table-row>
            <table:table-row>
              <table:table-cell office:value-type="string">
                <text:p>13:19:48</text:p>
              </table:table-cell>
              <table:table-cell office:value-type="float" office:value="0.014625">
                <text:p>0.014625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string">
                <text:p>13:19:49</text:p>
              </table:table-cell>
              <table:table-cell office:value-type="float" office:value="0.013944">
                <text:p>0.013944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13:19:50</text:p>
              </table:table-cell>
              <table:table-cell office:value-type="float" office:value="0.016245">
                <text:p>0.016245</text:p>
              </table:table-cell>
              <table:table-cell office:value-type="float" office:value="0.004517">
                <text:p>0.004517</text:p>
              </table:table-cell>
            </table:table-row>
            <table:table-row>
              <table:table-cell office:value-type="string">
                <text:p>13:19:51</text:p>
              </table:table-cell>
              <table:table-cell office:value-type="float" office:value="0.022619">
                <text:p>0.022619</text:p>
              </table:table-cell>
              <table:table-cell office:value-type="float" office:value="0.425682">
                <text:p>0.425682</text:p>
              </table:table-cell>
            </table:table-row>
            <table:table-row>
              <table:table-cell office:value-type="string">
                <text:p>13:19:52</text:p>
              </table:table-cell>
              <table:table-cell office:value-type="float" office:value="0.013324">
                <text:p>0.013324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3:19:53</text:p>
              </table:table-cell>
              <table:table-cell office:value-type="float" office:value="0.031616">
                <text:p>0.031616</text:p>
              </table:table-cell>
              <table:table-cell office:value-type="float" office:value="0.430227">
                <text:p>0.430227</text:p>
              </table:table-cell>
            </table:table-row>
            <table:table-row>
              <table:table-cell office:value-type="string">
                <text:p>13:19:54</text:p>
              </table:table-cell>
              <table:table-cell office:value-type="float" office:value="0.013589">
                <text:p>0.013589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13:19:55</text:p>
              </table:table-cell>
              <table:table-cell office:value-type="float" office:value="0.015432">
                <text:p>0.015432</text:p>
              </table:table-cell>
              <table:table-cell office:value-type="float" office:value="0.003058">
                <text:p>0.003058</text:p>
              </table:table-cell>
            </table:table-row>
            <table:table-row>
              <table:table-cell office:value-type="string">
                <text:p>13:19:56</text:p>
              </table:table-cell>
              <table:table-cell office:value-type="float" office:value="0.0632">
                <text:p>0.0632</text:p>
              </table:table-cell>
              <table:table-cell office:value-type="float" office:value="0.429276">
                <text:p>0.429276</text:p>
              </table:table-cell>
            </table:table-row>
            <table:table-row>
              <table:table-cell office:value-type="string">
                <text:p>13:19:57</text:p>
              </table:table-cell>
              <table:table-cell office:value-type="float" office:value="0.060412">
                <text:p>0.060412</text:p>
              </table:table-cell>
              <table:table-cell office:value-type="float" office:value="0.03889">
                <text:p>0.03889</text:p>
              </table:table-cell>
            </table:table-row>
            <table:table-row>
              <table:table-cell office:value-type="string">
                <text:p>13:19:58</text:p>
              </table:table-cell>
              <table:table-cell office:value-type="float" office:value="0.076639">
                <text:p>0.076639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13:19:59</text:p>
              </table:table-cell>
              <table:table-cell office:value-type="float" office:value="0.048788">
                <text:p>0.048788</text:p>
              </table:table-cell>
              <table:table-cell office:value-type="float" office:value="0.082179">
                <text:p>0.082179</text:p>
              </table:table-cell>
            </table:table-row>
            <table:table-row>
              <table:table-cell office:value-type="string">
                <text:p>13:20:00</text:p>
              </table:table-cell>
              <table:table-cell office:value-type="float" office:value="0.05942">
                <text:p>0.05942</text:p>
              </table:table-cell>
              <table:table-cell office:value-type="float" office:value="0.079788">
                <text:p>0.079788</text:p>
              </table:table-cell>
            </table:table-row>
            <table:table-row>
              <table:table-cell office:value-type="string">
                <text:p>13:20:01</text:p>
              </table:table-cell>
              <table:table-cell office:value-type="float" office:value="0.022103">
                <text:p>0.022103</text:p>
              </table:table-cell>
              <table:table-cell office:value-type="float" office:value="0.011341">
                <text:p>0.011341</text:p>
              </table:table-cell>
            </table:table-row>
            <table:table-row>
              <table:table-cell office:value-type="string">
                <text:p>13:20:02</text:p>
              </table:table-cell>
              <table:table-cell office:value-type="float" office:value="0.023418">
                <text:p>0.023418</text:p>
              </table:table-cell>
              <table:table-cell office:value-type="float" office:value="0.01936">
                <text:p>0.01936</text:p>
              </table:table-cell>
            </table:table-row>
            <table:table-row>
              <table:table-cell office:value-type="string">
                <text:p>13:20:03</text:p>
              </table:table-cell>
              <table:table-cell office:value-type="float" office:value="0.021587">
                <text:p>0.021587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13:20:04</text:p>
              </table:table-cell>
              <table:table-cell office:value-type="float" office:value="0.03316">
                <text:p>0.03316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13:20:05</text:p>
              </table:table-cell>
              <table:table-cell office:value-type="float" office:value="0.019766">
                <text:p>0.019766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13:20:06</text:p>
              </table:table-cell>
              <table:table-cell office:value-type="float" office:value="0.01646">
                <text:p>0.01646</text:p>
              </table:table-cell>
              <table:table-cell office:value-type="float" office:value="0.006264">
                <text:p>0.006264</text:p>
              </table:table-cell>
            </table:table-row>
            <table:table-row>
              <table:table-cell office:value-type="string">
                <text:p>13:20:07</text:p>
              </table:table-cell>
              <table:table-cell office:value-type="float" office:value="0.013248">
                <text:p>0.013248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13:20:08</text:p>
              </table:table-cell>
              <table:table-cell office:value-type="float" office:value="0.012912">
                <text:p>0.012912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13:20:09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13:20:10</text:p>
              </table:table-cell>
              <table:table-cell office:value-type="float" office:value="0.014795">
                <text:p>0.014795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13:20:11</text:p>
              </table:table-cell>
              <table:table-cell office:value-type="float" office:value="0.014589">
                <text:p>0.014589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string">
                <text:p>13:20:12</text:p>
              </table:table-cell>
              <table:table-cell office:value-type="float" office:value="0.016244">
                <text:p>0.016244</text:p>
              </table:table-cell>
              <table:table-cell office:value-type="float" office:value="0.005145">
                <text:p>0.005145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0.012823">
                <text:p>0.012823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13:20:14</text:p>
              </table:table-cell>
              <table:table-cell office:value-type="float" office:value="0.014058">
                <text:p>0.014058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13:20:15</text:p>
              </table:table-cell>
              <table:table-cell office:value-type="float" office:value="0.016196">
                <text:p>0.016196</text:p>
              </table:table-cell>
              <table:table-cell office:value-type="float" office:value="0.007326">
                <text:p>0.007326</text:p>
              </table:table-cell>
            </table:table-row>
            <table:table-row>
              <table:table-cell office:value-type="string">
                <text:p>13:20:16</text:p>
              </table:table-cell>
              <table:table-cell office:value-type="float" office:value="0.013741">
                <text:p>0.013741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13:20:17</text:p>
              </table:table-cell>
              <table:table-cell office:value-type="float" office:value="0.012226">
                <text:p>0.012226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string">
                <text:p>13:20:18</text:p>
              </table:table-cell>
              <table:table-cell office:value-type="float" office:value="0.013445">
                <text:p>0.013445</text:p>
              </table:table-cell>
              <table:table-cell office:value-type="float" office:value="0.001683">
                <text:p>0.001683</text:p>
              </table:table-cell>
            </table:table-row>
            <table:table-row>
              <table:table-cell office:value-type="string">
                <text:p>13:20:19</text:p>
              </table:table-cell>
              <table:table-cell office:value-type="float" office:value="0.019939">
                <text:p>0.019939</text:p>
              </table:table-cell>
              <table:table-cell office:value-type="float" office:value="0.006349">
                <text:p>0.006349</text:p>
              </table:table-cell>
            </table:table-row>
            <table:table-row>
              <table:table-cell office:value-type="string">
                <text:p>13:20:20</text:p>
              </table:table-cell>
              <table:table-cell office:value-type="float" office:value="0.014072">
                <text:p>0.014072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3:20:21</text:p>
              </table:table-cell>
              <table:table-cell office:value-type="float" office:value="0.014541">
                <text:p>0.01454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13:20:22</text:p>
              </table:table-cell>
              <table:table-cell office:value-type="float" office:value="0.021736">
                <text:p>0.021736</text:p>
              </table:table-cell>
              <table:table-cell office:value-type="float" office:value="0.002515">
                <text:p>0.002515</text:p>
              </table:table-cell>
            </table:table-row>
            <table:table-row>
              <table:table-cell office:value-type="string">
                <text:p>13:20:23</text:p>
              </table:table-cell>
              <table:table-cell office:value-type="float" office:value="0.02038">
                <text:p>0.02038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13:20:24</text:p>
              </table:table-cell>
              <table:table-cell office:value-type="float" office:value="0.025162">
                <text:p>0.025162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13:20:25</text:p>
              </table:table-cell>
              <table:table-cell office:value-type="float" office:value="0.030072">
                <text:p>0.030072</text:p>
              </table:table-cell>
              <table:table-cell office:value-type="float" office:value="0.019099">
                <text:p>0.019099</text:p>
              </table:table-cell>
            </table:table-row>
            <table:table-row>
              <table:table-cell office:value-type="string">
                <text:p>13:20:26</text:p>
              </table:table-cell>
              <table:table-cell office:value-type="float" office:value="0.042987">
                <text:p>0.042987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13:20:27</text:p>
              </table:table-cell>
              <table:table-cell office:value-type="float" office:value="0.038407">
                <text:p>0.038407</text:p>
              </table:table-cell>
              <table:table-cell office:value-type="float" office:value="0.029084">
                <text:p>0.029084</text:p>
              </table:table-cell>
            </table:table-row>
            <table:table-row>
              <table:table-cell office:value-type="string">
                <text:p>13:20:28</text:p>
              </table:table-cell>
              <table:table-cell office:value-type="float" office:value="0.029758">
                <text:p>0.029758</text:p>
              </table:table-cell>
              <table:table-cell office:value-type="float" office:value="0.009788">
                <text:p>0.009788</text:p>
              </table:table-cell>
            </table:table-row>
            <table:table-row>
              <table:table-cell office:value-type="string">
                <text:p>13:20:29</text:p>
              </table:table-cell>
              <table:table-cell office:value-type="float" office:value="0.02684">
                <text:p>0.02684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13:20:30</text:p>
              </table:table-cell>
              <table:table-cell office:value-type="float" office:value="0.021204">
                <text:p>0.021204</text:p>
              </table:table-cell>
              <table:table-cell office:value-type="float" office:value="0.00959">
                <text:p>0.00959</text:p>
              </table:table-cell>
            </table:table-row>
            <table:table-row>
              <table:table-cell office:value-type="string">
                <text:p>13:20:31</text:p>
              </table:table-cell>
              <table:table-cell office:value-type="float" office:value="0.021506">
                <text:p>0.021506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string">
                <text:p>13:20:32</text:p>
              </table:table-cell>
              <table:table-cell office:value-type="float" office:value="0.021831">
                <text:p>0.021831</text:p>
              </table:table-cell>
              <table:table-cell office:value-type="float" office:value="0.010046">
                <text:p>0.010046</text:p>
              </table:table-cell>
            </table:table-row>
            <table:table-row>
              <table:table-cell office:value-type="string">
                <text:p>13:20:33</text:p>
              </table:table-cell>
              <table:table-cell office:value-type="float" office:value="0.035658">
                <text:p>0.035658</text:p>
              </table:table-cell>
              <table:table-cell office:value-type="float" office:value="0.018484">
                <text:p>0.018484</text:p>
              </table:table-cell>
            </table:table-row>
            <table:table-row>
              <table:table-cell office:value-type="string">
                <text:p>13:20:34</text:p>
              </table:table-cell>
              <table:table-cell office:value-type="float" office:value="0.025909">
                <text:p>0.025909</text:p>
              </table:table-cell>
              <table:table-cell office:value-type="float" office:value="0.011491">
                <text:p>0.011491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0.029385">
                <text:p>0.029385</text:p>
              </table:table-cell>
              <table:table-cell office:value-type="float" office:value="0.027208">
                <text:p>0.027208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0.019332">
                <text:p>0.019332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0.020496">
                <text:p>0.020496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string">
                <text:p>13:20:38</text:p>
              </table:table-cell>
              <table:table-cell office:value-type="float" office:value="0.026124">
                <text:p>0.026124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string">
                <text:p>13:20:39</text:p>
              </table:table-cell>
              <table:table-cell office:value-type="float" office:value="0.022732">
                <text:p>0.022732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13:20:40</text:p>
              </table:table-cell>
              <table:table-cell office:value-type="float" office:value="0.025474">
                <text:p>0.025474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13:20:41</text:p>
              </table:table-cell>
              <table:table-cell office:value-type="float" office:value="0.025088">
                <text:p>0.025088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13:20:42</text:p>
              </table:table-cell>
              <table:table-cell office:value-type="float" office:value="0.021461">
                <text:p>0.021461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13:20:43</text:p>
              </table:table-cell>
              <table:table-cell office:value-type="float" office:value="0.029991">
                <text:p>0.029991</text:p>
              </table:table-cell>
              <table:table-cell office:value-type="float" office:value="0.011118">
                <text:p>0.011118</text:p>
              </table:table-cell>
            </table:table-row>
            <table:table-row>
              <table:table-cell office:value-type="string">
                <text:p>13:20:44</text:p>
              </table:table-cell>
              <table:table-cell office:value-type="float" office:value="0.01765">
                <text:p>0.01765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0.022042">
                <text:p>0.022042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string">
                <text:p>13:20:46</text:p>
              </table:table-cell>
              <table:table-cell office:value-type="float" office:value="0.022971">
                <text:p>0.022971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13:20:47</text:p>
              </table:table-cell>
              <table:table-cell office:value-type="float" office:value="0.019686">
                <text:p>0.019686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13:20:48</text:p>
              </table:table-cell>
              <table:table-cell office:value-type="float" office:value="0.027279">
                <text:p>0.027279</text:p>
              </table:table-cell>
              <table:table-cell office:value-type="float" office:value="0.005302">
                <text:p>0.005302</text:p>
              </table:table-cell>
            </table:table-row>
            <table:table-row>
              <table:table-cell office:value-type="string">
                <text:p>13:20:49</text:p>
              </table:table-cell>
              <table:table-cell office:value-type="float" office:value="0.037629">
                <text:p>0.037629</text:p>
              </table:table-cell>
              <table:table-cell office:value-type="float" office:value="0.025953">
                <text:p>0.025953</text:p>
              </table:table-cell>
            </table:table-row>
            <table:table-row>
              <table:table-cell office:value-type="string">
                <text:p>13:20:50</text:p>
              </table:table-cell>
              <table:table-cell office:value-type="float" office:value="0.025873">
                <text:p>0.025873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string">
                <text:p>13:20:51</text:p>
              </table:table-cell>
              <table:table-cell office:value-type="float" office:value="0.023576">
                <text:p>0.023576</text:p>
              </table:table-cell>
              <table:table-cell office:value-type="float" office:value="0.014997">
                <text:p>0.014997</text:p>
              </table:table-cell>
            </table:table-row>
            <table:table-row>
              <table:table-cell office:value-type="string">
                <text:p>13:20:52</text:p>
              </table:table-cell>
              <table:table-cell office:value-type="float" office:value="0.043273">
                <text:p>0.043273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3:20:53</text:p>
              </table:table-cell>
              <table:table-cell office:value-type="float" office:value="0.041706">
                <text:p>0.041706</text:p>
              </table:table-cell>
              <table:table-cell office:value-type="float" office:value="0.628826">
                <text:p>0.628826</text:p>
              </table:table-cell>
            </table:table-row>
            <table:table-row>
              <table:table-cell office:value-type="string">
                <text:p>13:20:54</text:p>
              </table:table-cell>
              <table:table-cell office:value-type="float" office:value="0.341327">
                <text:p>0.341327</text:p>
              </table:table-cell>
              <table:table-cell office:value-type="float" office:value="5.68485">
                <text:p>5.68485</text:p>
              </table:table-cell>
            </table:table-row>
            <table:table-row>
              <table:table-cell office:value-type="string">
                <text:p>13:20:55</text:p>
              </table:table-cell>
              <table:table-cell office:value-type="float" office:value="0.247719">
                <text:p>0.247719</text:p>
              </table:table-cell>
              <table:table-cell office:value-type="float" office:value="1.720582">
                <text:p>1.720582</text:p>
              </table:table-cell>
            </table:table-row>
            <table:table-row>
              <table:table-cell office:value-type="string">
                <text:p>13:20:56</text:p>
              </table:table-cell>
              <table:table-cell office:value-type="float" office:value="0.297311">
                <text:p>0.297311</text:p>
              </table:table-cell>
              <table:table-cell office:value-type="float" office:value="2.402132">
                <text:p>2.402132</text:p>
              </table:table-cell>
            </table:table-row>
            <table:table-row>
              <table:table-cell office:value-type="string">
                <text:p>13:20:57</text:p>
              </table:table-cell>
              <table:table-cell office:value-type="float" office:value="0.284096">
                <text:p>0.284096</text:p>
              </table:table-cell>
              <table:table-cell office:value-type="float" office:value="2.038727">
                <text:p>2.038727</text:p>
              </table:table-cell>
            </table:table-row>
            <table:table-row>
              <table:table-cell office:value-type="string">
                <text:p>13:20:58</text:p>
              </table:table-cell>
              <table:table-cell office:value-type="float" office:value="0.66891">
                <text:p>0.66891</text:p>
              </table:table-cell>
              <table:table-cell office:value-type="float" office:value="4.03523">
                <text:p>4.03523</text:p>
              </table:table-cell>
            </table:table-row>
            <table:table-row>
              <table:table-cell office:value-type="string">
                <text:p>13:20:59</text:p>
              </table:table-cell>
              <table:table-cell office:value-type="float" office:value="1.6624">
                <text:p>1.6624</text:p>
              </table:table-cell>
              <table:table-cell office:value-type="float" office:value="7.40009">
                <text:p>7.40009</text:p>
              </table:table-cell>
            </table:table-row>
            <table:table-row>
              <table:table-cell office:value-type="string">
                <text:p>13:21:00</text:p>
              </table:table-cell>
              <table:table-cell office:value-type="float" office:value="1.215941">
                <text:p>1.215941</text:p>
              </table:table-cell>
              <table:table-cell office:value-type="float" office:value="5.685811">
                <text:p>5.685811</text:p>
              </table:table-cell>
            </table:table-row>
            <table:table-row>
              <table:table-cell office:value-type="string">
                <text:p>13:21:01</text:p>
              </table:table-cell>
              <table:table-cell office:value-type="float" office:value="1.621102">
                <text:p>1.621102</text:p>
              </table:table-cell>
              <table:table-cell office:value-type="float" office:value="5.730674">
                <text:p>5.730674</text:p>
              </table:table-cell>
            </table:table-row>
            <table:table-row>
              <table:table-cell office:value-type="string">
                <text:p>13:21:02</text:p>
              </table:table-cell>
              <table:table-cell office:value-type="float" office:value="1.300543">
                <text:p>1.300543</text:p>
              </table:table-cell>
              <table:table-cell office:value-type="float" office:value="5.10073">
                <text:p>5.10073</text:p>
              </table:table-cell>
            </table:table-row>
            <table:table-row>
              <table:table-cell office:value-type="string">
                <text:p>13:21:03</text:p>
              </table:table-cell>
              <table:table-cell office:value-type="float" office:value="1.498937">
                <text:p>1.498937</text:p>
              </table:table-cell>
              <table:table-cell office:value-type="float" office:value="5.097618">
                <text:p>5.097618</text:p>
              </table:table-cell>
            </table:table-row>
            <table:table-row>
              <table:table-cell office:value-type="string">
                <text:p>13:21:04</text:p>
              </table:table-cell>
              <table:table-cell office:value-type="float" office:value="1.126403">
                <text:p>1.126403</text:p>
              </table:table-cell>
              <table:table-cell office:value-type="float" office:value="2.372337">
                <text:p>2.372337</text:p>
              </table:table-cell>
            </table:table-row>
            <table:table-row>
              <table:table-cell office:value-type="string">
                <text:p>13:21:05</text:p>
              </table:table-cell>
              <table:table-cell office:value-type="float" office:value="1.437182">
                <text:p>1.437182</text:p>
              </table:table-cell>
              <table:table-cell office:value-type="float" office:value="4.614295">
                <text:p>4.614295</text:p>
              </table:table-cell>
            </table:table-row>
            <table:table-row>
              <table:table-cell office:value-type="string">
                <text:p>13:21:06</text:p>
              </table:table-cell>
              <table:table-cell office:value-type="float" office:value="1.047126">
                <text:p>1.047126</text:p>
              </table:table-cell>
              <table:table-cell office:value-type="float" office:value="2.525167">
                <text:p>2.525167</text:p>
              </table:table-cell>
            </table:table-row>
            <table:table-row>
              <table:table-cell office:value-type="string">
                <text:p>13:21:07</text:p>
              </table:table-cell>
              <table:table-cell office:value-type="float" office:value="0.780227">
                <text:p>0.780227</text:p>
              </table:table-cell>
              <table:table-cell office:value-type="float" office:value="1.197811">
                <text:p>1.197811</text:p>
              </table:table-cell>
            </table:table-row>
            <table:table-row>
              <table:table-cell office:value-type="string">
                <text:p>13:21:08</text:p>
              </table:table-cell>
              <table:table-cell office:value-type="float" office:value="0.681484">
                <text:p>0.681484</text:p>
              </table:table-cell>
              <table:table-cell office:value-type="float" office:value="1.418496">
                <text:p>1.418496</text:p>
              </table:table-cell>
            </table:table-row>
            <table:table-row>
              <table:table-cell office:value-type="string">
                <text:p>13:21:09</text:p>
              </table:table-cell>
              <table:table-cell office:value-type="float" office:value="0.908065">
                <text:p>0.908065</text:p>
              </table:table-cell>
              <table:table-cell office:value-type="float" office:value="3.413653">
                <text:p>3.413653</text:p>
              </table:table-cell>
            </table:table-row>
            <table:table-row>
              <table:table-cell office:value-type="string">
                <text:p>13:21:10</text:p>
              </table:table-cell>
              <table:table-cell office:value-type="float" office:value="0.478329">
                <text:p>0.478329</text:p>
              </table:table-cell>
              <table:table-cell office:value-type="float" office:value="1.689279">
                <text:p>1.689279</text:p>
              </table:table-cell>
            </table:table-row>
            <table:table-row>
              <table:table-cell office:value-type="string">
                <text:p>13:21:11</text:p>
              </table:table-cell>
              <table:table-cell office:value-type="float" office:value="0.425682">
                <text:p>0.425682</text:p>
              </table:table-cell>
              <table:table-cell office:value-type="float" office:value="1.728498">
                <text:p>1.728498</text:p>
              </table:table-cell>
            </table:table-row>
            <table:table-row>
              <table:table-cell office:value-type="string">
                <text:p>13:21:12</text:p>
              </table:table-cell>
              <table:table-cell office:value-type="float" office:value="0.549659">
                <text:p>0.549659</text:p>
              </table:table-cell>
              <table:table-cell office:value-type="float" office:value="1.229366">
                <text:p>1.229366</text:p>
              </table:table-cell>
            </table:table-row>
            <table:table-row>
              <table:table-cell office:value-type="string">
                <text:p>13:21:13</text:p>
              </table:table-cell>
              <table:table-cell office:value-type="float" office:value="0.549276">
                <text:p>0.549276</text:p>
              </table:table-cell>
              <table:table-cell office:value-type="float" office:value="1.147238">
                <text:p>1.147238</text:p>
              </table:table-cell>
            </table:table-row>
            <table:table-row>
              <table:table-cell office:value-type="string">
                <text:p>13:21:14</text:p>
              </table:table-cell>
              <table:table-cell office:value-type="float" office:value="0.588996">
                <text:p>0.588996</text:p>
              </table:table-cell>
              <table:table-cell office:value-type="float" office:value="1.297943">
                <text:p>1.297943</text:p>
              </table:table-cell>
            </table:table-row>
            <table:table-row>
              <table:table-cell office:value-type="string">
                <text:p>13:21:15</text:p>
              </table:table-cell>
              <table:table-cell office:value-type="float" office:value="0.442634">
                <text:p>0.442634</text:p>
              </table:table-cell>
              <table:table-cell office:value-type="float" office:value="0.801892">
                <text:p>0.801892</text:p>
              </table:table-cell>
            </table:table-row>
            <table:table-row>
              <table:table-cell office:value-type="string">
                <text:p>13:21:16</text:p>
              </table:table-cell>
              <table:table-cell office:value-type="float" office:value="0.723141">
                <text:p>0.723141</text:p>
              </table:table-cell>
              <table:table-cell office:value-type="float" office:value="1.285786">
                <text:p>1.285786</text:p>
              </table:table-cell>
            </table:table-row>
            <table:table-row>
              <table:table-cell office:value-type="string">
                <text:p>13:21:17</text:p>
              </table:table-cell>
              <table:table-cell office:value-type="float" office:value="0.771935">
                <text:p>0.771935</text:p>
              </table:table-cell>
              <table:table-cell office:value-type="float" office:value="1.027555">
                <text:p>1.027555</text:p>
              </table:table-cell>
            </table:table-row>
            <table:table-row>
              <table:table-cell office:value-type="string">
                <text:p>13:21:18</text:p>
              </table:table-cell>
              <table:table-cell office:value-type="float" office:value="0.604946">
                <text:p>0.604946</text:p>
              </table:table-cell>
              <table:table-cell office:value-type="float" office:value="1.502486">
                <text:p>1.502486</text:p>
              </table:table-cell>
            </table:table-row>
            <table:table-row>
              <table:table-cell office:value-type="string">
                <text:p>13:21:19</text:p>
              </table:table-cell>
              <table:table-cell office:value-type="float" office:value="0.437626">
                <text:p>0.437626</text:p>
              </table:table-cell>
              <table:table-cell office:value-type="float" office:value="0.933167">
                <text:p>0.933167</text:p>
              </table:table-cell>
            </table:table-row>
            <table:table-row>
              <table:table-cell office:value-type="string">
                <text:p>13:21:20</text:p>
              </table:table-cell>
              <table:table-cell office:value-type="float" office:value="0.661813">
                <text:p>0.661813</text:p>
              </table:table-cell>
              <table:table-cell office:value-type="float" office:value="1.564437">
                <text:p>1.564437</text:p>
              </table:table-cell>
            </table:table-row>
            <table:table-row>
              <table:table-cell office:value-type="string">
                <text:p>13:21:21</text:p>
              </table:table-cell>
              <table:table-cell office:value-type="float" office:value="1.050714">
                <text:p>1.050714</text:p>
              </table:table-cell>
              <table:table-cell office:value-type="float" office:value="1.732775">
                <text:p>1.732775</text:p>
              </table:table-cell>
            </table:table-row>
            <table:table-row>
              <table:table-cell office:value-type="string">
                <text:p>13:21:22</text:p>
              </table:table-cell>
              <table:table-cell office:value-type="float" office:value="0.966469">
                <text:p>0.966469</text:p>
              </table:table-cell>
              <table:table-cell office:value-type="float" office:value="1.721911">
                <text:p>1.721911</text:p>
              </table:table-cell>
            </table:table-row>
            <table:table-row>
              <table:table-cell office:value-type="string">
                <text:p>13:21:23</text:p>
              </table:table-cell>
              <table:table-cell office:value-type="float" office:value="0.547741">
                <text:p>0.547741</text:p>
              </table:table-cell>
              <table:table-cell office:value-type="float" office:value="1.129725">
                <text:p>1.129725</text:p>
              </table:table-cell>
            </table:table-row>
            <table:table-row>
              <table:table-cell office:value-type="string">
                <text:p>13:21:24</text:p>
              </table:table-cell>
              <table:table-cell office:value-type="float" office:value="0.905924">
                <text:p>0.905924</text:p>
              </table:table-cell>
              <table:table-cell office:value-type="float" office:value="1.79877">
                <text:p>1.79877</text:p>
              </table:table-cell>
            </table:table-row>
            <table:table-row>
              <table:table-cell office:value-type="string">
                <text:p>13:21:25</text:p>
              </table:table-cell>
              <table:table-cell office:value-type="float" office:value="1.175717">
                <text:p>1.175717</text:p>
              </table:table-cell>
              <table:table-cell office:value-type="float" office:value="1.371798">
                <text:p>1.371798</text:p>
              </table:table-cell>
            </table:table-row>
            <table:table-row>
              <table:table-cell office:value-type="string">
                <text:p>13:21:26</text:p>
              </table:table-cell>
              <table:table-cell office:value-type="float" office:value="2.252696">
                <text:p>2.252696</text:p>
              </table:table-cell>
              <table:table-cell office:value-type="float" office:value="1.479301">
                <text:p>1.479301</text:p>
              </table:table-cell>
            </table:table-row>
            <table:table-row>
              <table:table-cell office:value-type="string">
                <text:p>13:21:27</text:p>
              </table:table-cell>
              <table:table-cell office:value-type="float" office:value="6.676212">
                <text:p>6.676212</text:p>
              </table:table-cell>
              <table:table-cell office:value-type="float" office:value="0.957128">
                <text:p>0.957128</text:p>
              </table:table-cell>
            </table:table-row>
            <table:table-row>
              <table:table-cell office:value-type="string">
                <text:p>13:21:28</text:p>
              </table:table-cell>
              <table:table-cell office:value-type="float" office:value="6.891017">
                <text:p>6.891017</text:p>
              </table:table-cell>
              <table:table-cell office:value-type="float" office:value="0.713589">
                <text:p>0.713589</text:p>
              </table:table-cell>
            </table:table-row>
            <table:table-row>
              <table:table-cell office:value-type="string">
                <text:p>13:21:29</text:p>
              </table:table-cell>
              <table:table-cell office:value-type="float" office:value="7.068281">
                <text:p>7.068281</text:p>
              </table:table-cell>
              <table:table-cell office:value-type="float" office:value="0.668355">
                <text:p>0.668355</text:p>
              </table:table-cell>
            </table:table-row>
            <table:table-row>
              <table:table-cell office:value-type="string">
                <text:p>13:21:30</text:p>
              </table:table-cell>
              <table:table-cell office:value-type="float" office:value="5.999282">
                <text:p>5.999282</text:p>
              </table:table-cell>
              <table:table-cell office:value-type="float" office:value="0.520757">
                <text:p>0.520757</text:p>
              </table:table-cell>
            </table:table-row>
            <table:table-row>
              <table:table-cell office:value-type="string">
                <text:p>13:21:31</text:p>
              </table:table-cell>
              <table:table-cell office:value-type="float" office:value="6.879626">
                <text:p>6.879626</text:p>
              </table:table-cell>
              <table:table-cell office:value-type="float" office:value="0.73769">
                <text:p>0.73769</text:p>
              </table:table-cell>
            </table:table-row>
            <table:table-row>
              <table:table-cell office:value-type="string">
                <text:p>13:21:32</text:p>
              </table:table-cell>
              <table:table-cell office:value-type="float" office:value="6.898735">
                <text:p>6.898735</text:p>
              </table:table-cell>
              <table:table-cell office:value-type="float" office:value="0.49029">
                <text:p>0.49029</text:p>
              </table:table-cell>
            </table:table-row>
            <table:table-row>
              <table:table-cell office:value-type="string">
                <text:p>13:21:33</text:p>
              </table:table-cell>
              <table:table-cell office:value-type="float" office:value="6.457173">
                <text:p>6.457173</text:p>
              </table:table-cell>
              <table:table-cell office:value-type="float" office:value="0.856943">
                <text:p>0.856943</text:p>
              </table:table-cell>
            </table:table-row>
            <table:table-row>
              <table:table-cell office:value-type="string">
                <text:p>13:21:34</text:p>
              </table:table-cell>
              <table:table-cell office:value-type="float" office:value="6.806231">
                <text:p>6.806231</text:p>
              </table:table-cell>
              <table:table-cell office:value-type="float" office:value="0.833799">
                <text:p>0.833799</text:p>
              </table:table-cell>
            </table:table-row>
            <table:table-row>
              <table:table-cell office:value-type="string">
                <text:p>13:21:35</text:p>
              </table:table-cell>
              <table:table-cell office:value-type="float" office:value="5.511185">
                <text:p>5.511185</text:p>
              </table:table-cell>
              <table:table-cell office:value-type="float" office:value="0.675951">
                <text:p>0.675951</text:p>
              </table:table-cell>
            </table:table-row>
            <table:table-row>
              <table:table-cell office:value-type="string">
                <text:p>13:21:36</text:p>
              </table:table-cell>
              <table:table-cell office:value-type="float" office:value="7.064218">
                <text:p>7.064218</text:p>
              </table:table-cell>
              <table:table-cell office:value-type="float" office:value="0.732248">
                <text:p>0.732248</text:p>
              </table:table-cell>
            </table:table-row>
            <table:table-row>
              <table:table-cell office:value-type="string">
                <text:p>13:21:37</text:p>
              </table:table-cell>
              <table:table-cell office:value-type="float" office:value="7.097069">
                <text:p>7.097069</text:p>
              </table:table-cell>
              <table:table-cell office:value-type="float" office:value="0.745571">
                <text:p>0.745571</text:p>
              </table:table-cell>
            </table:table-row>
            <table:table-row>
              <table:table-cell office:value-type="string">
                <text:p>13:21:38</text:p>
              </table:table-cell>
              <table:table-cell office:value-type="float" office:value="5.814974">
                <text:p>5.814974</text:p>
              </table:table-cell>
              <table:table-cell office:value-type="float" office:value="0.40669">
                <text:p>0.40669</text:p>
              </table:table-cell>
            </table:table-row>
            <table:table-row>
              <table:table-cell office:value-type="string">
                <text:p>13:21:39</text:p>
              </table:table-cell>
              <table:table-cell office:value-type="float" office:value="6.054863">
                <text:p>6.054863</text:p>
              </table:table-cell>
              <table:table-cell office:value-type="float" office:value="0.371265">
                <text:p>0.371265</text:p>
              </table:table-cell>
            </table:table-row>
            <table:table-row>
              <table:table-cell office:value-type="string">
                <text:p>13:21:40</text:p>
              </table:table-cell>
              <table:table-cell office:value-type="float" office:value="7.266391">
                <text:p>7.266391</text:p>
              </table:table-cell>
              <table:table-cell office:value-type="float" office:value="0.740921">
                <text:p>0.740921</text:p>
              </table:table-cell>
            </table:table-row>
            <table:table-row>
              <table:table-cell office:value-type="string">
                <text:p>13:21:41</text:p>
              </table:table-cell>
              <table:table-cell office:value-type="float" office:value="6.701806">
                <text:p>6.701806</text:p>
              </table:table-cell>
              <table:table-cell office:value-type="float" office:value="0.364672">
                <text:p>0.364672</text:p>
              </table:table-cell>
            </table:table-row>
            <table:table-row>
              <table:table-cell office:value-type="string">
                <text:p>13:21:42</text:p>
              </table:table-cell>
              <table:table-cell office:value-type="float" office:value="5.643098">
                <text:p>5.643098</text:p>
              </table:table-cell>
              <table:table-cell office:value-type="float" office:value="0.213421">
                <text:p>0.213421</text:p>
              </table:table-cell>
            </table:table-row>
            <table:table-row>
              <table:table-cell office:value-type="string">
                <text:p>13:21:43</text:p>
              </table:table-cell>
              <table:table-cell office:value-type="float" office:value="6.927644">
                <text:p>6.927644</text:p>
              </table:table-cell>
              <table:table-cell office:value-type="float" office:value="0.299797">
                <text:p>0.299797</text:p>
              </table:table-cell>
            </table:table-row>
            <table:table-row>
              <table:table-cell office:value-type="string">
                <text:p>13:21:44</text:p>
              </table:table-cell>
              <table:table-cell office:value-type="float" office:value="6.918329">
                <text:p>6.918329</text:p>
              </table:table-cell>
              <table:table-cell office:value-type="float" office:value="0.24077">
                <text:p>0.24077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5.873579">
                <text:p>5.873579</text:p>
              </table:table-cell>
              <table:table-cell office:value-type="float" office:value="0.225157">
                <text:p>0.225157</text:p>
              </table:table-cell>
            </table:table-row>
            <table:table-row>
              <table:table-cell office:value-type="string">
                <text:p>13:21:46</text:p>
              </table:table-cell>
              <table:table-cell office:value-type="float" office:value="6.419654">
                <text:p>6.419654</text:p>
              </table:table-cell>
              <table:table-cell office:value-type="float" office:value="0.248459">
                <text:p>0.248459</text:p>
              </table:table-cell>
            </table:table-row>
            <table:table-row>
              <table:table-cell office:value-type="string">
                <text:p>13:21:47</text:p>
              </table:table-cell>
              <table:table-cell office:value-type="float" office:value="5.700469">
                <text:p>5.700469</text:p>
              </table:table-cell>
              <table:table-cell office:value-type="float" office:value="0.266046">
                <text:p>0.266046</text:p>
              </table:table-cell>
            </table:table-row>
            <table:table-row>
              <table:table-cell office:value-type="string">
                <text:p>13:21:48</text:p>
              </table:table-cell>
              <table:table-cell office:value-type="float" office:value="7.613908">
                <text:p>7.613908</text:p>
              </table:table-cell>
              <table:table-cell office:value-type="float" office:value="0.230596">
                <text:p>0.230596</text:p>
              </table:table-cell>
            </table:table-row>
            <table:table-row>
              <table:table-cell office:value-type="string">
                <text:p>13:21:49</text:p>
              </table:table-cell>
              <table:table-cell office:value-type="float" office:value="5.641483">
                <text:p>5.641483</text:p>
              </table:table-cell>
              <table:table-cell office:value-type="float" office:value="0.510382">
                <text:p>0.510382</text:p>
              </table:table-cell>
            </table:table-row>
            <table:table-row>
              <table:table-cell office:value-type="string">
                <text:p>13:21:50</text:p>
              </table:table-cell>
              <table:table-cell office:value-type="float" office:value="6.662849">
                <text:p>6.662849</text:p>
              </table:table-cell>
              <table:table-cell office:value-type="float" office:value="0.345026">
                <text:p>0.345026</text:p>
              </table:table-cell>
            </table:table-row>
            <table:table-row>
              <table:table-cell office:value-type="string">
                <text:p>13:21:51</text:p>
              </table:table-cell>
              <table:table-cell office:value-type="float" office:value="6.403416">
                <text:p>6.403416</text:p>
              </table:table-cell>
              <table:table-cell office:value-type="float" office:value="0.156326">
                <text:p>0.156326</text:p>
              </table:table-cell>
            </table:table-row>
            <table:table-row>
              <table:table-cell office:value-type="string">
                <text:p>13:21:52</text:p>
              </table:table-cell>
              <table:table-cell office:value-type="float" office:value="5.914733">
                <text:p>5.914733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13:21:53</text:p>
              </table:table-cell>
              <table:table-cell office:value-type="float" office:value="6.651075">
                <text:p>6.651075</text:p>
              </table:table-cell>
              <table:table-cell office:value-type="float" office:value="0.172472">
                <text:p>0.172472</text:p>
              </table:table-cell>
            </table:table-row>
            <table:table-row>
              <table:table-cell office:value-type="string">
                <text:p>13:21:54</text:p>
              </table:table-cell>
              <table:table-cell office:value-type="float" office:value="6.854186">
                <text:p>6.854186</text:p>
              </table:table-cell>
              <table:table-cell office:value-type="float" office:value="0.458003">
                <text:p>0.458003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5.907837">
                <text:p>5.907837</text:p>
              </table:table-cell>
              <table:table-cell office:value-type="float" office:value="0.174247">
                <text:p>0.174247</text:p>
              </table:table-cell>
            </table:table-row>
            <table:table-row>
              <table:table-cell office:value-type="string">
                <text:p>13:21:56</text:p>
              </table:table-cell>
              <table:table-cell office:value-type="float" office:value="6.883231">
                <text:p>6.883231</text:p>
              </table:table-cell>
              <table:table-cell office:value-type="float" office:value="0.677362">
                <text:p>0.677362</text:p>
              </table:table-cell>
            </table:table-row>
            <table:table-row>
              <table:table-cell office:value-type="string">
                <text:p>13:21:57</text:p>
              </table:table-cell>
              <table:table-cell office:value-type="float" office:value="6.164877">
                <text:p>6.164877</text:p>
              </table:table-cell>
              <table:table-cell office:value-type="float" office:value="0.465188">
                <text:p>0.465188</text:p>
              </table:table-cell>
            </table:table-row>
            <table:table-row>
              <table:table-cell office:value-type="string">
                <text:p>13:21:58</text:p>
              </table:table-cell>
              <table:table-cell office:value-type="float" office:value="5.954733">
                <text:p>5.954733</text:p>
              </table:table-cell>
              <table:table-cell office:value-type="float" office:value="0.440171">
                <text:p>0.440171</text:p>
              </table:table-cell>
            </table:table-row>
            <table:table-row>
              <table:table-cell office:value-type="string">
                <text:p>13:21:59</text:p>
              </table:table-cell>
              <table:table-cell office:value-type="float" office:value="6.748063">
                <text:p>6.748063</text:p>
              </table:table-cell>
              <table:table-cell office:value-type="float" office:value="0.138529">
                <text:p>0.138529</text:p>
              </table:table-cell>
            </table:table-row>
            <table:table-row>
              <table:table-cell office:value-type="string">
                <text:p>13:22:00</text:p>
              </table:table-cell>
              <table:table-cell office:value-type="float" office:value="5.560067">
                <text:p>5.560067</text:p>
              </table:table-cell>
              <table:table-cell office:value-type="float" office:value="0.642009">
                <text:p>0.642009</text:p>
              </table:table-cell>
            </table:table-row>
            <table:table-row>
              <table:table-cell office:value-type="string">
                <text:p>13:22:01</text:p>
              </table:table-cell>
              <table:table-cell office:value-type="float" office:value="5.688281">
                <text:p>5.688281</text:p>
              </table:table-cell>
              <table:table-cell office:value-type="float" office:value="0.098964">
                <text:p>0.098964</text:p>
              </table:table-cell>
            </table:table-row>
            <table:table-row>
              <table:table-cell office:value-type="string">
                <text:p>13:22:02</text:p>
              </table:table-cell>
              <table:table-cell office:value-type="float" office:value="5.335678">
                <text:p>5.335678</text:p>
              </table:table-cell>
              <table:table-cell office:value-type="float" office:value="0.079586">
                <text:p>0.079586</text:p>
              </table:table-cell>
            </table:table-row>
            <table:table-row>
              <table:table-cell office:value-type="string">
                <text:p>13:22:03</text:p>
              </table:table-cell>
              <table:table-cell office:value-type="float" office:value="5.490866">
                <text:p>5.490866</text:p>
              </table:table-cell>
              <table:table-cell office:value-type="float" office:value="0.065361">
                <text:p>0.065361</text:p>
              </table:table-cell>
            </table:table-row>
            <table:table-row>
              <table:table-cell office:value-type="string">
                <text:p>13:22:04</text:p>
              </table:table-cell>
              <table:table-cell office:value-type="float" office:value="5.046344">
                <text:p>5.046344</text:p>
              </table:table-cell>
              <table:table-cell office:value-type="float" office:value="0.321256">
                <text:p>0.321256</text:p>
              </table:table-cell>
            </table:table-row>
            <table:table-row>
              <table:table-cell office:value-type="string">
                <text:p>13:22:05</text:p>
              </table:table-cell>
              <table:table-cell office:value-type="float" office:value="4.433365">
                <text:p>4.433365</text:p>
              </table:table-cell>
              <table:table-cell office:value-type="float" office:value="0.814146">
                <text:p>0.814146</text:p>
              </table:table-cell>
            </table:table-row>
            <table:table-row>
              <table:table-cell office:value-type="string">
                <text:p>13:22:06</text:p>
              </table:table-cell>
              <table:table-cell office:value-type="float" office:value="4.72904">
                <text:p>4.72904</text:p>
              </table:table-cell>
              <table:table-cell office:value-type="float" office:value="0.281354">
                <text:p>0.281354</text:p>
              </table:table-cell>
            </table:table-row>
            <table:table-row>
              <table:table-cell office:value-type="string">
                <text:p>13:22:07</text:p>
              </table:table-cell>
              <table:table-cell office:value-type="float" office:value="4.47925">
                <text:p>4.47925</text:p>
              </table:table-cell>
              <table:table-cell office:value-type="float" office:value="0.693508">
                <text:p>0.693508</text:p>
              </table:table-cell>
            </table:table-row>
            <table:table-row>
              <table:table-cell office:value-type="string">
                <text:p>13:22:08</text:p>
              </table:table-cell>
              <table:table-cell office:value-type="float" office:value="4.771479">
                <text:p>4.771479</text:p>
              </table:table-cell>
              <table:table-cell office:value-type="float" office:value="1.688247">
                <text:p>1.688247</text:p>
              </table:table-cell>
            </table:table-row>
            <table:table-row>
              <table:table-cell office:value-type="string">
                <text:p>13:22:09</text:p>
              </table:table-cell>
              <table:table-cell office:value-type="float" office:value="4.691888">
                <text:p>4.691888</text:p>
              </table:table-cell>
              <table:table-cell office:value-type="float" office:value="1.408061">
                <text:p>1.408061</text:p>
              </table:table-cell>
            </table:table-row>
            <table:table-row>
              <table:table-cell office:value-type="string">
                <text:p>13:22:10</text:p>
              </table:table-cell>
              <table:table-cell office:value-type="float" office:value="4.570279">
                <text:p>4.570279</text:p>
              </table:table-cell>
              <table:table-cell office:value-type="float" office:value="1.837346">
                <text:p>1.837346</text:p>
              </table:table-cell>
            </table:table-row>
            <table:table-row>
              <table:table-cell office:value-type="string">
                <text:p>13:22:11</text:p>
              </table:table-cell>
              <table:table-cell office:value-type="float" office:value="5.558729">
                <text:p>5.558729</text:p>
              </table:table-cell>
              <table:table-cell office:value-type="float" office:value="2.000909">
                <text:p>2.000909</text:p>
              </table:table-cell>
            </table:table-row>
            <table:table-row>
              <table:table-cell office:value-type="string">
                <text:p>13:22:12</text:p>
              </table:table-cell>
              <table:table-cell office:value-type="float" office:value="3.802476">
                <text:p>3.802476</text:p>
              </table:table-cell>
              <table:table-cell office:value-type="float" office:value="1.028162">
                <text:p>1.028162</text:p>
              </table:table-cell>
            </table:table-row>
            <table:table-row>
              <table:table-cell office:value-type="string">
                <text:p>13:22:13</text:p>
              </table:table-cell>
              <table:table-cell office:value-type="float" office:value="4.532359">
                <text:p>4.532359</text:p>
              </table:table-cell>
              <table:table-cell office:value-type="float" office:value="1.154905">
                <text:p>1.154905</text:p>
              </table:table-cell>
            </table:table-row>
            <table:table-row>
              <table:table-cell office:value-type="string">
                <text:p>13:22:14</text:p>
              </table:table-cell>
              <table:table-cell office:value-type="float" office:value="4.720947">
                <text:p>4.720947</text:p>
              </table:table-cell>
              <table:table-cell office:value-type="float" office:value="0.9159">
                <text:p>0.9159</text:p>
              </table:table-cell>
            </table:table-row>
            <table:table-row>
              <table:table-cell office:value-type="string">
                <text:p>13:22:15</text:p>
              </table:table-cell>
              <table:table-cell office:value-type="float" office:value="4.486081">
                <text:p>4.486081</text:p>
              </table:table-cell>
              <table:table-cell office:value-type="float" office:value="0.281106">
                <text:p>0.281106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3.497711">
                <text:p>3.497711</text:p>
              </table:table-cell>
              <table:table-cell office:value-type="float" office:value="0.968522">
                <text:p>0.968522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3.765106">
                <text:p>3.765106</text:p>
              </table:table-cell>
              <table:table-cell office:value-type="float" office:value="1.706996">
                <text:p>1.706996</text:p>
              </table:table-cell>
            </table:table-row>
            <table:table-row>
              <table:table-cell office:value-type="string">
                <text:p>13:22:18</text:p>
              </table:table-cell>
              <table:table-cell office:value-type="float" office:value="4.045955">
                <text:p>4.045955</text:p>
              </table:table-cell>
              <table:table-cell office:value-type="float" office:value="1.66296">
                <text:p>1.66296</text:p>
              </table:table-cell>
            </table:table-row>
            <table:table-row>
              <table:table-cell office:value-type="string">
                <text:p>13:22:19</text:p>
              </table:table-cell>
              <table:table-cell office:value-type="float" office:value="4.149667">
                <text:p>4.149667</text:p>
              </table:table-cell>
              <table:table-cell office:value-type="float" office:value="0.382936">
                <text:p>0.382936</text:p>
              </table:table-cell>
            </table:table-row>
            <table:table-row>
              <table:table-cell office:value-type="string">
                <text:p>13:22:20</text:p>
              </table:table-cell>
              <table:table-cell office:value-type="float" office:value="4.072812">
                <text:p>4.072812</text:p>
              </table:table-cell>
              <table:table-cell office:value-type="float" office:value="1.132608">
                <text:p>1.132608</text:p>
              </table:table-cell>
            </table:table-row>
            <table:table-row>
              <table:table-cell office:value-type="string">
                <text:p>13:22:21</text:p>
              </table:table-cell>
              <table:table-cell office:value-type="float" office:value="4.103477">
                <text:p>4.103477</text:p>
              </table:table-cell>
              <table:table-cell office:value-type="float" office:value="1.03331">
                <text:p>1.03331</text:p>
              </table:table-cell>
            </table:table-row>
            <table:table-row>
              <table:table-cell office:value-type="string">
                <text:p>13:22:22</text:p>
              </table:table-cell>
              <table:table-cell office:value-type="float" office:value="3.144088">
                <text:p>3.144088</text:p>
              </table:table-cell>
              <table:table-cell office:value-type="float" office:value="0.631687">
                <text:p>0.631687</text:p>
              </table:table-cell>
            </table:table-row>
            <table:table-row>
              <table:table-cell office:value-type="string">
                <text:p>13:22:23</text:p>
              </table:table-cell>
              <table:table-cell office:value-type="float" office:value="3.736147">
                <text:p>3.736147</text:p>
              </table:table-cell>
              <table:table-cell office:value-type="float" office:value="0.300391">
                <text:p>0.300391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2.933221">
                <text:p>2.933221</text:p>
              </table:table-cell>
              <table:table-cell office:value-type="float" office:value="0.383941">
                <text:p>0.383941</text:p>
              </table:table-cell>
            </table:table-row>
            <table:table-row>
              <table:table-cell office:value-type="string">
                <text:p>13:22:25</text:p>
              </table:table-cell>
              <table:table-cell office:value-type="float" office:value="3.198683">
                <text:p>3.198683</text:p>
              </table:table-cell>
              <table:table-cell office:value-type="float" office:value="0.019485">
                <text:p>0.019485</text:p>
              </table:table-cell>
            </table:table-row>
            <table:table-row>
              <table:table-cell office:value-type="string">
                <text:p>13:22:26</text:p>
              </table:table-cell>
              <table:table-cell office:value-type="float" office:value="1.8067">
                <text:p>1.8067</text:p>
              </table:table-cell>
              <table:table-cell office:value-type="float" office:value="0.537205">
                <text:p>0.537205</text:p>
              </table:table-cell>
            </table:table-row>
            <table:table-row>
              <table:table-cell office:value-type="string">
                <text:p>13:22:27</text:p>
              </table:table-cell>
              <table:table-cell office:value-type="float" office:value="0.36786">
                <text:p>0.36786</text:p>
              </table:table-cell>
              <table:table-cell office:value-type="float" office:value="1.629488">
                <text:p>1.629488</text:p>
              </table:table-cell>
            </table:table-row>
            <table:table-row>
              <table:table-cell office:value-type="string">
                <text:p>13:22:28</text:p>
              </table:table-cell>
              <table:table-cell office:value-type="float" office:value="0.129695">
                <text:p>0.129695</text:p>
              </table:table-cell>
              <table:table-cell office:value-type="float" office:value="0.264288">
                <text:p>0.264288</text:p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0.304394">
                <text:p>0.304394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0.039016">
                <text:p>0.039016</text:p>
              </table:table-cell>
              <table:table-cell office:value-type="float" office:value="1.195222">
                <text:p>1.195222</text:p>
              </table:table-cell>
            </table:table-row>
            <table:table-row>
              <table:table-cell office:value-type="string">
                <text:p>13:22:31</text:p>
              </table:table-cell>
              <table:table-cell office:value-type="float" office:value="0.032562">
                <text:p>0.032562</text:p>
              </table:table-cell>
              <table:table-cell office:value-type="float" office:value="0.468671">
                <text:p>0.468671</text:p>
              </table:table-cell>
            </table:table-row>
            <table:table-row>
              <table:table-cell office:value-type="string">
                <text:p>13:22:32</text:p>
              </table:table-cell>
              <table:table-cell office:value-type="float" office:value="0.088899">
                <text:p>0.088899</text:p>
              </table:table-cell>
              <table:table-cell office:value-type="float" office:value="2.228551">
                <text:p>2.228551</text:p>
              </table:table-cell>
            </table:table-row>
            <table:table-row>
              <table:table-cell office:value-type="string">
                <text:p>13:22:33</text:p>
              </table:table-cell>
              <table:table-cell office:value-type="float" office:value="0.138582">
                <text:p>0.138582</text:p>
              </table:table-cell>
              <table:table-cell office:value-type="float" office:value="2.948697">
                <text:p>2.948697</text:p>
              </table:table-cell>
            </table:table-row>
            <table:table-row>
              <table:table-cell office:value-type="string">
                <text:p>13:22:34</text:p>
              </table:table-cell>
              <table:table-cell office:value-type="float" office:value="0.128452">
                <text:p>0.128452</text:p>
              </table:table-cell>
              <table:table-cell office:value-type="float" office:value="2.359217">
                <text:p>2.359217</text:p>
              </table:table-cell>
            </table:table-row>
            <table:table-row>
              <table:table-cell office:value-type="string">
                <text:p>13:22:35</text:p>
              </table:table-cell>
              <table:table-cell office:value-type="float" office:value="0.041549">
                <text:p>0.041549</text:p>
              </table:table-cell>
              <table:table-cell office:value-type="float" office:value="0.45103">
                <text:p>0.45103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0.058158">
                <text:p>0.058158</text:p>
              </table:table-cell>
              <table:table-cell office:value-type="float" office:value="0.402087">
                <text:p>0.402087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0.051207">
                <text:p>0.051207</text:p>
              </table:table-cell>
              <table:table-cell office:value-type="float" office:value="1.26366">
                <text:p>1.26366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0.027735">
                <text:p>0.027735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0.028138">
                <text:p>0.028138</text:p>
              </table:table-cell>
              <table:table-cell office:value-type="float" office:value="0.006436">
                <text:p>0.006436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0.17114">
                <text:p>0.17114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0.055831">
                <text:p>0.055831</text:p>
              </table:table-cell>
              <table:table-cell office:value-type="float" office:value="0.483512">
                <text:p>0.483512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0.158034">
                <text:p>0.15803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0.171746">
                <text:p>0.171746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0.027173">
                <text:p>0.027173</text:p>
              </table:table-cell>
              <table:table-cell office:value-type="float" office:value="0.515521">
                <text:p>0.515521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0.121456">
                <text:p>0.121456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0.140779">
                <text:p>0.140779</text:p>
              </table:table-cell>
              <table:table-cell office:value-type="float" office:value="0.014491">
                <text:p>0.014491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1.006676">
                <text:p>1.006676</text:p>
              </table:table-cell>
              <table:table-cell office:value-type="float" office:value="0.018652">
                <text:p>0.018652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0.872156">
                <text:p>0.872156</text:p>
              </table:table-cell>
              <table:table-cell office:value-type="float" office:value="0.521797">
                <text:p>0.521797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0.627375">
                <text:p>0.627375</text:p>
              </table:table-cell>
              <table:table-cell office:value-type="float" office:value="0.548934">
                <text:p>0.548934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0.21286">
                <text:p>0.21286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0.032488">
                <text:p>0.032488</text:p>
              </table:table-cell>
              <table:table-cell office:value-type="float" office:value="0.011861">
                <text:p>0.011861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0.026167">
                <text:p>0.026167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0.034805">
                <text:p>0.034805</text:p>
              </table:table-cell>
              <table:table-cell office:value-type="float" office:value="0.017761">
                <text:p>0.017761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0.099551">
                <text:p>0.099551</text:p>
              </table:table-cell>
              <table:table-cell office:value-type="float" office:value="0.00872">
                <text:p>0.00872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0.073473">
                <text:p>0.073473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0.036031">
                <text:p>0.036031</text:p>
              </table:table-cell>
              <table:table-cell office:value-type="float" office:value="0.025147">
                <text:p>0.025147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0.024093">
                <text:p>0.024093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0.031311">
                <text:p>0.031311</text:p>
              </table:table-cell>
              <table:table-cell office:value-type="float" office:value="0.001327">
                <text:p>0.001327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0.024896">
                <text:p>0.02489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0.028817">
                <text:p>0.028817</text:p>
              </table:table-cell>
              <table:table-cell office:value-type="float" office:value="0.011531">
                <text:p>0.011531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0.026719">
                <text:p>0.026719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13:23:02</text:p>
              </table:table-cell>
              <table:table-cell office:value-type="float" office:value="0.071816">
                <text:p>0.071816</text:p>
              </table:table-cell>
              <table:table-cell office:value-type="float" office:value="0.020052">
                <text:p>0.020052</text:p>
              </table:table-cell>
            </table:table-row>
            <table:table-row>
              <table:table-cell office:value-type="string">
                <text:p>13:23:03</text:p>
              </table:table-cell>
              <table:table-cell office:value-type="float" office:value="0.03114">
                <text:p>0.03114</text:p>
              </table:table-cell>
              <table:table-cell office:value-type="float" office:value="0.005639">
                <text:p>0.005639</text:p>
              </table:table-cell>
            </table:table-row>
            <table:table-row>
              <table:table-cell office:value-type="string">
                <text:p>13:23:04</text:p>
              </table:table-cell>
              <table:table-cell office:value-type="float" office:value="0.6725">
                <text:p>0.6725</text:p>
              </table:table-cell>
              <table:table-cell office:value-type="float" office:value="0.015719">
                <text:p>0.015719</text:p>
              </table:table-cell>
            </table:table-row>
            <table:table-row>
              <table:table-cell office:value-type="string">
                <text:p>13:23:05</text:p>
              </table:table-cell>
              <table:table-cell office:value-type="float" office:value="0.73434">
                <text:p>0.73434</text:p>
              </table:table-cell>
              <table:table-cell office:value-type="float" office:value="0.01642">
                <text:p>0.01642</text:p>
              </table:table-cell>
            </table:table-row>
            <table:table-row>
              <table:table-cell office:value-type="string">
                <text:p>13:23:06</text:p>
              </table:table-cell>
              <table:table-cell office:value-type="float" office:value="0.385923">
                <text:p>0.385923</text:p>
              </table:table-cell>
              <table:table-cell office:value-type="float" office:value="0.011975">
                <text:p>0.011975</text:p>
              </table:table-cell>
            </table:table-row>
            <table:table-row>
              <table:table-cell office:value-type="string">
                <text:p>13:23:07</text:p>
              </table:table-cell>
              <table:table-cell office:value-type="float" office:value="0.08128">
                <text:p>0.08128</text:p>
              </table:table-cell>
              <table:table-cell office:value-type="float" office:value="0.020243">
                <text:p>0.020243</text:p>
              </table:table-cell>
            </table:table-row>
            <table:table-row>
              <table:table-cell office:value-type="string">
                <text:p>13:23:08</text:p>
              </table:table-cell>
              <table:table-cell office:value-type="float" office:value="0.381333">
                <text:p>0.381333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13:23:09</text:p>
              </table:table-cell>
              <table:table-cell office:value-type="float" office:value="0.930099">
                <text:p>0.930099</text:p>
              </table:table-cell>
              <table:table-cell office:value-type="float" office:value="0.011389">
                <text:p>0.011389</text:p>
              </table:table-cell>
            </table:table-row>
            <table:table-row>
              <table:table-cell office:value-type="string">
                <text:p>13:23:10</text:p>
              </table:table-cell>
              <table:table-cell office:value-type="float" office:value="0.587774">
                <text:p>0.587774</text:p>
              </table:table-cell>
              <table:table-cell office:value-type="float" office:value="0.004643">
                <text:p>0.004643</text:p>
              </table:table-cell>
            </table:table-row>
            <table:table-row>
              <table:table-cell office:value-type="string">
                <text:p>13:23:11</text:p>
              </table:table-cell>
              <table:table-cell office:value-type="float" office:value="0.256381">
                <text:p>0.256381</text:p>
              </table:table-cell>
              <table:table-cell office:value-type="float" office:value="0.007473">
                <text:p>0.007473</text:p>
              </table:table-cell>
            </table:table-row>
            <table:table-row>
              <table:table-cell office:value-type="string">
                <text:p>13:23:12</text:p>
              </table:table-cell>
              <table:table-cell office:value-type="float" office:value="0.030997">
                <text:p>0.030997</text:p>
              </table:table-cell>
              <table:table-cell office:value-type="float" office:value="0.016869">
                <text:p>0.016869</text:p>
              </table:table-cell>
            </table:table-row>
            <table:table-row>
              <table:table-cell office:value-type="string">
                <text:p>13:23:13</text:p>
              </table:table-cell>
              <table:table-cell office:value-type="float" office:value="0.028681">
                <text:p>0.028681</text:p>
              </table:table-cell>
              <table:table-cell office:value-type="float" office:value="0.011572">
                <text:p>0.011572</text:p>
              </table:table-cell>
            </table:table-row>
            <table:table-row>
              <table:table-cell office:value-type="string">
                <text:p>13:23:14</text:p>
              </table:table-cell>
              <table:table-cell office:value-type="float" office:value="0.03414">
                <text:p>0.03414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13:23:15</text:p>
              </table:table-cell>
              <table:table-cell office:value-type="float" office:value="0.032052">
                <text:p>0.032052</text:p>
              </table:table-cell>
              <table:table-cell office:value-type="float" office:value="0.012292">
                <text:p>0.012292</text:p>
              </table:table-cell>
            </table:table-row>
            <table:table-row>
              <table:table-cell office:value-type="string">
                <text:p>13:23:16</text:p>
              </table:table-cell>
              <table:table-cell office:value-type="float" office:value="0.031252">
                <text:p>0.031252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13:23:17</text:p>
              </table:table-cell>
              <table:table-cell office:value-type="float" office:value="0.023629">
                <text:p>0.023629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13:23:18</text:p>
              </table:table-cell>
              <table:table-cell office:value-type="float" office:value="0.034136">
                <text:p>0.034136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13:23:19</text:p>
              </table:table-cell>
              <table:table-cell office:value-type="float" office:value="0.026371">
                <text:p>0.026371</text:p>
              </table:table-cell>
              <table:table-cell office:value-type="float" office:value="0.006287">
                <text:p>0.006287</text:p>
              </table:table-cell>
            </table:table-row>
            <table:table-row>
              <table:table-cell office:value-type="string">
                <text:p>13:23:20</text:p>
              </table:table-cell>
              <table:table-cell office:value-type="float" office:value="0.034919">
                <text:p>0.034919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13:23:21</text:p>
              </table:table-cell>
              <table:table-cell office:value-type="float" office:value="0.034637">
                <text:p>0.034637</text:p>
              </table:table-cell>
              <table:table-cell office:value-type="float" office:value="0.010413">
                <text:p>0.010413</text:p>
              </table:table-cell>
            </table:table-row>
            <table:table-row>
              <table:table-cell office:value-type="string">
                <text:p>13:23:22</text:p>
              </table:table-cell>
              <table:table-cell office:value-type="float" office:value="0.028867">
                <text:p>0.028867</text:p>
              </table:table-cell>
              <table:table-cell office:value-type="float" office:value="0.00462">
                <text:p>0.00462</text:p>
              </table:table-cell>
            </table:table-row>
            <table:table-row>
              <table:table-cell office:value-type="string">
                <text:p>13:23:23</text:p>
              </table:table-cell>
              <table:table-cell office:value-type="float" office:value="0.027721">
                <text:p>0.02772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:23:24</text:p>
              </table:table-cell>
              <table:table-cell office:value-type="float" office:value="0.027404">
                <text:p>0.027404</text:p>
              </table:table-cell>
              <table:table-cell office:value-type="float" office:value="0.005226">
                <text:p>0.005226</text:p>
              </table:table-cell>
            </table:table-row>
            <table:table-row>
              <table:table-cell office:value-type="string">
                <text:p>13:23:25</text:p>
              </table:table-cell>
              <table:table-cell office:value-type="float" office:value="0.02796">
                <text:p>0.02796</text:p>
              </table:table-cell>
              <table:table-cell office:value-type="float" office:value="0.00245">
                <text:p>0.00245</text:p>
              </table:table-cell>
            </table:table-row>
            <table:table-row>
              <table:table-cell office:value-type="string">
                <text:p>13:23:26</text:p>
              </table:table-cell>
              <table:table-cell office:value-type="float" office:value="0.033785">
                <text:p>0.033785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13:23:27</text:p>
              </table:table-cell>
              <table:table-cell office:value-type="float" office:value="0.038513">
                <text:p>0.038513</text:p>
              </table:table-cell>
              <table:table-cell office:value-type="float" office:value="0.020287">
                <text:p>0.020287</text:p>
              </table:table-cell>
            </table:table-row>
            <table:table-row>
              <table:table-cell office:value-type="string">
                <text:p>13:23:28</text:p>
              </table:table-cell>
              <table:table-cell office:value-type="float" office:value="0.031264">
                <text:p>0.031264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13:23:29</text:p>
              </table:table-cell>
              <table:table-cell office:value-type="float" office:value="0.025662">
                <text:p>0.02566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13:23:30</text:p>
              </table:table-cell>
              <table:table-cell office:value-type="float" office:value="0.029203">
                <text:p>0.029203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13:23:31</text:p>
              </table:table-cell>
              <table:table-cell office:value-type="float" office:value="0.025595">
                <text:p>0.025595</text:p>
              </table:table-cell>
              <table:table-cell office:value-type="float" office:value="0.001611">
                <text:p>0.001611</text:p>
              </table:table-cell>
            </table:table-row>
            <table:table-row>
              <table:table-cell office:value-type="string">
                <text:p>13:23:32</text:p>
              </table:table-cell>
              <table:table-cell office:value-type="float" office:value="0.026999">
                <text:p>0.026999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13:23:33</text:p>
              </table:table-cell>
              <table:table-cell office:value-type="float" office:value="0.026811">
                <text:p>0.026811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string">
                <text:p>13:23:34</text:p>
              </table:table-cell>
              <table:table-cell office:value-type="float" office:value="0.024795">
                <text:p>0.024795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13:23:35</text:p>
              </table:table-cell>
              <table:table-cell office:value-type="float" office:value="0.023498">
                <text:p>0.023498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13:23:36</text:p>
              </table:table-cell>
              <table:table-cell office:value-type="float" office:value="0.029676">
                <text:p>0.029676</text:p>
              </table:table-cell>
              <table:table-cell office:value-type="float" office:value="0.006663">
                <text:p>0.006663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0.02857">
                <text:p>0.02857</text:p>
              </table:table-cell>
              <table:table-cell office:value-type="float" office:value="0.004921">
                <text:p>0.004921</text:p>
              </table:table-cell>
            </table:table-row>
            <table:table-row>
              <table:table-cell office:value-type="string">
                <text:p>13:23:38</text:p>
              </table:table-cell>
              <table:table-cell office:value-type="float" office:value="0.025427">
                <text:p>0.025427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13:23:39</text:p>
              </table:table-cell>
              <table:table-cell office:value-type="float" office:value="0.024571">
                <text:p>0.024571</text:p>
              </table:table-cell>
              <table:table-cell office:value-type="float" office:value="0.002256">
                <text:p>0.002256</text:p>
              </table:table-cell>
            </table:table-row>
            <table:table-row>
              <table:table-cell office:value-type="string">
                <text:p>13:23:40</text:p>
              </table:table-cell>
              <table:table-cell office:value-type="float" office:value="0.022542">
                <text:p>0.022542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13:23:41</text:p>
              </table:table-cell>
              <table:table-cell office:value-type="float" office:value="0.026481">
                <text:p>0.026481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3:23:42</text:p>
              </table:table-cell>
              <table:table-cell office:value-type="float" office:value="0.037091">
                <text:p>0.037091</text:p>
              </table:table-cell>
              <table:table-cell office:value-type="float" office:value="0.013235">
                <text:p>0.013235</text:p>
              </table:table-cell>
            </table:table-row>
            <table:table-row>
              <table:table-cell office:value-type="string">
                <text:p>13:23:43</text:p>
              </table:table-cell>
              <table:table-cell office:value-type="float" office:value="0.028232">
                <text:p>0.028232</text:p>
              </table:table-cell>
              <table:table-cell office:value-type="float" office:value="0.004167">
                <text:p>0.004167</text:p>
              </table:table-cell>
            </table:table-row>
            <table:table-row>
              <table:table-cell office:value-type="string">
                <text:p>13:23:44</text:p>
              </table:table-cell>
              <table:table-cell office:value-type="float" office:value="0.029725">
                <text:p>0.029725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0.030652">
                <text:p>0.030652</text:p>
              </table:table-cell>
              <table:table-cell office:value-type="float" office:value="0.010022">
                <text:p>0.010022</text:p>
              </table:table-cell>
            </table:table-row>
            <table:table-row>
              <table:table-cell office:value-type="string">
                <text:p>13:23:46</text:p>
              </table:table-cell>
              <table:table-cell office:value-type="float" office:value="0.03908">
                <text:p>0.03908</text:p>
              </table:table-cell>
              <table:table-cell office:value-type="float" office:value="0.013658">
                <text:p>0.013658</text:p>
              </table:table-cell>
            </table:table-row>
            <table:table-row>
              <table:table-cell office:value-type="string">
                <text:p>13:23:47</text:p>
              </table:table-cell>
              <table:table-cell office:value-type="float" office:value="0.062724">
                <text:p>0.062724</text:p>
              </table:table-cell>
              <table:table-cell office:value-type="float" office:value="0.047602">
                <text:p>0.047602</text:p>
              </table:table-cell>
            </table:table-row>
            <table:table-row>
              <table:table-cell office:value-type="string">
                <text:p>13:23:48</text:p>
              </table:table-cell>
              <table:table-cell office:value-type="float" office:value="0.048607">
                <text:p>0.048607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13:23:49</text:p>
              </table:table-cell>
              <table:table-cell office:value-type="float" office:value="0.027609">
                <text:p>0.027609</text:p>
              </table:table-cell>
              <table:table-cell office:value-type="float" office:value="0.008528">
                <text:p>0.008528</text:p>
              </table:table-cell>
            </table:table-row>
            <table:table-row>
              <table:table-cell office:value-type="string">
                <text:p>13:23:50</text:p>
              </table:table-cell>
              <table:table-cell office:value-type="float" office:value="0.029146">
                <text:p>0.029146</text:p>
              </table:table-cell>
              <table:table-cell office:value-type="float" office:value="0.002854">
                <text:p>0.002854</text:p>
              </table:table-cell>
            </table:table-row>
            <table:table-row>
              <table:table-cell office:value-type="string">
                <text:p>13:23:51</text:p>
              </table:table-cell>
              <table:table-cell office:value-type="float" office:value="0.040483">
                <text:p>0.040483</text:p>
              </table:table-cell>
              <table:table-cell office:value-type="float" office:value="0.019128">
                <text:p>0.019128</text:p>
              </table:table-cell>
            </table:table-row>
            <table:table-row>
              <table:table-cell office:value-type="string">
                <text:p>13:23:52</text:p>
              </table:table-cell>
              <table:table-cell office:value-type="float" office:value="0.028207">
                <text:p>0.028207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13:23:53</text:p>
              </table:table-cell>
              <table:table-cell office:value-type="float" office:value="0.033762">
                <text:p>0.033762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13:23:54</text:p>
              </table:table-cell>
              <table:table-cell office:value-type="float" office:value="0.03465">
                <text:p>0.03465</text:p>
              </table:table-cell>
              <table:table-cell office:value-type="float" office:value="0.004272">
                <text:p>0.004272</text:p>
              </table:table-cell>
            </table:table-row>
            <table:table-row>
              <table:table-cell office:value-type="string">
                <text:p>13:23:55</text:p>
              </table:table-cell>
              <table:table-cell office:value-type="float" office:value="0.029096">
                <text:p>0.029096</text:p>
              </table:table-cell>
              <table:table-cell office:value-type="float" office:value="0.002388">
                <text:p>0.002388</text:p>
              </table:table-cell>
            </table:table-row>
            <table:table-row>
              <table:table-cell office:value-type="string">
                <text:p>13:23:56</text:p>
              </table:table-cell>
              <table:table-cell office:value-type="float" office:value="0.024997">
                <text:p>0.024997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13:23:57</text:p>
              </table:table-cell>
              <table:table-cell office:value-type="float" office:value="0.031716">
                <text:p>0.031716</text:p>
              </table:table-cell>
              <table:table-cell office:value-type="float" office:value="0.007484">
                <text:p>0.007484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0.028671">
                <text:p>0.028671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0.032259">
                <text:p>0.032259</text:p>
              </table:table-cell>
              <table:table-cell office:value-type="float" office:value="0.006243">
                <text:p>0.006243</text:p>
              </table:table-cell>
            </table:table-row>
            <table:table-row>
              <table:table-cell office:value-type="string">
                <text:p>13:24:00</text:p>
              </table:table-cell>
              <table:table-cell office:value-type="float" office:value="0.027159">
                <text:p>0.027159</text:p>
              </table:table-cell>
              <table:table-cell office:value-type="float" office:value="0.002614">
                <text:p>0.002614</text:p>
              </table:table-cell>
            </table:table-row>
            <table:table-row>
              <table:table-cell office:value-type="string">
                <text:p>13:24:01</text:p>
              </table:table-cell>
              <table:table-cell office:value-type="float" office:value="0.025433">
                <text:p>0.025433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13:24:02</text:p>
              </table:table-cell>
              <table:table-cell office:value-type="float" office:value="0.026023">
                <text:p>0.026023</text:p>
              </table:table-cell>
              <table:table-cell office:value-type="float" office:value="0.002081">
                <text:p>0.002081</text:p>
              </table:table-cell>
            </table:table-row>
            <table:table-row>
              <table:table-cell office:value-type="string">
                <text:p>13:24:03</text:p>
              </table:table-cell>
              <table:table-cell office:value-type="float" office:value="0.024267">
                <text:p>0.024267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3:24:04</text:p>
              </table:table-cell>
              <table:table-cell office:value-type="float" office:value="0.030342">
                <text:p>0.030342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3:24:05</text:p>
              </table:table-cell>
              <table:table-cell office:value-type="float" office:value="0.036956">
                <text:p>0.036956</text:p>
              </table:table-cell>
              <table:table-cell office:value-type="float" office:value="0.012078">
                <text:p>0.012078</text:p>
              </table:table-cell>
            </table:table-row>
            <table:table-row>
              <table:table-cell office:value-type="string">
                <text:p>13:24:06</text:p>
              </table:table-cell>
              <table:table-cell office:value-type="float" office:value="0.028167">
                <text:p>0.028167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13:24:07</text:p>
              </table:table-cell>
              <table:table-cell office:value-type="float" office:value="0.027257">
                <text:p>0.027257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string">
                <text:p>13:24:08</text:p>
              </table:table-cell>
              <table:table-cell office:value-type="float" office:value="0.023646">
                <text:p>0.023646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13:24:09</text:p>
              </table:table-cell>
              <table:table-cell office:value-type="float" office:value="0.025523">
                <text:p>0.025523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13:24:10</text:p>
              </table:table-cell>
              <table:table-cell office:value-type="float" office:value="0.02986">
                <text:p>0.02986</text:p>
              </table:table-cell>
              <table:table-cell office:value-type="float" office:value="0.004616">
                <text:p>0.004616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0.02763">
                <text:p>0.02763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13:24:12</text:p>
              </table:table-cell>
              <table:table-cell office:value-type="float" office:value="0.038848">
                <text:p>0.038848</text:p>
              </table:table-cell>
              <table:table-cell office:value-type="float" office:value="0.015112">
                <text:p>0.015112</text:p>
              </table:table-cell>
            </table:table-row>
            <table:table-row>
              <table:table-cell office:value-type="string">
                <text:p>13:24:13</text:p>
              </table:table-cell>
              <table:table-cell office:value-type="float" office:value="0.034022">
                <text:p>0.034022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13:24:14</text:p>
              </table:table-cell>
              <table:table-cell office:value-type="float" office:value="0.025934">
                <text:p>0.025934</text:p>
              </table:table-cell>
              <table:table-cell office:value-type="float" office:value="0.006059">
                <text:p>0.006059</text:p>
              </table:table-cell>
            </table:table-row>
            <table:table-row>
              <table:table-cell office:value-type="string">
                <text:p>13:24:15</text:p>
              </table:table-cell>
              <table:table-cell office:value-type="float" office:value="0.034889">
                <text:p>0.034889</text:p>
              </table:table-cell>
              <table:table-cell office:value-type="float" office:value="0.012815">
                <text:p>0.012815</text:p>
              </table:table-cell>
            </table:table-row>
            <table:table-row>
              <table:table-cell office:value-type="string">
                <text:p>13:24:16</text:p>
              </table:table-cell>
              <table:table-cell office:value-type="float" office:value="0.032479">
                <text:p>0.032479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13:24:17</text:p>
              </table:table-cell>
              <table:table-cell office:value-type="float" office:value="0.036065">
                <text:p>0.036065</text:p>
              </table:table-cell>
              <table:table-cell office:value-type="float" office:value="0.011157">
                <text:p>0.011157</text:p>
              </table:table-cell>
            </table:table-row>
            <table:table-row>
              <table:table-cell office:value-type="string">
                <text:p>13:24:18</text:p>
              </table:table-cell>
              <table:table-cell office:value-type="float" office:value="0.027692">
                <text:p>0.027692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13:24:19</text:p>
              </table:table-cell>
              <table:table-cell office:value-type="float" office:value="0.040351">
                <text:p>0.040351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13:24:20</text:p>
              </table:table-cell>
              <table:table-cell office:value-type="float" office:value="0.028579">
                <text:p>0.028579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string">
                <text:p>13:24:21</text:p>
              </table:table-cell>
              <table:table-cell office:value-type="float" office:value="0.028405">
                <text:p>0.028405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13:24:22</text:p>
              </table:table-cell>
              <table:table-cell office:value-type="float" office:value="0.037487">
                <text:p>0.037487</text:p>
              </table:table-cell>
              <table:table-cell office:value-type="float" office:value="0.020351">
                <text:p>0.020351</text:p>
              </table:table-cell>
            </table:table-row>
            <table:table-row>
              <table:table-cell office:value-type="string">
                <text:p>13:24:23</text:p>
              </table:table-cell>
              <table:table-cell office:value-type="float" office:value="0.029785">
                <text:p>0.029785</text:p>
              </table:table-cell>
              <table:table-cell office:value-type="float" office:value="0.006757">
                <text:p>0.006757</text:p>
              </table:table-cell>
            </table:table-row>
            <table:table-row>
              <table:table-cell office:value-type="string">
                <text:p>13:24:24</text:p>
              </table:table-cell>
              <table:table-cell office:value-type="float" office:value="0.029697">
                <text:p>0.029697</text:p>
              </table:table-cell>
              <table:table-cell office:value-type="float" office:value="0.006369">
                <text:p>0.006369</text:p>
              </table:table-cell>
            </table:table-row>
            <table:table-row>
              <table:table-cell office:value-type="string">
                <text:p>13:24:25</text:p>
              </table:table-cell>
              <table:table-cell office:value-type="float" office:value="0.020617">
                <text:p>0.020617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13:24:26</text:p>
              </table:table-cell>
              <table:table-cell office:value-type="float" office:value="0.024191">
                <text:p>0.024191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13:24:27</text:p>
              </table:table-cell>
              <table:table-cell office:value-type="float" office:value="0.051308">
                <text:p>0.051308</text:p>
              </table:table-cell>
              <table:table-cell office:value-type="float" office:value="0.022478">
                <text:p>0.022478</text:p>
              </table:table-cell>
            </table:table-row>
            <table:table-row>
              <table:table-cell office:value-type="string">
                <text:p>13:24:28</text:p>
              </table:table-cell>
              <table:table-cell office:value-type="float" office:value="0.048431">
                <text:p>0.048431</text:p>
              </table:table-cell>
              <table:table-cell office:value-type="float" office:value="0.039257">
                <text:p>0.039257</text:p>
              </table:table-cell>
            </table:table-row>
            <table:table-row>
              <table:table-cell office:value-type="string">
                <text:p>13:24:29</text:p>
              </table:table-cell>
              <table:table-cell office:value-type="float" office:value="0.094784">
                <text:p>0.094784</text:p>
              </table:table-cell>
              <table:table-cell office:value-type="float" office:value="0.075881">
                <text:p>0.075881</text:p>
              </table:table-cell>
            </table:table-row>
            <table:table-row>
              <table:table-cell office:value-type="string">
                <text:p>13:24:30</text:p>
              </table:table-cell>
              <table:table-cell office:value-type="float" office:value="0.039243">
                <text:p>0.039243</text:p>
              </table:table-cell>
              <table:table-cell office:value-type="float" office:value="0.024811">
                <text:p>0.024811</text:p>
              </table:table-cell>
            </table:table-row>
            <table:table-row>
              <table:table-cell office:value-type="string">
                <text:p>13:24:31</text:p>
              </table:table-cell>
              <table:table-cell office:value-type="float" office:value="0.042173">
                <text:p>0.042173</text:p>
              </table:table-cell>
              <table:table-cell office:value-type="float" office:value="0.025666">
                <text:p>0.025666</text:p>
              </table:table-cell>
            </table:table-row>
            <table:table-row>
              <table:table-cell office:value-type="string">
                <text:p>13:24:32</text:p>
              </table:table-cell>
              <table:table-cell office:value-type="float" office:value="0.074118">
                <text:p>0.074118</text:p>
              </table:table-cell>
              <table:table-cell office:value-type="float" office:value="0.063146">
                <text:p>0.063146</text:p>
              </table:table-cell>
            </table:table-row>
            <table:table-row>
              <table:table-cell office:value-type="string">
                <text:p>13:24:33</text:p>
              </table:table-cell>
              <table:table-cell office:value-type="float" office:value="0.033654">
                <text:p>0.033654</text:p>
              </table:table-cell>
              <table:table-cell office:value-type="float" office:value="0.022505">
                <text:p>0.022505</text:p>
              </table:table-cell>
            </table:table-row>
            <table:table-row>
              <table:table-cell office:value-type="string">
                <text:p>13:24:34</text:p>
              </table:table-cell>
              <table:table-cell office:value-type="float" office:value="0.041373">
                <text:p>0.041373</text:p>
              </table:table-cell>
              <table:table-cell office:value-type="float" office:value="0.011008">
                <text:p>0.011008</text:p>
              </table:table-cell>
            </table:table-row>
            <table:table-row>
              <table:table-cell office:value-type="string">
                <text:p>13:24:35</text:p>
              </table:table-cell>
              <table:table-cell office:value-type="float" office:value="0.03429">
                <text:p>0.03429</text:p>
              </table:table-cell>
              <table:table-cell office:value-type="float" office:value="0.014096">
                <text:p>0.014096</text:p>
              </table:table-cell>
            </table:table-row>
            <table:table-row>
              <table:table-cell office:value-type="string">
                <text:p>13:24:36</text:p>
              </table:table-cell>
              <table:table-cell office:value-type="float" office:value="0.031423">
                <text:p>0.031423</text:p>
              </table:table-cell>
              <table:table-cell office:value-type="float" office:value="0.012724">
                <text:p>0.012724</text:p>
              </table:table-cell>
            </table:table-row>
            <table:table-row>
              <table:table-cell office:value-type="string">
                <text:p>13:24:37</text:p>
              </table:table-cell>
              <table:table-cell office:value-type="float" office:value="0.040624">
                <text:p>0.040624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13:24:38</text:p>
              </table:table-cell>
              <table:table-cell office:value-type="float" office:value="0.029594">
                <text:p>0.029594</text:p>
              </table:table-cell>
              <table:table-cell office:value-type="float" office:value="0.007634">
                <text:p>0.007634</text:p>
              </table:table-cell>
            </table:table-row>
            <table:table-row>
              <table:table-cell office:value-type="string">
                <text:p>13:24:39</text:p>
              </table:table-cell>
              <table:table-cell office:value-type="float" office:value="0.02797">
                <text:p>0.02797</text:p>
              </table:table-cell>
              <table:table-cell office:value-type="float" office:value="0.005298">
                <text:p>0.005298</text:p>
              </table:table-cell>
            </table:table-row>
            <table:table-row>
              <table:table-cell office:value-type="string">
                <text:p>13:24:40</text:p>
              </table:table-cell>
              <table:table-cell office:value-type="float" office:value="0.048998">
                <text:p>0.048998</text:p>
              </table:table-cell>
              <table:table-cell office:value-type="float" office:value="0.026378">
                <text:p>0.026378</text:p>
              </table:table-cell>
            </table:table-row>
            <table:table-row>
              <table:table-cell office:value-type="string">
                <text:p>13:24:41</text:p>
              </table:table-cell>
              <table:table-cell office:value-type="float" office:value="0.028209">
                <text:p>0.028209</text:p>
              </table:table-cell>
              <table:table-cell office:value-type="float" office:value="0.007651">
                <text:p>0.007651</text:p>
              </table:table-cell>
            </table:table-row>
            <table:table-row>
              <table:table-cell office:value-type="string">
                <text:p>13:24:42</text:p>
              </table:table-cell>
              <table:table-cell office:value-type="float" office:value="0.02807">
                <text:p>0.02807</text:p>
              </table:table-cell>
              <table:table-cell office:value-type="float" office:value="0.004146">
                <text:p>0.004146</text:p>
              </table:table-cell>
            </table:table-row>
            <table:table-row>
              <table:table-cell office:value-type="string">
                <text:p>13:24:43</text:p>
              </table:table-cell>
              <table:table-cell office:value-type="float" office:value="0.027305">
                <text:p>0.027305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13:24:44</text:p>
              </table:table-cell>
              <table:table-cell office:value-type="float" office:value="0.031748">
                <text:p>0.031748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0.029271">
                <text:p>0.029271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13:24:46</text:p>
              </table:table-cell>
              <table:table-cell office:value-type="float" office:value="0.034368">
                <text:p>0.034368</text:p>
              </table:table-cell>
              <table:table-cell office:value-type="float" office:value="0.007153">
                <text:p>0.007153</text:p>
              </table:table-cell>
            </table:table-row>
            <table:table-row>
              <table:table-cell office:value-type="string">
                <text:p>13:24:47</text:p>
              </table:table-cell>
              <table:table-cell office:value-type="float" office:value="0.018326">
                <text:p>0.01832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3:24:48</text:p>
              </table:table-cell>
              <table:table-cell office:value-type="float" office:value="0.026076">
                <text:p>0.026076</text:p>
              </table:table-cell>
              <table:table-cell office:value-type="float" office:value="0.002716">
                <text:p>0.002716</text:p>
              </table:table-cell>
            </table:table-row>
            <table:table-row>
              <table:table-cell office:value-type="string">
                <text:p>13:24:49</text:p>
              </table:table-cell>
              <table:table-cell office:value-type="float" office:value="0.024998">
                <text:p>0.024998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13:24:50</text:p>
              </table:table-cell>
              <table:table-cell office:value-type="float" office:value="0.024296">
                <text:p>0.024296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string">
                <text:p>13:24:51</text:p>
              </table:table-cell>
              <table:table-cell office:value-type="float" office:value="0.026814">
                <text:p>0.026814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0.030553">
                <text:p>0.030553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0.023231">
                <text:p>0.023231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0.020543">
                <text:p>0.020543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0.023468">
                <text:p>0.023468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0.024401">
                <text:p>0.024401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0.035416">
                <text:p>0.035416</text:p>
              </table:table-cell>
              <table:table-cell office:value-type="float" office:value="0.010557">
                <text:p>0.010557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0.039164">
                <text:p>0.03916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0.054337">
                <text:p>0.054337</text:p>
              </table:table-cell>
              <table:table-cell office:value-type="float" office:value="0.065873">
                <text:p>0.065873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0.068555">
                <text:p>0.068555</text:p>
              </table:table-cell>
              <table:table-cell office:value-type="float" office:value="0.066292">
                <text:p>0.066292</text:p>
              </table:table-cell>
            </table:table-row>
            <table:table-row>
              <table:table-cell office:value-type="string">
                <text:p>13:25:02</text:p>
              </table:table-cell>
              <table:table-cell office:value-type="float" office:value="0.06829">
                <text:p>0.06829</text:p>
              </table:table-cell>
              <table:table-cell office:value-type="float" office:value="0.114135">
                <text:p>0.114135</text:p>
              </table:table-cell>
            </table:table-row>
            <table:table-row>
              <table:table-cell office:value-type="string">
                <text:p>13:25:03</text:p>
              </table:table-cell>
              <table:table-cell office:value-type="float" office:value="0.122106">
                <text:p>0.122106</text:p>
              </table:table-cell>
              <table:table-cell office:value-type="float" office:value="0.242407">
                <text:p>0.242407</text:p>
              </table:table-cell>
            </table:table-row>
            <table:table-row>
              <table:table-cell office:value-type="string">
                <text:p>13:25:04</text:p>
              </table:table-cell>
              <table:table-cell office:value-type="float" office:value="0.091019">
                <text:p>0.091019</text:p>
              </table:table-cell>
              <table:table-cell office:value-type="float" office:value="0.159274">
                <text:p>0.159274</text:p>
              </table:table-cell>
            </table:table-row>
            <table:table-row>
              <table:table-cell office:value-type="string">
                <text:p>13:25:05</text:p>
              </table:table-cell>
              <table:table-cell office:value-type="float" office:value="0.079236">
                <text:p>0.079236</text:p>
              </table:table-cell>
              <table:table-cell office:value-type="float" office:value="0.089025">
                <text:p>0.089025</text:p>
              </table:table-cell>
            </table:table-row>
            <table:table-row>
              <table:table-cell office:value-type="string">
                <text:p>13:25:06</text:p>
              </table:table-cell>
              <table:table-cell office:value-type="float" office:value="0.037306">
                <text:p>0.037306</text:p>
              </table:table-cell>
              <table:table-cell office:value-type="float" office:value="0.020228">
                <text:p>0.020228</text:p>
              </table:table-cell>
            </table:table-row>
            <table:table-row>
              <table:table-cell office:value-type="string">
                <text:p>13:25:07</text:p>
              </table:table-cell>
              <table:table-cell office:value-type="float" office:value="0.096143">
                <text:p>0.096143</text:p>
              </table:table-cell>
              <table:table-cell office:value-type="float" office:value="0.141139">
                <text:p>0.141139</text:p>
              </table:table-cell>
            </table:table-row>
            <table:table-row>
              <table:table-cell office:value-type="string">
                <text:p>13:25:08</text:p>
              </table:table-cell>
              <table:table-cell office:value-type="float" office:value="0.075614">
                <text:p>0.075614</text:p>
              </table:table-cell>
              <table:table-cell office:value-type="float" office:value="0.166241">
                <text:p>0.166241</text:p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0.175112">
                <text:p>0.175112</text:p>
              </table:table-cell>
              <table:table-cell office:value-type="float" office:value="0.599518">
                <text:p>0.599518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0.169816">
                <text:p>0.169816</text:p>
              </table:table-cell>
              <table:table-cell office:value-type="float" office:value="0.514894">
                <text:p>0.514894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0.146172">
                <text:p>0.146172</text:p>
              </table:table-cell>
              <table:table-cell office:value-type="float" office:value="0.390695">
                <text:p>0.390695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0.14815">
                <text:p>0.14815</text:p>
              </table:table-cell>
              <table:table-cell office:value-type="float" office:value="0.34398">
                <text:p>0.34398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0.139331">
                <text:p>0.139331</text:p>
              </table:table-cell>
              <table:table-cell office:value-type="float" office:value="0.311664">
                <text:p>0.311664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0.091294">
                <text:p>0.091294</text:p>
              </table:table-cell>
              <table:table-cell office:value-type="float" office:value="0.149159">
                <text:p>0.149159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0.094193">
                <text:p>0.094193</text:p>
              </table:table-cell>
              <table:table-cell office:value-type="float" office:value="0.15213">
                <text:p>0.15213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0.076226">
                <text:p>0.076226</text:p>
              </table:table-cell>
              <table:table-cell office:value-type="float" office:value="0.095686">
                <text:p>0.095686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0.110771">
                <text:p>0.110771</text:p>
              </table:table-cell>
              <table:table-cell office:value-type="float" office:value="0.203175">
                <text:p>0.203175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0.096901">
                <text:p>0.096901</text:p>
              </table:table-cell>
              <table:table-cell office:value-type="float" office:value="0.213162">
                <text:p>0.213162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0.091782">
                <text:p>0.091782</text:p>
              </table:table-cell>
              <table:table-cell office:value-type="float" office:value="0.184719">
                <text:p>0.184719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0.080084">
                <text:p>0.080084</text:p>
              </table:table-cell>
              <table:table-cell office:value-type="float" office:value="0.067208">
                <text:p>0.067208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0.079569">
                <text:p>0.079569</text:p>
              </table:table-cell>
              <table:table-cell office:value-type="float" office:value="0.033395">
                <text:p>0.033395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0.036506">
                <text:p>0.036506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0.037845">
                <text:p>0.037845</text:p>
              </table:table-cell>
              <table:table-cell office:value-type="float" office:value="0.029511">
                <text:p>0.029511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0.045699">
                <text:p>0.045699</text:p>
              </table:table-cell>
              <table:table-cell office:value-type="float" office:value="0.025509">
                <text:p>0.025509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0.039696">
                <text:p>0.039696</text:p>
              </table:table-cell>
              <table:table-cell office:value-type="float" office:value="0.021371">
                <text:p>0.021371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0.032305">
                <text:p>0.032305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0.023788">
                <text:p>0.023788</text:p>
              </table:table-cell>
              <table:table-cell office:value-type="float" office:value="0.001845">
                <text:p>0.001845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0.027168">
                <text:p>0.027168</text:p>
              </table:table-cell>
              <table:table-cell office:value-type="float" office:value="0.005809">
                <text:p>0.005809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0.038638">
                <text:p>0.038638</text:p>
              </table:table-cell>
              <table:table-cell office:value-type="float" office:value="0.008306">
                <text:p>0.008306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0.027327">
                <text:p>0.027327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0.022358">
                <text:p>0.022358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0.036298">
                <text:p>0.036298</text:p>
              </table:table-cell>
              <table:table-cell office:value-type="float" office:value="0.019229">
                <text:p>0.019229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0.056974">
                <text:p>0.056974</text:p>
              </table:table-cell>
              <table:table-cell office:value-type="float" office:value="0.017731">
                <text:p>0.017731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0.044545">
                <text:p>0.044545</text:p>
              </table:table-cell>
              <table:table-cell office:value-type="float" office:value="0.026778">
                <text:p>0.026778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0.026517">
                <text:p>0.026517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0.035795">
                <text:p>0.035795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0.03308">
                <text:p>0.03308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13:25:38</text:p>
              </table:table-cell>
              <table:table-cell office:value-type="float" office:value="0.030493">
                <text:p>0.030493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13:25:39</text:p>
              </table:table-cell>
              <table:table-cell office:value-type="float" office:value="0.02769">
                <text:p>0.02769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0.032863">
                <text:p>0.032863</text:p>
              </table:table-cell>
              <table:table-cell office:value-type="float" office:value="0.017302">
                <text:p>0.017302</text:p>
              </table:table-cell>
            </table:table-row>
            <table:table-row>
              <table:table-cell office:value-type="string">
                <text:p>13:25:41</text:p>
              </table:table-cell>
              <table:table-cell office:value-type="float" office:value="0.024146">
                <text:p>0.024146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13:25:42</text:p>
              </table:table-cell>
              <table:table-cell office:value-type="float" office:value="0.059133">
                <text:p>0.059133</text:p>
              </table:table-cell>
              <table:table-cell office:value-type="float" office:value="0.024127">
                <text:p>0.024127</text:p>
              </table:table-cell>
            </table:table-row>
            <table:table-row>
              <table:table-cell office:value-type="string">
                <text:p>13:25:43</text:p>
              </table:table-cell>
              <table:table-cell office:value-type="float" office:value="0.031523">
                <text:p>0.031523</text:p>
              </table:table-cell>
              <table:table-cell office:value-type="float" office:value="0.005427">
                <text:p>0.005427</text:p>
              </table:table-cell>
            </table:table-row>
            <table:table-row>
              <table:table-cell office:value-type="string">
                <text:p>13:25:44</text:p>
              </table:table-cell>
              <table:table-cell office:value-type="float" office:value="0.022099">
                <text:p>0.022099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string">
                <text:p>13:25:45</text:p>
              </table:table-cell>
              <table:table-cell office:value-type="float" office:value="0.024751">
                <text:p>0.024751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0.028537">
                <text:p>0.02853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3:25:47</text:p>
              </table:table-cell>
              <table:table-cell office:value-type="float" office:value="0.023534">
                <text:p>0.023534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13:25:48</text:p>
              </table:table-cell>
              <table:table-cell office:value-type="float" office:value="0.029245">
                <text:p>0.029245</text:p>
              </table:table-cell>
              <table:table-cell office:value-type="float" office:value="0.007901">
                <text:p>0.007901</text:p>
              </table:table-cell>
            </table:table-row>
            <table:table-row>
              <table:table-cell office:value-type="string">
                <text:p>13:25:49</text:p>
              </table:table-cell>
              <table:table-cell office:value-type="float" office:value="0.026169">
                <text:p>0.02616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3:25:50</text:p>
              </table:table-cell>
              <table:table-cell office:value-type="float" office:value="0.058923">
                <text:p>0.058923</text:p>
              </table:table-cell>
              <table:table-cell office:value-type="float" office:value="0.027518">
                <text:p>0.027518</text:p>
              </table:table-cell>
            </table:table-row>
            <table:table-row>
              <table:table-cell office:value-type="string">
                <text:p>13:25:51</text:p>
              </table:table-cell>
              <table:table-cell office:value-type="float" office:value="0.042927">
                <text:p>0.042927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string">
                <text:p>13:25:52</text:p>
              </table:table-cell>
              <table:table-cell office:value-type="float" office:value="0.02712">
                <text:p>0.02712</text:p>
              </table:table-cell>
              <table:table-cell office:value-type="float" office:value="0.008052">
                <text:p>0.008052</text:p>
              </table:table-cell>
            </table:table-row>
            <table:table-row>
              <table:table-cell office:value-type="string">
                <text:p>13:25:53</text:p>
              </table:table-cell>
              <table:table-cell office:value-type="float" office:value="0.030174">
                <text:p>0.030174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13:25:54</text:p>
              </table:table-cell>
              <table:table-cell office:value-type="float" office:value="0.026394">
                <text:p>0.02639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13:25:55</text:p>
              </table:table-cell>
              <table:table-cell office:value-type="float" office:value="0.035832">
                <text:p>0.035832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13:25:56</text:p>
              </table:table-cell>
              <table:table-cell office:value-type="float" office:value="0.028727">
                <text:p>0.028727</text:p>
              </table:table-cell>
              <table:table-cell office:value-type="float" office:value="0.010821">
                <text:p>0.010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141.B2:test141.B692 test141.F1:test141.F692" chart:data-source-has-labels="both" svg:x="0.32cm" svg:y="0.18cm" svg:width="13.758cm" svg:height="8.64cm">
          <chartooo:coordinate-region svg:x="1.867cm" svg:y="0.18cm" svg:width="12.211cm" svg:height="7.038cm"/>
          <chart:axis chart:dimension="x" chart:name="primary-x" chart:style-name="ch4" chartooo:axis-type="auto">
            <chartooo:date-scale/>
            <chart:categories table:cell-range-address="test141.B2:test141.B6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41.F2:test141.F692" chart:label-cell-address="test141.F1:test141.F1" chart:class="chart:bar">
            <chart:data-point chart:repeated="6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41.F1:test14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4:26</text:p>
                <draw:g>
                  <svg:desc>test141.B2:test141.B692</svg:desc>
                </draw:g>
              </table:table-cell>
              <table:table-cell office:value-type="float" office:value="76943">
                <text:p>76943</text:p>
                <draw:g>
                  <svg:desc>test141.F2:test141.F692</svg:desc>
                </draw:g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49913">
                <text:p>49913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36429">
                <text:p>36429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32685">
                <text:p>32685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30334">
                <text:p>30334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60258">
                <text:p>60258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75719">
                <text:p>75719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97409">
                <text:p>97409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52371">
                <text:p>52371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65747">
                <text:p>65747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86605">
                <text:p>86605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104425">
                <text:p>104425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110254">
                <text:p>110254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52677">
                <text:p>52677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65874">
                <text:p>65874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71912">
                <text:p>71912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46201">
                <text:p>46201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39365">
                <text:p>39365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42790">
                <text:p>42790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39673">
                <text:p>39673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57067">
                <text:p>57067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62738">
                <text:p>62738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41198">
                <text:p>41198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37445">
                <text:p>37445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94792">
                <text:p>94792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52435">
                <text:p>52435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28804">
                <text:p>28804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54620">
                <text:p>54620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47555">
                <text:p>47555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56260">
                <text:p>56260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69654">
                <text:p>69654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112187">
                <text:p>112187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111432">
                <text:p>111432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55043">
                <text:p>55043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44017">
                <text:p>44017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71717">
                <text:p>71717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78731">
                <text:p>78731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51265">
                <text:p>51265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46142">
                <text:p>46142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99989">
                <text:p>99989</text:p>
              </table:table-cell>
            </table:table-row>
            <table:table-row>
              <table:table-cell office:value-type="string">
                <text:p>13:15:12</text:p>
              </table:table-cell>
              <table:table-cell office:value-type="float" office:value="102353">
                <text:p>102353</text:p>
              </table:table-cell>
            </table:table-row>
            <table:table-row>
              <table:table-cell office:value-type="string">
                <text:p>13:15:13</text:p>
              </table:table-cell>
              <table:table-cell office:value-type="float" office:value="113795">
                <text:p>113795</text:p>
              </table:table-cell>
            </table:table-row>
            <table:table-row>
              <table:table-cell office:value-type="string">
                <text:p>13:15:14</text:p>
              </table:table-cell>
              <table:table-cell office:value-type="float" office:value="75516">
                <text:p>75516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43058">
                <text:p>43058</text:p>
              </table:table-cell>
            </table:table-row>
            <table:table-row>
              <table:table-cell office:value-type="string">
                <text:p>13:15:16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13:15:17</text:p>
              </table:table-cell>
              <table:table-cell office:value-type="float" office:value="68133">
                <text:p>68133</text:p>
              </table:table-cell>
            </table:table-row>
            <table:table-row>
              <table:table-cell office:value-type="string">
                <text:p>13:15:18</text:p>
              </table:table-cell>
              <table:table-cell office:value-type="float" office:value="54935">
                <text:p>54935</text:p>
              </table:table-cell>
            </table:table-row>
            <table:table-row>
              <table:table-cell office:value-type="string">
                <text:p>13:15:19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string">
                <text:p>13:15:20</text:p>
              </table:table-cell>
              <table:table-cell office:value-type="float" office:value="141403">
                <text:p>141403</text:p>
              </table:table-cell>
            </table:table-row>
            <table:table-row>
              <table:table-cell office:value-type="string">
                <text:p>13:15:21</text:p>
              </table:table-cell>
              <table:table-cell office:value-type="float" office:value="129598">
                <text:p>129598</text:p>
              </table:table-cell>
            </table:table-row>
            <table:table-row>
              <table:table-cell office:value-type="string">
                <text:p>13:15:22</text:p>
              </table:table-cell>
              <table:table-cell office:value-type="float" office:value="37953">
                <text:p>37953</text:p>
              </table:table-cell>
            </table:table-row>
            <table:table-row>
              <table:table-cell office:value-type="string">
                <text:p>13:15:23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13:15:24</text:p>
              </table:table-cell>
              <table:table-cell office:value-type="float" office:value="61761">
                <text:p>61761</text:p>
              </table:table-cell>
            </table:table-row>
            <table:table-row>
              <table:table-cell office:value-type="string">
                <text:p>13:15:25</text:p>
              </table:table-cell>
              <table:table-cell office:value-type="float" office:value="89467">
                <text:p>89467</text:p>
              </table:table-cell>
            </table:table-row>
            <table:table-row>
              <table:table-cell office:value-type="string">
                <text:p>13:15:26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13:15:27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string">
                <text:p>13:15:28</text:p>
              </table:table-cell>
              <table:table-cell office:value-type="float" office:value="90583">
                <text:p>90583</text:p>
              </table:table-cell>
            </table:table-row>
            <table:table-row>
              <table:table-cell office:value-type="string">
                <text:p>13:15:29</text:p>
              </table:table-cell>
              <table:table-cell office:value-type="float" office:value="98380">
                <text:p>98380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85686">
                <text:p>85686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74903">
                <text:p>74903</text:p>
              </table:table-cell>
            </table:table-row>
            <table:table-row>
              <table:table-cell office:value-type="string">
                <text:p>13:15:32</text:p>
              </table:table-cell>
              <table:table-cell office:value-type="float" office:value="78249">
                <text:p>78249</text:p>
              </table:table-cell>
            </table:table-row>
            <table:table-row>
              <table:table-cell office:value-type="string">
                <text:p>13:15:33</text:p>
              </table:table-cell>
              <table:table-cell office:value-type="float" office:value="76128">
                <text:p>76128</text:p>
              </table:table-cell>
            </table:table-row>
            <table:table-row>
              <table:table-cell office:value-type="string">
                <text:p>13:15:34</text:p>
              </table:table-cell>
              <table:table-cell office:value-type="float" office:value="162769">
                <text:p>162769</text:p>
              </table:table-cell>
            </table:table-row>
            <table:table-row>
              <table:table-cell office:value-type="string">
                <text:p>13:15:35</text:p>
              </table:table-cell>
              <table:table-cell office:value-type="float" office:value="214934">
                <text:p>214934</text:p>
              </table:table-cell>
            </table:table-row>
            <table:table-row>
              <table:table-cell office:value-type="string">
                <text:p>13:15:36</text:p>
              </table:table-cell>
              <table:table-cell office:value-type="float" office:value="59775">
                <text:p>59775</text:p>
              </table:table-cell>
            </table:table-row>
            <table:table-row>
              <table:table-cell office:value-type="string">
                <text:p>13:15:37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13:15:38</text:p>
              </table:table-cell>
              <table:table-cell office:value-type="float" office:value="40892">
                <text:p>40892</text:p>
              </table:table-cell>
            </table:table-row>
            <table:table-row>
              <table:table-cell office:value-type="string">
                <text:p>13:15:39</text:p>
              </table:table-cell>
              <table:table-cell office:value-type="float" office:value="60658">
                <text:p>60658</text:p>
              </table:table-cell>
            </table:table-row>
            <table:table-row>
              <table:table-cell office:value-type="string">
                <text:p>13:15:40</text:p>
              </table:table-cell>
              <table:table-cell office:value-type="float" office:value="68397">
                <text:p>68397</text:p>
              </table:table-cell>
            </table:table-row>
            <table:table-row>
              <table:table-cell office:value-type="string">
                <text:p>13:15:41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13:15:42</text:p>
              </table:table-cell>
              <table:table-cell office:value-type="float" office:value="83542">
                <text:p>83542</text:p>
              </table:table-cell>
            </table:table-row>
            <table:table-row>
              <table:table-cell office:value-type="string">
                <text:p>13:15:43</text:p>
              </table:table-cell>
              <table:table-cell office:value-type="float" office:value="75489">
                <text:p>75489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44927">
                <text:p>44927</text:p>
              </table:table-cell>
            </table:table-row>
            <table:table-row>
              <table:table-cell office:value-type="string">
                <text:p>13:15:45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13:15:46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13:15:47</text:p>
              </table:table-cell>
              <table:table-cell office:value-type="float" office:value="18981">
                <text:p>18981</text:p>
              </table:table-cell>
            </table:table-row>
            <table:table-row>
              <table:table-cell office:value-type="string">
                <text:p>13:15:48</text:p>
              </table:table-cell>
              <table:table-cell office:value-type="float" office:value="54082">
                <text:p>54082</text:p>
              </table:table-cell>
            </table:table-row>
            <table:table-row>
              <table:table-cell office:value-type="string">
                <text:p>13:15:49</text:p>
              </table:table-cell>
              <table:table-cell office:value-type="float" office:value="51689">
                <text:p>51689</text:p>
              </table:table-cell>
            </table:table-row>
            <table:table-row>
              <table:table-cell office:value-type="string">
                <text:p>13:15:50</text:p>
              </table:table-cell>
              <table:table-cell office:value-type="float" office:value="71589">
                <text:p>71589</text:p>
              </table:table-cell>
            </table:table-row>
            <table:table-row>
              <table:table-cell office:value-type="string">
                <text:p>13:15:51</text:p>
              </table:table-cell>
              <table:table-cell office:value-type="float" office:value="74222">
                <text:p>74222</text:p>
              </table:table-cell>
            </table:table-row>
            <table:table-row>
              <table:table-cell office:value-type="string">
                <text:p>13:15:52</text:p>
              </table:table-cell>
              <table:table-cell office:value-type="float" office:value="47719">
                <text:p>47719</text:p>
              </table:table-cell>
            </table:table-row>
            <table:table-row>
              <table:table-cell office:value-type="string">
                <text:p>13:15:53</text:p>
              </table:table-cell>
              <table:table-cell office:value-type="float" office:value="41817">
                <text:p>41817</text:p>
              </table:table-cell>
            </table:table-row>
            <table:table-row>
              <table:table-cell office:value-type="string">
                <text:p>13:15:54</text:p>
              </table:table-cell>
              <table:table-cell office:value-type="float" office:value="63505">
                <text:p>63505</text:p>
              </table:table-cell>
            </table:table-row>
            <table:table-row>
              <table:table-cell office:value-type="string">
                <text:p>13:15:55</text:p>
              </table:table-cell>
              <table:table-cell office:value-type="float" office:value="86788">
                <text:p>86788</text:p>
              </table:table-cell>
            </table:table-row>
            <table:table-row>
              <table:table-cell office:value-type="string">
                <text:p>13:15:56</text:p>
              </table:table-cell>
              <table:table-cell office:value-type="float" office:value="59852">
                <text:p>59852</text:p>
              </table:table-cell>
            </table:table-row>
            <table:table-row>
              <table:table-cell office:value-type="string">
                <text:p>13:15:57</text:p>
              </table:table-cell>
              <table:table-cell office:value-type="float" office:value="75308">
                <text:p>75308</text:p>
              </table:table-cell>
            </table:table-row>
            <table:table-row>
              <table:table-cell office:value-type="string">
                <text:p>13:15:58</text:p>
              </table:table-cell>
              <table:table-cell office:value-type="float" office:value="70084">
                <text:p>70084</text:p>
              </table:table-cell>
            </table:table-row>
            <table:table-row>
              <table:table-cell office:value-type="string">
                <text:p>13:15:59</text:p>
              </table:table-cell>
              <table:table-cell office:value-type="float" office:value="60870">
                <text:p>60870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62288">
                <text:p>62288</text:p>
              </table:table-cell>
            </table:table-row>
            <table:table-row>
              <table:table-cell office:value-type="string">
                <text:p>13:16:01</text:p>
              </table:table-cell>
              <table:table-cell office:value-type="float" office:value="74116">
                <text:p>74116</text:p>
              </table:table-cell>
            </table:table-row>
            <table:table-row>
              <table:table-cell office:value-type="string">
                <text:p>13:16:02</text:p>
              </table:table-cell>
              <table:table-cell office:value-type="float" office:value="49205">
                <text:p>49205</text:p>
              </table:table-cell>
            </table:table-row>
            <table:table-row>
              <table:table-cell office:value-type="string">
                <text:p>13:16:03</text:p>
              </table:table-cell>
              <table:table-cell office:value-type="float" office:value="55459">
                <text:p>55459</text:p>
              </table:table-cell>
            </table:table-row>
            <table:table-row>
              <table:table-cell office:value-type="string">
                <text:p>13:16:04</text:p>
              </table:table-cell>
              <table:table-cell office:value-type="float" office:value="48551">
                <text:p>48551</text:p>
              </table:table-cell>
            </table:table-row>
            <table:table-row>
              <table:table-cell office:value-type="string">
                <text:p>13:16:05</text:p>
              </table:table-cell>
              <table:table-cell office:value-type="float" office:value="74692">
                <text:p>74692</text:p>
              </table:table-cell>
            </table:table-row>
            <table:table-row>
              <table:table-cell office:value-type="string">
                <text:p>13:16:06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13:16:07</text:p>
              </table:table-cell>
              <table:table-cell office:value-type="float" office:value="72329">
                <text:p>72329</text:p>
              </table:table-cell>
            </table:table-row>
            <table:table-row>
              <table:table-cell office:value-type="string">
                <text:p>13:16:08</text:p>
              </table:table-cell>
              <table:table-cell office:value-type="float" office:value="78498">
                <text:p>78498</text:p>
              </table:table-cell>
            </table:table-row>
            <table:table-row>
              <table:table-cell office:value-type="string">
                <text:p>13:16:09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string">
                <text:p>13:16:10</text:p>
              </table:table-cell>
              <table:table-cell office:value-type="float" office:value="52555">
                <text:p>52555</text:p>
              </table:table-cell>
            </table:table-row>
            <table:table-row>
              <table:table-cell office:value-type="string">
                <text:p>13:16:11</text:p>
              </table:table-cell>
              <table:table-cell office:value-type="float" office:value="52177">
                <text:p>52177</text:p>
              </table:table-cell>
            </table:table-row>
            <table:table-row>
              <table:table-cell office:value-type="string">
                <text:p>13:16:12</text:p>
              </table:table-cell>
              <table:table-cell office:value-type="float" office:value="70404">
                <text:p>70404</text:p>
              </table:table-cell>
            </table:table-row>
            <table:table-row>
              <table:table-cell office:value-type="string">
                <text:p>13:16:13</text:p>
              </table:table-cell>
              <table:table-cell office:value-type="float" office:value="66873">
                <text:p>66873</text:p>
              </table:table-cell>
            </table:table-row>
            <table:table-row>
              <table:table-cell office:value-type="string">
                <text:p>13:16:14</text:p>
              </table:table-cell>
              <table:table-cell office:value-type="float" office:value="141719">
                <text:p>141719</text:p>
              </table:table-cell>
            </table:table-row>
            <table:table-row>
              <table:table-cell office:value-type="string">
                <text:p>13:16:15</text:p>
              </table:table-cell>
              <table:table-cell office:value-type="float" office:value="65971">
                <text:p>65971</text:p>
              </table:table-cell>
            </table:table-row>
            <table:table-row>
              <table:table-cell office:value-type="string">
                <text:p>13:16:16</text:p>
              </table:table-cell>
              <table:table-cell office:value-type="float" office:value="100415">
                <text:p>100415</text:p>
              </table:table-cell>
            </table:table-row>
            <table:table-row>
              <table:table-cell office:value-type="string">
                <text:p>13:16:17</text:p>
              </table:table-cell>
              <table:table-cell office:value-type="float" office:value="98872">
                <text:p>98872</text:p>
              </table:table-cell>
            </table:table-row>
            <table:table-row>
              <table:table-cell office:value-type="string">
                <text:p>13:16:18</text:p>
              </table:table-cell>
              <table:table-cell office:value-type="float" office:value="69699">
                <text:p>69699</text:p>
              </table:table-cell>
            </table:table-row>
            <table:table-row>
              <table:table-cell office:value-type="string">
                <text:p>13:16:19</text:p>
              </table:table-cell>
              <table:table-cell office:value-type="float" office:value="85770">
                <text:p>85770</text:p>
              </table:table-cell>
            </table:table-row>
            <table:table-row>
              <table:table-cell office:value-type="string">
                <text:p>13:16:20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13:16:21</text:p>
              </table:table-cell>
              <table:table-cell office:value-type="float" office:value="91182">
                <text:p>91182</text:p>
              </table:table-cell>
            </table:table-row>
            <table:table-row>
              <table:table-cell office:value-type="string">
                <text:p>13:16:22</text:p>
              </table:table-cell>
              <table:table-cell office:value-type="float" office:value="33175">
                <text:p>33175</text:p>
              </table:table-cell>
            </table:table-row>
            <table:table-row>
              <table:table-cell office:value-type="string">
                <text:p>13:16:23</text:p>
              </table:table-cell>
              <table:table-cell office:value-type="float" office:value="118355">
                <text:p>118355</text:p>
              </table:table-cell>
            </table:table-row>
            <table:table-row>
              <table:table-cell office:value-type="string">
                <text:p>13:16:24</text:p>
              </table:table-cell>
              <table:table-cell office:value-type="float" office:value="57033">
                <text:p>57033</text:p>
              </table:table-cell>
            </table:table-row>
            <table:table-row>
              <table:table-cell office:value-type="string">
                <text:p>13:16:25</text:p>
              </table:table-cell>
              <table:table-cell office:value-type="float" office:value="126153">
                <text:p>126153</text:p>
              </table:table-cell>
            </table:table-row>
            <table:table-row>
              <table:table-cell office:value-type="string">
                <text:p>13:16:26</text:p>
              </table:table-cell>
              <table:table-cell office:value-type="float" office:value="73889">
                <text:p>73889</text:p>
              </table:table-cell>
            </table:table-row>
            <table:table-row>
              <table:table-cell office:value-type="string">
                <text:p>13:16:27</text:p>
              </table:table-cell>
              <table:table-cell office:value-type="float" office:value="101524">
                <text:p>101524</text:p>
              </table:table-cell>
            </table:table-row>
            <table:table-row>
              <table:table-cell office:value-type="string">
                <text:p>13:16:28</text:p>
              </table:table-cell>
              <table:table-cell office:value-type="float" office:value="91934">
                <text:p>91934</text:p>
              </table:table-cell>
            </table:table-row>
            <table:table-row>
              <table:table-cell office:value-type="string">
                <text:p>13:16:29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13:16:30</text:p>
              </table:table-cell>
              <table:table-cell office:value-type="float" office:value="47291">
                <text:p>47291</text:p>
              </table:table-cell>
            </table:table-row>
            <table:table-row>
              <table:table-cell office:value-type="string">
                <text:p>13:16:31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>13:16:32</text:p>
              </table:table-cell>
              <table:table-cell office:value-type="float" office:value="101053">
                <text:p>101053</text:p>
              </table:table-cell>
            </table:table-row>
            <table:table-row>
              <table:table-cell office:value-type="string">
                <text:p>13:16:33</text:p>
              </table:table-cell>
              <table:table-cell office:value-type="float" office:value="274919">
                <text:p>274919</text:p>
              </table:table-cell>
            </table:table-row>
            <table:table-row>
              <table:table-cell office:value-type="string">
                <text:p>13:16:34</text:p>
              </table:table-cell>
              <table:table-cell office:value-type="float" office:value="65142">
                <text:p>65142</text:p>
              </table:table-cell>
            </table:table-row>
            <table:table-row>
              <table:table-cell office:value-type="string">
                <text:p>13:16:35</text:p>
              </table:table-cell>
              <table:table-cell office:value-type="float" office:value="54729">
                <text:p>54729</text:p>
              </table:table-cell>
            </table:table-row>
            <table:table-row>
              <table:table-cell office:value-type="string">
                <text:p>13:16:36</text:p>
              </table:table-cell>
              <table:table-cell office:value-type="float" office:value="56555">
                <text:p>56555</text:p>
              </table:table-cell>
            </table:table-row>
            <table:table-row>
              <table:table-cell office:value-type="string">
                <text:p>13:16:37</text:p>
              </table:table-cell>
              <table:table-cell office:value-type="float" office:value="53282">
                <text:p>53282</text:p>
              </table:table-cell>
            </table:table-row>
            <table:table-row>
              <table:table-cell office:value-type="string">
                <text:p>13:16:38</text:p>
              </table:table-cell>
              <table:table-cell office:value-type="float" office:value="106228">
                <text:p>106228</text:p>
              </table:table-cell>
            </table:table-row>
            <table:table-row>
              <table:table-cell office:value-type="string">
                <text:p>13:16:39</text:p>
              </table:table-cell>
              <table:table-cell office:value-type="float" office:value="65770">
                <text:p>65770</text:p>
              </table:table-cell>
            </table:table-row>
            <table:table-row>
              <table:table-cell office:value-type="string">
                <text:p>13:16:40</text:p>
              </table:table-cell>
              <table:table-cell office:value-type="float" office:value="59009">
                <text:p>59009</text:p>
              </table:table-cell>
            </table:table-row>
            <table:table-row>
              <table:table-cell office:value-type="string">
                <text:p>13:16:41</text:p>
              </table:table-cell>
              <table:table-cell office:value-type="float" office:value="40307">
                <text:p>40307</text:p>
              </table:table-cell>
            </table:table-row>
            <table:table-row>
              <table:table-cell office:value-type="string">
                <text:p>13:16:42</text:p>
              </table:table-cell>
              <table:table-cell office:value-type="float" office:value="53489">
                <text:p>53489</text:p>
              </table:table-cell>
            </table:table-row>
            <table:table-row>
              <table:table-cell office:value-type="string">
                <text:p>13:16:43</text:p>
              </table:table-cell>
              <table:table-cell office:value-type="float" office:value="55317">
                <text:p>55317</text:p>
              </table:table-cell>
            </table:table-row>
            <table:table-row>
              <table:table-cell office:value-type="string">
                <text:p>13:16:44</text:p>
              </table:table-cell>
              <table:table-cell office:value-type="float" office:value="52747">
                <text:p>52747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197202">
                <text:p>197202</text:p>
              </table:table-cell>
            </table:table-row>
            <table:table-row>
              <table:table-cell office:value-type="string">
                <text:p>13:16:46</text:p>
              </table:table-cell>
              <table:table-cell office:value-type="float" office:value="211332">
                <text:p>211332</text:p>
              </table:table-cell>
            </table:table-row>
            <table:table-row>
              <table:table-cell office:value-type="string">
                <text:p>13:16:47</text:p>
              </table:table-cell>
              <table:table-cell office:value-type="float" office:value="61792">
                <text:p>61792</text:p>
              </table:table-cell>
            </table:table-row>
            <table:table-row>
              <table:table-cell office:value-type="string">
                <text:p>13:16:48</text:p>
              </table:table-cell>
              <table:table-cell office:value-type="float" office:value="77209">
                <text:p>77209</text:p>
              </table:table-cell>
            </table:table-row>
            <table:table-row>
              <table:table-cell office:value-type="string">
                <text:p>13:16:49</text:p>
              </table:table-cell>
              <table:table-cell office:value-type="float" office:value="104720">
                <text:p>104720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83501">
                <text:p>83501</text:p>
              </table:table-cell>
            </table:table-row>
            <table:table-row>
              <table:table-cell office:value-type="string">
                <text:p>13:16:51</text:p>
              </table:table-cell>
              <table:table-cell office:value-type="float" office:value="53328">
                <text:p>53328</text:p>
              </table:table-cell>
            </table:table-row>
            <table:table-row>
              <table:table-cell office:value-type="string">
                <text:p>13:16:52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string">
                <text:p>13:16:53</text:p>
              </table:table-cell>
              <table:table-cell office:value-type="float" office:value="29870">
                <text:p>29870</text:p>
              </table:table-cell>
            </table:table-row>
            <table:table-row>
              <table:table-cell office:value-type="string">
                <text:p>13:16:54</text:p>
              </table:table-cell>
              <table:table-cell office:value-type="float" office:value="67479">
                <text:p>67479</text:p>
              </table:table-cell>
            </table:table-row>
            <table:table-row>
              <table:table-cell office:value-type="string">
                <text:p>13:16:55</text:p>
              </table:table-cell>
              <table:table-cell office:value-type="float" office:value="73120">
                <text:p>73120</text:p>
              </table:table-cell>
            </table:table-row>
            <table:table-row>
              <table:table-cell office:value-type="string">
                <text:p>13:16:56</text:p>
              </table:table-cell>
              <table:table-cell office:value-type="float" office:value="74766">
                <text:p>74766</text:p>
              </table:table-cell>
            </table:table-row>
            <table:table-row>
              <table:table-cell office:value-type="string">
                <text:p>13:16:57</text:p>
              </table:table-cell>
              <table:table-cell office:value-type="float" office:value="69793">
                <text:p>69793</text:p>
              </table:table-cell>
            </table:table-row>
            <table:table-row>
              <table:table-cell office:value-type="string">
                <text:p>13:16:58</text:p>
              </table:table-cell>
              <table:table-cell office:value-type="float" office:value="131626">
                <text:p>131626</text:p>
              </table:table-cell>
            </table:table-row>
            <table:table-row>
              <table:table-cell office:value-type="string">
                <text:p>13:16:59</text:p>
              </table:table-cell>
              <table:table-cell office:value-type="float" office:value="114304">
                <text:p>114304</text:p>
              </table:table-cell>
            </table:table-row>
            <table:table-row>
              <table:table-cell office:value-type="string">
                <text:p>13:17:00</text:p>
              </table:table-cell>
              <table:table-cell office:value-type="float" office:value="40060">
                <text:p>40060</text:p>
              </table:table-cell>
            </table:table-row>
            <table:table-row>
              <table:table-cell office:value-type="string">
                <text:p>13:17:01</text:p>
              </table:table-cell>
              <table:table-cell office:value-type="float" office:value="55568">
                <text:p>55568</text:p>
              </table:table-cell>
            </table:table-row>
            <table:table-row>
              <table:table-cell office:value-type="string">
                <text:p>13:17:02</text:p>
              </table:table-cell>
              <table:table-cell office:value-type="float" office:value="78172">
                <text:p>78172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45790">
                <text:p>45790</text:p>
              </table:table-cell>
            </table:table-row>
            <table:table-row>
              <table:table-cell office:value-type="string">
                <text:p>13:17:04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string">
                <text:p>13:17:05</text:p>
              </table:table-cell>
              <table:table-cell office:value-type="float" office:value="119690">
                <text:p>119690</text:p>
              </table:table-cell>
            </table:table-row>
            <table:table-row>
              <table:table-cell office:value-type="string">
                <text:p>13:17:06</text:p>
              </table:table-cell>
              <table:table-cell office:value-type="float" office:value="62513">
                <text:p>62513</text:p>
              </table:table-cell>
            </table:table-row>
            <table:table-row>
              <table:table-cell office:value-type="string">
                <text:p>13:17:07</text:p>
              </table:table-cell>
              <table:table-cell office:value-type="float" office:value="139314">
                <text:p>139314</text:p>
              </table:table-cell>
            </table:table-row>
            <table:table-row>
              <table:table-cell office:value-type="string">
                <text:p>13:17:08</text:p>
              </table:table-cell>
              <table:table-cell office:value-type="float" office:value="68863">
                <text:p>68863</text:p>
              </table:table-cell>
            </table:table-row>
            <table:table-row>
              <table:table-cell office:value-type="string">
                <text:p>13:17:09</text:p>
              </table:table-cell>
              <table:table-cell office:value-type="float" office:value="77022">
                <text:p>77022</text:p>
              </table:table-cell>
            </table:table-row>
            <table:table-row>
              <table:table-cell office:value-type="string">
                <text:p>13:17:10</text:p>
              </table:table-cell>
              <table:table-cell office:value-type="float" office:value="81859">
                <text:p>81859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88259">
                <text:p>88259</text:p>
              </table:table-cell>
            </table:table-row>
            <table:table-row>
              <table:table-cell office:value-type="string">
                <text:p>13:17:12</text:p>
              </table:table-cell>
              <table:table-cell office:value-type="float" office:value="98169">
                <text:p>98169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82499">
                <text:p>82499</text:p>
              </table:table-cell>
            </table:table-row>
            <table:table-row>
              <table:table-cell office:value-type="string">
                <text:p>13:17:14</text:p>
              </table:table-cell>
              <table:table-cell office:value-type="float" office:value="63320">
                <text:p>63320</text:p>
              </table:table-cell>
            </table:table-row>
            <table:table-row>
              <table:table-cell office:value-type="string">
                <text:p>13:17:15</text:p>
              </table:table-cell>
              <table:table-cell office:value-type="float" office:value="76091">
                <text:p>76091</text:p>
              </table:table-cell>
            </table:table-row>
            <table:table-row>
              <table:table-cell office:value-type="string">
                <text:p>13:17:16</text:p>
              </table:table-cell>
              <table:table-cell office:value-type="float" office:value="98996">
                <text:p>98996</text:p>
              </table:table-cell>
            </table:table-row>
            <table:table-row>
              <table:table-cell office:value-type="string">
                <text:p>13:17:17</text:p>
              </table:table-cell>
              <table:table-cell office:value-type="float" office:value="49417">
                <text:p>49417</text:p>
              </table:table-cell>
            </table:table-row>
            <table:table-row>
              <table:table-cell office:value-type="string">
                <text:p>13:17:18</text:p>
              </table:table-cell>
              <table:table-cell office:value-type="float" office:value="133406">
                <text:p>133406</text:p>
              </table:table-cell>
            </table:table-row>
            <table:table-row>
              <table:table-cell office:value-type="string">
                <text:p>13:17:19</text:p>
              </table:table-cell>
              <table:table-cell office:value-type="float" office:value="97785">
                <text:p>97785</text:p>
              </table:table-cell>
            </table:table-row>
            <table:table-row>
              <table:table-cell office:value-type="string">
                <text:p>13:17:20</text:p>
              </table:table-cell>
              <table:table-cell office:value-type="float" office:value="75429">
                <text:p>75429</text:p>
              </table:table-cell>
            </table:table-row>
            <table:table-row>
              <table:table-cell office:value-type="string">
                <text:p>13:17:21</text:p>
              </table:table-cell>
              <table:table-cell office:value-type="float" office:value="82225">
                <text:p>82225</text:p>
              </table:table-cell>
            </table:table-row>
            <table:table-row>
              <table:table-cell office:value-type="string">
                <text:p>13:17:22</text:p>
              </table:table-cell>
              <table:table-cell office:value-type="float" office:value="253925">
                <text:p>253925</text:p>
              </table:table-cell>
            </table:table-row>
            <table:table-row>
              <table:table-cell office:value-type="string">
                <text:p>13:17:23</text:p>
              </table:table-cell>
              <table:table-cell office:value-type="float" office:value="50144">
                <text:p>50144</text:p>
              </table:table-cell>
            </table:table-row>
            <table:table-row>
              <table:table-cell office:value-type="string">
                <text:p>13:17:24</text:p>
              </table:table-cell>
              <table:table-cell office:value-type="float" office:value="38079">
                <text:p>38079</text:p>
              </table:table-cell>
            </table:table-row>
            <table:table-row>
              <table:table-cell office:value-type="string">
                <text:p>13:17:25</text:p>
              </table:table-cell>
              <table:table-cell office:value-type="float" office:value="45985">
                <text:p>45985</text:p>
              </table:table-cell>
            </table:table-row>
            <table:table-row>
              <table:table-cell office:value-type="string">
                <text:p>13:17:26</text:p>
              </table:table-cell>
              <table:table-cell office:value-type="float" office:value="121348">
                <text:p>121348</text:p>
              </table:table-cell>
            </table:table-row>
            <table:table-row>
              <table:table-cell office:value-type="string">
                <text:p>13:17:27</text:p>
              </table:table-cell>
              <table:table-cell office:value-type="float" office:value="44507">
                <text:p>44507</text:p>
              </table:table-cell>
            </table:table-row>
            <table:table-row>
              <table:table-cell office:value-type="string">
                <text:p>13:17:28</text:p>
              </table:table-cell>
              <table:table-cell office:value-type="float" office:value="109917">
                <text:p>109917</text:p>
              </table:table-cell>
            </table:table-row>
            <table:table-row>
              <table:table-cell office:value-type="string">
                <text:p>13:17:29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3:17:30</text:p>
              </table:table-cell>
              <table:table-cell office:value-type="float" office:value="63397">
                <text:p>63397</text:p>
              </table:table-cell>
            </table:table-row>
            <table:table-row>
              <table:table-cell office:value-type="string">
                <text:p>13:17:31</text:p>
              </table:table-cell>
              <table:table-cell office:value-type="float" office:value="50394">
                <text:p>50394</text:p>
              </table:table-cell>
            </table:table-row>
            <table:table-row>
              <table:table-cell office:value-type="string">
                <text:p>13:17:32</text:p>
              </table:table-cell>
              <table:table-cell office:value-type="float" office:value="61841">
                <text:p>61841</text:p>
              </table:table-cell>
            </table:table-row>
            <table:table-row>
              <table:table-cell office:value-type="string">
                <text:p>13:17:33</text:p>
              </table:table-cell>
              <table:table-cell office:value-type="float" office:value="120189">
                <text:p>120189</text:p>
              </table:table-cell>
            </table:table-row>
            <table:table-row>
              <table:table-cell office:value-type="string">
                <text:p>13:17:34</text:p>
              </table:table-cell>
              <table:table-cell office:value-type="float" office:value="77503">
                <text:p>77503</text:p>
              </table:table-cell>
            </table:table-row>
            <table:table-row>
              <table:table-cell office:value-type="string">
                <text:p>13:17:35</text:p>
              </table:table-cell>
              <table:table-cell office:value-type="float" office:value="42957">
                <text:p>42957</text:p>
              </table:table-cell>
            </table:table-row>
            <table:table-row>
              <table:table-cell office:value-type="string">
                <text:p>13:17:36</text:p>
              </table:table-cell>
              <table:table-cell office:value-type="float" office:value="100369">
                <text:p>100369</text:p>
              </table:table-cell>
            </table:table-row>
            <table:table-row>
              <table:table-cell office:value-type="string">
                <text:p>13:17:37</text:p>
              </table:table-cell>
              <table:table-cell office:value-type="float" office:value="127105">
                <text:p>127105</text:p>
              </table:table-cell>
            </table:table-row>
            <table:table-row>
              <table:table-cell office:value-type="string">
                <text:p>13:17:38</text:p>
              </table:table-cell>
              <table:table-cell office:value-type="float" office:value="180179">
                <text:p>180179</text:p>
              </table:table-cell>
            </table:table-row>
            <table:table-row>
              <table:table-cell office:value-type="string">
                <text:p>13:17:39</text:p>
              </table:table-cell>
              <table:table-cell office:value-type="float" office:value="110478">
                <text:p>110478</text:p>
              </table:table-cell>
            </table:table-row>
            <table:table-row>
              <table:table-cell office:value-type="string">
                <text:p>13:17:40</text:p>
              </table:table-cell>
              <table:table-cell office:value-type="float" office:value="40407">
                <text:p>40407</text:p>
              </table:table-cell>
            </table:table-row>
            <table:table-row>
              <table:table-cell office:value-type="string">
                <text:p>13:17:41</text:p>
              </table:table-cell>
              <table:table-cell office:value-type="float" office:value="91665">
                <text:p>91665</text:p>
              </table:table-cell>
            </table:table-row>
            <table:table-row>
              <table:table-cell office:value-type="string">
                <text:p>13:17:42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3:17:43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13:17:44</text:p>
              </table:table-cell>
              <table:table-cell office:value-type="float" office:value="40133">
                <text:p>40133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59130">
                <text:p>59130</text:p>
              </table:table-cell>
            </table:table-row>
            <table:table-row>
              <table:table-cell office:value-type="string">
                <text:p>13:17:46</text:p>
              </table:table-cell>
              <table:table-cell office:value-type="float" office:value="73906">
                <text:p>73906</text:p>
              </table:table-cell>
            </table:table-row>
            <table:table-row>
              <table:table-cell office:value-type="string">
                <text:p>13:17:47</text:p>
              </table:table-cell>
              <table:table-cell office:value-type="float" office:value="289055">
                <text:p>289055</text:p>
              </table:table-cell>
            </table:table-row>
            <table:table-row>
              <table:table-cell office:value-type="string">
                <text:p>13:17:48</text:p>
              </table:table-cell>
              <table:table-cell office:value-type="float" office:value="335808">
                <text:p>335808</text:p>
              </table:table-cell>
            </table:table-row>
            <table:table-row>
              <table:table-cell office:value-type="string">
                <text:p>13:17:49</text:p>
              </table:table-cell>
              <table:table-cell office:value-type="float" office:value="182366">
                <text:p>182366</text:p>
              </table:table-cell>
            </table:table-row>
            <table:table-row>
              <table:table-cell office:value-type="string">
                <text:p>13:17:50</text:p>
              </table:table-cell>
              <table:table-cell office:value-type="float" office:value="112360">
                <text:p>112360</text:p>
              </table:table-cell>
            </table:table-row>
            <table:table-row>
              <table:table-cell office:value-type="string">
                <text:p>13:17:51</text:p>
              </table:table-cell>
              <table:table-cell office:value-type="float" office:value="54084">
                <text:p>54084</text:p>
              </table:table-cell>
            </table:table-row>
            <table:table-row>
              <table:table-cell office:value-type="string">
                <text:p>13:17:52</text:p>
              </table:table-cell>
              <table:table-cell office:value-type="float" office:value="113638">
                <text:p>113638</text:p>
              </table:table-cell>
            </table:table-row>
            <table:table-row>
              <table:table-cell office:value-type="string">
                <text:p>13:17:53</text:p>
              </table:table-cell>
              <table:table-cell office:value-type="float" office:value="328038">
                <text:p>328038</text:p>
              </table:table-cell>
            </table:table-row>
            <table:table-row>
              <table:table-cell office:value-type="string">
                <text:p>13:17:54</text:p>
              </table:table-cell>
              <table:table-cell office:value-type="float" office:value="105744">
                <text:p>105744</text:p>
              </table:table-cell>
            </table:table-row>
            <table:table-row>
              <table:table-cell office:value-type="string">
                <text:p>13:17:55</text:p>
              </table:table-cell>
              <table:table-cell office:value-type="float" office:value="155760">
                <text:p>155760</text:p>
              </table:table-cell>
            </table:table-row>
            <table:table-row>
              <table:table-cell office:value-type="string">
                <text:p>13:17:56</text:p>
              </table:table-cell>
              <table:table-cell office:value-type="float" office:value="326492">
                <text:p>326492</text:p>
              </table:table-cell>
            </table:table-row>
            <table:table-row>
              <table:table-cell office:value-type="string">
                <text:p>13:17:57</text:p>
              </table:table-cell>
              <table:table-cell office:value-type="float" office:value="211538">
                <text:p>211538</text:p>
              </table:table-cell>
            </table:table-row>
            <table:table-row>
              <table:table-cell office:value-type="string">
                <text:p>13:17:58</text:p>
              </table:table-cell>
              <table:table-cell office:value-type="float" office:value="101134">
                <text:p>101134</text:p>
              </table:table-cell>
            </table:table-row>
            <table:table-row>
              <table:table-cell office:value-type="string">
                <text:p>13:17:59</text:p>
              </table:table-cell>
              <table:table-cell office:value-type="float" office:value="32863">
                <text:p>32863</text:p>
              </table:table-cell>
            </table:table-row>
            <table:table-row>
              <table:table-cell office:value-type="string">
                <text:p>13:18:00</text:p>
              </table:table-cell>
              <table:table-cell office:value-type="float" office:value="110194">
                <text:p>110194</text:p>
              </table:table-cell>
            </table:table-row>
            <table:table-row>
              <table:table-cell office:value-type="string">
                <text:p>13:18:01</text:p>
              </table:table-cell>
              <table:table-cell office:value-type="float" office:value="179866">
                <text:p>179866</text:p>
              </table:table-cell>
            </table:table-row>
            <table:table-row>
              <table:table-cell office:value-type="string">
                <text:p>13:18:02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13:18:03</text:p>
              </table:table-cell>
              <table:table-cell office:value-type="float" office:value="76887">
                <text:p>76887</text:p>
              </table:table-cell>
            </table:table-row>
            <table:table-row>
              <table:table-cell office:value-type="string">
                <text:p>13:18:04</text:p>
              </table:table-cell>
              <table:table-cell office:value-type="float" office:value="84489">
                <text:p>84489</text:p>
              </table:table-cell>
            </table:table-row>
            <table:table-row>
              <table:table-cell office:value-type="string">
                <text:p>13:18:05</text:p>
              </table:table-cell>
              <table:table-cell office:value-type="float" office:value="79389">
                <text:p>79389</text:p>
              </table:table-cell>
            </table:table-row>
            <table:table-row>
              <table:table-cell office:value-type="string">
                <text:p>13:18:06</text:p>
              </table:table-cell>
              <table:table-cell office:value-type="float" office:value="68476">
                <text:p>68476</text:p>
              </table:table-cell>
            </table:table-row>
            <table:table-row>
              <table:table-cell office:value-type="string">
                <text:p>13:18:07</text:p>
              </table:table-cell>
              <table:table-cell office:value-type="float" office:value="152774">
                <text:p>152774</text:p>
              </table:table-cell>
            </table:table-row>
            <table:table-row>
              <table:table-cell office:value-type="string">
                <text:p>13:18:08</text:p>
              </table:table-cell>
              <table:table-cell office:value-type="float" office:value="67776">
                <text:p>67776</text:p>
              </table:table-cell>
            </table:table-row>
            <table:table-row>
              <table:table-cell office:value-type="string">
                <text:p>13:18:09</text:p>
              </table:table-cell>
              <table:table-cell office:value-type="float" office:value="94529">
                <text:p>94529</text:p>
              </table:table-cell>
            </table:table-row>
            <table:table-row>
              <table:table-cell office:value-type="string">
                <text:p>13:18:10</text:p>
              </table:table-cell>
              <table:table-cell office:value-type="float" office:value="79749">
                <text:p>79749</text:p>
              </table:table-cell>
            </table:table-row>
            <table:table-row>
              <table:table-cell office:value-type="string">
                <text:p>13:18:11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13:18:12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string">
                <text:p>13:18:13</text:p>
              </table:table-cell>
              <table:table-cell office:value-type="float" office:value="41394">
                <text:p>41394</text:p>
              </table:table-cell>
            </table:table-row>
            <table:table-row>
              <table:table-cell office:value-type="string">
                <text:p>13:18:14</text:p>
              </table:table-cell>
              <table:table-cell office:value-type="float" office:value="31472">
                <text:p>31472</text:p>
              </table:table-cell>
            </table:table-row>
            <table:table-row>
              <table:table-cell office:value-type="string">
                <text:p>13:18:15</text:p>
              </table:table-cell>
              <table:table-cell office:value-type="float" office:value="57131">
                <text:p>57131</text:p>
              </table:table-cell>
            </table:table-row>
            <table:table-row>
              <table:table-cell office:value-type="string">
                <text:p>13:18:16</text:p>
              </table:table-cell>
              <table:table-cell office:value-type="float" office:value="77930">
                <text:p>77930</text:p>
              </table:table-cell>
            </table:table-row>
            <table:table-row>
              <table:table-cell office:value-type="string">
                <text:p>13:18:17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13:18:18</text:p>
              </table:table-cell>
              <table:table-cell office:value-type="float" office:value="61637">
                <text:p>61637</text:p>
              </table:table-cell>
            </table:table-row>
            <table:table-row>
              <table:table-cell office:value-type="string">
                <text:p>13:18:19</text:p>
              </table:table-cell>
              <table:table-cell office:value-type="float" office:value="75850">
                <text:p>75850</text:p>
              </table:table-cell>
            </table:table-row>
            <table:table-row>
              <table:table-cell office:value-type="string">
                <text:p>13:18:20</text:p>
              </table:table-cell>
              <table:table-cell office:value-type="float" office:value="69760">
                <text:p>69760</text:p>
              </table:table-cell>
            </table:table-row>
            <table:table-row>
              <table:table-cell office:value-type="string">
                <text:p>13:18:21</text:p>
              </table:table-cell>
              <table:table-cell office:value-type="float" office:value="181156">
                <text:p>181156</text:p>
              </table:table-cell>
            </table:table-row>
            <table:table-row>
              <table:table-cell office:value-type="string">
                <text:p>13:18:22</text:p>
              </table:table-cell>
              <table:table-cell office:value-type="float" office:value="297190">
                <text:p>297190</text:p>
              </table:table-cell>
            </table:table-row>
            <table:table-row>
              <table:table-cell office:value-type="string">
                <text:p>13:18:23</text:p>
              </table:table-cell>
              <table:table-cell office:value-type="float" office:value="404549">
                <text:p>404549</text:p>
              </table:table-cell>
            </table:table-row>
            <table:table-row>
              <table:table-cell office:value-type="string">
                <text:p>13:18:24</text:p>
              </table:table-cell>
              <table:table-cell office:value-type="float" office:value="3974403">
                <text:p>3974403</text:p>
              </table:table-cell>
            </table:table-row>
            <table:table-row>
              <table:table-cell office:value-type="string">
                <text:p>13:18:25</text:p>
              </table:table-cell>
              <table:table-cell office:value-type="float" office:value="6156456">
                <text:p>6156456</text:p>
              </table:table-cell>
            </table:table-row>
            <table:table-row>
              <table:table-cell office:value-type="string">
                <text:p>13:18:26</text:p>
              </table:table-cell>
              <table:table-cell office:value-type="float" office:value="1542015">
                <text:p>1542015</text:p>
              </table:table-cell>
            </table:table-row>
            <table:table-row>
              <table:table-cell office:value-type="string">
                <text:p>13:18:27</text:p>
              </table:table-cell>
              <table:table-cell office:value-type="float" office:value="216034">
                <text:p>216034</text:p>
              </table:table-cell>
            </table:table-row>
            <table:table-row>
              <table:table-cell office:value-type="string">
                <text:p>13:18:28</text:p>
              </table:table-cell>
              <table:table-cell office:value-type="float" office:value="683194">
                <text:p>683194</text:p>
              </table:table-cell>
            </table:table-row>
            <table:table-row>
              <table:table-cell office:value-type="string">
                <text:p>13:18:29</text:p>
              </table:table-cell>
              <table:table-cell office:value-type="float" office:value="329170">
                <text:p>329170</text:p>
              </table:table-cell>
            </table:table-row>
            <table:table-row>
              <table:table-cell office:value-type="string">
                <text:p>13:18:30</text:p>
              </table:table-cell>
              <table:table-cell office:value-type="float" office:value="421504">
                <text:p>421504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1105226">
                <text:p>1105226</text:p>
              </table:table-cell>
            </table:table-row>
            <table:table-row>
              <table:table-cell office:value-type="string">
                <text:p>13:18:32</text:p>
              </table:table-cell>
              <table:table-cell office:value-type="float" office:value="1745457">
                <text:p>1745457</text:p>
              </table:table-cell>
            </table:table-row>
            <table:table-row>
              <table:table-cell office:value-type="string">
                <text:p>13:18:33</text:p>
              </table:table-cell>
              <table:table-cell office:value-type="float" office:value="806950">
                <text:p>806950</text:p>
              </table:table-cell>
            </table:table-row>
            <table:table-row>
              <table:table-cell office:value-type="string">
                <text:p>13:18:34</text:p>
              </table:table-cell>
              <table:table-cell office:value-type="float" office:value="1741331">
                <text:p>1741331</text:p>
              </table:table-cell>
            </table:table-row>
            <table:table-row>
              <table:table-cell office:value-type="string">
                <text:p>13:18:35</text:p>
              </table:table-cell>
              <table:table-cell office:value-type="float" office:value="662233">
                <text:p>662233</text:p>
              </table:table-cell>
            </table:table-row>
            <table:table-row>
              <table:table-cell office:value-type="string">
                <text:p>13:18:36</text:p>
              </table:table-cell>
              <table:table-cell office:value-type="float" office:value="196791">
                <text:p>196791</text:p>
              </table:table-cell>
            </table:table-row>
            <table:table-row>
              <table:table-cell office:value-type="string">
                <text:p>13:18:37</text:p>
              </table:table-cell>
              <table:table-cell office:value-type="float" office:value="281171">
                <text:p>281171</text:p>
              </table:table-cell>
            </table:table-row>
            <table:table-row>
              <table:table-cell office:value-type="string">
                <text:p>13:18:38</text:p>
              </table:table-cell>
              <table:table-cell office:value-type="float" office:value="190278">
                <text:p>190278</text:p>
              </table:table-cell>
            </table:table-row>
            <table:table-row>
              <table:table-cell office:value-type="string">
                <text:p>13:18:39</text:p>
              </table:table-cell>
              <table:table-cell office:value-type="float" office:value="270800">
                <text:p>270800</text:p>
              </table:table-cell>
            </table:table-row>
            <table:table-row>
              <table:table-cell office:value-type="string">
                <text:p>13:18:40</text:p>
              </table:table-cell>
              <table:table-cell office:value-type="float" office:value="397045">
                <text:p>397045</text:p>
              </table:table-cell>
            </table:table-row>
            <table:table-row>
              <table:table-cell office:value-type="string">
                <text:p>13:18:41</text:p>
              </table:table-cell>
              <table:table-cell office:value-type="float" office:value="94234">
                <text:p>94234</text:p>
              </table:table-cell>
            </table:table-row>
            <table:table-row>
              <table:table-cell office:value-type="string">
                <text:p>13:18:42</text:p>
              </table:table-cell>
              <table:table-cell office:value-type="float" office:value="240202">
                <text:p>240202</text:p>
              </table:table-cell>
            </table:table-row>
            <table:table-row>
              <table:table-cell office:value-type="string">
                <text:p>13:18:43</text:p>
              </table:table-cell>
              <table:table-cell office:value-type="float" office:value="291538">
                <text:p>291538</text:p>
              </table:table-cell>
            </table:table-row>
            <table:table-row>
              <table:table-cell office:value-type="string">
                <text:p>13:18:44</text:p>
              </table:table-cell>
              <table:table-cell office:value-type="float" office:value="109079">
                <text:p>109079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160245">
                <text:p>160245</text:p>
              </table:table-cell>
            </table:table-row>
            <table:table-row>
              <table:table-cell office:value-type="string">
                <text:p>13:18:46</text:p>
              </table:table-cell>
              <table:table-cell office:value-type="float" office:value="314176">
                <text:p>314176</text:p>
              </table:table-cell>
            </table:table-row>
            <table:table-row>
              <table:table-cell office:value-type="string">
                <text:p>13:18:47</text:p>
              </table:table-cell>
              <table:table-cell office:value-type="float" office:value="49267">
                <text:p>49267</text:p>
              </table:table-cell>
            </table:table-row>
            <table:table-row>
              <table:table-cell office:value-type="string">
                <text:p>13:18:48</text:p>
              </table:table-cell>
              <table:table-cell office:value-type="float" office:value="476988">
                <text:p>476988</text:p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311748">
                <text:p>311748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132432">
                <text:p>132432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344367">
                <text:p>344367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100362">
                <text:p>100362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120941">
                <text:p>120941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44527">
                <text:p>44527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230698">
                <text:p>230698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95320">
                <text:p>95320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68949">
                <text:p>68949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55666">
                <text:p>55666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66422">
                <text:p>66422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50109">
                <text:p>50109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38193">
                <text:p>38193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444584">
                <text:p>444584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39385">
                <text:p>39385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74476">
                <text:p>74476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37993">
                <text:p>37993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104376">
                <text:p>104376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88852">
                <text:p>88852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89497">
                <text:p>89497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84471">
                <text:p>84471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137594">
                <text:p>137594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196434">
                <text:p>196434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105522">
                <text:p>105522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136247">
                <text:p>136247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142871">
                <text:p>142871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61735">
                <text:p>61735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99037">
                <text:p>99037</text:p>
              </table:table-cell>
            </table:table-row>
            <table:table-row>
              <table:table-cell office:value-type="string">
                <text:p>13:19:19</text:p>
              </table:table-cell>
              <table:table-cell office:value-type="float" office:value="136046">
                <text:p>136046</text:p>
              </table:table-cell>
            </table:table-row>
            <table:table-row>
              <table:table-cell office:value-type="string">
                <text:p>13:19:20</text:p>
              </table:table-cell>
              <table:table-cell office:value-type="float" office:value="55194">
                <text:p>55194</text:p>
              </table:table-cell>
            </table:table-row>
            <table:table-row>
              <table:table-cell office:value-type="string">
                <text:p>13:19:21</text:p>
              </table:table-cell>
              <table:table-cell office:value-type="float" office:value="127229">
                <text:p>127229</text:p>
              </table:table-cell>
            </table:table-row>
            <table:table-row>
              <table:table-cell office:value-type="string">
                <text:p>13:19:22</text:p>
              </table:table-cell>
              <table:table-cell office:value-type="float" office:value="78966">
                <text:p>78966</text:p>
              </table:table-cell>
            </table:table-row>
            <table:table-row>
              <table:table-cell office:value-type="string">
                <text:p>13:19:23</text:p>
              </table:table-cell>
              <table:table-cell office:value-type="float" office:value="46649">
                <text:p>46649</text:p>
              </table:table-cell>
            </table:table-row>
            <table:table-row>
              <table:table-cell office:value-type="string">
                <text:p>13:19:24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3:19:25</text:p>
              </table:table-cell>
              <table:table-cell office:value-type="float" office:value="90622">
                <text:p>90622</text:p>
              </table:table-cell>
            </table:table-row>
            <table:table-row>
              <table:table-cell office:value-type="string">
                <text:p>13:19:26</text:p>
              </table:table-cell>
              <table:table-cell office:value-type="float" office:value="60917">
                <text:p>60917</text:p>
              </table:table-cell>
            </table:table-row>
            <table:table-row>
              <table:table-cell office:value-type="string">
                <text:p>13:19:27</text:p>
              </table:table-cell>
              <table:table-cell office:value-type="float" office:value="41267">
                <text:p>41267</text:p>
              </table:table-cell>
            </table:table-row>
            <table:table-row>
              <table:table-cell office:value-type="string">
                <text:p>13:19:28</text:p>
              </table:table-cell>
              <table:table-cell office:value-type="float" office:value="114977">
                <text:p>114977</text:p>
              </table:table-cell>
            </table:table-row>
            <table:table-row>
              <table:table-cell office:value-type="string">
                <text:p>13:19:29</text:p>
              </table:table-cell>
              <table:table-cell office:value-type="float" office:value="109817">
                <text:p>109817</text:p>
              </table:table-cell>
            </table:table-row>
            <table:table-row>
              <table:table-cell office:value-type="string">
                <text:p>13:19:30</text:p>
              </table:table-cell>
              <table:table-cell office:value-type="float" office:value="42051">
                <text:p>42051</text:p>
              </table:table-cell>
            </table:table-row>
            <table:table-row>
              <table:table-cell office:value-type="string">
                <text:p>13:19:31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13:19:32</text:p>
              </table:table-cell>
              <table:table-cell office:value-type="float" office:value="15633">
                <text:p>15633</text:p>
              </table:table-cell>
            </table:table-row>
            <table:table-row>
              <table:table-cell office:value-type="string">
                <text:p>13:19:33</text:p>
              </table:table-cell>
              <table:table-cell office:value-type="float" office:value="29650">
                <text:p>29650</text:p>
              </table:table-cell>
            </table:table-row>
            <table:table-row>
              <table:table-cell office:value-type="string">
                <text:p>13:19:34</text:p>
              </table:table-cell>
              <table:table-cell office:value-type="float" office:value="64329">
                <text:p>64329</text:p>
              </table:table-cell>
            </table:table-row>
            <table:table-row>
              <table:table-cell office:value-type="string">
                <text:p>13:19:35</text:p>
              </table:table-cell>
              <table:table-cell office:value-type="float" office:value="61816">
                <text:p>61816</text:p>
              </table:table-cell>
            </table:table-row>
            <table:table-row>
              <table:table-cell office:value-type="string">
                <text:p>13:19:36</text:p>
              </table:table-cell>
              <table:table-cell office:value-type="float" office:value="44306">
                <text:p>44306</text:p>
              </table:table-cell>
            </table:table-row>
            <table:table-row>
              <table:table-cell office:value-type="string">
                <text:p>13:19:37</text:p>
              </table:table-cell>
              <table:table-cell office:value-type="float" office:value="73141">
                <text:p>73141</text:p>
              </table:table-cell>
            </table:table-row>
            <table:table-row>
              <table:table-cell office:value-type="string">
                <text:p>13:19:38</text:p>
              </table:table-cell>
              <table:table-cell office:value-type="float" office:value="45554">
                <text:p>45554</text:p>
              </table:table-cell>
            </table:table-row>
            <table:table-row>
              <table:table-cell office:value-type="string">
                <text:p>13:19:39</text:p>
              </table:table-cell>
              <table:table-cell office:value-type="float" office:value="65557">
                <text:p>65557</text:p>
              </table:table-cell>
            </table:table-row>
            <table:table-row>
              <table:table-cell office:value-type="string">
                <text:p>13:19:40</text:p>
              </table:table-cell>
              <table:table-cell office:value-type="float" office:value="45765">
                <text:p>45765</text:p>
              </table:table-cell>
            </table:table-row>
            <table:table-row>
              <table:table-cell office:value-type="string">
                <text:p>13:19:41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13:19:42</text:p>
              </table:table-cell>
              <table:table-cell office:value-type="float" office:value="42676">
                <text:p>42676</text:p>
              </table:table-cell>
            </table:table-row>
            <table:table-row>
              <table:table-cell office:value-type="string">
                <text:p>13:19:43</text:p>
              </table:table-cell>
              <table:table-cell office:value-type="float" office:value="89528">
                <text:p>89528</text:p>
              </table:table-cell>
            </table:table-row>
            <table:table-row>
              <table:table-cell office:value-type="string">
                <text:p>13:19:44</text:p>
              </table:table-cell>
              <table:table-cell office:value-type="float" office:value="54865">
                <text:p>54865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13:19:46</text:p>
              </table:table-cell>
              <table:table-cell office:value-type="float" office:value="52242">
                <text:p>52242</text:p>
              </table:table-cell>
            </table:table-row>
            <table:table-row>
              <table:table-cell office:value-type="string">
                <text:p>13:19:47</text:p>
              </table:table-cell>
              <table:table-cell office:value-type="float" office:value="65776">
                <text:p>65776</text:p>
              </table:table-cell>
            </table:table-row>
            <table:table-row>
              <table:table-cell office:value-type="string">
                <text:p>13:19:48</text:p>
              </table:table-cell>
              <table:table-cell office:value-type="float" office:value="71718">
                <text:p>71718</text:p>
              </table:table-cell>
            </table:table-row>
            <table:table-row>
              <table:table-cell office:value-type="string">
                <text:p>13:19:49</text:p>
              </table:table-cell>
              <table:table-cell office:value-type="float" office:value="51604">
                <text:p>51604</text:p>
              </table:table-cell>
            </table:table-row>
            <table:table-row>
              <table:table-cell office:value-type="string">
                <text:p>13:19:50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13:19:51</text:p>
              </table:table-cell>
              <table:table-cell office:value-type="float" office:value="64487">
                <text:p>64487</text:p>
              </table:table-cell>
            </table:table-row>
            <table:table-row>
              <table:table-cell office:value-type="string">
                <text:p>13:19:52</text:p>
              </table:table-cell>
              <table:table-cell office:value-type="float" office:value="33852">
                <text:p>33852</text:p>
              </table:table-cell>
            </table:table-row>
            <table:table-row>
              <table:table-cell office:value-type="string">
                <text:p>13:19:53</text:p>
              </table:table-cell>
              <table:table-cell office:value-type="float" office:value="76977">
                <text:p>76977</text:p>
              </table:table-cell>
            </table:table-row>
            <table:table-row>
              <table:table-cell office:value-type="string">
                <text:p>13:19:54</text:p>
              </table:table-cell>
              <table:table-cell office:value-type="float" office:value="38158">
                <text:p>38158</text:p>
              </table:table-cell>
            </table:table-row>
            <table:table-row>
              <table:table-cell office:value-type="string">
                <text:p>13:19:55</text:p>
              </table:table-cell>
              <table:table-cell office:value-type="float" office:value="76657">
                <text:p>76657</text:p>
              </table:table-cell>
            </table:table-row>
            <table:table-row>
              <table:table-cell office:value-type="string">
                <text:p>13:19:56</text:p>
              </table:table-cell>
              <table:table-cell office:value-type="float" office:value="240173">
                <text:p>240173</text:p>
              </table:table-cell>
            </table:table-row>
            <table:table-row>
              <table:table-cell office:value-type="string">
                <text:p>13:19:57</text:p>
              </table:table-cell>
              <table:table-cell office:value-type="float" office:value="274632">
                <text:p>274632</text:p>
              </table:table-cell>
            </table:table-row>
            <table:table-row>
              <table:table-cell office:value-type="string">
                <text:p>13:19:58</text:p>
              </table:table-cell>
              <table:table-cell office:value-type="float" office:value="475416">
                <text:p>475416</text:p>
              </table:table-cell>
            </table:table-row>
            <table:table-row>
              <table:table-cell office:value-type="string">
                <text:p>13:19:59</text:p>
              </table:table-cell>
              <table:table-cell office:value-type="float" office:value="335988">
                <text:p>335988</text:p>
              </table:table-cell>
            </table:table-row>
            <table:table-row>
              <table:table-cell office:value-type="string">
                <text:p>13:20:00</text:p>
              </table:table-cell>
              <table:table-cell office:value-type="float" office:value="231324">
                <text:p>231324</text:p>
              </table:table-cell>
            </table:table-row>
            <table:table-row>
              <table:table-cell office:value-type="string">
                <text:p>13:20:01</text:p>
              </table:table-cell>
              <table:table-cell office:value-type="float" office:value="126191">
                <text:p>126191</text:p>
              </table:table-cell>
            </table:table-row>
            <table:table-row>
              <table:table-cell office:value-type="string">
                <text:p>13:20:02</text:p>
              </table:table-cell>
              <table:table-cell office:value-type="float" office:value="172352">
                <text:p>172352</text:p>
              </table:table-cell>
            </table:table-row>
            <table:table-row>
              <table:table-cell office:value-type="string">
                <text:p>13:20:03</text:p>
              </table:table-cell>
              <table:table-cell office:value-type="float" office:value="57242">
                <text:p>57242</text:p>
              </table:table-cell>
            </table:table-row>
            <table:table-row>
              <table:table-cell office:value-type="string">
                <text:p>13:20:04</text:p>
              </table:table-cell>
              <table:table-cell office:value-type="float" office:value="129565">
                <text:p>129565</text:p>
              </table:table-cell>
            </table:table-row>
            <table:table-row>
              <table:table-cell office:value-type="string">
                <text:p>13:20:05</text:p>
              </table:table-cell>
              <table:table-cell office:value-type="float" office:value="117887">
                <text:p>117887</text:p>
              </table:table-cell>
            </table:table-row>
            <table:table-row>
              <table:table-cell office:value-type="string">
                <text:p>13:20:06</text:p>
              </table:table-cell>
              <table:table-cell office:value-type="float" office:value="66655">
                <text:p>66655</text:p>
              </table:table-cell>
            </table:table-row>
            <table:table-row>
              <table:table-cell office:value-type="string">
                <text:p>13:20:07</text:p>
              </table:table-cell>
              <table:table-cell office:value-type="float" office:value="33371">
                <text:p>33371</text:p>
              </table:table-cell>
            </table:table-row>
            <table:table-row>
              <table:table-cell office:value-type="string">
                <text:p>13:20:08</text:p>
              </table:table-cell>
              <table:table-cell office:value-type="float" office:value="14051">
                <text:p>14051</text:p>
              </table:table-cell>
            </table:table-row>
            <table:table-row>
              <table:table-cell office:value-type="string">
                <text:p>13:20:09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string">
                <text:p>13:20:10</text:p>
              </table:table-cell>
              <table:table-cell office:value-type="float" office:value="32659">
                <text:p>32659</text:p>
              </table:table-cell>
            </table:table-row>
            <table:table-row>
              <table:table-cell office:value-type="string">
                <text:p>13:20:11</text:p>
              </table:table-cell>
              <table:table-cell office:value-type="float" office:value="85960">
                <text:p>85960</text:p>
              </table:table-cell>
            </table:table-row>
            <table:table-row>
              <table:table-cell office:value-type="string">
                <text:p>13:20:12</text:p>
              </table:table-cell>
              <table:table-cell office:value-type="float" office:value="95049">
                <text:p>95049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13:20:14</text:p>
              </table:table-cell>
              <table:table-cell office:value-type="float" office:value="58936">
                <text:p>58936</text:p>
              </table:table-cell>
            </table:table-row>
            <table:table-row>
              <table:table-cell office:value-type="string">
                <text:p>13:20:15</text:p>
              </table:table-cell>
              <table:table-cell office:value-type="float" office:value="117800">
                <text:p>117800</text:p>
              </table:table-cell>
            </table:table-row>
            <table:table-row>
              <table:table-cell office:value-type="string">
                <text:p>13:20:16</text:p>
              </table:table-cell>
              <table:table-cell office:value-type="float" office:value="52913">
                <text:p>52913</text:p>
              </table:table-cell>
            </table:table-row>
            <table:table-row>
              <table:table-cell office:value-type="string">
                <text:p>13:20:17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13:20:18</text:p>
              </table:table-cell>
              <table:table-cell office:value-type="float" office:value="39389">
                <text:p>39389</text:p>
              </table:table-cell>
            </table:table-row>
            <table:table-row>
              <table:table-cell office:value-type="string">
                <text:p>13:20:19</text:p>
              </table:table-cell>
              <table:table-cell office:value-type="float" office:value="101640">
                <text:p>101640</text:p>
              </table:table-cell>
            </table:table-row>
            <table:table-row>
              <table:table-cell office:value-type="string">
                <text:p>13:20:20</text:p>
              </table:table-cell>
              <table:table-cell office:value-type="float" office:value="44099">
                <text:p>44099</text:p>
              </table:table-cell>
            </table:table-row>
            <table:table-row>
              <table:table-cell office:value-type="string">
                <text:p>13:20:21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3:20:22</text:p>
              </table:table-cell>
              <table:table-cell office:value-type="float" office:value="65469">
                <text:p>65469</text:p>
              </table:table-cell>
            </table:table-row>
            <table:table-row>
              <table:table-cell office:value-type="string">
                <text:p>13:20:23</text:p>
              </table:table-cell>
              <table:table-cell office:value-type="float" office:value="50117">
                <text:p>50117</text:p>
              </table:table-cell>
            </table:table-row>
            <table:table-row>
              <table:table-cell office:value-type="string">
                <text:p>13:20:24</text:p>
              </table:table-cell>
              <table:table-cell office:value-type="float" office:value="53840">
                <text:p>53840</text:p>
              </table:table-cell>
            </table:table-row>
            <table:table-row>
              <table:table-cell office:value-type="string">
                <text:p>13:20:25</text:p>
              </table:table-cell>
              <table:table-cell office:value-type="float" office:value="254590">
                <text:p>254590</text:p>
              </table:table-cell>
            </table:table-row>
            <table:table-row>
              <table:table-cell office:value-type="string">
                <text:p>13:20:26</text:p>
              </table:table-cell>
              <table:table-cell office:value-type="float" office:value="349693">
                <text:p>349693</text:p>
              </table:table-cell>
            </table:table-row>
            <table:table-row>
              <table:table-cell office:value-type="string">
                <text:p>13:20:27</text:p>
              </table:table-cell>
              <table:table-cell office:value-type="float" office:value="170677">
                <text:p>170677</text:p>
              </table:table-cell>
            </table:table-row>
            <table:table-row>
              <table:table-cell office:value-type="string">
                <text:p>13:20:28</text:p>
              </table:table-cell>
              <table:table-cell office:value-type="float" office:value="148850">
                <text:p>148850</text:p>
              </table:table-cell>
            </table:table-row>
            <table:table-row>
              <table:table-cell office:value-type="string">
                <text:p>13:20:29</text:p>
              </table:table-cell>
              <table:table-cell office:value-type="float" office:value="128573">
                <text:p>128573</text:p>
              </table:table-cell>
            </table:table-row>
            <table:table-row>
              <table:table-cell office:value-type="string">
                <text:p>13:20:30</text:p>
              </table:table-cell>
              <table:table-cell office:value-type="float" office:value="87373">
                <text:p>87373</text:p>
              </table:table-cell>
            </table:table-row>
            <table:table-row>
              <table:table-cell office:value-type="string">
                <text:p>13:20:31</text:p>
              </table:table-cell>
              <table:table-cell office:value-type="float" office:value="77203">
                <text:p>77203</text:p>
              </table:table-cell>
            </table:table-row>
            <table:table-row>
              <table:table-cell office:value-type="string">
                <text:p>13:20:32</text:p>
              </table:table-cell>
              <table:table-cell office:value-type="float" office:value="105838">
                <text:p>105838</text:p>
              </table:table-cell>
            </table:table-row>
            <table:table-row>
              <table:table-cell office:value-type="string">
                <text:p>13:20:33</text:p>
              </table:table-cell>
              <table:table-cell office:value-type="float" office:value="171696">
                <text:p>171696</text:p>
              </table:table-cell>
            </table:table-row>
            <table:table-row>
              <table:table-cell office:value-type="string">
                <text:p>13:20:34</text:p>
              </table:table-cell>
              <table:table-cell office:value-type="float" office:value="164237">
                <text:p>164237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234671">
                <text:p>234671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70705">
                <text:p>70705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85261">
                <text:p>85261</text:p>
              </table:table-cell>
            </table:table-row>
            <table:table-row>
              <table:table-cell office:value-type="string">
                <text:p>13:20:38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3:20:39</text:p>
              </table:table-cell>
              <table:table-cell office:value-type="float" office:value="106477">
                <text:p>106477</text:p>
              </table:table-cell>
            </table:table-row>
            <table:table-row>
              <table:table-cell office:value-type="string">
                <text:p>13:20:40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13:20:41</text:p>
              </table:table-cell>
              <table:table-cell office:value-type="float" office:value="81869">
                <text:p>81869</text:p>
              </table:table-cell>
            </table:table-row>
            <table:table-row>
              <table:table-cell office:value-type="string">
                <text:p>13:20:42</text:p>
              </table:table-cell>
              <table:table-cell office:value-type="float" office:value="74116">
                <text:p>74116</text:p>
              </table:table-cell>
            </table:table-row>
            <table:table-row>
              <table:table-cell office:value-type="string">
                <text:p>13:20:43</text:p>
              </table:table-cell>
              <table:table-cell office:value-type="float" office:value="123718">
                <text:p>123718</text:p>
              </table:table-cell>
            </table:table-row>
            <table:table-row>
              <table:table-cell office:value-type="string">
                <text:p>13:20:44</text:p>
              </table:table-cell>
              <table:table-cell office:value-type="float" office:value="28233">
                <text:p>28233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3:20:46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13:20:47</text:p>
              </table:table-cell>
              <table:table-cell office:value-type="float" office:value="43511">
                <text:p>43511</text:p>
              </table:table-cell>
            </table:table-row>
            <table:table-row>
              <table:table-cell office:value-type="string">
                <text:p>13:20:48</text:p>
              </table:table-cell>
              <table:table-cell office:value-type="float" office:value="76695">
                <text:p>76695</text:p>
              </table:table-cell>
            </table:table-row>
            <table:table-row>
              <table:table-cell office:value-type="string">
                <text:p>13:20:49</text:p>
              </table:table-cell>
              <table:table-cell office:value-type="float" office:value="167529">
                <text:p>167529</text:p>
              </table:table-cell>
            </table:table-row>
            <table:table-row>
              <table:table-cell office:value-type="string">
                <text:p>13:20:50</text:p>
              </table:table-cell>
              <table:table-cell office:value-type="float" office:value="58680">
                <text:p>58680</text:p>
              </table:table-cell>
            </table:table-row>
            <table:table-row>
              <table:table-cell office:value-type="string">
                <text:p>13:20:51</text:p>
              </table:table-cell>
              <table:table-cell office:value-type="float" office:value="155548">
                <text:p>155548</text:p>
              </table:table-cell>
            </table:table-row>
            <table:table-row>
              <table:table-cell office:value-type="string">
                <text:p>13:20:52</text:p>
              </table:table-cell>
              <table:table-cell office:value-type="float" office:value="271126">
                <text:p>271126</text:p>
              </table:table-cell>
            </table:table-row>
            <table:table-row>
              <table:table-cell office:value-type="string">
                <text:p>13:20:53</text:p>
              </table:table-cell>
              <table:table-cell office:value-type="float" office:value="610140">
                <text:p>610140</text:p>
              </table:table-cell>
            </table:table-row>
            <table:table-row>
              <table:table-cell office:value-type="string">
                <text:p>13:20:54</text:p>
              </table:table-cell>
              <table:table-cell office:value-type="float" office:value="2549867">
                <text:p>2549867</text:p>
              </table:table-cell>
            </table:table-row>
            <table:table-row>
              <table:table-cell office:value-type="string">
                <text:p>13:20:55</text:p>
              </table:table-cell>
              <table:table-cell office:value-type="float" office:value="755393">
                <text:p>755393</text:p>
              </table:table-cell>
            </table:table-row>
            <table:table-row>
              <table:table-cell office:value-type="string">
                <text:p>13:20:56</text:p>
              </table:table-cell>
              <table:table-cell office:value-type="float" office:value="762292">
                <text:p>762292</text:p>
              </table:table-cell>
            </table:table-row>
            <table:table-row>
              <table:table-cell office:value-type="string">
                <text:p>13:20:57</text:p>
              </table:table-cell>
              <table:table-cell office:value-type="float" office:value="639306">
                <text:p>639306</text:p>
              </table:table-cell>
            </table:table-row>
            <table:table-row>
              <table:table-cell office:value-type="string">
                <text:p>13:20:58</text:p>
              </table:table-cell>
              <table:table-cell office:value-type="float" office:value="1453938">
                <text:p>1453938</text:p>
              </table:table-cell>
            </table:table-row>
            <table:table-row>
              <table:table-cell office:value-type="string">
                <text:p>13:20:59</text:p>
              </table:table-cell>
              <table:table-cell office:value-type="float" office:value="2632027">
                <text:p>2632027</text:p>
              </table:table-cell>
            </table:table-row>
            <table:table-row>
              <table:table-cell office:value-type="string">
                <text:p>13:21:00</text:p>
              </table:table-cell>
              <table:table-cell office:value-type="float" office:value="1756575">
                <text:p>1756575</text:p>
              </table:table-cell>
            </table:table-row>
            <table:table-row>
              <table:table-cell office:value-type="string">
                <text:p>13:21:01</text:p>
              </table:table-cell>
              <table:table-cell office:value-type="float" office:value="2073194">
                <text:p>2073194</text:p>
              </table:table-cell>
            </table:table-row>
            <table:table-row>
              <table:table-cell office:value-type="string">
                <text:p>13:21:02</text:p>
              </table:table-cell>
              <table:table-cell office:value-type="float" office:value="1630350">
                <text:p>1630350</text:p>
              </table:table-cell>
            </table:table-row>
            <table:table-row>
              <table:table-cell office:value-type="string">
                <text:p>13:21:03</text:p>
              </table:table-cell>
              <table:table-cell office:value-type="float" office:value="1611216">
                <text:p>1611216</text:p>
              </table:table-cell>
            </table:table-row>
            <table:table-row>
              <table:table-cell office:value-type="string">
                <text:p>13:21:04</text:p>
              </table:table-cell>
              <table:table-cell office:value-type="float" office:value="632368">
                <text:p>632368</text:p>
              </table:table-cell>
            </table:table-row>
            <table:table-row>
              <table:table-cell office:value-type="string">
                <text:p>13:21:05</text:p>
              </table:table-cell>
              <table:table-cell office:value-type="float" office:value="1408433">
                <text:p>1408433</text:p>
              </table:table-cell>
            </table:table-row>
            <table:table-row>
              <table:table-cell office:value-type="string">
                <text:p>13:21:06</text:p>
              </table:table-cell>
              <table:table-cell office:value-type="float" office:value="819731">
                <text:p>819731</text:p>
              </table:table-cell>
            </table:table-row>
            <table:table-row>
              <table:table-cell office:value-type="string">
                <text:p>13:21:07</text:p>
              </table:table-cell>
              <table:table-cell office:value-type="float" office:value="199543">
                <text:p>199543</text:p>
              </table:table-cell>
            </table:table-row>
            <table:table-row>
              <table:table-cell office:value-type="string">
                <text:p>13:21:08</text:p>
              </table:table-cell>
              <table:table-cell office:value-type="float" office:value="207008">
                <text:p>207008</text:p>
              </table:table-cell>
            </table:table-row>
            <table:table-row>
              <table:table-cell office:value-type="string">
                <text:p>13:21:09</text:p>
              </table:table-cell>
              <table:table-cell office:value-type="float" office:value="1202078">
                <text:p>1202078</text:p>
              </table:table-cell>
            </table:table-row>
            <table:table-row>
              <table:table-cell office:value-type="string">
                <text:p>13:21:10</text:p>
              </table:table-cell>
              <table:table-cell office:value-type="float" office:value="399413">
                <text:p>399413</text:p>
              </table:table-cell>
            </table:table-row>
            <table:table-row>
              <table:table-cell office:value-type="string">
                <text:p>13:21:11</text:p>
              </table:table-cell>
              <table:table-cell office:value-type="float" office:value="559872">
                <text:p>559872</text:p>
              </table:table-cell>
            </table:table-row>
            <table:table-row>
              <table:table-cell office:value-type="string">
                <text:p>13:21:12</text:p>
              </table:table-cell>
              <table:table-cell office:value-type="float" office:value="282738">
                <text:p>282738</text:p>
              </table:table-cell>
            </table:table-row>
            <table:table-row>
              <table:table-cell office:value-type="string">
                <text:p>13:21:13</text:p>
              </table:table-cell>
              <table:table-cell office:value-type="float" office:value="193413">
                <text:p>193413</text:p>
              </table:table-cell>
            </table:table-row>
            <table:table-row>
              <table:table-cell office:value-type="string">
                <text:p>13:21:14</text:p>
              </table:table-cell>
              <table:table-cell office:value-type="float" office:value="225897">
                <text:p>225897</text:p>
              </table:table-cell>
            </table:table-row>
            <table:table-row>
              <table:table-cell office:value-type="string">
                <text:p>13:21:15</text:p>
              </table:table-cell>
              <table:table-cell office:value-type="float" office:value="190026">
                <text:p>190026</text:p>
              </table:table-cell>
            </table:table-row>
            <table:table-row>
              <table:table-cell office:value-type="string">
                <text:p>13:21:16</text:p>
              </table:table-cell>
              <table:table-cell office:value-type="float" office:value="164227">
                <text:p>164227</text:p>
              </table:table-cell>
            </table:table-row>
            <table:table-row>
              <table:table-cell office:value-type="string">
                <text:p>13:21:17</text:p>
              </table:table-cell>
              <table:table-cell office:value-type="float" office:value="139290">
                <text:p>139290</text:p>
              </table:table-cell>
            </table:table-row>
            <table:table-row>
              <table:table-cell office:value-type="string">
                <text:p>13:21:18</text:p>
              </table:table-cell>
              <table:table-cell office:value-type="float" office:value="152068">
                <text:p>152068</text:p>
              </table:table-cell>
            </table:table-row>
            <table:table-row>
              <table:table-cell office:value-type="string">
                <text:p>13:21:19</text:p>
              </table:table-cell>
              <table:table-cell office:value-type="float" office:value="112952">
                <text:p>112952</text:p>
              </table:table-cell>
            </table:table-row>
            <table:table-row>
              <table:table-cell office:value-type="string">
                <text:p>13:21:20</text:p>
              </table:table-cell>
              <table:table-cell office:value-type="float" office:value="129396">
                <text:p>129396</text:p>
              </table:table-cell>
            </table:table-row>
            <table:table-row>
              <table:table-cell office:value-type="string">
                <text:p>13:21:21</text:p>
              </table:table-cell>
              <table:table-cell office:value-type="float" office:value="247140">
                <text:p>247140</text:p>
              </table:table-cell>
            </table:table-row>
            <table:table-row>
              <table:table-cell office:value-type="string">
                <text:p>13:21:22</text:p>
              </table:table-cell>
              <table:table-cell office:value-type="float" office:value="191102">
                <text:p>191102</text:p>
              </table:table-cell>
            </table:table-row>
            <table:table-row>
              <table:table-cell office:value-type="string">
                <text:p>13:21:23</text:p>
              </table:table-cell>
              <table:table-cell office:value-type="float" office:value="141785">
                <text:p>141785</text:p>
              </table:table-cell>
            </table:table-row>
            <table:table-row>
              <table:table-cell office:value-type="string">
                <text:p>13:21:24</text:p>
              </table:table-cell>
              <table:table-cell office:value-type="float" office:value="320238">
                <text:p>320238</text:p>
              </table:table-cell>
            </table:table-row>
            <table:table-row>
              <table:table-cell office:value-type="string">
                <text:p>13:21:25</text:p>
              </table:table-cell>
              <table:table-cell office:value-type="float" office:value="239414">
                <text:p>239414</text:p>
              </table:table-cell>
            </table:table-row>
            <table:table-row>
              <table:table-cell office:value-type="string">
                <text:p>13:21:26</text:p>
              </table:table-cell>
              <table:table-cell office:value-type="float" office:value="371478">
                <text:p>371478</text:p>
              </table:table-cell>
            </table:table-row>
            <table:table-row>
              <table:table-cell office:value-type="string">
                <text:p>13:21:27</text:p>
              </table:table-cell>
              <table:table-cell office:value-type="float" office:value="185630">
                <text:p>185630</text:p>
              </table:table-cell>
            </table:table-row>
            <table:table-row>
              <table:table-cell office:value-type="string">
                <text:p>13:21:28</text:p>
              </table:table-cell>
              <table:table-cell office:value-type="float" office:value="288162">
                <text:p>288162</text:p>
              </table:table-cell>
            </table:table-row>
            <table:table-row>
              <table:table-cell office:value-type="string">
                <text:p>13:21:29</text:p>
              </table:table-cell>
              <table:table-cell office:value-type="float" office:value="191430">
                <text:p>191430</text:p>
              </table:table-cell>
            </table:table-row>
            <table:table-row>
              <table:table-cell office:value-type="string">
                <text:p>13:21:30</text:p>
              </table:table-cell>
              <table:table-cell office:value-type="float" office:value="87383">
                <text:p>87383</text:p>
              </table:table-cell>
            </table:table-row>
            <table:table-row>
              <table:table-cell office:value-type="string">
                <text:p>13:21:31</text:p>
              </table:table-cell>
              <table:table-cell office:value-type="float" office:value="242423">
                <text:p>242423</text:p>
              </table:table-cell>
            </table:table-row>
            <table:table-row>
              <table:table-cell office:value-type="string">
                <text:p>13:21:32</text:p>
              </table:table-cell>
              <table:table-cell office:value-type="float" office:value="100177">
                <text:p>100177</text:p>
              </table:table-cell>
            </table:table-row>
            <table:table-row>
              <table:table-cell office:value-type="string">
                <text:p>13:21:33</text:p>
              </table:table-cell>
              <table:table-cell office:value-type="float" office:value="174878">
                <text:p>174878</text:p>
              </table:table-cell>
            </table:table-row>
            <table:table-row>
              <table:table-cell office:value-type="string">
                <text:p>13:21:34</text:p>
              </table:table-cell>
              <table:table-cell office:value-type="float" office:value="160679">
                <text:p>160679</text:p>
              </table:table-cell>
            </table:table-row>
            <table:table-row>
              <table:table-cell office:value-type="string">
                <text:p>13:21:35</text:p>
              </table:table-cell>
              <table:table-cell office:value-type="float" office:value="339491">
                <text:p>339491</text:p>
              </table:table-cell>
            </table:table-row>
            <table:table-row>
              <table:table-cell office:value-type="string">
                <text:p>13:21:36</text:p>
              </table:table-cell>
              <table:table-cell office:value-type="float" office:value="183811">
                <text:p>183811</text:p>
              </table:table-cell>
            </table:table-row>
            <table:table-row>
              <table:table-cell office:value-type="string">
                <text:p>13:21:37</text:p>
              </table:table-cell>
              <table:table-cell office:value-type="float" office:value="129314">
                <text:p>129314</text:p>
              </table:table-cell>
            </table:table-row>
            <table:table-row>
              <table:table-cell office:value-type="string">
                <text:p>13:21:38</text:p>
              </table:table-cell>
              <table:table-cell office:value-type="float" office:value="100090">
                <text:p>100090</text:p>
              </table:table-cell>
            </table:table-row>
            <table:table-row>
              <table:table-cell office:value-type="string">
                <text:p>13:21:39</text:p>
              </table:table-cell>
              <table:table-cell office:value-type="float" office:value="95381">
                <text:p>95381</text:p>
              </table:table-cell>
            </table:table-row>
            <table:table-row>
              <table:table-cell office:value-type="string">
                <text:p>13:21:40</text:p>
              </table:table-cell>
              <table:table-cell office:value-type="float" office:value="276684">
                <text:p>276684</text:p>
              </table:table-cell>
            </table:table-row>
            <table:table-row>
              <table:table-cell office:value-type="string">
                <text:p>13:21:41</text:p>
              </table:table-cell>
              <table:table-cell office:value-type="float" office:value="128006">
                <text:p>128006</text:p>
              </table:table-cell>
            </table:table-row>
            <table:table-row>
              <table:table-cell office:value-type="string">
                <text:p>13:21:42</text:p>
              </table:table-cell>
              <table:table-cell office:value-type="float" office:value="54804">
                <text:p>54804</text:p>
              </table:table-cell>
            </table:table-row>
            <table:table-row>
              <table:table-cell office:value-type="string">
                <text:p>13:21:43</text:p>
              </table:table-cell>
              <table:table-cell office:value-type="float" office:value="135526">
                <text:p>135526</text:p>
              </table:table-cell>
            </table:table-row>
            <table:table-row>
              <table:table-cell office:value-type="string">
                <text:p>13:21:44</text:p>
              </table:table-cell>
              <table:table-cell office:value-type="float" office:value="82906">
                <text:p>82906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75734">
                <text:p>75734</text:p>
              </table:table-cell>
            </table:table-row>
            <table:table-row>
              <table:table-cell office:value-type="string">
                <text:p>13:21:46</text:p>
              </table:table-cell>
              <table:table-cell office:value-type="float" office:value="98309">
                <text:p>98309</text:p>
              </table:table-cell>
            </table:table-row>
            <table:table-row>
              <table:table-cell office:value-type="string">
                <text:p>13:21:47</text:p>
              </table:table-cell>
              <table:table-cell office:value-type="float" office:value="90685">
                <text:p>90685</text:p>
              </table:table-cell>
            </table:table-row>
            <table:table-row>
              <table:table-cell office:value-type="string">
                <text:p>13:21:48</text:p>
              </table:table-cell>
              <table:table-cell office:value-type="float" office:value="52889">
                <text:p>52889</text:p>
              </table:table-cell>
            </table:table-row>
            <table:table-row>
              <table:table-cell office:value-type="string">
                <text:p>13:21:49</text:p>
              </table:table-cell>
              <table:table-cell office:value-type="float" office:value="290853">
                <text:p>290853</text:p>
              </table:table-cell>
            </table:table-row>
            <table:table-row>
              <table:table-cell office:value-type="string">
                <text:p>13:21:50</text:p>
              </table:table-cell>
              <table:table-cell office:value-type="float" office:value="217865">
                <text:p>217865</text:p>
              </table:table-cell>
            </table:table-row>
            <table:table-row>
              <table:table-cell office:value-type="string">
                <text:p>13:21:51</text:p>
              </table:table-cell>
              <table:table-cell office:value-type="float" office:value="58457">
                <text:p>58457</text:p>
              </table:table-cell>
            </table:table-row>
            <table:table-row>
              <table:table-cell office:value-type="string">
                <text:p>13:21:52</text:p>
              </table:table-cell>
              <table:table-cell office:value-type="float" office:value="193701">
                <text:p>193701</text:p>
              </table:table-cell>
            </table:table-row>
            <table:table-row>
              <table:table-cell office:value-type="string">
                <text:p>13:21:53</text:p>
              </table:table-cell>
              <table:table-cell office:value-type="float" office:value="119521">
                <text:p>119521</text:p>
              </table:table-cell>
            </table:table-row>
            <table:table-row>
              <table:table-cell office:value-type="string">
                <text:p>13:21:54</text:p>
              </table:table-cell>
              <table:table-cell office:value-type="float" office:value="174834">
                <text:p>174834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161666">
                <text:p>161666</text:p>
              </table:table-cell>
            </table:table-row>
            <table:table-row>
              <table:table-cell office:value-type="string">
                <text:p>13:21:56</text:p>
              </table:table-cell>
              <table:table-cell office:value-type="float" office:value="397863">
                <text:p>397863</text:p>
              </table:table-cell>
            </table:table-row>
            <table:table-row>
              <table:table-cell office:value-type="string">
                <text:p>13:21:57</text:p>
              </table:table-cell>
              <table:table-cell office:value-type="float" office:value="213750">
                <text:p>213750</text:p>
              </table:table-cell>
            </table:table-row>
            <table:table-row>
              <table:table-cell office:value-type="string">
                <text:p>13:21:58</text:p>
              </table:table-cell>
              <table:table-cell office:value-type="float" office:value="164415">
                <text:p>164415</text:p>
              </table:table-cell>
            </table:table-row>
            <table:table-row>
              <table:table-cell office:value-type="string">
                <text:p>13:21:59</text:p>
              </table:table-cell>
              <table:table-cell office:value-type="float" office:value="88677">
                <text:p>88677</text:p>
              </table:table-cell>
            </table:table-row>
            <table:table-row>
              <table:table-cell office:value-type="string">
                <text:p>13:22:00</text:p>
              </table:table-cell>
              <table:table-cell office:value-type="float" office:value="84576">
                <text:p>84576</text:p>
              </table:table-cell>
            </table:table-row>
            <table:table-row>
              <table:table-cell office:value-type="string">
                <text:p>13:22:01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string">
                <text:p>13:22:02</text:p>
              </table:table-cell>
              <table:table-cell office:value-type="float" office:value="186664">
                <text:p>186664</text:p>
              </table:table-cell>
            </table:table-row>
            <table:table-row>
              <table:table-cell office:value-type="string">
                <text:p>13:22:03</text:p>
              </table:table-cell>
              <table:table-cell office:value-type="float" office:value="112456">
                <text:p>112456</text:p>
              </table:table-cell>
            </table:table-row>
            <table:table-row>
              <table:table-cell office:value-type="string">
                <text:p>13:22:04</text:p>
              </table:table-cell>
              <table:table-cell office:value-type="float" office:value="102176">
                <text:p>102176</text:p>
              </table:table-cell>
            </table:table-row>
            <table:table-row>
              <table:table-cell office:value-type="string">
                <text:p>13:22:05</text:p>
              </table:table-cell>
              <table:table-cell office:value-type="float" office:value="103908">
                <text:p>103908</text:p>
              </table:table-cell>
            </table:table-row>
            <table:table-row>
              <table:table-cell office:value-type="string">
                <text:p>13:22:06</text:p>
              </table:table-cell>
              <table:table-cell office:value-type="float" office:value="121831">
                <text:p>121831</text:p>
              </table:table-cell>
            </table:table-row>
            <table:table-row>
              <table:table-cell office:value-type="string">
                <text:p>13:22:07</text:p>
              </table:table-cell>
              <table:table-cell office:value-type="float" office:value="463239">
                <text:p>463239</text:p>
              </table:table-cell>
            </table:table-row>
            <table:table-row>
              <table:table-cell office:value-type="string">
                <text:p>13:22:08</text:p>
              </table:table-cell>
              <table:table-cell office:value-type="float" office:value="197715">
                <text:p>197715</text:p>
              </table:table-cell>
            </table:table-row>
            <table:table-row>
              <table:table-cell office:value-type="string">
                <text:p>13:22:09</text:p>
              </table:table-cell>
              <table:table-cell office:value-type="float" office:value="239017">
                <text:p>239017</text:p>
              </table:table-cell>
            </table:table-row>
            <table:table-row>
              <table:table-cell office:value-type="string">
                <text:p>13:22:10</text:p>
              </table:table-cell>
              <table:table-cell office:value-type="float" office:value="110094">
                <text:p>110094</text:p>
              </table:table-cell>
            </table:table-row>
            <table:table-row>
              <table:table-cell office:value-type="string">
                <text:p>13:22:11</text:p>
              </table:table-cell>
              <table:table-cell office:value-type="float" office:value="187737">
                <text:p>187737</text:p>
              </table:table-cell>
            </table:table-row>
            <table:table-row>
              <table:table-cell office:value-type="string">
                <text:p>13:22:12</text:p>
              </table:table-cell>
              <table:table-cell office:value-type="float" office:value="142089">
                <text:p>142089</text:p>
              </table:table-cell>
            </table:table-row>
            <table:table-row>
              <table:table-cell office:value-type="string">
                <text:p>13:22:13</text:p>
              </table:table-cell>
              <table:table-cell office:value-type="float" office:value="359280">
                <text:p>359280</text:p>
              </table:table-cell>
            </table:table-row>
            <table:table-row>
              <table:table-cell office:value-type="string">
                <text:p>13:22:14</text:p>
              </table:table-cell>
              <table:table-cell office:value-type="float" office:value="243302">
                <text:p>243302</text:p>
              </table:table-cell>
            </table:table-row>
            <table:table-row>
              <table:table-cell office:value-type="string">
                <text:p>13:22:15</text:p>
              </table:table-cell>
              <table:table-cell office:value-type="float" office:value="106371">
                <text:p>106371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99771">
                <text:p>99771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81413">
                <text:p>81413</text:p>
              </table:table-cell>
            </table:table-row>
            <table:table-row>
              <table:table-cell office:value-type="string">
                <text:p>13:22:18</text:p>
              </table:table-cell>
              <table:table-cell office:value-type="float" office:value="112572">
                <text:p>112572</text:p>
              </table:table-cell>
            </table:table-row>
            <table:table-row>
              <table:table-cell office:value-type="string">
                <text:p>13:22:19</text:p>
              </table:table-cell>
              <table:table-cell office:value-type="float" office:value="94846">
                <text:p>94846</text:p>
              </table:table-cell>
            </table:table-row>
            <table:table-row>
              <table:table-cell office:value-type="string">
                <text:p>13:22:20</text:p>
              </table:table-cell>
              <table:table-cell office:value-type="float" office:value="115718">
                <text:p>115718</text:p>
              </table:table-cell>
            </table:table-row>
            <table:table-row>
              <table:table-cell office:value-type="string">
                <text:p>13:22:21</text:p>
              </table:table-cell>
              <table:table-cell office:value-type="float" office:value="92910">
                <text:p>92910</text:p>
              </table:table-cell>
            </table:table-row>
            <table:table-row>
              <table:table-cell office:value-type="string">
                <text:p>13:22:22</text:p>
              </table:table-cell>
              <table:table-cell office:value-type="float" office:value="105988">
                <text:p>105988</text:p>
              </table:table-cell>
            </table:table-row>
            <table:table-row>
              <table:table-cell office:value-type="string">
                <text:p>13:22:23</text:p>
              </table:table-cell>
              <table:table-cell office:value-type="float" office:value="96206">
                <text:p>96206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173683">
                <text:p>173683</text:p>
              </table:table-cell>
            </table:table-row>
            <table:table-row>
              <table:table-cell office:value-type="string">
                <text:p>13:22:25</text:p>
              </table:table-cell>
              <table:table-cell office:value-type="float" office:value="169583">
                <text:p>169583</text:p>
              </table:table-cell>
            </table:table-row>
            <table:table-row>
              <table:table-cell office:value-type="string">
                <text:p>13:22:26</text:p>
              </table:table-cell>
              <table:table-cell office:value-type="float" office:value="176923">
                <text:p>176923</text:p>
              </table:table-cell>
            </table:table-row>
            <table:table-row>
              <table:table-cell office:value-type="string">
                <text:p>13:22:27</text:p>
              </table:table-cell>
              <table:table-cell office:value-type="float" office:value="147021">
                <text:p>147021</text:p>
              </table:table-cell>
            </table:table-row>
            <table:table-row>
              <table:table-cell office:value-type="string">
                <text:p>13:22:28</text:p>
              </table:table-cell>
              <table:table-cell office:value-type="float" office:value="156823">
                <text:p>156823</text:p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142857">
                <text:p>142857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78930">
                <text:p>78930</text:p>
              </table:table-cell>
            </table:table-row>
            <table:table-row>
              <table:table-cell office:value-type="string">
                <text:p>13:22:31</text:p>
              </table:table-cell>
              <table:table-cell office:value-type="float" office:value="106311">
                <text:p>106311</text:p>
              </table:table-cell>
            </table:table-row>
            <table:table-row>
              <table:table-cell office:value-type="string">
                <text:p>13:22:32</text:p>
              </table:table-cell>
              <table:table-cell office:value-type="float" office:value="143531">
                <text:p>143531</text:p>
              </table:table-cell>
            </table:table-row>
            <table:table-row>
              <table:table-cell office:value-type="string">
                <text:p>13:22:33</text:p>
              </table:table-cell>
              <table:table-cell office:value-type="float" office:value="391667">
                <text:p>391667</text:p>
              </table:table-cell>
            </table:table-row>
            <table:table-row>
              <table:table-cell office:value-type="string">
                <text:p>13:22:34</text:p>
              </table:table-cell>
              <table:table-cell office:value-type="float" office:value="284930">
                <text:p>284930</text:p>
              </table:table-cell>
            </table:table-row>
            <table:table-row>
              <table:table-cell office:value-type="string">
                <text:p>13:22:35</text:p>
              </table:table-cell>
              <table:table-cell office:value-type="float" office:value="57960">
                <text:p>57960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106049">
                <text:p>106049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82842">
                <text:p>82842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84702">
                <text:p>84702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78872">
                <text:p>78872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66313">
                <text:p>66313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67206">
                <text:p>67206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38270">
                <text:p>38270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23037">
                <text:p>23037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36084">
                <text:p>36084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52787">
                <text:p>52787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138262">
                <text:p>138262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117257">
                <text:p>117257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137451">
                <text:p>137451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264022">
                <text:p>264022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187998">
                <text:p>187998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53231">
                <text:p>53231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66389">
                <text:p>66389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172929">
                <text:p>172929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109444">
                <text:p>109444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135940">
                <text:p>135940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66411">
                <text:p>66411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30470">
                <text:p>30470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65001">
                <text:p>65001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102441">
                <text:p>102441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73665">
                <text:p>73665</text:p>
              </table:table-cell>
            </table:table-row>
            <table:table-row>
              <table:table-cell office:value-type="string">
                <text:p>13:23:02</text:p>
              </table:table-cell>
              <table:table-cell office:value-type="float" office:value="170472">
                <text:p>170472</text:p>
              </table:table-cell>
            </table:table-row>
            <table:table-row>
              <table:table-cell office:value-type="string">
                <text:p>13:23:03</text:p>
              </table:table-cell>
              <table:table-cell office:value-type="float" office:value="106489">
                <text:p>106489</text:p>
              </table:table-cell>
            </table:table-row>
            <table:table-row>
              <table:table-cell office:value-type="string">
                <text:p>13:23:04</text:p>
              </table:table-cell>
              <table:table-cell office:value-type="float" office:value="152023">
                <text:p>152023</text:p>
              </table:table-cell>
            </table:table-row>
            <table:table-row>
              <table:table-cell office:value-type="string">
                <text:p>13:23:05</text:p>
              </table:table-cell>
              <table:table-cell office:value-type="float" office:value="141793">
                <text:p>141793</text:p>
              </table:table-cell>
            </table:table-row>
            <table:table-row>
              <table:table-cell office:value-type="string">
                <text:p>13:23:06</text:p>
              </table:table-cell>
              <table:table-cell office:value-type="float" office:value="94359">
                <text:p>94359</text:p>
              </table:table-cell>
            </table:table-row>
            <table:table-row>
              <table:table-cell office:value-type="string">
                <text:p>13:23:07</text:p>
              </table:table-cell>
              <table:table-cell office:value-type="float" office:value="125551">
                <text:p>125551</text:p>
              </table:table-cell>
            </table:table-row>
            <table:table-row>
              <table:table-cell office:value-type="string">
                <text:p>13:23:08</text:p>
              </table:table-cell>
              <table:table-cell office:value-type="float" office:value="143940">
                <text:p>143940</text:p>
              </table:table-cell>
            </table:table-row>
            <table:table-row>
              <table:table-cell office:value-type="string">
                <text:p>13:23:09</text:p>
              </table:table-cell>
              <table:table-cell office:value-type="float" office:value="97364">
                <text:p>97364</text:p>
              </table:table-cell>
            </table:table-row>
            <table:table-row>
              <table:table-cell office:value-type="string">
                <text:p>13:23:10</text:p>
              </table:table-cell>
              <table:table-cell office:value-type="float" office:value="79105">
                <text:p>79105</text:p>
              </table:table-cell>
            </table:table-row>
            <table:table-row>
              <table:table-cell office:value-type="string">
                <text:p>13:23:11</text:p>
              </table:table-cell>
              <table:table-cell office:value-type="float" office:value="81599">
                <text:p>81599</text:p>
              </table:table-cell>
            </table:table-row>
            <table:table-row>
              <table:table-cell office:value-type="string">
                <text:p>13:23:12</text:p>
              </table:table-cell>
              <table:table-cell office:value-type="float" office:value="123321">
                <text:p>123321</text:p>
              </table:table-cell>
            </table:table-row>
            <table:table-row>
              <table:table-cell office:value-type="string">
                <text:p>13:23:13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>
                <text:p>13:23:14</text:p>
              </table:table-cell>
              <table:table-cell office:value-type="float" office:value="75921">
                <text:p>75921</text:p>
              </table:table-cell>
            </table:table-row>
            <table:table-row>
              <table:table-cell office:value-type="string">
                <text:p>13:23:15</text:p>
              </table:table-cell>
              <table:table-cell office:value-type="float" office:value="160481">
                <text:p>160481</text:p>
              </table:table-cell>
            </table:table-row>
            <table:table-row>
              <table:table-cell office:value-type="string">
                <text:p>13:23:16</text:p>
              </table:table-cell>
              <table:table-cell office:value-type="float" office:value="77575">
                <text:p>77575</text:p>
              </table:table-cell>
            </table:table-row>
            <table:table-row>
              <table:table-cell office:value-type="string">
                <text:p>13:23:17</text:p>
              </table:table-cell>
              <table:table-cell office:value-type="float" office:value="31124">
                <text:p>31124</text:p>
              </table:table-cell>
            </table:table-row>
            <table:table-row>
              <table:table-cell office:value-type="string">
                <text:p>13:23:18</text:p>
              </table:table-cell>
              <table:table-cell office:value-type="float" office:value="99102">
                <text:p>99102</text:p>
              </table:table-cell>
            </table:table-row>
            <table:table-row>
              <table:table-cell office:value-type="string">
                <text:p>13:23:19</text:p>
              </table:table-cell>
              <table:table-cell office:value-type="float" office:value="80352">
                <text:p>80352</text:p>
              </table:table-cell>
            </table:table-row>
            <table:table-row>
              <table:table-cell office:value-type="string">
                <text:p>13:23:20</text:p>
              </table:table-cell>
              <table:table-cell office:value-type="float" office:value="161938">
                <text:p>161938</text:p>
              </table:table-cell>
            </table:table-row>
            <table:table-row>
              <table:table-cell office:value-type="string">
                <text:p>13:23:21</text:p>
              </table:table-cell>
              <table:table-cell office:value-type="float" office:value="165427">
                <text:p>165427</text:p>
              </table:table-cell>
            </table:table-row>
            <table:table-row>
              <table:table-cell office:value-type="string">
                <text:p>13:23:22</text:p>
              </table:table-cell>
              <table:table-cell office:value-type="float" office:value="55698">
                <text:p>55698</text:p>
              </table:table-cell>
            </table:table-row>
            <table:table-row>
              <table:table-cell office:value-type="string">
                <text:p>13:23:23</text:p>
              </table:table-cell>
              <table:table-cell office:value-type="float" office:value="47302">
                <text:p>47302</text:p>
              </table:table-cell>
            </table:table-row>
            <table:table-row>
              <table:table-cell office:value-type="string">
                <text:p>13:23:24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string">
                <text:p>13:23:25</text:p>
              </table:table-cell>
              <table:table-cell office:value-type="float" office:value="53300">
                <text:p>53300</text:p>
              </table:table-cell>
            </table:table-row>
            <table:table-row>
              <table:table-cell office:value-type="string">
                <text:p>13:23:26</text:p>
              </table:table-cell>
              <table:table-cell office:value-type="float" office:value="83618">
                <text:p>83618</text:p>
              </table:table-cell>
            </table:table-row>
            <table:table-row>
              <table:table-cell office:value-type="string">
                <text:p>13:23:27</text:p>
              </table:table-cell>
              <table:table-cell office:value-type="float" office:value="239423">
                <text:p>239423</text:p>
              </table:table-cell>
            </table:table-row>
            <table:table-row>
              <table:table-cell office:value-type="string">
                <text:p>13:23:28</text:p>
              </table:table-cell>
              <table:table-cell office:value-type="float" office:value="64606">
                <text:p>64606</text:p>
              </table:table-cell>
            </table:table-row>
            <table:table-row>
              <table:table-cell office:value-type="string">
                <text:p>13:23:29</text:p>
              </table:table-cell>
              <table:table-cell office:value-type="float" office:value="31786">
                <text:p>31786</text:p>
              </table:table-cell>
            </table:table-row>
            <table:table-row>
              <table:table-cell office:value-type="string">
                <text:p>13:23:30</text:p>
              </table:table-cell>
              <table:table-cell office:value-type="float" office:value="58110">
                <text:p>58110</text:p>
              </table:table-cell>
            </table:table-row>
            <table:table-row>
              <table:table-cell office:value-type="string">
                <text:p>13:23:31</text:p>
              </table:table-cell>
              <table:table-cell office:value-type="float" office:value="41452">
                <text:p>41452</text:p>
              </table:table-cell>
            </table:table-row>
            <table:table-row>
              <table:table-cell office:value-type="string">
                <text:p>13:23:32</text:p>
              </table:table-cell>
              <table:table-cell office:value-type="float" office:value="49693">
                <text:p>49693</text:p>
              </table:table-cell>
            </table:table-row>
            <table:table-row>
              <table:table-cell office:value-type="string">
                <text:p>13:23:33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13:23:34</text:p>
              </table:table-cell>
              <table:table-cell office:value-type="float" office:value="39538">
                <text:p>39538</text:p>
              </table:table-cell>
            </table:table-row>
            <table:table-row>
              <table:table-cell office:value-type="string">
                <text:p>13:23:35</text:p>
              </table:table-cell>
              <table:table-cell office:value-type="float" office:value="44328">
                <text:p>44328</text:p>
              </table:table-cell>
            </table:table-row>
            <table:table-row>
              <table:table-cell office:value-type="string">
                <text:p>13:23:36</text:p>
              </table:table-cell>
              <table:table-cell office:value-type="float" office:value="107083">
                <text:p>107083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88777">
                <text:p>88777</text:p>
              </table:table-cell>
            </table:table-row>
            <table:table-row>
              <table:table-cell office:value-type="string">
                <text:p>13:23:38</text:p>
              </table:table-cell>
              <table:table-cell office:value-type="float" office:value="28882">
                <text:p>28882</text:p>
              </table:table-cell>
            </table:table-row>
            <table:table-row>
              <table:table-cell office:value-type="string">
                <text:p>13:23:39</text:p>
              </table:table-cell>
              <table:table-cell office:value-type="float" office:value="51646">
                <text:p>51646</text:p>
              </table:table-cell>
            </table:table-row>
            <table:table-row>
              <table:table-cell office:value-type="string">
                <text:p>13:23:40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string">
                <text:p>13:23:41</text:p>
              </table:table-cell>
              <table:table-cell office:value-type="float" office:value="49583">
                <text:p>49583</text:p>
              </table:table-cell>
            </table:table-row>
            <table:table-row>
              <table:table-cell office:value-type="string">
                <text:p>13:23:42</text:p>
              </table:table-cell>
              <table:table-cell office:value-type="float" office:value="142191">
                <text:p>142191</text:p>
              </table:table-cell>
            </table:table-row>
            <table:table-row>
              <table:table-cell office:value-type="string">
                <text:p>13:23:43</text:p>
              </table:table-cell>
              <table:table-cell office:value-type="float" office:value="89569">
                <text:p>89569</text:p>
              </table:table-cell>
            </table:table-row>
            <table:table-row>
              <table:table-cell office:value-type="string">
                <text:p>13:23:44</text:p>
              </table:table-cell>
              <table:table-cell office:value-type="float" office:value="128045">
                <text:p>128045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105536">
                <text:p>105536</text:p>
              </table:table-cell>
            </table:table-row>
            <table:table-row>
              <table:table-cell office:value-type="string">
                <text:p>13:23:46</text:p>
              </table:table-cell>
              <table:table-cell office:value-type="float" office:value="158913">
                <text:p>158913</text:p>
              </table:table-cell>
            </table:table-row>
            <table:table-row>
              <table:table-cell office:value-type="string">
                <text:p>13:23:47</text:p>
              </table:table-cell>
              <table:table-cell office:value-type="float" office:value="416737">
                <text:p>416737</text:p>
              </table:table-cell>
            </table:table-row>
            <table:table-row>
              <table:table-cell office:value-type="string">
                <text:p>13:23:48</text:p>
              </table:table-cell>
              <table:table-cell office:value-type="float" office:value="206788">
                <text:p>206788</text:p>
              </table:table-cell>
            </table:table-row>
            <table:table-row>
              <table:table-cell office:value-type="string">
                <text:p>13:23:49</text:p>
              </table:table-cell>
              <table:table-cell office:value-type="float" office:value="104029">
                <text:p>104029</text:p>
              </table:table-cell>
            </table:table-row>
            <table:table-row>
              <table:table-cell office:value-type="string">
                <text:p>13:23:50</text:p>
              </table:table-cell>
              <table:table-cell office:value-type="float" office:value="65410">
                <text:p>65410</text:p>
              </table:table-cell>
            </table:table-row>
            <table:table-row>
              <table:table-cell office:value-type="string">
                <text:p>13:23:51</text:p>
              </table:table-cell>
              <table:table-cell office:value-type="float" office:value="194766">
                <text:p>194766</text:p>
              </table:table-cell>
            </table:table-row>
            <table:table-row>
              <table:table-cell office:value-type="string">
                <text:p>13:23:52</text:p>
              </table:table-cell>
              <table:table-cell office:value-type="float" office:value="79430">
                <text:p>79430</text:p>
              </table:table-cell>
            </table:table-row>
            <table:table-row>
              <table:table-cell office:value-type="string">
                <text:p>13:23:53</text:p>
              </table:table-cell>
              <table:table-cell office:value-type="float" office:value="111629">
                <text:p>111629</text:p>
              </table:table-cell>
            </table:table-row>
            <table:table-row>
              <table:table-cell office:value-type="string">
                <text:p>13:23:54</text:p>
              </table:table-cell>
              <table:table-cell office:value-type="float" office:value="100229">
                <text:p>100229</text:p>
              </table:table-cell>
            </table:table-row>
            <table:table-row>
              <table:table-cell office:value-type="string">
                <text:p>13:23:55</text:p>
              </table:table-cell>
              <table:table-cell office:value-type="float" office:value="53176">
                <text:p>53176</text:p>
              </table:table-cell>
            </table:table-row>
            <table:table-row>
              <table:table-cell office:value-type="string">
                <text:p>13:23:56</text:p>
              </table:table-cell>
              <table:table-cell office:value-type="float" office:value="40907">
                <text:p>40907</text:p>
              </table:table-cell>
            </table:table-row>
            <table:table-row>
              <table:table-cell office:value-type="string">
                <text:p>13:23:57</text:p>
              </table:table-cell>
              <table:table-cell office:value-type="float" office:value="102150">
                <text:p>102150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64352">
                <text:p>64352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13:24:00</text:p>
              </table:table-cell>
              <table:table-cell office:value-type="float" office:value="64671">
                <text:p>64671</text:p>
              </table:table-cell>
            </table:table-row>
            <table:table-row>
              <table:table-cell office:value-type="string">
                <text:p>13:24:01</text:p>
              </table:table-cell>
              <table:table-cell office:value-type="float" office:value="61763">
                <text:p>61763</text:p>
              </table:table-cell>
            </table:table-row>
            <table:table-row>
              <table:table-cell office:value-type="string">
                <text:p>13:24:02</text:p>
              </table:table-cell>
              <table:table-cell office:value-type="float" office:value="52169">
                <text:p>52169</text:p>
              </table:table-cell>
            </table:table-row>
            <table:table-row>
              <table:table-cell office:value-type="string">
                <text:p>13:24:03</text:p>
              </table:table-cell>
              <table:table-cell office:value-type="float" office:value="31676">
                <text:p>31676</text:p>
              </table:table-cell>
            </table:table-row>
            <table:table-row>
              <table:table-cell office:value-type="string">
                <text:p>13:24:04</text:p>
              </table:table-cell>
              <table:table-cell office:value-type="float" office:value="71742">
                <text:p>71742</text:p>
              </table:table-cell>
            </table:table-row>
            <table:table-row>
              <table:table-cell office:value-type="string">
                <text:p>13:24:05</text:p>
              </table:table-cell>
              <table:table-cell office:value-type="float" office:value="133553">
                <text:p>133553</text:p>
              </table:table-cell>
            </table:table-row>
            <table:table-row>
              <table:table-cell office:value-type="string">
                <text:p>13:24:06</text:p>
              </table:table-cell>
              <table:table-cell office:value-type="float" office:value="74706">
                <text:p>74706</text:p>
              </table:table-cell>
            </table:table-row>
            <table:table-row>
              <table:table-cell office:value-type="string">
                <text:p>13:24:07</text:p>
              </table:table-cell>
              <table:table-cell office:value-type="float" office:value="57052">
                <text:p>57052</text:p>
              </table:table-cell>
            </table:table-row>
            <table:table-row>
              <table:table-cell office:value-type="string">
                <text:p>13:24:08</text:p>
              </table:table-cell>
              <table:table-cell office:value-type="float" office:value="32675">
                <text:p>32675</text:p>
              </table:table-cell>
            </table:table-row>
            <table:table-row>
              <table:table-cell office:value-type="string">
                <text:p>13:24:09</text:p>
              </table:table-cell>
              <table:table-cell office:value-type="float" office:value="33878">
                <text:p>33878</text:p>
              </table:table-cell>
            </table:table-row>
            <table:table-row>
              <table:table-cell office:value-type="string">
                <text:p>13:24:10</text:p>
              </table:table-cell>
              <table:table-cell office:value-type="float" office:value="65546">
                <text:p>65546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64093">
                <text:p>64093</text:p>
              </table:table-cell>
            </table:table-row>
            <table:table-row>
              <table:table-cell office:value-type="string">
                <text:p>13:24:12</text:p>
              </table:table-cell>
              <table:table-cell office:value-type="float" office:value="176933">
                <text:p>176933</text:p>
              </table:table-cell>
            </table:table-row>
            <table:table-row>
              <table:table-cell office:value-type="string">
                <text:p>13:24:13</text:p>
              </table:table-cell>
              <table:table-cell office:value-type="float" office:value="63374">
                <text:p>63374</text:p>
              </table:table-cell>
            </table:table-row>
            <table:table-row>
              <table:table-cell office:value-type="string">
                <text:p>13:24:14</text:p>
              </table:table-cell>
              <table:table-cell office:value-type="float" office:value="76012">
                <text:p>76012</text:p>
              </table:table-cell>
            </table:table-row>
            <table:table-row>
              <table:table-cell office:value-type="string">
                <text:p>13:24:15</text:p>
              </table:table-cell>
              <table:table-cell office:value-type="float" office:value="153681">
                <text:p>153681</text:p>
              </table:table-cell>
            </table:table-row>
            <table:table-row>
              <table:table-cell office:value-type="string">
                <text:p>13:24:16</text:p>
              </table:table-cell>
              <table:table-cell office:value-type="float" office:value="142852">
                <text:p>142852</text:p>
              </table:table-cell>
            </table:table-row>
            <table:table-row>
              <table:table-cell office:value-type="string">
                <text:p>13:24:17</text:p>
              </table:table-cell>
              <table:table-cell office:value-type="float" office:value="139599">
                <text:p>139599</text:p>
              </table:table-cell>
            </table:table-row>
            <table:table-row>
              <table:table-cell office:value-type="string">
                <text:p>13:24:18</text:p>
              </table:table-cell>
              <table:table-cell office:value-type="float" office:value="56226">
                <text:p>56226</text:p>
              </table:table-cell>
            </table:table-row>
            <table:table-row>
              <table:table-cell office:value-type="string">
                <text:p>13:24:19</text:p>
              </table:table-cell>
              <table:table-cell office:value-type="float" office:value="180884">
                <text:p>180884</text:p>
              </table:table-cell>
            </table:table-row>
            <table:table-row>
              <table:table-cell office:value-type="string">
                <text:p>13:24:20</text:p>
              </table:table-cell>
              <table:table-cell office:value-type="float" office:value="70731">
                <text:p>70731</text:p>
              </table:table-cell>
            </table:table-row>
            <table:table-row>
              <table:table-cell office:value-type="string">
                <text:p>13:24:21</text:p>
              </table:table-cell>
              <table:table-cell office:value-type="float" office:value="104888">
                <text:p>104888</text:p>
              </table:table-cell>
            </table:table-row>
            <table:table-row>
              <table:table-cell office:value-type="string">
                <text:p>13:24:22</text:p>
              </table:table-cell>
              <table:table-cell office:value-type="float" office:value="219975">
                <text:p>219975</text:p>
              </table:table-cell>
            </table:table-row>
            <table:table-row>
              <table:table-cell office:value-type="string">
                <text:p>13:24:23</text:p>
              </table:table-cell>
              <table:table-cell office:value-type="float" office:value="123637">
                <text:p>123637</text:p>
              </table:table-cell>
            </table:table-row>
            <table:table-row>
              <table:table-cell office:value-type="string">
                <text:p>13:24:24</text:p>
              </table:table-cell>
              <table:table-cell office:value-type="float" office:value="122879">
                <text:p>122879</text:p>
              </table:table-cell>
            </table:table-row>
            <table:table-row>
              <table:table-cell office:value-type="string">
                <text:p>13:24:25</text:p>
              </table:table-cell>
              <table:table-cell office:value-type="float" office:value="17858">
                <text:p>17858</text:p>
              </table:table-cell>
            </table:table-row>
            <table:table-row>
              <table:table-cell office:value-type="string">
                <text:p>13:24:26</text:p>
              </table:table-cell>
              <table:table-cell office:value-type="float" office:value="67954">
                <text:p>67954</text:p>
              </table:table-cell>
            </table:table-row>
            <table:table-row>
              <table:table-cell office:value-type="string">
                <text:p>13:24:27</text:p>
              </table:table-cell>
              <table:table-cell office:value-type="float" office:value="236807">
                <text:p>236807</text:p>
              </table:table-cell>
            </table:table-row>
            <table:table-row>
              <table:table-cell office:value-type="string">
                <text:p>13:24:28</text:p>
              </table:table-cell>
              <table:table-cell office:value-type="float" office:value="276226">
                <text:p>276226</text:p>
              </table:table-cell>
            </table:table-row>
            <table:table-row>
              <table:table-cell office:value-type="string">
                <text:p>13:24:29</text:p>
              </table:table-cell>
              <table:table-cell office:value-type="float" office:value="425084">
                <text:p>425084</text:p>
              </table:table-cell>
            </table:table-row>
            <table:table-row>
              <table:table-cell office:value-type="string">
                <text:p>13:24:30</text:p>
              </table:table-cell>
              <table:table-cell office:value-type="float" office:value="260421">
                <text:p>260421</text:p>
              </table:table-cell>
            </table:table-row>
            <table:table-row>
              <table:table-cell office:value-type="string">
                <text:p>13:24:31</text:p>
              </table:table-cell>
              <table:table-cell office:value-type="float" office:value="241709">
                <text:p>241709</text:p>
              </table:table-cell>
            </table:table-row>
            <table:table-row>
              <table:table-cell office:value-type="string">
                <text:p>13:24:32</text:p>
              </table:table-cell>
              <table:table-cell office:value-type="float" office:value="328936">
                <text:p>328936</text:p>
              </table:table-cell>
            </table:table-row>
            <table:table-row>
              <table:table-cell office:value-type="string">
                <text:p>13:24:33</text:p>
              </table:table-cell>
              <table:table-cell office:value-type="float" office:value="245911">
                <text:p>245911</text:p>
              </table:table-cell>
            </table:table-row>
            <table:table-row>
              <table:table-cell office:value-type="string">
                <text:p>13:24:34</text:p>
              </table:table-cell>
              <table:table-cell office:value-type="float" office:value="165262">
                <text:p>165262</text:p>
              </table:table-cell>
            </table:table-row>
            <table:table-row>
              <table:table-cell office:value-type="string">
                <text:p>13:24:35</text:p>
              </table:table-cell>
              <table:table-cell office:value-type="float" office:value="122096">
                <text:p>122096</text:p>
              </table:table-cell>
            </table:table-row>
            <table:table-row>
              <table:table-cell office:value-type="string">
                <text:p>13:24:36</text:p>
              </table:table-cell>
              <table:table-cell office:value-type="float" office:value="138632">
                <text:p>138632</text:p>
              </table:table-cell>
            </table:table-row>
            <table:table-row>
              <table:table-cell office:value-type="string">
                <text:p>13:24:37</text:p>
              </table:table-cell>
              <table:table-cell office:value-type="float" office:value="189180">
                <text:p>189180</text:p>
              </table:table-cell>
            </table:table-row>
            <table:table-row>
              <table:table-cell office:value-type="string">
                <text:p>13:24:38</text:p>
              </table:table-cell>
              <table:table-cell office:value-type="float" office:value="134666">
                <text:p>134666</text:p>
              </table:table-cell>
            </table:table-row>
            <table:table-row>
              <table:table-cell office:value-type="string">
                <text:p>13:24:39</text:p>
              </table:table-cell>
              <table:table-cell office:value-type="float" office:value="115658">
                <text:p>115658</text:p>
              </table:table-cell>
            </table:table-row>
            <table:table-row>
              <table:table-cell office:value-type="string">
                <text:p>13:24:40</text:p>
              </table:table-cell>
              <table:table-cell office:value-type="float" office:value="219640">
                <text:p>219640</text:p>
              </table:table-cell>
            </table:table-row>
            <table:table-row>
              <table:table-cell office:value-type="string">
                <text:p>13:24:41</text:p>
              </table:table-cell>
              <table:table-cell office:value-type="float" office:value="84021">
                <text:p>84021</text:p>
              </table:table-cell>
            </table:table-row>
            <table:table-row>
              <table:table-cell office:value-type="string">
                <text:p>13:24:42</text:p>
              </table:table-cell>
              <table:table-cell office:value-type="float" office:value="96435">
                <text:p>96435</text:p>
              </table:table-cell>
            </table:table-row>
            <table:table-row>
              <table:table-cell office:value-type="string">
                <text:p>13:24:43</text:p>
              </table:table-cell>
              <table:table-cell office:value-type="float" office:value="105977">
                <text:p>105977</text:p>
              </table:table-cell>
            </table:table-row>
            <table:table-row>
              <table:table-cell office:value-type="string">
                <text:p>13:24:44</text:p>
              </table:table-cell>
              <table:table-cell office:value-type="float" office:value="160487">
                <text:p>160487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104628">
                <text:p>104628</text:p>
              </table:table-cell>
            </table:table-row>
            <table:table-row>
              <table:table-cell office:value-type="string">
                <text:p>13:24:46</text:p>
              </table:table-cell>
              <table:table-cell office:value-type="float" office:value="97567">
                <text:p>97567</text:p>
              </table:table-cell>
            </table:table-row>
            <table:table-row>
              <table:table-cell office:value-type="string">
                <text:p>13:24:47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13:24:48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string">
                <text:p>13:24:49</text:p>
              </table:table-cell>
              <table:table-cell office:value-type="float" office:value="46240">
                <text:p>46240</text:p>
              </table:table-cell>
            </table:table-row>
            <table:table-row>
              <table:table-cell office:value-type="string">
                <text:p>13:24:50</text:p>
              </table:table-cell>
              <table:table-cell office:value-type="float" office:value="43018">
                <text:p>43018</text:p>
              </table:table-cell>
            </table:table-row>
            <table:table-row>
              <table:table-cell office:value-type="string">
                <text:p>13:24:51</text:p>
              </table:table-cell>
              <table:table-cell office:value-type="float" office:value="105500">
                <text:p>105500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68155">
                <text:p>68155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47052">
                <text:p>47052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20673">
                <text:p>20673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72492">
                <text:p>72492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182490">
                <text:p>182490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200674">
                <text:p>200674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365744">
                <text:p>365744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321829">
                <text:p>321829</text:p>
              </table:table-cell>
            </table:table-row>
            <table:table-row>
              <table:table-cell office:value-type="string">
                <text:p>13:25:02</text:p>
              </table:table-cell>
              <table:table-cell office:value-type="float" office:value="447984">
                <text:p>447984</text:p>
              </table:table-cell>
            </table:table-row>
            <table:table-row>
              <table:table-cell office:value-type="string">
                <text:p>13:25:03</text:p>
              </table:table-cell>
              <table:table-cell office:value-type="float" office:value="528836">
                <text:p>528836</text:p>
              </table:table-cell>
            </table:table-row>
            <table:table-row>
              <table:table-cell office:value-type="string">
                <text:p>13:25:04</text:p>
              </table:table-cell>
              <table:table-cell office:value-type="float" office:value="374264">
                <text:p>374264</text:p>
              </table:table-cell>
            </table:table-row>
            <table:table-row>
              <table:table-cell office:value-type="string">
                <text:p>13:25:05</text:p>
              </table:table-cell>
              <table:table-cell office:value-type="float" office:value="370895">
                <text:p>370895</text:p>
              </table:table-cell>
            </table:table-row>
            <table:table-row>
              <table:table-cell office:value-type="string">
                <text:p>13:25:06</text:p>
              </table:table-cell>
              <table:table-cell office:value-type="float" office:value="206982">
                <text:p>206982</text:p>
              </table:table-cell>
            </table:table-row>
            <table:table-row>
              <table:table-cell office:value-type="string">
                <text:p>13:25:07</text:p>
              </table:table-cell>
              <table:table-cell office:value-type="float" office:value="556894">
                <text:p>556894</text:p>
              </table:table-cell>
            </table:table-row>
            <table:table-row>
              <table:table-cell office:value-type="string">
                <text:p>13:25:08</text:p>
              </table:table-cell>
              <table:table-cell office:value-type="float" office:value="528485">
                <text:p>528485</text:p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844233">
                <text:p>844233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675224">
                <text:p>675224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500839">
                <text:p>500839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457206">
                <text:p>457206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375188">
                <text:p>375188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258395">
                <text:p>258395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325061">
                <text:p>325061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289714">
                <text:p>289714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532676">
                <text:p>532676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437698">
                <text:p>437698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506893">
                <text:p>506893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220262">
                <text:p>220262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219260">
                <text:p>219260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178748">
                <text:p>178748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226477">
                <text:p>226477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238574">
                <text:p>238574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228747">
                <text:p>228747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95288">
                <text:p>95288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44013">
                <text:p>44013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90590">
                <text:p>90590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132823">
                <text:p>132823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49279">
                <text:p>49279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52685">
                <text:p>52685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223945">
                <text:p>223945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165808">
                <text:p>165808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187643">
                <text:p>187643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77547">
                <text:p>77547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90646">
                <text:p>90646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83741">
                <text:p>83741</text:p>
              </table:table-cell>
            </table:table-row>
            <table:table-row>
              <table:table-cell office:value-type="string">
                <text:p>13:25:38</text:p>
              </table:table-cell>
              <table:table-cell office:value-type="float" office:value="52992">
                <text:p>52992</text:p>
              </table:table-cell>
            </table:table-row>
            <table:table-row>
              <table:table-cell office:value-type="string">
                <text:p>13:25:39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169150">
                <text:p>169150</text:p>
              </table:table-cell>
            </table:table-row>
            <table:table-row>
              <table:table-cell office:value-type="string">
                <text:p>13:25:41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string">
                <text:p>13:25:42</text:p>
              </table:table-cell>
              <table:table-cell office:value-type="float" office:value="242613">
                <text:p>242613</text:p>
              </table:table-cell>
            </table:table-row>
            <table:table-row>
              <table:table-cell office:value-type="string">
                <text:p>13:25:43</text:p>
              </table:table-cell>
              <table:table-cell office:value-type="float" office:value="77591">
                <text:p>77591</text:p>
              </table:table-cell>
            </table:table-row>
            <table:table-row>
              <table:table-cell office:value-type="string">
                <text:p>13:25:44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string">
                <text:p>13:25:45</text:p>
              </table:table-cell>
              <table:table-cell office:value-type="float" office:value="39716">
                <text:p>39716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65219">
                <text:p>65219</text:p>
              </table:table-cell>
            </table:table-row>
            <table:table-row>
              <table:table-cell office:value-type="string">
                <text:p>13:25:47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string">
                <text:p>13:25:48</text:p>
              </table:table-cell>
              <table:table-cell office:value-type="float" office:value="89507">
                <text:p>89507</text:p>
              </table:table-cell>
            </table:table-row>
            <table:table-row>
              <table:table-cell office:value-type="string">
                <text:p>13:25:49</text:p>
              </table:table-cell>
              <table:table-cell office:value-type="float" office:value="50688">
                <text:p>50688</text:p>
              </table:table-cell>
            </table:table-row>
            <table:table-row>
              <table:table-cell office:value-type="string">
                <text:p>13:25:50</text:p>
              </table:table-cell>
              <table:table-cell office:value-type="float" office:value="262213">
                <text:p>262213</text:p>
              </table:table-cell>
            </table:table-row>
            <table:table-row>
              <table:table-cell office:value-type="string">
                <text:p>13:25:51</text:p>
              </table:table-cell>
              <table:table-cell office:value-type="float" office:value="189238">
                <text:p>189238</text:p>
              </table:table-cell>
            </table:table-row>
            <table:table-row>
              <table:table-cell office:value-type="string">
                <text:p>13:25:52</text:p>
              </table:table-cell>
              <table:table-cell office:value-type="float" office:value="88766">
                <text:p>88766</text:p>
              </table:table-cell>
            </table:table-row>
            <table:table-row>
              <table:table-cell office:value-type="string">
                <text:p>13:25:53</text:p>
              </table:table-cell>
              <table:table-cell office:value-type="float" office:value="79864">
                <text:p>79864</text:p>
              </table:table-cell>
            </table:table-row>
            <table:table-row>
              <table:table-cell office:value-type="string">
                <text:p>13:25:54</text:p>
              </table:table-cell>
              <table:table-cell office:value-type="float" office:value="85690">
                <text:p>85690</text:p>
              </table:table-cell>
            </table:table-row>
            <table:table-row>
              <table:table-cell office:value-type="string">
                <text:p>13:25:55</text:p>
              </table:table-cell>
              <table:table-cell office:value-type="float" office:value="148936">
                <text:p>148936</text:p>
              </table:table-cell>
            </table:table-row>
            <table:table-row>
              <table:table-cell office:value-type="string">
                <text:p>13:25:56</text:p>
              </table:table-cell>
              <table:table-cell office:value-type="float" office:value="127080">
                <text:p>127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141.B2:test141.B692 test141.G1:test141.G692" chart:data-source-has-labels="both" svg:x="0.32cm" svg:y="0.18cm" svg:width="12.726cm" svg:height="8.64cm">
          <chartooo:coordinate-region svg:x="1.127cm" svg:y="0.18cm" svg:width="11.563cm" svg:height="7.037cm"/>
          <chart:axis chart:dimension="x" chart:name="primary-x" chart:style-name="ch4" chartooo:axis-type="auto">
            <chartooo:date-scale/>
            <chart:categories table:cell-range-address="test141.B2:test141.B6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41.G2:test141.G692" chart:label-cell-address="test141.G1:test141.G1" chart:class="chart:bar">
            <chart:data-point chart:repeated="6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41.G1:test14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4:26</text:p>
                <draw:g>
                  <svg:desc>test141.B2:test141.B692</svg:desc>
                </draw:g>
              </table:table-cell>
              <table:table-cell office:value-type="float" office:value="18">
                <text:p>18</text:p>
                <draw:g>
                  <svg:desc>test141.G2:test141.G692</svg:desc>
                </draw:g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5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6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7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18: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19: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19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9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9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0: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0:5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0: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0: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0: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0:5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20: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0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:21:0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1:0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:21: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:21: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1: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1: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:21: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1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21: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:21: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1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:21:2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2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21: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21:2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1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1:5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1: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1: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1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22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22:0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22: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22: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22:1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22: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22:1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22: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22:1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22: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22: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2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22: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22:2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22: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22:3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22: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22: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5:56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5cm" chart:style-name="ch2">
          <text:p>scattergram</text:p>
        </chart:title>
        <chart:legend chart:legend-position="end" svg:x="14.001cm" svg:y="4.005cm" style:legend-expansion="high" chart:style-name="ch3"/>
        <chart:plot-area chart:style-name="ch4" table:cell-range-address="test141.G2:test141.G692 test141.C1:test141.D692" chart:data-source-has-labels="row" svg:x="0.32cm" svg:y="1.248cm" svg:width="13.361cm" svg:height="7.572cm">
          <chartooo:coordinate-region svg:x="0.756cm" svg:y="1.421cm" svg:width="12.46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41.C2:test141.C692" chart:label-cell-address="test141.C1:test141.C1" chart:class="chart:scatter">
            <chart:domain table:cell-range-address="test141.G2:test141.G692"/>
            <chart:data-point chart:repeated="691"/>
          </chart:series>
          <chart:series chart:style-name="ch8" chart:values-cell-range-address="test141.D2:test141.D692" chart:label-cell-address="test141.D1:test141.D1" chart:class="chart:scatter">
            <chart:data-point chart:repeated="6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41.C1:test141.C1</svg:desc>
                </draw:g>
              </table:table-cell>
              <table:table-cell office:value-type="string">
                <text:p>xfertime</text:p>
                <draw:g>
                  <svg:desc>test141.D1:test14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test141.G2:test141.G692</svg:desc>
                </draw:g>
              </table:table-cell>
              <table:table-cell office:value-type="float" office:value="0.013207">
                <text:p>0.013207</text:p>
                <draw:g>
                  <svg:desc>test141.C2:test141.C692</svg:desc>
                </draw:g>
              </table:table-cell>
              <table:table-cell office:value-type="float" office:value="0.004842">
                <text:p>0.004842</text:p>
                <draw:g>
                  <svg:desc>test141.D2:test141.D6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16646">
                <text:p>0.01664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12854">
                <text:p>0.012854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11339">
                <text:p>0.011339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12697">
                <text:p>0.012697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5491">
                <text:p>0.015491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6821">
                <text:p>0.016821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1725">
                <text:p>0.011725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4947">
                <text:p>0.014947</text:p>
              </table:table-cell>
              <table:table-cell office:value-type="float" office:value="0.00573">
                <text:p>0.00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014234">
                <text:p>0.014234</text:p>
              </table:table-cell>
              <table:table-cell office:value-type="float" office:value="0.006731">
                <text:p>0.0067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14574">
                <text:p>0.014574</text:p>
              </table:table-cell>
              <table:table-cell office:value-type="float" office:value="0.008583">
                <text:p>0.008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3663">
                <text:p>0.013663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442">
                <text:p>0.01442</text:p>
              </table:table-cell>
              <table:table-cell office:value-type="float" office:value="0.006729">
                <text:p>0.006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333">
                <text:p>0.014333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7545">
                <text:p>0.017545</text:p>
              </table:table-cell>
              <table:table-cell office:value-type="float" office:value="0.008317">
                <text:p>0.008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12259">
                <text:p>0.012259</text:p>
              </table:table-cell>
              <table:table-cell office:value-type="float" office:value="0.002838">
                <text:p>0.002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2037">
                <text:p>0.012037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1779">
                <text:p>0.011779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0.013227">
                <text:p>0.013227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  <table:table-cell office:value-type="float" office:value="0.01166">
                <text:p>0.01166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0.011696">
                <text:p>0.011696</text:p>
              </table:table-cell>
              <table:table-cell office:value-type="float" office:value="0.001052">
                <text:p>0.001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">
                <text:p>199</text:p>
              </table:table-cell>
              <table:table-cell office:value-type="float" office:value="0.013122">
                <text:p>0.013122</text:p>
              </table:table-cell>
              <table:table-cell office:value-type="float" office:value="0.002714">
                <text:p>0.0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  <table:table-cell office:value-type="float" office:value="0.012523">
                <text:p>0.012523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">
                <text:p>199</text:p>
              </table:table-cell>
              <table:table-cell office:value-type="float" office:value="0.012746">
                <text:p>0.012746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">
                <text:p>199</text:p>
              </table:table-cell>
              <table:table-cell office:value-type="float" office:value="0.014962">
                <text:p>0.014962</text:p>
              </table:table-cell>
              <table:table-cell office:value-type="float" office:value="0.008749">
                <text:p>0.00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">
                <text:p>199</text:p>
              </table:table-cell>
              <table:table-cell office:value-type="float" office:value="0.012087">
                <text:p>0.0120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0.013346">
                <text:p>0.013346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0.014318">
                <text:p>0.014318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">
                <text:p>199</text:p>
              </table:table-cell>
              <table:table-cell office:value-type="float" office:value="0.01418">
                <text:p>0.01418</text:p>
              </table:table-cell>
              <table:table-cell office:value-type="float" office:value="0.004979">
                <text:p>0.004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0.013929">
                <text:p>0.013929</text:p>
              </table:table-cell>
              <table:table-cell office:value-type="float" office:value="0.004215">
                <text:p>0.004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0.011997">
                <text:p>0.011997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0.018251">
                <text:p>0.018251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">
                <text:p>199</text:p>
              </table:table-cell>
              <table:table-cell office:value-type="float" office:value="0.013726">
                <text:p>0.013726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0.012528">
                <text:p>0.012528</text:p>
              </table:table-cell>
              <table:table-cell office:value-type="float" office:value="0.004479">
                <text:p>0.004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0.013083">
                <text:p>0.013083</text:p>
              </table:table-cell>
              <table:table-cell office:value-type="float" office:value="0.004205">
                <text:p>0.004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0.017436">
                <text:p>0.017436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  <table:table-cell office:value-type="float" office:value="0.015816">
                <text:p>0.015816</text:p>
              </table:table-cell>
              <table:table-cell office:value-type="float" office:value="0.007771">
                <text:p>0.007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">
                <text:p>199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218">
                <text:p>0.003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0.012638">
                <text:p>0.012638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">
                <text:p>199</text:p>
              </table:table-cell>
              <table:table-cell office:value-type="float" office:value="0.013358">
                <text:p>0.013358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  <table:table-cell office:value-type="float" office:value="0.013824">
                <text:p>0.013824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  <table:table-cell office:value-type="float" office:value="0.012338">
                <text:p>0.012338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">
                <text:p>199</text:p>
              </table:table-cell>
              <table:table-cell office:value-type="float" office:value="0.013147">
                <text:p>0.013147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">
                <text:p>199</text:p>
              </table:table-cell>
              <table:table-cell office:value-type="float" office:value="0.025071">
                <text:p>0.025071</text:p>
              </table:table-cell>
              <table:table-cell office:value-type="float" office:value="0.012001">
                <text:p>0.012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">
                <text:p>199</text:p>
              </table:table-cell>
              <table:table-cell office:value-type="float" office:value="0.016997">
                <text:p>0.016997</text:p>
              </table:table-cell>
              <table:table-cell office:value-type="float" office:value="0.007438">
                <text:p>0.007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">
                <text:p>199</text:p>
              </table:table-cell>
              <table:table-cell office:value-type="float" office:value="0.019547">
                <text:p>0.019547</text:p>
              </table:table-cell>
              <table:table-cell office:value-type="float" office:value="0.006949">
                <text:p>0.006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0.014771">
                <text:p>0.014771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13785">
                <text:p>0.013785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0.012703">
                <text:p>0.01270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0.013769">
                <text:p>0.013769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0.013965">
                <text:p>0.013965</text:p>
              </table:table-cell>
              <table:table-cell office:value-type="float" office:value="0.002255">
                <text:p>0.002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  <table:table-cell office:value-type="float" office:value="0.013079">
                <text:p>0.013079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">
                <text:p>199</text:p>
              </table:table-cell>
              <table:table-cell office:value-type="float" office:value="0.017153">
                <text:p>0.017153</text:p>
              </table:table-cell>
              <table:table-cell office:value-type="float" office:value="0.016825">
                <text:p>0.016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.015914">
                <text:p>0.015914</text:p>
              </table:table-cell>
              <table:table-cell office:value-type="float" office:value="0.011745">
                <text:p>0.0117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">
                <text:p>199</text:p>
              </table:table-cell>
              <table:table-cell office:value-type="float" office:value="0.012809">
                <text:p>0.012809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">
                <text:p>199</text:p>
              </table:table-cell>
              <table:table-cell office:value-type="float" office:value="0.011935">
                <text:p>0.011935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0.013332">
                <text:p>0.013332</text:p>
              </table:table-cell>
              <table:table-cell office:value-type="float" office:value="0.007618">
                <text:p>0.007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">
                <text:p>199</text:p>
              </table:table-cell>
              <table:table-cell office:value-type="float" office:value="0.013863">
                <text:p>0.013863</text:p>
              </table:table-cell>
              <table:table-cell office:value-type="float" office:value="0.004756">
                <text:p>0.004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">
                <text:p>199</text:p>
              </table:table-cell>
              <table:table-cell office:value-type="float" office:value="0.012391">
                <text:p>0.012391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">
                <text:p>199</text:p>
              </table:table-cell>
              <table:table-cell office:value-type="float" office:value="0.014127">
                <text:p>0.014127</text:p>
              </table:table-cell>
              <table:table-cell office:value-type="float" office:value="0.004927">
                <text:p>0.004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">
                <text:p>199</text:p>
              </table:table-cell>
              <table:table-cell office:value-type="float" office:value="0.014774">
                <text:p>0.014774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  <table:table-cell office:value-type="float" office:value="0.01467">
                <text:p>0.01467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">
                <text:p>199</text:p>
              </table:table-cell>
              <table:table-cell office:value-type="float" office:value="0.019223">
                <text:p>0.019223</text:p>
              </table:table-cell>
              <table:table-cell office:value-type="float" office:value="0.006528">
                <text:p>0.006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0.012621">
                <text:p>0.012621</text:p>
              </table:table-cell>
              <table:table-cell office:value-type="float" office:value="0.002897">
                <text:p>0.002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">
                <text:p>199</text:p>
              </table:table-cell>
              <table:table-cell office:value-type="float" office:value="0.014127">
                <text:p>0.014127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0.013376">
                <text:p>0.013376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">
                <text:p>199</text:p>
              </table:table-cell>
              <table:table-cell office:value-type="float" office:value="0.029138">
                <text:p>0.029138</text:p>
              </table:table-cell>
              <table:table-cell office:value-type="float" office:value="0.024679">
                <text:p>0.024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  <table:table-cell office:value-type="float" office:value="0.025637">
                <text:p>0.025637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">
                <text:p>199</text:p>
              </table:table-cell>
              <table:table-cell office:value-type="float" office:value="0.012783">
                <text:p>0.012783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">
                <text:p>199</text:p>
              </table:table-cell>
              <table:table-cell office:value-type="float" office:value="0.01519">
                <text:p>0.01519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">
                <text:p>199</text:p>
              </table:table-cell>
              <table:table-cell office:value-type="float" office:value="0.01256">
                <text:p>0.01256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">
                <text:p>199</text:p>
              </table:table-cell>
              <table:table-cell office:value-type="float" office:value="0.014414">
                <text:p>0.014414</text:p>
              </table:table-cell>
              <table:table-cell office:value-type="float" office:value="0.002359">
                <text:p>0.002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">
                <text:p>199</text:p>
              </table:table-cell>
              <table:table-cell office:value-type="float" office:value="0.013139">
                <text:p>0.01313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">
                <text:p>199</text:p>
              </table:table-cell>
              <table:table-cell office:value-type="float" office:value="0.014679">
                <text:p>0.014679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">
                <text:p>199</text:p>
              </table:table-cell>
              <table:table-cell office:value-type="float" office:value="0.013334">
                <text:p>0.013334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">
                <text:p>199</text:p>
              </table:table-cell>
              <table:table-cell office:value-type="float" office:value="0.013315">
                <text:p>0.01331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0.013031">
                <text:p>0.013031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">
                <text:p>199</text:p>
              </table:table-cell>
              <table:table-cell office:value-type="float" office:value="0.011702">
                <text:p>0.011702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">
                <text:p>199</text:p>
              </table:table-cell>
              <table:table-cell office:value-type="float" office:value="0.012347">
                <text:p>0.012347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">
                <text:p>199</text:p>
              </table:table-cell>
              <table:table-cell office:value-type="float" office:value="0.011888">
                <text:p>0.011888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">
                <text:p>199</text:p>
              </table:table-cell>
              <table:table-cell office:value-type="float" office:value="0.013069">
                <text:p>0.013069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">
                <text:p>199</text:p>
              </table:table-cell>
              <table:table-cell office:value-type="float" office:value="0.013203">
                <text:p>0.013203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">
                <text:p>199</text:p>
              </table:table-cell>
              <table:table-cell office:value-type="float" office:value="0.014826">
                <text:p>0.014826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">
                <text:p>199</text:p>
              </table:table-cell>
              <table:table-cell office:value-type="float" office:value="0.014249">
                <text:p>0.014249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">
                <text:p>199</text:p>
              </table:table-cell>
              <table:table-cell office:value-type="float" office:value="0.012637">
                <text:p>0.012637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  <table:table-cell office:value-type="float" office:value="0.014109">
                <text:p>0.01410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0.01297">
                <text:p>0.01297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0.02402">
                <text:p>0.02402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0.015649">
                <text:p>0.015649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0.01361">
                <text:p>0.01361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  <table:table-cell office:value-type="float" office:value="0.015187">
                <text:p>0.015187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0.013225">
                <text:p>0.013225</text:p>
              </table:table-cell>
              <table:table-cell office:value-type="float" office:value="0.003691">
                <text:p>0.003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0.019387">
                <text:p>0.019387</text:p>
              </table:table-cell>
              <table:table-cell office:value-type="float" office:value="0.002573">
                <text:p>0.002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0.013311">
                <text:p>0.013311</text:p>
              </table:table-cell>
              <table:table-cell office:value-type="float" office:value="0.006115">
                <text:p>0.006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  <table:table-cell office:value-type="float" office:value="0.013903">
                <text:p>0.013903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0.012772">
                <text:p>0.012772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.013245">
                <text:p>0.013245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6738">
                <text:p>0.016738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">
                <text:p>199</text:p>
              </table:table-cell>
              <table:table-cell office:value-type="float" office:value="0.014431">
                <text:p>0.014431</text:p>
              </table:table-cell>
              <table:table-cell office:value-type="float" office:value="0.005497">
                <text:p>0.005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">
                <text:p>199</text:p>
              </table:table-cell>
              <table:table-cell office:value-type="float" office:value="0.015863">
                <text:p>0.015863</text:p>
              </table:table-cell>
              <table:table-cell office:value-type="float" office:value="0.006135">
                <text:p>0.006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">
                <text:p>199</text:p>
              </table:table-cell>
              <table:table-cell office:value-type="float" office:value="0.015821">
                <text:p>0.015821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  <table:table-cell office:value-type="float" office:value="0.016323">
                <text:p>0.016323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">
                <text:p>199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0.012841">
                <text:p>0.012841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">
                <text:p>199</text:p>
              </table:table-cell>
              <table:table-cell office:value-type="float" office:value="0.018591">
                <text:p>0.018591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.01397">
                <text:p>0.01397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">
                <text:p>199</text:p>
              </table:table-cell>
              <table:table-cell office:value-type="float" office:value="0.020919">
                <text:p>0.020919</text:p>
              </table:table-cell>
              <table:table-cell office:value-type="float" office:value="0.008347">
                <text:p>0.008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0.013779">
                <text:p>0.013779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">
                <text:p>199</text:p>
              </table:table-cell>
              <table:table-cell office:value-type="float" office:value="0.014858">
                <text:p>0.014858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">
                <text:p>199</text:p>
              </table:table-cell>
              <table:table-cell office:value-type="float" office:value="0.015658">
                <text:p>0.015658</text:p>
              </table:table-cell>
              <table:table-cell office:value-type="float" office:value="0.006429">
                <text:p>0.006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0.012663">
                <text:p>0.012663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0.015754">
                <text:p>0.015754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0.012439">
                <text:p>0.012439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">
                <text:p>199</text:p>
              </table:table-cell>
              <table:table-cell office:value-type="float" office:value="0.015637">
                <text:p>0.015637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">
                <text:p>199</text:p>
              </table:table-cell>
              <table:table-cell office:value-type="float" office:value="0.012308">
                <text:p>0.01230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">
                <text:p>199</text:p>
              </table:table-cell>
              <table:table-cell office:value-type="float" office:value="0.015531">
                <text:p>0.015531</text:p>
              </table:table-cell>
              <table:table-cell office:value-type="float" office:value="0.008065">
                <text:p>0.008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">
                <text:p>199</text:p>
              </table:table-cell>
              <table:table-cell office:value-type="float" office:value="0.012506">
                <text:p>0.012506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">
                <text:p>199</text:p>
              </table:table-cell>
              <table:table-cell office:value-type="float" office:value="0.013892">
                <text:p>0.013892</text:p>
              </table:table-cell>
              <table:table-cell office:value-type="float" office:value="0.016415">
                <text:p>0.016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">
                <text:p>19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">
                <text:p>199</text:p>
              </table:table-cell>
              <table:table-cell office:value-type="float" office:value="0.01809">
                <text:p>0.01809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">
                <text:p>199</text:p>
              </table:table-cell>
              <table:table-cell office:value-type="float" office:value="0.017595">
                <text:p>0.017595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">
                <text:p>199</text:p>
              </table:table-cell>
              <table:table-cell office:value-type="float" office:value="0.01585">
                <text:p>0.01585</text:p>
              </table:table-cell>
              <table:table-cell office:value-type="float" office:value="0.008632">
                <text:p>0.008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">
                <text:p>199</text:p>
              </table:table-cell>
              <table:table-cell office:value-type="float" office:value="0.012666">
                <text:p>0.012666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">
                <text:p>199</text:p>
              </table:table-cell>
              <table:table-cell office:value-type="float" office:value="0.011791">
                <text:p>0.011791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">
                <text:p>199</text:p>
              </table:table-cell>
              <table:table-cell office:value-type="float" office:value="0.014908">
                <text:p>0.014908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">
                <text:p>199</text:p>
              </table:table-cell>
              <table:table-cell office:value-type="float" office:value="0.03984">
                <text:p>0.03984</text:p>
              </table:table-cell>
              <table:table-cell office:value-type="float" office:value="0.038189">
                <text:p>0.038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">
                <text:p>199</text:p>
              </table:table-cell>
              <table:table-cell office:value-type="float" office:value="0.024486">
                <text:p>0.02448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">
                <text:p>199</text:p>
              </table:table-cell>
              <table:table-cell office:value-type="float" office:value="0.012358">
                <text:p>0.012358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">
                <text:p>199</text:p>
              </table:table-cell>
              <table:table-cell office:value-type="float" office:value="0.013516">
                <text:p>0.013516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">
                <text:p>199</text:p>
              </table:table-cell>
              <table:table-cell office:value-type="float" office:value="0.013626">
                <text:p>0.013626</text:p>
              </table:table-cell>
              <table:table-cell office:value-type="float" office:value="0.005627">
                <text:p>0.0056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0.01239">
                <text:p>0.01239</text:p>
              </table:table-cell>
              <table:table-cell office:value-type="float" office:value="0.005743">
                <text:p>0.005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">
                <text:p>199</text:p>
              </table:table-cell>
              <table:table-cell office:value-type="float" office:value="0.020623">
                <text:p>0.020623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">
                <text:p>199</text:p>
              </table:table-cell>
              <table:table-cell office:value-type="float" office:value="0.013351">
                <text:p>0.013351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">
                <text:p>199</text:p>
              </table:table-cell>
              <table:table-cell office:value-type="float" office:value="0.014734">
                <text:p>0.014734</text:p>
              </table:table-cell>
              <table:table-cell office:value-type="float" office:value="0.00277">
                <text:p>0.002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">
                <text:p>199</text:p>
              </table:table-cell>
              <table:table-cell office:value-type="float" office:value="0.014522">
                <text:p>0.014522</text:p>
              </table:table-cell>
              <table:table-cell office:value-type="float" office:value="0.002399">
                <text:p>0.002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  <table:table-cell office:value-type="float" office:value="0.0135">
                <text:p>0.0135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">
                <text:p>199</text:p>
              </table:table-cell>
              <table:table-cell office:value-type="float" office:value="0.030071">
                <text:p>0.030071</text:p>
              </table:table-cell>
              <table:table-cell office:value-type="float" office:value="0.034634">
                <text:p>0.034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">
                <text:p>199</text:p>
              </table:table-cell>
              <table:table-cell office:value-type="float" office:value="0.05094">
                <text:p>0.05094</text:p>
              </table:table-cell>
              <table:table-cell office:value-type="float" office:value="0.034926">
                <text:p>0.034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  <table:table-cell office:value-type="float" office:value="0.012961">
                <text:p>0.012961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">
                <text:p>199</text:p>
              </table:table-cell>
              <table:table-cell office:value-type="float" office:value="0.013391">
                <text:p>0.013391</text:p>
              </table:table-cell>
              <table:table-cell office:value-type="float" office:value="0.00739">
                <text:p>0.007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">
                <text:p>199</text:p>
              </table:table-cell>
              <table:table-cell office:value-type="float" office:value="0.018576">
                <text:p>0.018576</text:p>
              </table:table-cell>
              <table:table-cell office:value-type="float" office:value="0.013366">
                <text:p>0.013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">
                <text:p>199</text:p>
              </table:table-cell>
              <table:table-cell office:value-type="float" office:value="0.015728">
                <text:p>0.015728</text:p>
              </table:table-cell>
              <table:table-cell office:value-type="float" office:value="0.004729">
                <text:p>0.0047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0.01228">
                <text:p>0.01228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">
                <text:p>199</text:p>
              </table:table-cell>
              <table:table-cell office:value-type="float" office:value="0.011432">
                <text:p>0.01143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">
                <text:p>199</text:p>
              </table:table-cell>
              <table:table-cell office:value-type="float" office:value="0.012411">
                <text:p>0.012411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">
                <text:p>199</text:p>
              </table:table-cell>
              <table:table-cell office:value-type="float" office:value="0.012168">
                <text:p>0.012168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">
                <text:p>199</text:p>
              </table:table-cell>
              <table:table-cell office:value-type="float" office:value="0.013718">
                <text:p>0.013718</text:p>
              </table:table-cell>
              <table:table-cell office:value-type="float" office:value="0.007204">
                <text:p>0.0072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">
                <text:p>199</text:p>
              </table:table-cell>
              <table:table-cell office:value-type="float" office:value="0.013144">
                <text:p>0.013144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">
                <text:p>199</text:p>
              </table:table-cell>
              <table:table-cell office:value-type="float" office:value="0.013014">
                <text:p>0.013014</text:p>
              </table:table-cell>
              <table:table-cell office:value-type="float" office:value="0.004838">
                <text:p>0.004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0.013996">
                <text:p>0.013996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">
                <text:p>199</text:p>
              </table:table-cell>
              <table:table-cell office:value-type="float" office:value="0.01678">
                <text:p>0.016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">
                <text:p>199</text:p>
              </table:table-cell>
              <table:table-cell office:value-type="float" office:value="0.012857">
                <text:p>0.012857</text:p>
              </table:table-cell>
              <table:table-cell office:value-type="float" office:value="0.001648">
                <text:p>0.0016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">
                <text:p>199</text:p>
              </table:table-cell>
              <table:table-cell office:value-type="float" office:value="0.013288">
                <text:p>0.013288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">
                <text:p>199</text:p>
              </table:table-cell>
              <table:table-cell office:value-type="float" office:value="0.013527">
                <text:p>0.013527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">
                <text:p>199</text:p>
              </table:table-cell>
              <table:table-cell office:value-type="float" office:value="0.01276">
                <text:p>0.01276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">
                <text:p>199</text:p>
              </table:table-cell>
              <table:table-cell office:value-type="float" office:value="0.012156">
                <text:p>0.012156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">
                <text:p>199</text:p>
              </table:table-cell>
              <table:table-cell office:value-type="float" office:value="0.02007">
                <text:p>0.02007</text:p>
              </table:table-cell>
              <table:table-cell office:value-type="float" office:value="0.011275">
                <text:p>0.011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0.013609">
                <text:p>0.013609</text:p>
              </table:table-cell>
              <table:table-cell office:value-type="float" office:value="0.004633">
                <text:p>0.0046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">
                <text:p>199</text:p>
              </table:table-cell>
              <table:table-cell office:value-type="float" office:value="0.025805">
                <text:p>0.025805</text:p>
              </table:table-cell>
              <table:table-cell office:value-type="float" office:value="0.008058">
                <text:p>0.008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9">
                <text:p>199</text:p>
              </table:table-cell>
              <table:table-cell office:value-type="float" office:value="0.013511">
                <text:p>0.013511</text:p>
              </table:table-cell>
              <table:table-cell office:value-type="float" office:value="0.005982">
                <text:p>0.0059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">
                <text:p>199</text:p>
              </table:table-cell>
              <table:table-cell office:value-type="float" office:value="0.013692">
                <text:p>0.013692</text:p>
              </table:table-cell>
              <table:table-cell office:value-type="float" office:value="0.005205">
                <text:p>0.005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">
                <text:p>199</text:p>
              </table:table-cell>
              <table:table-cell office:value-type="float" office:value="0.016901">
                <text:p>0.016901</text:p>
              </table:table-cell>
              <table:table-cell office:value-type="float" office:value="0.006418">
                <text:p>0.006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">
                <text:p>199</text:p>
              </table:table-cell>
              <table:table-cell office:value-type="float" office:value="0.014251">
                <text:p>0.014251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0.014273">
                <text:p>0.014273</text:p>
              </table:table-cell>
              <table:table-cell office:value-type="float" office:value="0.007533">
                <text:p>0.007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0.014374">
                <text:p>0.014374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">
                <text:p>199</text:p>
              </table:table-cell>
              <table:table-cell office:value-type="float" office:value="0.013768">
                <text:p>0.013768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">
                <text:p>199</text:p>
              </table:table-cell>
              <table:table-cell office:value-type="float" office:value="0.012796">
                <text:p>0.012796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0.015021">
                <text:p>0.015021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0.014072">
                <text:p>0.014072</text:p>
              </table:table-cell>
              <table:table-cell office:value-type="float" office:value="0.002126">
                <text:p>0.002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9">
                <text:p>199</text:p>
              </table:table-cell>
              <table:table-cell office:value-type="float" office:value="0.028179">
                <text:p>0.028179</text:p>
              </table:table-cell>
              <table:table-cell office:value-type="float" office:value="0.013967">
                <text:p>0.0139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">
                <text:p>199</text:p>
              </table:table-cell>
              <table:table-cell office:value-type="float" office:value="0.014979">
                <text:p>0.014979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0.014559">
                <text:p>0.014559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">
                <text:p>199</text:p>
              </table:table-cell>
              <table:table-cell office:value-type="float" office:value="0.012728">
                <text:p>0.012728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">
                <text:p>199</text:p>
              </table:table-cell>
              <table:table-cell office:value-type="float" office:value="0.027707">
                <text:p>0.027707</text:p>
              </table:table-cell>
              <table:table-cell office:value-type="float" office:value="0.04774">
                <text:p>0.047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0.012559">
                <text:p>0.012559</text:p>
              </table:table-cell>
              <table:table-cell office:value-type="float" office:value="0.002186">
                <text:p>0.002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">
                <text:p>199</text:p>
              </table:table-cell>
              <table:table-cell office:value-type="float" office:value="0.013129">
                <text:p>0.013129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">
                <text:p>199</text:p>
              </table:table-cell>
              <table:table-cell office:value-type="float" office:value="0.013013">
                <text:p>0.013013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">
                <text:p>199</text:p>
              </table:table-cell>
              <table:table-cell office:value-type="float" office:value="0.019908">
                <text:p>0.019908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">
                <text:p>199</text:p>
              </table:table-cell>
              <table:table-cell office:value-type="float" office:value="0.013241">
                <text:p>0.013241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9">
                <text:p>199</text:p>
              </table:table-cell>
              <table:table-cell office:value-type="float" office:value="0.014358">
                <text:p>0.014358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0.017475">
                <text:p>0.017475</text:p>
              </table:table-cell>
              <table:table-cell office:value-type="float" office:value="0.010071">
                <text:p>0.0100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0.01326">
                <text:p>0.01326</text:p>
              </table:table-cell>
              <table:table-cell office:value-type="float" office:value="0.002626">
                <text:p>0.002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9">
                <text:p>199</text:p>
              </table:table-cell>
              <table:table-cell office:value-type="float" office:value="0.012601">
                <text:p>0.012601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0.014269">
                <text:p>0.014269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0.013919">
                <text:p>0.013919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0.014662">
                <text:p>0.014662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0.012869">
                <text:p>0.012869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0.015095">
                <text:p>0.015095</text:p>
              </table:table-cell>
              <table:table-cell office:value-type="float" office:value="0.007591">
                <text:p>0.007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0.018373">
                <text:p>0.018373</text:p>
              </table:table-cell>
              <table:table-cell office:value-type="float" office:value="0.009395">
                <text:p>0.009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0.029592">
                <text:p>0.029592</text:p>
              </table:table-cell>
              <table:table-cell office:value-type="float" office:value="0.021121">
                <text:p>0.021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0.014343">
                <text:p>0.014343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13629">
                <text:p>0.013629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0.015273">
                <text:p>0.015273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0.012604">
                <text:p>0.012604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13762">
                <text:p>0.013762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3978">
                <text:p>0.013978</text:p>
              </table:table-cell>
              <table:table-cell office:value-type="float" office:value="0.001761">
                <text:p>0.0017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14243">
                <text:p>0.014243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.015859">
                <text:p>0.015859</text:p>
              </table:table-cell>
              <table:table-cell office:value-type="float" office:value="0.003097">
                <text:p>0.0030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0.028089">
                <text:p>0.028089</text:p>
              </table:table-cell>
              <table:table-cell office:value-type="float" office:value="0.052203">
                <text:p>0.052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0.046657">
                <text:p>0.046657</text:p>
              </table:table-cell>
              <table:table-cell office:value-type="float" office:value="0.051703">
                <text:p>0.0517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0.029729">
                <text:p>0.029729</text:p>
              </table:table-cell>
              <table:table-cell office:value-type="float" office:value="0.035005">
                <text:p>0.035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9">
                <text:p>199</text:p>
              </table:table-cell>
              <table:table-cell office:value-type="float" office:value="0.023135">
                <text:p>0.023135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0.013708">
                <text:p>0.013708</text:p>
              </table:table-cell>
              <table:table-cell office:value-type="float" office:value="0.002858">
                <text:p>0.0028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">
                <text:p>199</text:p>
              </table:table-cell>
              <table:table-cell office:value-type="float" office:value="0.014158">
                <text:p>0.014158</text:p>
              </table:table-cell>
              <table:table-cell office:value-type="float" office:value="0.00907">
                <text:p>0.009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  <table:table-cell office:value-type="float" office:value="0.046361">
                <text:p>0.046361</text:p>
              </table:table-cell>
              <table:table-cell office:value-type="float" office:value="0.04734">
                <text:p>0.04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0.01628">
                <text:p>0.01628</text:p>
              </table:table-cell>
              <table:table-cell office:value-type="float" office:value="0.006633">
                <text:p>0.006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0.016163">
                <text:p>0.016163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">
                <text:p>199</text:p>
              </table:table-cell>
              <table:table-cell office:value-type="float" office:value="0.031078">
                <text:p>0.031078</text:p>
              </table:table-cell>
              <table:table-cell office:value-type="float" office:value="0.052585">
                <text:p>0.052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">
                <text:p>199</text:p>
              </table:table-cell>
              <table:table-cell office:value-type="float" office:value="0.034845">
                <text:p>0.034845</text:p>
              </table:table-cell>
              <table:table-cell office:value-type="float" office:value="0.021508">
                <text:p>0.021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9">
                <text:p>199</text:p>
              </table:table-cell>
              <table:table-cell office:value-type="float" office:value="0.018644">
                <text:p>0.018644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0.027973">
                <text:p>0.027973</text:p>
              </table:table-cell>
              <table:table-cell office:value-type="float" office:value="0.008689">
                <text:p>0.0086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">
                <text:p>199</text:p>
              </table:table-cell>
              <table:table-cell office:value-type="float" office:value="0.0212">
                <text:p>0.0212</text:p>
              </table:table-cell>
              <table:table-cell office:value-type="float" office:value="0.028351">
                <text:p>0.0283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  <table:table-cell office:value-type="float" office:value="0.013592">
                <text:p>0.013592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">
                <text:p>199</text:p>
              </table:table-cell>
              <table:table-cell office:value-type="float" office:value="0.013888">
                <text:p>0.013888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">
                <text:p>199</text:p>
              </table:table-cell>
              <table:table-cell office:value-type="float" office:value="0.014414">
                <text:p>0.014414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0.013884">
                <text:p>0.013884</text:p>
              </table:table-cell>
              <table:table-cell office:value-type="float" office:value="0.004268">
                <text:p>0.004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">
                <text:p>199</text:p>
              </table:table-cell>
              <table:table-cell office:value-type="float" office:value="0.015441">
                <text:p>0.015441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">
                <text:p>199</text:p>
              </table:table-cell>
              <table:table-cell office:value-type="float" office:value="0.024112">
                <text:p>0.024112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">
                <text:p>199</text:p>
              </table:table-cell>
              <table:table-cell office:value-type="float" office:value="0.019118">
                <text:p>0.019118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0.014572">
                <text:p>0.014572</text:p>
              </table:table-cell>
              <table:table-cell office:value-type="float" office:value="0.008026">
                <text:p>0.008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0.015996">
                <text:p>0.015996</text:p>
              </table:table-cell>
              <table:table-cell office:value-type="float" office:value="0.004302">
                <text:p>0.004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">
                <text:p>199</text:p>
              </table:table-cell>
              <table:table-cell office:value-type="float" office:value="0.012438">
                <text:p>0.012438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">
                <text:p>199</text:p>
              </table:table-cell>
              <table:table-cell office:value-type="float" office:value="0.012401">
                <text:p>0.012401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  <table:table-cell office:value-type="float" office:value="0.012346">
                <text:p>0.012346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.013061">
                <text:p>0.013061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">
                <text:p>199</text:p>
              </table:table-cell>
              <table:table-cell office:value-type="float" office:value="0.012894">
                <text:p>0.012894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">
                <text:p>199</text:p>
              </table:table-cell>
              <table:table-cell office:value-type="float" office:value="0.014754">
                <text:p>0.014754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">
                <text:p>199</text:p>
              </table:table-cell>
              <table:table-cell office:value-type="float" office:value="0.013725">
                <text:p>0.013725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9">
                <text:p>199</text:p>
              </table:table-cell>
              <table:table-cell office:value-type="float" office:value="0.013595">
                <text:p>0.013595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">
                <text:p>199</text:p>
              </table:table-cell>
              <table:table-cell office:value-type="float" office:value="0.013368">
                <text:p>0.013368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9">
                <text:p>199</text:p>
              </table:table-cell>
              <table:table-cell office:value-type="float" office:value="0.01401">
                <text:p>0.01401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.032713">
                <text:p>0.032713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">
                <text:p>199</text:p>
              </table:table-cell>
              <table:table-cell office:value-type="float" office:value="0.05301">
                <text:p>0.05301</text:p>
              </table:table-cell>
              <table:table-cell office:value-type="float" office:value="0.095942">
                <text:p>0.0959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">
                <text:p>199</text:p>
              </table:table-cell>
              <table:table-cell office:value-type="float" office:value="0.09712">
                <text:p>0.09712</text:p>
              </table:table-cell>
              <table:table-cell office:value-type="float" office:value="0.099438">
                <text:p>0.0994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">
                <text:p>199</text:p>
              </table:table-cell>
              <table:table-cell office:value-type="float" office:value="0.960996">
                <text:p>0.960996</text:p>
              </table:table-cell>
              <table:table-cell office:value-type="float" office:value="11.498135">
                <text:p>11.498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6">
                <text:p>196</text:p>
              </table:table-cell>
              <table:table-cell office:value-type="float" office:value="2.638689">
                <text:p>2.638689</text:p>
              </table:table-cell>
              <table:table-cell office:value-type="float" office:value="17.73906">
                <text:p>17.7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8">
                <text:p>198</text:p>
              </table:table-cell>
              <table:table-cell office:value-type="float" office:value="0.922499">
                <text:p>0.922499</text:p>
              </table:table-cell>
              <table:table-cell office:value-type="float" office:value="4.168332">
                <text:p>4.1683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9">
                <text:p>199</text:p>
              </table:table-cell>
              <table:table-cell office:value-type="float" office:value="0.534568">
                <text:p>0.534568</text:p>
              </table:table-cell>
              <table:table-cell office:value-type="float" office:value="0.695456">
                <text:p>0.6954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9">
                <text:p>199</text:p>
              </table:table-cell>
              <table:table-cell office:value-type="float" office:value="0.805774">
                <text:p>0.805774</text:p>
              </table:table-cell>
              <table:table-cell office:value-type="float" office:value="2.575135">
                <text:p>2.575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">
                <text:p>199</text:p>
              </table:table-cell>
              <table:table-cell office:value-type="float" office:value="0.681017">
                <text:p>0.681017</text:p>
              </table:table-cell>
              <table:table-cell office:value-type="float" office:value="1.058569">
                <text:p>1.0585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9">
                <text:p>199</text:p>
              </table:table-cell>
              <table:table-cell office:value-type="float" office:value="0.673648">
                <text:p>0.673648</text:p>
              </table:table-cell>
              <table:table-cell office:value-type="float" office:value="1.407538">
                <text:p>1.4075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8">
                <text:p>198</text:p>
              </table:table-cell>
              <table:table-cell office:value-type="float" office:value="0.708523">
                <text:p>0.708523</text:p>
              </table:table-cell>
              <table:table-cell office:value-type="float" office:value="2.952079">
                <text:p>2.9520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">
                <text:p>198</text:p>
              </table:table-cell>
              <table:table-cell office:value-type="float" office:value="0.694773">
                <text:p>0.694773</text:p>
              </table:table-cell>
              <table:table-cell office:value-type="float" office:value="4.707591">
                <text:p>4.7075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9">
                <text:p>199</text:p>
              </table:table-cell>
              <table:table-cell office:value-type="float" office:value="0.708676">
                <text:p>0.708676</text:p>
              </table:table-cell>
              <table:table-cell office:value-type="float" office:value="2.069876">
                <text:p>2.0698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">
                <text:p>198</text:p>
              </table:table-cell>
              <table:table-cell office:value-type="float" office:value="0.74363">
                <text:p>0.74363</text:p>
              </table:table-cell>
              <table:table-cell office:value-type="float" office:value="3.833569">
                <text:p>3.8335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0.554929">
                <text:p>0.554929</text:p>
              </table:table-cell>
              <table:table-cell office:value-type="float" office:value="1.875759">
                <text:p>1.8757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9">
                <text:p>199</text:p>
              </table:table-cell>
              <table:table-cell office:value-type="float" office:value="0.573287">
                <text:p>0.573287</text:p>
              </table:table-cell>
              <table:table-cell office:value-type="float" office:value="1.020492">
                <text:p>1.0204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">
                <text:p>199</text:p>
              </table:table-cell>
              <table:table-cell office:value-type="float" office:value="0.491343">
                <text:p>0.491343</text:p>
              </table:table-cell>
              <table:table-cell office:value-type="float" office:value="1.134081">
                <text:p>1.134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">
                <text:p>199</text:p>
              </table:table-cell>
              <table:table-cell office:value-type="float" office:value="0.457854">
                <text:p>0.457854</text:p>
              </table:table-cell>
              <table:table-cell office:value-type="float" office:value="0.745812">
                <text:p>0.7458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9">
                <text:p>199</text:p>
              </table:table-cell>
              <table:table-cell office:value-type="float" office:value="0.399544">
                <text:p>0.399544</text:p>
              </table:table-cell>
              <table:table-cell office:value-type="float" office:value="0.748454">
                <text:p>0.7484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0.372644">
                <text:p>0.372644</text:p>
              </table:table-cell>
              <table:table-cell office:value-type="float" office:value="1.021184">
                <text:p>1.021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">
                <text:p>199</text:p>
              </table:table-cell>
              <table:table-cell office:value-type="float" office:value="0.322315">
                <text:p>0.322315</text:p>
              </table:table-cell>
              <table:table-cell office:value-type="float" office:value="0.508428">
                <text:p>0.508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">
                <text:p>199</text:p>
              </table:table-cell>
              <table:table-cell office:value-type="float" office:value="0.394713">
                <text:p>0.394713</text:p>
              </table:table-cell>
              <table:table-cell office:value-type="float" office:value="1.099111">
                <text:p>1.099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9">
                <text:p>199</text:p>
              </table:table-cell>
              <table:table-cell office:value-type="float" office:value="0.443267">
                <text:p>0.443267</text:p>
              </table:table-cell>
              <table:table-cell office:value-type="float" office:value="0.843483">
                <text:p>0.843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9">
                <text:p>199</text:p>
              </table:table-cell>
              <table:table-cell office:value-type="float" office:value="0.260734">
                <text:p>0.260734</text:p>
              </table:table-cell>
              <table:table-cell office:value-type="float" office:value="0.605859">
                <text:p>0.6058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8">
                <text:p>198</text:p>
              </table:table-cell>
              <table:table-cell office:value-type="float" office:value="0.278248">
                <text:p>0.278248</text:p>
              </table:table-cell>
              <table:table-cell office:value-type="float" office:value="0.71109">
                <text:p>0.71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9">
                <text:p>199</text:p>
              </table:table-cell>
              <table:table-cell office:value-type="float" office:value="0.298145">
                <text:p>0.298145</text:p>
              </table:table-cell>
              <table:table-cell office:value-type="float" office:value="0.674826">
                <text:p>0.674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">
                <text:p>199</text:p>
              </table:table-cell>
              <table:table-cell office:value-type="float" office:value="0.228137">
                <text:p>0.228137</text:p>
              </table:table-cell>
              <table:table-cell office:value-type="float" office:value="0.31608">
                <text:p>0.31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">
                <text:p>199</text:p>
              </table:table-cell>
              <table:table-cell office:value-type="float" office:value="0.229505">
                <text:p>0.229505</text:p>
              </table:table-cell>
              <table:table-cell office:value-type="float" office:value="0.550354">
                <text:p>0.5503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9">
                <text:p>199</text:p>
              </table:table-cell>
              <table:table-cell office:value-type="float" office:value="0.189298">
                <text:p>0.189298</text:p>
              </table:table-cell>
              <table:table-cell office:value-type="float" office:value="0.540201">
                <text:p>0.540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9">
                <text:p>199</text:p>
              </table:table-cell>
              <table:table-cell office:value-type="float" office:value="0.311671">
                <text:p>0.311671</text:p>
              </table:table-cell>
              <table:table-cell office:value-type="float" office:value="0.724003">
                <text:p>0.724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">
                <text:p>199</text:p>
              </table:table-cell>
              <table:table-cell office:value-type="float" office:value="0.239973">
                <text:p>0.239973</text:p>
              </table:table-cell>
              <table:table-cell office:value-type="float" office:value="0.57613">
                <text:p>0.57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9">
                <text:p>199</text:p>
              </table:table-cell>
              <table:table-cell office:value-type="float" office:value="0.288055">
                <text:p>0.288055</text:p>
              </table:table-cell>
              <table:table-cell office:value-type="float" office:value="0.48279">
                <text:p>0.48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">
                <text:p>198</text:p>
              </table:table-cell>
              <table:table-cell office:value-type="float" office:value="0.286393">
                <text:p>0.286393</text:p>
              </table:table-cell>
              <table:table-cell office:value-type="float" office:value="0.428931">
                <text:p>0.428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9">
                <text:p>199</text:p>
              </table:table-cell>
              <table:table-cell office:value-type="float" office:value="0.297753">
                <text:p>0.297753</text:p>
              </table:table-cell>
              <table:table-cell office:value-type="float" office:value="0.307371">
                <text:p>0.307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8">
                <text:p>198</text:p>
              </table:table-cell>
              <table:table-cell office:value-type="float" office:value="0.446626">
                <text:p>0.446626</text:p>
              </table:table-cell>
              <table:table-cell office:value-type="float" office:value="0.966836">
                <text:p>0.9668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9">
                <text:p>199</text:p>
              </table:table-cell>
              <table:table-cell office:value-type="float" office:value="0.351596">
                <text:p>0.351596</text:p>
              </table:table-cell>
              <table:table-cell office:value-type="float" office:value="0.626126">
                <text:p>0.626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8">
                <text:p>198</text:p>
              </table:table-cell>
              <table:table-cell office:value-type="float" office:value="0.341209">
                <text:p>0.341209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9">
                <text:p>199</text:p>
              </table:table-cell>
              <table:table-cell office:value-type="float" office:value="0.570924">
                <text:p>0.570924</text:p>
              </table:table-cell>
              <table:table-cell office:value-type="float" office:value="0.481673">
                <text:p>0.4816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9">
                <text:p>199</text:p>
              </table:table-cell>
              <table:table-cell office:value-type="float" office:value="0.325015">
                <text:p>0.325015</text:p>
              </table:table-cell>
              <table:table-cell office:value-type="float" office:value="0.547406">
                <text:p>0.5474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9">
                <text:p>199</text:p>
              </table:table-cell>
              <table:table-cell office:value-type="float" office:value="0.276863">
                <text:p>0.276863</text:p>
              </table:table-cell>
              <table:table-cell office:value-type="float" office:value="0.445433">
                <text:p>0.4454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">
                <text:p>199</text:p>
              </table:table-cell>
              <table:table-cell office:value-type="float" office:value="0.437279">
                <text:p>0.437279</text:p>
              </table:table-cell>
              <table:table-cell office:value-type="float" office:value="0.303377">
                <text:p>0.3033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9">
                <text:p>199</text:p>
              </table:table-cell>
              <table:table-cell office:value-type="float" office:value="0.22833">
                <text:p>0.22833</text:p>
              </table:table-cell>
              <table:table-cell office:value-type="float" office:value="0.399534">
                <text:p>0.399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9">
                <text:p>199</text:p>
              </table:table-cell>
              <table:table-cell office:value-type="float" office:value="0.218184">
                <text:p>0.218184</text:p>
              </table:table-cell>
              <table:table-cell office:value-type="float" office:value="0.193253">
                <text:p>0.193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9">
                <text:p>199</text:p>
              </table:table-cell>
              <table:table-cell office:value-type="float" office:value="0.219851">
                <text:p>0.219851</text:p>
              </table:table-cell>
              <table:table-cell office:value-type="float" office:value="0.271318">
                <text:p>0.2713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9">
                <text:p>199</text:p>
              </table:table-cell>
              <table:table-cell office:value-type="float" office:value="0.126035">
                <text:p>0.126035</text:p>
              </table:table-cell>
              <table:table-cell office:value-type="float" office:value="0.228514">
                <text:p>0.228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">
                <text:p>199</text:p>
              </table:table-cell>
              <table:table-cell office:value-type="float" office:value="0.190693">
                <text:p>0.190693</text:p>
              </table:table-cell>
              <table:table-cell office:value-type="float" office:value="0.129356">
                <text:p>0.1293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9">
                <text:p>199</text:p>
              </table:table-cell>
              <table:table-cell office:value-type="float" office:value="0.192506">
                <text:p>0.192506</text:p>
              </table:table-cell>
              <table:table-cell office:value-type="float" office:value="0.256025">
                <text:p>0.256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9">
                <text:p>199</text:p>
              </table:table-cell>
              <table:table-cell office:value-type="float" office:value="0.172612">
                <text:p>0.172612</text:p>
              </table:table-cell>
              <table:table-cell office:value-type="float" office:value="0.285715">
                <text:p>0.285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9">
                <text:p>199</text:p>
              </table:table-cell>
              <table:table-cell office:value-type="float" office:value="0.173365">
                <text:p>0.173365</text:p>
              </table:table-cell>
              <table:table-cell office:value-type="float" office:value="0.240536">
                <text:p>0.2405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">
                <text:p>199</text:p>
              </table:table-cell>
              <table:table-cell office:value-type="float" office:value="0.219088">
                <text:p>0.219088</text:p>
              </table:table-cell>
              <table:table-cell office:value-type="float" office:value="0.260648">
                <text:p>0.2606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">
                <text:p>199</text:p>
              </table:table-cell>
              <table:table-cell office:value-type="float" office:value="0.130878">
                <text:p>0.130878</text:p>
              </table:table-cell>
              <table:table-cell office:value-type="float" office:value="0.257475">
                <text:p>0.257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9">
                <text:p>199</text:p>
              </table:table-cell>
              <table:table-cell office:value-type="float" office:value="0.13393">
                <text:p>0.13393</text:p>
              </table:table-cell>
              <table:table-cell office:value-type="float" office:value="0.11422">
                <text:p>0.114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9">
                <text:p>199</text:p>
              </table:table-cell>
              <table:table-cell office:value-type="float" office:value="0.187128">
                <text:p>0.187128</text:p>
              </table:table-cell>
              <table:table-cell office:value-type="float" office:value="0.290675">
                <text:p>0.290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9">
                <text:p>199</text:p>
              </table:table-cell>
              <table:table-cell office:value-type="float" office:value="0.137504">
                <text:p>0.137504</text:p>
              </table:table-cell>
              <table:table-cell office:value-type="float" office:value="0.201566">
                <text:p>0.201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">
                <text:p>199</text:p>
              </table:table-cell>
              <table:table-cell office:value-type="float" office:value="0.139187">
                <text:p>0.139187</text:p>
              </table:table-cell>
              <table:table-cell office:value-type="float" office:value="0.262931">
                <text:p>0.262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9">
                <text:p>199</text:p>
              </table:table-cell>
              <table:table-cell office:value-type="float" office:value="0.123394">
                <text:p>0.123394</text:p>
              </table:table-cell>
              <table:table-cell office:value-type="float" office:value="0.236103">
                <text:p>0.236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9">
                <text:p>199</text:p>
              </table:table-cell>
              <table:table-cell office:value-type="float" office:value="0.105316">
                <text:p>0.105316</text:p>
              </table:table-cell>
              <table:table-cell office:value-type="float" office:value="0.130477">
                <text:p>0.1304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">
                <text:p>199</text:p>
              </table:table-cell>
              <table:table-cell office:value-type="float" office:value="0.106354">
                <text:p>0.106354</text:p>
              </table:table-cell>
              <table:table-cell office:value-type="float" office:value="0.133566">
                <text:p>0.1335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9">
                <text:p>199</text:p>
              </table:table-cell>
              <table:table-cell office:value-type="float" office:value="0.112962">
                <text:p>0.112962</text:p>
              </table:table-cell>
              <table:table-cell office:value-type="float" office:value="0.183043">
                <text:p>0.183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9">
                <text:p>199</text:p>
              </table:table-cell>
              <table:table-cell office:value-type="float" office:value="0.097334">
                <text:p>0.097334</text:p>
              </table:table-cell>
              <table:table-cell office:value-type="float" office:value="0.111788">
                <text:p>0.1117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9">
                <text:p>199</text:p>
              </table:table-cell>
              <table:table-cell office:value-type="float" office:value="0.078152">
                <text:p>0.078152</text:p>
              </table:table-cell>
              <table:table-cell office:value-type="float" office:value="0.101524">
                <text:p>0.1015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">
                <text:p>199</text:p>
              </table:table-cell>
              <table:table-cell office:value-type="float" office:value="0.062305">
                <text:p>0.062305</text:p>
              </table:table-cell>
              <table:table-cell office:value-type="float" office:value="0.079872">
                <text:p>0.0798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9">
                <text:p>199</text:p>
              </table:table-cell>
              <table:table-cell office:value-type="float" office:value="0.056134">
                <text:p>0.056134</text:p>
              </table:table-cell>
              <table:table-cell office:value-type="float" office:value="0.05166">
                <text:p>0.051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">
                <text:p>200</text:p>
              </table:table-cell>
              <table:table-cell office:value-type="float" office:value="0.031396">
                <text:p>0.031396</text:p>
              </table:table-cell>
              <table:table-cell office:value-type="float" office:value="0.341674">
                <text:p>0.3416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0.023048">
                <text:p>0.023048</text:p>
              </table:table-cell>
              <table:table-cell office:value-type="float" office:value="0.28798">
                <text:p>0.28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">
                <text:p>199</text:p>
              </table:table-cell>
              <table:table-cell office:value-type="float" office:value="0.026304">
                <text:p>0.026304</text:p>
              </table:table-cell>
              <table:table-cell office:value-type="float" office:value="0.007984">
                <text:p>0.0079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9">
                <text:p>199</text:p>
              </table:table-cell>
              <table:table-cell office:value-type="float" office:value="0.016472">
                <text:p>0.016472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9">
                <text:p>199</text:p>
              </table:table-cell>
              <table:table-cell office:value-type="float" office:value="0.01936">
                <text:p>0.01936</text:p>
              </table:table-cell>
              <table:table-cell office:value-type="float" office:value="0.011435">
                <text:p>0.0114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9">
                <text:p>199</text:p>
              </table:table-cell>
              <table:table-cell office:value-type="float" office:value="0.020925">
                <text:p>0.02092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9">
                <text:p>199</text:p>
              </table:table-cell>
              <table:table-cell office:value-type="float" office:value="0.017444">
                <text:p>0.0174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9">
                <text:p>199</text:p>
              </table:table-cell>
              <table:table-cell office:value-type="float" office:value="0.012177">
                <text:p>0.012177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0.012167">
                <text:p>0.012167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">
                <text:p>200</text:p>
              </table:table-cell>
              <table:table-cell office:value-type="float" office:value="0.022344">
                <text:p>0.022344</text:p>
              </table:table-cell>
              <table:table-cell office:value-type="float" office:value="0.294975">
                <text:p>0.294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9">
                <text:p>199</text:p>
              </table:table-cell>
              <table:table-cell office:value-type="float" office:value="0.01615">
                <text:p>0.01615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9">
                <text:p>199</text:p>
              </table:table-cell>
              <table:table-cell office:value-type="float" office:value="0.013976">
                <text:p>0.013976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9">
                <text:p>199</text:p>
              </table:table-cell>
              <table:table-cell office:value-type="float" office:value="0.013916">
                <text:p>0.013916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">
                <text:p>199</text:p>
              </table:table-cell>
              <table:table-cell office:value-type="float" office:value="0.015607">
                <text:p>0.015607</text:p>
              </table:table-cell>
              <table:table-cell office:value-type="float" office:value="0.003974">
                <text:p>0.003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9">
                <text:p>199</text:p>
              </table:table-cell>
              <table:table-cell office:value-type="float" office:value="0.013656">
                <text:p>0.013656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9">
                <text:p>199</text:p>
              </table:table-cell>
              <table:table-cell office:value-type="float" office:value="0.015267">
                <text:p>0.015267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9">
                <text:p>199</text:p>
              </table:table-cell>
              <table:table-cell office:value-type="float" office:value="0.013496">
                <text:p>0.013496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9">
                <text:p>199</text:p>
              </table:table-cell>
              <table:table-cell office:value-type="float" office:value="0.012514">
                <text:p>0.012514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9">
                <text:p>199</text:p>
              </table:table-cell>
              <table:table-cell office:value-type="float" office:value="0.012884">
                <text:p>0.012884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9">
                <text:p>199</text:p>
              </table:table-cell>
              <table:table-cell office:value-type="float" office:value="0.013931">
                <text:p>0.013931</text:p>
              </table:table-cell>
              <table:table-cell office:value-type="float" office:value="0.005756">
                <text:p>0.00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9">
                <text:p>199</text:p>
              </table:table-cell>
              <table:table-cell office:value-type="float" office:value="0.016928">
                <text:p>0.016928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1">
                <text:p>201</text:p>
              </table:table-cell>
              <table:table-cell office:value-type="float" office:value="0.023184">
                <text:p>0.023184</text:p>
              </table:table-cell>
              <table:table-cell office:value-type="float" office:value="0.547509">
                <text:p>0.5475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">
                <text:p>200</text:p>
              </table:table-cell>
              <table:table-cell office:value-type="float" office:value="0.019205">
                <text:p>0.019205</text:p>
              </table:table-cell>
              <table:table-cell office:value-type="float" office:value="0.253376">
                <text:p>0.253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1">
                <text:p>201</text:p>
              </table:table-cell>
              <table:table-cell office:value-type="float" office:value="0.0266">
                <text:p>0.0266</text:p>
              </table:table-cell>
              <table:table-cell office:value-type="float" office:value="0.65112">
                <text:p>0.65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">
                <text:p>199</text:p>
              </table:table-cell>
              <table:table-cell office:value-type="float" office:value="0.014625">
                <text:p>0.014625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9">
                <text:p>199</text:p>
              </table:table-cell>
              <table:table-cell office:value-type="float" office:value="0.013944">
                <text:p>0.013944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">
                <text:p>199</text:p>
              </table:table-cell>
              <table:table-cell office:value-type="float" office:value="0.016245">
                <text:p>0.016245</text:p>
              </table:table-cell>
              <table:table-cell office:value-type="float" office:value="0.004517">
                <text:p>0.0045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">
                <text:p>200</text:p>
              </table:table-cell>
              <table:table-cell office:value-type="float" office:value="0.022619">
                <text:p>0.022619</text:p>
              </table:table-cell>
              <table:table-cell office:value-type="float" office:value="0.425682">
                <text:p>0.4256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9">
                <text:p>199</text:p>
              </table:table-cell>
              <table:table-cell office:value-type="float" office:value="0.013324">
                <text:p>0.013324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">
                <text:p>200</text:p>
              </table:table-cell>
              <table:table-cell office:value-type="float" office:value="0.031616">
                <text:p>0.031616</text:p>
              </table:table-cell>
              <table:table-cell office:value-type="float" office:value="0.430227">
                <text:p>0.4302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">
                <text:p>199</text:p>
              </table:table-cell>
              <table:table-cell office:value-type="float" office:value="0.013589">
                <text:p>0.013589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9">
                <text:p>199</text:p>
              </table:table-cell>
              <table:table-cell office:value-type="float" office:value="0.015432">
                <text:p>0.015432</text:p>
              </table:table-cell>
              <table:table-cell office:value-type="float" office:value="0.003058">
                <text:p>0.0030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0.0632">
                <text:p>0.0632</text:p>
              </table:table-cell>
              <table:table-cell office:value-type="float" office:value="0.429276">
                <text:p>0.4292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9">
                <text:p>199</text:p>
              </table:table-cell>
              <table:table-cell office:value-type="float" office:value="0.060412">
                <text:p>0.060412</text:p>
              </table:table-cell>
              <table:table-cell office:value-type="float" office:value="0.03889">
                <text:p>0.03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9">
                <text:p>199</text:p>
              </table:table-cell>
              <table:table-cell office:value-type="float" office:value="0.076639">
                <text:p>0.076639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9">
                <text:p>199</text:p>
              </table:table-cell>
              <table:table-cell office:value-type="float" office:value="0.048788">
                <text:p>0.048788</text:p>
              </table:table-cell>
              <table:table-cell office:value-type="float" office:value="0.082179">
                <text:p>0.0821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9">
                <text:p>199</text:p>
              </table:table-cell>
              <table:table-cell office:value-type="float" office:value="0.05942">
                <text:p>0.05942</text:p>
              </table:table-cell>
              <table:table-cell office:value-type="float" office:value="0.079788">
                <text:p>0.079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">
                <text:p>199</text:p>
              </table:table-cell>
              <table:table-cell office:value-type="float" office:value="0.022103">
                <text:p>0.022103</text:p>
              </table:table-cell>
              <table:table-cell office:value-type="float" office:value="0.011341">
                <text:p>0.0113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9">
                <text:p>199</text:p>
              </table:table-cell>
              <table:table-cell office:value-type="float" office:value="0.023418">
                <text:p>0.023418</text:p>
              </table:table-cell>
              <table:table-cell office:value-type="float" office:value="0.01936">
                <text:p>0.019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9">
                <text:p>199</text:p>
              </table:table-cell>
              <table:table-cell office:value-type="float" office:value="0.021587">
                <text:p>0.021587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9">
                <text:p>199</text:p>
              </table:table-cell>
              <table:table-cell office:value-type="float" office:value="0.03316">
                <text:p>0.03316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">
                <text:p>199</text:p>
              </table:table-cell>
              <table:table-cell office:value-type="float" office:value="0.019766">
                <text:p>0.019766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">
                <text:p>199</text:p>
              </table:table-cell>
              <table:table-cell office:value-type="float" office:value="0.01646">
                <text:p>0.01646</text:p>
              </table:table-cell>
              <table:table-cell office:value-type="float" office:value="0.006264">
                <text:p>0.0062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">
                <text:p>199</text:p>
              </table:table-cell>
              <table:table-cell office:value-type="float" office:value="0.013248">
                <text:p>0.013248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9">
                <text:p>199</text:p>
              </table:table-cell>
              <table:table-cell office:value-type="float" office:value="0.012912">
                <text:p>0.012912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9">
                <text:p>199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9">
                <text:p>199</text:p>
              </table:table-cell>
              <table:table-cell office:value-type="float" office:value="0.014795">
                <text:p>0.014795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9">
                <text:p>199</text:p>
              </table:table-cell>
              <table:table-cell office:value-type="float" office:value="0.014589">
                <text:p>0.014589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9">
                <text:p>199</text:p>
              </table:table-cell>
              <table:table-cell office:value-type="float" office:value="0.016244">
                <text:p>0.016244</text:p>
              </table:table-cell>
              <table:table-cell office:value-type="float" office:value="0.005145">
                <text:p>0.0051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9">
                <text:p>199</text:p>
              </table:table-cell>
              <table:table-cell office:value-type="float" office:value="0.012823">
                <text:p>0.012823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9">
                <text:p>199</text:p>
              </table:table-cell>
              <table:table-cell office:value-type="float" office:value="0.014058">
                <text:p>0.014058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0.016196">
                <text:p>0.016196</text:p>
              </table:table-cell>
              <table:table-cell office:value-type="float" office:value="0.007326">
                <text:p>0.0073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9">
                <text:p>199</text:p>
              </table:table-cell>
              <table:table-cell office:value-type="float" office:value="0.013741">
                <text:p>0.013741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9">
                <text:p>199</text:p>
              </table:table-cell>
              <table:table-cell office:value-type="float" office:value="0.012226">
                <text:p>0.012226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9">
                <text:p>199</text:p>
              </table:table-cell>
              <table:table-cell office:value-type="float" office:value="0.013445">
                <text:p>0.013445</text:p>
              </table:table-cell>
              <table:table-cell office:value-type="float" office:value="0.001683">
                <text:p>0.001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9">
                <text:p>199</text:p>
              </table:table-cell>
              <table:table-cell office:value-type="float" office:value="0.019939">
                <text:p>0.019939</text:p>
              </table:table-cell>
              <table:table-cell office:value-type="float" office:value="0.006349">
                <text:p>0.006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9">
                <text:p>199</text:p>
              </table:table-cell>
              <table:table-cell office:value-type="float" office:value="0.014072">
                <text:p>0.014072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9">
                <text:p>199</text:p>
              </table:table-cell>
              <table:table-cell office:value-type="float" office:value="0.014541">
                <text:p>0.01454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9">
                <text:p>199</text:p>
              </table:table-cell>
              <table:table-cell office:value-type="float" office:value="0.021736">
                <text:p>0.021736</text:p>
              </table:table-cell>
              <table:table-cell office:value-type="float" office:value="0.002515">
                <text:p>0.0025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">
                <text:p>199</text:p>
              </table:table-cell>
              <table:table-cell office:value-type="float" office:value="0.02038">
                <text:p>0.02038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">
                <text:p>199</text:p>
              </table:table-cell>
              <table:table-cell office:value-type="float" office:value="0.025162">
                <text:p>0.025162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0.030072">
                <text:p>0.030072</text:p>
              </table:table-cell>
              <table:table-cell office:value-type="float" office:value="0.019099">
                <text:p>0.019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">
                <text:p>199</text:p>
              </table:table-cell>
              <table:table-cell office:value-type="float" office:value="0.042987">
                <text:p>0.042987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9">
                <text:p>199</text:p>
              </table:table-cell>
              <table:table-cell office:value-type="float" office:value="0.038407">
                <text:p>0.038407</text:p>
              </table:table-cell>
              <table:table-cell office:value-type="float" office:value="0.029084">
                <text:p>0.0290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9">
                <text:p>199</text:p>
              </table:table-cell>
              <table:table-cell office:value-type="float" office:value="0.029758">
                <text:p>0.029758</text:p>
              </table:table-cell>
              <table:table-cell office:value-type="float" office:value="0.009788">
                <text:p>0.009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9">
                <text:p>199</text:p>
              </table:table-cell>
              <table:table-cell office:value-type="float" office:value="0.02684">
                <text:p>0.02684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9">
                <text:p>199</text:p>
              </table:table-cell>
              <table:table-cell office:value-type="float" office:value="0.021204">
                <text:p>0.021204</text:p>
              </table:table-cell>
              <table:table-cell office:value-type="float" office:value="0.00959">
                <text:p>0.009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9">
                <text:p>199</text:p>
              </table:table-cell>
              <table:table-cell office:value-type="float" office:value="0.021506">
                <text:p>0.021506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9">
                <text:p>199</text:p>
              </table:table-cell>
              <table:table-cell office:value-type="float" office:value="0.021831">
                <text:p>0.021831</text:p>
              </table:table-cell>
              <table:table-cell office:value-type="float" office:value="0.010046">
                <text:p>0.0100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9">
                <text:p>199</text:p>
              </table:table-cell>
              <table:table-cell office:value-type="float" office:value="0.035658">
                <text:p>0.035658</text:p>
              </table:table-cell>
              <table:table-cell office:value-type="float" office:value="0.018484">
                <text:p>0.0184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9">
                <text:p>199</text:p>
              </table:table-cell>
              <table:table-cell office:value-type="float" office:value="0.025909">
                <text:p>0.025909</text:p>
              </table:table-cell>
              <table:table-cell office:value-type="float" office:value="0.011491">
                <text:p>0.011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0.029385">
                <text:p>0.029385</text:p>
              </table:table-cell>
              <table:table-cell office:value-type="float" office:value="0.027208">
                <text:p>0.027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9">
                <text:p>199</text:p>
              </table:table-cell>
              <table:table-cell office:value-type="float" office:value="0.019332">
                <text:p>0.019332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">
                <text:p>199</text:p>
              </table:table-cell>
              <table:table-cell office:value-type="float" office:value="0.020496">
                <text:p>0.020496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9">
                <text:p>199</text:p>
              </table:table-cell>
              <table:table-cell office:value-type="float" office:value="0.026124">
                <text:p>0.026124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">
                <text:p>199</text:p>
              </table:table-cell>
              <table:table-cell office:value-type="float" office:value="0.022732">
                <text:p>0.022732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">
                <text:p>199</text:p>
              </table:table-cell>
              <table:table-cell office:value-type="float" office:value="0.025474">
                <text:p>0.025474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9">
                <text:p>199</text:p>
              </table:table-cell>
              <table:table-cell office:value-type="float" office:value="0.025088">
                <text:p>0.025088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">
                <text:p>199</text:p>
              </table:table-cell>
              <table:table-cell office:value-type="float" office:value="0.021461">
                <text:p>0.021461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9">
                <text:p>199</text:p>
              </table:table-cell>
              <table:table-cell office:value-type="float" office:value="0.029991">
                <text:p>0.029991</text:p>
              </table:table-cell>
              <table:table-cell office:value-type="float" office:value="0.011118">
                <text:p>0.0111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">
                <text:p>199</text:p>
              </table:table-cell>
              <table:table-cell office:value-type="float" office:value="0.01765">
                <text:p>0.01765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9">
                <text:p>199</text:p>
              </table:table-cell>
              <table:table-cell office:value-type="float" office:value="0.022042">
                <text:p>0.022042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">
                <text:p>199</text:p>
              </table:table-cell>
              <table:table-cell office:value-type="float" office:value="0.022971">
                <text:p>0.022971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">
                <text:p>199</text:p>
              </table:table-cell>
              <table:table-cell office:value-type="float" office:value="0.019686">
                <text:p>0.019686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9">
                <text:p>199</text:p>
              </table:table-cell>
              <table:table-cell office:value-type="float" office:value="0.027279">
                <text:p>0.027279</text:p>
              </table:table-cell>
              <table:table-cell office:value-type="float" office:value="0.005302">
                <text:p>0.005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9">
                <text:p>199</text:p>
              </table:table-cell>
              <table:table-cell office:value-type="float" office:value="0.037629">
                <text:p>0.037629</text:p>
              </table:table-cell>
              <table:table-cell office:value-type="float" office:value="0.025953">
                <text:p>0.0259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9">
                <text:p>199</text:p>
              </table:table-cell>
              <table:table-cell office:value-type="float" office:value="0.025873">
                <text:p>0.025873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9">
                <text:p>199</text:p>
              </table:table-cell>
              <table:table-cell office:value-type="float" office:value="0.023576">
                <text:p>0.023576</text:p>
              </table:table-cell>
              <table:table-cell office:value-type="float" office:value="0.014997">
                <text:p>0.0149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9">
                <text:p>199</text:p>
              </table:table-cell>
              <table:table-cell office:value-type="float" office:value="0.043273">
                <text:p>0.043273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8">
                <text:p>198</text:p>
              </table:table-cell>
              <table:table-cell office:value-type="float" office:value="0.041706">
                <text:p>0.041706</text:p>
              </table:table-cell>
              <table:table-cell office:value-type="float" office:value="0.628826">
                <text:p>0.6288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">
                <text:p>195</text:p>
              </table:table-cell>
              <table:table-cell office:value-type="float" office:value="0.341327">
                <text:p>0.341327</text:p>
              </table:table-cell>
              <table:table-cell office:value-type="float" office:value="5.68485">
                <text:p>5.684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">
                <text:p>198</text:p>
              </table:table-cell>
              <table:table-cell office:value-type="float" office:value="0.247719">
                <text:p>0.247719</text:p>
              </table:table-cell>
              <table:table-cell office:value-type="float" office:value="1.720582">
                <text:p>1.7205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">
                <text:p>196</text:p>
              </table:table-cell>
              <table:table-cell office:value-type="float" office:value="0.297311">
                <text:p>0.297311</text:p>
              </table:table-cell>
              <table:table-cell office:value-type="float" office:value="2.402132">
                <text:p>2.402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">
                <text:p>198</text:p>
              </table:table-cell>
              <table:table-cell office:value-type="float" office:value="0.284096">
                <text:p>0.284096</text:p>
              </table:table-cell>
              <table:table-cell office:value-type="float" office:value="2.038727">
                <text:p>2.0387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2">
                <text:p>192</text:p>
              </table:table-cell>
              <table:table-cell office:value-type="float" office:value="0.66891">
                <text:p>0.66891</text:p>
              </table:table-cell>
              <table:table-cell office:value-type="float" office:value="4.03523">
                <text:p>4.03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">
                <text:p>196</text:p>
              </table:table-cell>
              <table:table-cell office:value-type="float" office:value="1.6624">
                <text:p>1.6624</text:p>
              </table:table-cell>
              <table:table-cell office:value-type="float" office:value="7.40009">
                <text:p>7.400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">
                <text:p>197</text:p>
              </table:table-cell>
              <table:table-cell office:value-type="float" office:value="1.215941">
                <text:p>1.215941</text:p>
              </table:table-cell>
              <table:table-cell office:value-type="float" office:value="5.685811">
                <text:p>5.6858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1">
                <text:p>191</text:p>
              </table:table-cell>
              <table:table-cell office:value-type="float" office:value="1.621102">
                <text:p>1.621102</text:p>
              </table:table-cell>
              <table:table-cell office:value-type="float" office:value="5.730674">
                <text:p>5.7306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5">
                <text:p>195</text:p>
              </table:table-cell>
              <table:table-cell office:value-type="float" office:value="1.300543">
                <text:p>1.300543</text:p>
              </table:table-cell>
              <table:table-cell office:value-type="float" office:value="5.10073">
                <text:p>5.10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4">
                <text:p>194</text:p>
              </table:table-cell>
              <table:table-cell office:value-type="float" office:value="1.498937">
                <text:p>1.498937</text:p>
              </table:table-cell>
              <table:table-cell office:value-type="float" office:value="5.097618">
                <text:p>5.0976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6">
                <text:p>196</text:p>
              </table:table-cell>
              <table:table-cell office:value-type="float" office:value="1.126403">
                <text:p>1.126403</text:p>
              </table:table-cell>
              <table:table-cell office:value-type="float" office:value="2.372337">
                <text:p>2.372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">
                <text:p>194</text:p>
              </table:table-cell>
              <table:table-cell office:value-type="float" office:value="1.437182">
                <text:p>1.437182</text:p>
              </table:table-cell>
              <table:table-cell office:value-type="float" office:value="4.614295">
                <text:p>4.6142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5">
                <text:p>195</text:p>
              </table:table-cell>
              <table:table-cell office:value-type="float" office:value="1.047126">
                <text:p>1.047126</text:p>
              </table:table-cell>
              <table:table-cell office:value-type="float" office:value="2.525167">
                <text:p>2.5251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7">
                <text:p>197</text:p>
              </table:table-cell>
              <table:table-cell office:value-type="float" office:value="0.780227">
                <text:p>0.780227</text:p>
              </table:table-cell>
              <table:table-cell office:value-type="float" office:value="1.197811">
                <text:p>1.1978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">
                <text:p>199</text:p>
              </table:table-cell>
              <table:table-cell office:value-type="float" office:value="0.681484">
                <text:p>0.681484</text:p>
              </table:table-cell>
              <table:table-cell office:value-type="float" office:value="1.418496">
                <text:p>1.4184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5">
                <text:p>195</text:p>
              </table:table-cell>
              <table:table-cell office:value-type="float" office:value="0.908065">
                <text:p>0.908065</text:p>
              </table:table-cell>
              <table:table-cell office:value-type="float" office:value="3.413653">
                <text:p>3.4136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6">
                <text:p>196</text:p>
              </table:table-cell>
              <table:table-cell office:value-type="float" office:value="0.478329">
                <text:p>0.478329</text:p>
              </table:table-cell>
              <table:table-cell office:value-type="float" office:value="1.689279">
                <text:p>1.6892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6">
                <text:p>196</text:p>
              </table:table-cell>
              <table:table-cell office:value-type="float" office:value="0.425682">
                <text:p>0.425682</text:p>
              </table:table-cell>
              <table:table-cell office:value-type="float" office:value="1.728498">
                <text:p>1.7284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4">
                <text:p>194</text:p>
              </table:table-cell>
              <table:table-cell office:value-type="float" office:value="0.549659">
                <text:p>0.549659</text:p>
              </table:table-cell>
              <table:table-cell office:value-type="float" office:value="1.229366">
                <text:p>1.2293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">
                <text:p>197</text:p>
              </table:table-cell>
              <table:table-cell office:value-type="float" office:value="0.549276">
                <text:p>0.549276</text:p>
              </table:table-cell>
              <table:table-cell office:value-type="float" office:value="1.147238">
                <text:p>1.1472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7">
                <text:p>197</text:p>
              </table:table-cell>
              <table:table-cell office:value-type="float" office:value="0.588996">
                <text:p>0.588996</text:p>
              </table:table-cell>
              <table:table-cell office:value-type="float" office:value="1.297943">
                <text:p>1.2979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6">
                <text:p>196</text:p>
              </table:table-cell>
              <table:table-cell office:value-type="float" office:value="0.442634">
                <text:p>0.442634</text:p>
              </table:table-cell>
              <table:table-cell office:value-type="float" office:value="0.801892">
                <text:p>0.8018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5">
                <text:p>195</text:p>
              </table:table-cell>
              <table:table-cell office:value-type="float" office:value="0.723141">
                <text:p>0.723141</text:p>
              </table:table-cell>
              <table:table-cell office:value-type="float" office:value="1.285786">
                <text:p>1.2857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4">
                <text:p>194</text:p>
              </table:table-cell>
              <table:table-cell office:value-type="float" office:value="0.771935">
                <text:p>0.771935</text:p>
              </table:table-cell>
              <table:table-cell office:value-type="float" office:value="1.027555">
                <text:p>1.027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7">
                <text:p>197</text:p>
              </table:table-cell>
              <table:table-cell office:value-type="float" office:value="0.604946">
                <text:p>0.604946</text:p>
              </table:table-cell>
              <table:table-cell office:value-type="float" office:value="1.502486">
                <text:p>1.5024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6">
                <text:p>196</text:p>
              </table:table-cell>
              <table:table-cell office:value-type="float" office:value="0.437626">
                <text:p>0.437626</text:p>
              </table:table-cell>
              <table:table-cell office:value-type="float" office:value="0.933167">
                <text:p>0.9331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9">
                <text:p>199</text:p>
              </table:table-cell>
              <table:table-cell office:value-type="float" office:value="0.661813">
                <text:p>0.661813</text:p>
              </table:table-cell>
              <table:table-cell office:value-type="float" office:value="1.564437">
                <text:p>1.5644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">
                <text:p>197</text:p>
              </table:table-cell>
              <table:table-cell office:value-type="float" office:value="1.050714">
                <text:p>1.050714</text:p>
              </table:table-cell>
              <table:table-cell office:value-type="float" office:value="1.732775">
                <text:p>1.732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4">
                <text:p>194</text:p>
              </table:table-cell>
              <table:table-cell office:value-type="float" office:value="0.966469">
                <text:p>0.966469</text:p>
              </table:table-cell>
              <table:table-cell office:value-type="float" office:value="1.721911">
                <text:p>1.7219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6">
                <text:p>196</text:p>
              </table:table-cell>
              <table:table-cell office:value-type="float" office:value="0.547741">
                <text:p>0.547741</text:p>
              </table:table-cell>
              <table:table-cell office:value-type="float" office:value="1.129725">
                <text:p>1.129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8">
                <text:p>198</text:p>
              </table:table-cell>
              <table:table-cell office:value-type="float" office:value="0.905924">
                <text:p>0.905924</text:p>
              </table:table-cell>
              <table:table-cell office:value-type="float" office:value="1.79877">
                <text:p>1.798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6">
                <text:p>196</text:p>
              </table:table-cell>
              <table:table-cell office:value-type="float" office:value="1.175717">
                <text:p>1.175717</text:p>
              </table:table-cell>
              <table:table-cell office:value-type="float" office:value="1.371798">
                <text:p>1.3717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7">
                <text:p>197</text:p>
              </table:table-cell>
              <table:table-cell office:value-type="float" office:value="2.252696">
                <text:p>2.252696</text:p>
              </table:table-cell>
              <table:table-cell office:value-type="float" office:value="1.479301">
                <text:p>1.4793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8">
                <text:p>198</text:p>
              </table:table-cell>
              <table:table-cell office:value-type="float" office:value="6.676212">
                <text:p>6.676212</text:p>
              </table:table-cell>
              <table:table-cell office:value-type="float" office:value="0.957128">
                <text:p>0.957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6">
                <text:p>196</text:p>
              </table:table-cell>
              <table:table-cell office:value-type="float" office:value="6.891017">
                <text:p>6.891017</text:p>
              </table:table-cell>
              <table:table-cell office:value-type="float" office:value="0.713589">
                <text:p>0.7135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8">
                <text:p>198</text:p>
              </table:table-cell>
              <table:table-cell office:value-type="float" office:value="7.068281">
                <text:p>7.068281</text:p>
              </table:table-cell>
              <table:table-cell office:value-type="float" office:value="0.668355">
                <text:p>0.6683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9">
                <text:p>199</text:p>
              </table:table-cell>
              <table:table-cell office:value-type="float" office:value="5.999282">
                <text:p>5.999282</text:p>
              </table:table-cell>
              <table:table-cell office:value-type="float" office:value="0.520757">
                <text:p>0.5207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9">
                <text:p>199</text:p>
              </table:table-cell>
              <table:table-cell office:value-type="float" office:value="6.879626">
                <text:p>6.879626</text:p>
              </table:table-cell>
              <table:table-cell office:value-type="float" office:value="0.73769">
                <text:p>0.737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9">
                <text:p>199</text:p>
              </table:table-cell>
              <table:table-cell office:value-type="float" office:value="6.898735">
                <text:p>6.898735</text:p>
              </table:table-cell>
              <table:table-cell office:value-type="float" office:value="0.49029">
                <text:p>0.490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9">
                <text:p>199</text:p>
              </table:table-cell>
              <table:table-cell office:value-type="float" office:value="6.457173">
                <text:p>6.457173</text:p>
              </table:table-cell>
              <table:table-cell office:value-type="float" office:value="0.856943">
                <text:p>0.8569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9">
                <text:p>199</text:p>
              </table:table-cell>
              <table:table-cell office:value-type="float" office:value="6.806231">
                <text:p>6.806231</text:p>
              </table:table-cell>
              <table:table-cell office:value-type="float" office:value="0.833799">
                <text:p>0.8337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8">
                <text:p>198</text:p>
              </table:table-cell>
              <table:table-cell office:value-type="float" office:value="5.511185">
                <text:p>5.511185</text:p>
              </table:table-cell>
              <table:table-cell office:value-type="float" office:value="0.675951">
                <text:p>0.675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9">
                <text:p>199</text:p>
              </table:table-cell>
              <table:table-cell office:value-type="float" office:value="7.064218">
                <text:p>7.064218</text:p>
              </table:table-cell>
              <table:table-cell office:value-type="float" office:value="0.732248">
                <text:p>0.7322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8">
                <text:p>198</text:p>
              </table:table-cell>
              <table:table-cell office:value-type="float" office:value="7.097069">
                <text:p>7.097069</text:p>
              </table:table-cell>
              <table:table-cell office:value-type="float" office:value="0.745571">
                <text:p>0.7455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9">
                <text:p>199</text:p>
              </table:table-cell>
              <table:table-cell office:value-type="float" office:value="5.814974">
                <text:p>5.814974</text:p>
              </table:table-cell>
              <table:table-cell office:value-type="float" office:value="0.40669">
                <text:p>0.406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9">
                <text:p>199</text:p>
              </table:table-cell>
              <table:table-cell office:value-type="float" office:value="6.054863">
                <text:p>6.054863</text:p>
              </table:table-cell>
              <table:table-cell office:value-type="float" office:value="0.371265">
                <text:p>0.3712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9">
                <text:p>199</text:p>
              </table:table-cell>
              <table:table-cell office:value-type="float" office:value="7.266391">
                <text:p>7.266391</text:p>
              </table:table-cell>
              <table:table-cell office:value-type="float" office:value="0.740921">
                <text:p>0.7409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8">
                <text:p>198</text:p>
              </table:table-cell>
              <table:table-cell office:value-type="float" office:value="6.701806">
                <text:p>6.701806</text:p>
              </table:table-cell>
              <table:table-cell office:value-type="float" office:value="0.364672">
                <text:p>0.364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9">
                <text:p>199</text:p>
              </table:table-cell>
              <table:table-cell office:value-type="float" office:value="5.643098">
                <text:p>5.643098</text:p>
              </table:table-cell>
              <table:table-cell office:value-type="float" office:value="0.213421">
                <text:p>0.2134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9">
                <text:p>199</text:p>
              </table:table-cell>
              <table:table-cell office:value-type="float" office:value="6.927644">
                <text:p>6.927644</text:p>
              </table:table-cell>
              <table:table-cell office:value-type="float" office:value="0.299797">
                <text:p>0.2997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9">
                <text:p>199</text:p>
              </table:table-cell>
              <table:table-cell office:value-type="float" office:value="6.918329">
                <text:p>6.918329</text:p>
              </table:table-cell>
              <table:table-cell office:value-type="float" office:value="0.24077">
                <text:p>0.240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9">
                <text:p>199</text:p>
              </table:table-cell>
              <table:table-cell office:value-type="float" office:value="5.873579">
                <text:p>5.873579</text:p>
              </table:table-cell>
              <table:table-cell office:value-type="float" office:value="0.225157">
                <text:p>0.2251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9">
                <text:p>199</text:p>
              </table:table-cell>
              <table:table-cell office:value-type="float" office:value="6.419654">
                <text:p>6.419654</text:p>
              </table:table-cell>
              <table:table-cell office:value-type="float" office:value="0.248459">
                <text:p>0.248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9">
                <text:p>199</text:p>
              </table:table-cell>
              <table:table-cell office:value-type="float" office:value="5.700469">
                <text:p>5.700469</text:p>
              </table:table-cell>
              <table:table-cell office:value-type="float" office:value="0.266046">
                <text:p>0.2660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9">
                <text:p>199</text:p>
              </table:table-cell>
              <table:table-cell office:value-type="float" office:value="7.613908">
                <text:p>7.613908</text:p>
              </table:table-cell>
              <table:table-cell office:value-type="float" office:value="0.230596">
                <text:p>0.2305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9">
                <text:p>199</text:p>
              </table:table-cell>
              <table:table-cell office:value-type="float" office:value="5.641483">
                <text:p>5.641483</text:p>
              </table:table-cell>
              <table:table-cell office:value-type="float" office:value="0.510382">
                <text:p>0.5103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9">
                <text:p>199</text:p>
              </table:table-cell>
              <table:table-cell office:value-type="float" office:value="6.662849">
                <text:p>6.662849</text:p>
              </table:table-cell>
              <table:table-cell office:value-type="float" office:value="0.345026">
                <text:p>0.3450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9">
                <text:p>199</text:p>
              </table:table-cell>
              <table:table-cell office:value-type="float" office:value="6.403416">
                <text:p>6.403416</text:p>
              </table:table-cell>
              <table:table-cell office:value-type="float" office:value="0.156326">
                <text:p>0.1563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9">
                <text:p>199</text:p>
              </table:table-cell>
              <table:table-cell office:value-type="float" office:value="5.914733">
                <text:p>5.914733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9">
                <text:p>199</text:p>
              </table:table-cell>
              <table:table-cell office:value-type="float" office:value="6.651075">
                <text:p>6.651075</text:p>
              </table:table-cell>
              <table:table-cell office:value-type="float" office:value="0.172472">
                <text:p>0.1724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">
                <text:p>200</text:p>
              </table:table-cell>
              <table:table-cell office:value-type="float" office:value="6.854186">
                <text:p>6.854186</text:p>
              </table:table-cell>
              <table:table-cell office:value-type="float" office:value="0.458003">
                <text:p>0.458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9">
                <text:p>199</text:p>
              </table:table-cell>
              <table:table-cell office:value-type="float" office:value="5.907837">
                <text:p>5.907837</text:p>
              </table:table-cell>
              <table:table-cell office:value-type="float" office:value="0.174247">
                <text:p>0.174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">
                <text:p>200</text:p>
              </table:table-cell>
              <table:table-cell office:value-type="float" office:value="6.883231">
                <text:p>6.883231</text:p>
              </table:table-cell>
              <table:table-cell office:value-type="float" office:value="0.677362">
                <text:p>0.6773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">
                <text:p>200</text:p>
              </table:table-cell>
              <table:table-cell office:value-type="float" office:value="6.164877">
                <text:p>6.164877</text:p>
              </table:table-cell>
              <table:table-cell office:value-type="float" office:value="0.465188">
                <text:p>0.4651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">
                <text:p>200</text:p>
              </table:table-cell>
              <table:table-cell office:value-type="float" office:value="5.954733">
                <text:p>5.954733</text:p>
              </table:table-cell>
              <table:table-cell office:value-type="float" office:value="0.440171">
                <text:p>0.440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">
                <text:p>199</text:p>
              </table:table-cell>
              <table:table-cell office:value-type="float" office:value="6.748063">
                <text:p>6.748063</text:p>
              </table:table-cell>
              <table:table-cell office:value-type="float" office:value="0.138529">
                <text:p>0.1385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1">
                <text:p>201</text:p>
              </table:table-cell>
              <table:table-cell office:value-type="float" office:value="5.560067">
                <text:p>5.560067</text:p>
              </table:table-cell>
              <table:table-cell office:value-type="float" office:value="0.642009">
                <text:p>0.6420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9">
                <text:p>199</text:p>
              </table:table-cell>
              <table:table-cell office:value-type="float" office:value="5.688281">
                <text:p>5.688281</text:p>
              </table:table-cell>
              <table:table-cell office:value-type="float" office:value="0.098964">
                <text:p>0.0989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">
                <text:p>199</text:p>
              </table:table-cell>
              <table:table-cell office:value-type="float" office:value="5.335678">
                <text:p>5.335678</text:p>
              </table:table-cell>
              <table:table-cell office:value-type="float" office:value="0.079586">
                <text:p>0.079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9">
                <text:p>199</text:p>
              </table:table-cell>
              <table:table-cell office:value-type="float" office:value="5.490866">
                <text:p>5.490866</text:p>
              </table:table-cell>
              <table:table-cell office:value-type="float" office:value="0.065361">
                <text:p>0.0653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">
                <text:p>200</text:p>
              </table:table-cell>
              <table:table-cell office:value-type="float" office:value="5.046344">
                <text:p>5.046344</text:p>
              </table:table-cell>
              <table:table-cell office:value-type="float" office:value="0.321256">
                <text:p>0.3212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2">
                <text:p>202</text:p>
              </table:table-cell>
              <table:table-cell office:value-type="float" office:value="4.433365">
                <text:p>4.433365</text:p>
              </table:table-cell>
              <table:table-cell office:value-type="float" office:value="0.814146">
                <text:p>0.814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">
                <text:p>200</text:p>
              </table:table-cell>
              <table:table-cell office:value-type="float" office:value="4.72904">
                <text:p>4.72904</text:p>
              </table:table-cell>
              <table:table-cell office:value-type="float" office:value="0.281354">
                <text:p>0.2813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">
                <text:p>201</text:p>
              </table:table-cell>
              <table:table-cell office:value-type="float" office:value="4.47925">
                <text:p>4.47925</text:p>
              </table:table-cell>
              <table:table-cell office:value-type="float" office:value="0.693508">
                <text:p>0.693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">
                <text:p>205</text:p>
              </table:table-cell>
              <table:table-cell office:value-type="float" office:value="4.771479">
                <text:p>4.771479</text:p>
              </table:table-cell>
              <table:table-cell office:value-type="float" office:value="1.688247">
                <text:p>1.6882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4">
                <text:p>204</text:p>
              </table:table-cell>
              <table:table-cell office:value-type="float" office:value="4.691888">
                <text:p>4.691888</text:p>
              </table:table-cell>
              <table:table-cell office:value-type="float" office:value="1.408061">
                <text:p>1.4080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">
                <text:p>205</text:p>
              </table:table-cell>
              <table:table-cell office:value-type="float" office:value="4.570279">
                <text:p>4.570279</text:p>
              </table:table-cell>
              <table:table-cell office:value-type="float" office:value="1.837346">
                <text:p>1.8373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6">
                <text:p>206</text:p>
              </table:table-cell>
              <table:table-cell office:value-type="float" office:value="5.558729">
                <text:p>5.558729</text:p>
              </table:table-cell>
              <table:table-cell office:value-type="float" office:value="2.000909">
                <text:p>2.000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">
                <text:p>203</text:p>
              </table:table-cell>
              <table:table-cell office:value-type="float" office:value="3.802476">
                <text:p>3.802476</text:p>
              </table:table-cell>
              <table:table-cell office:value-type="float" office:value="1.028162">
                <text:p>1.0281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">
                <text:p>203</text:p>
              </table:table-cell>
              <table:table-cell office:value-type="float" office:value="4.532359">
                <text:p>4.532359</text:p>
              </table:table-cell>
              <table:table-cell office:value-type="float" office:value="1.154905">
                <text:p>1.1549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2">
                <text:p>202</text:p>
              </table:table-cell>
              <table:table-cell office:value-type="float" office:value="4.720947">
                <text:p>4.720947</text:p>
              </table:table-cell>
              <table:table-cell office:value-type="float" office:value="0.9159">
                <text:p>0.91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4.486081">
                <text:p>4.486081</text:p>
              </table:table-cell>
              <table:table-cell office:value-type="float" office:value="0.281106">
                <text:p>0.281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2">
                <text:p>202</text:p>
              </table:table-cell>
              <table:table-cell office:value-type="float" office:value="3.497711">
                <text:p>3.497711</text:p>
              </table:table-cell>
              <table:table-cell office:value-type="float" office:value="0.968522">
                <text:p>0.968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">
                <text:p>204</text:p>
              </table:table-cell>
              <table:table-cell office:value-type="float" office:value="3.765106">
                <text:p>3.765106</text:p>
              </table:table-cell>
              <table:table-cell office:value-type="float" office:value="1.706996">
                <text:p>1.706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">
                <text:p>205</text:p>
              </table:table-cell>
              <table:table-cell office:value-type="float" office:value="4.045955">
                <text:p>4.045955</text:p>
              </table:table-cell>
              <table:table-cell office:value-type="float" office:value="1.66296">
                <text:p>1.662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">
                <text:p>200</text:p>
              </table:table-cell>
              <table:table-cell office:value-type="float" office:value="4.149667">
                <text:p>4.149667</text:p>
              </table:table-cell>
              <table:table-cell office:value-type="float" office:value="0.382936">
                <text:p>0.3829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3">
                <text:p>203</text:p>
              </table:table-cell>
              <table:table-cell office:value-type="float" office:value="4.072812">
                <text:p>4.072812</text:p>
              </table:table-cell>
              <table:table-cell office:value-type="float" office:value="1.132608">
                <text:p>1.132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2">
                <text:p>202</text:p>
              </table:table-cell>
              <table:table-cell office:value-type="float" office:value="4.103477">
                <text:p>4.103477</text:p>
              </table:table-cell>
              <table:table-cell office:value-type="float" office:value="1.03331">
                <text:p>1.033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1">
                <text:p>201</text:p>
              </table:table-cell>
              <table:table-cell office:value-type="float" office:value="3.144088">
                <text:p>3.144088</text:p>
              </table:table-cell>
              <table:table-cell office:value-type="float" office:value="0.631687">
                <text:p>0.6316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">
                <text:p>200</text:p>
              </table:table-cell>
              <table:table-cell office:value-type="float" office:value="3.736147">
                <text:p>3.736147</text:p>
              </table:table-cell>
              <table:table-cell office:value-type="float" office:value="0.300391">
                <text:p>0.3003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">
                <text:p>200</text:p>
              </table:table-cell>
              <table:table-cell office:value-type="float" office:value="2.933221">
                <text:p>2.933221</text:p>
              </table:table-cell>
              <table:table-cell office:value-type="float" office:value="0.383941">
                <text:p>0.3839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9">
                <text:p>199</text:p>
              </table:table-cell>
              <table:table-cell office:value-type="float" office:value="3.198683">
                <text:p>3.198683</text:p>
              </table:table-cell>
              <table:table-cell office:value-type="float" office:value="0.019485">
                <text:p>0.0194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1">
                <text:p>201</text:p>
              </table:table-cell>
              <table:table-cell office:value-type="float" office:value="1.8067">
                <text:p>1.8067</text:p>
              </table:table-cell>
              <table:table-cell office:value-type="float" office:value="0.537205">
                <text:p>0.5372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3">
                <text:p>203</text:p>
              </table:table-cell>
              <table:table-cell office:value-type="float" office:value="0.36786">
                <text:p>0.36786</text:p>
              </table:table-cell>
              <table:table-cell office:value-type="float" office:value="1.629488">
                <text:p>1.6294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0">
                <text:p>200</text:p>
              </table:table-cell>
              <table:table-cell office:value-type="float" office:value="0.129695">
                <text:p>0.129695</text:p>
              </table:table-cell>
              <table:table-cell office:value-type="float" office:value="0.264288">
                <text:p>0.2642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9">
                <text:p>199</text:p>
              </table:table-cell>
              <table:table-cell office:value-type="float" office:value="0.304394">
                <text:p>0.304394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2">
                <text:p>202</text:p>
              </table:table-cell>
              <table:table-cell office:value-type="float" office:value="0.039016">
                <text:p>0.039016</text:p>
              </table:table-cell>
              <table:table-cell office:value-type="float" office:value="1.195222">
                <text:p>1.1952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">
                <text:p>200</text:p>
              </table:table-cell>
              <table:table-cell office:value-type="float" office:value="0.032562">
                <text:p>0.032562</text:p>
              </table:table-cell>
              <table:table-cell office:value-type="float" office:value="0.468671">
                <text:p>0.4686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">
                <text:p>204</text:p>
              </table:table-cell>
              <table:table-cell office:value-type="float" office:value="0.088899">
                <text:p>0.088899</text:p>
              </table:table-cell>
              <table:table-cell office:value-type="float" office:value="2.228551">
                <text:p>2.228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6">
                <text:p>206</text:p>
              </table:table-cell>
              <table:table-cell office:value-type="float" office:value="0.138582">
                <text:p>0.138582</text:p>
              </table:table-cell>
              <table:table-cell office:value-type="float" office:value="2.948697">
                <text:p>2.9486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">
                <text:p>205</text:p>
              </table:table-cell>
              <table:table-cell office:value-type="float" office:value="0.128452">
                <text:p>0.128452</text:p>
              </table:table-cell>
              <table:table-cell office:value-type="float" office:value="2.359217">
                <text:p>2.3592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">
                <text:p>200</text:p>
              </table:table-cell>
              <table:table-cell office:value-type="float" office:value="0.041549">
                <text:p>0.041549</text:p>
              </table:table-cell>
              <table:table-cell office:value-type="float" office:value="0.45103">
                <text:p>0.451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">
                <text:p>200</text:p>
              </table:table-cell>
              <table:table-cell office:value-type="float" office:value="0.058158">
                <text:p>0.058158</text:p>
              </table:table-cell>
              <table:table-cell office:value-type="float" office:value="0.402087">
                <text:p>0.4020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2">
                <text:p>202</text:p>
              </table:table-cell>
              <table:table-cell office:value-type="float" office:value="0.051207">
                <text:p>0.051207</text:p>
              </table:table-cell>
              <table:table-cell office:value-type="float" office:value="1.26366">
                <text:p>1.263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9">
                <text:p>199</text:p>
              </table:table-cell>
              <table:table-cell office:value-type="float" office:value="0.027735">
                <text:p>0.027735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8">
                <text:p>198</text:p>
              </table:table-cell>
              <table:table-cell office:value-type="float" office:value="0.028138">
                <text:p>0.028138</text:p>
              </table:table-cell>
              <table:table-cell office:value-type="float" office:value="0.006436">
                <text:p>0.0064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">
                <text:p>200</text:p>
              </table:table-cell>
              <table:table-cell office:value-type="float" office:value="0.17114">
                <text:p>0.17114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">
                <text:p>200</text:p>
              </table:table-cell>
              <table:table-cell office:value-type="float" office:value="0.055831">
                <text:p>0.055831</text:p>
              </table:table-cell>
              <table:table-cell office:value-type="float" office:value="0.483512">
                <text:p>0.4835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">
                <text:p>199</text:p>
              </table:table-cell>
              <table:table-cell office:value-type="float" office:value="0.158034">
                <text:p>0.15803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9">
                <text:p>199</text:p>
              </table:table-cell>
              <table:table-cell office:value-type="float" office:value="0.171746">
                <text:p>0.171746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">
                <text:p>200</text:p>
              </table:table-cell>
              <table:table-cell office:value-type="float" office:value="0.027173">
                <text:p>0.027173</text:p>
              </table:table-cell>
              <table:table-cell office:value-type="float" office:value="0.515521">
                <text:p>0.5155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">
                <text:p>199</text:p>
              </table:table-cell>
              <table:table-cell office:value-type="float" office:value="0.121456">
                <text:p>0.121456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9">
                <text:p>199</text:p>
              </table:table-cell>
              <table:table-cell office:value-type="float" office:value="0.140779">
                <text:p>0.140779</text:p>
              </table:table-cell>
              <table:table-cell office:value-type="float" office:value="0.014491">
                <text:p>0.0144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9">
                <text:p>199</text:p>
              </table:table-cell>
              <table:table-cell office:value-type="float" office:value="1.006676">
                <text:p>1.006676</text:p>
              </table:table-cell>
              <table:table-cell office:value-type="float" office:value="0.018652">
                <text:p>0.0186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">
                <text:p>200</text:p>
              </table:table-cell>
              <table:table-cell office:value-type="float" office:value="0.872156">
                <text:p>0.872156</text:p>
              </table:table-cell>
              <table:table-cell office:value-type="float" office:value="0.521797">
                <text:p>0.5217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">
                <text:p>200</text:p>
              </table:table-cell>
              <table:table-cell office:value-type="float" office:value="0.627375">
                <text:p>0.627375</text:p>
              </table:table-cell>
              <table:table-cell office:value-type="float" office:value="0.548934">
                <text:p>0.5489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9">
                <text:p>199</text:p>
              </table:table-cell>
              <table:table-cell office:value-type="float" office:value="0.21286">
                <text:p>0.21286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9">
                <text:p>199</text:p>
              </table:table-cell>
              <table:table-cell office:value-type="float" office:value="0.032488">
                <text:p>0.032488</text:p>
              </table:table-cell>
              <table:table-cell office:value-type="float" office:value="0.011861">
                <text:p>0.0118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9">
                <text:p>199</text:p>
              </table:table-cell>
              <table:table-cell office:value-type="float" office:value="0.026167">
                <text:p>0.026167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9">
                <text:p>199</text:p>
              </table:table-cell>
              <table:table-cell office:value-type="float" office:value="0.034805">
                <text:p>0.034805</text:p>
              </table:table-cell>
              <table:table-cell office:value-type="float" office:value="0.017761">
                <text:p>0.0177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9">
                <text:p>199</text:p>
              </table:table-cell>
              <table:table-cell office:value-type="float" office:value="0.099551">
                <text:p>0.099551</text:p>
              </table:table-cell>
              <table:table-cell office:value-type="float" office:value="0.00872">
                <text:p>0.008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9">
                <text:p>199</text:p>
              </table:table-cell>
              <table:table-cell office:value-type="float" office:value="0.073473">
                <text:p>0.073473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9">
                <text:p>199</text:p>
              </table:table-cell>
              <table:table-cell office:value-type="float" office:value="0.036031">
                <text:p>0.036031</text:p>
              </table:table-cell>
              <table:table-cell office:value-type="float" office:value="0.025147">
                <text:p>0.025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9">
                <text:p>199</text:p>
              </table:table-cell>
              <table:table-cell office:value-type="float" office:value="0.024093">
                <text:p>0.024093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9">
                <text:p>199</text:p>
              </table:table-cell>
              <table:table-cell office:value-type="float" office:value="0.031311">
                <text:p>0.031311</text:p>
              </table:table-cell>
              <table:table-cell office:value-type="float" office:value="0.001327">
                <text:p>0.0013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9">
                <text:p>199</text:p>
              </table:table-cell>
              <table:table-cell office:value-type="float" office:value="0.024896">
                <text:p>0.02489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9">
                <text:p>199</text:p>
              </table:table-cell>
              <table:table-cell office:value-type="float" office:value="0.028817">
                <text:p>0.028817</text:p>
              </table:table-cell>
              <table:table-cell office:value-type="float" office:value="0.011531">
                <text:p>0.0115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9">
                <text:p>199</text:p>
              </table:table-cell>
              <table:table-cell office:value-type="float" office:value="0.026719">
                <text:p>0.026719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9">
                <text:p>199</text:p>
              </table:table-cell>
              <table:table-cell office:value-type="float" office:value="0.071816">
                <text:p>0.071816</text:p>
              </table:table-cell>
              <table:table-cell office:value-type="float" office:value="0.020052">
                <text:p>0.0200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9">
                <text:p>199</text:p>
              </table:table-cell>
              <table:table-cell office:value-type="float" office:value="0.03114">
                <text:p>0.03114</text:p>
              </table:table-cell>
              <table:table-cell office:value-type="float" office:value="0.005639">
                <text:p>0.0056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9">
                <text:p>199</text:p>
              </table:table-cell>
              <table:table-cell office:value-type="float" office:value="0.6725">
                <text:p>0.6725</text:p>
              </table:table-cell>
              <table:table-cell office:value-type="float" office:value="0.015719">
                <text:p>0.0157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9">
                <text:p>199</text:p>
              </table:table-cell>
              <table:table-cell office:value-type="float" office:value="0.73434">
                <text:p>0.73434</text:p>
              </table:table-cell>
              <table:table-cell office:value-type="float" office:value="0.01642">
                <text:p>0.016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9">
                <text:p>199</text:p>
              </table:table-cell>
              <table:table-cell office:value-type="float" office:value="0.385923">
                <text:p>0.385923</text:p>
              </table:table-cell>
              <table:table-cell office:value-type="float" office:value="0.011975">
                <text:p>0.0119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9">
                <text:p>199</text:p>
              </table:table-cell>
              <table:table-cell office:value-type="float" office:value="0.08128">
                <text:p>0.08128</text:p>
              </table:table-cell>
              <table:table-cell office:value-type="float" office:value="0.020243">
                <text:p>0.0202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9">
                <text:p>199</text:p>
              </table:table-cell>
              <table:table-cell office:value-type="float" office:value="0.381333">
                <text:p>0.381333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9">
                <text:p>199</text:p>
              </table:table-cell>
              <table:table-cell office:value-type="float" office:value="0.930099">
                <text:p>0.930099</text:p>
              </table:table-cell>
              <table:table-cell office:value-type="float" office:value="0.011389">
                <text:p>0.0113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9">
                <text:p>199</text:p>
              </table:table-cell>
              <table:table-cell office:value-type="float" office:value="0.587774">
                <text:p>0.587774</text:p>
              </table:table-cell>
              <table:table-cell office:value-type="float" office:value="0.004643">
                <text:p>0.0046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9">
                <text:p>199</text:p>
              </table:table-cell>
              <table:table-cell office:value-type="float" office:value="0.256381">
                <text:p>0.256381</text:p>
              </table:table-cell>
              <table:table-cell office:value-type="float" office:value="0.007473">
                <text:p>0.0074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9">
                <text:p>199</text:p>
              </table:table-cell>
              <table:table-cell office:value-type="float" office:value="0.030997">
                <text:p>0.030997</text:p>
              </table:table-cell>
              <table:table-cell office:value-type="float" office:value="0.016869">
                <text:p>0.016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">
                <text:p>199</text:p>
              </table:table-cell>
              <table:table-cell office:value-type="float" office:value="0.028681">
                <text:p>0.028681</text:p>
              </table:table-cell>
              <table:table-cell office:value-type="float" office:value="0.011572">
                <text:p>0.0115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9">
                <text:p>199</text:p>
              </table:table-cell>
              <table:table-cell office:value-type="float" office:value="0.03414">
                <text:p>0.03414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9">
                <text:p>199</text:p>
              </table:table-cell>
              <table:table-cell office:value-type="float" office:value="0.032052">
                <text:p>0.032052</text:p>
              </table:table-cell>
              <table:table-cell office:value-type="float" office:value="0.012292">
                <text:p>0.0122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9">
                <text:p>199</text:p>
              </table:table-cell>
              <table:table-cell office:value-type="float" office:value="0.031252">
                <text:p>0.031252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">
                <text:p>199</text:p>
              </table:table-cell>
              <table:table-cell office:value-type="float" office:value="0.023629">
                <text:p>0.023629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9">
                <text:p>199</text:p>
              </table:table-cell>
              <table:table-cell office:value-type="float" office:value="0.034136">
                <text:p>0.034136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9">
                <text:p>199</text:p>
              </table:table-cell>
              <table:table-cell office:value-type="float" office:value="0.026371">
                <text:p>0.026371</text:p>
              </table:table-cell>
              <table:table-cell office:value-type="float" office:value="0.006287">
                <text:p>0.0062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9">
                <text:p>199</text:p>
              </table:table-cell>
              <table:table-cell office:value-type="float" office:value="0.034919">
                <text:p>0.034919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9">
                <text:p>199</text:p>
              </table:table-cell>
              <table:table-cell office:value-type="float" office:value="0.034637">
                <text:p>0.034637</text:p>
              </table:table-cell>
              <table:table-cell office:value-type="float" office:value="0.010413">
                <text:p>0.010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9">
                <text:p>199</text:p>
              </table:table-cell>
              <table:table-cell office:value-type="float" office:value="0.028867">
                <text:p>0.028867</text:p>
              </table:table-cell>
              <table:table-cell office:value-type="float" office:value="0.00462">
                <text:p>0.004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9">
                <text:p>199</text:p>
              </table:table-cell>
              <table:table-cell office:value-type="float" office:value="0.027721">
                <text:p>0.02772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9">
                <text:p>199</text:p>
              </table:table-cell>
              <table:table-cell office:value-type="float" office:value="0.027404">
                <text:p>0.027404</text:p>
              </table:table-cell>
              <table:table-cell office:value-type="float" office:value="0.005226">
                <text:p>0.005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9">
                <text:p>199</text:p>
              </table:table-cell>
              <table:table-cell office:value-type="float" office:value="0.02796">
                <text:p>0.02796</text:p>
              </table:table-cell>
              <table:table-cell office:value-type="float" office:value="0.00245">
                <text:p>0.002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9">
                <text:p>199</text:p>
              </table:table-cell>
              <table:table-cell office:value-type="float" office:value="0.033785">
                <text:p>0.033785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9">
                <text:p>199</text:p>
              </table:table-cell>
              <table:table-cell office:value-type="float" office:value="0.038513">
                <text:p>0.038513</text:p>
              </table:table-cell>
              <table:table-cell office:value-type="float" office:value="0.020287">
                <text:p>0.0202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9">
                <text:p>199</text:p>
              </table:table-cell>
              <table:table-cell office:value-type="float" office:value="0.031264">
                <text:p>0.031264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9">
                <text:p>199</text:p>
              </table:table-cell>
              <table:table-cell office:value-type="float" office:value="0.025662">
                <text:p>0.02566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9">
                <text:p>199</text:p>
              </table:table-cell>
              <table:table-cell office:value-type="float" office:value="0.029203">
                <text:p>0.029203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">
                <text:p>199</text:p>
              </table:table-cell>
              <table:table-cell office:value-type="float" office:value="0.025595">
                <text:p>0.025595</text:p>
              </table:table-cell>
              <table:table-cell office:value-type="float" office:value="0.001611">
                <text:p>0.0016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9">
                <text:p>199</text:p>
              </table:table-cell>
              <table:table-cell office:value-type="float" office:value="0.026999">
                <text:p>0.026999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9">
                <text:p>199</text:p>
              </table:table-cell>
              <table:table-cell office:value-type="float" office:value="0.026811">
                <text:p>0.026811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9">
                <text:p>199</text:p>
              </table:table-cell>
              <table:table-cell office:value-type="float" office:value="0.024795">
                <text:p>0.024795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">
                <text:p>199</text:p>
              </table:table-cell>
              <table:table-cell office:value-type="float" office:value="0.023498">
                <text:p>0.023498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">
                <text:p>199</text:p>
              </table:table-cell>
              <table:table-cell office:value-type="float" office:value="0.029676">
                <text:p>0.029676</text:p>
              </table:table-cell>
              <table:table-cell office:value-type="float" office:value="0.006663">
                <text:p>0.0066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">
                <text:p>199</text:p>
              </table:table-cell>
              <table:table-cell office:value-type="float" office:value="0.02857">
                <text:p>0.02857</text:p>
              </table:table-cell>
              <table:table-cell office:value-type="float" office:value="0.004921">
                <text:p>0.0049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9">
                <text:p>199</text:p>
              </table:table-cell>
              <table:table-cell office:value-type="float" office:value="0.025427">
                <text:p>0.025427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9">
                <text:p>199</text:p>
              </table:table-cell>
              <table:table-cell office:value-type="float" office:value="0.024571">
                <text:p>0.024571</text:p>
              </table:table-cell>
              <table:table-cell office:value-type="float" office:value="0.002256">
                <text:p>0.0022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9">
                <text:p>199</text:p>
              </table:table-cell>
              <table:table-cell office:value-type="float" office:value="0.022542">
                <text:p>0.022542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9">
                <text:p>199</text:p>
              </table:table-cell>
              <table:table-cell office:value-type="float" office:value="0.026481">
                <text:p>0.026481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9">
                <text:p>199</text:p>
              </table:table-cell>
              <table:table-cell office:value-type="float" office:value="0.037091">
                <text:p>0.037091</text:p>
              </table:table-cell>
              <table:table-cell office:value-type="float" office:value="0.013235">
                <text:p>0.0132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9">
                <text:p>199</text:p>
              </table:table-cell>
              <table:table-cell office:value-type="float" office:value="0.028232">
                <text:p>0.028232</text:p>
              </table:table-cell>
              <table:table-cell office:value-type="float" office:value="0.004167">
                <text:p>0.0041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9">
                <text:p>199</text:p>
              </table:table-cell>
              <table:table-cell office:value-type="float" office:value="0.029725">
                <text:p>0.029725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9">
                <text:p>199</text:p>
              </table:table-cell>
              <table:table-cell office:value-type="float" office:value="0.030652">
                <text:p>0.030652</text:p>
              </table:table-cell>
              <table:table-cell office:value-type="float" office:value="0.010022">
                <text:p>0.0100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">
                <text:p>199</text:p>
              </table:table-cell>
              <table:table-cell office:value-type="float" office:value="0.03908">
                <text:p>0.03908</text:p>
              </table:table-cell>
              <table:table-cell office:value-type="float" office:value="0.013658">
                <text:p>0.013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9">
                <text:p>199</text:p>
              </table:table-cell>
              <table:table-cell office:value-type="float" office:value="0.062724">
                <text:p>0.062724</text:p>
              </table:table-cell>
              <table:table-cell office:value-type="float" office:value="0.047602">
                <text:p>0.0476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9">
                <text:p>199</text:p>
              </table:table-cell>
              <table:table-cell office:value-type="float" office:value="0.048607">
                <text:p>0.048607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9">
                <text:p>199</text:p>
              </table:table-cell>
              <table:table-cell office:value-type="float" office:value="0.027609">
                <text:p>0.027609</text:p>
              </table:table-cell>
              <table:table-cell office:value-type="float" office:value="0.008528">
                <text:p>0.0085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9">
                <text:p>199</text:p>
              </table:table-cell>
              <table:table-cell office:value-type="float" office:value="0.029146">
                <text:p>0.029146</text:p>
              </table:table-cell>
              <table:table-cell office:value-type="float" office:value="0.002854">
                <text:p>0.0028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9">
                <text:p>199</text:p>
              </table:table-cell>
              <table:table-cell office:value-type="float" office:value="0.040483">
                <text:p>0.040483</text:p>
              </table:table-cell>
              <table:table-cell office:value-type="float" office:value="0.019128">
                <text:p>0.0191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9">
                <text:p>199</text:p>
              </table:table-cell>
              <table:table-cell office:value-type="float" office:value="0.028207">
                <text:p>0.028207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9">
                <text:p>199</text:p>
              </table:table-cell>
              <table:table-cell office:value-type="float" office:value="0.033762">
                <text:p>0.033762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9">
                <text:p>199</text:p>
              </table:table-cell>
              <table:table-cell office:value-type="float" office:value="0.03465">
                <text:p>0.03465</text:p>
              </table:table-cell>
              <table:table-cell office:value-type="float" office:value="0.004272">
                <text:p>0.0042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9">
                <text:p>199</text:p>
              </table:table-cell>
              <table:table-cell office:value-type="float" office:value="0.029096">
                <text:p>0.029096</text:p>
              </table:table-cell>
              <table:table-cell office:value-type="float" office:value="0.002388">
                <text:p>0.0023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9">
                <text:p>199</text:p>
              </table:table-cell>
              <table:table-cell office:value-type="float" office:value="0.024997">
                <text:p>0.024997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9">
                <text:p>199</text:p>
              </table:table-cell>
              <table:table-cell office:value-type="float" office:value="0.031716">
                <text:p>0.031716</text:p>
              </table:table-cell>
              <table:table-cell office:value-type="float" office:value="0.007484">
                <text:p>0.0074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9">
                <text:p>199</text:p>
              </table:table-cell>
              <table:table-cell office:value-type="float" office:value="0.028671">
                <text:p>0.028671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9">
                <text:p>199</text:p>
              </table:table-cell>
              <table:table-cell office:value-type="float" office:value="0.032259">
                <text:p>0.032259</text:p>
              </table:table-cell>
              <table:table-cell office:value-type="float" office:value="0.006243">
                <text:p>0.0062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9">
                <text:p>199</text:p>
              </table:table-cell>
              <table:table-cell office:value-type="float" office:value="0.027159">
                <text:p>0.027159</text:p>
              </table:table-cell>
              <table:table-cell office:value-type="float" office:value="0.002614">
                <text:p>0.0026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9">
                <text:p>199</text:p>
              </table:table-cell>
              <table:table-cell office:value-type="float" office:value="0.025433">
                <text:p>0.025433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9">
                <text:p>199</text:p>
              </table:table-cell>
              <table:table-cell office:value-type="float" office:value="0.026023">
                <text:p>0.026023</text:p>
              </table:table-cell>
              <table:table-cell office:value-type="float" office:value="0.002081">
                <text:p>0.0020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9">
                <text:p>199</text:p>
              </table:table-cell>
              <table:table-cell office:value-type="float" office:value="0.024267">
                <text:p>0.024267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9">
                <text:p>199</text:p>
              </table:table-cell>
              <table:table-cell office:value-type="float" office:value="0.030342">
                <text:p>0.030342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9">
                <text:p>199</text:p>
              </table:table-cell>
              <table:table-cell office:value-type="float" office:value="0.036956">
                <text:p>0.036956</text:p>
              </table:table-cell>
              <table:table-cell office:value-type="float" office:value="0.012078">
                <text:p>0.0120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9">
                <text:p>199</text:p>
              </table:table-cell>
              <table:table-cell office:value-type="float" office:value="0.028167">
                <text:p>0.028167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9">
                <text:p>199</text:p>
              </table:table-cell>
              <table:table-cell office:value-type="float" office:value="0.027257">
                <text:p>0.027257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9">
                <text:p>199</text:p>
              </table:table-cell>
              <table:table-cell office:value-type="float" office:value="0.023646">
                <text:p>0.023646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9">
                <text:p>199</text:p>
              </table:table-cell>
              <table:table-cell office:value-type="float" office:value="0.025523">
                <text:p>0.025523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9">
                <text:p>199</text:p>
              </table:table-cell>
              <table:table-cell office:value-type="float" office:value="0.02986">
                <text:p>0.02986</text:p>
              </table:table-cell>
              <table:table-cell office:value-type="float" office:value="0.004616">
                <text:p>0.0046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9">
                <text:p>199</text:p>
              </table:table-cell>
              <table:table-cell office:value-type="float" office:value="0.02763">
                <text:p>0.02763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9">
                <text:p>199</text:p>
              </table:table-cell>
              <table:table-cell office:value-type="float" office:value="0.038848">
                <text:p>0.038848</text:p>
              </table:table-cell>
              <table:table-cell office:value-type="float" office:value="0.015112">
                <text:p>0.0151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9">
                <text:p>199</text:p>
              </table:table-cell>
              <table:table-cell office:value-type="float" office:value="0.034022">
                <text:p>0.034022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9">
                <text:p>199</text:p>
              </table:table-cell>
              <table:table-cell office:value-type="float" office:value="0.025934">
                <text:p>0.025934</text:p>
              </table:table-cell>
              <table:table-cell office:value-type="float" office:value="0.006059">
                <text:p>0.0060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9">
                <text:p>199</text:p>
              </table:table-cell>
              <table:table-cell office:value-type="float" office:value="0.034889">
                <text:p>0.034889</text:p>
              </table:table-cell>
              <table:table-cell office:value-type="float" office:value="0.012815">
                <text:p>0.0128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9">
                <text:p>199</text:p>
              </table:table-cell>
              <table:table-cell office:value-type="float" office:value="0.032479">
                <text:p>0.032479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9">
                <text:p>199</text:p>
              </table:table-cell>
              <table:table-cell office:value-type="float" office:value="0.036065">
                <text:p>0.036065</text:p>
              </table:table-cell>
              <table:table-cell office:value-type="float" office:value="0.011157">
                <text:p>0.0111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9">
                <text:p>199</text:p>
              </table:table-cell>
              <table:table-cell office:value-type="float" office:value="0.027692">
                <text:p>0.027692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9">
                <text:p>199</text:p>
              </table:table-cell>
              <table:table-cell office:value-type="float" office:value="0.040351">
                <text:p>0.040351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9">
                <text:p>199</text:p>
              </table:table-cell>
              <table:table-cell office:value-type="float" office:value="0.028579">
                <text:p>0.028579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9">
                <text:p>199</text:p>
              </table:table-cell>
              <table:table-cell office:value-type="float" office:value="0.028405">
                <text:p>0.028405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9">
                <text:p>199</text:p>
              </table:table-cell>
              <table:table-cell office:value-type="float" office:value="0.037487">
                <text:p>0.037487</text:p>
              </table:table-cell>
              <table:table-cell office:value-type="float" office:value="0.020351">
                <text:p>0.0203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9">
                <text:p>199</text:p>
              </table:table-cell>
              <table:table-cell office:value-type="float" office:value="0.029785">
                <text:p>0.029785</text:p>
              </table:table-cell>
              <table:table-cell office:value-type="float" office:value="0.006757">
                <text:p>0.0067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9">
                <text:p>199</text:p>
              </table:table-cell>
              <table:table-cell office:value-type="float" office:value="0.029697">
                <text:p>0.029697</text:p>
              </table:table-cell>
              <table:table-cell office:value-type="float" office:value="0.006369">
                <text:p>0.0063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9">
                <text:p>199</text:p>
              </table:table-cell>
              <table:table-cell office:value-type="float" office:value="0.020617">
                <text:p>0.020617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9">
                <text:p>199</text:p>
              </table:table-cell>
              <table:table-cell office:value-type="float" office:value="0.024191">
                <text:p>0.024191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9">
                <text:p>199</text:p>
              </table:table-cell>
              <table:table-cell office:value-type="float" office:value="0.051308">
                <text:p>0.051308</text:p>
              </table:table-cell>
              <table:table-cell office:value-type="float" office:value="0.022478">
                <text:p>0.022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9">
                <text:p>199</text:p>
              </table:table-cell>
              <table:table-cell office:value-type="float" office:value="0.048431">
                <text:p>0.048431</text:p>
              </table:table-cell>
              <table:table-cell office:value-type="float" office:value="0.039257">
                <text:p>0.0392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9">
                <text:p>199</text:p>
              </table:table-cell>
              <table:table-cell office:value-type="float" office:value="0.094784">
                <text:p>0.094784</text:p>
              </table:table-cell>
              <table:table-cell office:value-type="float" office:value="0.075881">
                <text:p>0.0758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9">
                <text:p>199</text:p>
              </table:table-cell>
              <table:table-cell office:value-type="float" office:value="0.039243">
                <text:p>0.039243</text:p>
              </table:table-cell>
              <table:table-cell office:value-type="float" office:value="0.024811">
                <text:p>0.0248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9">
                <text:p>199</text:p>
              </table:table-cell>
              <table:table-cell office:value-type="float" office:value="0.042173">
                <text:p>0.042173</text:p>
              </table:table-cell>
              <table:table-cell office:value-type="float" office:value="0.025666">
                <text:p>0.0256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9">
                <text:p>199</text:p>
              </table:table-cell>
              <table:table-cell office:value-type="float" office:value="0.074118">
                <text:p>0.074118</text:p>
              </table:table-cell>
              <table:table-cell office:value-type="float" office:value="0.063146">
                <text:p>0.0631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9">
                <text:p>199</text:p>
              </table:table-cell>
              <table:table-cell office:value-type="float" office:value="0.033654">
                <text:p>0.033654</text:p>
              </table:table-cell>
              <table:table-cell office:value-type="float" office:value="0.022505">
                <text:p>0.0225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9">
                <text:p>199</text:p>
              </table:table-cell>
              <table:table-cell office:value-type="float" office:value="0.041373">
                <text:p>0.041373</text:p>
              </table:table-cell>
              <table:table-cell office:value-type="float" office:value="0.011008">
                <text:p>0.0110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9">
                <text:p>199</text:p>
              </table:table-cell>
              <table:table-cell office:value-type="float" office:value="0.03429">
                <text:p>0.03429</text:p>
              </table:table-cell>
              <table:table-cell office:value-type="float" office:value="0.014096">
                <text:p>0.014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9">
                <text:p>199</text:p>
              </table:table-cell>
              <table:table-cell office:value-type="float" office:value="0.031423">
                <text:p>0.031423</text:p>
              </table:table-cell>
              <table:table-cell office:value-type="float" office:value="0.012724">
                <text:p>0.0127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9">
                <text:p>199</text:p>
              </table:table-cell>
              <table:table-cell office:value-type="float" office:value="0.040624">
                <text:p>0.040624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9">
                <text:p>199</text:p>
              </table:table-cell>
              <table:table-cell office:value-type="float" office:value="0.029594">
                <text:p>0.029594</text:p>
              </table:table-cell>
              <table:table-cell office:value-type="float" office:value="0.007634">
                <text:p>0.0076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9">
                <text:p>199</text:p>
              </table:table-cell>
              <table:table-cell office:value-type="float" office:value="0.02797">
                <text:p>0.02797</text:p>
              </table:table-cell>
              <table:table-cell office:value-type="float" office:value="0.005298">
                <text:p>0.0052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">
                <text:p>199</text:p>
              </table:table-cell>
              <table:table-cell office:value-type="float" office:value="0.048998">
                <text:p>0.048998</text:p>
              </table:table-cell>
              <table:table-cell office:value-type="float" office:value="0.026378">
                <text:p>0.0263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9">
                <text:p>199</text:p>
              </table:table-cell>
              <table:table-cell office:value-type="float" office:value="0.028209">
                <text:p>0.028209</text:p>
              </table:table-cell>
              <table:table-cell office:value-type="float" office:value="0.007651">
                <text:p>0.0076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9">
                <text:p>199</text:p>
              </table:table-cell>
              <table:table-cell office:value-type="float" office:value="0.02807">
                <text:p>0.02807</text:p>
              </table:table-cell>
              <table:table-cell office:value-type="float" office:value="0.004146">
                <text:p>0.0041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9">
                <text:p>199</text:p>
              </table:table-cell>
              <table:table-cell office:value-type="float" office:value="0.027305">
                <text:p>0.027305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9">
                <text:p>199</text:p>
              </table:table-cell>
              <table:table-cell office:value-type="float" office:value="0.031748">
                <text:p>0.031748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9">
                <text:p>199</text:p>
              </table:table-cell>
              <table:table-cell office:value-type="float" office:value="0.029271">
                <text:p>0.029271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">
                <text:p>199</text:p>
              </table:table-cell>
              <table:table-cell office:value-type="float" office:value="0.034368">
                <text:p>0.034368</text:p>
              </table:table-cell>
              <table:table-cell office:value-type="float" office:value="0.007153">
                <text:p>0.0071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">
                <text:p>199</text:p>
              </table:table-cell>
              <table:table-cell office:value-type="float" office:value="0.018326">
                <text:p>0.01832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">
                <text:p>199</text:p>
              </table:table-cell>
              <table:table-cell office:value-type="float" office:value="0.026076">
                <text:p>0.026076</text:p>
              </table:table-cell>
              <table:table-cell office:value-type="float" office:value="0.002716">
                <text:p>0.0027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">
                <text:p>199</text:p>
              </table:table-cell>
              <table:table-cell office:value-type="float" office:value="0.024998">
                <text:p>0.024998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">
                <text:p>199</text:p>
              </table:table-cell>
              <table:table-cell office:value-type="float" office:value="0.024296">
                <text:p>0.024296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9">
                <text:p>199</text:p>
              </table:table-cell>
              <table:table-cell office:value-type="float" office:value="0.026814">
                <text:p>0.026814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9">
                <text:p>199</text:p>
              </table:table-cell>
              <table:table-cell office:value-type="float" office:value="0.030553">
                <text:p>0.030553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9">
                <text:p>199</text:p>
              </table:table-cell>
              <table:table-cell office:value-type="float" office:value="0.023231">
                <text:p>0.023231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9">
                <text:p>199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9">
                <text:p>199</text:p>
              </table:table-cell>
              <table:table-cell office:value-type="float" office:value="0.020543">
                <text:p>0.020543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9">
                <text:p>199</text:p>
              </table:table-cell>
              <table:table-cell office:value-type="float" office:value="0.023468">
                <text:p>0.023468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9">
                <text:p>199</text:p>
              </table:table-cell>
              <table:table-cell office:value-type="float" office:value="0.024401">
                <text:p>0.024401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9">
                <text:p>199</text:p>
              </table:table-cell>
              <table:table-cell office:value-type="float" office:value="0.035416">
                <text:p>0.035416</text:p>
              </table:table-cell>
              <table:table-cell office:value-type="float" office:value="0.010557">
                <text:p>0.0105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9">
                <text:p>199</text:p>
              </table:table-cell>
              <table:table-cell office:value-type="float" office:value="0.039164">
                <text:p>0.03916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9">
                <text:p>199</text:p>
              </table:table-cell>
              <table:table-cell office:value-type="float" office:value="0.054337">
                <text:p>0.054337</text:p>
              </table:table-cell>
              <table:table-cell office:value-type="float" office:value="0.065873">
                <text:p>0.0658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9">
                <text:p>199</text:p>
              </table:table-cell>
              <table:table-cell office:value-type="float" office:value="0.068555">
                <text:p>0.068555</text:p>
              </table:table-cell>
              <table:table-cell office:value-type="float" office:value="0.066292">
                <text:p>0.0662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9">
                <text:p>199</text:p>
              </table:table-cell>
              <table:table-cell office:value-type="float" office:value="0.06829">
                <text:p>0.06829</text:p>
              </table:table-cell>
              <table:table-cell office:value-type="float" office:value="0.114135">
                <text:p>0.1141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9">
                <text:p>199</text:p>
              </table:table-cell>
              <table:table-cell office:value-type="float" office:value="0.122106">
                <text:p>0.122106</text:p>
              </table:table-cell>
              <table:table-cell office:value-type="float" office:value="0.242407">
                <text:p>0.2424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9">
                <text:p>199</text:p>
              </table:table-cell>
              <table:table-cell office:value-type="float" office:value="0.091019">
                <text:p>0.091019</text:p>
              </table:table-cell>
              <table:table-cell office:value-type="float" office:value="0.159274">
                <text:p>0.1592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9">
                <text:p>199</text:p>
              </table:table-cell>
              <table:table-cell office:value-type="float" office:value="0.079236">
                <text:p>0.079236</text:p>
              </table:table-cell>
              <table:table-cell office:value-type="float" office:value="0.089025">
                <text:p>0.0890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9">
                <text:p>199</text:p>
              </table:table-cell>
              <table:table-cell office:value-type="float" office:value="0.037306">
                <text:p>0.037306</text:p>
              </table:table-cell>
              <table:table-cell office:value-type="float" office:value="0.020228">
                <text:p>0.0202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9">
                <text:p>199</text:p>
              </table:table-cell>
              <table:table-cell office:value-type="float" office:value="0.096143">
                <text:p>0.096143</text:p>
              </table:table-cell>
              <table:table-cell office:value-type="float" office:value="0.141139">
                <text:p>0.1411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9">
                <text:p>199</text:p>
              </table:table-cell>
              <table:table-cell office:value-type="float" office:value="0.075614">
                <text:p>0.075614</text:p>
              </table:table-cell>
              <table:table-cell office:value-type="float" office:value="0.166241">
                <text:p>0.166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9">
                <text:p>199</text:p>
              </table:table-cell>
              <table:table-cell office:value-type="float" office:value="0.175112">
                <text:p>0.175112</text:p>
              </table:table-cell>
              <table:table-cell office:value-type="float" office:value="0.599518">
                <text:p>0.5995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9">
                <text:p>199</text:p>
              </table:table-cell>
              <table:table-cell office:value-type="float" office:value="0.169816">
                <text:p>0.169816</text:p>
              </table:table-cell>
              <table:table-cell office:value-type="float" office:value="0.514894">
                <text:p>0.5148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9">
                <text:p>199</text:p>
              </table:table-cell>
              <table:table-cell office:value-type="float" office:value="0.146172">
                <text:p>0.146172</text:p>
              </table:table-cell>
              <table:table-cell office:value-type="float" office:value="0.390695">
                <text:p>0.3906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9">
                <text:p>199</text:p>
              </table:table-cell>
              <table:table-cell office:value-type="float" office:value="0.14815">
                <text:p>0.14815</text:p>
              </table:table-cell>
              <table:table-cell office:value-type="float" office:value="0.34398">
                <text:p>0.343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9">
                <text:p>199</text:p>
              </table:table-cell>
              <table:table-cell office:value-type="float" office:value="0.139331">
                <text:p>0.139331</text:p>
              </table:table-cell>
              <table:table-cell office:value-type="float" office:value="0.311664">
                <text:p>0.311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9">
                <text:p>199</text:p>
              </table:table-cell>
              <table:table-cell office:value-type="float" office:value="0.091294">
                <text:p>0.091294</text:p>
              </table:table-cell>
              <table:table-cell office:value-type="float" office:value="0.149159">
                <text:p>0.1491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">
                <text:p>199</text:p>
              </table:table-cell>
              <table:table-cell office:value-type="float" office:value="0.094193">
                <text:p>0.094193</text:p>
              </table:table-cell>
              <table:table-cell office:value-type="float" office:value="0.15213">
                <text:p>0.152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9">
                <text:p>199</text:p>
              </table:table-cell>
              <table:table-cell office:value-type="float" office:value="0.076226">
                <text:p>0.076226</text:p>
              </table:table-cell>
              <table:table-cell office:value-type="float" office:value="0.095686">
                <text:p>0.0956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9">
                <text:p>199</text:p>
              </table:table-cell>
              <table:table-cell office:value-type="float" office:value="0.110771">
                <text:p>0.110771</text:p>
              </table:table-cell>
              <table:table-cell office:value-type="float" office:value="0.203175">
                <text:p>0.2031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9">
                <text:p>199</text:p>
              </table:table-cell>
              <table:table-cell office:value-type="float" office:value="0.096901">
                <text:p>0.096901</text:p>
              </table:table-cell>
              <table:table-cell office:value-type="float" office:value="0.213162">
                <text:p>0.213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9">
                <text:p>199</text:p>
              </table:table-cell>
              <table:table-cell office:value-type="float" office:value="0.091782">
                <text:p>0.091782</text:p>
              </table:table-cell>
              <table:table-cell office:value-type="float" office:value="0.184719">
                <text:p>0.1847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9">
                <text:p>199</text:p>
              </table:table-cell>
              <table:table-cell office:value-type="float" office:value="0.080084">
                <text:p>0.080084</text:p>
              </table:table-cell>
              <table:table-cell office:value-type="float" office:value="0.067208">
                <text:p>0.0672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9">
                <text:p>199</text:p>
              </table:table-cell>
              <table:table-cell office:value-type="float" office:value="0.079569">
                <text:p>0.079569</text:p>
              </table:table-cell>
              <table:table-cell office:value-type="float" office:value="0.033395">
                <text:p>0.0333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9">
                <text:p>199</text:p>
              </table:table-cell>
              <table:table-cell office:value-type="float" office:value="0.036506">
                <text:p>0.036506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9">
                <text:p>199</text:p>
              </table:table-cell>
              <table:table-cell office:value-type="float" office:value="0.037845">
                <text:p>0.037845</text:p>
              </table:table-cell>
              <table:table-cell office:value-type="float" office:value="0.029511">
                <text:p>0.0295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9">
                <text:p>199</text:p>
              </table:table-cell>
              <table:table-cell office:value-type="float" office:value="0.045699">
                <text:p>0.045699</text:p>
              </table:table-cell>
              <table:table-cell office:value-type="float" office:value="0.025509">
                <text:p>0.0255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9">
                <text:p>199</text:p>
              </table:table-cell>
              <table:table-cell office:value-type="float" office:value="0.039696">
                <text:p>0.039696</text:p>
              </table:table-cell>
              <table:table-cell office:value-type="float" office:value="0.021371">
                <text:p>0.0213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9">
                <text:p>199</text:p>
              </table:table-cell>
              <table:table-cell office:value-type="float" office:value="0.032305">
                <text:p>0.032305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9">
                <text:p>199</text:p>
              </table:table-cell>
              <table:table-cell office:value-type="float" office:value="0.023788">
                <text:p>0.023788</text:p>
              </table:table-cell>
              <table:table-cell office:value-type="float" office:value="0.001845">
                <text:p>0.0018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9">
                <text:p>199</text:p>
              </table:table-cell>
              <table:table-cell office:value-type="float" office:value="0.027168">
                <text:p>0.027168</text:p>
              </table:table-cell>
              <table:table-cell office:value-type="float" office:value="0.005809">
                <text:p>0.0058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9">
                <text:p>199</text:p>
              </table:table-cell>
              <table:table-cell office:value-type="float" office:value="0.038638">
                <text:p>0.038638</text:p>
              </table:table-cell>
              <table:table-cell office:value-type="float" office:value="0.008306">
                <text:p>0.0083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9">
                <text:p>199</text:p>
              </table:table-cell>
              <table:table-cell office:value-type="float" office:value="0.027327">
                <text:p>0.027327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9">
                <text:p>199</text:p>
              </table:table-cell>
              <table:table-cell office:value-type="float" office:value="0.022358">
                <text:p>0.022358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9">
                <text:p>199</text:p>
              </table:table-cell>
              <table:table-cell office:value-type="float" office:value="0.036298">
                <text:p>0.036298</text:p>
              </table:table-cell>
              <table:table-cell office:value-type="float" office:value="0.019229">
                <text:p>0.0192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9">
                <text:p>199</text:p>
              </table:table-cell>
              <table:table-cell office:value-type="float" office:value="0.056974">
                <text:p>0.056974</text:p>
              </table:table-cell>
              <table:table-cell office:value-type="float" office:value="0.017731">
                <text:p>0.0177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9">
                <text:p>199</text:p>
              </table:table-cell>
              <table:table-cell office:value-type="float" office:value="0.044545">
                <text:p>0.044545</text:p>
              </table:table-cell>
              <table:table-cell office:value-type="float" office:value="0.026778">
                <text:p>0.0267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9">
                <text:p>199</text:p>
              </table:table-cell>
              <table:table-cell office:value-type="float" office:value="0.026517">
                <text:p>0.026517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9">
                <text:p>199</text:p>
              </table:table-cell>
              <table:table-cell office:value-type="float" office:value="0.035795">
                <text:p>0.035795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9">
                <text:p>199</text:p>
              </table:table-cell>
              <table:table-cell office:value-type="float" office:value="0.03308">
                <text:p>0.03308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9">
                <text:p>199</text:p>
              </table:table-cell>
              <table:table-cell office:value-type="float" office:value="0.030493">
                <text:p>0.030493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9">
                <text:p>199</text:p>
              </table:table-cell>
              <table:table-cell office:value-type="float" office:value="0.02769">
                <text:p>0.02769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9">
                <text:p>199</text:p>
              </table:table-cell>
              <table:table-cell office:value-type="float" office:value="0.032863">
                <text:p>0.032863</text:p>
              </table:table-cell>
              <table:table-cell office:value-type="float" office:value="0.017302">
                <text:p>0.0173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9">
                <text:p>199</text:p>
              </table:table-cell>
              <table:table-cell office:value-type="float" office:value="0.024146">
                <text:p>0.024146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9">
                <text:p>199</text:p>
              </table:table-cell>
              <table:table-cell office:value-type="float" office:value="0.059133">
                <text:p>0.059133</text:p>
              </table:table-cell>
              <table:table-cell office:value-type="float" office:value="0.024127">
                <text:p>0.0241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9">
                <text:p>199</text:p>
              </table:table-cell>
              <table:table-cell office:value-type="float" office:value="0.031523">
                <text:p>0.031523</text:p>
              </table:table-cell>
              <table:table-cell office:value-type="float" office:value="0.005427">
                <text:p>0.0054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9">
                <text:p>199</text:p>
              </table:table-cell>
              <table:table-cell office:value-type="float" office:value="0.022099">
                <text:p>0.022099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9">
                <text:p>199</text:p>
              </table:table-cell>
              <table:table-cell office:value-type="float" office:value="0.024751">
                <text:p>0.024751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9">
                <text:p>199</text:p>
              </table:table-cell>
              <table:table-cell office:value-type="float" office:value="0.028537">
                <text:p>0.02853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9">
                <text:p>199</text:p>
              </table:table-cell>
              <table:table-cell office:value-type="float" office:value="0.023534">
                <text:p>0.023534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9">
                <text:p>199</text:p>
              </table:table-cell>
              <table:table-cell office:value-type="float" office:value="0.029245">
                <text:p>0.029245</text:p>
              </table:table-cell>
              <table:table-cell office:value-type="float" office:value="0.007901">
                <text:p>0.0079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9">
                <text:p>199</text:p>
              </table:table-cell>
              <table:table-cell office:value-type="float" office:value="0.026169">
                <text:p>0.02616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9">
                <text:p>199</text:p>
              </table:table-cell>
              <table:table-cell office:value-type="float" office:value="0.058923">
                <text:p>0.058923</text:p>
              </table:table-cell>
              <table:table-cell office:value-type="float" office:value="0.027518">
                <text:p>0.0275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9">
                <text:p>199</text:p>
              </table:table-cell>
              <table:table-cell office:value-type="float" office:value="0.042927">
                <text:p>0.042927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9">
                <text:p>199</text:p>
              </table:table-cell>
              <table:table-cell office:value-type="float" office:value="0.02712">
                <text:p>0.02712</text:p>
              </table:table-cell>
              <table:table-cell office:value-type="float" office:value="0.008052">
                <text:p>0.008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9">
                <text:p>199</text:p>
              </table:table-cell>
              <table:table-cell office:value-type="float" office:value="0.030174">
                <text:p>0.030174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9">
                <text:p>199</text:p>
              </table:table-cell>
              <table:table-cell office:value-type="float" office:value="0.026394">
                <text:p>0.02639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9">
                <text:p>199</text:p>
              </table:table-cell>
              <table:table-cell office:value-type="float" office:value="0.035832">
                <text:p>0.035832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9">
                <text:p>199</text:p>
              </table:table-cell>
              <table:table-cell office:value-type="float" office:value="0.028727">
                <text:p>0.028727</text:p>
              </table:table-cell>
              <table:table-cell office:value-type="float" office:value="0.010821">
                <text:p>0.010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5cm" chart:style-name="ch2">
          <text:p>scatter 2</text:p>
        </chart:title>
        <chart:legend chart:legend-position="end" svg:x="14.398cm" svg:y="4.227cm" style:legend-expansion="high" chart:style-name="ch3"/>
        <chart:plot-area chart:style-name="ch4" table:cell-range-address="test141.F2:test141.G692 test141.F1:test141.F1" chart:data-source-has-labels="row" svg:x="0.32cm" svg:y="1.248cm" svg:width="13.758cm" svg:height="7.572cm">
          <chartooo:coordinate-region svg:x="1.867cm" svg:y="1.421cm" svg:width="11.931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41.F2:test141.F692" chart:label-cell-address="test141.F1:test141.F1" chart:class="chart:scatter">
            <chart:domain table:cell-range-address="test141.G2:test141.G692"/>
            <chart:data-point chart:repeated="6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ytes</text:p>
                <draw:g>
                  <svg:desc>test141.F1:test14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test141.G2:test141.G692</svg:desc>
                </draw:g>
              </table:table-cell>
              <table:table-cell office:value-type="float" office:value="76943">
                <text:p>76943</text:p>
                <draw:g>
                  <svg:desc>test141.F2:test141.F6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49913">
                <text:p>49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36429">
                <text:p>36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32685">
                <text:p>32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30334">
                <text:p>30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60258">
                <text:p>60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75719">
                <text:p>75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97409">
                <text:p>97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52371">
                <text:p>52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65747">
                <text:p>65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86605">
                <text:p>86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104425">
                <text:p>10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110254">
                <text:p>110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52677">
                <text:p>52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65874">
                <text:p>65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71912">
                <text:p>71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46201">
                <text:p>46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39365">
                <text:p>39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42790">
                <text:p>427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  <table:table-cell office:value-type="float" office:value="39673">
                <text:p>3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">
                <text:p>199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">
                <text:p>199</text:p>
              </table:table-cell>
              <table:table-cell office:value-type="float" office:value="57067">
                <text:p>57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">
                <text:p>199</text:p>
              </table:table-cell>
              <table:table-cell office:value-type="float" office:value="62738">
                <text:p>62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">
                <text:p>199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41198">
                <text:p>41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37445">
                <text:p>37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">
                <text:p>199</text:p>
              </table:table-cell>
              <table:table-cell office:value-type="float" office:value="94792">
                <text:p>94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52435">
                <text:p>52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28804">
                <text:p>28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54620">
                <text:p>546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">
                <text:p>199</text:p>
              </table:table-cell>
              <table:table-cell office:value-type="float" office:value="47555">
                <text:p>47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56260">
                <text:p>562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69654">
                <text:p>69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112187">
                <text:p>112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  <table:table-cell office:value-type="float" office:value="111432">
                <text:p>111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">
                <text:p>199</text:p>
              </table:table-cell>
              <table:table-cell office:value-type="float" office:value="55043">
                <text:p>55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44017">
                <text:p>44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">
                <text:p>199</text:p>
              </table:table-cell>
              <table:table-cell office:value-type="float" office:value="71717">
                <text:p>71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  <table:table-cell office:value-type="float" office:value="78731">
                <text:p>78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  <table:table-cell office:value-type="float" office:value="51265">
                <text:p>51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">
                <text:p>199</text:p>
              </table:table-cell>
              <table:table-cell office:value-type="float" office:value="46142">
                <text:p>46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">
                <text:p>199</text:p>
              </table:table-cell>
              <table:table-cell office:value-type="float" office:value="99989">
                <text:p>99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">
                <text:p>199</text:p>
              </table:table-cell>
              <table:table-cell office:value-type="float" office:value="102353">
                <text:p>102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">
                <text:p>199</text:p>
              </table:table-cell>
              <table:table-cell office:value-type="float" office:value="113795">
                <text:p>113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75516">
                <text:p>75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43058">
                <text:p>43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68133">
                <text:p>68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54935">
                <text:p>54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">
                <text:p>199</text:p>
              </table:table-cell>
              <table:table-cell office:value-type="float" office:value="141403">
                <text:p>141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129598">
                <text:p>129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">
                <text:p>199</text:p>
              </table:table-cell>
              <table:table-cell office:value-type="float" office:value="37953">
                <text:p>37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">
                <text:p>199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61761">
                <text:p>61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">
                <text:p>199</text:p>
              </table:table-cell>
              <table:table-cell office:value-type="float" office:value="89467">
                <text:p>89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">
                <text:p>199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">
                <text:p>199</text:p>
              </table:table-cell>
              <table:table-cell office:value-type="float" office:value="68680">
                <text:p>68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">
                <text:p>199</text:p>
              </table:table-cell>
              <table:table-cell office:value-type="float" office:value="90583">
                <text:p>90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  <table:table-cell office:value-type="float" office:value="98380">
                <text:p>983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">
                <text:p>199</text:p>
              </table:table-cell>
              <table:table-cell office:value-type="float" office:value="85686">
                <text:p>85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74903">
                <text:p>74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">
                <text:p>199</text:p>
              </table:table-cell>
              <table:table-cell office:value-type="float" office:value="78249">
                <text:p>78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76128">
                <text:p>76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">
                <text:p>199</text:p>
              </table:table-cell>
              <table:table-cell office:value-type="float" office:value="162769">
                <text:p>162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  <table:table-cell office:value-type="float" office:value="214934">
                <text:p>214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">
                <text:p>199</text:p>
              </table:table-cell>
              <table:table-cell office:value-type="float" office:value="59775">
                <text:p>597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">
                <text:p>199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">
                <text:p>199</text:p>
              </table:table-cell>
              <table:table-cell office:value-type="float" office:value="40892">
                <text:p>40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">
                <text:p>199</text:p>
              </table:table-cell>
              <table:table-cell office:value-type="float" office:value="60658">
                <text:p>60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">
                <text:p>199</text:p>
              </table:table-cell>
              <table:table-cell office:value-type="float" office:value="68397">
                <text:p>6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">
                <text:p>199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">
                <text:p>199</text:p>
              </table:table-cell>
              <table:table-cell office:value-type="float" office:value="83542">
                <text:p>83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">
                <text:p>199</text:p>
              </table:table-cell>
              <table:table-cell office:value-type="float" office:value="75489">
                <text:p>75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44927">
                <text:p>44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">
                <text:p>199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">
                <text:p>199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">
                <text:p>199</text:p>
              </table:table-cell>
              <table:table-cell office:value-type="float" office:value="18981">
                <text:p>18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">
                <text:p>199</text:p>
              </table:table-cell>
              <table:table-cell office:value-type="float" office:value="54082">
                <text:p>54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">
                <text:p>199</text:p>
              </table:table-cell>
              <table:table-cell office:value-type="float" office:value="51689">
                <text:p>51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">
                <text:p>199</text:p>
              </table:table-cell>
              <table:table-cell office:value-type="float" office:value="71589">
                <text:p>71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">
                <text:p>199</text:p>
              </table:table-cell>
              <table:table-cell office:value-type="float" office:value="74222">
                <text:p>74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">
                <text:p>199</text:p>
              </table:table-cell>
              <table:table-cell office:value-type="float" office:value="47719">
                <text:p>47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  <table:table-cell office:value-type="float" office:value="41817">
                <text:p>41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63505">
                <text:p>63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86788">
                <text:p>86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59852">
                <text:p>59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75308">
                <text:p>75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  <table:table-cell office:value-type="float" office:value="70084">
                <text:p>70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60870">
                <text:p>608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62288">
                <text:p>62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74116">
                <text:p>74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  <table:table-cell office:value-type="float" office:value="49205">
                <text:p>49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55459">
                <text:p>554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48551">
                <text:p>48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74692">
                <text:p>74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">
                <text:p>199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">
                <text:p>199</text:p>
              </table:table-cell>
              <table:table-cell office:value-type="float" office:value="72329">
                <text:p>723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">
                <text:p>199</text:p>
              </table:table-cell>
              <table:table-cell office:value-type="float" office:value="78498">
                <text:p>78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">
                <text:p>199</text:p>
              </table:table-cell>
              <table:table-cell office:value-type="float" office:value="52555">
                <text:p>525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52177">
                <text:p>52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">
                <text:p>199</text:p>
              </table:table-cell>
              <table:table-cell office:value-type="float" office:value="70404">
                <text:p>70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66873">
                <text:p>668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">
                <text:p>199</text:p>
              </table:table-cell>
              <table:table-cell office:value-type="float" office:value="141719">
                <text:p>141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65971">
                <text:p>65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">
                <text:p>199</text:p>
              </table:table-cell>
              <table:table-cell office:value-type="float" office:value="100415">
                <text:p>1004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">
                <text:p>199</text:p>
              </table:table-cell>
              <table:table-cell office:value-type="float" office:value="98872">
                <text:p>98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69699">
                <text:p>69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85770">
                <text:p>857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">
                <text:p>199</text:p>
              </table:table-cell>
              <table:table-cell office:value-type="float" office:value="91182">
                <text:p>91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">
                <text:p>199</text:p>
              </table:table-cell>
              <table:table-cell office:value-type="float" office:value="33175">
                <text:p>331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">
                <text:p>199</text:p>
              </table:table-cell>
              <table:table-cell office:value-type="float" office:value="118355">
                <text:p>1183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">
                <text:p>199</text:p>
              </table:table-cell>
              <table:table-cell office:value-type="float" office:value="57033">
                <text:p>57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">
                <text:p>199</text:p>
              </table:table-cell>
              <table:table-cell office:value-type="float" office:value="126153">
                <text:p>126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">
                <text:p>199</text:p>
              </table:table-cell>
              <table:table-cell office:value-type="float" office:value="73889">
                <text:p>73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">
                <text:p>199</text:p>
              </table:table-cell>
              <table:table-cell office:value-type="float" office:value="101524">
                <text:p>1015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">
                <text:p>199</text:p>
              </table:table-cell>
              <table:table-cell office:value-type="float" office:value="91934">
                <text:p>91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">
                <text:p>199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">
                <text:p>199</text:p>
              </table:table-cell>
              <table:table-cell office:value-type="float" office:value="47291">
                <text:p>4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">
                <text:p>199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">
                <text:p>199</text:p>
              </table:table-cell>
              <table:table-cell office:value-type="float" office:value="101053">
                <text:p>1010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">
                <text:p>199</text:p>
              </table:table-cell>
              <table:table-cell office:value-type="float" office:value="274919">
                <text:p>274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">
                <text:p>199</text:p>
              </table:table-cell>
              <table:table-cell office:value-type="float" office:value="65142">
                <text:p>65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">
                <text:p>199</text:p>
              </table:table-cell>
              <table:table-cell office:value-type="float" office:value="54729">
                <text:p>547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">
                <text:p>199</text:p>
              </table:table-cell>
              <table:table-cell office:value-type="float" office:value="56555">
                <text:p>56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  <table:table-cell office:value-type="float" office:value="53282">
                <text:p>53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">
                <text:p>199</text:p>
              </table:table-cell>
              <table:table-cell office:value-type="float" office:value="106228">
                <text:p>1062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65770">
                <text:p>657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">
                <text:p>199</text:p>
              </table:table-cell>
              <table:table-cell office:value-type="float" office:value="59009">
                <text:p>59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">
                <text:p>199</text:p>
              </table:table-cell>
              <table:table-cell office:value-type="float" office:value="40307">
                <text:p>40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">
                <text:p>199</text:p>
              </table:table-cell>
              <table:table-cell office:value-type="float" office:value="53489">
                <text:p>53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">
                <text:p>199</text:p>
              </table:table-cell>
              <table:table-cell office:value-type="float" office:value="55317">
                <text:p>55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  <table:table-cell office:value-type="float" office:value="52747">
                <text:p>52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">
                <text:p>199</text:p>
              </table:table-cell>
              <table:table-cell office:value-type="float" office:value="197202">
                <text:p>1972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">
                <text:p>199</text:p>
              </table:table-cell>
              <table:table-cell office:value-type="float" office:value="211332">
                <text:p>211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  <table:table-cell office:value-type="float" office:value="61792">
                <text:p>617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">
                <text:p>199</text:p>
              </table:table-cell>
              <table:table-cell office:value-type="float" office:value="77209">
                <text:p>77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">
                <text:p>199</text:p>
              </table:table-cell>
              <table:table-cell office:value-type="float" office:value="104720">
                <text:p>1047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">
                <text:p>199</text:p>
              </table:table-cell>
              <table:table-cell office:value-type="float" office:value="83501">
                <text:p>83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53328">
                <text:p>53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">
                <text:p>199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">
                <text:p>199</text:p>
              </table:table-cell>
              <table:table-cell office:value-type="float" office:value="29870">
                <text:p>298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">
                <text:p>199</text:p>
              </table:table-cell>
              <table:table-cell office:value-type="float" office:value="67479">
                <text:p>674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">
                <text:p>199</text:p>
              </table:table-cell>
              <table:table-cell office:value-type="float" office:value="73120">
                <text:p>73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">
                <text:p>199</text:p>
              </table:table-cell>
              <table:table-cell office:value-type="float" office:value="74766">
                <text:p>747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">
                <text:p>199</text:p>
              </table:table-cell>
              <table:table-cell office:value-type="float" office:value="69793">
                <text:p>69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131626">
                <text:p>131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">
                <text:p>199</text:p>
              </table:table-cell>
              <table:table-cell office:value-type="float" office:value="114304">
                <text:p>114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">
                <text:p>199</text:p>
              </table:table-cell>
              <table:table-cell office:value-type="float" office:value="40060">
                <text:p>400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">
                <text:p>199</text:p>
              </table:table-cell>
              <table:table-cell office:value-type="float" office:value="55568">
                <text:p>5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">
                <text:p>199</text:p>
              </table:table-cell>
              <table:table-cell office:value-type="float" office:value="78172">
                <text:p>781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">
                <text:p>199</text:p>
              </table:table-cell>
              <table:table-cell office:value-type="float" office:value="45790">
                <text:p>457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">
                <text:p>199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">
                <text:p>199</text:p>
              </table:table-cell>
              <table:table-cell office:value-type="float" office:value="119690">
                <text:p>1196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62513">
                <text:p>62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">
                <text:p>199</text:p>
              </table:table-cell>
              <table:table-cell office:value-type="float" office:value="139314">
                <text:p>139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9">
                <text:p>199</text:p>
              </table:table-cell>
              <table:table-cell office:value-type="float" office:value="68863">
                <text:p>68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">
                <text:p>199</text:p>
              </table:table-cell>
              <table:table-cell office:value-type="float" office:value="77022">
                <text:p>770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">
                <text:p>199</text:p>
              </table:table-cell>
              <table:table-cell office:value-type="float" office:value="81859">
                <text:p>818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">
                <text:p>199</text:p>
              </table:table-cell>
              <table:table-cell office:value-type="float" office:value="88259">
                <text:p>88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98169">
                <text:p>98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82499">
                <text:p>82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">
                <text:p>199</text:p>
              </table:table-cell>
              <table:table-cell office:value-type="float" office:value="63320">
                <text:p>633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">
                <text:p>199</text:p>
              </table:table-cell>
              <table:table-cell office:value-type="float" office:value="76091">
                <text:p>760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98996">
                <text:p>989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49417">
                <text:p>494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9">
                <text:p>199</text:p>
              </table:table-cell>
              <table:table-cell office:value-type="float" office:value="133406">
                <text:p>1334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">
                <text:p>199</text:p>
              </table:table-cell>
              <table:table-cell office:value-type="float" office:value="97785">
                <text:p>97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75429">
                <text:p>754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">
                <text:p>199</text:p>
              </table:table-cell>
              <table:table-cell office:value-type="float" office:value="82225">
                <text:p>82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">
                <text:p>199</text:p>
              </table:table-cell>
              <table:table-cell office:value-type="float" office:value="253925">
                <text:p>253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50144">
                <text:p>501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">
                <text:p>199</text:p>
              </table:table-cell>
              <table:table-cell office:value-type="float" office:value="38079">
                <text:p>38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">
                <text:p>199</text:p>
              </table:table-cell>
              <table:table-cell office:value-type="float" office:value="45985">
                <text:p>45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">
                <text:p>199</text:p>
              </table:table-cell>
              <table:table-cell office:value-type="float" office:value="121348">
                <text:p>1213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">
                <text:p>199</text:p>
              </table:table-cell>
              <table:table-cell office:value-type="float" office:value="44507">
                <text:p>44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9">
                <text:p>199</text:p>
              </table:table-cell>
              <table:table-cell office:value-type="float" office:value="109917">
                <text:p>109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63397">
                <text:p>63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9">
                <text:p>199</text:p>
              </table:table-cell>
              <table:table-cell office:value-type="float" office:value="50394">
                <text:p>50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61841">
                <text:p>618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120189">
                <text:p>120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77503">
                <text:p>775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42957">
                <text:p>429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100369">
                <text:p>1003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127105">
                <text:p>1271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180179">
                <text:p>1801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10478">
                <text:p>1104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40407">
                <text:p>40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91665">
                <text:p>916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0133">
                <text:p>401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9130">
                <text:p>591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73906">
                <text:p>739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89055">
                <text:p>289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335808">
                <text:p>3358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82366">
                <text:p>182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9">
                <text:p>199</text:p>
              </table:table-cell>
              <table:table-cell office:value-type="float" office:value="112360">
                <text:p>1123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54084">
                <text:p>54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">
                <text:p>199</text:p>
              </table:table-cell>
              <table:table-cell office:value-type="float" office:value="113638">
                <text:p>1136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  <table:table-cell office:value-type="float" office:value="328038">
                <text:p>3280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105744">
                <text:p>105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155760">
                <text:p>1557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">
                <text:p>199</text:p>
              </table:table-cell>
              <table:table-cell office:value-type="float" office:value="326492">
                <text:p>3264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">
                <text:p>199</text:p>
              </table:table-cell>
              <table:table-cell office:value-type="float" office:value="211538">
                <text:p>2115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9">
                <text:p>199</text:p>
              </table:table-cell>
              <table:table-cell office:value-type="float" office:value="101134">
                <text:p>101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32863">
                <text:p>328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110194">
                <text:p>1101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">
                <text:p>199</text:p>
              </table:table-cell>
              <table:table-cell office:value-type="float" office:value="179866">
                <text:p>1798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">
                <text:p>199</text:p>
              </table:table-cell>
              <table:table-cell office:value-type="float" office:value="76887">
                <text:p>768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">
                <text:p>199</text:p>
              </table:table-cell>
              <table:table-cell office:value-type="float" office:value="84489">
                <text:p>844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79389">
                <text:p>793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">
                <text:p>199</text:p>
              </table:table-cell>
              <table:table-cell office:value-type="float" office:value="68476">
                <text:p>684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">
                <text:p>199</text:p>
              </table:table-cell>
              <table:table-cell office:value-type="float" office:value="152774">
                <text:p>1527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">
                <text:p>199</text:p>
              </table:table-cell>
              <table:table-cell office:value-type="float" office:value="67776">
                <text:p>67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94529">
                <text:p>945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79749">
                <text:p>797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">
                <text:p>199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">
                <text:p>199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  <table:table-cell office:value-type="float" office:value="41394">
                <text:p>41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31472">
                <text:p>314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">
                <text:p>199</text:p>
              </table:table-cell>
              <table:table-cell office:value-type="float" office:value="57131">
                <text:p>57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">
                <text:p>199</text:p>
              </table:table-cell>
              <table:table-cell office:value-type="float" office:value="77930">
                <text:p>779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">
                <text:p>199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9">
                <text:p>199</text:p>
              </table:table-cell>
              <table:table-cell office:value-type="float" office:value="61637">
                <text:p>616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">
                <text:p>199</text:p>
              </table:table-cell>
              <table:table-cell office:value-type="float" office:value="75850">
                <text:p>758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9">
                <text:p>199</text:p>
              </table:table-cell>
              <table:table-cell office:value-type="float" office:value="69760">
                <text:p>697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181156">
                <text:p>1811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">
                <text:p>199</text:p>
              </table:table-cell>
              <table:table-cell office:value-type="float" office:value="297190">
                <text:p>2971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">
                <text:p>199</text:p>
              </table:table-cell>
              <table:table-cell office:value-type="float" office:value="404549">
                <text:p>404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">
                <text:p>199</text:p>
              </table:table-cell>
              <table:table-cell office:value-type="float" office:value="3974403">
                <text:p>39744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6">
                <text:p>196</text:p>
              </table:table-cell>
              <table:table-cell office:value-type="float" office:value="6156456">
                <text:p>61564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8">
                <text:p>198</text:p>
              </table:table-cell>
              <table:table-cell office:value-type="float" office:value="1542015">
                <text:p>15420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9">
                <text:p>199</text:p>
              </table:table-cell>
              <table:table-cell office:value-type="float" office:value="216034">
                <text:p>2160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9">
                <text:p>199</text:p>
              </table:table-cell>
              <table:table-cell office:value-type="float" office:value="683194">
                <text:p>683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">
                <text:p>199</text:p>
              </table:table-cell>
              <table:table-cell office:value-type="float" office:value="329170">
                <text:p>3291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9">
                <text:p>199</text:p>
              </table:table-cell>
              <table:table-cell office:value-type="float" office:value="421504">
                <text:p>4215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8">
                <text:p>198</text:p>
              </table:table-cell>
              <table:table-cell office:value-type="float" office:value="1105226">
                <text:p>1105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">
                <text:p>198</text:p>
              </table:table-cell>
              <table:table-cell office:value-type="float" office:value="1745457">
                <text:p>17454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9">
                <text:p>199</text:p>
              </table:table-cell>
              <table:table-cell office:value-type="float" office:value="806950">
                <text:p>8069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">
                <text:p>198</text:p>
              </table:table-cell>
              <table:table-cell office:value-type="float" office:value="1741331">
                <text:p>17413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662233">
                <text:p>6622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9">
                <text:p>199</text:p>
              </table:table-cell>
              <table:table-cell office:value-type="float" office:value="196791">
                <text:p>1967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">
                <text:p>199</text:p>
              </table:table-cell>
              <table:table-cell office:value-type="float" office:value="281171">
                <text:p>2811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">
                <text:p>199</text:p>
              </table:table-cell>
              <table:table-cell office:value-type="float" office:value="190278">
                <text:p>1902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9">
                <text:p>199</text:p>
              </table:table-cell>
              <table:table-cell office:value-type="float" office:value="270800">
                <text:p>2708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397045">
                <text:p>3970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">
                <text:p>199</text:p>
              </table:table-cell>
              <table:table-cell office:value-type="float" office:value="94234">
                <text:p>94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">
                <text:p>199</text:p>
              </table:table-cell>
              <table:table-cell office:value-type="float" office:value="240202">
                <text:p>240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9">
                <text:p>199</text:p>
              </table:table-cell>
              <table:table-cell office:value-type="float" office:value="291538">
                <text:p>2915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9">
                <text:p>199</text:p>
              </table:table-cell>
              <table:table-cell office:value-type="float" office:value="109079">
                <text:p>1090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8">
                <text:p>198</text:p>
              </table:table-cell>
              <table:table-cell office:value-type="float" office:value="160245">
                <text:p>1602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9">
                <text:p>199</text:p>
              </table:table-cell>
              <table:table-cell office:value-type="float" office:value="314176">
                <text:p>314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">
                <text:p>199</text:p>
              </table:table-cell>
              <table:table-cell office:value-type="float" office:value="49267">
                <text:p>492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">
                <text:p>199</text:p>
              </table:table-cell>
              <table:table-cell office:value-type="float" office:value="476988">
                <text:p>476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9">
                <text:p>199</text:p>
              </table:table-cell>
              <table:table-cell office:value-type="float" office:value="311748">
                <text:p>3117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9">
                <text:p>199</text:p>
              </table:table-cell>
              <table:table-cell office:value-type="float" office:value="132432">
                <text:p>1324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">
                <text:p>199</text:p>
              </table:table-cell>
              <table:table-cell office:value-type="float" office:value="344367">
                <text:p>3443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9">
                <text:p>199</text:p>
              </table:table-cell>
              <table:table-cell office:value-type="float" office:value="100362">
                <text:p>1003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">
                <text:p>198</text:p>
              </table:table-cell>
              <table:table-cell office:value-type="float" office:value="120941">
                <text:p>120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9">
                <text:p>199</text:p>
              </table:table-cell>
              <table:table-cell office:value-type="float" office:value="44527">
                <text:p>445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8">
                <text:p>198</text:p>
              </table:table-cell>
              <table:table-cell office:value-type="float" office:value="230698">
                <text:p>2306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9">
                <text:p>199</text:p>
              </table:table-cell>
              <table:table-cell office:value-type="float" office:value="95320">
                <text:p>953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8">
                <text:p>198</text:p>
              </table:table-cell>
              <table:table-cell office:value-type="float" office:value="68949">
                <text:p>689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9">
                <text:p>199</text:p>
              </table:table-cell>
              <table:table-cell office:value-type="float" office:value="55666">
                <text:p>5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9">
                <text:p>199</text:p>
              </table:table-cell>
              <table:table-cell office:value-type="float" office:value="66422">
                <text:p>664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9">
                <text:p>199</text:p>
              </table:table-cell>
              <table:table-cell office:value-type="float" office:value="50109">
                <text:p>501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">
                <text:p>199</text:p>
              </table:table-cell>
              <table:table-cell office:value-type="float" office:value="38193">
                <text:p>381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9">
                <text:p>199</text:p>
              </table:table-cell>
              <table:table-cell office:value-type="float" office:value="444584">
                <text:p>4445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9">
                <text:p>199</text:p>
              </table:table-cell>
              <table:table-cell office:value-type="float" office:value="39385">
                <text:p>393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9">
                <text:p>199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9">
                <text:p>199</text:p>
              </table:table-cell>
              <table:table-cell office:value-type="float" office:value="74476">
                <text:p>744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">
                <text:p>199</text:p>
              </table:table-cell>
              <table:table-cell office:value-type="float" office:value="37993">
                <text:p>379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9">
                <text:p>199</text:p>
              </table:table-cell>
              <table:table-cell office:value-type="float" office:value="104376">
                <text:p>1043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9">
                <text:p>199</text:p>
              </table:table-cell>
              <table:table-cell office:value-type="float" office:value="88852">
                <text:p>888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9">
                <text:p>199</text:p>
              </table:table-cell>
              <table:table-cell office:value-type="float" office:value="89497">
                <text:p>894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">
                <text:p>199</text:p>
              </table:table-cell>
              <table:table-cell office:value-type="float" office:value="84471">
                <text:p>84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">
                <text:p>199</text:p>
              </table:table-cell>
              <table:table-cell office:value-type="float" office:value="137594">
                <text:p>1375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9">
                <text:p>199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9">
                <text:p>199</text:p>
              </table:table-cell>
              <table:table-cell office:value-type="float" office:value="196434">
                <text:p>196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9">
                <text:p>199</text:p>
              </table:table-cell>
              <table:table-cell office:value-type="float" office:value="105522">
                <text:p>105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">
                <text:p>199</text:p>
              </table:table-cell>
              <table:table-cell office:value-type="float" office:value="136247">
                <text:p>136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9">
                <text:p>199</text:p>
              </table:table-cell>
              <table:table-cell office:value-type="float" office:value="142871">
                <text:p>1428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9">
                <text:p>199</text:p>
              </table:table-cell>
              <table:table-cell office:value-type="float" office:value="61735">
                <text:p>617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">
                <text:p>199</text:p>
              </table:table-cell>
              <table:table-cell office:value-type="float" office:value="99037">
                <text:p>99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9">
                <text:p>199</text:p>
              </table:table-cell>
              <table:table-cell office:value-type="float" office:value="136046">
                <text:p>1360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9">
                <text:p>199</text:p>
              </table:table-cell>
              <table:table-cell office:value-type="float" office:value="55194">
                <text:p>551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9">
                <text:p>199</text:p>
              </table:table-cell>
              <table:table-cell office:value-type="float" office:value="127229">
                <text:p>1272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">
                <text:p>199</text:p>
              </table:table-cell>
              <table:table-cell office:value-type="float" office:value="78966">
                <text:p>789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9">
                <text:p>199</text:p>
              </table:table-cell>
              <table:table-cell office:value-type="float" office:value="46649">
                <text:p>466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">
                <text:p>200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90622">
                <text:p>906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">
                <text:p>199</text:p>
              </table:table-cell>
              <table:table-cell office:value-type="float" office:value="60917">
                <text:p>609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9">
                <text:p>199</text:p>
              </table:table-cell>
              <table:table-cell office:value-type="float" office:value="41267">
                <text:p>412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9">
                <text:p>199</text:p>
              </table:table-cell>
              <table:table-cell office:value-type="float" office:value="114977">
                <text:p>1149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9">
                <text:p>199</text:p>
              </table:table-cell>
              <table:table-cell office:value-type="float" office:value="109817">
                <text:p>109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9">
                <text:p>199</text:p>
              </table:table-cell>
              <table:table-cell office:value-type="float" office:value="42051">
                <text:p>420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9">
                <text:p>199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15633">
                <text:p>156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">
                <text:p>200</text:p>
              </table:table-cell>
              <table:table-cell office:value-type="float" office:value="29650">
                <text:p>296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9">
                <text:p>199</text:p>
              </table:table-cell>
              <table:table-cell office:value-type="float" office:value="64329">
                <text:p>643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9">
                <text:p>199</text:p>
              </table:table-cell>
              <table:table-cell office:value-type="float" office:value="61816">
                <text:p>618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9">
                <text:p>199</text:p>
              </table:table-cell>
              <table:table-cell office:value-type="float" office:value="44306">
                <text:p>44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">
                <text:p>199</text:p>
              </table:table-cell>
              <table:table-cell office:value-type="float" office:value="73141">
                <text:p>731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9">
                <text:p>199</text:p>
              </table:table-cell>
              <table:table-cell office:value-type="float" office:value="45554">
                <text:p>455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9">
                <text:p>199</text:p>
              </table:table-cell>
              <table:table-cell office:value-type="float" office:value="65557">
                <text:p>655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9">
                <text:p>199</text:p>
              </table:table-cell>
              <table:table-cell office:value-type="float" office:value="45765">
                <text:p>457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9">
                <text:p>199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9">
                <text:p>199</text:p>
              </table:table-cell>
              <table:table-cell office:value-type="float" office:value="42676">
                <text:p>426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9">
                <text:p>199</text:p>
              </table:table-cell>
              <table:table-cell office:value-type="float" office:value="89528">
                <text:p>89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9">
                <text:p>199</text:p>
              </table:table-cell>
              <table:table-cell office:value-type="float" office:value="54865">
                <text:p>548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1">
                <text:p>201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">
                <text:p>200</text:p>
              </table:table-cell>
              <table:table-cell office:value-type="float" office:value="52242">
                <text:p>52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1">
                <text:p>201</text:p>
              </table:table-cell>
              <table:table-cell office:value-type="float" office:value="65776">
                <text:p>657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">
                <text:p>199</text:p>
              </table:table-cell>
              <table:table-cell office:value-type="float" office:value="71718">
                <text:p>717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9">
                <text:p>199</text:p>
              </table:table-cell>
              <table:table-cell office:value-type="float" office:value="51604">
                <text:p>516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">
                <text:p>199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">
                <text:p>200</text:p>
              </table:table-cell>
              <table:table-cell office:value-type="float" office:value="64487">
                <text:p>644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9">
                <text:p>199</text:p>
              </table:table-cell>
              <table:table-cell office:value-type="float" office:value="33852">
                <text:p>338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">
                <text:p>200</text:p>
              </table:table-cell>
              <table:table-cell office:value-type="float" office:value="76977">
                <text:p>769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">
                <text:p>199</text:p>
              </table:table-cell>
              <table:table-cell office:value-type="float" office:value="38158">
                <text:p>38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9">
                <text:p>199</text:p>
              </table:table-cell>
              <table:table-cell office:value-type="float" office:value="76657">
                <text:p>766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240173">
                <text:p>240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9">
                <text:p>199</text:p>
              </table:table-cell>
              <table:table-cell office:value-type="float" office:value="274632">
                <text:p>2746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9">
                <text:p>199</text:p>
              </table:table-cell>
              <table:table-cell office:value-type="float" office:value="475416">
                <text:p>4754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9">
                <text:p>199</text:p>
              </table:table-cell>
              <table:table-cell office:value-type="float" office:value="335988">
                <text:p>3359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9">
                <text:p>199</text:p>
              </table:table-cell>
              <table:table-cell office:value-type="float" office:value="231324">
                <text:p>2313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">
                <text:p>199</text:p>
              </table:table-cell>
              <table:table-cell office:value-type="float" office:value="126191">
                <text:p>1261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9">
                <text:p>199</text:p>
              </table:table-cell>
              <table:table-cell office:value-type="float" office:value="172352">
                <text:p>1723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9">
                <text:p>199</text:p>
              </table:table-cell>
              <table:table-cell office:value-type="float" office:value="57242">
                <text:p>572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9">
                <text:p>199</text:p>
              </table:table-cell>
              <table:table-cell office:value-type="float" office:value="129565">
                <text:p>129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">
                <text:p>199</text:p>
              </table:table-cell>
              <table:table-cell office:value-type="float" office:value="117887">
                <text:p>1178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">
                <text:p>199</text:p>
              </table:table-cell>
              <table:table-cell office:value-type="float" office:value="66655">
                <text:p>666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">
                <text:p>199</text:p>
              </table:table-cell>
              <table:table-cell office:value-type="float" office:value="33371">
                <text:p>33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9">
                <text:p>199</text:p>
              </table:table-cell>
              <table:table-cell office:value-type="float" office:value="14051">
                <text:p>140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9">
                <text:p>199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9">
                <text:p>199</text:p>
              </table:table-cell>
              <table:table-cell office:value-type="float" office:value="32659">
                <text:p>326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9">
                <text:p>199</text:p>
              </table:table-cell>
              <table:table-cell office:value-type="float" office:value="85960">
                <text:p>859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9">
                <text:p>199</text:p>
              </table:table-cell>
              <table:table-cell office:value-type="float" office:value="95049">
                <text:p>950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9">
                <text:p>199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9">
                <text:p>199</text:p>
              </table:table-cell>
              <table:table-cell office:value-type="float" office:value="58936">
                <text:p>589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117800">
                <text:p>1178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9">
                <text:p>199</text:p>
              </table:table-cell>
              <table:table-cell office:value-type="float" office:value="52913">
                <text:p>529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9">
                <text:p>199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9">
                <text:p>199</text:p>
              </table:table-cell>
              <table:table-cell office:value-type="float" office:value="39389">
                <text:p>393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9">
                <text:p>199</text:p>
              </table:table-cell>
              <table:table-cell office:value-type="float" office:value="101640">
                <text:p>1016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9">
                <text:p>199</text:p>
              </table:table-cell>
              <table:table-cell office:value-type="float" office:value="44099">
                <text:p>440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9">
                <text:p>199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9">
                <text:p>199</text:p>
              </table:table-cell>
              <table:table-cell office:value-type="float" office:value="65469">
                <text:p>654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">
                <text:p>199</text:p>
              </table:table-cell>
              <table:table-cell office:value-type="float" office:value="50117">
                <text:p>501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">
                <text:p>199</text:p>
              </table:table-cell>
              <table:table-cell office:value-type="float" office:value="53840">
                <text:p>538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254590">
                <text:p>2545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">
                <text:p>199</text:p>
              </table:table-cell>
              <table:table-cell office:value-type="float" office:value="349693">
                <text:p>3496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9">
                <text:p>199</text:p>
              </table:table-cell>
              <table:table-cell office:value-type="float" office:value="170677">
                <text:p>1706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9">
                <text:p>199</text:p>
              </table:table-cell>
              <table:table-cell office:value-type="float" office:value="148850">
                <text:p>1488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9">
                <text:p>199</text:p>
              </table:table-cell>
              <table:table-cell office:value-type="float" office:value="128573">
                <text:p>1285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9">
                <text:p>199</text:p>
              </table:table-cell>
              <table:table-cell office:value-type="float" office:value="87373">
                <text:p>873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9">
                <text:p>199</text:p>
              </table:table-cell>
              <table:table-cell office:value-type="float" office:value="77203">
                <text:p>772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9">
                <text:p>199</text:p>
              </table:table-cell>
              <table:table-cell office:value-type="float" office:value="105838">
                <text:p>1058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9">
                <text:p>199</text:p>
              </table:table-cell>
              <table:table-cell office:value-type="float" office:value="171696">
                <text:p>1716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9">
                <text:p>199</text:p>
              </table:table-cell>
              <table:table-cell office:value-type="float" office:value="164237">
                <text:p>1642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234671">
                <text:p>2346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9">
                <text:p>199</text:p>
              </table:table-cell>
              <table:table-cell office:value-type="float" office:value="70705">
                <text:p>70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">
                <text:p>199</text:p>
              </table:table-cell>
              <table:table-cell office:value-type="float" office:value="85261">
                <text:p>852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9">
                <text:p>199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">
                <text:p>199</text:p>
              </table:table-cell>
              <table:table-cell office:value-type="float" office:value="106477">
                <text:p>1064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">
                <text:p>199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9">
                <text:p>199</text:p>
              </table:table-cell>
              <table:table-cell office:value-type="float" office:value="81869">
                <text:p>818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">
                <text:p>199</text:p>
              </table:table-cell>
              <table:table-cell office:value-type="float" office:value="74116">
                <text:p>74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9">
                <text:p>199</text:p>
              </table:table-cell>
              <table:table-cell office:value-type="float" office:value="123718">
                <text:p>1237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">
                <text:p>199</text:p>
              </table:table-cell>
              <table:table-cell office:value-type="float" office:value="28233">
                <text:p>282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9">
                <text:p>199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">
                <text:p>199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">
                <text:p>199</text:p>
              </table:table-cell>
              <table:table-cell office:value-type="float" office:value="43511">
                <text:p>435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9">
                <text:p>199</text:p>
              </table:table-cell>
              <table:table-cell office:value-type="float" office:value="76695">
                <text:p>766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9">
                <text:p>199</text:p>
              </table:table-cell>
              <table:table-cell office:value-type="float" office:value="167529">
                <text:p>1675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9">
                <text:p>199</text:p>
              </table:table-cell>
              <table:table-cell office:value-type="float" office:value="58680">
                <text:p>586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9">
                <text:p>199</text:p>
              </table:table-cell>
              <table:table-cell office:value-type="float" office:value="155548">
                <text:p>1555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9">
                <text:p>199</text:p>
              </table:table-cell>
              <table:table-cell office:value-type="float" office:value="271126">
                <text:p>271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8">
                <text:p>198</text:p>
              </table:table-cell>
              <table:table-cell office:value-type="float" office:value="610140">
                <text:p>6101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">
                <text:p>195</text:p>
              </table:table-cell>
              <table:table-cell office:value-type="float" office:value="2549867">
                <text:p>25498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">
                <text:p>198</text:p>
              </table:table-cell>
              <table:table-cell office:value-type="float" office:value="755393">
                <text:p>7553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">
                <text:p>196</text:p>
              </table:table-cell>
              <table:table-cell office:value-type="float" office:value="762292">
                <text:p>7622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">
                <text:p>198</text:p>
              </table:table-cell>
              <table:table-cell office:value-type="float" office:value="639306">
                <text:p>6393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2">
                <text:p>192</text:p>
              </table:table-cell>
              <table:table-cell office:value-type="float" office:value="1453938">
                <text:p>14539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">
                <text:p>196</text:p>
              </table:table-cell>
              <table:table-cell office:value-type="float" office:value="2632027">
                <text:p>26320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">
                <text:p>197</text:p>
              </table:table-cell>
              <table:table-cell office:value-type="float" office:value="1756575">
                <text:p>17565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1">
                <text:p>191</text:p>
              </table:table-cell>
              <table:table-cell office:value-type="float" office:value="2073194">
                <text:p>20731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5">
                <text:p>195</text:p>
              </table:table-cell>
              <table:table-cell office:value-type="float" office:value="1630350">
                <text:p>16303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4">
                <text:p>194</text:p>
              </table:table-cell>
              <table:table-cell office:value-type="float" office:value="1611216">
                <text:p>1611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6">
                <text:p>196</text:p>
              </table:table-cell>
              <table:table-cell office:value-type="float" office:value="632368">
                <text:p>6323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">
                <text:p>194</text:p>
              </table:table-cell>
              <table:table-cell office:value-type="float" office:value="1408433">
                <text:p>14084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5">
                <text:p>195</text:p>
              </table:table-cell>
              <table:table-cell office:value-type="float" office:value="819731">
                <text:p>8197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7">
                <text:p>197</text:p>
              </table:table-cell>
              <table:table-cell office:value-type="float" office:value="199543">
                <text:p>1995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">
                <text:p>199</text:p>
              </table:table-cell>
              <table:table-cell office:value-type="float" office:value="207008">
                <text:p>207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5">
                <text:p>195</text:p>
              </table:table-cell>
              <table:table-cell office:value-type="float" office:value="1202078">
                <text:p>1202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6">
                <text:p>196</text:p>
              </table:table-cell>
              <table:table-cell office:value-type="float" office:value="399413">
                <text:p>399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6">
                <text:p>196</text:p>
              </table:table-cell>
              <table:table-cell office:value-type="float" office:value="559872">
                <text:p>5598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4">
                <text:p>194</text:p>
              </table:table-cell>
              <table:table-cell office:value-type="float" office:value="282738">
                <text:p>2827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">
                <text:p>197</text:p>
              </table:table-cell>
              <table:table-cell office:value-type="float" office:value="193413">
                <text:p>193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7">
                <text:p>197</text:p>
              </table:table-cell>
              <table:table-cell office:value-type="float" office:value="225897">
                <text:p>2258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6">
                <text:p>196</text:p>
              </table:table-cell>
              <table:table-cell office:value-type="float" office:value="190026">
                <text:p>1900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5">
                <text:p>195</text:p>
              </table:table-cell>
              <table:table-cell office:value-type="float" office:value="164227">
                <text:p>1642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4">
                <text:p>194</text:p>
              </table:table-cell>
              <table:table-cell office:value-type="float" office:value="139290">
                <text:p>1392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7">
                <text:p>197</text:p>
              </table:table-cell>
              <table:table-cell office:value-type="float" office:value="152068">
                <text:p>1520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6">
                <text:p>196</text:p>
              </table:table-cell>
              <table:table-cell office:value-type="float" office:value="112952">
                <text:p>1129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9">
                <text:p>199</text:p>
              </table:table-cell>
              <table:table-cell office:value-type="float" office:value="129396">
                <text:p>1293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">
                <text:p>197</text:p>
              </table:table-cell>
              <table:table-cell office:value-type="float" office:value="247140">
                <text:p>2471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4">
                <text:p>194</text:p>
              </table:table-cell>
              <table:table-cell office:value-type="float" office:value="191102">
                <text:p>1911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6">
                <text:p>196</text:p>
              </table:table-cell>
              <table:table-cell office:value-type="float" office:value="141785">
                <text:p>1417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8">
                <text:p>198</text:p>
              </table:table-cell>
              <table:table-cell office:value-type="float" office:value="320238">
                <text:p>3202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6">
                <text:p>196</text:p>
              </table:table-cell>
              <table:table-cell office:value-type="float" office:value="239414">
                <text:p>2394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7">
                <text:p>197</text:p>
              </table:table-cell>
              <table:table-cell office:value-type="float" office:value="371478">
                <text:p>3714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8">
                <text:p>198</text:p>
              </table:table-cell>
              <table:table-cell office:value-type="float" office:value="185630">
                <text:p>1856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6">
                <text:p>196</text:p>
              </table:table-cell>
              <table:table-cell office:value-type="float" office:value="288162">
                <text:p>2881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8">
                <text:p>198</text:p>
              </table:table-cell>
              <table:table-cell office:value-type="float" office:value="191430">
                <text:p>1914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9">
                <text:p>199</text:p>
              </table:table-cell>
              <table:table-cell office:value-type="float" office:value="87383">
                <text:p>873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9">
                <text:p>199</text:p>
              </table:table-cell>
              <table:table-cell office:value-type="float" office:value="242423">
                <text:p>2424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9">
                <text:p>199</text:p>
              </table:table-cell>
              <table:table-cell office:value-type="float" office:value="100177">
                <text:p>1001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9">
                <text:p>199</text:p>
              </table:table-cell>
              <table:table-cell office:value-type="float" office:value="174878">
                <text:p>1748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9">
                <text:p>199</text:p>
              </table:table-cell>
              <table:table-cell office:value-type="float" office:value="160679">
                <text:p>1606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8">
                <text:p>198</text:p>
              </table:table-cell>
              <table:table-cell office:value-type="float" office:value="339491">
                <text:p>3394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9">
                <text:p>199</text:p>
              </table:table-cell>
              <table:table-cell office:value-type="float" office:value="183811">
                <text:p>1838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8">
                <text:p>198</text:p>
              </table:table-cell>
              <table:table-cell office:value-type="float" office:value="129314">
                <text:p>1293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9">
                <text:p>199</text:p>
              </table:table-cell>
              <table:table-cell office:value-type="float" office:value="100090">
                <text:p>1000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9">
                <text:p>199</text:p>
              </table:table-cell>
              <table:table-cell office:value-type="float" office:value="95381">
                <text:p>953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9">
                <text:p>199</text:p>
              </table:table-cell>
              <table:table-cell office:value-type="float" office:value="276684">
                <text:p>2766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8">
                <text:p>198</text:p>
              </table:table-cell>
              <table:table-cell office:value-type="float" office:value="128006">
                <text:p>128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9">
                <text:p>199</text:p>
              </table:table-cell>
              <table:table-cell office:value-type="float" office:value="54804">
                <text:p>548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9">
                <text:p>199</text:p>
              </table:table-cell>
              <table:table-cell office:value-type="float" office:value="135526">
                <text:p>1355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9">
                <text:p>199</text:p>
              </table:table-cell>
              <table:table-cell office:value-type="float" office:value="82906">
                <text:p>829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9">
                <text:p>199</text:p>
              </table:table-cell>
              <table:table-cell office:value-type="float" office:value="75734">
                <text:p>757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9">
                <text:p>199</text:p>
              </table:table-cell>
              <table:table-cell office:value-type="float" office:value="98309">
                <text:p>983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9">
                <text:p>199</text:p>
              </table:table-cell>
              <table:table-cell office:value-type="float" office:value="90685">
                <text:p>906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9">
                <text:p>199</text:p>
              </table:table-cell>
              <table:table-cell office:value-type="float" office:value="52889">
                <text:p>528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9">
                <text:p>199</text:p>
              </table:table-cell>
              <table:table-cell office:value-type="float" office:value="290853">
                <text:p>290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9">
                <text:p>199</text:p>
              </table:table-cell>
              <table:table-cell office:value-type="float" office:value="217865">
                <text:p>2178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9">
                <text:p>199</text:p>
              </table:table-cell>
              <table:table-cell office:value-type="float" office:value="58457">
                <text:p>584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9">
                <text:p>199</text:p>
              </table:table-cell>
              <table:table-cell office:value-type="float" office:value="193701">
                <text:p>1937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9">
                <text:p>199</text:p>
              </table:table-cell>
              <table:table-cell office:value-type="float" office:value="119521">
                <text:p>1195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">
                <text:p>200</text:p>
              </table:table-cell>
              <table:table-cell office:value-type="float" office:value="174834">
                <text:p>1748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9">
                <text:p>199</text:p>
              </table:table-cell>
              <table:table-cell office:value-type="float" office:value="161666">
                <text:p>161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">
                <text:p>200</text:p>
              </table:table-cell>
              <table:table-cell office:value-type="float" office:value="397863">
                <text:p>3978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">
                <text:p>200</text:p>
              </table:table-cell>
              <table:table-cell office:value-type="float" office:value="213750">
                <text:p>2137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">
                <text:p>200</text:p>
              </table:table-cell>
              <table:table-cell office:value-type="float" office:value="164415">
                <text:p>1644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">
                <text:p>199</text:p>
              </table:table-cell>
              <table:table-cell office:value-type="float" office:value="88677">
                <text:p>886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1">
                <text:p>201</text:p>
              </table:table-cell>
              <table:table-cell office:value-type="float" office:value="84576">
                <text:p>845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9">
                <text:p>199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">
                <text:p>199</text:p>
              </table:table-cell>
              <table:table-cell office:value-type="float" office:value="186664">
                <text:p>1866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9">
                <text:p>199</text:p>
              </table:table-cell>
              <table:table-cell office:value-type="float" office:value="112456">
                <text:p>1124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">
                <text:p>200</text:p>
              </table:table-cell>
              <table:table-cell office:value-type="float" office:value="102176">
                <text:p>1021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2">
                <text:p>202</text:p>
              </table:table-cell>
              <table:table-cell office:value-type="float" office:value="103908">
                <text:p>1039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">
                <text:p>200</text:p>
              </table:table-cell>
              <table:table-cell office:value-type="float" office:value="121831">
                <text:p>1218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">
                <text:p>201</text:p>
              </table:table-cell>
              <table:table-cell office:value-type="float" office:value="463239">
                <text:p>4632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">
                <text:p>205</text:p>
              </table:table-cell>
              <table:table-cell office:value-type="float" office:value="197715">
                <text:p>1977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4">
                <text:p>204</text:p>
              </table:table-cell>
              <table:table-cell office:value-type="float" office:value="239017">
                <text:p>2390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">
                <text:p>205</text:p>
              </table:table-cell>
              <table:table-cell office:value-type="float" office:value="110094">
                <text:p>1100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6">
                <text:p>206</text:p>
              </table:table-cell>
              <table:table-cell office:value-type="float" office:value="187737">
                <text:p>1877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">
                <text:p>203</text:p>
              </table:table-cell>
              <table:table-cell office:value-type="float" office:value="142089">
                <text:p>1420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">
                <text:p>203</text:p>
              </table:table-cell>
              <table:table-cell office:value-type="float" office:value="359280">
                <text:p>3592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2">
                <text:p>202</text:p>
              </table:table-cell>
              <table:table-cell office:value-type="float" office:value="243302">
                <text:p>2433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106371">
                <text:p>1063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2">
                <text:p>202</text:p>
              </table:table-cell>
              <table:table-cell office:value-type="float" office:value="99771">
                <text:p>997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">
                <text:p>204</text:p>
              </table:table-cell>
              <table:table-cell office:value-type="float" office:value="81413">
                <text:p>81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">
                <text:p>205</text:p>
              </table:table-cell>
              <table:table-cell office:value-type="float" office:value="112572">
                <text:p>112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">
                <text:p>200</text:p>
              </table:table-cell>
              <table:table-cell office:value-type="float" office:value="94846">
                <text:p>94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3">
                <text:p>203</text:p>
              </table:table-cell>
              <table:table-cell office:value-type="float" office:value="115718">
                <text:p>1157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2">
                <text:p>202</text:p>
              </table:table-cell>
              <table:table-cell office:value-type="float" office:value="92910">
                <text:p>929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1">
                <text:p>201</text:p>
              </table:table-cell>
              <table:table-cell office:value-type="float" office:value="105988">
                <text:p>1059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">
                <text:p>200</text:p>
              </table:table-cell>
              <table:table-cell office:value-type="float" office:value="96206">
                <text:p>962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">
                <text:p>200</text:p>
              </table:table-cell>
              <table:table-cell office:value-type="float" office:value="173683">
                <text:p>1736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9">
                <text:p>199</text:p>
              </table:table-cell>
              <table:table-cell office:value-type="float" office:value="169583">
                <text:p>169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1">
                <text:p>201</text:p>
              </table:table-cell>
              <table:table-cell office:value-type="float" office:value="176923">
                <text:p>1769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3">
                <text:p>203</text:p>
              </table:table-cell>
              <table:table-cell office:value-type="float" office:value="147021">
                <text:p>1470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0">
                <text:p>200</text:p>
              </table:table-cell>
              <table:table-cell office:value-type="float" office:value="156823">
                <text:p>1568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9">
                <text:p>199</text:p>
              </table:table-cell>
              <table:table-cell office:value-type="float" office:value="142857">
                <text:p>142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2">
                <text:p>202</text:p>
              </table:table-cell>
              <table:table-cell office:value-type="float" office:value="78930">
                <text:p>789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">
                <text:p>200</text:p>
              </table:table-cell>
              <table:table-cell office:value-type="float" office:value="106311">
                <text:p>106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">
                <text:p>204</text:p>
              </table:table-cell>
              <table:table-cell office:value-type="float" office:value="143531">
                <text:p>1435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6">
                <text:p>206</text:p>
              </table:table-cell>
              <table:table-cell office:value-type="float" office:value="391667">
                <text:p>391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">
                <text:p>205</text:p>
              </table:table-cell>
              <table:table-cell office:value-type="float" office:value="284930">
                <text:p>2849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">
                <text:p>200</text:p>
              </table:table-cell>
              <table:table-cell office:value-type="float" office:value="57960">
                <text:p>579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">
                <text:p>200</text:p>
              </table:table-cell>
              <table:table-cell office:value-type="float" office:value="106049">
                <text:p>1060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2">
                <text:p>202</text:p>
              </table:table-cell>
              <table:table-cell office:value-type="float" office:value="82842">
                <text:p>828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9">
                <text:p>199</text:p>
              </table:table-cell>
              <table:table-cell office:value-type="float" office:value="84702">
                <text:p>847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8">
                <text:p>198</text:p>
              </table:table-cell>
              <table:table-cell office:value-type="float" office:value="78872">
                <text:p>788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">
                <text:p>200</text:p>
              </table:table-cell>
              <table:table-cell office:value-type="float" office:value="66313">
                <text:p>663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">
                <text:p>200</text:p>
              </table:table-cell>
              <table:table-cell office:value-type="float" office:value="67206">
                <text:p>672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">
                <text:p>199</text:p>
              </table:table-cell>
              <table:table-cell office:value-type="float" office:value="38270">
                <text:p>382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9">
                <text:p>199</text:p>
              </table:table-cell>
              <table:table-cell office:value-type="float" office:value="23037">
                <text:p>230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">
                <text:p>200</text:p>
              </table:table-cell>
              <table:table-cell office:value-type="float" office:value="36084">
                <text:p>360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">
                <text:p>199</text:p>
              </table:table-cell>
              <table:table-cell office:value-type="float" office:value="52787">
                <text:p>527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9">
                <text:p>199</text:p>
              </table:table-cell>
              <table:table-cell office:value-type="float" office:value="138262">
                <text:p>1382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9">
                <text:p>199</text:p>
              </table:table-cell>
              <table:table-cell office:value-type="float" office:value="117257">
                <text:p>1172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">
                <text:p>200</text:p>
              </table:table-cell>
              <table:table-cell office:value-type="float" office:value="137451">
                <text:p>1374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">
                <text:p>200</text:p>
              </table:table-cell>
              <table:table-cell office:value-type="float" office:value="264022">
                <text:p>2640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9">
                <text:p>199</text:p>
              </table:table-cell>
              <table:table-cell office:value-type="float" office:value="187998">
                <text:p>1879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9">
                <text:p>199</text:p>
              </table:table-cell>
              <table:table-cell office:value-type="float" office:value="53231">
                <text:p>532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9">
                <text:p>199</text:p>
              </table:table-cell>
              <table:table-cell office:value-type="float" office:value="66389">
                <text:p>663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9">
                <text:p>199</text:p>
              </table:table-cell>
              <table:table-cell office:value-type="float" office:value="172929">
                <text:p>1729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9">
                <text:p>199</text:p>
              </table:table-cell>
              <table:table-cell office:value-type="float" office:value="109444">
                <text:p>109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9">
                <text:p>199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9">
                <text:p>199</text:p>
              </table:table-cell>
              <table:table-cell office:value-type="float" office:value="135940">
                <text:p>1359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9">
                <text:p>199</text:p>
              </table:table-cell>
              <table:table-cell office:value-type="float" office:value="66411">
                <text:p>664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9">
                <text:p>199</text:p>
              </table:table-cell>
              <table:table-cell office:value-type="float" office:value="30470">
                <text:p>3047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9">
                <text:p>199</text:p>
              </table:table-cell>
              <table:table-cell office:value-type="float" office:value="65001">
                <text:p>65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9">
                <text:p>199</text:p>
              </table:table-cell>
              <table:table-cell office:value-type="float" office:value="102441">
                <text:p>1024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9">
                <text:p>199</text:p>
              </table:table-cell>
              <table:table-cell office:value-type="float" office:value="73665">
                <text:p>736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9">
                <text:p>199</text:p>
              </table:table-cell>
              <table:table-cell office:value-type="float" office:value="170472">
                <text:p>1704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9">
                <text:p>199</text:p>
              </table:table-cell>
              <table:table-cell office:value-type="float" office:value="106489">
                <text:p>1064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9">
                <text:p>199</text:p>
              </table:table-cell>
              <table:table-cell office:value-type="float" office:value="152023">
                <text:p>1520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9">
                <text:p>199</text:p>
              </table:table-cell>
              <table:table-cell office:value-type="float" office:value="141793">
                <text:p>1417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9">
                <text:p>199</text:p>
              </table:table-cell>
              <table:table-cell office:value-type="float" office:value="94359">
                <text:p>943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9">
                <text:p>199</text:p>
              </table:table-cell>
              <table:table-cell office:value-type="float" office:value="125551">
                <text:p>1255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9">
                <text:p>199</text:p>
              </table:table-cell>
              <table:table-cell office:value-type="float" office:value="143940">
                <text:p>1439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9">
                <text:p>199</text:p>
              </table:table-cell>
              <table:table-cell office:value-type="float" office:value="97364">
                <text:p>973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9">
                <text:p>199</text:p>
              </table:table-cell>
              <table:table-cell office:value-type="float" office:value="79105">
                <text:p>791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9">
                <text:p>199</text:p>
              </table:table-cell>
              <table:table-cell office:value-type="float" office:value="81599">
                <text:p>815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9">
                <text:p>199</text:p>
              </table:table-cell>
              <table:table-cell office:value-type="float" office:value="123321">
                <text:p>1233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">
                <text:p>199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9">
                <text:p>199</text:p>
              </table:table-cell>
              <table:table-cell office:value-type="float" office:value="75921">
                <text:p>759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9">
                <text:p>199</text:p>
              </table:table-cell>
              <table:table-cell office:value-type="float" office:value="160481">
                <text:p>1604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9">
                <text:p>199</text:p>
              </table:table-cell>
              <table:table-cell office:value-type="float" office:value="77575">
                <text:p>775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">
                <text:p>199</text:p>
              </table:table-cell>
              <table:table-cell office:value-type="float" office:value="31124">
                <text:p>311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9">
                <text:p>199</text:p>
              </table:table-cell>
              <table:table-cell office:value-type="float" office:value="99102">
                <text:p>991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9">
                <text:p>199</text:p>
              </table:table-cell>
              <table:table-cell office:value-type="float" office:value="80352">
                <text:p>803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9">
                <text:p>199</text:p>
              </table:table-cell>
              <table:table-cell office:value-type="float" office:value="161938">
                <text:p>1619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9">
                <text:p>199</text:p>
              </table:table-cell>
              <table:table-cell office:value-type="float" office:value="165427">
                <text:p>1654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9">
                <text:p>199</text:p>
              </table:table-cell>
              <table:table-cell office:value-type="float" office:value="55698">
                <text:p>556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9">
                <text:p>199</text:p>
              </table:table-cell>
              <table:table-cell office:value-type="float" office:value="47302">
                <text:p>473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9">
                <text:p>199</text:p>
              </table:table-cell>
              <table:table-cell office:value-type="float" office:value="101534">
                <text:p>1015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9">
                <text:p>199</text:p>
              </table:table-cell>
              <table:table-cell office:value-type="float" office:value="53300">
                <text:p>533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9">
                <text:p>199</text:p>
              </table:table-cell>
              <table:table-cell office:value-type="float" office:value="83618">
                <text:p>836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9">
                <text:p>199</text:p>
              </table:table-cell>
              <table:table-cell office:value-type="float" office:value="239423">
                <text:p>2394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9">
                <text:p>199</text:p>
              </table:table-cell>
              <table:table-cell office:value-type="float" office:value="64606">
                <text:p>646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9">
                <text:p>199</text:p>
              </table:table-cell>
              <table:table-cell office:value-type="float" office:value="31786">
                <text:p>317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9">
                <text:p>199</text:p>
              </table:table-cell>
              <table:table-cell office:value-type="float" office:value="58110">
                <text:p>581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">
                <text:p>199</text:p>
              </table:table-cell>
              <table:table-cell office:value-type="float" office:value="41452">
                <text:p>414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9">
                <text:p>199</text:p>
              </table:table-cell>
              <table:table-cell office:value-type="float" office:value="49693">
                <text:p>496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9">
                <text:p>199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9">
                <text:p>199</text:p>
              </table:table-cell>
              <table:table-cell office:value-type="float" office:value="39538">
                <text:p>395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">
                <text:p>199</text:p>
              </table:table-cell>
              <table:table-cell office:value-type="float" office:value="44328">
                <text:p>443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">
                <text:p>199</text:p>
              </table:table-cell>
              <table:table-cell office:value-type="float" office:value="107083">
                <text:p>1070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">
                <text:p>199</text:p>
              </table:table-cell>
              <table:table-cell office:value-type="float" office:value="88777">
                <text:p>887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9">
                <text:p>199</text:p>
              </table:table-cell>
              <table:table-cell office:value-type="float" office:value="28882">
                <text:p>288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9">
                <text:p>199</text:p>
              </table:table-cell>
              <table:table-cell office:value-type="float" office:value="51646">
                <text:p>516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9">
                <text:p>199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9">
                <text:p>199</text:p>
              </table:table-cell>
              <table:table-cell office:value-type="float" office:value="49583">
                <text:p>495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9">
                <text:p>199</text:p>
              </table:table-cell>
              <table:table-cell office:value-type="float" office:value="142191">
                <text:p>1421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9">
                <text:p>199</text:p>
              </table:table-cell>
              <table:table-cell office:value-type="float" office:value="89569">
                <text:p>895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9">
                <text:p>199</text:p>
              </table:table-cell>
              <table:table-cell office:value-type="float" office:value="128045">
                <text:p>1280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9">
                <text:p>199</text:p>
              </table:table-cell>
              <table:table-cell office:value-type="float" office:value="105536">
                <text:p>105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">
                <text:p>199</text:p>
              </table:table-cell>
              <table:table-cell office:value-type="float" office:value="158913">
                <text:p>1589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9">
                <text:p>199</text:p>
              </table:table-cell>
              <table:table-cell office:value-type="float" office:value="416737">
                <text:p>4167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9">
                <text:p>199</text:p>
              </table:table-cell>
              <table:table-cell office:value-type="float" office:value="206788">
                <text:p>2067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9">
                <text:p>199</text:p>
              </table:table-cell>
              <table:table-cell office:value-type="float" office:value="104029">
                <text:p>1040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9">
                <text:p>199</text:p>
              </table:table-cell>
              <table:table-cell office:value-type="float" office:value="65410">
                <text:p>654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9">
                <text:p>199</text:p>
              </table:table-cell>
              <table:table-cell office:value-type="float" office:value="194766">
                <text:p>1947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9">
                <text:p>199</text:p>
              </table:table-cell>
              <table:table-cell office:value-type="float" office:value="79430">
                <text:p>7943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9">
                <text:p>199</text:p>
              </table:table-cell>
              <table:table-cell office:value-type="float" office:value="111629">
                <text:p>1116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9">
                <text:p>199</text:p>
              </table:table-cell>
              <table:table-cell office:value-type="float" office:value="100229">
                <text:p>1002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9">
                <text:p>199</text:p>
              </table:table-cell>
              <table:table-cell office:value-type="float" office:value="53176">
                <text:p>531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9">
                <text:p>199</text:p>
              </table:table-cell>
              <table:table-cell office:value-type="float" office:value="40907">
                <text:p>409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9">
                <text:p>199</text:p>
              </table:table-cell>
              <table:table-cell office:value-type="float" office:value="102150">
                <text:p>1021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9">
                <text:p>199</text:p>
              </table:table-cell>
              <table:table-cell office:value-type="float" office:value="64352">
                <text:p>643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9">
                <text:p>199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9">
                <text:p>199</text:p>
              </table:table-cell>
              <table:table-cell office:value-type="float" office:value="64671">
                <text:p>646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9">
                <text:p>199</text:p>
              </table:table-cell>
              <table:table-cell office:value-type="float" office:value="61763">
                <text:p>617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9">
                <text:p>199</text:p>
              </table:table-cell>
              <table:table-cell office:value-type="float" office:value="52169">
                <text:p>52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9">
                <text:p>199</text:p>
              </table:table-cell>
              <table:table-cell office:value-type="float" office:value="31676">
                <text:p>316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9">
                <text:p>199</text:p>
              </table:table-cell>
              <table:table-cell office:value-type="float" office:value="71742">
                <text:p>717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9">
                <text:p>199</text:p>
              </table:table-cell>
              <table:table-cell office:value-type="float" office:value="133553">
                <text:p>1335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9">
                <text:p>199</text:p>
              </table:table-cell>
              <table:table-cell office:value-type="float" office:value="74706">
                <text:p>747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9">
                <text:p>199</text:p>
              </table:table-cell>
              <table:table-cell office:value-type="float" office:value="57052">
                <text:p>570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9">
                <text:p>199</text:p>
              </table:table-cell>
              <table:table-cell office:value-type="float" office:value="32675">
                <text:p>326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9">
                <text:p>199</text:p>
              </table:table-cell>
              <table:table-cell office:value-type="float" office:value="33878">
                <text:p>338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9">
                <text:p>199</text:p>
              </table:table-cell>
              <table:table-cell office:value-type="float" office:value="65546">
                <text:p>655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9">
                <text:p>199</text:p>
              </table:table-cell>
              <table:table-cell office:value-type="float" office:value="64093">
                <text:p>640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9">
                <text:p>199</text:p>
              </table:table-cell>
              <table:table-cell office:value-type="float" office:value="176933">
                <text:p>1769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9">
                <text:p>199</text:p>
              </table:table-cell>
              <table:table-cell office:value-type="float" office:value="63374">
                <text:p>633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9">
                <text:p>199</text:p>
              </table:table-cell>
              <table:table-cell office:value-type="float" office:value="76012">
                <text:p>760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9">
                <text:p>199</text:p>
              </table:table-cell>
              <table:table-cell office:value-type="float" office:value="153681">
                <text:p>1536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9">
                <text:p>199</text:p>
              </table:table-cell>
              <table:table-cell office:value-type="float" office:value="142852">
                <text:p>1428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9">
                <text:p>199</text:p>
              </table:table-cell>
              <table:table-cell office:value-type="float" office:value="139599">
                <text:p>1395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9">
                <text:p>199</text:p>
              </table:table-cell>
              <table:table-cell office:value-type="float" office:value="56226">
                <text:p>562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9">
                <text:p>199</text:p>
              </table:table-cell>
              <table:table-cell office:value-type="float" office:value="180884">
                <text:p>1808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9">
                <text:p>199</text:p>
              </table:table-cell>
              <table:table-cell office:value-type="float" office:value="70731">
                <text:p>707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9">
                <text:p>199</text:p>
              </table:table-cell>
              <table:table-cell office:value-type="float" office:value="104888">
                <text:p>1048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9">
                <text:p>199</text:p>
              </table:table-cell>
              <table:table-cell office:value-type="float" office:value="219975">
                <text:p>2199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9">
                <text:p>199</text:p>
              </table:table-cell>
              <table:table-cell office:value-type="float" office:value="123637">
                <text:p>1236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9">
                <text:p>199</text:p>
              </table:table-cell>
              <table:table-cell office:value-type="float" office:value="122879">
                <text:p>1228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9">
                <text:p>199</text:p>
              </table:table-cell>
              <table:table-cell office:value-type="float" office:value="17858">
                <text:p>178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9">
                <text:p>199</text:p>
              </table:table-cell>
              <table:table-cell office:value-type="float" office:value="67954">
                <text:p>679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9">
                <text:p>199</text:p>
              </table:table-cell>
              <table:table-cell office:value-type="float" office:value="236807">
                <text:p>2368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9">
                <text:p>199</text:p>
              </table:table-cell>
              <table:table-cell office:value-type="float" office:value="276226">
                <text:p>2762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9">
                <text:p>199</text:p>
              </table:table-cell>
              <table:table-cell office:value-type="float" office:value="425084">
                <text:p>4250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9">
                <text:p>199</text:p>
              </table:table-cell>
              <table:table-cell office:value-type="float" office:value="260421">
                <text:p>2604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9">
                <text:p>199</text:p>
              </table:table-cell>
              <table:table-cell office:value-type="float" office:value="241709">
                <text:p>2417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9">
                <text:p>199</text:p>
              </table:table-cell>
              <table:table-cell office:value-type="float" office:value="328936">
                <text:p>3289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9">
                <text:p>199</text:p>
              </table:table-cell>
              <table:table-cell office:value-type="float" office:value="245911">
                <text:p>2459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9">
                <text:p>199</text:p>
              </table:table-cell>
              <table:table-cell office:value-type="float" office:value="165262">
                <text:p>1652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9">
                <text:p>199</text:p>
              </table:table-cell>
              <table:table-cell office:value-type="float" office:value="122096">
                <text:p>122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9">
                <text:p>199</text:p>
              </table:table-cell>
              <table:table-cell office:value-type="float" office:value="138632">
                <text:p>1386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9">
                <text:p>199</text:p>
              </table:table-cell>
              <table:table-cell office:value-type="float" office:value="189180">
                <text:p>189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9">
                <text:p>199</text:p>
              </table:table-cell>
              <table:table-cell office:value-type="float" office:value="134666">
                <text:p>1346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9">
                <text:p>199</text:p>
              </table:table-cell>
              <table:table-cell office:value-type="float" office:value="115658">
                <text:p>1156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">
                <text:p>199</text:p>
              </table:table-cell>
              <table:table-cell office:value-type="float" office:value="219640">
                <text:p>21964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9">
                <text:p>199</text:p>
              </table:table-cell>
              <table:table-cell office:value-type="float" office:value="84021">
                <text:p>840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9">
                <text:p>199</text:p>
              </table:table-cell>
              <table:table-cell office:value-type="float" office:value="96435">
                <text:p>964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9">
                <text:p>199</text:p>
              </table:table-cell>
              <table:table-cell office:value-type="float" office:value="105977">
                <text:p>1059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9">
                <text:p>199</text:p>
              </table:table-cell>
              <table:table-cell office:value-type="float" office:value="160487">
                <text:p>1604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9">
                <text:p>199</text:p>
              </table:table-cell>
              <table:table-cell office:value-type="float" office:value="104628">
                <text:p>1046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">
                <text:p>199</text:p>
              </table:table-cell>
              <table:table-cell office:value-type="float" office:value="97567">
                <text:p>975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">
                <text:p>199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">
                <text:p>199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">
                <text:p>199</text:p>
              </table:table-cell>
              <table:table-cell office:value-type="float" office:value="46240">
                <text:p>4624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">
                <text:p>199</text:p>
              </table:table-cell>
              <table:table-cell office:value-type="float" office:value="43018">
                <text:p>430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9">
                <text:p>199</text:p>
              </table:table-cell>
              <table:table-cell office:value-type="float" office:value="105500">
                <text:p>1055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9">
                <text:p>199</text:p>
              </table:table-cell>
              <table:table-cell office:value-type="float" office:value="68155">
                <text:p>681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9">
                <text:p>199</text:p>
              </table:table-cell>
              <table:table-cell office:value-type="float" office:value="47052">
                <text:p>470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9">
                <text:p>199</text:p>
              </table:table-cell>
              <table:table-cell office:value-type="float" office:value="20673">
                <text:p>206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9">
                <text:p>199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9">
                <text:p>199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9">
                <text:p>199</text:p>
              </table:table-cell>
              <table:table-cell office:value-type="float" office:value="72492">
                <text:p>724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9">
                <text:p>199</text:p>
              </table:table-cell>
              <table:table-cell office:value-type="float" office:value="182490">
                <text:p>1824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9">
                <text:p>199</text:p>
              </table:table-cell>
              <table:table-cell office:value-type="float" office:value="200674">
                <text:p>2006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9">
                <text:p>199</text:p>
              </table:table-cell>
              <table:table-cell office:value-type="float" office:value="365744">
                <text:p>3657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9">
                <text:p>199</text:p>
              </table:table-cell>
              <table:table-cell office:value-type="float" office:value="321829">
                <text:p>3218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9">
                <text:p>199</text:p>
              </table:table-cell>
              <table:table-cell office:value-type="float" office:value="447984">
                <text:p>4479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9">
                <text:p>199</text:p>
              </table:table-cell>
              <table:table-cell office:value-type="float" office:value="528836">
                <text:p>5288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9">
                <text:p>199</text:p>
              </table:table-cell>
              <table:table-cell office:value-type="float" office:value="374264">
                <text:p>3742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9">
                <text:p>199</text:p>
              </table:table-cell>
              <table:table-cell office:value-type="float" office:value="370895">
                <text:p>3708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9">
                <text:p>199</text:p>
              </table:table-cell>
              <table:table-cell office:value-type="float" office:value="206982">
                <text:p>2069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9">
                <text:p>199</text:p>
              </table:table-cell>
              <table:table-cell office:value-type="float" office:value="556894">
                <text:p>5568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9">
                <text:p>199</text:p>
              </table:table-cell>
              <table:table-cell office:value-type="float" office:value="528485">
                <text:p>5284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9">
                <text:p>199</text:p>
              </table:table-cell>
              <table:table-cell office:value-type="float" office:value="844233">
                <text:p>8442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9">
                <text:p>199</text:p>
              </table:table-cell>
              <table:table-cell office:value-type="float" office:value="675224">
                <text:p>6752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9">
                <text:p>199</text:p>
              </table:table-cell>
              <table:table-cell office:value-type="float" office:value="500839">
                <text:p>5008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9">
                <text:p>199</text:p>
              </table:table-cell>
              <table:table-cell office:value-type="float" office:value="457206">
                <text:p>4572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9">
                <text:p>199</text:p>
              </table:table-cell>
              <table:table-cell office:value-type="float" office:value="375188">
                <text:p>3751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9">
                <text:p>199</text:p>
              </table:table-cell>
              <table:table-cell office:value-type="float" office:value="258395">
                <text:p>2583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">
                <text:p>199</text:p>
              </table:table-cell>
              <table:table-cell office:value-type="float" office:value="325061">
                <text:p>3250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9">
                <text:p>199</text:p>
              </table:table-cell>
              <table:table-cell office:value-type="float" office:value="289714">
                <text:p>2897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9">
                <text:p>199</text:p>
              </table:table-cell>
              <table:table-cell office:value-type="float" office:value="532676">
                <text:p>5326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9">
                <text:p>199</text:p>
              </table:table-cell>
              <table:table-cell office:value-type="float" office:value="437698">
                <text:p>4376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9">
                <text:p>199</text:p>
              </table:table-cell>
              <table:table-cell office:value-type="float" office:value="506893">
                <text:p>5068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9">
                <text:p>199</text:p>
              </table:table-cell>
              <table:table-cell office:value-type="float" office:value="220262">
                <text:p>2202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9">
                <text:p>199</text:p>
              </table:table-cell>
              <table:table-cell office:value-type="float" office:value="219260">
                <text:p>21926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9">
                <text:p>199</text:p>
              </table:table-cell>
              <table:table-cell office:value-type="float" office:value="178748">
                <text:p>1787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9">
                <text:p>199</text:p>
              </table:table-cell>
              <table:table-cell office:value-type="float" office:value="226477">
                <text:p>2264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9">
                <text:p>199</text:p>
              </table:table-cell>
              <table:table-cell office:value-type="float" office:value="238574">
                <text:p>2385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9">
                <text:p>199</text:p>
              </table:table-cell>
              <table:table-cell office:value-type="float" office:value="228747">
                <text:p>2287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9">
                <text:p>199</text:p>
              </table:table-cell>
              <table:table-cell office:value-type="float" office:value="95288">
                <text:p>952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9">
                <text:p>199</text:p>
              </table:table-cell>
              <table:table-cell office:value-type="float" office:value="44013">
                <text:p>440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9">
                <text:p>199</text:p>
              </table:table-cell>
              <table:table-cell office:value-type="float" office:value="90590">
                <text:p>9059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9">
                <text:p>199</text:p>
              </table:table-cell>
              <table:table-cell office:value-type="float" office:value="132823">
                <text:p>1328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9">
                <text:p>199</text:p>
              </table:table-cell>
              <table:table-cell office:value-type="float" office:value="49279">
                <text:p>492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9">
                <text:p>199</text:p>
              </table:table-cell>
              <table:table-cell office:value-type="float" office:value="52685">
                <text:p>526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9">
                <text:p>199</text:p>
              </table:table-cell>
              <table:table-cell office:value-type="float" office:value="223945">
                <text:p>2239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9">
                <text:p>199</text:p>
              </table:table-cell>
              <table:table-cell office:value-type="float" office:value="165808">
                <text:p>1658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9">
                <text:p>199</text:p>
              </table:table-cell>
              <table:table-cell office:value-type="float" office:value="187643">
                <text:p>1876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9">
                <text:p>199</text:p>
              </table:table-cell>
              <table:table-cell office:value-type="float" office:value="77547">
                <text:p>775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9">
                <text:p>199</text:p>
              </table:table-cell>
              <table:table-cell office:value-type="float" office:value="90646">
                <text:p>906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9">
                <text:p>199</text:p>
              </table:table-cell>
              <table:table-cell office:value-type="float" office:value="83741">
                <text:p>837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9">
                <text:p>199</text:p>
              </table:table-cell>
              <table:table-cell office:value-type="float" office:value="52992">
                <text:p>529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9">
                <text:p>199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9">
                <text:p>199</text:p>
              </table:table-cell>
              <table:table-cell office:value-type="float" office:value="169150">
                <text:p>169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9">
                <text:p>199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9">
                <text:p>199</text:p>
              </table:table-cell>
              <table:table-cell office:value-type="float" office:value="242613">
                <text:p>2426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9">
                <text:p>199</text:p>
              </table:table-cell>
              <table:table-cell office:value-type="float" office:value="77591">
                <text:p>775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9">
                <text:p>199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9">
                <text:p>199</text:p>
              </table:table-cell>
              <table:table-cell office:value-type="float" office:value="39716">
                <text:p>397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9">
                <text:p>199</text:p>
              </table:table-cell>
              <table:table-cell office:value-type="float" office:value="65219">
                <text:p>652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9">
                <text:p>199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9">
                <text:p>199</text:p>
              </table:table-cell>
              <table:table-cell office:value-type="float" office:value="89507">
                <text:p>895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9">
                <text:p>199</text:p>
              </table:table-cell>
              <table:table-cell office:value-type="float" office:value="50688">
                <text:p>506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9">
                <text:p>199</text:p>
              </table:table-cell>
              <table:table-cell office:value-type="float" office:value="262213">
                <text:p>2622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9">
                <text:p>199</text:p>
              </table:table-cell>
              <table:table-cell office:value-type="float" office:value="189238">
                <text:p>1892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9">
                <text:p>199</text:p>
              </table:table-cell>
              <table:table-cell office:value-type="float" office:value="88766">
                <text:p>887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9">
                <text:p>199</text:p>
              </table:table-cell>
              <table:table-cell office:value-type="float" office:value="79864">
                <text:p>798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9">
                <text:p>199</text:p>
              </table:table-cell>
              <table:table-cell office:value-type="float" office:value="85690">
                <text:p>8569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9">
                <text:p>199</text:p>
              </table:table-cell>
              <table:table-cell office:value-type="float" office:value="148936">
                <text:p>1489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9">
                <text:p>199</text:p>
              </table:table-cell>
              <table:table-cell office:value-type="float" office:value="127080">
                <text:p>1270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29cm" svg:y="0.315cm" chart:style-name="ch2">
          <text:p>by bytes instead</text:p>
        </chart:title>
        <chart:legend chart:legend-position="end" svg:x="14.001cm" svg:y="4.005cm" style:legend-expansion="high" chart:style-name="ch3"/>
        <chart:plot-area chart:style-name="ch4" table:cell-range-address="test141.F1:test141.F692 test141.C1:test141.D692" chart:data-source-has-labels="row" svg:x="0.32cm" svg:y="1.248cm" svg:width="13.361cm" svg:height="7.572cm">
          <chartooo:coordinate-region svg:x="0.756cm" svg:y="1.421cm" svg:width="12.091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41.C2:test141.C692" chart:label-cell-address="test141.C1:test141.C1" chart:class="chart:scatter">
            <chart:domain table:cell-range-address="test141.F2:test141.F692"/>
            <chart:data-point chart:repeated="691"/>
          </chart:series>
          <chart:series chart:style-name="ch8" chart:values-cell-range-address="test141.D2:test141.D692" chart:label-cell-address="test141.D1:test141.D1" chart:class="chart:scatter">
            <chart:data-point chart:repeated="6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tency</text:p>
                <draw:g>
                  <svg:desc>test141.C1:test141.C1</svg:desc>
                </draw:g>
              </table:table-cell>
              <table:table-cell office:value-type="string">
                <text:p>xfertime</text:p>
                <draw:g>
                  <svg:desc>test141.D1:test14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943">
                <text:p>76943</text:p>
                <draw:g>
                  <svg:desc>test141.F2:test141.F692</svg:desc>
                </draw:g>
              </table:table-cell>
              <table:table-cell office:value-type="float" office:value="0.013207">
                <text:p>0.013207</text:p>
                <draw:g>
                  <svg:desc>test141.C2:test141.C692</svg:desc>
                </draw:g>
              </table:table-cell>
              <table:table-cell office:value-type="float" office:value="0.004842">
                <text:p>0.004842</text:p>
                <draw:g>
                  <svg:desc>test141.D2:test141.D6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13">
                <text:p>49913</text:p>
              </table:table-cell>
              <table:table-cell office:value-type="float" office:value="0.016646">
                <text:p>0.01664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429">
                <text:p>36429</text:p>
              </table:table-cell>
              <table:table-cell office:value-type="float" office:value="0.012854">
                <text:p>0.012854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685">
                <text:p>32685</text:p>
              </table:table-cell>
              <table:table-cell office:value-type="float" office:value="0.011339">
                <text:p>0.011339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34">
                <text:p>30334</text:p>
              </table:table-cell>
              <table:table-cell office:value-type="float" office:value="0.012697">
                <text:p>0.012697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58">
                <text:p>60258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719">
                <text:p>75719</text:p>
              </table:table-cell>
              <table:table-cell office:value-type="float" office:value="0.015491">
                <text:p>0.015491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409">
                <text:p>97409</text:p>
              </table:table-cell>
              <table:table-cell office:value-type="float" office:value="0.016821">
                <text:p>0.016821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71">
                <text:p>52371</text:p>
              </table:table-cell>
              <table:table-cell office:value-type="float" office:value="0.011725">
                <text:p>0.011725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747">
                <text:p>65747</text:p>
              </table:table-cell>
              <table:table-cell office:value-type="float" office:value="0.014947">
                <text:p>0.014947</text:p>
              </table:table-cell>
              <table:table-cell office:value-type="float" office:value="0.00573">
                <text:p>0.00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605">
                <text:p>86605</text:p>
              </table:table-cell>
              <table:table-cell office:value-type="float" office:value="0.014234">
                <text:p>0.014234</text:p>
              </table:table-cell>
              <table:table-cell office:value-type="float" office:value="0.006731">
                <text:p>0.0067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628">
                <text:p>85628</text:p>
              </table:table-cell>
              <table:table-cell office:value-type="float" office:value="0.014574">
                <text:p>0.014574</text:p>
              </table:table-cell>
              <table:table-cell office:value-type="float" office:value="0.008583">
                <text:p>0.008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425">
                <text:p>104425</text:p>
              </table:table-cell>
              <table:table-cell office:value-type="float" office:value="0.013663">
                <text:p>0.013663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254">
                <text:p>110254</text:p>
              </table:table-cell>
              <table:table-cell office:value-type="float" office:value="0.01442">
                <text:p>0.01442</text:p>
              </table:table-cell>
              <table:table-cell office:value-type="float" office:value="0.006729">
                <text:p>0.006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77">
                <text:p>52677</text:p>
              </table:table-cell>
              <table:table-cell office:value-type="float" office:value="0.014333">
                <text:p>0.014333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820">
                <text:p>79820</text:p>
              </table:table-cell>
              <table:table-cell office:value-type="float" office:value="0.017545">
                <text:p>0.017545</text:p>
              </table:table-cell>
              <table:table-cell office:value-type="float" office:value="0.008317">
                <text:p>0.008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74">
                <text:p>65874</text:p>
              </table:table-cell>
              <table:table-cell office:value-type="float" office:value="0.012259">
                <text:p>0.012259</text:p>
              </table:table-cell>
              <table:table-cell office:value-type="float" office:value="0.002838">
                <text:p>0.002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912">
                <text:p>71912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01">
                <text:p>46201</text:p>
              </table:table-cell>
              <table:table-cell office:value-type="float" office:value="0.012037">
                <text:p>0.012037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365">
                <text:p>39365</text:p>
              </table:table-cell>
              <table:table-cell office:value-type="float" office:value="0.011779">
                <text:p>0.011779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790">
                <text:p>42790</text:p>
              </table:table-cell>
              <table:table-cell office:value-type="float" office:value="0.013227">
                <text:p>0.013227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73">
                <text:p>39673</text:p>
              </table:table-cell>
              <table:table-cell office:value-type="float" office:value="0.01166">
                <text:p>0.01166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96">
                <text:p>24396</text:p>
              </table:table-cell>
              <table:table-cell office:value-type="float" office:value="0.011696">
                <text:p>0.011696</text:p>
              </table:table-cell>
              <table:table-cell office:value-type="float" office:value="0.001052">
                <text:p>0.001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812">
                <text:p>62812</text:p>
              </table:table-cell>
              <table:table-cell office:value-type="float" office:value="0.013122">
                <text:p>0.013122</text:p>
              </table:table-cell>
              <table:table-cell office:value-type="float" office:value="0.002714">
                <text:p>0.0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641">
                <text:p>63641</text:p>
              </table:table-cell>
              <table:table-cell office:value-type="float" office:value="0.012523">
                <text:p>0.012523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067">
                <text:p>57067</text:p>
              </table:table-cell>
              <table:table-cell office:value-type="float" office:value="0.012746">
                <text:p>0.012746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738">
                <text:p>62738</text:p>
              </table:table-cell>
              <table:table-cell office:value-type="float" office:value="0.014962">
                <text:p>0.014962</text:p>
              </table:table-cell>
              <table:table-cell office:value-type="float" office:value="0.008749">
                <text:p>0.00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301">
                <text:p>25301</text:p>
              </table:table-cell>
              <table:table-cell office:value-type="float" office:value="0.012087">
                <text:p>0.0120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198">
                <text:p>41198</text:p>
              </table:table-cell>
              <table:table-cell office:value-type="float" office:value="0.013346">
                <text:p>0.013346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45">
                <text:p>37445</text:p>
              </table:table-cell>
              <table:table-cell office:value-type="float" office:value="0.014318">
                <text:p>0.014318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792">
                <text:p>94792</text:p>
              </table:table-cell>
              <table:table-cell office:value-type="float" office:value="0.01418">
                <text:p>0.01418</text:p>
              </table:table-cell>
              <table:table-cell office:value-type="float" office:value="0.004979">
                <text:p>0.004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35">
                <text:p>52435</text:p>
              </table:table-cell>
              <table:table-cell office:value-type="float" office:value="0.013929">
                <text:p>0.013929</text:p>
              </table:table-cell>
              <table:table-cell office:value-type="float" office:value="0.004215">
                <text:p>0.004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04">
                <text:p>28804</text:p>
              </table:table-cell>
              <table:table-cell office:value-type="float" office:value="0.011997">
                <text:p>0.011997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620">
                <text:p>54620</text:p>
              </table:table-cell>
              <table:table-cell office:value-type="float" office:value="0.018251">
                <text:p>0.018251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555">
                <text:p>47555</text:p>
              </table:table-cell>
              <table:table-cell office:value-type="float" office:value="0.013726">
                <text:p>0.013726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260">
                <text:p>56260</text:p>
              </table:table-cell>
              <table:table-cell office:value-type="float" office:value="0.012528">
                <text:p>0.012528</text:p>
              </table:table-cell>
              <table:table-cell office:value-type="float" office:value="0.004479">
                <text:p>0.004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654">
                <text:p>69654</text:p>
              </table:table-cell>
              <table:table-cell office:value-type="float" office:value="0.013083">
                <text:p>0.013083</text:p>
              </table:table-cell>
              <table:table-cell office:value-type="float" office:value="0.004205">
                <text:p>0.004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187">
                <text:p>112187</text:p>
              </table:table-cell>
              <table:table-cell office:value-type="float" office:value="0.017436">
                <text:p>0.017436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432">
                <text:p>111432</text:p>
              </table:table-cell>
              <table:table-cell office:value-type="float" office:value="0.015816">
                <text:p>0.015816</text:p>
              </table:table-cell>
              <table:table-cell office:value-type="float" office:value="0.007771">
                <text:p>0.007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43">
                <text:p>55043</text:p>
              </table:table-cell>
              <table:table-cell office:value-type="float" office:value="0.012653">
                <text:p>0.012653</text:p>
              </table:table-cell>
              <table:table-cell office:value-type="float" office:value="0.003218">
                <text:p>0.003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17">
                <text:p>44017</text:p>
              </table:table-cell>
              <table:table-cell office:value-type="float" office:value="0.012638">
                <text:p>0.012638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717">
                <text:p>71717</text:p>
              </table:table-cell>
              <table:table-cell office:value-type="float" office:value="0.013358">
                <text:p>0.013358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731">
                <text:p>78731</text:p>
              </table:table-cell>
              <table:table-cell office:value-type="float" office:value="0.013824">
                <text:p>0.013824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65">
                <text:p>51265</text:p>
              </table:table-cell>
              <table:table-cell office:value-type="float" office:value="0.012338">
                <text:p>0.012338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142">
                <text:p>46142</text:p>
              </table:table-cell>
              <table:table-cell office:value-type="float" office:value="0.013147">
                <text:p>0.013147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89">
                <text:p>99989</text:p>
              </table:table-cell>
              <table:table-cell office:value-type="float" office:value="0.025071">
                <text:p>0.025071</text:p>
              </table:table-cell>
              <table:table-cell office:value-type="float" office:value="0.012001">
                <text:p>0.012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353">
                <text:p>102353</text:p>
              </table:table-cell>
              <table:table-cell office:value-type="float" office:value="0.016997">
                <text:p>0.016997</text:p>
              </table:table-cell>
              <table:table-cell office:value-type="float" office:value="0.007438">
                <text:p>0.007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795">
                <text:p>113795</text:p>
              </table:table-cell>
              <table:table-cell office:value-type="float" office:value="0.019547">
                <text:p>0.019547</text:p>
              </table:table-cell>
              <table:table-cell office:value-type="float" office:value="0.006949">
                <text:p>0.006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516">
                <text:p>75516</text:p>
              </table:table-cell>
              <table:table-cell office:value-type="float" office:value="0.014771">
                <text:p>0.014771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058">
                <text:p>43058</text:p>
              </table:table-cell>
              <table:table-cell office:value-type="float" office:value="0.013785">
                <text:p>0.013785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849">
                <text:p>61849</text:p>
              </table:table-cell>
              <table:table-cell office:value-type="float" office:value="0.012703">
                <text:p>0.012703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133">
                <text:p>68133</text:p>
              </table:table-cell>
              <table:table-cell office:value-type="float" office:value="0.013769">
                <text:p>0.013769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935">
                <text:p>54935</text:p>
              </table:table-cell>
              <table:table-cell office:value-type="float" office:value="0.013965">
                <text:p>0.013965</text:p>
              </table:table-cell>
              <table:table-cell office:value-type="float" office:value="0.002255">
                <text:p>0.002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100">
                <text:p>55100</text:p>
              </table:table-cell>
              <table:table-cell office:value-type="float" office:value="0.013079">
                <text:p>0.013079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403">
                <text:p>141403</text:p>
              </table:table-cell>
              <table:table-cell office:value-type="float" office:value="0.017153">
                <text:p>0.017153</text:p>
              </table:table-cell>
              <table:table-cell office:value-type="float" office:value="0.016825">
                <text:p>0.016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598">
                <text:p>129598</text:p>
              </table:table-cell>
              <table:table-cell office:value-type="float" office:value="0.015914">
                <text:p>0.015914</text:p>
              </table:table-cell>
              <table:table-cell office:value-type="float" office:value="0.011745">
                <text:p>0.0117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53">
                <text:p>37953</text:p>
              </table:table-cell>
              <table:table-cell office:value-type="float" office:value="0.012809">
                <text:p>0.012809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63">
                <text:p>29163</text:p>
              </table:table-cell>
              <table:table-cell office:value-type="float" office:value="0.011935">
                <text:p>0.011935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761">
                <text:p>61761</text:p>
              </table:table-cell>
              <table:table-cell office:value-type="float" office:value="0.013332">
                <text:p>0.013332</text:p>
              </table:table-cell>
              <table:table-cell office:value-type="float" office:value="0.007618">
                <text:p>0.007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67">
                <text:p>89467</text:p>
              </table:table-cell>
              <table:table-cell office:value-type="float" office:value="0.013863">
                <text:p>0.013863</text:p>
              </table:table-cell>
              <table:table-cell office:value-type="float" office:value="0.004756">
                <text:p>0.004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84">
                <text:p>57384</text:p>
              </table:table-cell>
              <table:table-cell office:value-type="float" office:value="0.012391">
                <text:p>0.012391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680">
                <text:p>68680</text:p>
              </table:table-cell>
              <table:table-cell office:value-type="float" office:value="0.014127">
                <text:p>0.014127</text:p>
              </table:table-cell>
              <table:table-cell office:value-type="float" office:value="0.004927">
                <text:p>0.004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83">
                <text:p>90583</text:p>
              </table:table-cell>
              <table:table-cell office:value-type="float" office:value="0.014774">
                <text:p>0.014774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380">
                <text:p>98380</text:p>
              </table:table-cell>
              <table:table-cell office:value-type="float" office:value="0.01467">
                <text:p>0.01467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686">
                <text:p>85686</text:p>
              </table:table-cell>
              <table:table-cell office:value-type="float" office:value="0.019223">
                <text:p>0.019223</text:p>
              </table:table-cell>
              <table:table-cell office:value-type="float" office:value="0.006528">
                <text:p>0.006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03">
                <text:p>74903</text:p>
              </table:table-cell>
              <table:table-cell office:value-type="float" office:value="0.012621">
                <text:p>0.012621</text:p>
              </table:table-cell>
              <table:table-cell office:value-type="float" office:value="0.002897">
                <text:p>0.002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249">
                <text:p>78249</text:p>
              </table:table-cell>
              <table:table-cell office:value-type="float" office:value="0.014127">
                <text:p>0.014127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128">
                <text:p>76128</text:p>
              </table:table-cell>
              <table:table-cell office:value-type="float" office:value="0.013376">
                <text:p>0.013376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769">
                <text:p>162769</text:p>
              </table:table-cell>
              <table:table-cell office:value-type="float" office:value="0.029138">
                <text:p>0.029138</text:p>
              </table:table-cell>
              <table:table-cell office:value-type="float" office:value="0.024679">
                <text:p>0.024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4934">
                <text:p>214934</text:p>
              </table:table-cell>
              <table:table-cell office:value-type="float" office:value="0.025637">
                <text:p>0.025637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775">
                <text:p>59775</text:p>
              </table:table-cell>
              <table:table-cell office:value-type="float" office:value="0.012783">
                <text:p>0.012783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279">
                <text:p>48279</text:p>
              </table:table-cell>
              <table:table-cell office:value-type="float" office:value="0.01519">
                <text:p>0.01519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892">
                <text:p>40892</text:p>
              </table:table-cell>
              <table:table-cell office:value-type="float" office:value="0.01256">
                <text:p>0.01256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658">
                <text:p>60658</text:p>
              </table:table-cell>
              <table:table-cell office:value-type="float" office:value="0.014414">
                <text:p>0.014414</text:p>
              </table:table-cell>
              <table:table-cell office:value-type="float" office:value="0.002359">
                <text:p>0.002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397">
                <text:p>68397</text:p>
              </table:table-cell>
              <table:table-cell office:value-type="float" office:value="0.013139">
                <text:p>0.01313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600">
                <text:p>71600</text:p>
              </table:table-cell>
              <table:table-cell office:value-type="float" office:value="0.014679">
                <text:p>0.014679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542">
                <text:p>83542</text:p>
              </table:table-cell>
              <table:table-cell office:value-type="float" office:value="0.013334">
                <text:p>0.013334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489">
                <text:p>75489</text:p>
              </table:table-cell>
              <table:table-cell office:value-type="float" office:value="0.013315">
                <text:p>0.01331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927">
                <text:p>44927</text:p>
              </table:table-cell>
              <table:table-cell office:value-type="float" office:value="0.013031">
                <text:p>0.013031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369">
                <text:p>27369</text:p>
              </table:table-cell>
              <table:table-cell office:value-type="float" office:value="0.011702">
                <text:p>0.011702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10">
                <text:p>24310</text:p>
              </table:table-cell>
              <table:table-cell office:value-type="float" office:value="0.012347">
                <text:p>0.012347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981">
                <text:p>18981</text:p>
              </table:table-cell>
              <table:table-cell office:value-type="float" office:value="0.011888">
                <text:p>0.011888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082">
                <text:p>54082</text:p>
              </table:table-cell>
              <table:table-cell office:value-type="float" office:value="0.013069">
                <text:p>0.013069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689">
                <text:p>51689</text:p>
              </table:table-cell>
              <table:table-cell office:value-type="float" office:value="0.013203">
                <text:p>0.013203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589">
                <text:p>71589</text:p>
              </table:table-cell>
              <table:table-cell office:value-type="float" office:value="0.014826">
                <text:p>0.014826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222">
                <text:p>74222</text:p>
              </table:table-cell>
              <table:table-cell office:value-type="float" office:value="0.014249">
                <text:p>0.014249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719">
                <text:p>47719</text:p>
              </table:table-cell>
              <table:table-cell office:value-type="float" office:value="0.012637">
                <text:p>0.012637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7">
                <text:p>41817</text:p>
              </table:table-cell>
              <table:table-cell office:value-type="float" office:value="0.014109">
                <text:p>0.01410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505">
                <text:p>63505</text:p>
              </table:table-cell>
              <table:table-cell office:value-type="float" office:value="0.01297">
                <text:p>0.01297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788">
                <text:p>86788</text:p>
              </table:table-cell>
              <table:table-cell office:value-type="float" office:value="0.02402">
                <text:p>0.02402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852">
                <text:p>59852</text:p>
              </table:table-cell>
              <table:table-cell office:value-type="float" office:value="0.015649">
                <text:p>0.015649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308">
                <text:p>75308</text:p>
              </table:table-cell>
              <table:table-cell office:value-type="float" office:value="0.01361">
                <text:p>0.01361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084">
                <text:p>70084</text:p>
              </table:table-cell>
              <table:table-cell office:value-type="float" office:value="0.015187">
                <text:p>0.015187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870">
                <text:p>60870</text:p>
              </table:table-cell>
              <table:table-cell office:value-type="float" office:value="0.013225">
                <text:p>0.013225</text:p>
              </table:table-cell>
              <table:table-cell office:value-type="float" office:value="0.003691">
                <text:p>0.003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288">
                <text:p>62288</text:p>
              </table:table-cell>
              <table:table-cell office:value-type="float" office:value="0.019387">
                <text:p>0.019387</text:p>
              </table:table-cell>
              <table:table-cell office:value-type="float" office:value="0.002573">
                <text:p>0.002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116">
                <text:p>74116</text:p>
              </table:table-cell>
              <table:table-cell office:value-type="float" office:value="0.013311">
                <text:p>0.013311</text:p>
              </table:table-cell>
              <table:table-cell office:value-type="float" office:value="0.006115">
                <text:p>0.006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205">
                <text:p>49205</text:p>
              </table:table-cell>
              <table:table-cell office:value-type="float" office:value="0.013903">
                <text:p>0.013903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459">
                <text:p>55459</text:p>
              </table:table-cell>
              <table:table-cell office:value-type="float" office:value="0.012772">
                <text:p>0.012772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551">
                <text:p>48551</text:p>
              </table:table-cell>
              <table:table-cell office:value-type="float" office:value="0.013245">
                <text:p>0.013245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692">
                <text:p>74692</text:p>
              </table:table-cell>
              <table:table-cell office:value-type="float" office:value="0.016738">
                <text:p>0.016738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021">
                <text:p>87021</text:p>
              </table:table-cell>
              <table:table-cell office:value-type="float" office:value="0.014431">
                <text:p>0.014431</text:p>
              </table:table-cell>
              <table:table-cell office:value-type="float" office:value="0.005497">
                <text:p>0.005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329">
                <text:p>72329</text:p>
              </table:table-cell>
              <table:table-cell office:value-type="float" office:value="0.015863">
                <text:p>0.015863</text:p>
              </table:table-cell>
              <table:table-cell office:value-type="float" office:value="0.006135">
                <text:p>0.006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498">
                <text:p>78498</text:p>
              </table:table-cell>
              <table:table-cell office:value-type="float" office:value="0.015821">
                <text:p>0.015821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862">
                <text:p>92862</text:p>
              </table:table-cell>
              <table:table-cell office:value-type="float" office:value="0.016323">
                <text:p>0.016323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55">
                <text:p>52555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177">
                <text:p>52177</text:p>
              </table:table-cell>
              <table:table-cell office:value-type="float" office:value="0.012841">
                <text:p>0.012841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404">
                <text:p>70404</text:p>
              </table:table-cell>
              <table:table-cell office:value-type="float" office:value="0.018591">
                <text:p>0.018591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873">
                <text:p>66873</text:p>
              </table:table-cell>
              <table:table-cell office:value-type="float" office:value="0.01397">
                <text:p>0.01397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1719">
                <text:p>141719</text:p>
              </table:table-cell>
              <table:table-cell office:value-type="float" office:value="0.020919">
                <text:p>0.020919</text:p>
              </table:table-cell>
              <table:table-cell office:value-type="float" office:value="0.008347">
                <text:p>0.008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971">
                <text:p>65971</text:p>
              </table:table-cell>
              <table:table-cell office:value-type="float" office:value="0.013779">
                <text:p>0.013779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415">
                <text:p>100415</text:p>
              </table:table-cell>
              <table:table-cell office:value-type="float" office:value="0.014858">
                <text:p>0.014858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872">
                <text:p>98872</text:p>
              </table:table-cell>
              <table:table-cell office:value-type="float" office:value="0.015658">
                <text:p>0.015658</text:p>
              </table:table-cell>
              <table:table-cell office:value-type="float" office:value="0.006429">
                <text:p>0.006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699">
                <text:p>69699</text:p>
              </table:table-cell>
              <table:table-cell office:value-type="float" office:value="0.012663">
                <text:p>0.012663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770">
                <text:p>85770</text:p>
              </table:table-cell>
              <table:table-cell office:value-type="float" office:value="0.015754">
                <text:p>0.015754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185">
                <text:p>49185</text:p>
              </table:table-cell>
              <table:table-cell office:value-type="float" office:value="0.012439">
                <text:p>0.012439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1182">
                <text:p>91182</text:p>
              </table:table-cell>
              <table:table-cell office:value-type="float" office:value="0.015637">
                <text:p>0.015637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175">
                <text:p>33175</text:p>
              </table:table-cell>
              <table:table-cell office:value-type="float" office:value="0.012308">
                <text:p>0.01230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355">
                <text:p>118355</text:p>
              </table:table-cell>
              <table:table-cell office:value-type="float" office:value="0.015531">
                <text:p>0.015531</text:p>
              </table:table-cell>
              <table:table-cell office:value-type="float" office:value="0.008065">
                <text:p>0.008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033">
                <text:p>57033</text:p>
              </table:table-cell>
              <table:table-cell office:value-type="float" office:value="0.012506">
                <text:p>0.012506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53">
                <text:p>126153</text:p>
              </table:table-cell>
              <table:table-cell office:value-type="float" office:value="0.013892">
                <text:p>0.013892</text:p>
              </table:table-cell>
              <table:table-cell office:value-type="float" office:value="0.016415">
                <text:p>0.016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889">
                <text:p>73889</text:p>
              </table:table-cell>
              <table:table-cell office:value-type="float" office:value="0.019312">
                <text:p>0.019312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524">
                <text:p>101524</text:p>
              </table:table-cell>
              <table:table-cell office:value-type="float" office:value="0.01809">
                <text:p>0.01809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1934">
                <text:p>91934</text:p>
              </table:table-cell>
              <table:table-cell office:value-type="float" office:value="0.017595">
                <text:p>0.017595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250">
                <text:p>101250</text:p>
              </table:table-cell>
              <table:table-cell office:value-type="float" office:value="0.01585">
                <text:p>0.01585</text:p>
              </table:table-cell>
              <table:table-cell office:value-type="float" office:value="0.008632">
                <text:p>0.008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291">
                <text:p>47291</text:p>
              </table:table-cell>
              <table:table-cell office:value-type="float" office:value="0.012666">
                <text:p>0.012666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576">
                <text:p>66576</text:p>
              </table:table-cell>
              <table:table-cell office:value-type="float" office:value="0.011791">
                <text:p>0.011791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053">
                <text:p>101053</text:p>
              </table:table-cell>
              <table:table-cell office:value-type="float" office:value="0.014908">
                <text:p>0.014908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4919">
                <text:p>274919</text:p>
              </table:table-cell>
              <table:table-cell office:value-type="float" office:value="0.03984">
                <text:p>0.03984</text:p>
              </table:table-cell>
              <table:table-cell office:value-type="float" office:value="0.038189">
                <text:p>0.038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142">
                <text:p>65142</text:p>
              </table:table-cell>
              <table:table-cell office:value-type="float" office:value="0.024486">
                <text:p>0.02448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729">
                <text:p>54729</text:p>
              </table:table-cell>
              <table:table-cell office:value-type="float" office:value="0.012358">
                <text:p>0.012358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555">
                <text:p>56555</text:p>
              </table:table-cell>
              <table:table-cell office:value-type="float" office:value="0.013516">
                <text:p>0.013516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282">
                <text:p>53282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228">
                <text:p>106228</text:p>
              </table:table-cell>
              <table:table-cell office:value-type="float" office:value="0.013626">
                <text:p>0.013626</text:p>
              </table:table-cell>
              <table:table-cell office:value-type="float" office:value="0.005627">
                <text:p>0.0056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770">
                <text:p>65770</text:p>
              </table:table-cell>
              <table:table-cell office:value-type="float" office:value="0.01239">
                <text:p>0.01239</text:p>
              </table:table-cell>
              <table:table-cell office:value-type="float" office:value="0.005743">
                <text:p>0.005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009">
                <text:p>59009</text:p>
              </table:table-cell>
              <table:table-cell office:value-type="float" office:value="0.020623">
                <text:p>0.020623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307">
                <text:p>40307</text:p>
              </table:table-cell>
              <table:table-cell office:value-type="float" office:value="0.013351">
                <text:p>0.013351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489">
                <text:p>53489</text:p>
              </table:table-cell>
              <table:table-cell office:value-type="float" office:value="0.014734">
                <text:p>0.014734</text:p>
              </table:table-cell>
              <table:table-cell office:value-type="float" office:value="0.00277">
                <text:p>0.002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317">
                <text:p>55317</text:p>
              </table:table-cell>
              <table:table-cell office:value-type="float" office:value="0.014522">
                <text:p>0.014522</text:p>
              </table:table-cell>
              <table:table-cell office:value-type="float" office:value="0.002399">
                <text:p>0.002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747">
                <text:p>52747</text:p>
              </table:table-cell>
              <table:table-cell office:value-type="float" office:value="0.0135">
                <text:p>0.0135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202">
                <text:p>197202</text:p>
              </table:table-cell>
              <table:table-cell office:value-type="float" office:value="0.030071">
                <text:p>0.030071</text:p>
              </table:table-cell>
              <table:table-cell office:value-type="float" office:value="0.034634">
                <text:p>0.034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1332">
                <text:p>211332</text:p>
              </table:table-cell>
              <table:table-cell office:value-type="float" office:value="0.05094">
                <text:p>0.05094</text:p>
              </table:table-cell>
              <table:table-cell office:value-type="float" office:value="0.034926">
                <text:p>0.034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792">
                <text:p>61792</text:p>
              </table:table-cell>
              <table:table-cell office:value-type="float" office:value="0.012961">
                <text:p>0.012961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209">
                <text:p>77209</text:p>
              </table:table-cell>
              <table:table-cell office:value-type="float" office:value="0.013391">
                <text:p>0.013391</text:p>
              </table:table-cell>
              <table:table-cell office:value-type="float" office:value="0.00739">
                <text:p>0.007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720">
                <text:p>104720</text:p>
              </table:table-cell>
              <table:table-cell office:value-type="float" office:value="0.018576">
                <text:p>0.018576</text:p>
              </table:table-cell>
              <table:table-cell office:value-type="float" office:value="0.013366">
                <text:p>0.013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501">
                <text:p>83501</text:p>
              </table:table-cell>
              <table:table-cell office:value-type="float" office:value="0.015728">
                <text:p>0.015728</text:p>
              </table:table-cell>
              <table:table-cell office:value-type="float" office:value="0.004729">
                <text:p>0.0047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328">
                <text:p>53328</text:p>
              </table:table-cell>
              <table:table-cell office:value-type="float" office:value="0.01228">
                <text:p>0.01228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58">
                <text:p>15858</text:p>
              </table:table-cell>
              <table:table-cell office:value-type="float" office:value="0.011432">
                <text:p>0.01143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870">
                <text:p>29870</text:p>
              </table:table-cell>
              <table:table-cell office:value-type="float" office:value="0.012411">
                <text:p>0.012411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479">
                <text:p>67479</text:p>
              </table:table-cell>
              <table:table-cell office:value-type="float" office:value="0.012168">
                <text:p>0.012168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120">
                <text:p>73120</text:p>
              </table:table-cell>
              <table:table-cell office:value-type="float" office:value="0.013718">
                <text:p>0.013718</text:p>
              </table:table-cell>
              <table:table-cell office:value-type="float" office:value="0.007204">
                <text:p>0.0072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766">
                <text:p>74766</text:p>
              </table:table-cell>
              <table:table-cell office:value-type="float" office:value="0.013144">
                <text:p>0.013144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793">
                <text:p>69793</text:p>
              </table:table-cell>
              <table:table-cell office:value-type="float" office:value="0.013014">
                <text:p>0.013014</text:p>
              </table:table-cell>
              <table:table-cell office:value-type="float" office:value="0.004838">
                <text:p>0.004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1626">
                <text:p>131626</text:p>
              </table:table-cell>
              <table:table-cell office:value-type="float" office:value="0.013996">
                <text:p>0.013996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304">
                <text:p>114304</text:p>
              </table:table-cell>
              <table:table-cell office:value-type="float" office:value="0.01678">
                <text:p>0.016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60">
                <text:p>40060</text:p>
              </table:table-cell>
              <table:table-cell office:value-type="float" office:value="0.012857">
                <text:p>0.012857</text:p>
              </table:table-cell>
              <table:table-cell office:value-type="float" office:value="0.001648">
                <text:p>0.0016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568">
                <text:p>55568</text:p>
              </table:table-cell>
              <table:table-cell office:value-type="float" office:value="0.013288">
                <text:p>0.013288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172">
                <text:p>78172</text:p>
              </table:table-cell>
              <table:table-cell office:value-type="float" office:value="0.013527">
                <text:p>0.013527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90">
                <text:p>45790</text:p>
              </table:table-cell>
              <table:table-cell office:value-type="float" office:value="0.01276">
                <text:p>0.01276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867">
                <text:p>33867</text:p>
              </table:table-cell>
              <table:table-cell office:value-type="float" office:value="0.012156">
                <text:p>0.012156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690">
                <text:p>119690</text:p>
              </table:table-cell>
              <table:table-cell office:value-type="float" office:value="0.02007">
                <text:p>0.02007</text:p>
              </table:table-cell>
              <table:table-cell office:value-type="float" office:value="0.011275">
                <text:p>0.011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513">
                <text:p>62513</text:p>
              </table:table-cell>
              <table:table-cell office:value-type="float" office:value="0.013609">
                <text:p>0.013609</text:p>
              </table:table-cell>
              <table:table-cell office:value-type="float" office:value="0.004633">
                <text:p>0.0046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314">
                <text:p>139314</text:p>
              </table:table-cell>
              <table:table-cell office:value-type="float" office:value="0.025805">
                <text:p>0.025805</text:p>
              </table:table-cell>
              <table:table-cell office:value-type="float" office:value="0.008058">
                <text:p>0.008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863">
                <text:p>68863</text:p>
              </table:table-cell>
              <table:table-cell office:value-type="float" office:value="0.013511">
                <text:p>0.013511</text:p>
              </table:table-cell>
              <table:table-cell office:value-type="float" office:value="0.005982">
                <text:p>0.0059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022">
                <text:p>77022</text:p>
              </table:table-cell>
              <table:table-cell office:value-type="float" office:value="0.013692">
                <text:p>0.013692</text:p>
              </table:table-cell>
              <table:table-cell office:value-type="float" office:value="0.005205">
                <text:p>0.005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859">
                <text:p>81859</text:p>
              </table:table-cell>
              <table:table-cell office:value-type="float" office:value="0.016901">
                <text:p>0.016901</text:p>
              </table:table-cell>
              <table:table-cell office:value-type="float" office:value="0.006418">
                <text:p>0.006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259">
                <text:p>88259</text:p>
              </table:table-cell>
              <table:table-cell office:value-type="float" office:value="0.014251">
                <text:p>0.014251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169">
                <text:p>98169</text:p>
              </table:table-cell>
              <table:table-cell office:value-type="float" office:value="0.014273">
                <text:p>0.014273</text:p>
              </table:table-cell>
              <table:table-cell office:value-type="float" office:value="0.007533">
                <text:p>0.007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499">
                <text:p>82499</text:p>
              </table:table-cell>
              <table:table-cell office:value-type="float" office:value="0.014374">
                <text:p>0.014374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320">
                <text:p>63320</text:p>
              </table:table-cell>
              <table:table-cell office:value-type="float" office:value="0.013768">
                <text:p>0.013768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091">
                <text:p>76091</text:p>
              </table:table-cell>
              <table:table-cell office:value-type="float" office:value="0.012796">
                <text:p>0.012796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996">
                <text:p>98996</text:p>
              </table:table-cell>
              <table:table-cell office:value-type="float" office:value="0.015021">
                <text:p>0.015021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417">
                <text:p>49417</text:p>
              </table:table-cell>
              <table:table-cell office:value-type="float" office:value="0.014072">
                <text:p>0.014072</text:p>
              </table:table-cell>
              <table:table-cell office:value-type="float" office:value="0.002126">
                <text:p>0.002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3406">
                <text:p>133406</text:p>
              </table:table-cell>
              <table:table-cell office:value-type="float" office:value="0.028179">
                <text:p>0.028179</text:p>
              </table:table-cell>
              <table:table-cell office:value-type="float" office:value="0.013967">
                <text:p>0.0139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785">
                <text:p>97785</text:p>
              </table:table-cell>
              <table:table-cell office:value-type="float" office:value="0.014979">
                <text:p>0.014979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429">
                <text:p>75429</text:p>
              </table:table-cell>
              <table:table-cell office:value-type="float" office:value="0.014559">
                <text:p>0.014559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225">
                <text:p>82225</text:p>
              </table:table-cell>
              <table:table-cell office:value-type="float" office:value="0.012728">
                <text:p>0.012728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3925">
                <text:p>253925</text:p>
              </table:table-cell>
              <table:table-cell office:value-type="float" office:value="0.027707">
                <text:p>0.027707</text:p>
              </table:table-cell>
              <table:table-cell office:value-type="float" office:value="0.04774">
                <text:p>0.047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144">
                <text:p>50144</text:p>
              </table:table-cell>
              <table:table-cell office:value-type="float" office:value="0.012559">
                <text:p>0.012559</text:p>
              </table:table-cell>
              <table:table-cell office:value-type="float" office:value="0.002186">
                <text:p>0.002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079">
                <text:p>38079</text:p>
              </table:table-cell>
              <table:table-cell office:value-type="float" office:value="0.013129">
                <text:p>0.013129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985">
                <text:p>45985</text:p>
              </table:table-cell>
              <table:table-cell office:value-type="float" office:value="0.013013">
                <text:p>0.013013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1348">
                <text:p>121348</text:p>
              </table:table-cell>
              <table:table-cell office:value-type="float" office:value="0.019908">
                <text:p>0.019908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507">
                <text:p>44507</text:p>
              </table:table-cell>
              <table:table-cell office:value-type="float" office:value="0.013241">
                <text:p>0.013241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917">
                <text:p>109917</text:p>
              </table:table-cell>
              <table:table-cell office:value-type="float" office:value="0.014358">
                <text:p>0.014358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599">
                <text:p>122599</text:p>
              </table:table-cell>
              <table:table-cell office:value-type="float" office:value="0.017475">
                <text:p>0.017475</text:p>
              </table:table-cell>
              <table:table-cell office:value-type="float" office:value="0.010071">
                <text:p>0.0100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397">
                <text:p>63397</text:p>
              </table:table-cell>
              <table:table-cell office:value-type="float" office:value="0.01326">
                <text:p>0.01326</text:p>
              </table:table-cell>
              <table:table-cell office:value-type="float" office:value="0.002626">
                <text:p>0.002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394">
                <text:p>50394</text:p>
              </table:table-cell>
              <table:table-cell office:value-type="float" office:value="0.012601">
                <text:p>0.012601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841">
                <text:p>61841</text:p>
              </table:table-cell>
              <table:table-cell office:value-type="float" office:value="0.014269">
                <text:p>0.014269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189">
                <text:p>120189</text:p>
              </table:table-cell>
              <table:table-cell office:value-type="float" office:value="0.013919">
                <text:p>0.013919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503">
                <text:p>77503</text:p>
              </table:table-cell>
              <table:table-cell office:value-type="float" office:value="0.014662">
                <text:p>0.014662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57">
                <text:p>42957</text:p>
              </table:table-cell>
              <table:table-cell office:value-type="float" office:value="0.012869">
                <text:p>0.012869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369">
                <text:p>100369</text:p>
              </table:table-cell>
              <table:table-cell office:value-type="float" office:value="0.015095">
                <text:p>0.015095</text:p>
              </table:table-cell>
              <table:table-cell office:value-type="float" office:value="0.007591">
                <text:p>0.007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105">
                <text:p>127105</text:p>
              </table:table-cell>
              <table:table-cell office:value-type="float" office:value="0.018373">
                <text:p>0.018373</text:p>
              </table:table-cell>
              <table:table-cell office:value-type="float" office:value="0.009395">
                <text:p>0.009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179">
                <text:p>180179</text:p>
              </table:table-cell>
              <table:table-cell office:value-type="float" office:value="0.029592">
                <text:p>0.029592</text:p>
              </table:table-cell>
              <table:table-cell office:value-type="float" office:value="0.021121">
                <text:p>0.021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478">
                <text:p>110478</text:p>
              </table:table-cell>
              <table:table-cell office:value-type="float" office:value="0.014343">
                <text:p>0.014343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407">
                <text:p>40407</text:p>
              </table:table-cell>
              <table:table-cell office:value-type="float" office:value="0.013629">
                <text:p>0.013629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665">
                <text:p>91665</text:p>
              </table:table-cell>
              <table:table-cell office:value-type="float" office:value="0.015273">
                <text:p>0.015273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377">
                <text:p>42377</text:p>
              </table:table-cell>
              <table:table-cell office:value-type="float" office:value="0.012604">
                <text:p>0.012604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840">
                <text:p>40840</text:p>
              </table:table-cell>
              <table:table-cell office:value-type="float" office:value="0.013762">
                <text:p>0.013762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133">
                <text:p>40133</text:p>
              </table:table-cell>
              <table:table-cell office:value-type="float" office:value="0.013978">
                <text:p>0.013978</text:p>
              </table:table-cell>
              <table:table-cell office:value-type="float" office:value="0.001761">
                <text:p>0.0017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130">
                <text:p>59130</text:p>
              </table:table-cell>
              <table:table-cell office:value-type="float" office:value="0.014243">
                <text:p>0.014243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906">
                <text:p>73906</text:p>
              </table:table-cell>
              <table:table-cell office:value-type="float" office:value="0.015859">
                <text:p>0.015859</text:p>
              </table:table-cell>
              <table:table-cell office:value-type="float" office:value="0.003097">
                <text:p>0.0030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9055">
                <text:p>289055</text:p>
              </table:table-cell>
              <table:table-cell office:value-type="float" office:value="0.028089">
                <text:p>0.028089</text:p>
              </table:table-cell>
              <table:table-cell office:value-type="float" office:value="0.052203">
                <text:p>0.052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5808">
                <text:p>335808</text:p>
              </table:table-cell>
              <table:table-cell office:value-type="float" office:value="0.046657">
                <text:p>0.046657</text:p>
              </table:table-cell>
              <table:table-cell office:value-type="float" office:value="0.051703">
                <text:p>0.0517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2366">
                <text:p>182366</text:p>
              </table:table-cell>
              <table:table-cell office:value-type="float" office:value="0.029729">
                <text:p>0.029729</text:p>
              </table:table-cell>
              <table:table-cell office:value-type="float" office:value="0.035005">
                <text:p>0.035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2360">
                <text:p>112360</text:p>
              </table:table-cell>
              <table:table-cell office:value-type="float" office:value="0.023135">
                <text:p>0.023135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084">
                <text:p>54084</text:p>
              </table:table-cell>
              <table:table-cell office:value-type="float" office:value="0.013708">
                <text:p>0.013708</text:p>
              </table:table-cell>
              <table:table-cell office:value-type="float" office:value="0.002858">
                <text:p>0.0028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3638">
                <text:p>113638</text:p>
              </table:table-cell>
              <table:table-cell office:value-type="float" office:value="0.014158">
                <text:p>0.014158</text:p>
              </table:table-cell>
              <table:table-cell office:value-type="float" office:value="0.00907">
                <text:p>0.009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8038">
                <text:p>328038</text:p>
              </table:table-cell>
              <table:table-cell office:value-type="float" office:value="0.046361">
                <text:p>0.046361</text:p>
              </table:table-cell>
              <table:table-cell office:value-type="float" office:value="0.04734">
                <text:p>0.04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744">
                <text:p>105744</text:p>
              </table:table-cell>
              <table:table-cell office:value-type="float" office:value="0.01628">
                <text:p>0.01628</text:p>
              </table:table-cell>
              <table:table-cell office:value-type="float" office:value="0.006633">
                <text:p>0.006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760">
                <text:p>155760</text:p>
              </table:table-cell>
              <table:table-cell office:value-type="float" office:value="0.016163">
                <text:p>0.016163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6492">
                <text:p>326492</text:p>
              </table:table-cell>
              <table:table-cell office:value-type="float" office:value="0.031078">
                <text:p>0.031078</text:p>
              </table:table-cell>
              <table:table-cell office:value-type="float" office:value="0.052585">
                <text:p>0.052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538">
                <text:p>211538</text:p>
              </table:table-cell>
              <table:table-cell office:value-type="float" office:value="0.034845">
                <text:p>0.034845</text:p>
              </table:table-cell>
              <table:table-cell office:value-type="float" office:value="0.021508">
                <text:p>0.0215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134">
                <text:p>101134</text:p>
              </table:table-cell>
              <table:table-cell office:value-type="float" office:value="0.018644">
                <text:p>0.018644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863">
                <text:p>32863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194">
                <text:p>110194</text:p>
              </table:table-cell>
              <table:table-cell office:value-type="float" office:value="0.027973">
                <text:p>0.027973</text:p>
              </table:table-cell>
              <table:table-cell office:value-type="float" office:value="0.008689">
                <text:p>0.0086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866">
                <text:p>179866</text:p>
              </table:table-cell>
              <table:table-cell office:value-type="float" office:value="0.0212">
                <text:p>0.0212</text:p>
              </table:table-cell>
              <table:table-cell office:value-type="float" office:value="0.028351">
                <text:p>0.0283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24">
                <text:p>25624</text:p>
              </table:table-cell>
              <table:table-cell office:value-type="float" office:value="0.013592">
                <text:p>0.013592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6887">
                <text:p>76887</text:p>
              </table:table-cell>
              <table:table-cell office:value-type="float" office:value="0.013888">
                <text:p>0.013888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489">
                <text:p>84489</text:p>
              </table:table-cell>
              <table:table-cell office:value-type="float" office:value="0.014414">
                <text:p>0.014414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389">
                <text:p>79389</text:p>
              </table:table-cell>
              <table:table-cell office:value-type="float" office:value="0.013884">
                <text:p>0.013884</text:p>
              </table:table-cell>
              <table:table-cell office:value-type="float" office:value="0.004268">
                <text:p>0.004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476">
                <text:p>68476</text:p>
              </table:table-cell>
              <table:table-cell office:value-type="float" office:value="0.015441">
                <text:p>0.015441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774">
                <text:p>152774</text:p>
              </table:table-cell>
              <table:table-cell office:value-type="float" office:value="0.024112">
                <text:p>0.024112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776">
                <text:p>67776</text:p>
              </table:table-cell>
              <table:table-cell office:value-type="float" office:value="0.019118">
                <text:p>0.019118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529">
                <text:p>94529</text:p>
              </table:table-cell>
              <table:table-cell office:value-type="float" office:value="0.014572">
                <text:p>0.014572</text:p>
              </table:table-cell>
              <table:table-cell office:value-type="float" office:value="0.008026">
                <text:p>0.008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749">
                <text:p>79749</text:p>
              </table:table-cell>
              <table:table-cell office:value-type="float" office:value="0.015996">
                <text:p>0.015996</text:p>
              </table:table-cell>
              <table:table-cell office:value-type="float" office:value="0.004302">
                <text:p>0.004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911">
                <text:p>27911</text:p>
              </table:table-cell>
              <table:table-cell office:value-type="float" office:value="0.012438">
                <text:p>0.012438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900">
                <text:p>44900</text:p>
              </table:table-cell>
              <table:table-cell office:value-type="float" office:value="0.012401">
                <text:p>0.012401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394">
                <text:p>41394</text:p>
              </table:table-cell>
              <table:table-cell office:value-type="float" office:value="0.012346">
                <text:p>0.012346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472">
                <text:p>31472</text:p>
              </table:table-cell>
              <table:table-cell office:value-type="float" office:value="0.013061">
                <text:p>0.013061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131">
                <text:p>57131</text:p>
              </table:table-cell>
              <table:table-cell office:value-type="float" office:value="0.012894">
                <text:p>0.012894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930">
                <text:p>77930</text:p>
              </table:table-cell>
              <table:table-cell office:value-type="float" office:value="0.014754">
                <text:p>0.014754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887">
                <text:p>34887</text:p>
              </table:table-cell>
              <table:table-cell office:value-type="float" office:value="0.013725">
                <text:p>0.013725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637">
                <text:p>61637</text:p>
              </table:table-cell>
              <table:table-cell office:value-type="float" office:value="0.013595">
                <text:p>0.013595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850">
                <text:p>75850</text:p>
              </table:table-cell>
              <table:table-cell office:value-type="float" office:value="0.013368">
                <text:p>0.013368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760">
                <text:p>69760</text:p>
              </table:table-cell>
              <table:table-cell office:value-type="float" office:value="0.01401">
                <text:p>0.01401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156">
                <text:p>181156</text:p>
              </table:table-cell>
              <table:table-cell office:value-type="float" office:value="0.032713">
                <text:p>0.032713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7190">
                <text:p>297190</text:p>
              </table:table-cell>
              <table:table-cell office:value-type="float" office:value="0.05301">
                <text:p>0.05301</text:p>
              </table:table-cell>
              <table:table-cell office:value-type="float" office:value="0.095942">
                <text:p>0.0959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4549">
                <text:p>404549</text:p>
              </table:table-cell>
              <table:table-cell office:value-type="float" office:value="0.09712">
                <text:p>0.09712</text:p>
              </table:table-cell>
              <table:table-cell office:value-type="float" office:value="0.099438">
                <text:p>0.0994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74403">
                <text:p>3974403</text:p>
              </table:table-cell>
              <table:table-cell office:value-type="float" office:value="0.960996">
                <text:p>0.960996</text:p>
              </table:table-cell>
              <table:table-cell office:value-type="float" office:value="11.498135">
                <text:p>11.498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56456">
                <text:p>6156456</text:p>
              </table:table-cell>
              <table:table-cell office:value-type="float" office:value="2.638689">
                <text:p>2.638689</text:p>
              </table:table-cell>
              <table:table-cell office:value-type="float" office:value="17.73906">
                <text:p>17.7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2015">
                <text:p>1542015</text:p>
              </table:table-cell>
              <table:table-cell office:value-type="float" office:value="0.922499">
                <text:p>0.922499</text:p>
              </table:table-cell>
              <table:table-cell office:value-type="float" office:value="4.168332">
                <text:p>4.1683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034">
                <text:p>216034</text:p>
              </table:table-cell>
              <table:table-cell office:value-type="float" office:value="0.534568">
                <text:p>0.534568</text:p>
              </table:table-cell>
              <table:table-cell office:value-type="float" office:value="0.695456">
                <text:p>0.6954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3194">
                <text:p>683194</text:p>
              </table:table-cell>
              <table:table-cell office:value-type="float" office:value="0.805774">
                <text:p>0.805774</text:p>
              </table:table-cell>
              <table:table-cell office:value-type="float" office:value="2.575135">
                <text:p>2.575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170">
                <text:p>329170</text:p>
              </table:table-cell>
              <table:table-cell office:value-type="float" office:value="0.681017">
                <text:p>0.681017</text:p>
              </table:table-cell>
              <table:table-cell office:value-type="float" office:value="1.058569">
                <text:p>1.0585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1504">
                <text:p>421504</text:p>
              </table:table-cell>
              <table:table-cell office:value-type="float" office:value="0.673648">
                <text:p>0.673648</text:p>
              </table:table-cell>
              <table:table-cell office:value-type="float" office:value="1.407538">
                <text:p>1.4075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05226">
                <text:p>1105226</text:p>
              </table:table-cell>
              <table:table-cell office:value-type="float" office:value="0.708523">
                <text:p>0.708523</text:p>
              </table:table-cell>
              <table:table-cell office:value-type="float" office:value="2.952079">
                <text:p>2.9520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5457">
                <text:p>1745457</text:p>
              </table:table-cell>
              <table:table-cell office:value-type="float" office:value="0.694773">
                <text:p>0.694773</text:p>
              </table:table-cell>
              <table:table-cell office:value-type="float" office:value="4.707591">
                <text:p>4.7075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6950">
                <text:p>806950</text:p>
              </table:table-cell>
              <table:table-cell office:value-type="float" office:value="0.708676">
                <text:p>0.708676</text:p>
              </table:table-cell>
              <table:table-cell office:value-type="float" office:value="2.069876">
                <text:p>2.0698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41331">
                <text:p>1741331</text:p>
              </table:table-cell>
              <table:table-cell office:value-type="float" office:value="0.74363">
                <text:p>0.74363</text:p>
              </table:table-cell>
              <table:table-cell office:value-type="float" office:value="3.833569">
                <text:p>3.8335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2233">
                <text:p>662233</text:p>
              </table:table-cell>
              <table:table-cell office:value-type="float" office:value="0.554929">
                <text:p>0.554929</text:p>
              </table:table-cell>
              <table:table-cell office:value-type="float" office:value="1.875759">
                <text:p>1.8757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6791">
                <text:p>196791</text:p>
              </table:table-cell>
              <table:table-cell office:value-type="float" office:value="0.573287">
                <text:p>0.573287</text:p>
              </table:table-cell>
              <table:table-cell office:value-type="float" office:value="1.020492">
                <text:p>1.0204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1171">
                <text:p>281171</text:p>
              </table:table-cell>
              <table:table-cell office:value-type="float" office:value="0.491343">
                <text:p>0.491343</text:p>
              </table:table-cell>
              <table:table-cell office:value-type="float" office:value="1.134081">
                <text:p>1.134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78">
                <text:p>190278</text:p>
              </table:table-cell>
              <table:table-cell office:value-type="float" office:value="0.457854">
                <text:p>0.457854</text:p>
              </table:table-cell>
              <table:table-cell office:value-type="float" office:value="0.745812">
                <text:p>0.7458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800">
                <text:p>270800</text:p>
              </table:table-cell>
              <table:table-cell office:value-type="float" office:value="0.399544">
                <text:p>0.399544</text:p>
              </table:table-cell>
              <table:table-cell office:value-type="float" office:value="0.748454">
                <text:p>0.7484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7045">
                <text:p>397045</text:p>
              </table:table-cell>
              <table:table-cell office:value-type="float" office:value="0.372644">
                <text:p>0.372644</text:p>
              </table:table-cell>
              <table:table-cell office:value-type="float" office:value="1.021184">
                <text:p>1.021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234">
                <text:p>94234</text:p>
              </table:table-cell>
              <table:table-cell office:value-type="float" office:value="0.322315">
                <text:p>0.322315</text:p>
              </table:table-cell>
              <table:table-cell office:value-type="float" office:value="0.508428">
                <text:p>0.508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0202">
                <text:p>240202</text:p>
              </table:table-cell>
              <table:table-cell office:value-type="float" office:value="0.394713">
                <text:p>0.394713</text:p>
              </table:table-cell>
              <table:table-cell office:value-type="float" office:value="1.099111">
                <text:p>1.099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538">
                <text:p>291538</text:p>
              </table:table-cell>
              <table:table-cell office:value-type="float" office:value="0.443267">
                <text:p>0.443267</text:p>
              </table:table-cell>
              <table:table-cell office:value-type="float" office:value="0.843483">
                <text:p>0.843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9079">
                <text:p>109079</text:p>
              </table:table-cell>
              <table:table-cell office:value-type="float" office:value="0.260734">
                <text:p>0.260734</text:p>
              </table:table-cell>
              <table:table-cell office:value-type="float" office:value="0.605859">
                <text:p>0.6058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0245">
                <text:p>160245</text:p>
              </table:table-cell>
              <table:table-cell office:value-type="float" office:value="0.278248">
                <text:p>0.278248</text:p>
              </table:table-cell>
              <table:table-cell office:value-type="float" office:value="0.71109">
                <text:p>0.71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4176">
                <text:p>314176</text:p>
              </table:table-cell>
              <table:table-cell office:value-type="float" office:value="0.298145">
                <text:p>0.298145</text:p>
              </table:table-cell>
              <table:table-cell office:value-type="float" office:value="0.674826">
                <text:p>0.674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267">
                <text:p>49267</text:p>
              </table:table-cell>
              <table:table-cell office:value-type="float" office:value="0.228137">
                <text:p>0.228137</text:p>
              </table:table-cell>
              <table:table-cell office:value-type="float" office:value="0.31608">
                <text:p>0.31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6988">
                <text:p>476988</text:p>
              </table:table-cell>
              <table:table-cell office:value-type="float" office:value="0.229505">
                <text:p>0.229505</text:p>
              </table:table-cell>
              <table:table-cell office:value-type="float" office:value="0.550354">
                <text:p>0.5503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1748">
                <text:p>311748</text:p>
              </table:table-cell>
              <table:table-cell office:value-type="float" office:value="0.189298">
                <text:p>0.189298</text:p>
              </table:table-cell>
              <table:table-cell office:value-type="float" office:value="0.540201">
                <text:p>0.540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432">
                <text:p>132432</text:p>
              </table:table-cell>
              <table:table-cell office:value-type="float" office:value="0.311671">
                <text:p>0.311671</text:p>
              </table:table-cell>
              <table:table-cell office:value-type="float" office:value="0.724003">
                <text:p>0.724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4367">
                <text:p>344367</text:p>
              </table:table-cell>
              <table:table-cell office:value-type="float" office:value="0.239973">
                <text:p>0.239973</text:p>
              </table:table-cell>
              <table:table-cell office:value-type="float" office:value="0.57613">
                <text:p>0.57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362">
                <text:p>100362</text:p>
              </table:table-cell>
              <table:table-cell office:value-type="float" office:value="0.288055">
                <text:p>0.288055</text:p>
              </table:table-cell>
              <table:table-cell office:value-type="float" office:value="0.48279">
                <text:p>0.48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941">
                <text:p>120941</text:p>
              </table:table-cell>
              <table:table-cell office:value-type="float" office:value="0.286393">
                <text:p>0.286393</text:p>
              </table:table-cell>
              <table:table-cell office:value-type="float" office:value="0.428931">
                <text:p>0.428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527">
                <text:p>44527</text:p>
              </table:table-cell>
              <table:table-cell office:value-type="float" office:value="0.297753">
                <text:p>0.297753</text:p>
              </table:table-cell>
              <table:table-cell office:value-type="float" office:value="0.307371">
                <text:p>0.307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0698">
                <text:p>230698</text:p>
              </table:table-cell>
              <table:table-cell office:value-type="float" office:value="0.446626">
                <text:p>0.446626</text:p>
              </table:table-cell>
              <table:table-cell office:value-type="float" office:value="0.966836">
                <text:p>0.9668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5320">
                <text:p>95320</text:p>
              </table:table-cell>
              <table:table-cell office:value-type="float" office:value="0.351596">
                <text:p>0.351596</text:p>
              </table:table-cell>
              <table:table-cell office:value-type="float" office:value="0.626126">
                <text:p>0.626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949">
                <text:p>68949</text:p>
              </table:table-cell>
              <table:table-cell office:value-type="float" office:value="0.341209">
                <text:p>0.341209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666">
                <text:p>55666</text:p>
              </table:table-cell>
              <table:table-cell office:value-type="float" office:value="0.570924">
                <text:p>0.570924</text:p>
              </table:table-cell>
              <table:table-cell office:value-type="float" office:value="0.481673">
                <text:p>0.4816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422">
                <text:p>66422</text:p>
              </table:table-cell>
              <table:table-cell office:value-type="float" office:value="0.325015">
                <text:p>0.325015</text:p>
              </table:table-cell>
              <table:table-cell office:value-type="float" office:value="0.547406">
                <text:p>0.5474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109">
                <text:p>50109</text:p>
              </table:table-cell>
              <table:table-cell office:value-type="float" office:value="0.276863">
                <text:p>0.276863</text:p>
              </table:table-cell>
              <table:table-cell office:value-type="float" office:value="0.445433">
                <text:p>0.4454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193">
                <text:p>38193</text:p>
              </table:table-cell>
              <table:table-cell office:value-type="float" office:value="0.437279">
                <text:p>0.437279</text:p>
              </table:table-cell>
              <table:table-cell office:value-type="float" office:value="0.303377">
                <text:p>0.3033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4584">
                <text:p>444584</text:p>
              </table:table-cell>
              <table:table-cell office:value-type="float" office:value="0.22833">
                <text:p>0.22833</text:p>
              </table:table-cell>
              <table:table-cell office:value-type="float" office:value="0.399534">
                <text:p>0.399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385">
                <text:p>39385</text:p>
              </table:table-cell>
              <table:table-cell office:value-type="float" office:value="0.218184">
                <text:p>0.218184</text:p>
              </table:table-cell>
              <table:table-cell office:value-type="float" office:value="0.193253">
                <text:p>0.193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3532">
                <text:p>113532</text:p>
              </table:table-cell>
              <table:table-cell office:value-type="float" office:value="0.219851">
                <text:p>0.219851</text:p>
              </table:table-cell>
              <table:table-cell office:value-type="float" office:value="0.271318">
                <text:p>0.2713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476">
                <text:p>74476</text:p>
              </table:table-cell>
              <table:table-cell office:value-type="float" office:value="0.126035">
                <text:p>0.126035</text:p>
              </table:table-cell>
              <table:table-cell office:value-type="float" office:value="0.228514">
                <text:p>0.228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993">
                <text:p>37993</text:p>
              </table:table-cell>
              <table:table-cell office:value-type="float" office:value="0.190693">
                <text:p>0.190693</text:p>
              </table:table-cell>
              <table:table-cell office:value-type="float" office:value="0.129356">
                <text:p>0.1293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4376">
                <text:p>104376</text:p>
              </table:table-cell>
              <table:table-cell office:value-type="float" office:value="0.192506">
                <text:p>0.192506</text:p>
              </table:table-cell>
              <table:table-cell office:value-type="float" office:value="0.256025">
                <text:p>0.256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8852">
                <text:p>88852</text:p>
              </table:table-cell>
              <table:table-cell office:value-type="float" office:value="0.172612">
                <text:p>0.172612</text:p>
              </table:table-cell>
              <table:table-cell office:value-type="float" office:value="0.285715">
                <text:p>0.285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497">
                <text:p>89497</text:p>
              </table:table-cell>
              <table:table-cell office:value-type="float" office:value="0.173365">
                <text:p>0.173365</text:p>
              </table:table-cell>
              <table:table-cell office:value-type="float" office:value="0.240536">
                <text:p>0.2405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471">
                <text:p>84471</text:p>
              </table:table-cell>
              <table:table-cell office:value-type="float" office:value="0.219088">
                <text:p>0.219088</text:p>
              </table:table-cell>
              <table:table-cell office:value-type="float" office:value="0.260648">
                <text:p>0.2606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594">
                <text:p>137594</text:p>
              </table:table-cell>
              <table:table-cell office:value-type="float" office:value="0.130878">
                <text:p>0.130878</text:p>
              </table:table-cell>
              <table:table-cell office:value-type="float" office:value="0.257475">
                <text:p>0.257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594">
                <text:p>26594</text:p>
              </table:table-cell>
              <table:table-cell office:value-type="float" office:value="0.13393">
                <text:p>0.13393</text:p>
              </table:table-cell>
              <table:table-cell office:value-type="float" office:value="0.11422">
                <text:p>0.114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6434">
                <text:p>196434</text:p>
              </table:table-cell>
              <table:table-cell office:value-type="float" office:value="0.187128">
                <text:p>0.187128</text:p>
              </table:table-cell>
              <table:table-cell office:value-type="float" office:value="0.290675">
                <text:p>0.290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522">
                <text:p>105522</text:p>
              </table:table-cell>
              <table:table-cell office:value-type="float" office:value="0.137504">
                <text:p>0.137504</text:p>
              </table:table-cell>
              <table:table-cell office:value-type="float" office:value="0.201566">
                <text:p>0.201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6247">
                <text:p>136247</text:p>
              </table:table-cell>
              <table:table-cell office:value-type="float" office:value="0.139187">
                <text:p>0.139187</text:p>
              </table:table-cell>
              <table:table-cell office:value-type="float" office:value="0.262931">
                <text:p>0.262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2871">
                <text:p>142871</text:p>
              </table:table-cell>
              <table:table-cell office:value-type="float" office:value="0.123394">
                <text:p>0.123394</text:p>
              </table:table-cell>
              <table:table-cell office:value-type="float" office:value="0.236103">
                <text:p>0.236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735">
                <text:p>61735</text:p>
              </table:table-cell>
              <table:table-cell office:value-type="float" office:value="0.105316">
                <text:p>0.105316</text:p>
              </table:table-cell>
              <table:table-cell office:value-type="float" office:value="0.130477">
                <text:p>0.1304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037">
                <text:p>99037</text:p>
              </table:table-cell>
              <table:table-cell office:value-type="float" office:value="0.106354">
                <text:p>0.106354</text:p>
              </table:table-cell>
              <table:table-cell office:value-type="float" office:value="0.133566">
                <text:p>0.1335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6046">
                <text:p>136046</text:p>
              </table:table-cell>
              <table:table-cell office:value-type="float" office:value="0.112962">
                <text:p>0.112962</text:p>
              </table:table-cell>
              <table:table-cell office:value-type="float" office:value="0.183043">
                <text:p>0.183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5194">
                <text:p>55194</text:p>
              </table:table-cell>
              <table:table-cell office:value-type="float" office:value="0.097334">
                <text:p>0.097334</text:p>
              </table:table-cell>
              <table:table-cell office:value-type="float" office:value="0.111788">
                <text:p>0.1117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7229">
                <text:p>127229</text:p>
              </table:table-cell>
              <table:table-cell office:value-type="float" office:value="0.078152">
                <text:p>0.078152</text:p>
              </table:table-cell>
              <table:table-cell office:value-type="float" office:value="0.101524">
                <text:p>0.1015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966">
                <text:p>78966</text:p>
              </table:table-cell>
              <table:table-cell office:value-type="float" office:value="0.062305">
                <text:p>0.062305</text:p>
              </table:table-cell>
              <table:table-cell office:value-type="float" office:value="0.079872">
                <text:p>0.0798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649">
                <text:p>46649</text:p>
              </table:table-cell>
              <table:table-cell office:value-type="float" office:value="0.056134">
                <text:p>0.056134</text:p>
              </table:table-cell>
              <table:table-cell office:value-type="float" office:value="0.05166">
                <text:p>0.051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1632">
                <text:p>121632</text:p>
              </table:table-cell>
              <table:table-cell office:value-type="float" office:value="0.031396">
                <text:p>0.031396</text:p>
              </table:table-cell>
              <table:table-cell office:value-type="float" office:value="0.341674">
                <text:p>0.3416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622">
                <text:p>90622</text:p>
              </table:table-cell>
              <table:table-cell office:value-type="float" office:value="0.023048">
                <text:p>0.023048</text:p>
              </table:table-cell>
              <table:table-cell office:value-type="float" office:value="0.28798">
                <text:p>0.28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917">
                <text:p>60917</text:p>
              </table:table-cell>
              <table:table-cell office:value-type="float" office:value="0.026304">
                <text:p>0.026304</text:p>
              </table:table-cell>
              <table:table-cell office:value-type="float" office:value="0.007984">
                <text:p>0.0079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267">
                <text:p>41267</text:p>
              </table:table-cell>
              <table:table-cell office:value-type="float" office:value="0.016472">
                <text:p>0.016472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4977">
                <text:p>114977</text:p>
              </table:table-cell>
              <table:table-cell office:value-type="float" office:value="0.01936">
                <text:p>0.01936</text:p>
              </table:table-cell>
              <table:table-cell office:value-type="float" office:value="0.011435">
                <text:p>0.0114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817">
                <text:p>109817</text:p>
              </table:table-cell>
              <table:table-cell office:value-type="float" office:value="0.020925">
                <text:p>0.02092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051">
                <text:p>42051</text:p>
              </table:table-cell>
              <table:table-cell office:value-type="float" office:value="0.017444">
                <text:p>0.0174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075">
                <text:p>21075</text:p>
              </table:table-cell>
              <table:table-cell office:value-type="float" office:value="0.012177">
                <text:p>0.012177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33">
                <text:p>15633</text:p>
              </table:table-cell>
              <table:table-cell office:value-type="float" office:value="0.012167">
                <text:p>0.012167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650">
                <text:p>29650</text:p>
              </table:table-cell>
              <table:table-cell office:value-type="float" office:value="0.022344">
                <text:p>0.022344</text:p>
              </table:table-cell>
              <table:table-cell office:value-type="float" office:value="0.294975">
                <text:p>0.294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329">
                <text:p>64329</text:p>
              </table:table-cell>
              <table:table-cell office:value-type="float" office:value="0.01615">
                <text:p>0.01615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816">
                <text:p>61816</text:p>
              </table:table-cell>
              <table:table-cell office:value-type="float" office:value="0.013976">
                <text:p>0.013976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306">
                <text:p>44306</text:p>
              </table:table-cell>
              <table:table-cell office:value-type="float" office:value="0.013916">
                <text:p>0.013916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141">
                <text:p>73141</text:p>
              </table:table-cell>
              <table:table-cell office:value-type="float" office:value="0.015607">
                <text:p>0.015607</text:p>
              </table:table-cell>
              <table:table-cell office:value-type="float" office:value="0.003974">
                <text:p>0.003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554">
                <text:p>45554</text:p>
              </table:table-cell>
              <table:table-cell office:value-type="float" office:value="0.013656">
                <text:p>0.013656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557">
                <text:p>65557</text:p>
              </table:table-cell>
              <table:table-cell office:value-type="float" office:value="0.015267">
                <text:p>0.015267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765">
                <text:p>45765</text:p>
              </table:table-cell>
              <table:table-cell office:value-type="float" office:value="0.013496">
                <text:p>0.013496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252">
                <text:p>25252</text:p>
              </table:table-cell>
              <table:table-cell office:value-type="float" office:value="0.012514">
                <text:p>0.012514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676">
                <text:p>42676</text:p>
              </table:table-cell>
              <table:table-cell office:value-type="float" office:value="0.012884">
                <text:p>0.012884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528">
                <text:p>89528</text:p>
              </table:table-cell>
              <table:table-cell office:value-type="float" office:value="0.013931">
                <text:p>0.013931</text:p>
              </table:table-cell>
              <table:table-cell office:value-type="float" office:value="0.005756">
                <text:p>0.00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4865">
                <text:p>54865</text:p>
              </table:table-cell>
              <table:table-cell office:value-type="float" office:value="0.016928">
                <text:p>0.016928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794">
                <text:p>14794</text:p>
              </table:table-cell>
              <table:table-cell office:value-type="float" office:value="0.023184">
                <text:p>0.023184</text:p>
              </table:table-cell>
              <table:table-cell office:value-type="float" office:value="0.547509">
                <text:p>0.5475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242">
                <text:p>52242</text:p>
              </table:table-cell>
              <table:table-cell office:value-type="float" office:value="0.019205">
                <text:p>0.019205</text:p>
              </table:table-cell>
              <table:table-cell office:value-type="float" office:value="0.253376">
                <text:p>0.253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776">
                <text:p>65776</text:p>
              </table:table-cell>
              <table:table-cell office:value-type="float" office:value="0.0266">
                <text:p>0.0266</text:p>
              </table:table-cell>
              <table:table-cell office:value-type="float" office:value="0.65112">
                <text:p>0.65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1718">
                <text:p>71718</text:p>
              </table:table-cell>
              <table:table-cell office:value-type="float" office:value="0.014625">
                <text:p>0.014625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604">
                <text:p>51604</text:p>
              </table:table-cell>
              <table:table-cell office:value-type="float" office:value="0.013944">
                <text:p>0.013944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4442">
                <text:p>84442</text:p>
              </table:table-cell>
              <table:table-cell office:value-type="float" office:value="0.016245">
                <text:p>0.016245</text:p>
              </table:table-cell>
              <table:table-cell office:value-type="float" office:value="0.004517">
                <text:p>0.0045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487">
                <text:p>64487</text:p>
              </table:table-cell>
              <table:table-cell office:value-type="float" office:value="0.022619">
                <text:p>0.022619</text:p>
              </table:table-cell>
              <table:table-cell office:value-type="float" office:value="0.425682">
                <text:p>0.4256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852">
                <text:p>33852</text:p>
              </table:table-cell>
              <table:table-cell office:value-type="float" office:value="0.013324">
                <text:p>0.013324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977">
                <text:p>76977</text:p>
              </table:table-cell>
              <table:table-cell office:value-type="float" office:value="0.031616">
                <text:p>0.031616</text:p>
              </table:table-cell>
              <table:table-cell office:value-type="float" office:value="0.430227">
                <text:p>0.4302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158">
                <text:p>38158</text:p>
              </table:table-cell>
              <table:table-cell office:value-type="float" office:value="0.013589">
                <text:p>0.013589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6657">
                <text:p>76657</text:p>
              </table:table-cell>
              <table:table-cell office:value-type="float" office:value="0.015432">
                <text:p>0.015432</text:p>
              </table:table-cell>
              <table:table-cell office:value-type="float" office:value="0.003058">
                <text:p>0.0030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0173">
                <text:p>240173</text:p>
              </table:table-cell>
              <table:table-cell office:value-type="float" office:value="0.0632">
                <text:p>0.0632</text:p>
              </table:table-cell>
              <table:table-cell office:value-type="float" office:value="0.429276">
                <text:p>0.4292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4632">
                <text:p>274632</text:p>
              </table:table-cell>
              <table:table-cell office:value-type="float" office:value="0.060412">
                <text:p>0.060412</text:p>
              </table:table-cell>
              <table:table-cell office:value-type="float" office:value="0.03889">
                <text:p>0.03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5416">
                <text:p>475416</text:p>
              </table:table-cell>
              <table:table-cell office:value-type="float" office:value="0.076639">
                <text:p>0.076639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988">
                <text:p>335988</text:p>
              </table:table-cell>
              <table:table-cell office:value-type="float" office:value="0.048788">
                <text:p>0.048788</text:p>
              </table:table-cell>
              <table:table-cell office:value-type="float" office:value="0.082179">
                <text:p>0.0821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1324">
                <text:p>231324</text:p>
              </table:table-cell>
              <table:table-cell office:value-type="float" office:value="0.05942">
                <text:p>0.05942</text:p>
              </table:table-cell>
              <table:table-cell office:value-type="float" office:value="0.079788">
                <text:p>0.079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6191">
                <text:p>126191</text:p>
              </table:table-cell>
              <table:table-cell office:value-type="float" office:value="0.022103">
                <text:p>0.022103</text:p>
              </table:table-cell>
              <table:table-cell office:value-type="float" office:value="0.011341">
                <text:p>0.0113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2352">
                <text:p>172352</text:p>
              </table:table-cell>
              <table:table-cell office:value-type="float" office:value="0.023418">
                <text:p>0.023418</text:p>
              </table:table-cell>
              <table:table-cell office:value-type="float" office:value="0.01936">
                <text:p>0.019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242">
                <text:p>57242</text:p>
              </table:table-cell>
              <table:table-cell office:value-type="float" office:value="0.021587">
                <text:p>0.021587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9565">
                <text:p>129565</text:p>
              </table:table-cell>
              <table:table-cell office:value-type="float" office:value="0.03316">
                <text:p>0.03316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7887">
                <text:p>117887</text:p>
              </table:table-cell>
              <table:table-cell office:value-type="float" office:value="0.019766">
                <text:p>0.019766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655">
                <text:p>66655</text:p>
              </table:table-cell>
              <table:table-cell office:value-type="float" office:value="0.01646">
                <text:p>0.01646</text:p>
              </table:table-cell>
              <table:table-cell office:value-type="float" office:value="0.006264">
                <text:p>0.0062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371">
                <text:p>33371</text:p>
              </table:table-cell>
              <table:table-cell office:value-type="float" office:value="0.013248">
                <text:p>0.013248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051">
                <text:p>14051</text:p>
              </table:table-cell>
              <table:table-cell office:value-type="float" office:value="0.012912">
                <text:p>0.012912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33">
                <text:p>16533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659">
                <text:p>32659</text:p>
              </table:table-cell>
              <table:table-cell office:value-type="float" office:value="0.014795">
                <text:p>0.014795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960">
                <text:p>85960</text:p>
              </table:table-cell>
              <table:table-cell office:value-type="float" office:value="0.014589">
                <text:p>0.014589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049">
                <text:p>95049</text:p>
              </table:table-cell>
              <table:table-cell office:value-type="float" office:value="0.016244">
                <text:p>0.016244</text:p>
              </table:table-cell>
              <table:table-cell office:value-type="float" office:value="0.005145">
                <text:p>0.0051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339">
                <text:p>24339</text:p>
              </table:table-cell>
              <table:table-cell office:value-type="float" office:value="0.012823">
                <text:p>0.012823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936">
                <text:p>58936</text:p>
              </table:table-cell>
              <table:table-cell office:value-type="float" office:value="0.014058">
                <text:p>0.014058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7800">
                <text:p>117800</text:p>
              </table:table-cell>
              <table:table-cell office:value-type="float" office:value="0.016196">
                <text:p>0.016196</text:p>
              </table:table-cell>
              <table:table-cell office:value-type="float" office:value="0.007326">
                <text:p>0.0073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913">
                <text:p>52913</text:p>
              </table:table-cell>
              <table:table-cell office:value-type="float" office:value="0.013741">
                <text:p>0.013741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447">
                <text:p>17447</text:p>
              </table:table-cell>
              <table:table-cell office:value-type="float" office:value="0.012226">
                <text:p>0.012226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389">
                <text:p>39389</text:p>
              </table:table-cell>
              <table:table-cell office:value-type="float" office:value="0.013445">
                <text:p>0.013445</text:p>
              </table:table-cell>
              <table:table-cell office:value-type="float" office:value="0.001683">
                <text:p>0.001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640">
                <text:p>101640</text:p>
              </table:table-cell>
              <table:table-cell office:value-type="float" office:value="0.019939">
                <text:p>0.019939</text:p>
              </table:table-cell>
              <table:table-cell office:value-type="float" office:value="0.006349">
                <text:p>0.006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099">
                <text:p>44099</text:p>
              </table:table-cell>
              <table:table-cell office:value-type="float" office:value="0.014072">
                <text:p>0.014072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829">
                <text:p>23829</text:p>
              </table:table-cell>
              <table:table-cell office:value-type="float" office:value="0.014541">
                <text:p>0.014541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469">
                <text:p>65469</text:p>
              </table:table-cell>
              <table:table-cell office:value-type="float" office:value="0.021736">
                <text:p>0.021736</text:p>
              </table:table-cell>
              <table:table-cell office:value-type="float" office:value="0.002515">
                <text:p>0.0025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117">
                <text:p>50117</text:p>
              </table:table-cell>
              <table:table-cell office:value-type="float" office:value="0.02038">
                <text:p>0.02038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840">
                <text:p>53840</text:p>
              </table:table-cell>
              <table:table-cell office:value-type="float" office:value="0.025162">
                <text:p>0.025162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4590">
                <text:p>254590</text:p>
              </table:table-cell>
              <table:table-cell office:value-type="float" office:value="0.030072">
                <text:p>0.030072</text:p>
              </table:table-cell>
              <table:table-cell office:value-type="float" office:value="0.019099">
                <text:p>0.019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9693">
                <text:p>349693</text:p>
              </table:table-cell>
              <table:table-cell office:value-type="float" office:value="0.042987">
                <text:p>0.042987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0677">
                <text:p>170677</text:p>
              </table:table-cell>
              <table:table-cell office:value-type="float" office:value="0.038407">
                <text:p>0.038407</text:p>
              </table:table-cell>
              <table:table-cell office:value-type="float" office:value="0.029084">
                <text:p>0.0290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8850">
                <text:p>148850</text:p>
              </table:table-cell>
              <table:table-cell office:value-type="float" office:value="0.029758">
                <text:p>0.029758</text:p>
              </table:table-cell>
              <table:table-cell office:value-type="float" office:value="0.009788">
                <text:p>0.009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8573">
                <text:p>128573</text:p>
              </table:table-cell>
              <table:table-cell office:value-type="float" office:value="0.02684">
                <text:p>0.02684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373">
                <text:p>87373</text:p>
              </table:table-cell>
              <table:table-cell office:value-type="float" office:value="0.021204">
                <text:p>0.021204</text:p>
              </table:table-cell>
              <table:table-cell office:value-type="float" office:value="0.00959">
                <text:p>0.009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203">
                <text:p>77203</text:p>
              </table:table-cell>
              <table:table-cell office:value-type="float" office:value="0.021506">
                <text:p>0.021506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5838">
                <text:p>105838</text:p>
              </table:table-cell>
              <table:table-cell office:value-type="float" office:value="0.021831">
                <text:p>0.021831</text:p>
              </table:table-cell>
              <table:table-cell office:value-type="float" office:value="0.010046">
                <text:p>0.0100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696">
                <text:p>171696</text:p>
              </table:table-cell>
              <table:table-cell office:value-type="float" office:value="0.035658">
                <text:p>0.035658</text:p>
              </table:table-cell>
              <table:table-cell office:value-type="float" office:value="0.018484">
                <text:p>0.0184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4237">
                <text:p>164237</text:p>
              </table:table-cell>
              <table:table-cell office:value-type="float" office:value="0.025909">
                <text:p>0.025909</text:p>
              </table:table-cell>
              <table:table-cell office:value-type="float" office:value="0.011491">
                <text:p>0.011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4671">
                <text:p>234671</text:p>
              </table:table-cell>
              <table:table-cell office:value-type="float" office:value="0.029385">
                <text:p>0.029385</text:p>
              </table:table-cell>
              <table:table-cell office:value-type="float" office:value="0.027208">
                <text:p>0.027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705">
                <text:p>70705</text:p>
              </table:table-cell>
              <table:table-cell office:value-type="float" office:value="0.019332">
                <text:p>0.019332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261">
                <text:p>85261</text:p>
              </table:table-cell>
              <table:table-cell office:value-type="float" office:value="0.020496">
                <text:p>0.020496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768">
                <text:p>56768</text:p>
              </table:table-cell>
              <table:table-cell office:value-type="float" office:value="0.026124">
                <text:p>0.026124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477">
                <text:p>106477</text:p>
              </table:table-cell>
              <table:table-cell office:value-type="float" office:value="0.022732">
                <text:p>0.022732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796">
                <text:p>100796</text:p>
              </table:table-cell>
              <table:table-cell office:value-type="float" office:value="0.025474">
                <text:p>0.025474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869">
                <text:p>81869</text:p>
              </table:table-cell>
              <table:table-cell office:value-type="float" office:value="0.025088">
                <text:p>0.025088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4116">
                <text:p>74116</text:p>
              </table:table-cell>
              <table:table-cell office:value-type="float" office:value="0.021461">
                <text:p>0.021461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3718">
                <text:p>123718</text:p>
              </table:table-cell>
              <table:table-cell office:value-type="float" office:value="0.029991">
                <text:p>0.029991</text:p>
              </table:table-cell>
              <table:table-cell office:value-type="float" office:value="0.011118">
                <text:p>0.0111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233">
                <text:p>28233</text:p>
              </table:table-cell>
              <table:table-cell office:value-type="float" office:value="0.01765">
                <text:p>0.01765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960">
                <text:p>24960</text:p>
              </table:table-cell>
              <table:table-cell office:value-type="float" office:value="0.022042">
                <text:p>0.022042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758">
                <text:p>20758</text:p>
              </table:table-cell>
              <table:table-cell office:value-type="float" office:value="0.022971">
                <text:p>0.022971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511">
                <text:p>43511</text:p>
              </table:table-cell>
              <table:table-cell office:value-type="float" office:value="0.019686">
                <text:p>0.019686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95">
                <text:p>76695</text:p>
              </table:table-cell>
              <table:table-cell office:value-type="float" office:value="0.027279">
                <text:p>0.027279</text:p>
              </table:table-cell>
              <table:table-cell office:value-type="float" office:value="0.005302">
                <text:p>0.005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29">
                <text:p>167529</text:p>
              </table:table-cell>
              <table:table-cell office:value-type="float" office:value="0.037629">
                <text:p>0.037629</text:p>
              </table:table-cell>
              <table:table-cell office:value-type="float" office:value="0.025953">
                <text:p>0.0259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680">
                <text:p>58680</text:p>
              </table:table-cell>
              <table:table-cell office:value-type="float" office:value="0.025873">
                <text:p>0.025873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548">
                <text:p>155548</text:p>
              </table:table-cell>
              <table:table-cell office:value-type="float" office:value="0.023576">
                <text:p>0.023576</text:p>
              </table:table-cell>
              <table:table-cell office:value-type="float" office:value="0.014997">
                <text:p>0.0149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1126">
                <text:p>271126</text:p>
              </table:table-cell>
              <table:table-cell office:value-type="float" office:value="0.043273">
                <text:p>0.043273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0140">
                <text:p>610140</text:p>
              </table:table-cell>
              <table:table-cell office:value-type="float" office:value="0.041706">
                <text:p>0.041706</text:p>
              </table:table-cell>
              <table:table-cell office:value-type="float" office:value="0.628826">
                <text:p>0.6288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49867">
                <text:p>2549867</text:p>
              </table:table-cell>
              <table:table-cell office:value-type="float" office:value="0.341327">
                <text:p>0.341327</text:p>
              </table:table-cell>
              <table:table-cell office:value-type="float" office:value="5.68485">
                <text:p>5.684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5393">
                <text:p>755393</text:p>
              </table:table-cell>
              <table:table-cell office:value-type="float" office:value="0.247719">
                <text:p>0.247719</text:p>
              </table:table-cell>
              <table:table-cell office:value-type="float" office:value="1.720582">
                <text:p>1.7205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62292">
                <text:p>762292</text:p>
              </table:table-cell>
              <table:table-cell office:value-type="float" office:value="0.297311">
                <text:p>0.297311</text:p>
              </table:table-cell>
              <table:table-cell office:value-type="float" office:value="2.402132">
                <text:p>2.402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9306">
                <text:p>639306</text:p>
              </table:table-cell>
              <table:table-cell office:value-type="float" office:value="0.284096">
                <text:p>0.284096</text:p>
              </table:table-cell>
              <table:table-cell office:value-type="float" office:value="2.038727">
                <text:p>2.0387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53938">
                <text:p>1453938</text:p>
              </table:table-cell>
              <table:table-cell office:value-type="float" office:value="0.66891">
                <text:p>0.66891</text:p>
              </table:table-cell>
              <table:table-cell office:value-type="float" office:value="4.03523">
                <text:p>4.03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32027">
                <text:p>2632027</text:p>
              </table:table-cell>
              <table:table-cell office:value-type="float" office:value="1.6624">
                <text:p>1.6624</text:p>
              </table:table-cell>
              <table:table-cell office:value-type="float" office:value="7.40009">
                <text:p>7.400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6575">
                <text:p>1756575</text:p>
              </table:table-cell>
              <table:table-cell office:value-type="float" office:value="1.215941">
                <text:p>1.215941</text:p>
              </table:table-cell>
              <table:table-cell office:value-type="float" office:value="5.685811">
                <text:p>5.6858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73194">
                <text:p>2073194</text:p>
              </table:table-cell>
              <table:table-cell office:value-type="float" office:value="1.621102">
                <text:p>1.621102</text:p>
              </table:table-cell>
              <table:table-cell office:value-type="float" office:value="5.730674">
                <text:p>5.7306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30350">
                <text:p>1630350</text:p>
              </table:table-cell>
              <table:table-cell office:value-type="float" office:value="1.300543">
                <text:p>1.300543</text:p>
              </table:table-cell>
              <table:table-cell office:value-type="float" office:value="5.10073">
                <text:p>5.10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11216">
                <text:p>1611216</text:p>
              </table:table-cell>
              <table:table-cell office:value-type="float" office:value="1.498937">
                <text:p>1.498937</text:p>
              </table:table-cell>
              <table:table-cell office:value-type="float" office:value="5.097618">
                <text:p>5.0976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2368">
                <text:p>632368</text:p>
              </table:table-cell>
              <table:table-cell office:value-type="float" office:value="1.126403">
                <text:p>1.126403</text:p>
              </table:table-cell>
              <table:table-cell office:value-type="float" office:value="2.372337">
                <text:p>2.372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08433">
                <text:p>1408433</text:p>
              </table:table-cell>
              <table:table-cell office:value-type="float" office:value="1.437182">
                <text:p>1.437182</text:p>
              </table:table-cell>
              <table:table-cell office:value-type="float" office:value="4.614295">
                <text:p>4.6142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9731">
                <text:p>819731</text:p>
              </table:table-cell>
              <table:table-cell office:value-type="float" office:value="1.047126">
                <text:p>1.047126</text:p>
              </table:table-cell>
              <table:table-cell office:value-type="float" office:value="2.525167">
                <text:p>2.5251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9543">
                <text:p>199543</text:p>
              </table:table-cell>
              <table:table-cell office:value-type="float" office:value="0.780227">
                <text:p>0.780227</text:p>
              </table:table-cell>
              <table:table-cell office:value-type="float" office:value="1.197811">
                <text:p>1.1978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7008">
                <text:p>207008</text:p>
              </table:table-cell>
              <table:table-cell office:value-type="float" office:value="0.681484">
                <text:p>0.681484</text:p>
              </table:table-cell>
              <table:table-cell office:value-type="float" office:value="1.418496">
                <text:p>1.4184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02078">
                <text:p>1202078</text:p>
              </table:table-cell>
              <table:table-cell office:value-type="float" office:value="0.908065">
                <text:p>0.908065</text:p>
              </table:table-cell>
              <table:table-cell office:value-type="float" office:value="3.413653">
                <text:p>3.4136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9413">
                <text:p>399413</text:p>
              </table:table-cell>
              <table:table-cell office:value-type="float" office:value="0.478329">
                <text:p>0.478329</text:p>
              </table:table-cell>
              <table:table-cell office:value-type="float" office:value="1.689279">
                <text:p>1.6892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9872">
                <text:p>559872</text:p>
              </table:table-cell>
              <table:table-cell office:value-type="float" office:value="0.425682">
                <text:p>0.425682</text:p>
              </table:table-cell>
              <table:table-cell office:value-type="float" office:value="1.728498">
                <text:p>1.7284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2738">
                <text:p>282738</text:p>
              </table:table-cell>
              <table:table-cell office:value-type="float" office:value="0.549659">
                <text:p>0.549659</text:p>
              </table:table-cell>
              <table:table-cell office:value-type="float" office:value="1.229366">
                <text:p>1.2293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3413">
                <text:p>193413</text:p>
              </table:table-cell>
              <table:table-cell office:value-type="float" office:value="0.549276">
                <text:p>0.549276</text:p>
              </table:table-cell>
              <table:table-cell office:value-type="float" office:value="1.147238">
                <text:p>1.1472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5897">
                <text:p>225897</text:p>
              </table:table-cell>
              <table:table-cell office:value-type="float" office:value="0.588996">
                <text:p>0.588996</text:p>
              </table:table-cell>
              <table:table-cell office:value-type="float" office:value="1.297943">
                <text:p>1.2979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0026">
                <text:p>190026</text:p>
              </table:table-cell>
              <table:table-cell office:value-type="float" office:value="0.442634">
                <text:p>0.442634</text:p>
              </table:table-cell>
              <table:table-cell office:value-type="float" office:value="0.801892">
                <text:p>0.8018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227">
                <text:p>164227</text:p>
              </table:table-cell>
              <table:table-cell office:value-type="float" office:value="0.723141">
                <text:p>0.723141</text:p>
              </table:table-cell>
              <table:table-cell office:value-type="float" office:value="1.285786">
                <text:p>1.2857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9290">
                <text:p>139290</text:p>
              </table:table-cell>
              <table:table-cell office:value-type="float" office:value="0.771935">
                <text:p>0.771935</text:p>
              </table:table-cell>
              <table:table-cell office:value-type="float" office:value="1.027555">
                <text:p>1.027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2068">
                <text:p>152068</text:p>
              </table:table-cell>
              <table:table-cell office:value-type="float" office:value="0.604946">
                <text:p>0.604946</text:p>
              </table:table-cell>
              <table:table-cell office:value-type="float" office:value="1.502486">
                <text:p>1.5024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2952">
                <text:p>112952</text:p>
              </table:table-cell>
              <table:table-cell office:value-type="float" office:value="0.437626">
                <text:p>0.437626</text:p>
              </table:table-cell>
              <table:table-cell office:value-type="float" office:value="0.933167">
                <text:p>0.9331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9396">
                <text:p>129396</text:p>
              </table:table-cell>
              <table:table-cell office:value-type="float" office:value="0.661813">
                <text:p>0.661813</text:p>
              </table:table-cell>
              <table:table-cell office:value-type="float" office:value="1.564437">
                <text:p>1.5644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7140">
                <text:p>247140</text:p>
              </table:table-cell>
              <table:table-cell office:value-type="float" office:value="1.050714">
                <text:p>1.050714</text:p>
              </table:table-cell>
              <table:table-cell office:value-type="float" office:value="1.732775">
                <text:p>1.732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1102">
                <text:p>191102</text:p>
              </table:table-cell>
              <table:table-cell office:value-type="float" office:value="0.966469">
                <text:p>0.966469</text:p>
              </table:table-cell>
              <table:table-cell office:value-type="float" office:value="1.721911">
                <text:p>1.7219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1785">
                <text:p>141785</text:p>
              </table:table-cell>
              <table:table-cell office:value-type="float" office:value="0.547741">
                <text:p>0.547741</text:p>
              </table:table-cell>
              <table:table-cell office:value-type="float" office:value="1.129725">
                <text:p>1.129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20238">
                <text:p>320238</text:p>
              </table:table-cell>
              <table:table-cell office:value-type="float" office:value="0.905924">
                <text:p>0.905924</text:p>
              </table:table-cell>
              <table:table-cell office:value-type="float" office:value="1.79877">
                <text:p>1.798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9414">
                <text:p>239414</text:p>
              </table:table-cell>
              <table:table-cell office:value-type="float" office:value="1.175717">
                <text:p>1.175717</text:p>
              </table:table-cell>
              <table:table-cell office:value-type="float" office:value="1.371798">
                <text:p>1.3717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71478">
                <text:p>371478</text:p>
              </table:table-cell>
              <table:table-cell office:value-type="float" office:value="2.252696">
                <text:p>2.252696</text:p>
              </table:table-cell>
              <table:table-cell office:value-type="float" office:value="1.479301">
                <text:p>1.4793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5630">
                <text:p>185630</text:p>
              </table:table-cell>
              <table:table-cell office:value-type="float" office:value="6.676212">
                <text:p>6.676212</text:p>
              </table:table-cell>
              <table:table-cell office:value-type="float" office:value="0.957128">
                <text:p>0.957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8162">
                <text:p>288162</text:p>
              </table:table-cell>
              <table:table-cell office:value-type="float" office:value="6.891017">
                <text:p>6.891017</text:p>
              </table:table-cell>
              <table:table-cell office:value-type="float" office:value="0.713589">
                <text:p>0.7135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1430">
                <text:p>191430</text:p>
              </table:table-cell>
              <table:table-cell office:value-type="float" office:value="7.068281">
                <text:p>7.068281</text:p>
              </table:table-cell>
              <table:table-cell office:value-type="float" office:value="0.668355">
                <text:p>0.6683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383">
                <text:p>87383</text:p>
              </table:table-cell>
              <table:table-cell office:value-type="float" office:value="5.999282">
                <text:p>5.999282</text:p>
              </table:table-cell>
              <table:table-cell office:value-type="float" office:value="0.520757">
                <text:p>0.5207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2423">
                <text:p>242423</text:p>
              </table:table-cell>
              <table:table-cell office:value-type="float" office:value="6.879626">
                <text:p>6.879626</text:p>
              </table:table-cell>
              <table:table-cell office:value-type="float" office:value="0.73769">
                <text:p>0.737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177">
                <text:p>100177</text:p>
              </table:table-cell>
              <table:table-cell office:value-type="float" office:value="6.898735">
                <text:p>6.898735</text:p>
              </table:table-cell>
              <table:table-cell office:value-type="float" office:value="0.49029">
                <text:p>0.490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4878">
                <text:p>174878</text:p>
              </table:table-cell>
              <table:table-cell office:value-type="float" office:value="6.457173">
                <text:p>6.457173</text:p>
              </table:table-cell>
              <table:table-cell office:value-type="float" office:value="0.856943">
                <text:p>0.8569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0679">
                <text:p>160679</text:p>
              </table:table-cell>
              <table:table-cell office:value-type="float" office:value="6.806231">
                <text:p>6.806231</text:p>
              </table:table-cell>
              <table:table-cell office:value-type="float" office:value="0.833799">
                <text:p>0.8337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9491">
                <text:p>339491</text:p>
              </table:table-cell>
              <table:table-cell office:value-type="float" office:value="5.511185">
                <text:p>5.511185</text:p>
              </table:table-cell>
              <table:table-cell office:value-type="float" office:value="0.675951">
                <text:p>0.675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3811">
                <text:p>183811</text:p>
              </table:table-cell>
              <table:table-cell office:value-type="float" office:value="7.064218">
                <text:p>7.064218</text:p>
              </table:table-cell>
              <table:table-cell office:value-type="float" office:value="0.732248">
                <text:p>0.7322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314">
                <text:p>129314</text:p>
              </table:table-cell>
              <table:table-cell office:value-type="float" office:value="7.097069">
                <text:p>7.097069</text:p>
              </table:table-cell>
              <table:table-cell office:value-type="float" office:value="0.745571">
                <text:p>0.7455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090">
                <text:p>100090</text:p>
              </table:table-cell>
              <table:table-cell office:value-type="float" office:value="5.814974">
                <text:p>5.814974</text:p>
              </table:table-cell>
              <table:table-cell office:value-type="float" office:value="0.40669">
                <text:p>0.406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5381">
                <text:p>95381</text:p>
              </table:table-cell>
              <table:table-cell office:value-type="float" office:value="6.054863">
                <text:p>6.054863</text:p>
              </table:table-cell>
              <table:table-cell office:value-type="float" office:value="0.371265">
                <text:p>0.3712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6684">
                <text:p>276684</text:p>
              </table:table-cell>
              <table:table-cell office:value-type="float" office:value="7.266391">
                <text:p>7.266391</text:p>
              </table:table-cell>
              <table:table-cell office:value-type="float" office:value="0.740921">
                <text:p>0.7409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8006">
                <text:p>128006</text:p>
              </table:table-cell>
              <table:table-cell office:value-type="float" office:value="6.701806">
                <text:p>6.701806</text:p>
              </table:table-cell>
              <table:table-cell office:value-type="float" office:value="0.364672">
                <text:p>0.364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804">
                <text:p>54804</text:p>
              </table:table-cell>
              <table:table-cell office:value-type="float" office:value="5.643098">
                <text:p>5.643098</text:p>
              </table:table-cell>
              <table:table-cell office:value-type="float" office:value="0.213421">
                <text:p>0.2134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5526">
                <text:p>135526</text:p>
              </table:table-cell>
              <table:table-cell office:value-type="float" office:value="6.927644">
                <text:p>6.927644</text:p>
              </table:table-cell>
              <table:table-cell office:value-type="float" office:value="0.299797">
                <text:p>0.2997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906">
                <text:p>82906</text:p>
              </table:table-cell>
              <table:table-cell office:value-type="float" office:value="6.918329">
                <text:p>6.918329</text:p>
              </table:table-cell>
              <table:table-cell office:value-type="float" office:value="0.24077">
                <text:p>0.240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734">
                <text:p>75734</text:p>
              </table:table-cell>
              <table:table-cell office:value-type="float" office:value="5.873579">
                <text:p>5.873579</text:p>
              </table:table-cell>
              <table:table-cell office:value-type="float" office:value="0.225157">
                <text:p>0.2251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8309">
                <text:p>98309</text:p>
              </table:table-cell>
              <table:table-cell office:value-type="float" office:value="6.419654">
                <text:p>6.419654</text:p>
              </table:table-cell>
              <table:table-cell office:value-type="float" office:value="0.248459">
                <text:p>0.248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685">
                <text:p>90685</text:p>
              </table:table-cell>
              <table:table-cell office:value-type="float" office:value="5.700469">
                <text:p>5.700469</text:p>
              </table:table-cell>
              <table:table-cell office:value-type="float" office:value="0.266046">
                <text:p>0.2660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889">
                <text:p>52889</text:p>
              </table:table-cell>
              <table:table-cell office:value-type="float" office:value="7.613908">
                <text:p>7.613908</text:p>
              </table:table-cell>
              <table:table-cell office:value-type="float" office:value="0.230596">
                <text:p>0.2305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0853">
                <text:p>290853</text:p>
              </table:table-cell>
              <table:table-cell office:value-type="float" office:value="5.641483">
                <text:p>5.641483</text:p>
              </table:table-cell>
              <table:table-cell office:value-type="float" office:value="0.510382">
                <text:p>0.5103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7865">
                <text:p>217865</text:p>
              </table:table-cell>
              <table:table-cell office:value-type="float" office:value="6.662849">
                <text:p>6.662849</text:p>
              </table:table-cell>
              <table:table-cell office:value-type="float" office:value="0.345026">
                <text:p>0.3450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457">
                <text:p>58457</text:p>
              </table:table-cell>
              <table:table-cell office:value-type="float" office:value="6.403416">
                <text:p>6.403416</text:p>
              </table:table-cell>
              <table:table-cell office:value-type="float" office:value="0.156326">
                <text:p>0.1563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3701">
                <text:p>193701</text:p>
              </table:table-cell>
              <table:table-cell office:value-type="float" office:value="5.914733">
                <text:p>5.914733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521">
                <text:p>119521</text:p>
              </table:table-cell>
              <table:table-cell office:value-type="float" office:value="6.651075">
                <text:p>6.651075</text:p>
              </table:table-cell>
              <table:table-cell office:value-type="float" office:value="0.172472">
                <text:p>0.1724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4834">
                <text:p>174834</text:p>
              </table:table-cell>
              <table:table-cell office:value-type="float" office:value="6.854186">
                <text:p>6.854186</text:p>
              </table:table-cell>
              <table:table-cell office:value-type="float" office:value="0.458003">
                <text:p>0.458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1666">
                <text:p>161666</text:p>
              </table:table-cell>
              <table:table-cell office:value-type="float" office:value="5.907837">
                <text:p>5.907837</text:p>
              </table:table-cell>
              <table:table-cell office:value-type="float" office:value="0.174247">
                <text:p>0.174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7863">
                <text:p>397863</text:p>
              </table:table-cell>
              <table:table-cell office:value-type="float" office:value="6.883231">
                <text:p>6.883231</text:p>
              </table:table-cell>
              <table:table-cell office:value-type="float" office:value="0.677362">
                <text:p>0.6773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3750">
                <text:p>213750</text:p>
              </table:table-cell>
              <table:table-cell office:value-type="float" office:value="6.164877">
                <text:p>6.164877</text:p>
              </table:table-cell>
              <table:table-cell office:value-type="float" office:value="0.465188">
                <text:p>0.4651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4415">
                <text:p>164415</text:p>
              </table:table-cell>
              <table:table-cell office:value-type="float" office:value="5.954733">
                <text:p>5.954733</text:p>
              </table:table-cell>
              <table:table-cell office:value-type="float" office:value="0.440171">
                <text:p>0.440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677">
                <text:p>88677</text:p>
              </table:table-cell>
              <table:table-cell office:value-type="float" office:value="6.748063">
                <text:p>6.748063</text:p>
              </table:table-cell>
              <table:table-cell office:value-type="float" office:value="0.138529">
                <text:p>0.1385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576">
                <text:p>84576</text:p>
              </table:table-cell>
              <table:table-cell office:value-type="float" office:value="5.560067">
                <text:p>5.560067</text:p>
              </table:table-cell>
              <table:table-cell office:value-type="float" office:value="0.642009">
                <text:p>0.6420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086">
                <text:p>34086</text:p>
              </table:table-cell>
              <table:table-cell office:value-type="float" office:value="5.688281">
                <text:p>5.688281</text:p>
              </table:table-cell>
              <table:table-cell office:value-type="float" office:value="0.098964">
                <text:p>0.0989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6664">
                <text:p>186664</text:p>
              </table:table-cell>
              <table:table-cell office:value-type="float" office:value="5.335678">
                <text:p>5.335678</text:p>
              </table:table-cell>
              <table:table-cell office:value-type="float" office:value="0.079586">
                <text:p>0.079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2456">
                <text:p>112456</text:p>
              </table:table-cell>
              <table:table-cell office:value-type="float" office:value="5.490866">
                <text:p>5.490866</text:p>
              </table:table-cell>
              <table:table-cell office:value-type="float" office:value="0.065361">
                <text:p>0.0653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176">
                <text:p>102176</text:p>
              </table:table-cell>
              <table:table-cell office:value-type="float" office:value="5.046344">
                <text:p>5.046344</text:p>
              </table:table-cell>
              <table:table-cell office:value-type="float" office:value="0.321256">
                <text:p>0.3212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3908">
                <text:p>103908</text:p>
              </table:table-cell>
              <table:table-cell office:value-type="float" office:value="4.433365">
                <text:p>4.433365</text:p>
              </table:table-cell>
              <table:table-cell office:value-type="float" office:value="0.814146">
                <text:p>0.814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1831">
                <text:p>121831</text:p>
              </table:table-cell>
              <table:table-cell office:value-type="float" office:value="4.72904">
                <text:p>4.72904</text:p>
              </table:table-cell>
              <table:table-cell office:value-type="float" office:value="0.281354">
                <text:p>0.2813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239">
                <text:p>463239</text:p>
              </table:table-cell>
              <table:table-cell office:value-type="float" office:value="4.47925">
                <text:p>4.47925</text:p>
              </table:table-cell>
              <table:table-cell office:value-type="float" office:value="0.693508">
                <text:p>0.693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7715">
                <text:p>197715</text:p>
              </table:table-cell>
              <table:table-cell office:value-type="float" office:value="4.771479">
                <text:p>4.771479</text:p>
              </table:table-cell>
              <table:table-cell office:value-type="float" office:value="1.688247">
                <text:p>1.6882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9017">
                <text:p>239017</text:p>
              </table:table-cell>
              <table:table-cell office:value-type="float" office:value="4.691888">
                <text:p>4.691888</text:p>
              </table:table-cell>
              <table:table-cell office:value-type="float" office:value="1.408061">
                <text:p>1.4080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0094">
                <text:p>110094</text:p>
              </table:table-cell>
              <table:table-cell office:value-type="float" office:value="4.570279">
                <text:p>4.570279</text:p>
              </table:table-cell>
              <table:table-cell office:value-type="float" office:value="1.837346">
                <text:p>1.8373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7737">
                <text:p>187737</text:p>
              </table:table-cell>
              <table:table-cell office:value-type="float" office:value="5.558729">
                <text:p>5.558729</text:p>
              </table:table-cell>
              <table:table-cell office:value-type="float" office:value="2.000909">
                <text:p>2.000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2089">
                <text:p>142089</text:p>
              </table:table-cell>
              <table:table-cell office:value-type="float" office:value="3.802476">
                <text:p>3.802476</text:p>
              </table:table-cell>
              <table:table-cell office:value-type="float" office:value="1.028162">
                <text:p>1.0281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9280">
                <text:p>359280</text:p>
              </table:table-cell>
              <table:table-cell office:value-type="float" office:value="4.532359">
                <text:p>4.532359</text:p>
              </table:table-cell>
              <table:table-cell office:value-type="float" office:value="1.154905">
                <text:p>1.1549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3302">
                <text:p>243302</text:p>
              </table:table-cell>
              <table:table-cell office:value-type="float" office:value="4.720947">
                <text:p>4.720947</text:p>
              </table:table-cell>
              <table:table-cell office:value-type="float" office:value="0.9159">
                <text:p>0.91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6371">
                <text:p>106371</text:p>
              </table:table-cell>
              <table:table-cell office:value-type="float" office:value="4.486081">
                <text:p>4.486081</text:p>
              </table:table-cell>
              <table:table-cell office:value-type="float" office:value="0.281106">
                <text:p>0.281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771">
                <text:p>99771</text:p>
              </table:table-cell>
              <table:table-cell office:value-type="float" office:value="3.497711">
                <text:p>3.497711</text:p>
              </table:table-cell>
              <table:table-cell office:value-type="float" office:value="0.968522">
                <text:p>0.968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413">
                <text:p>81413</text:p>
              </table:table-cell>
              <table:table-cell office:value-type="float" office:value="3.765106">
                <text:p>3.765106</text:p>
              </table:table-cell>
              <table:table-cell office:value-type="float" office:value="1.706996">
                <text:p>1.706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2572">
                <text:p>112572</text:p>
              </table:table-cell>
              <table:table-cell office:value-type="float" office:value="4.045955">
                <text:p>4.045955</text:p>
              </table:table-cell>
              <table:table-cell office:value-type="float" office:value="1.66296">
                <text:p>1.662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46">
                <text:p>94846</text:p>
              </table:table-cell>
              <table:table-cell office:value-type="float" office:value="4.149667">
                <text:p>4.149667</text:p>
              </table:table-cell>
              <table:table-cell office:value-type="float" office:value="0.382936">
                <text:p>0.3829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5718">
                <text:p>115718</text:p>
              </table:table-cell>
              <table:table-cell office:value-type="float" office:value="4.072812">
                <text:p>4.072812</text:p>
              </table:table-cell>
              <table:table-cell office:value-type="float" office:value="1.132608">
                <text:p>1.132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910">
                <text:p>92910</text:p>
              </table:table-cell>
              <table:table-cell office:value-type="float" office:value="4.103477">
                <text:p>4.103477</text:p>
              </table:table-cell>
              <table:table-cell office:value-type="float" office:value="1.03331">
                <text:p>1.033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5988">
                <text:p>105988</text:p>
              </table:table-cell>
              <table:table-cell office:value-type="float" office:value="3.144088">
                <text:p>3.144088</text:p>
              </table:table-cell>
              <table:table-cell office:value-type="float" office:value="0.631687">
                <text:p>0.6316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206">
                <text:p>96206</text:p>
              </table:table-cell>
              <table:table-cell office:value-type="float" office:value="3.736147">
                <text:p>3.736147</text:p>
              </table:table-cell>
              <table:table-cell office:value-type="float" office:value="0.300391">
                <text:p>0.3003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3683">
                <text:p>173683</text:p>
              </table:table-cell>
              <table:table-cell office:value-type="float" office:value="2.933221">
                <text:p>2.933221</text:p>
              </table:table-cell>
              <table:table-cell office:value-type="float" office:value="0.383941">
                <text:p>0.3839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9583">
                <text:p>169583</text:p>
              </table:table-cell>
              <table:table-cell office:value-type="float" office:value="3.198683">
                <text:p>3.198683</text:p>
              </table:table-cell>
              <table:table-cell office:value-type="float" office:value="0.019485">
                <text:p>0.0194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6923">
                <text:p>176923</text:p>
              </table:table-cell>
              <table:table-cell office:value-type="float" office:value="1.8067">
                <text:p>1.8067</text:p>
              </table:table-cell>
              <table:table-cell office:value-type="float" office:value="0.537205">
                <text:p>0.5372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7021">
                <text:p>147021</text:p>
              </table:table-cell>
              <table:table-cell office:value-type="float" office:value="0.36786">
                <text:p>0.36786</text:p>
              </table:table-cell>
              <table:table-cell office:value-type="float" office:value="1.629488">
                <text:p>1.6294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6823">
                <text:p>156823</text:p>
              </table:table-cell>
              <table:table-cell office:value-type="float" office:value="0.129695">
                <text:p>0.129695</text:p>
              </table:table-cell>
              <table:table-cell office:value-type="float" office:value="0.264288">
                <text:p>0.2642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2857">
                <text:p>142857</text:p>
              </table:table-cell>
              <table:table-cell office:value-type="float" office:value="0.304394">
                <text:p>0.304394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930">
                <text:p>78930</text:p>
              </table:table-cell>
              <table:table-cell office:value-type="float" office:value="0.039016">
                <text:p>0.039016</text:p>
              </table:table-cell>
              <table:table-cell office:value-type="float" office:value="1.195222">
                <text:p>1.1952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311">
                <text:p>106311</text:p>
              </table:table-cell>
              <table:table-cell office:value-type="float" office:value="0.032562">
                <text:p>0.032562</text:p>
              </table:table-cell>
              <table:table-cell office:value-type="float" office:value="0.468671">
                <text:p>0.4686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31">
                <text:p>143531</text:p>
              </table:table-cell>
              <table:table-cell office:value-type="float" office:value="0.088899">
                <text:p>0.088899</text:p>
              </table:table-cell>
              <table:table-cell office:value-type="float" office:value="2.228551">
                <text:p>2.228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91667">
                <text:p>391667</text:p>
              </table:table-cell>
              <table:table-cell office:value-type="float" office:value="0.138582">
                <text:p>0.138582</text:p>
              </table:table-cell>
              <table:table-cell office:value-type="float" office:value="2.948697">
                <text:p>2.9486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4930">
                <text:p>284930</text:p>
              </table:table-cell>
              <table:table-cell office:value-type="float" office:value="0.128452">
                <text:p>0.128452</text:p>
              </table:table-cell>
              <table:table-cell office:value-type="float" office:value="2.359217">
                <text:p>2.3592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960">
                <text:p>57960</text:p>
              </table:table-cell>
              <table:table-cell office:value-type="float" office:value="0.041549">
                <text:p>0.041549</text:p>
              </table:table-cell>
              <table:table-cell office:value-type="float" office:value="0.45103">
                <text:p>0.451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6049">
                <text:p>106049</text:p>
              </table:table-cell>
              <table:table-cell office:value-type="float" office:value="0.058158">
                <text:p>0.058158</text:p>
              </table:table-cell>
              <table:table-cell office:value-type="float" office:value="0.402087">
                <text:p>0.4020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842">
                <text:p>82842</text:p>
              </table:table-cell>
              <table:table-cell office:value-type="float" office:value="0.051207">
                <text:p>0.051207</text:p>
              </table:table-cell>
              <table:table-cell office:value-type="float" office:value="1.26366">
                <text:p>1.263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702">
                <text:p>84702</text:p>
              </table:table-cell>
              <table:table-cell office:value-type="float" office:value="0.027735">
                <text:p>0.027735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8872">
                <text:p>78872</text:p>
              </table:table-cell>
              <table:table-cell office:value-type="float" office:value="0.028138">
                <text:p>0.028138</text:p>
              </table:table-cell>
              <table:table-cell office:value-type="float" office:value="0.006436">
                <text:p>0.0064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313">
                <text:p>66313</text:p>
              </table:table-cell>
              <table:table-cell office:value-type="float" office:value="0.17114">
                <text:p>0.17114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7206">
                <text:p>67206</text:p>
              </table:table-cell>
              <table:table-cell office:value-type="float" office:value="0.055831">
                <text:p>0.055831</text:p>
              </table:table-cell>
              <table:table-cell office:value-type="float" office:value="0.483512">
                <text:p>0.4835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270">
                <text:p>38270</text:p>
              </table:table-cell>
              <table:table-cell office:value-type="float" office:value="0.158034">
                <text:p>0.15803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037">
                <text:p>23037</text:p>
              </table:table-cell>
              <table:table-cell office:value-type="float" office:value="0.171746">
                <text:p>0.171746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084">
                <text:p>36084</text:p>
              </table:table-cell>
              <table:table-cell office:value-type="float" office:value="0.027173">
                <text:p>0.027173</text:p>
              </table:table-cell>
              <table:table-cell office:value-type="float" office:value="0.515521">
                <text:p>0.5155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787">
                <text:p>52787</text:p>
              </table:table-cell>
              <table:table-cell office:value-type="float" office:value="0.121456">
                <text:p>0.121456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8262">
                <text:p>138262</text:p>
              </table:table-cell>
              <table:table-cell office:value-type="float" office:value="0.140779">
                <text:p>0.140779</text:p>
              </table:table-cell>
              <table:table-cell office:value-type="float" office:value="0.014491">
                <text:p>0.0144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7257">
                <text:p>117257</text:p>
              </table:table-cell>
              <table:table-cell office:value-type="float" office:value="1.006676">
                <text:p>1.006676</text:p>
              </table:table-cell>
              <table:table-cell office:value-type="float" office:value="0.018652">
                <text:p>0.0186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7451">
                <text:p>137451</text:p>
              </table:table-cell>
              <table:table-cell office:value-type="float" office:value="0.872156">
                <text:p>0.872156</text:p>
              </table:table-cell>
              <table:table-cell office:value-type="float" office:value="0.521797">
                <text:p>0.5217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4022">
                <text:p>264022</text:p>
              </table:table-cell>
              <table:table-cell office:value-type="float" office:value="0.627375">
                <text:p>0.627375</text:p>
              </table:table-cell>
              <table:table-cell office:value-type="float" office:value="0.548934">
                <text:p>0.5489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7998">
                <text:p>187998</text:p>
              </table:table-cell>
              <table:table-cell office:value-type="float" office:value="0.21286">
                <text:p>0.21286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3231">
                <text:p>53231</text:p>
              </table:table-cell>
              <table:table-cell office:value-type="float" office:value="0.032488">
                <text:p>0.032488</text:p>
              </table:table-cell>
              <table:table-cell office:value-type="float" office:value="0.011861">
                <text:p>0.0118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89">
                <text:p>66389</text:p>
              </table:table-cell>
              <table:table-cell office:value-type="float" office:value="0.026167">
                <text:p>0.026167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2929">
                <text:p>172929</text:p>
              </table:table-cell>
              <table:table-cell office:value-type="float" office:value="0.034805">
                <text:p>0.034805</text:p>
              </table:table-cell>
              <table:table-cell office:value-type="float" office:value="0.017761">
                <text:p>0.0177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444">
                <text:p>109444</text:p>
              </table:table-cell>
              <table:table-cell office:value-type="float" office:value="0.099551">
                <text:p>0.099551</text:p>
              </table:table-cell>
              <table:table-cell office:value-type="float" office:value="0.00872">
                <text:p>0.008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337">
                <text:p>38337</text:p>
              </table:table-cell>
              <table:table-cell office:value-type="float" office:value="0.073473">
                <text:p>0.073473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5940">
                <text:p>135940</text:p>
              </table:table-cell>
              <table:table-cell office:value-type="float" office:value="0.036031">
                <text:p>0.036031</text:p>
              </table:table-cell>
              <table:table-cell office:value-type="float" office:value="0.025147">
                <text:p>0.025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411">
                <text:p>66411</text:p>
              </table:table-cell>
              <table:table-cell office:value-type="float" office:value="0.024093">
                <text:p>0.024093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470">
                <text:p>30470</text:p>
              </table:table-cell>
              <table:table-cell office:value-type="float" office:value="0.031311">
                <text:p>0.031311</text:p>
              </table:table-cell>
              <table:table-cell office:value-type="float" office:value="0.001327">
                <text:p>0.0013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5001">
                <text:p>65001</text:p>
              </table:table-cell>
              <table:table-cell office:value-type="float" office:value="0.024896">
                <text:p>0.02489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441">
                <text:p>102441</text:p>
              </table:table-cell>
              <table:table-cell office:value-type="float" office:value="0.028817">
                <text:p>0.028817</text:p>
              </table:table-cell>
              <table:table-cell office:value-type="float" office:value="0.011531">
                <text:p>0.0115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3665">
                <text:p>73665</text:p>
              </table:table-cell>
              <table:table-cell office:value-type="float" office:value="0.026719">
                <text:p>0.026719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0472">
                <text:p>170472</text:p>
              </table:table-cell>
              <table:table-cell office:value-type="float" office:value="0.071816">
                <text:p>0.071816</text:p>
              </table:table-cell>
              <table:table-cell office:value-type="float" office:value="0.020052">
                <text:p>0.0200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6489">
                <text:p>106489</text:p>
              </table:table-cell>
              <table:table-cell office:value-type="float" office:value="0.03114">
                <text:p>0.03114</text:p>
              </table:table-cell>
              <table:table-cell office:value-type="float" office:value="0.005639">
                <text:p>0.0056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2023">
                <text:p>152023</text:p>
              </table:table-cell>
              <table:table-cell office:value-type="float" office:value="0.6725">
                <text:p>0.6725</text:p>
              </table:table-cell>
              <table:table-cell office:value-type="float" office:value="0.015719">
                <text:p>0.0157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1793">
                <text:p>141793</text:p>
              </table:table-cell>
              <table:table-cell office:value-type="float" office:value="0.73434">
                <text:p>0.73434</text:p>
              </table:table-cell>
              <table:table-cell office:value-type="float" office:value="0.01642">
                <text:p>0.016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4359">
                <text:p>94359</text:p>
              </table:table-cell>
              <table:table-cell office:value-type="float" office:value="0.385923">
                <text:p>0.385923</text:p>
              </table:table-cell>
              <table:table-cell office:value-type="float" office:value="0.011975">
                <text:p>0.0119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5551">
                <text:p>125551</text:p>
              </table:table-cell>
              <table:table-cell office:value-type="float" office:value="0.08128">
                <text:p>0.08128</text:p>
              </table:table-cell>
              <table:table-cell office:value-type="float" office:value="0.020243">
                <text:p>0.0202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3940">
                <text:p>143940</text:p>
              </table:table-cell>
              <table:table-cell office:value-type="float" office:value="0.381333">
                <text:p>0.381333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7364">
                <text:p>97364</text:p>
              </table:table-cell>
              <table:table-cell office:value-type="float" office:value="0.930099">
                <text:p>0.930099</text:p>
              </table:table-cell>
              <table:table-cell office:value-type="float" office:value="0.011389">
                <text:p>0.0113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9105">
                <text:p>79105</text:p>
              </table:table-cell>
              <table:table-cell office:value-type="float" office:value="0.587774">
                <text:p>0.587774</text:p>
              </table:table-cell>
              <table:table-cell office:value-type="float" office:value="0.004643">
                <text:p>0.0046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1599">
                <text:p>81599</text:p>
              </table:table-cell>
              <table:table-cell office:value-type="float" office:value="0.256381">
                <text:p>0.256381</text:p>
              </table:table-cell>
              <table:table-cell office:value-type="float" office:value="0.007473">
                <text:p>0.0074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3321">
                <text:p>123321</text:p>
              </table:table-cell>
              <table:table-cell office:value-type="float" office:value="0.030997">
                <text:p>0.030997</text:p>
              </table:table-cell>
              <table:table-cell office:value-type="float" office:value="0.016869">
                <text:p>0.016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4224">
                <text:p>104224</text:p>
              </table:table-cell>
              <table:table-cell office:value-type="float" office:value="0.028681">
                <text:p>0.028681</text:p>
              </table:table-cell>
              <table:table-cell office:value-type="float" office:value="0.011572">
                <text:p>0.0115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5921">
                <text:p>75921</text:p>
              </table:table-cell>
              <table:table-cell office:value-type="float" office:value="0.03414">
                <text:p>0.03414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0481">
                <text:p>160481</text:p>
              </table:table-cell>
              <table:table-cell office:value-type="float" office:value="0.032052">
                <text:p>0.032052</text:p>
              </table:table-cell>
              <table:table-cell office:value-type="float" office:value="0.012292">
                <text:p>0.0122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575">
                <text:p>77575</text:p>
              </table:table-cell>
              <table:table-cell office:value-type="float" office:value="0.031252">
                <text:p>0.031252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124">
                <text:p>31124</text:p>
              </table:table-cell>
              <table:table-cell office:value-type="float" office:value="0.023629">
                <text:p>0.023629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102">
                <text:p>99102</text:p>
              </table:table-cell>
              <table:table-cell office:value-type="float" office:value="0.034136">
                <text:p>0.034136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0352">
                <text:p>80352</text:p>
              </table:table-cell>
              <table:table-cell office:value-type="float" office:value="0.026371">
                <text:p>0.026371</text:p>
              </table:table-cell>
              <table:table-cell office:value-type="float" office:value="0.006287">
                <text:p>0.0062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1938">
                <text:p>161938</text:p>
              </table:table-cell>
              <table:table-cell office:value-type="float" office:value="0.034919">
                <text:p>0.034919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427">
                <text:p>165427</text:p>
              </table:table-cell>
              <table:table-cell office:value-type="float" office:value="0.034637">
                <text:p>0.034637</text:p>
              </table:table-cell>
              <table:table-cell office:value-type="float" office:value="0.010413">
                <text:p>0.010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698">
                <text:p>55698</text:p>
              </table:table-cell>
              <table:table-cell office:value-type="float" office:value="0.028867">
                <text:p>0.028867</text:p>
              </table:table-cell>
              <table:table-cell office:value-type="float" office:value="0.00462">
                <text:p>0.004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7302">
                <text:p>47302</text:p>
              </table:table-cell>
              <table:table-cell office:value-type="float" office:value="0.027721">
                <text:p>0.02772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1534">
                <text:p>101534</text:p>
              </table:table-cell>
              <table:table-cell office:value-type="float" office:value="0.027404">
                <text:p>0.027404</text:p>
              </table:table-cell>
              <table:table-cell office:value-type="float" office:value="0.005226">
                <text:p>0.005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300">
                <text:p>53300</text:p>
              </table:table-cell>
              <table:table-cell office:value-type="float" office:value="0.02796">
                <text:p>0.02796</text:p>
              </table:table-cell>
              <table:table-cell office:value-type="float" office:value="0.00245">
                <text:p>0.002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618">
                <text:p>83618</text:p>
              </table:table-cell>
              <table:table-cell office:value-type="float" office:value="0.033785">
                <text:p>0.033785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9423">
                <text:p>239423</text:p>
              </table:table-cell>
              <table:table-cell office:value-type="float" office:value="0.038513">
                <text:p>0.038513</text:p>
              </table:table-cell>
              <table:table-cell office:value-type="float" office:value="0.020287">
                <text:p>0.0202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06">
                <text:p>64606</text:p>
              </table:table-cell>
              <table:table-cell office:value-type="float" office:value="0.031264">
                <text:p>0.031264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786">
                <text:p>31786</text:p>
              </table:table-cell>
              <table:table-cell office:value-type="float" office:value="0.025662">
                <text:p>0.02566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8110">
                <text:p>58110</text:p>
              </table:table-cell>
              <table:table-cell office:value-type="float" office:value="0.029203">
                <text:p>0.029203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452">
                <text:p>41452</text:p>
              </table:table-cell>
              <table:table-cell office:value-type="float" office:value="0.025595">
                <text:p>0.025595</text:p>
              </table:table-cell>
              <table:table-cell office:value-type="float" office:value="0.001611">
                <text:p>0.0016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693">
                <text:p>49693</text:p>
              </table:table-cell>
              <table:table-cell office:value-type="float" office:value="0.026999">
                <text:p>0.026999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3950">
                <text:p>43950</text:p>
              </table:table-cell>
              <table:table-cell office:value-type="float" office:value="0.026811">
                <text:p>0.026811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9538">
                <text:p>39538</text:p>
              </table:table-cell>
              <table:table-cell office:value-type="float" office:value="0.024795">
                <text:p>0.024795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328">
                <text:p>44328</text:p>
              </table:table-cell>
              <table:table-cell office:value-type="float" office:value="0.023498">
                <text:p>0.023498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7083">
                <text:p>107083</text:p>
              </table:table-cell>
              <table:table-cell office:value-type="float" office:value="0.029676">
                <text:p>0.029676</text:p>
              </table:table-cell>
              <table:table-cell office:value-type="float" office:value="0.006663">
                <text:p>0.0066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8777">
                <text:p>88777</text:p>
              </table:table-cell>
              <table:table-cell office:value-type="float" office:value="0.02857">
                <text:p>0.02857</text:p>
              </table:table-cell>
              <table:table-cell office:value-type="float" office:value="0.004921">
                <text:p>0.0049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882">
                <text:p>28882</text:p>
              </table:table-cell>
              <table:table-cell office:value-type="float" office:value="0.025427">
                <text:p>0.025427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646">
                <text:p>51646</text:p>
              </table:table-cell>
              <table:table-cell office:value-type="float" office:value="0.024571">
                <text:p>0.024571</text:p>
              </table:table-cell>
              <table:table-cell office:value-type="float" office:value="0.002256">
                <text:p>0.0022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251">
                <text:p>48251</text:p>
              </table:table-cell>
              <table:table-cell office:value-type="float" office:value="0.022542">
                <text:p>0.022542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9583">
                <text:p>49583</text:p>
              </table:table-cell>
              <table:table-cell office:value-type="float" office:value="0.026481">
                <text:p>0.026481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2191">
                <text:p>142191</text:p>
              </table:table-cell>
              <table:table-cell office:value-type="float" office:value="0.037091">
                <text:p>0.037091</text:p>
              </table:table-cell>
              <table:table-cell office:value-type="float" office:value="0.013235">
                <text:p>0.0132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569">
                <text:p>89569</text:p>
              </table:table-cell>
              <table:table-cell office:value-type="float" office:value="0.028232">
                <text:p>0.028232</text:p>
              </table:table-cell>
              <table:table-cell office:value-type="float" office:value="0.004167">
                <text:p>0.0041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8045">
                <text:p>128045</text:p>
              </table:table-cell>
              <table:table-cell office:value-type="float" office:value="0.029725">
                <text:p>0.029725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5536">
                <text:p>105536</text:p>
              </table:table-cell>
              <table:table-cell office:value-type="float" office:value="0.030652">
                <text:p>0.030652</text:p>
              </table:table-cell>
              <table:table-cell office:value-type="float" office:value="0.010022">
                <text:p>0.0100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8913">
                <text:p>158913</text:p>
              </table:table-cell>
              <table:table-cell office:value-type="float" office:value="0.03908">
                <text:p>0.03908</text:p>
              </table:table-cell>
              <table:table-cell office:value-type="float" office:value="0.013658">
                <text:p>0.013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6737">
                <text:p>416737</text:p>
              </table:table-cell>
              <table:table-cell office:value-type="float" office:value="0.062724">
                <text:p>0.062724</text:p>
              </table:table-cell>
              <table:table-cell office:value-type="float" office:value="0.047602">
                <text:p>0.0476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6788">
                <text:p>206788</text:p>
              </table:table-cell>
              <table:table-cell office:value-type="float" office:value="0.048607">
                <text:p>0.048607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4029">
                <text:p>104029</text:p>
              </table:table-cell>
              <table:table-cell office:value-type="float" office:value="0.027609">
                <text:p>0.027609</text:p>
              </table:table-cell>
              <table:table-cell office:value-type="float" office:value="0.008528">
                <text:p>0.0085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5410">
                <text:p>65410</text:p>
              </table:table-cell>
              <table:table-cell office:value-type="float" office:value="0.029146">
                <text:p>0.029146</text:p>
              </table:table-cell>
              <table:table-cell office:value-type="float" office:value="0.002854">
                <text:p>0.0028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4766">
                <text:p>194766</text:p>
              </table:table-cell>
              <table:table-cell office:value-type="float" office:value="0.040483">
                <text:p>0.040483</text:p>
              </table:table-cell>
              <table:table-cell office:value-type="float" office:value="0.019128">
                <text:p>0.0191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9430">
                <text:p>79430</text:p>
              </table:table-cell>
              <table:table-cell office:value-type="float" office:value="0.028207">
                <text:p>0.028207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1629">
                <text:p>111629</text:p>
              </table:table-cell>
              <table:table-cell office:value-type="float" office:value="0.033762">
                <text:p>0.033762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229">
                <text:p>100229</text:p>
              </table:table-cell>
              <table:table-cell office:value-type="float" office:value="0.03465">
                <text:p>0.03465</text:p>
              </table:table-cell>
              <table:table-cell office:value-type="float" office:value="0.004272">
                <text:p>0.0042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3176">
                <text:p>53176</text:p>
              </table:table-cell>
              <table:table-cell office:value-type="float" office:value="0.029096">
                <text:p>0.029096</text:p>
              </table:table-cell>
              <table:table-cell office:value-type="float" office:value="0.002388">
                <text:p>0.0023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907">
                <text:p>40907</text:p>
              </table:table-cell>
              <table:table-cell office:value-type="float" office:value="0.024997">
                <text:p>0.024997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150">
                <text:p>102150</text:p>
              </table:table-cell>
              <table:table-cell office:value-type="float" office:value="0.031716">
                <text:p>0.031716</text:p>
              </table:table-cell>
              <table:table-cell office:value-type="float" office:value="0.007484">
                <text:p>0.0074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352">
                <text:p>64352</text:p>
              </table:table-cell>
              <table:table-cell office:value-type="float" office:value="0.028671">
                <text:p>0.028671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2840">
                <text:p>92840</text:p>
              </table:table-cell>
              <table:table-cell office:value-type="float" office:value="0.032259">
                <text:p>0.032259</text:p>
              </table:table-cell>
              <table:table-cell office:value-type="float" office:value="0.006243">
                <text:p>0.0062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671">
                <text:p>64671</text:p>
              </table:table-cell>
              <table:table-cell office:value-type="float" office:value="0.027159">
                <text:p>0.027159</text:p>
              </table:table-cell>
              <table:table-cell office:value-type="float" office:value="0.002614">
                <text:p>0.0026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763">
                <text:p>61763</text:p>
              </table:table-cell>
              <table:table-cell office:value-type="float" office:value="0.025433">
                <text:p>0.025433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2169">
                <text:p>52169</text:p>
              </table:table-cell>
              <table:table-cell office:value-type="float" office:value="0.026023">
                <text:p>0.026023</text:p>
              </table:table-cell>
              <table:table-cell office:value-type="float" office:value="0.002081">
                <text:p>0.0020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676">
                <text:p>31676</text:p>
              </table:table-cell>
              <table:table-cell office:value-type="float" office:value="0.024267">
                <text:p>0.024267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1742">
                <text:p>71742</text:p>
              </table:table-cell>
              <table:table-cell office:value-type="float" office:value="0.030342">
                <text:p>0.030342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3553">
                <text:p>133553</text:p>
              </table:table-cell>
              <table:table-cell office:value-type="float" office:value="0.036956">
                <text:p>0.036956</text:p>
              </table:table-cell>
              <table:table-cell office:value-type="float" office:value="0.012078">
                <text:p>0.0120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4706">
                <text:p>74706</text:p>
              </table:table-cell>
              <table:table-cell office:value-type="float" office:value="0.028167">
                <text:p>0.028167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052">
                <text:p>57052</text:p>
              </table:table-cell>
              <table:table-cell office:value-type="float" office:value="0.027257">
                <text:p>0.027257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2675">
                <text:p>32675</text:p>
              </table:table-cell>
              <table:table-cell office:value-type="float" office:value="0.023646">
                <text:p>0.023646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878">
                <text:p>33878</text:p>
              </table:table-cell>
              <table:table-cell office:value-type="float" office:value="0.025523">
                <text:p>0.025523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546">
                <text:p>65546</text:p>
              </table:table-cell>
              <table:table-cell office:value-type="float" office:value="0.02986">
                <text:p>0.02986</text:p>
              </table:table-cell>
              <table:table-cell office:value-type="float" office:value="0.004616">
                <text:p>0.0046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4093">
                <text:p>64093</text:p>
              </table:table-cell>
              <table:table-cell office:value-type="float" office:value="0.02763">
                <text:p>0.02763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933">
                <text:p>176933</text:p>
              </table:table-cell>
              <table:table-cell office:value-type="float" office:value="0.038848">
                <text:p>0.038848</text:p>
              </table:table-cell>
              <table:table-cell office:value-type="float" office:value="0.015112">
                <text:p>0.0151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3374">
                <text:p>63374</text:p>
              </table:table-cell>
              <table:table-cell office:value-type="float" office:value="0.034022">
                <text:p>0.034022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012">
                <text:p>76012</text:p>
              </table:table-cell>
              <table:table-cell office:value-type="float" office:value="0.025934">
                <text:p>0.025934</text:p>
              </table:table-cell>
              <table:table-cell office:value-type="float" office:value="0.006059">
                <text:p>0.0060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3681">
                <text:p>153681</text:p>
              </table:table-cell>
              <table:table-cell office:value-type="float" office:value="0.034889">
                <text:p>0.034889</text:p>
              </table:table-cell>
              <table:table-cell office:value-type="float" office:value="0.012815">
                <text:p>0.0128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2852">
                <text:p>142852</text:p>
              </table:table-cell>
              <table:table-cell office:value-type="float" office:value="0.032479">
                <text:p>0.032479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9599">
                <text:p>139599</text:p>
              </table:table-cell>
              <table:table-cell office:value-type="float" office:value="0.036065">
                <text:p>0.036065</text:p>
              </table:table-cell>
              <table:table-cell office:value-type="float" office:value="0.011157">
                <text:p>0.0111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226">
                <text:p>56226</text:p>
              </table:table-cell>
              <table:table-cell office:value-type="float" office:value="0.027692">
                <text:p>0.027692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0884">
                <text:p>180884</text:p>
              </table:table-cell>
              <table:table-cell office:value-type="float" office:value="0.040351">
                <text:p>0.040351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731">
                <text:p>70731</text:p>
              </table:table-cell>
              <table:table-cell office:value-type="float" office:value="0.028579">
                <text:p>0.028579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4888">
                <text:p>104888</text:p>
              </table:table-cell>
              <table:table-cell office:value-type="float" office:value="0.028405">
                <text:p>0.028405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9975">
                <text:p>219975</text:p>
              </table:table-cell>
              <table:table-cell office:value-type="float" office:value="0.037487">
                <text:p>0.037487</text:p>
              </table:table-cell>
              <table:table-cell office:value-type="float" office:value="0.020351">
                <text:p>0.0203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3637">
                <text:p>123637</text:p>
              </table:table-cell>
              <table:table-cell office:value-type="float" office:value="0.029785">
                <text:p>0.029785</text:p>
              </table:table-cell>
              <table:table-cell office:value-type="float" office:value="0.006757">
                <text:p>0.0067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2879">
                <text:p>122879</text:p>
              </table:table-cell>
              <table:table-cell office:value-type="float" office:value="0.029697">
                <text:p>0.029697</text:p>
              </table:table-cell>
              <table:table-cell office:value-type="float" office:value="0.006369">
                <text:p>0.0063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858">
                <text:p>17858</text:p>
              </table:table-cell>
              <table:table-cell office:value-type="float" office:value="0.020617">
                <text:p>0.020617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954">
                <text:p>67954</text:p>
              </table:table-cell>
              <table:table-cell office:value-type="float" office:value="0.024191">
                <text:p>0.024191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6807">
                <text:p>236807</text:p>
              </table:table-cell>
              <table:table-cell office:value-type="float" office:value="0.051308">
                <text:p>0.051308</text:p>
              </table:table-cell>
              <table:table-cell office:value-type="float" office:value="0.022478">
                <text:p>0.022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6226">
                <text:p>276226</text:p>
              </table:table-cell>
              <table:table-cell office:value-type="float" office:value="0.048431">
                <text:p>0.048431</text:p>
              </table:table-cell>
              <table:table-cell office:value-type="float" office:value="0.039257">
                <text:p>0.0392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5084">
                <text:p>425084</text:p>
              </table:table-cell>
              <table:table-cell office:value-type="float" office:value="0.094784">
                <text:p>0.094784</text:p>
              </table:table-cell>
              <table:table-cell office:value-type="float" office:value="0.075881">
                <text:p>0.0758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0421">
                <text:p>260421</text:p>
              </table:table-cell>
              <table:table-cell office:value-type="float" office:value="0.039243">
                <text:p>0.039243</text:p>
              </table:table-cell>
              <table:table-cell office:value-type="float" office:value="0.024811">
                <text:p>0.0248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1709">
                <text:p>241709</text:p>
              </table:table-cell>
              <table:table-cell office:value-type="float" office:value="0.042173">
                <text:p>0.042173</text:p>
              </table:table-cell>
              <table:table-cell office:value-type="float" office:value="0.025666">
                <text:p>0.0256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28936">
                <text:p>328936</text:p>
              </table:table-cell>
              <table:table-cell office:value-type="float" office:value="0.074118">
                <text:p>0.074118</text:p>
              </table:table-cell>
              <table:table-cell office:value-type="float" office:value="0.063146">
                <text:p>0.0631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5911">
                <text:p>245911</text:p>
              </table:table-cell>
              <table:table-cell office:value-type="float" office:value="0.033654">
                <text:p>0.033654</text:p>
              </table:table-cell>
              <table:table-cell office:value-type="float" office:value="0.022505">
                <text:p>0.0225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262">
                <text:p>165262</text:p>
              </table:table-cell>
              <table:table-cell office:value-type="float" office:value="0.041373">
                <text:p>0.041373</text:p>
              </table:table-cell>
              <table:table-cell office:value-type="float" office:value="0.011008">
                <text:p>0.0110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96">
                <text:p>122096</text:p>
              </table:table-cell>
              <table:table-cell office:value-type="float" office:value="0.03429">
                <text:p>0.03429</text:p>
              </table:table-cell>
              <table:table-cell office:value-type="float" office:value="0.014096">
                <text:p>0.014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632">
                <text:p>138632</text:p>
              </table:table-cell>
              <table:table-cell office:value-type="float" office:value="0.031423">
                <text:p>0.031423</text:p>
              </table:table-cell>
              <table:table-cell office:value-type="float" office:value="0.012724">
                <text:p>0.0127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9180">
                <text:p>189180</text:p>
              </table:table-cell>
              <table:table-cell office:value-type="float" office:value="0.040624">
                <text:p>0.040624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4666">
                <text:p>134666</text:p>
              </table:table-cell>
              <table:table-cell office:value-type="float" office:value="0.029594">
                <text:p>0.029594</text:p>
              </table:table-cell>
              <table:table-cell office:value-type="float" office:value="0.007634">
                <text:p>0.0076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5658">
                <text:p>115658</text:p>
              </table:table-cell>
              <table:table-cell office:value-type="float" office:value="0.02797">
                <text:p>0.02797</text:p>
              </table:table-cell>
              <table:table-cell office:value-type="float" office:value="0.005298">
                <text:p>0.0052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9640">
                <text:p>219640</text:p>
              </table:table-cell>
              <table:table-cell office:value-type="float" office:value="0.048998">
                <text:p>0.048998</text:p>
              </table:table-cell>
              <table:table-cell office:value-type="float" office:value="0.026378">
                <text:p>0.0263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021">
                <text:p>84021</text:p>
              </table:table-cell>
              <table:table-cell office:value-type="float" office:value="0.028209">
                <text:p>0.028209</text:p>
              </table:table-cell>
              <table:table-cell office:value-type="float" office:value="0.007651">
                <text:p>0.0076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6435">
                <text:p>96435</text:p>
              </table:table-cell>
              <table:table-cell office:value-type="float" office:value="0.02807">
                <text:p>0.02807</text:p>
              </table:table-cell>
              <table:table-cell office:value-type="float" office:value="0.004146">
                <text:p>0.0041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5977">
                <text:p>105977</text:p>
              </table:table-cell>
              <table:table-cell office:value-type="float" office:value="0.027305">
                <text:p>0.027305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0487">
                <text:p>160487</text:p>
              </table:table-cell>
              <table:table-cell office:value-type="float" office:value="0.031748">
                <text:p>0.031748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4628">
                <text:p>104628</text:p>
              </table:table-cell>
              <table:table-cell office:value-type="float" office:value="0.029271">
                <text:p>0.029271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7567">
                <text:p>97567</text:p>
              </table:table-cell>
              <table:table-cell office:value-type="float" office:value="0.034368">
                <text:p>0.034368</text:p>
              </table:table-cell>
              <table:table-cell office:value-type="float" office:value="0.007153">
                <text:p>0.0071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240">
                <text:p>7240</text:p>
              </table:table-cell>
              <table:table-cell office:value-type="float" office:value="0.018326">
                <text:p>0.01832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500">
                <text:p>55500</text:p>
              </table:table-cell>
              <table:table-cell office:value-type="float" office:value="0.026076">
                <text:p>0.026076</text:p>
              </table:table-cell>
              <table:table-cell office:value-type="float" office:value="0.002716">
                <text:p>0.0027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6240">
                <text:p>46240</text:p>
              </table:table-cell>
              <table:table-cell office:value-type="float" office:value="0.024998">
                <text:p>0.024998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018">
                <text:p>43018</text:p>
              </table:table-cell>
              <table:table-cell office:value-type="float" office:value="0.024296">
                <text:p>0.024296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5500">
                <text:p>105500</text:p>
              </table:table-cell>
              <table:table-cell office:value-type="float" office:value="0.026814">
                <text:p>0.026814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8155">
                <text:p>68155</text:p>
              </table:table-cell>
              <table:table-cell office:value-type="float" office:value="0.030553">
                <text:p>0.030553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7052">
                <text:p>47052</text:p>
              </table:table-cell>
              <table:table-cell office:value-type="float" office:value="0.023231">
                <text:p>0.023231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673">
                <text:p>20673</text:p>
              </table:table-cell>
              <table:table-cell office:value-type="float" office:value="0.018693">
                <text:p>0.018693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32">
                <text:p>20132</text:p>
              </table:table-cell>
              <table:table-cell office:value-type="float" office:value="0.020543">
                <text:p>0.020543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124">
                <text:p>25124</text:p>
              </table:table-cell>
              <table:table-cell office:value-type="float" office:value="0.023468">
                <text:p>0.023468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492">
                <text:p>72492</text:p>
              </table:table-cell>
              <table:table-cell office:value-type="float" office:value="0.024401">
                <text:p>0.024401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2490">
                <text:p>182490</text:p>
              </table:table-cell>
              <table:table-cell office:value-type="float" office:value="0.035416">
                <text:p>0.035416</text:p>
              </table:table-cell>
              <table:table-cell office:value-type="float" office:value="0.010557">
                <text:p>0.0105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0674">
                <text:p>200674</text:p>
              </table:table-cell>
              <table:table-cell office:value-type="float" office:value="0.039164">
                <text:p>0.03916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5744">
                <text:p>365744</text:p>
              </table:table-cell>
              <table:table-cell office:value-type="float" office:value="0.054337">
                <text:p>0.054337</text:p>
              </table:table-cell>
              <table:table-cell office:value-type="float" office:value="0.065873">
                <text:p>0.0658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21829">
                <text:p>321829</text:p>
              </table:table-cell>
              <table:table-cell office:value-type="float" office:value="0.068555">
                <text:p>0.068555</text:p>
              </table:table-cell>
              <table:table-cell office:value-type="float" office:value="0.066292">
                <text:p>0.0662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7984">
                <text:p>447984</text:p>
              </table:table-cell>
              <table:table-cell office:value-type="float" office:value="0.06829">
                <text:p>0.06829</text:p>
              </table:table-cell>
              <table:table-cell office:value-type="float" office:value="0.114135">
                <text:p>0.1141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28836">
                <text:p>528836</text:p>
              </table:table-cell>
              <table:table-cell office:value-type="float" office:value="0.122106">
                <text:p>0.122106</text:p>
              </table:table-cell>
              <table:table-cell office:value-type="float" office:value="0.242407">
                <text:p>0.2424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4264">
                <text:p>374264</text:p>
              </table:table-cell>
              <table:table-cell office:value-type="float" office:value="0.091019">
                <text:p>0.091019</text:p>
              </table:table-cell>
              <table:table-cell office:value-type="float" office:value="0.159274">
                <text:p>0.1592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0895">
                <text:p>370895</text:p>
              </table:table-cell>
              <table:table-cell office:value-type="float" office:value="0.079236">
                <text:p>0.079236</text:p>
              </table:table-cell>
              <table:table-cell office:value-type="float" office:value="0.089025">
                <text:p>0.0890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6982">
                <text:p>206982</text:p>
              </table:table-cell>
              <table:table-cell office:value-type="float" office:value="0.037306">
                <text:p>0.037306</text:p>
              </table:table-cell>
              <table:table-cell office:value-type="float" office:value="0.020228">
                <text:p>0.0202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56894">
                <text:p>556894</text:p>
              </table:table-cell>
              <table:table-cell office:value-type="float" office:value="0.096143">
                <text:p>0.096143</text:p>
              </table:table-cell>
              <table:table-cell office:value-type="float" office:value="0.141139">
                <text:p>0.1411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28485">
                <text:p>528485</text:p>
              </table:table-cell>
              <table:table-cell office:value-type="float" office:value="0.075614">
                <text:p>0.075614</text:p>
              </table:table-cell>
              <table:table-cell office:value-type="float" office:value="0.166241">
                <text:p>0.166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44233">
                <text:p>844233</text:p>
              </table:table-cell>
              <table:table-cell office:value-type="float" office:value="0.175112">
                <text:p>0.175112</text:p>
              </table:table-cell>
              <table:table-cell office:value-type="float" office:value="0.599518">
                <text:p>0.5995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75224">
                <text:p>675224</text:p>
              </table:table-cell>
              <table:table-cell office:value-type="float" office:value="0.169816">
                <text:p>0.169816</text:p>
              </table:table-cell>
              <table:table-cell office:value-type="float" office:value="0.514894">
                <text:p>0.5148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0839">
                <text:p>500839</text:p>
              </table:table-cell>
              <table:table-cell office:value-type="float" office:value="0.146172">
                <text:p>0.146172</text:p>
              </table:table-cell>
              <table:table-cell office:value-type="float" office:value="0.390695">
                <text:p>0.3906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57206">
                <text:p>457206</text:p>
              </table:table-cell>
              <table:table-cell office:value-type="float" office:value="0.14815">
                <text:p>0.14815</text:p>
              </table:table-cell>
              <table:table-cell office:value-type="float" office:value="0.34398">
                <text:p>0.343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5188">
                <text:p>375188</text:p>
              </table:table-cell>
              <table:table-cell office:value-type="float" office:value="0.139331">
                <text:p>0.139331</text:p>
              </table:table-cell>
              <table:table-cell office:value-type="float" office:value="0.311664">
                <text:p>0.311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8395">
                <text:p>258395</text:p>
              </table:table-cell>
              <table:table-cell office:value-type="float" office:value="0.091294">
                <text:p>0.091294</text:p>
              </table:table-cell>
              <table:table-cell office:value-type="float" office:value="0.149159">
                <text:p>0.1491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61">
                <text:p>325061</text:p>
              </table:table-cell>
              <table:table-cell office:value-type="float" office:value="0.094193">
                <text:p>0.094193</text:p>
              </table:table-cell>
              <table:table-cell office:value-type="float" office:value="0.15213">
                <text:p>0.152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9714">
                <text:p>289714</text:p>
              </table:table-cell>
              <table:table-cell office:value-type="float" office:value="0.076226">
                <text:p>0.076226</text:p>
              </table:table-cell>
              <table:table-cell office:value-type="float" office:value="0.095686">
                <text:p>0.0956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32676">
                <text:p>532676</text:p>
              </table:table-cell>
              <table:table-cell office:value-type="float" office:value="0.110771">
                <text:p>0.110771</text:p>
              </table:table-cell>
              <table:table-cell office:value-type="float" office:value="0.203175">
                <text:p>0.2031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37698">
                <text:p>437698</text:p>
              </table:table-cell>
              <table:table-cell office:value-type="float" office:value="0.096901">
                <text:p>0.096901</text:p>
              </table:table-cell>
              <table:table-cell office:value-type="float" office:value="0.213162">
                <text:p>0.213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6893">
                <text:p>506893</text:p>
              </table:table-cell>
              <table:table-cell office:value-type="float" office:value="0.091782">
                <text:p>0.091782</text:p>
              </table:table-cell>
              <table:table-cell office:value-type="float" office:value="0.184719">
                <text:p>0.1847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0262">
                <text:p>220262</text:p>
              </table:table-cell>
              <table:table-cell office:value-type="float" office:value="0.080084">
                <text:p>0.080084</text:p>
              </table:table-cell>
              <table:table-cell office:value-type="float" office:value="0.067208">
                <text:p>0.0672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9260">
                <text:p>219260</text:p>
              </table:table-cell>
              <table:table-cell office:value-type="float" office:value="0.079569">
                <text:p>0.079569</text:p>
              </table:table-cell>
              <table:table-cell office:value-type="float" office:value="0.033395">
                <text:p>0.0333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8748">
                <text:p>178748</text:p>
              </table:table-cell>
              <table:table-cell office:value-type="float" office:value="0.036506">
                <text:p>0.036506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6477">
                <text:p>226477</text:p>
              </table:table-cell>
              <table:table-cell office:value-type="float" office:value="0.037845">
                <text:p>0.037845</text:p>
              </table:table-cell>
              <table:table-cell office:value-type="float" office:value="0.029511">
                <text:p>0.0295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8574">
                <text:p>238574</text:p>
              </table:table-cell>
              <table:table-cell office:value-type="float" office:value="0.045699">
                <text:p>0.045699</text:p>
              </table:table-cell>
              <table:table-cell office:value-type="float" office:value="0.025509">
                <text:p>0.0255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8747">
                <text:p>228747</text:p>
              </table:table-cell>
              <table:table-cell office:value-type="float" office:value="0.039696">
                <text:p>0.039696</text:p>
              </table:table-cell>
              <table:table-cell office:value-type="float" office:value="0.021371">
                <text:p>0.0213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5288">
                <text:p>95288</text:p>
              </table:table-cell>
              <table:table-cell office:value-type="float" office:value="0.032305">
                <text:p>0.032305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013">
                <text:p>44013</text:p>
              </table:table-cell>
              <table:table-cell office:value-type="float" office:value="0.023788">
                <text:p>0.023788</text:p>
              </table:table-cell>
              <table:table-cell office:value-type="float" office:value="0.001845">
                <text:p>0.0018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0590">
                <text:p>90590</text:p>
              </table:table-cell>
              <table:table-cell office:value-type="float" office:value="0.027168">
                <text:p>0.027168</text:p>
              </table:table-cell>
              <table:table-cell office:value-type="float" office:value="0.005809">
                <text:p>0.0058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23">
                <text:p>132823</text:p>
              </table:table-cell>
              <table:table-cell office:value-type="float" office:value="0.038638">
                <text:p>0.038638</text:p>
              </table:table-cell>
              <table:table-cell office:value-type="float" office:value="0.008306">
                <text:p>0.0083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9279">
                <text:p>49279</text:p>
              </table:table-cell>
              <table:table-cell office:value-type="float" office:value="0.027327">
                <text:p>0.027327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2685">
                <text:p>52685</text:p>
              </table:table-cell>
              <table:table-cell office:value-type="float" office:value="0.022358">
                <text:p>0.022358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3945">
                <text:p>223945</text:p>
              </table:table-cell>
              <table:table-cell office:value-type="float" office:value="0.036298">
                <text:p>0.036298</text:p>
              </table:table-cell>
              <table:table-cell office:value-type="float" office:value="0.019229">
                <text:p>0.0192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808">
                <text:p>165808</text:p>
              </table:table-cell>
              <table:table-cell office:value-type="float" office:value="0.056974">
                <text:p>0.056974</text:p>
              </table:table-cell>
              <table:table-cell office:value-type="float" office:value="0.017731">
                <text:p>0.0177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7643">
                <text:p>187643</text:p>
              </table:table-cell>
              <table:table-cell office:value-type="float" office:value="0.044545">
                <text:p>0.044545</text:p>
              </table:table-cell>
              <table:table-cell office:value-type="float" office:value="0.026778">
                <text:p>0.0267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7547">
                <text:p>77547</text:p>
              </table:table-cell>
              <table:table-cell office:value-type="float" office:value="0.026517">
                <text:p>0.026517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0646">
                <text:p>90646</text:p>
              </table:table-cell>
              <table:table-cell office:value-type="float" office:value="0.035795">
                <text:p>0.035795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741">
                <text:p>83741</text:p>
              </table:table-cell>
              <table:table-cell office:value-type="float" office:value="0.03308">
                <text:p>0.03308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992">
                <text:p>52992</text:p>
              </table:table-cell>
              <table:table-cell office:value-type="float" office:value="0.030493">
                <text:p>0.030493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490">
                <text:p>57490</text:p>
              </table:table-cell>
              <table:table-cell office:value-type="float" office:value="0.02769">
                <text:p>0.02769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9150">
                <text:p>169150</text:p>
              </table:table-cell>
              <table:table-cell office:value-type="float" office:value="0.032863">
                <text:p>0.032863</text:p>
              </table:table-cell>
              <table:table-cell office:value-type="float" office:value="0.017302">
                <text:p>0.0173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490">
                <text:p>22490</text:p>
              </table:table-cell>
              <table:table-cell office:value-type="float" office:value="0.024146">
                <text:p>0.024146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2613">
                <text:p>242613</text:p>
              </table:table-cell>
              <table:table-cell office:value-type="float" office:value="0.059133">
                <text:p>0.059133</text:p>
              </table:table-cell>
              <table:table-cell office:value-type="float" office:value="0.024127">
                <text:p>0.0241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591">
                <text:p>77591</text:p>
              </table:table-cell>
              <table:table-cell office:value-type="float" office:value="0.031523">
                <text:p>0.031523</text:p>
              </table:table-cell>
              <table:table-cell office:value-type="float" office:value="0.005427">
                <text:p>0.0054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784">
                <text:p>49784</text:p>
              </table:table-cell>
              <table:table-cell office:value-type="float" office:value="0.022099">
                <text:p>0.022099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716">
                <text:p>39716</text:p>
              </table:table-cell>
              <table:table-cell office:value-type="float" office:value="0.024751">
                <text:p>0.024751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219">
                <text:p>65219</text:p>
              </table:table-cell>
              <table:table-cell office:value-type="float" office:value="0.028537">
                <text:p>0.02853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700">
                <text:p>39700</text:p>
              </table:table-cell>
              <table:table-cell office:value-type="float" office:value="0.023534">
                <text:p>0.023534</text:p>
              </table:table-cell>
              <table:table-cell office:value-type="float" office:value="0.001478">
                <text:p>0.0014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507">
                <text:p>89507</text:p>
              </table:table-cell>
              <table:table-cell office:value-type="float" office:value="0.029245">
                <text:p>0.029245</text:p>
              </table:table-cell>
              <table:table-cell office:value-type="float" office:value="0.007901">
                <text:p>0.0079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688">
                <text:p>50688</text:p>
              </table:table-cell>
              <table:table-cell office:value-type="float" office:value="0.026169">
                <text:p>0.02616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2213">
                <text:p>262213</text:p>
              </table:table-cell>
              <table:table-cell office:value-type="float" office:value="0.058923">
                <text:p>0.058923</text:p>
              </table:table-cell>
              <table:table-cell office:value-type="float" office:value="0.027518">
                <text:p>0.0275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9238">
                <text:p>189238</text:p>
              </table:table-cell>
              <table:table-cell office:value-type="float" office:value="0.042927">
                <text:p>0.042927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8766">
                <text:p>88766</text:p>
              </table:table-cell>
              <table:table-cell office:value-type="float" office:value="0.02712">
                <text:p>0.02712</text:p>
              </table:table-cell>
              <table:table-cell office:value-type="float" office:value="0.008052">
                <text:p>0.008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9864">
                <text:p>79864</text:p>
              </table:table-cell>
              <table:table-cell office:value-type="float" office:value="0.030174">
                <text:p>0.030174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5690">
                <text:p>85690</text:p>
              </table:table-cell>
              <table:table-cell office:value-type="float" office:value="0.026394">
                <text:p>0.02639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8936">
                <text:p>148936</text:p>
              </table:table-cell>
              <table:table-cell office:value-type="float" office:value="0.035832">
                <text:p>0.035832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7080">
                <text:p>127080</text:p>
              </table:table-cell>
              <table:table-cell office:value-type="float" office:value="0.028727">
                <text:p>0.028727</text:p>
              </table:table-cell>
              <table:table-cell office:value-type="float" office:value="0.010821">
                <text:p>0.010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